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21</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Chinese Prime Minister Li Qiang chartered machine visits Germany, France tried to save the economic downturn</text:span>
</text:h>
      <text:p text:style-name="P4">
Author: None</text:p>
      <text:p text:style-name="P4">
Publisher: Radio Free Asia (Organization)</text:p>
      <text:p text:style-name="P4">
Published Time: 2023-06-20T-44:24:00-04:00</text:p>
      <text:p text:style-name="P4">
Modified Time: 2023-06-20T14:19:41-04:00</text:p>
      <text:p text:style-name="P4">
Description: None</text:p>
      <text:p text:style-name="P4">
Videos: []</text:p>
      <text:p text:style-name="P4">
Audios: ["<text:a xlink:type="simple" xlink:href="https://www.rfa.org/mandarin/yataibaodao/junshiwaijiao/gt1-0620202302235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4.612011in" draw:z-index="0">
<draw:image xlink:href="../Images/rfamandarin/2023-06-20T-44-24-00-04-00/000000.png" xlink:type="simple" xlink:show="embed" xlink:actuate="onLoad" draw:mime-type="image/png"/>
</draw:frame>
Chinese Prime Minister Li Qiang met in Berlin, Berlin. <text:a xlink:type="simple" xlink:href="https://www.rfa.org/mandarin/yataibaodao/junshiwaijiao/gt1-06202023022352.html/@@images/image" text:style-name="Internet_20_link" text:visited-style-name="Visited_20_Internet_20_Link">
</text:a>
Street <text:a xlink:type="simple" xlink:href="https://www.rfa.org/mandarin/yataibaodao/junshiwaijiao/gt1-06202023022352.html/@@stream" text:style-name="Internet_20_link" text:visited-style-name="Visited_20_Internet_20_Link">
Audio-1-link: https: //www.rfa.org/mandarin/yataibaodao/junshiwaijiao/Gt1-02023022352.html/@stream</text:a>
Chinese Prime Minister Li Qiang visited Germany and France when the Asia -Pacific situation was turbulent to strive to increase investment in China. Chinese official media reports that China is willing to cooperate with Germany to contribute to "global stability and prosperity". Li Qiang used Germany as the first country who visited after taking office, which attracted the attention of all parties.</text:p>
      <text:p text:style-name="P4">
<text:a xlink:type="simple" xlink:href="https://www.rfa.org/mandarin/duomeiti/yazhou-henxiangliao/yz-06162023135901.html" text:style-name="Internet_20_link" text:visited-style-name="Visited_20_Internet_20_Link">
<text:span text:style-name="T4">
 Young unemployed and new high Chinese society is a stress cooker? What "extreme situation" should Xi Jinping deal with? </text:span>
</text:a>
<text:span text:style-name="T4">
* <text:a xlink:type="simple" xlink:href="https://www.rfa.org/mandarin/yataibaodao/jingmao/jw-06162023122715.html" text:style-name="Internet_20_link" text:visited-style-name="Visited_20_Internet_20_Link">
China Data is exposed to economic recovery, can we still go old roads? </text:a>
</text:span>
</text:p>
      <text:p text:style-name="P4">
Just as the geopolitical tension in the Asia -Pacific region and the difficulty of the Chinese economy were in difficulties, Chinese Prime Minister Li Qiang, who took office in March this year, arrived in Germany a few days ago and launched a formal visit. Xinhua News Agency reported that on the afternoon of June 18, Prime Minister Li Qiang took a charter of the State Council and left Beijing. At the invitation of German Prime Minister, Tonalz and the French government, he went to Germany to hold a seventh round of the Sino -German government for consultation and officially interviewed Germany. Visit and attend the new global financing contract summit. Wu Zhenglong, a member of the State Councilor and Secretary -General of the State Council, left Beijing with the same machine.</text:p>
      <text:p text:style-name="P4">
Feng Chongyi, a professor at the University of Science and Technology of Sydney, Australia, said in an interview with this station on Tuesday (20) that Li Qiang's choice of European interviews was to get rid of the situation of internal and external difficulties. He said: "He is now internal and external, especially the decline in the economy can't stop, and he cannot solve it. Especially to apply the power of the Communist Party of China to a comprehensive control of society and the economy. Destroy the economy and eliminate wealth. "</text:p>
      <text:p text:style-name="P4">
Li Qiang's visit to Germany and France is just the West's support for China to support Russia, trade protection methods, and deterioration of human rights.</text:p>
      <text:p text:style-name="P4">
<text:span text:style-name="T4">
 Scholars: Europe believes that China does not directly threatened it </text:span>
</text:p>
      <text:p text:style-name="P4">
Feng Chongyi said that Li Qiang's trip also shouldered that Europe moved closer to Beijing in the field of diplomacy to compete in the United States: "He has a united front strategic plan to combat the major enemies in the United States and all places outside the United States as the object of the United Front. Europe is a region where they have been working hard and achieved quite successful. Because Europe has an inherent needs, he needs to establish a multi -level world, and China has not threatened directly to Europe in geopolitics. "</text:p>
      <text:p text:style-name="P4">
Germany President Frank Walter Stein Melben emphasized the importance of Sino-US relations on "global security and cooperation" on Monday. After writing on Twitter. "He calls for strengthening the communication channels between the two countries."</text:p>
      <text:p text:style-name="P4">
Cai Shenkun, a financial commentator who pays attention to the situation in China and even the international situation, said that Li Qiang's visit to Europe has many considerations, mainly to save the domestic economy. He said to this station: "The economy in the first half of the year has a downturn, and exports have almost comprehensively declined. Affected by the epidemic, the consumer purchasing power of the world has slowed the rhythm. Therefore, China also imagined that the foreign trade surplus during the epidemic situation in the past three years is possible. This possibility Sex does not exist. In this case, he must maintain a connection with the economic or political aspect of the Western power. "</text:p>
      <text:p text:style-name="P4">
The United States and the European Union have become more and more vigilant on issues such as the Russia -Ukraine War. On Monday, NATO Secretary -General Yanz Stoltenberg said in Berlin that many people had previously believed that buying natural gas from Russia was "pure business decision and now tasted suffering." He also named China, "We must never make the same mistakes against other authoritarian regimes, especially China."</text:p>
      <text:p text:style-name="P4">
NATO Secretary -General Yanz Stoltenberg said on June 19, 2023 in Berlin, saying, "We must never make the same mistakes against other authoritarian regimes, especially China." (Associated Press picture) <text:a xlink:type="simple" xlink:href="https://www.rfa.org/mandarin/yataibaodao/junshiwaijiao/gt1-06202023022352.html/ap23170390045668.jpg" text:style-name="Internet_20_link" text:visited-style-name="Visited_20_Internet_20_Link">
</text:a>
<text:span text:style-name="T4">
 Europe must not make the same mistake against other authoritarian regimes </text:span>
</text:p>
      <text:p text:style-name="P4">
Cai Shenkun said that Li Qiang's visit to Europe expects to improve the relationship with the West, especially if you want to differentiate the relationship between morality and France and the United States, which is almost impossible. He said: "Especially when the Russian and Ukrainian war fiercely, you have to divide the steps of Europe and the United States, and it is impossible to succeed. Moreover, a prime minister can't finish such a task."</text:p>
      <text:p text:style-name="P4">
According to Xinhua News Agency, Li Qiang left Beijing by "charter". Unlike his former Li Keqiang, he visited the special plane. According to public information, Wang Yi, director of the Central Foreign Affairs Office, recently visited Russia and Europe, all took special planes.</text:p>
      <text:p text:style-name="P4">
According to Chinese industry insiders, special planes are used for senior government officials or important characters, such as President, Prime Minister, Foreign Minister, and important figures such as Huawei Finance Meng Wanzhou returned from Canada. The charter is usually renting the entire aircraft, which is paid by the government or enterprise. When the charter machine needs to go off and land in accordance with the relevant procedures of civil aviation regulations, such as security checks, registration and other procedures. Dedicated planes enjoy exemption, without having to go through these processes during the take -off and landing process.</text:p>
      <text:p text:style-name="P4">
Reporter: Ancient Pavilion Editor: Xu Shuting, Chen Meihua, Jiayuan.com Editor: Hong Wei</text:p>
      <text:p text:style-name="P4">
News Source: <text:a xlink:type="simple" xlink:href="https://www.rfa.org/mandarin/yataibaodao/junshiwaijiao/gt1-06202023022352.html" text:style-name="Internet_20_link" text:visited-style-name="Visited_20_Internet_20_Link">
https://www.rfa.org/mandarin/yataibaodao/junshiwaijiao/gt1-06202023022352.html</text:a>
</text:p>
      <!--NEWS-->
      <text:h text:style-name="P10" text:outline-level="1">
<text:span text:style-name="T4">
Cai Chongxin from Taiwan will be the chairman of Ali's board of directors</text:span>
</text:h>
      <text:p text:style-name="P4">
Author: None</text:p>
      <text:p text:style-name="P4">
Publisher: Radio Free Asia (Organization)</text:p>
      <text:p text:style-name="P4">
Published Time: 2023-06-20T-46:10:00-04:00</text:p>
      <text:p text:style-name="P4">
Modified Time: 2023-06-20T09:09:1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 text:anchor-type="as-char" svg:width="6.9236in" svg:height="4.612011in" draw:z-index="0">
<draw:image xlink:href="../Images/rfamandarin/2023-06-20T-46-10-00-04-00/000000.png" xlink:type="simple" xlink:show="embed" xlink:actuate="onLoad" draw:mime-type="image/png"/>
</draw:frame>
Cai Chongxin will take over the chairman of the board of directors of Alibaba Holdings Group. <text:a xlink:type="simple" xlink:href="https://www.rfa.org/mandarin/Xinwen/st-06202023020724.html/@@images/image" text:style-name="Internet_20_link" text:visited-style-name="Visited_20_Internet_20_Link">
</text:a>
Reuters information.</text:p>
      <text:p text:style-name="P4">
According to Chinese media reports, on June 20, Zhang Yong, chairman and CEO of Alibaba Holdings Group, announced that Alibaba Cloud Intelligent Group has completely launched and is in the most critical period of upward development and must be devoted to it. At the same time, in order to meet the future development norms and requirements, it is not appropriate to hold the chairman and CEO of the two companies at the same time.</text:p>
      <text:p text:style-name="P4">
Both Chinanews and Surging News reported that with the consent of the board of directors of Alibaba Holdings Group, Zhang Yong will step down as chairman and CEO of the board of directors and CEO of Alibaba Holding Group on September 10 this year. Zhang Yong will be a chairman and CEO of Alibaba Cloud Intelligent Group afterwards. At the same time, with the approval of the board of directors of Alibaba Holdings Group, Cai Chongxin, Executive Vice Chairman of the Group, will be the chairman of the board of directors of Alibaba Holding Group; Wu Yongming is the CEO of Alibaba Holdings Group, and continues to be the chairman of the Taitian Group.</text:p>
      <text:p text:style-name="P4">
Cai Chongxin, a bachelor's degree in economics and East Asian research, Ph.D. in Law of Yale Law School, and Cai Chongxin, a lawyer in New York State, was born in Taiwan in 1964 as a Canadian Chinese. He joined Alibaba Group in 1999 as one of the founders of the company.</text:p>
      <text:p text:style-name="P4">
Editor Xu Shuting</text:p>
      <text:p text:style-name="P4">
News Source: <text:a xlink:type="simple" xlink:href="https://www.rfa.org/mandarin/Xinwen/st-06202023020724.html" text:style-name="Internet_20_link" text:visited-style-name="Visited_20_Internet_20_Link">
https://www.rfa.org/mandarin/Xinwen/st-06202023020724.html</text:a>
</text:p>
      <!--NEWS-->
      <text:h text:style-name="P10" text:outline-level="1">
<text:span text:style-name="T4">
"Full -time children": Under China's severe employment situation, the reorganization of young people is the "self -anesthesia"?</text:span>
</text:h>
      <text:p text:style-name="P4">
Author: https://www.facebook.com/bbcworldservice/</text:p>
      <text:p text:style-name="P4">
Publisher: BBC News 中文</text:p>
      <text:p text:style-name="P4">
Published Time: 2023-06-20T02:03:53.000Z</text:p>
      <text:p text:style-name="P4">
Modified Time: 2023-06-20T02:03:53.000Z</text:p>
      <text:p text:style-name="P4">
Description: In the intense environment of Chinese workplace, many young people go home to make "full -time children" and get recognition by doing housework or accompanying their parents. Some people even signed a labor contract with their parents, listing payments and remuneration.</text:p>
      <text:p text:style-name="P4">
Images: ["<text:a xlink:type="simple" xlink:href="https://ichef.bbci.co.uk/news/640/cpsprodpb/74F9/production/_130154992_screenshot.jpg" text:style-name="Internet_20_link" text:visited-style-name="Visited_20_Internet_20_Link">
_130154992_sc...</text:a>
"]</text:p>
      <text:p text:style-name="P4">
Videos: ["<text:a xlink:type="simple" xlink:href="https://www.bbc.com/ws/av-embeds/cps/zhongwen/simp/chinese-news-65877454/p0fk1h0q/zh-hans" text:style-name="Internet_20_link" text:visited-style-name="Visited_20_Internet_20_Link">
zh-hans</text:a>
"]</text:p>
      <text:p text:style-name="P4">
Tags: ['中國', '就业', '年轻人']</text:p>
      <text:p text:style-name="P4">
Type: Article</text:p>
      <!--METADATA-->
      <text:h text:style-name="P12" text:outline-level="3">
<text:span text:style-name="T4">
"Full -time Children": Under the severe employment situation in China, the reorganization of young people is it "self -anesthesia"?</text:span>
</text:h>
      <ul>
        <li>
Chang Siying * BBC Chinese</li>
      </ul>
      <text:p text:style-name="P4">
June 20, 2023<draw:frame draw:style-name="fr1" draw:name="Image8" text:anchor-type="as-char" svg:width="6.9236in" svg:height="3.894525in" draw:z-index="0">
<draw:image xlink:href="../Images/BBC Chinese/2023-06-20T02-03-53.000Z/_130154992_screenshot.jpg" xlink:type="simple" xlink:show="embed" xlink:actuate="onLoad" draw:mime-type="image/jpeg"/>
</draw:frame>
Image adding text,</text:p>
      <text:p text:style-name="P4">
Chen Du has been a full -time daughter in the past few months.</text:p>
      <text:p text:style-name="P4">
<text:span text:style-name="T4">
 29 -year -old Julie has made game planning in a company in Beijing, and her frequent overtime has gradually made her unbearable. In April of this year, after discussing with her retired parents, she decided to resign and go home to accompany the second elder, and also planned a good plan for the next life. </text:span>
</text:p>
      <text:p text:style-name="P4">
Except for more time to accompany her parents, her family does not need her to help too much. However, she said that as the only child, herself who never did housework before starting to clean up the room.</text:p>
      <text:p text:style-name="P4">
Julie said that the daily life expenses were mainly borne by her parents. Mom also proposed to give her a living expenses of 2,000 yuan per month, but she did not collect it.</text:p>
      <text:p text:style-name="P4">
Her parents did not seem to be high in her requirements. I just hope that she can "maintain a normal state of living, don't sleep too late, don't indulge herself too late."</text:p>
      <text:p text:style-name="P4">
The "full -time children" lifestyle like Julie became popular among Chinese young people, causing heated discussions online and academic attention. Most of them were frustrated or in the bottleneck in the early stage of the workplace. They decided to return home to live with their parents and get recognition by accompanying their parents or undertaking some household chores.</text:p>
      <text:p text:style-name="P4">
Some people even signed a simple labor contract with their parents, which listed above to pay and pay -how much does it cost to accompany the parents for an hour.</text:p>
      <text:p text:style-name="P4">
Behind the "full -time children" is China's high unemployment rate. According to the latest official data of China, in May this year, the unemployment rate of young people aged 16 to 24 rose to 20.8%, which has set a record high since two consecutive months in 2018. Among them, the situation of college graduates is even worse. According to Zhuo Xian, a researcher at the Development Research Center of the State Council of China, the unemployment rate of college students is 1.4 times that of the overall unemployment rate of young people, and it is the main group of young people's unemployment population.</text:p>
      <text:p text:style-name="P4">
Lu Xi, an assistant professor at the School of Public Policy of the National University of Singapore, said: "Full -time children are an unavoidable phenomenon in the tide of social unemployment, and behind it is the status quo of serious decline and atrophy of the entire socioeconomic economy."</text:p>
      <text:p text:style-name="P4">
<text:a xlink:type="simple" xlink:href="https://www.bbc.com/ws/av-embeds/cps/zhongwen/simp/chinese-news-65877454/p0fk1h0q/zh-hans" text:style-name="Internet_20_link" text:visited-style-name="Visited_20_Internet_20_Link">
Video-1-Link:/WS/AV-EMBEDS/CPS/ZHONGWEN/SIMP/Chinese-News-65877454/P0FK1H0Q/ZH-HansS</text:a>
<text:span text:style-name="T4">
 Your equipment does not support playing multimedia materials </text:span>
 video plus injection text,</text:p>
      <text:p text:style-name="P4">
The most difficult graduation season in history in 2023: Chinese young people "squeeze" temples to pray for work</text:p>
      <text:p text:style-name="P4">
<text:a xlink:type="simple" xlink:href="https://www.bbc.com/zhongwen/simp/chinese-news-61632336" text:style-name="Internet_20_link" text:visited-style-name="Visited_20_Internet_20_Link">
Chinese university graduates exceed 10 million "this year is really difficult"</text:a>
* <text:a xlink:type="simple" xlink:href="https://www.bbc.com/zhongwen/simp/chinese-news-57304453" text:style-name="Internet_20_link" text:visited-style-name="Visited_20_Internet_20_Link">
Chinese young people struggling between "inner volume" and "lying flat"</text:a>
</text:p>
      <text:h text:style-name="P12" text:outline-level="3">
<text:span text:style-name="T4">
workplace anxiety</text:span>
</text:h>
      <text:p text:style-name="P4">
Julie said that in the past five or six years, overtime is a commonplace. A few months before resigning, the company was more compulsory to ask for overtime. She often leaves home at 9 o'clock in the morning, and returns at 1 o'clock in the evening. "Live like a walking dead."</text:p>
      <text:p text:style-name="P4">
"Don't take sleeping pills at night, dreaming is in the company, and the content of the dream is related to work. Then wake up in the morning and go to work again. I feel that I work in 24 hours."</text:p>
      <text:p text:style-name="P4">
In China, the 996 working system (facing 9 to 9, every Saturday day) is quite common, especially in the technology industry. In the fierce market competition, many start -ups are required to work overtime because they have no core competitiveness that they can only pursue speed and intensity, so they are required to work overtime, and they usually do not pay the corresponding remuneration.</text:p>
      <text:p text:style-name="P4">
Julie said that if there are colleagues in the company, the human resources department will receive hundreds of resumes soon, and recruiting newcomers will never be a problem, which also encourages the company's overtime atmosphere. "After three months of overtime, I found that I didn't know the colleagues of the team."</text:p>
      <text:p text:style-name="P4">
Her parents accepted her home as a "full -time daughter" because they felt that their daughter could not find the object at such a big age. The big reason was related to overtime. So she expressed her understanding of her resignation, hoping that she could find a relatively free job.</text:p>
      <text:p text:style-name="P4">
Chen Du, who engaged in real estate -related work in Chongqing, resigned early this year and returned to a small county in his hometown of Yunnan, and became a "full -time daughter".</text:p>
      <text:p text:style-name="P4">
During the new crown epidemic, her industry was particularly sluggish. The company calculates wages by the basic salary plus commission, and its income has decreased sharply in the past one or two years. The deduction of daily expenses includes 2,000 yuan per month, and there are basically few.</text:p>
      <text:p text:style-name="P4">
"The assessment is getting stricter, and when the performance is the best, the goal cannot be achieved," Chen Du, 27, said. Coupled with the depression caused by long -term control in many places during the epidemic, she felt that "suddenly I can't see hope."</text:p>
      <text:p text:style-name="P4">
"During the time last year, I felt that why workers were so sad, got up early every day, worked in unparalleled, and did a lot of salary every day. I thought it was too sad. Why would people live like this? "</text:p>
      <text:p text:style-name="P4">
Image source, chen dudu</text:p>
      <text:p text:style-name="P4">
Image adding text,</text:p>
      <text:p text:style-name="P4">
Chen Du is in Yunnan, his hometown.</text:p>
      <text:h text:style-name="P12" text:outline-level="3">
<text:span text:style-name="T4">
Gap year? Old?</text:span>
</text:h>
      <text:p text:style-name="P4">
Some people compare the "full -time children" with the "Gapyear" popular among foreign university graduates. Many graduates use this transition time to practice themselves in the society, or plan to change or enhance the competitiveness of the workplace for the next step.</text:p>
      <text:p text:style-name="P4">
However, some scholars have pointed out that "full -time children" are suspected of being old, and the impact on family and society cannot be underestimated.</text:p>
      <text:p text:style-name="P4">
Scholar Lu Xi said that young people who choose "interval to a year" generally have very clear plans. The most common is to go out to study for a master's degree in the workplace, or participate in other vocational training, even if a few people choose to go out to travel to travel It is also a choice that has very strong expectations and confidence in the future career.</text:p>
      <text:p text:style-name="P4">
Most of the "full -time children" in China are forced to stay at home. There is no clear career planning. Social practice cannot be accumulated at home. With the increasing competition in the employment market, there are more and more people in the exams and postgraduate entrance examinations; even if they are examined, they will face greater squeezing in the future unemployed market, and may not be able to find a suitable job.Lu Xi said that in this case, many people doing full -time children are actually "self -worth without self -anesthesia when they have no way to get social affirmation and acceptance."</text:p>
      <text:p text:style-name="P4">
At the same time, from the perspective of the government, quoting new terms such as "full -time children", or encouraging the phenomenon of "full -time children" on the Internet, mainly to avoid using the words such as "high unemployment rate" to reduce society to reduce society Contradiction, he said.</text:p>
      <text:p text:style-name="P4">
But in the final analysis, "the essence of full -time children is unemployment," Lu Xi said straightforwardly.</text:p>
      <text:p text:style-name="P4">
"Considering the labor participation rate and the proportion of postgraduate entrance examinations and examinations, the unemployment rate of young people in Chinese young people will be far more than 20%. Therefore, there will be more and more full -time children in China in the future, especially in the group of fresh graduates."</text:p>
      <text:p text:style-name="P4">
Image source, getty images</text:p>
      <text:p text:style-name="P4">
Image adding text,</text:p>
      <text:p text:style-name="P4">
Some scholars believe that the essence of full -time children in the final analysis is unemployment.</text:p>
      <text:p text:style-name="P4">
Lu Xi said that the full -time children will reduce the disposable income of the parents, especially when the parents pay a certain pay to their children, which will eventually lead to the downgrade of the consumption of the entire family.</text:p>
      <text:p text:style-name="P4">
For parents, these money can originally flow to the market to buy goods or services. For their children, taking money from their parents means that their future revenue expects decline. At the same time, due to the decrease in new wealth created, their own consumption will decline.</text:p>
      <text:p text:style-name="P4">
"The more full -time children, the faster the consumption of society," Lu Xi said.</text:p>
      <text:p text:style-name="P4">
From an individual perspective, he suggested that young people can choose to start their own business, or transfer their eyes to foreign markets, such as looking for opportunities in Southeast Asian countries with a more economical economy. He also warned that this needs to be done by personal opportunities and personality, not suitable for everyone.</text:p>
      <text:p text:style-name="P4">
Zhou Yun, a sociological assistant professor at the University of Michigan, compares "full -time children" with "full -time mothers" as an analogy. She said that more than two decades ago, a "full -time" trend in American society -the white -collar mother who had been educated "independently withdrew" the workplace and returned to the family as a full -time mother. At that time, the women had to make the choice of "ideal employees" and "ideal mother" at that time. "These mothers are not so much‘ independent exit ’, it’ s better to be ‘squeezed out’. ”</text:p>
      <text:p text:style-name="P4">
Similarly, in today's China, the "not optimistic employment situation, the workplace's requirements for 996 '" ideal employees', how will people imagine the future after the epidemic, imagine a series of social factors with society and the country. " Don't be a full -time child, she said.</text:p>
      <text:p text:style-name="P4">
Image source, getty images</text:p>
      <text:h text:style-name="P12" text:outline-level="3">
<text:span text:style-name="T4">
Hard employment</text:span>
</text:h>
      <text:p text:style-name="P4">
Julie said that her parents have retired, and each person has a pension of thousands of yuan per month. For her, being a "full -time child" can only be an appropriate measure.</text:p>
      <text:p text:style-name="P4">
In the past half a month, she has invested more than 40 resumes to the intermediary company and recruitment unit, but most of them have sinking the sea, and only two have received interview notices.</text:p>
      <text:p text:style-name="P4">
"I felt that my work was not easy to find before resigning, but after I really resigned, I found that the work was even difficult to find," Julie said.</text:p>
      <text:p text:style-name="P4">
She studied abroad and returned to work in Beijing after graduating in 2017. At that time, China's GDP growth rate reached nearly 7%throughout the year, achieving the first rise in seven years. She quickly found a decent job.</text:p>
      <text:p text:style-name="P4">
However, in recent years, the Chinese government has focused on rectifying the Internet, games, teaching and training, and many companies have revealed the news of large -scale layoffs under the impact. Coupled with strict control during the epidemic, commercial activities have stagnated, and China's economy has slowed sharply. In this case, the competition in the employment market has intensified, the depreciation of academic qualifications, low work salary, and prevalence of overtime make many young people difficulty in employment.</text:p>
      <text:p text:style-name="P4">
Julie said that she was surprised to find that more and more new colleagues around him either graduated from key universities in China or studying abroad in overseas famous universities. She said that the game planning itself does not require too high education, and the reason why these high students come in compete to compete to a large extent that they cannot find a job in a better job. Employment space for graduates of prestigious schools.</text:p>
      <text:p text:style-name="P4">
The two interviews she just received recently was eventually defeated to students who graduated from prestigious schools. She regrets her decision to be anxious to return home to employment, "I regret not going abroad to continue a graduate student."</text:p>
      <text:p text:style-name="P4">
Image source, getty images</text:p>
      <text:h text:style-name="P12" text:outline-level="3">
<text:span text:style-name="T4">
Reinventing?</text:span>
</text:h>
      <text:p text:style-name="P4">
Some people say that although the lives of full -time children are very comfortable, "lying down" is only appearance, anxiety is their norm.</text:p>
      <text:p text:style-name="P4">
"No (anxiety) is impossible," said Chen Du, Yunnan. There are two voices in her heart in the opposition: "One is very willful, I feel that there is such time, and I have not figured out the future plan, so I must enjoy the present; the other I am reminding you to give you three or four, four or four For a month, you have to start thinking about what to do next, and you can't go like that. "</text:p>
      <text:p text:style-name="P4">
Although their parents did not say anything, they also had anxiety in their hearts. My parents occasionally ask her, how to plan next.</text:p>
      <text:p text:style-name="P4">
"In fact, they can actually hear it. They are a little worried," Chen Du said, "I don't know the future plan, but I can't tell them that I don't know, I will say that I will rest for a while. "</text:p>
      <text:p text:style-name="P4">
Looking back at the experience of doing a full -time daughter in the past few months, Chen Du said with emotion: "Parents are very hard -working and diligent people. Now when I think about it, I really feel embarrassed. They got up at seven or eight and went to work. They worked so hard at the age of 50, but I lay flat at home. "</text:p>
      <text:p text:style-name="P4">
"I think if I go on for a long time, I will really be old," she said.</text:p>
      <text:p text:style-name="P4">
Her mentality has changed. From the "want to lie down" after the workplace was frustrated, she transitioned to "the volume must be rolled." She already has new goals. Forced yourself, simply set the schedule, and ended the comfort of the comfortable full -time daughter. She has left the real estate industry and returned to a big city to start a business.</text:p>
      <text:p text:style-name="P4">
Image source, chen dudu</text:p>
      <text:p text:style-name="P4">
Image adding text,</text:p>
      <text:p text:style-name="P4">
Chen Du, a family in Yunnan, said, "If you go on for a long time, I will really be old."</text:p>
      <text:p text:style-name="P4">
Beijing's Julie said that she would try to control the anxiety. "After all, the resignation was to maintain mental health. If she couldn't find a job to continue anxiety, it was equivalent to white resignation."</text:p>
      <text:p text:style-name="P4">
In order to avoid "old -fashioned", Julie set herself a boundary. "Consumption other than consumption other than traveling, can not use parents' money."</text:p>
      <text:p text:style-name="P4">
She sold her old book and the star -making products that she had saved when she was young, and saved some pocket money. She also made the savings of previous work into wealth management products. "If the market is good, she can earn 50 to 100 yuan a day."After finding up to work for almost a month, there were still few interviews, and Julie decided to switch to career. With the help of a full -time child, she gave her a convenient life -no need to pay for rent, and the time was relatively loose -she started to write a web article for a living, and set the goal of 5,000 words a day for herself.</text:p>
      <text:p text:style-name="P4">
News Source: <text:a xlink:type="simple" xlink:href="https://www.bbc.com/zhongwen/simp/chinese-news-65877454" text:style-name="Internet_20_link" text:visited-style-name="Visited_20_Internet_20_Link">
https://www.bbc.com/zhongwen/simp/chinese-news-65877454</text:a>
</text:p>
      <!--NEWS-->
      <text:h text:style-name="P10" text:outline-level="1">
<text:span text:style-name="T4">
China's steering measures are due to the fear of continued deterioration of the economic situation (Free Version)</text:span>
</text:h>
      <text:p text:style-name="P4">
Author: Stella Yifan Xie / Keith Zhai</text:p>
      <text:p text:style-name="P4">
Publisher: 华尔街日报中文网</text:p>
      <text:p text:style-name="P4">
Published Time: 2023-06-20T03:10:00.000Z</text:p>
      <text:p text:style-name="P4">
Modified Time: 2023-06-20T03:10:00.000Z</text:p>
      <text:p text:style-name="P4">
Created Time: 2023-06-16T23:33:00.000Z</text:p>
      <text:p text:style-name="P4">
Description: A few months ago, China showed signs of strong rebound after three years of strict control, which was pleased at the time. But in April and May, the disturbing data came one after another. People familiar with the matter said that economic concerns have prompted the Chinese government to reflect in the past few weeks.</text:p>
      <text:p text:style-name="P4">
Images: []</text:p>
      <text:p text:style-name="P4">
Categories: ['经济', '中国经济']</text:p>
      <text:p text:style-name="P4">
Keywords: SYND,LINK:EN|WP-WSJ-0000986754</text:p>
      <text:p text:style-name="P4">
Type: Article</text:p>
      <!--METADATA-->
      <text:p text:style-name="P4">
A few months ago, China ’s second largest economy in the world showed signs of strong rebound after ending the three years of strict epidemic prevention and control, which made Chinese leaders please.</text:p>
      <text:p text:style-name="P4">
News Source: <text:a xlink:type="simple" xlink:href="https://cn.wsj.com/articles/%E4%B8%AD%E5%9B%BD%E8%BD%AC%E5%90%91%E5%87%BA%E5%8F%B0%E5%88%BA%E6%BF%80%E4%B8%BE%E6%8E%AA%E7%9A%84%E8%83%8C%E5%90%8E%E6%98%AF%E5%AF%B9%E7%BB%8F%E6%B5%8E%E5%BD%A2%E5%8A%BF%E7%BB%A7%E7%BB%AD%E6%81%B6%E5%8C%96%E7%9A%84%E6%81%90%E6%83%A7-9b5d19a2" text:style-name="Internet_20_link" text:visited-style-name="Visited_20_Internet_20_Link">
https://cn.wsj.com/articles/%E4%B8%AD%E5%9B%BD%E8%BD%AC%E5%90%91%E5%87%BA%E5%8F%B0%E5%88%BA%E6%BF%80%E4%B8%BE%E6%8E%AA%E7%9A%84%E8%83%8C%E5%90%8E%E6%98%AF%E5%AF%B9%E7%BB%8F%E6%B5%8E%E5%BD%A2%E5%8A%BF%E7%BB%A7%E7%BB%AD%E6%81%B6%E5%8C%96%E7%9A%84%E6%81%90%E6%83%A7-9b5d19a2</text:a>
</text:p>
      <!--NEWS-->
      <text:h text:style-name="P10" text:outline-level="1">
<text:span text:style-name="T4">
Ukrainian war: Western restraint is not appeasement, but rationality to avoid war out of control (Free Version)</text:span>
</text:h>
      <text:p text:style-name="P4">
Authors: ['叶胜舟']</text:p>
      <text:p text:style-name="P4">
Publisher: 英国《金融时报》</text:p>
      <text:p text:style-name="P4">
Time: 2023-06-20T04:02:27+00:00</text:p>
      <text:p text:style-name="P4">
Published Time: 2023-06-19T12:00:99+08:00</text:p>
      <text:p text:style-name="P4">
Modified Time: 2023-06-19T23:52:99+08:00</text:p>
      <text:p text:style-name="P4">
Description: Ye Shengzhou: Ukraine has the right to attack Russia, and in essence has been done. The United States and NATO are restricted to attack Russia with weapons they provide.</text:p>
      <text:p text:style-name="P4">
Images: ["<text:a xlink:type="simple" xlink:href="https://thumbor.ftacademy.cn/unsafe/picture/7/000184877_piclink.jpg" text:style-name="Internet_20_link" text:visited-style-name="Visited_20_Internet_20_Link">
000184877_pic...</text:a>
"]</text:p>
      <text:p text:style-name="P4">
Themes: ['乌克兰战争', '关注']</text:p>
      <text:p text:style-name="P4">
Keywords: ['乌克兰战争', '俄罗斯', '乌克兰', '北约', '国际关系']</text:p>
      <text:p text:style-name="P4">
Type: Article</text:p>
      <!--METADATA-->
      <text:p text:style-name="P4">
<draw:frame draw:style-name="fr1" draw:name="Image15" text:anchor-type="as-char" svg:width="6.9236in" svg:height="4.617987in" draw:z-index="0">
<draw:image xlink:href="../Images/FT Chinese Free Version/2023-06-20T04-02-27-00-00/000184877_piclink.jpg" xlink:type="simple" xlink:show="embed" xlink:actuate="onLoad" draw:mime-type="image/jpeg"/>
</draw:frame>
On June 13, Professor Yang Jun of China University of Political Science and Law published an article (hereinafter referred to as Yang Wen) in Singapore's "Lianhe Zaobao" (hereinafter referred to as Yang Wen). Essence</text:p>
      <text:p text:style-name="P4">
<text:span text:style-name="T4">
 Will the West willing and can stop Russia? </text:span>
</text:p>
      <text:p text:style-name="P4">
News Source: <text:a xlink:type="simple" xlink:href="http://www.ftchinese.com/story/001100021" text:style-name="Internet_20_link" text:visited-style-name="Visited_20_Internet_20_Link">
http://www.ftchinese.com/story/001100021</text:a>
</text:p>
      <!--NEWS-->
      <text:h text:style-name="P10" text:outline-level="1">
<text:span text:style-name="T4">
Trump may become the president of the United States again</text:span>
</text:h>
      <text:p text:style-name="P4">
Author: None</text:p>
      <text:p text:style-name="P4">
Publisher: Al Jazeera</text:p>
      <text:p text:style-name="P4">
Published Time: 2023-06-20T04:30:33</text:p>
      <text:p text:style-name="P4">
Modified Time: 2023-06-20T04:30:33</text:p>
      <text:p text:style-name="P4">
Description: There are many discussions about Trump's right to manage the country during the presidential period in prison. Although some people think that if he becomes a president, he can release his decision, but this has never happened in the United States history.</text:p>
      <text:p text:style-name="P4">
Images: ["<text:a xlink:type="simple" xlink:href="https://chinese.aljazeera.net/wp-content/uploads/2023/06/1-1687234967.jpg" text:style-name="Internet_20_link" text:visited-style-name="Visited_20_Internet_20_Link">
1-1687234967.jpg</text:a>
"]</text:p>
      <text:p text:style-name="P4">
Topics: ['唐纳德·特朗普', '政治', '新闻']</text:p>
      <text:p text:style-name="P4">
Keywords: ['唐纳德·特朗普', '政治', '新闻', '美国']</text:p>
      <text:p text:style-name="P4">
Type: Article</text:p>
      <!--METADATA-->
      <text:p text:style-name="P4">
<draw:frame draw:style-name="fr1" draw:name="Image16" text:anchor-type="as-char" svg:width="6.9236in" svg:height="4.612736in" draw:z-index="0">
<draw:image xlink:href="../Images/Aljazeera Chinese/2023-06-20T04-30-33/1-1687234967.jpg" xlink:type="simple" xlink:show="embed" xlink:actuate="onLoad" draw:mime-type="image/jpeg"/>
</draw:frame>
Former US President Donald Trump(Anadoru News Agency)Although he left the White House two and a half years ago, due to his prosecution, former US President Donald Trump still attracted the attention of the world and attracted the attention of people at home and abroad. This person is facing two criminal prosecutions, one of which includes 34 allegations to him by the New York State Prosecutor Alvin Prague in April 2022. The allegations include forging a business records and sealing a porn actress during the 2016 campaign period. fee.</text:p>
      <text:p text:style-name="Quotations">

<text:p text:style-name="Quotations">

<text:p text:style-name="P4">
If it wasn't for the existence of supporting him and regarding him as a hero and a savior, Trump would not have the ability to violate the US system and standardized ability to achieve this degree of self -confidence and arrogance. Therefore, we are not dealing with a person, but we are dealing with a situation or a phenomenon. Some people call it "Trumpism"</text:p>

</text:p>

</text:p>
      <text:p text:style-name="P4">
The second prosecution was proposed by the private detective Jack Smith in Florida, including 37 allegations. The most important of which was to retain the official documents without permission, refused to transfer it to the competent department, and in certain cases, and in certain cases Published a misleading statement to hinder judicial justice. This violated the Presidential Archives Law in 1978 and a "Anti -Spy Law" issued more than a century ago. In other words, Trump is close to 71 criminal charges, which has never happened in the history of the United States for nearly two and a half centuries.</text:p>
      <text:p text:style-name="P4">
For people like Trump, these things seem to be strange. He is the first US president to be impeached by Congress during the term of the president in history. He is also the first American to not acknowledge the 2020 presidential election. President, and he still insisted that the election results were controlled.</text:p>
      <text:p text:style-name="P4">
He was also the first US president to stimulate supporters to impact the US Congress to prevent Congress from certifying the results of the presidential election. The matter led to chaos and turmoil on January 6, 2021.</text:p>
      <text:p text:style-name="P4">
He was also the first American president to refuse to disclose his financial disclosure and tax records, and he is now considered to be the first American president to contempt and the law, and even blame his Democratic opponent to frame judicial politics.</text:p>
      <text:p text:style-name="P4">
Despite all the above situations, Trump is still the most likely to win the presidential candidate to be held in 2024, especially because he is leading in the Republican election and far ahead of the closest competitors in Florida. Ron De Santis.</text:p>
      <text:p text:style-name="P4">
Therefore, we are facing an unsatisfactory rules and traditions in American political history, and Trump tried to try to break the usual rules and traditions.</text:p>
      <text:p text:style-name="P4">
The fact is that if it is not because of supporting him and regarding him as a hero and a savior, Trump will not have the ability to violate the US system and standardized ability to achieve this degree of confidence and arrogance. Therefore, we are not dealing with a person, but that we are dealing with a situation or a phenomenon, and some people call it "Trumpism."</text:p>
      <text:p text:style-name="P4">
Trumpism is a phenomenon that ZTE has been developing in the past two decades because the Democratic Party has implemented a series of policies during the administration of President Barack Obama. One of Trump's most prominent features reflected in Trump, at least in his speech: Lost confidence in the central government, his position is extremely hostile, and all democracy and all its republican ingredients for traditional political classes and its republican ingredients The strong rejection, not to mention the exclusion of immigrants and the hostility of the foreigners (outer psychology), strict social welfare plans, and striving to reduce the role of the federal government in the management economy and state affairs.</text:p>
      <text:p text:style-name="P4">
The opposite of some people may think that Trump's test is not a bad thing for him, but a gift installed on the gold disk, which reappears his hope of becoming the next US president. This person lost a lot of reputation in the Republican circle, especially after the "red wave" that he promoted during the mid -term election of the US Congress, which means that the Republican Party swept the two hospitals in the parliament in the election held in November 2022 ( House of Representatives and Senate). But this did not happen, because the Democratic Party kept the Senate, and the Republicans won the House of Representatives with a weak advantage. Democrats believed that this was an obvious victory.</text:p>
      <text:p text:style-name="P4">
Therefore, Trump has succeeded in and will continue to invest in his experiments and actively use them to make a profit for his campaign. This has happened in the following aspects:</text:p>
      <ul>
        <li>
First: Encourage the Republican foundation to support it as the "victims" of the United States and its institutions, especially the Ministry of Justice and the Federal Investigation Agency, as well as promoting his conspiracy to be exposed to the Democrats who are afraid of his return to the White House. Obviously, this kind of words about the victim's identity have resonated with great resonance among his Republican branch. According to the latest polls conducted by Reuters last week, nearly 80%of them believe that the trial of Trump is out. Political motivation. * Second: Add campaign donation. Trump successfully raised nearly $ 34 million in four months in 2023, including the announcement of about $ 4 million on the eve of New York. With the increase of his cases and allegations, the benefits of these donations are expected to increase in the next few weeks. * Third: Greatly pulling the gap between him and Republican opponent Ron De Santis. According to a polls conducted by Reuters last week, about 43%of Republicans will vote to Trump in the upcoming election, and De Santis will only have 22%, almost twice the gap. * Fourth: Applying greater pressure on President Joe Biden, he is still the main candidate for the Democratic Presidential election until now. Trump is benefiting from these trials, and he is accused of supporting them because he is worried that he is worried about his failure in the coming election.</li>
      </ul>
      <text:p text:style-name="P4">
Therefore, the urgent question is: If Trump was convicted and imprisoned, can he become the president of the United States? The answer is: Yes.</text:p>
      <text:p text:style-name="P4">
<text:span text:style-name="T4">
 From the perspective of the constitution, there are 3 conditions for presidential candidates: </text:span>
</text:p>
      <ul>
        <li>
          <ol>
            <li>
First: candidate was born in the United States. * 2. Second: It must have lived in the United States for no less than 14 years. * 3. Third: The age of the presidential position should not be less than 35 years old.</li>
          </ol>
        </li>
      </ul>
      <text:p text:style-name="P4">
These three conditions Trump meets. Therefore, he has the right to run for the president and nothing can stop him. On the contrary, there are many discussions about his rights to manage the country during the presidential period in prison. Although some people think that if he becomes a president, he can pardon his decision, but this has never happened in the history of the United States.</text:p>
      <text:p text:style-name="P4">
The most likely is that if Trump continues to participate in the presidential election, he will win the presidential election. On the contrary, Biden's political and economic performance has disappointed many people for more than two years. Therefore, Trump may once again become the next US president.</text:p>
      <text:p text:style-name="P4">
News Source: <text:a xlink:type="simple" xlink:href="https://chinese.aljazeera.net/opinions/2023/6/20/%e7%89%b9%e6%9c%97%e6%99%ae%e5%8f%af%e8%83%bd%e5%86%8d%e6%ac%a1%e6%88%90%e4%b8%ba%e7%be%8e%e5%9b%bd%e6%80%bb%e7%bb%9f" text:style-name="Internet_20_link" text:visited-style-name="Visited_20_Internet_20_Link">
https://chinese.aljazeera.net/opinions/2023/6/20/%e7%89%b9%e6%9c%97%e6%99%ae%e5%8f%af%e8%83%bd%e5%86%8d%e6%ac%a1%e6%88%90%e4%b8%ba%e7%be%8e%e5%9b%bd%e6%80%bb%e7%bb%9f</text:a>
</text:p>
      <!--NEWS-->
      <text:h text:style-name="P10" text:outline-level="1">
<text:span text:style-name="T4">
Liu Yangwei, chairman of Hon Hai Group: Foxconn must consider responding to the worst situation</text:span>
</text:h>
      <text:p text:style-name="P4">
Author: https://www.facebook.com/bbcworldservice/</text:p>
      <text:p text:style-name="P4">
Publisher: BBC News 中文</text:p>
      <text:p text:style-name="P4">
Published Time: 2023-06-20T06:32:38.000Z</text:p>
      <text:p text:style-name="P4">
Modified Time: 2023-06-20T06:32:38.000Z</text:p>
      <text:p text:style-name="P4">
Description: Liu Yangwei, chairman of Foxconn's parent company Hon Hai Technology Group, told the BBC that he hoped that the Taiwan Strait War would not happen, but he was preparing for the worst situation.</text:p>
      <text:p text:style-name="P4">
Images: []</text:p>
      <text:p text:style-name="P4">
Videos: ["<text:a xlink:type="simple" xlink:href="https://www.bbc.com/ws/av-embeds/cps/zhongwen/simp/business-65958945/p0fw5stn/zh-hans" text:style-name="Internet_20_link" text:visited-style-name="Visited_20_Internet_20_Link">
zh-hans</text:a>
"]</text:p>
      <text:p text:style-name="P4">
Tags: []</text:p>
      <text:p text:style-name="P4">
Type: Article</text:p>
      <!--METADATA-->
      <text:h text:style-name="P12" text:outline-level="3">
<text:span text:style-name="T4">
Chairman of Hon Hai Group Liu Yangwei: Foxconn must consider responding to the worst situation</text:span>
</text:h>
      <text:p text:style-name="P4">
[Video-1-Link:/WS/AV-EMBEDS/CPS/ZHONGWEN/SIMP/Business-65958945/P0FW5STN/ZH-HANSS]](https://www.bbc.com/ws/av-embeds/cps/zhongwen/simp/business-65958945/p0fw5stn/zh-hans)<text:span text:style-name="T4">
 Your equipment does not support playing multimedia materials </text:span>
<text:span text:style-name="T4">
* Liu Yangwei, chairman of Hon Hai Group: Foxconn must consider responding to the worst situation </text:span>
 June 20, 2023</text:p>
      <text:p text:style-name="P4">
As the relationship between the two superpowers of the United States and China dropped to the freezing point, Foxconn, which is headquartered in Taiwan, is facing a decision. This electronic manufacturing giant is responsible for producing 60%of Apple's products, including iPhone.</text:p>
      <text:p text:style-name="P4">
In an exclusive interview, Liu Yangwei, chairman of Foxconn's parent company Hon Hai Technology Group, told the BBC that he hoped that the Taiwan Strait War would not happen, but he was preparing for the worst situation.</text:p>
      <text:p text:style-name="P4">
News Source: <text:a xlink:type="simple" xlink:href="https://www.bbc.com/zhongwen/simp/business-65958945" text:style-name="Internet_20_link" text:visited-style-name="Visited_20_Internet_20_Link">
https://www.bbc.com/zhongwen/simp/business-65958945</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6-20T08:48:37</text:p>
      <text:p text:style-name="P4">
Modified Time: 2023-06-20T16:26:07</text:p>
      <text:p text:style-name="P4">
Description: Russia launched a extensive air strike at Ukraine at night, with the goal of the country's capital and major cities from east to west.</text:p>
      <text:p text:style-name="P4">
Images: ["<text:a xlink:type="simple" xlink:href="https://chinese.aljazeera.net/wp-content/uploads/2023/06/2023-06-20T113521Z_117237314_RC2ZM1AACLWI_RTRMADP_3_GERMANY-CHINA-SCHOLZ-1687264784-1687266903.jpg" text:style-name="Internet_20_link" text:visited-style-name="Visited_20_Internet_20_Link">
2023-06-20T11...</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18" text:anchor-type="as-char" svg:width="6.9236in" svg:height="4.612793in" draw:z-index="0">
<draw:image xlink:href="../Images/Aljazeera Chinese/2023-06-20T08-48-37/2023-06-20T113521Z_117237314_RC2ZM1AACLWI_RTRMADP_3_GERMANY-CHINA-SCHOLZ-1687264784-1687266903.jpg" xlink:type="simple" xlink:show="embed" xlink:actuate="onLoad" draw:mime-type="image/jpeg"/>
</draw:frame>
Chinese Prime Minister Li Qiang shakes hands with German Prime Minister Schultz at a press conference in Berlin(Reuters)* German Prime Minister Schultz called on the Chinese government to impact Russia on Russia. According to Ukraine, Russia launched an attack on the Hermuson area affected by the flood, causing at least one rescue personnel to be killed and many other people were injured. * According to Tas Society, the Russian Defense Minister said that Ukraine plans to use long -range artillery and storm shadow missiles to attack Crimea.</text:p>
      <text:p text:style-name="P4">
read more</text:p>
      <text:p text:style-name="P4">
News Source: <text:a xlink:type="simple" xlink:href="https://chinese.aljazeera.net/news/war-in-ukraine/liveblog/2023/6/20/%e4%bf%84%e7%bd%97%e6%96%af%e5%af%b9%e4%b9%8c%e5%85%8b%e5%85%b0%e6%88%98%e4%ba%89%e7%9a%84%e4%bb%8a%e6%97%a5%e5%8f%91%e5%b1%95-362" text:style-name="Internet_20_link" text:visited-style-name="Visited_20_Internet_20_Link">
https://chinese.aljazeera.net/news/war-in-ukraine/liveblog/2023/6/20/%e4%bf%84%e7%bd%97%e6%96%af%e5%af%b9%e4%b9%8c%e5%85%8b%e5%85%b0%e6%88%98%e4%ba%89%e7%9a%84%e4%bb%8a%e6%97%a5%e5%8f%91%e5%b1%95-362</text:a>
</text:p>
      <!--NEWS-->
      <text:h text:style-name="P10" text:outline-level="1">
<text:span text:style-name="T4">
US media: Military training facilities in China and ancient negotiations have potential garrison</text:span>
</text:h>
      <text:p text:style-name="P4">
Author: None (Language: zh)</text:p>
      <text:p text:style-name="P4">
Publisher: None</text:p>
      <text:p text:style-name="P4">
Time: 2023-06-20T11:02:00Z</text:p>
      <text:p text:style-name="P4">
Description: According to the current and former US officials quoted by the Wall Street Journal, China and Cuba are establishing a new joint military training facilities in Cuba for negotiations. It is reported that Washington is worried that this may lead to the facilities garrisoned on the facilities only 100 miles from the Florida coast, or carry out other security and intelligence activities.</text:p>
      <text:p text:style-name="P4">
Videos: []</text:p>
      <text:p text:style-name="P4">
Images: []</text:p>
      <text:p text:style-name="P4">
Subject: 时政风云</text:p>
      <text:p text:style-name="P4">
Subjects: ['德中关系', '岛屿主权争端', '专题报道：全景观看“习马会”', '中国', '中共十九大', '古巴']</text:p>
      <text:p text:style-name="P4">
Keywords: ['古巴', '中国', '间谍基地', '联合军事培训设施', '军事培训设施', '华尔街日报']</text:p>
      <text:p text:style-name="P4">
Id: 65972741</text:p>
      <!--METADATA-->
      <text:p text:style-name="P4">
<text:a xlink:type="simple" xlink:href="https://www.dw.com/zh/overlay/image/article/65972741/65882120" text:style-name="Internet_20_link" text:visited-style-name="Visited_20_Internet_20_Link">
 </text:a>
U.S. media: The U.S. government is worried that China will conduct military and intelligence activities at its "door" (the picture shows the US Embassy in Havana)</text:p>
      <text:p text:style-name="P4">
(Voice of Germany Chinese Network) The Wall Street Journal reported on June 20 that reports from the American intelligence department showed that the negotiations on the construction of a joint military facility in the coast of northern Cuba have entered the later stage, but it has not yet been not yet. end. It is reported that the Biden government has contacted Cuban officials to try to prevent the agreement between Cuba and China. But the White House refused to comment on this.</text:p>
      <text:p text:style-name="P4">
The Wall Street Journal quotes the current and former officials of the United States, which is not known as that such a new military facility may provide a platform for China, potentially possibly permanently stationed in Cuba, and expand intelligence collection capabilities, including electronic eavesdropping.</text:p>
      <text:p text:style-name="P4">
The report quoted a current and former official in the United States that the most worrying thing for the United States was that the planned facility was part of the "141 project" in China. And logistics support network.</text:p>
      <text:p text:style-name="P4">
A former American official told the newspaper that other "141 projects" project also included a naval stronghold in China in Cambodia, and a military facility that was not known to the outside world in a UAE. It is reported that the Djibati military base in Africa also has intelligence collection capabilities.</text:p>
      <text:p text:style-name="P4">
It is reported that some American intelligence officials said that Beijing's actions in Cuba were regarded as a geopolitical response to the United States' relations with Taiwan. The United States has given great investment in military and training in military and training. The Wall Street Journal has previously reported that more than 100 soldiers in Taiwan have provided training for their national defense forces in Taiwan. Taiwan is about 100 miles from mainland China, which is equivalent to Cuba and Florida.</text:p>
      <text:p text:style-name="P4">
<text:a xlink:type="simple" xlink:href="https://www.dw.com/zh/zh/中国据报将在古巴建窃听基地-美称报导有误/a-65861382" text:style-name="Internet_20_link" text:visited-style-name="Visited_20_Internet_20_Link">
The Wall Street Journal cited unnamed U.S. officials on June 9 that China and Cuba plans to establish a spy base in Cuba. </text:a>
Since then, <text:a xlink:type="simple" xlink:href="https://www.dw.com/zh/zh/認中國在古巴設監聽站-白宮無礙布林肯訪華/a-65887038" text:style-name="Internet_20_link" text:visited-style-name="Visited_20_Internet_20_Link">
The New York Times "on June 12 quoted the unnamed Bayeng government officials, saying that since the upgrade in 2019 (or before it), a spy base in Cuba has been able to intercept nearby US military and commercial facilities nearby nearby US military and commercial facilities. Electronic signal</text:a>
Essence</text:p>
      <text:p text:style-name="P4">
The Wall Street Journal reported on June 20 that an official of the Chinese Embassy in Washington quoted a response from the Ministry of Foreign Affairs of Beijing on June 9, saying that he would not understand any agreement between China and Cuba.</text:p>
      <text:p text:style-name="P4">
An official of the White House said on Monday that the Chinese government "will continue to try to strengthen the existence in Cuba, and we will continue to work hard to stop it."</text:p>
      <text:p text:style-name="P4">
U.S. Secretary of State Brosky said at a press conference after visiting London on June 20 that it had previously made it clear to China that "we will be concerned about China's intelligence or military activities in Cuba." He said: "This is something we will be very closely monitored, and we have always made a clear statement on this. We will protect our country and protect our interests."</text:p>
      <text:p text:style-name="P4">
(Comprehensive report)</text:p>
      <text:p text:style-name="P4">
News Source: <text:a xlink:type="simple" xlink:href="https://www.dw.com/zh/美媒：中、古谈判建军事培训设施-有潜在驻军可能/a-65972741" text:style-name="Internet_20_link" text:visited-style-name="Visited_20_Internet_20_Link">
https://www.dw.com/zh/美媒：中、古谈判建军事培训设施-有潜在驻军可能/a-65972741?maca=chi-rss-chi-all-1127-rdf</text:a>
</text:p>
      <!--NEWS-->
      <text:h text:style-name="P10" text:outline-level="1">
<text:span text:style-name="T4">
German media: Berlin spreads the red carpet</text:span>
</text:h>
      <text:p text:style-name="P4">
Author: None (Language: zh)</text:p>
      <text:p text:style-name="P4">
Publisher: None</text:p>
      <text:p text:style-name="P4">
Time: 2023-06-20T14:39:00Z</text:p>
      <text:p text:style-name="P4">
Description: On Monday, Xi Jinping met with U.S. Secretary of State Brosky as a topic of international public opinion. On the same day, a dialogue of the German -China government held in Berlin received the attention of German media.</text:p>
      <text:p text:style-name="P4">
Videos: []</text:p>
      <text:p text:style-name="P4">
Images: []</text:p>
      <text:p text:style-name="P4">
Subject: 评论分析</text:p>
      <text:p text:style-name="P4">
Subjects: ['南希·佩洛西', '专题报道：习近平访美', '中国共产党', '李克强']</text:p>
      <text:p text:style-name="P4">
Keywords: ['布林肯', '中美关系', '去风险', '管控', '竞争', '德中政府磋商', '李克强']</text:p>
      <text:p text:style-name="P4">
Id: 65979543</text:p>
      <!--METADATA-->
      <text:p text:style-name="P4">
<text:a xlink:type="simple" xlink:href="https://www.dw.com/zh/overlay/image/article/65979543/65964971" text:style-name="Internet_20_link" text:visited-style-name="Visited_20_Internet_20_Link">
 </text:a>
Chinese Prime Minister Li Qiang is welcomed by German Prime Minister Shulz</text:p>
      <text:p text:style-name="P4">
(Voice of Germany Chinese) US Secretary of State <text:a xlink:type="simple" xlink:href="https://www.dw.com/zh/zh/布林肯告诉习近平拜登认为美中有义务处理好关系/a-65956287" text:style-name="Internet_20_link" text:visited-style-name="Visited_20_Internet_20_Link">
Blinger at the end of the visit to China, I met Chinese leader Xi Jinping</text:a>
It seems to be a positive signal in German media. "South Germany" published a comment, "Sometimes, those who determine the political climate are small words." This comment entitled "Wo Jedes World" wrote::</text:p>
      <text:p text:style-name="P4">
"'Progress" is such a word. Chinese party and state leaders Xi Jinping pointed out in a meeting with US Secretary of State Tony Brillings that Sino -US relations have achieved' progress ". And the significance is not only that, this is also a huge political capital, and it must be clever to bet.</text:p>
      <text:p text:style-name="P4">
The biggest perception of Bollingin's visit to China is that people realize that although there are various competitions between the two sides of the (USA), they still hope to continue their diplomatic efforts and they can still find common languages. Brinken carefully calculated the concession to be accepted by the Chinese side, and the latter also signaled to return to the predictable track -the United States and Xi Jinping under the rule of Trump to strive for the third term and China during the epidemic period. This track. Since 2017, bilateral relations have fallen into a trough. Now, a period of cautious review has begun. How dangerous is the state of nothing to say between the two most powerful economies in the world? There have been sufficient examples in the past few years. The situation that China's system is easy to cause is to cover up the internal weakness by displaying strongly. The domestic anti -China mood in the United States has long been separated from reality. The internal tribe of China has launched a strong competition to see who is more tough to make the country be at a loss.</text:p>
      <text:p text:style-name="P4">
*#</text:p>
      <text:h text:style-name="P13" text:outline-level="4">
<text:span text:style-name="T4">
What details are eye -catching?</text:span>
</text:h>
      <text:h text:style-name="P12" text:outline-level="3">
<text:span text:style-name="T4">
Don’t spread red carpet, just give the red line</text:span>
</text:h>
      <text:p text:style-name="P4">
The trip to Beijing was the first visit to China in five years in the United States Secretary of State, and it was also the highest -level official to visit China after the Bayeng government came to power. However, when Brintken arrived at the Beijing Capital International Airport, there were no red carpets, no one presented flowers, and the Chinese officials who were present at the scene were Yang Tao, the director of the North American Oceania, which was relatively low -level. Interestingly, there are still a few red lines on the ground floor, and the photos on the scene just captured the moment when Brincayan stepped on the "red line". As Sino -US relations are in a historic trough, all of this seems to be symbolic. However, some experts pointed out that except for Hillary Clinton as a Secretary of State's visit to China in 2012, when the Chinese side paved the red carpet for her, when the U.S. Secretary of State Cry, Tillerson, and Pompeo arrived in China, there was no red carpet in the apron, and there was no red carpet. Essence</text:p>
      <text:p text:style-name="P4">
*#</text:p>
      <text:h text:style-name="P13" text:outline-level="4">
<text:span text:style-name="T4">
What details are eye -catching?</text:span>
</text:h>
      <text:h text:style-name="P12" text:outline-level="3">
<text:span text:style-name="T4">
</text:span>
</text:h>
      <text:p text:style-name="P4">
Blingken arrived in Beijing on the morning of June 18, arrived at the Diaoyutai State Guest House in the afternoon to talk with Chinese State Councilor and Foreign Minister Qin Gang. However, "News Network" broadcast by CCTV on the 18th did not report the matter. Regarding Brillin and Qin Gang's 6 or 7 hours of talks, the Chinese official media Xinhua News Agency and others only reported the Chinese position that Qin Gang expressed with his teachings, but did not say anything. Xinhua News Agency said that Qin Gang said, "At present, Sino -US relations are at the lowest valley since the establishment of diplomatic relations", and emphasized that "the issue of Taiwan is the core of China's core interests", "it is also the most prominent risk."</text:p>
      <text:p text:style-name="P4">
*#</text:p>
      <text:h text:style-name="P13" text:outline-level="4">
<text:span text:style-name="T4">
What details are eye -catching?</text:span>
</text:h>
      <text:h text:style-name="P12" text:outline-level="3">
<text:span text:style-name="T4">
Analysis: Pay the way for Xi Jinping to attend the San Francisco APEC Summit in November</text:span>
</text:h>
      <text:p text:style-name="P4">
After talking with Qin Gang, Brinken wrote in Twitter that the two sides discussed how to manage the relationship between the two countries in charge through open communication channels. The U.S. State Department issued a statement stating that Brintken emphasized the importance of maintaining smooth communication channels on both sides and proposed to cooperate with China on some issues, but at the same time, the United States will continue to protect the interests of Americans and safeguard the rules -based international order. The Wall Street Journal had previously analyzed that one of the driving force for the recent recovery of dialogue in the United States and China was the Asia -Pacific Economic Cooperation (APEC) summit scheduled to be held in San Francisco in November. Beijing hopes that Chinese President Xi Jinping will attend the meeting and pave the way with US President Biden.</text:p>
      <text:p text:style-name="P4">
*#</text:p>
      <text:h text:style-name="P13" text:outline-level="4">
<text:span text:style-name="T4">
What details are eye -catching?</text:span>
</text:h>
      <text:h text:style-name="P12" text:outline-level="3">
<text:span text:style-name="T4">
mask meaning</text:span>
</text:h>
      <text:p text:style-name="P4">
As can be seen from the photos, the US delegations led by Brinken were led by the Chinese Foreign Minister Qin Gang and a member of the Central Political Bureau and the director of the Central Foreign Affairs Working Committee. The personnel were wearing a mask, and the US personnel also put on the mask "with the customs" in addition to Blink. In March of this year, the picture reached by Beijing AIDS reached an agreement showed that in the three -party talks, all officials did not wear a mask, which was in sharp contrast to the picture of Beijing officials now meeting with Bollingken.</text:p>
      <text:p text:style-name="P4">
*#</text:p>
      <text:h text:style-name="P13" text:outline-level="4">
<text:span text:style-name="T4">
What details are eye -catching?</text:span>
</text:h>
      <text:h text:style-name="P12" text:outline-level="3">
<text:span text:style-name="T4">
suspense revealed</text:span>
</text:h>
      <text:p text:style-name="P4">
Until the last moment, whether Xi Jinping, the Chinese President and the Supreme CCP leader, would have been a suspense. On the eve of Brinken's arrival in Beijing, Chinese Chairman Xi Jinping met with former Microsoft President Gates, saying that he was an old friend, and said that he always hoped to be in the American people. Analysts believe that if Xi Jinping does not see Blink, then Sino -US relations will be even more worrying. If you see, the relationship between the two parties is expected to be further ease. Xi Jinping may also have a formal visit to the United States when he goes to San Francisco in November to participate in the APEC summit.</text:p>
      <text:p text:style-name="P4">
*#</text:p>
      <text:h text:style-name="P13" text:outline-level="4">
<text:span text:style-name="T4">
What details are eye -catching?</text:span>
</text:h>
      <text:h text:style-name="P12" text:outline-level="3">
<text:span text:style-name="T4">
Blinger to complete the main goal of this trip</text:span>
</text:h>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he two sides have too sufficient reasons to incorporate their competitive confrontation into a control mechanism. From an economic perspective, neither the United States and China are allowed to start a war to compete for the scope of influence, and military, such a showdown will have no winners. Therefore, it is wise to consider how to manage this relationship. The United States took the initiative and China responded. After long -term mutual communication, this result cannot be underestimated. "</text:p>
      <text:h text:style-name="P12" text:outline-level="3">
<text:span text:style-name="T4">
Competitive partner</text:span>
</text:h>
      <text:p text:style-name="P4">
The "Daily" published by Berlin focuses on the Chinese Prime Minister Li Qiang led a group to visit Berlin to participate in <text:a xlink:type="simple" xlink:href="https://www.dw.com/zh/zh/难度高悬念大德中政府磋商全面开启/a-65972739" text:style-name="Internet_20_link" text:visited-style-name="Visited_20_Internet_20_Link">
intergovernmental consultation between Germany and Chinese government</text:a>
Essence The author believes that China is launching a charm of Europe, and Germany is still regarded by China as the most important partner in the European Union. But this article entitled "Berlin's popular carpet from Beijing's opponents" wrote:</text:p>
      <text:p text:style-name="P4">
"However, the German government should not be blinded by Shun Er's words. Under Xi Jinping's leadership, China has undergone tremendous changes. It's right.</text:p>
      <text:p text:style-name="P4">
Beijing's increasingly offensiveness internationally shows its increasingly aggressiveness, its increasing military threat to Taiwan, the thorough suppression of the Hong Kong democratic movement, and the stronger intervention of economic activities, all of which have made Germany's domestic attitude towards China very Great impact. No one has talked about ‘it’ s a transformation with trade ’. Nonetheless, as the German Federal Prime Minister Shulz (Social Party) said last week, it was the timing of dialogue, ‘‘ in the current world situation, mutual exchanges are very meaningful. ‘</text:p>
      <text:h text:style-name="P12" text:outline-level="3">
<text:span text:style-name="T4">
is how to re -position relations with China</text:span>
</text:h>
      <text:p text:style-name="P4">
The German government holds a pragmatic optimism on this issue, and the government spokesman WolfgangBüchner said he looked forward to a 'good and constructive communication ". The theme of this consultation is ‘Common and Sustainable Action’, which is intended to emphasize the level of partners in relations with Chinese relations. Regarding Germany -China relations, Berlin is tirelessly described as the definition of "partners, competitors and strategic rivals".</text:p>
      <text:p text:style-name="P4">
However, recently, the center of gravity is increasingly biased towards the direction of strategic opponents. The national security strategy announced in Berlin this Wednesday also shows this. The strategy emphasizes that China has repeatedly adopted the interests and values of the interests and values of us (Germany) ', and at the same time, the development partnership and the possible areas of realistic possible areas are narrowing.</text:p>
      <text:p text:style-name="P4">
The article finally wrote: "The lessons of the Russian relations have been absorbed. The federal government has a huge dependence on Germany to China (compared to Russia) and chose the slogan of" de-Risking ". Reduce risks and dependence so that Beijing will be threatened to implement and attack Taiwan. However, for some German companies and multinational companies, its dependence on the Chinese market and production bases has to be so great that it has to do so, and has to do it. Long -term transformation. "</text:p>
      <text:p text:style-name="P4">
<text:span text:style-name="T5">
Inding the content of other media, does not represent the position or view of the Voice of Germany. _ </text:span>
 _ 吧 _</text:p>
      <text:p text:style-name="P4">
News Source: <text:a xlink:type="simple" xlink:href="https://www.dw.com/zh/德语媒体：柏林铺开红地毯/a-65979543" text:style-name="Internet_20_link" text:visited-style-name="Visited_20_Internet_20_Link">
https://www.dw.com/zh/德语媒体：柏林铺开红地毯/a-65979543?maca=chi-rss-chi-all-1127-rdf</text:a>
</text:p>
      <!--NEWS-->
      <text:h text:style-name="P10" text:outline-level="1">
<text:span text:style-name="T4">
Former New York police officer was convicted for being a Chinese agent</text:span>
</text:h>
      <text:p text:style-name="P4">
Author: None</text:p>
      <text:p text:style-name="P4">
Publisher: Radio Free Asia (Organization)</text:p>
      <text:p text:style-name="P4">
Published Time: 2023-06-20T15:36:00-04:00</text:p>
      <text:p text:style-name="P4">
Modified Time: 2023-06-21T13:50: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7" text:anchor-type="as-char" svg:width="6.9236in" svg:height="3.88615in" draw:z-index="0">
<draw:image xlink:href="../Images/rfamandarin/2023-06-20T15-36-00-04-00/000000.png" xlink:type="simple" xlink:show="embed" xlink:actuate="onLoad" draw:mime-type="image/png"/>
</draw:frame>
The picture shows the former New York City Police Officer Michaelmcmahon arrived on May 31 to the Brooklyn Federal Court for trial. Agence France -Presse pictures in New York's Brooklyn Jury on Tuesday ruled that a former New York City policeman was guilty. Because of his illegal Chinese special agent, the so -called Chinese fugitives in the United States returned to China for charges. Reuters reported on June 20, quoted Brooklyn's federal prosecutor that after retiring from the New York Police Station, Michael Mcma Hong, who became a private detective(Michael McMahon)Xu Jin, a resident of New Jersey and former director of the Wuhan Development and Reform Commission, was hired. This is part of the Chinese law enforcement department named "Fox Hunting Action". The United States has been fighting the "multinational suppression" of different politicians and so -called fugitives, including China. The Chinese Embassy in Washington stated that the defendant was not a Chinese law enforcement officer and said that these allegations were defamatory or rumored based on rumors, and said that repatriation fugitives were a righteous cause. McMaho refused to plead guilty and argued that he didn't know that he was working for China. (Responsible editor: (：)</text:p>
      <text:p text:style-name="P4">
News Source: <text:a xlink:type="simple" xlink:href="https://www.rfa.org/mandarin/Xinwen/10-06202023153455.html" text:style-name="Internet_20_link" text:visited-style-name="Visited_20_Internet_20_Link">
https://www.rfa.org/mandarin/Xinwen/10-06202023153455.html</text:a>
</text:p>
      <!--NEWS-->
      <text:h text:style-name="P10" text:outline-level="1">
<text:span text:style-name="T4">
What do we do wrong about getting old and work</text:span>
</text:h>
      <text:p text:style-name="P4">
Authors: ['皮利塔•克拉克']</text:p>
      <text:p text:style-name="P4">
Publisher: 英国《金融时报》</text:p>
      <text:p text:style-name="P4">
Time: 2023-06-20T22:57:41+00:00</text:p>
      <text:p text:style-name="P4">
Published Time: 2023-06-20T12:00:99+08:00</text:p>
      <text:p text:style-name="P4">
Modified Time: 2023-06-20T18:57:99+08:00</text:p>
      <text:p text:style-name="P4">
Description: Clark: The elderly are not as lost as we think. There is no consistent evidence that the productivity of elderly employees is lower than that of young employees.</text:p>
      <text:p text:style-name="P4">
Images: []</text:p>
      <text:p text:style-name="P4">
Themes: ['观点', '职场', '关注']</text:p>
      <text:p text:style-name="P4">
Keywords: ['职场', '就业', '年龄歧视', '生产率']</text:p>
      <text:p text:style-name="P4">
Type: Article</text:p>
      <!--METADATA-->
      <text:p text:style-name="P4">
Martin Emis(Martin Friends)After the death, the newspaper was full of commemorative articles, which made people miss the unforgettable thought of this famous writer.</text:p>
      <text:p text:style-name="P4">
In 2021, he told the Guardian(Guardian)He found that it was difficult to complete things during the epidemic, but he felt that this was not necessarily caused by the new crown. "It's the older," he said. "I used to write an article quickly, and now it is like playing."</text:p>
      <text:p text:style-name="P4">
News Source: <text:a xlink:type="simple" xlink:href="http://www.ftchinese.com/story/001100035" text:style-name="Internet_20_link" text:visited-style-name="Visited_20_Internet_20_Link">
http://www.ftchinese.com/story/001100035</text:a>
</text:p>
      <!--NEWS-->
      <text:h text:style-name="P10" text:outline-level="1">
<text:span text:style-name="T4">
"Free Version" of the global shipping industry</text:span>
</text:h>
      <text:p text:style-name="P4">
Authors: ['采访、撰文']</text:p>
      <text:p text:style-name="P4">
Publisher: 英国《金融时报》</text:p>
      <text:p text:style-name="P4">
Time: 2023-06-20T22:57:59+00:00</text:p>
      <text:p text:style-name="P4">
Published Time: 2023-06-20T12:00:99+08:00</text:p>
      <text:p text:style-name="P4">
Modified Time: 2023-06-20T18:57:99+08:00</text:p>
      <text:p text:style-name="P4">
Description: Constant Digital Global CEO said that in the future, unmanned ships will have a broad prospect in freight, scientific research, and military. But in a short time, it has experienced drastic changes like the automobile industry, and there are still challenges and difficulties.</text:p>
      <text:p text:style-name="P4">
Images: ["<text:a xlink:type="simple" xlink:href="https://thumbor.ftacademy.cn/unsafe/picture/2/000184812_piclink.jpg" text:style-name="Internet_20_link" text:visited-style-name="Visited_20_Internet_20_Link">
000184812_pic...</text:a>
"]</text:p>
      <text:p text:style-name="P4">
Themes: ['航运业', '关注']</text:p>
      <text:p text:style-name="P4">
Keywords: ['航运业', '航运', '贸易', '港口']</text:p>
      <text:p text:style-name="P4">
Type: Article</text:p>
      <!--METADATA-->
      <text:p text:style-name="P4">
<draw:frame draw:style-name="fr1" draw:name="Image28" text:anchor-type="as-char" svg:width="6.9236in" svg:height="3.894525in" draw:z-index="0">
<draw:image xlink:href="../Images/FT Chinese Free Version/2023-06-20T22-57-59-00-00/000184812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The shipping industry is the pillar of the global trade and global economy, and the number of shipping trade accounts for 80%of the global trade volume. At the same time, the shipping industry is facing severe challenges. According to IMO data, the global shipping industry emits about 1 billion tons of greenhouse gas each year, accounting for about 3%of the global total emissions, and the carbon emission reduction pressure for the shipping industry is huge. The geopolitical conflict caused by the Russian -Ukraine conflict, as well as the trend of globalization brought about by the decoupling of industries in some regions, has a huge impact on the global supply chain while disturbing the development of the shipping market.</text:p>
      <text:p text:style-name="P4">
More importantly, today, with the continuous enhancement of regional security and risk awareness, countries around the world have stepped up the protection and management of data information, and the corresponding data security bill has been introduced one after another. For industries such as deep globalization such as the international shipping industry, ships must sail globally, data must be shared globally, how to break through national geographical and space restrictions, and to achieve a balance between global sharing of data and localized protection? While continuously improving its own digital ability construction, and meeting the requirements of data security between different customers, it is a problem placed in front of all shipping companies.</text:p>
      <text:p text:style-name="P4">
During the 2023 Beijing Maritime Exhibition, FT Chinese website exclusively dialogue with Mr. Constant Digital Global CEO SHANEMCARDLE. Constant Group was established in Norway in 1814 and has now become the world's leading multinational industrial group company. The fields of coverage include military industry, automobiles, gas turbines, CNC, maritime, aviation and aerospace industry. As a subsidiary of the Constant Group, Kangsper Number is not only the digital professional and technical center of the group, but also the advanced generation of next -generation software and digital solution providers. Serve.</text:p>
      <text:p text:style-name="P4">
During the interview, Mr. SHANEMCARDLE focused on the response and challenges of multinational companies under the Russian and Ukraine War and the Global Geopolical Transformation Bureau, the interest pattern and opportunity challenge behind the energy transformation, the global sharing and localization strategy of data in the background of the national security, etc. He gave his thoughts and answers.</text:p>
      <text:p text:style-name="P4">
Here are some interview records.</text:p>
      <text:p text:style-name="P4">
<text:span text:style-name="T4">
 FT Chinese website </text:span>
: We noticed that you were responsible for energy -related work before you served as CEO. You also have a deep energy industry experience. Can you share the prospects of climate change and energy transformation. How to cope with the changes that are here?</text:p>
      <text:p text:style-name="P4">
<text:span text:style-name="T4">
 SHANE MCARDLE </text:span>
: Climate change has aroused global attention, and energy transformation is the top priority. Human beings urgently need to find new types of replacement energy that is both safe and economical and green, and this work is easy to work. Every industry breaks the problem, and the shipping industry is no exception. Data show that the shipping industry accounts for 3%of global carbon dioxide emissions, and accounts for 4%of global fuel consumption. According to the requirements of the International Maritime Organization (IMO), by 2050, the entire shipping industry will meet the 50%of the greenhouse gas emissions by 50%. Obviously, this is obviously not an easy -to -reach goal, and the entire industry needs to move from now on.</text:p>
      <text:p text:style-name="P4">
We believe that we can start from two aspects to accelerate this process. The first one is of course technological innovation. We have seen that many heart technology is used in the shipping industry, such as new fuel, offshore wind energy, hydrogen energy, carbon capture, etc. Many of them are "going to the sea" in terrestrial technology, and the development of new energy and new biological energy at sea and new biological energy. Can feed the land. Another important area is digital. With digital tools, you can better obtain numbers and information. Whether it is based on traditional operations, cost reduction, efficiency, energy conservation and emission reduction, or moving towards new technologies, it will be more evident. And if these data are only isolated, they will not exert greater value. For example, just using more advanced technology and fuel management on a ship can not change the entire industry. Instead, it is necessary to encourage the creation of an open digital ecology in the industry. Everyone shared public data, not only shipping companies, shipowners, cargo owners, and even ports, cities, etc. When they formulate standards, they can pass more data through more data. As a reference and basis, more reasonable labeling and policies can be developed.</text:p>
      <text:p text:style-name="P4">
<text:span text:style-name="T4">
 FT Chinese website </text:span>
: The Russian -Ukraine conflict is still continuing, which not only has a huge impact on the energy market, but also seriously affects the global supply chain. Can you please share your observation and understanding of this issue?</text:p>
      <text:p text:style-name="P4">
<text:span text:style-name="T4">
 SHANE MCARDLE </text:span>
: This war that is still ongoing has a significant influence on the global business world and the industrial chain industry. I think even it has completely changed the European mentality. Safety is now the first priority of everyone. We have to achieve safety through all aspects. Of course, the safety of energy is also one of the very important parts.</text:p>
      <text:p text:style-name="P4">
In the past, Russia's energy was cheap. We bought a large amount of energy in Russia. These energy sources were transported to Europe through the gas pipeline, which is as convenient as tap water. But today's war made us realize that the safety of energy is the first place, and there is no more important thing than this. So today we are very eager to find a safer and sustainable alternative energy source, and of course its price cannot be outrageous. But we all know that the current price of replacement energy is not cheap, so this is a big challenge.</text:p>
      <text:p text:style-name="P4">
We hope to increase exchanges and technical sharing with around the world to find more secure, reliable and more affordable energy solutions.</text:p>
      <text:p text:style-name="P4">
<text:span text:style-name="T4">
 FT Chinese website </text:span>
: You mentioned digitalization just now, so what do you think of the digitalization of Chinese companies?</text:p>
      <text:p text:style-name="P4">
<text:span text:style-name="T4">
 SHANE MCARDLE </text:span>
: Chinese companies have a strong demand for digitalization, and 50%of our new orders are from China. This shows the market's attention and recognition of digital transformation. This time I came to China to have the opportunity to visit China Maritime Services Services, which will provide digital training for 1.8 million sea ships and seafarers in China. This number is amazing, you must know that there are at least 900,000 sea ships and seafarers. These training can largely improve the construction of marine talents, which will help the development of marine companies.</text:p>
      <text:p text:style-name="P4">
This is like today's traditional manufacturing enterprises. When facing digital transformation, it has continuously increased the digital capacity building of employees and the cultivation of digital talents. Such companies are obviously more combable in the future. The same is true of industries including the shipping industry. For example, taking the shipbuilding industry as an example, China is a global shipbuilding country, and orders in the world are the first in the world, but this depends on the scale to win. In terms of higher -end ships, or special ships, China is not the best in the world. of. In the future, China may break through with digital technology.</text:p>
      <text:p text:style-name="P4">
Of course, I think that the epidemic has accelerated the digitalization of the enterprise to some extent. Of course, this is not just in China, but the world's companies. In the past few years, because of the epidemic, we have no way to work closely with customers as in the past, and at the same time, customers have no way to ask employees to come to a fixed office space like in the past, so the digital transformation speed of the work scenario is very fast. Although the epidemic has ended, this trend will not change.<text:span text:style-name="T4">
 SHANE MCARDLE </text:span>
: I want to emphasize it here that data security and data opening are not contradictory. It does not say that opening is unsafe. Digitalization is the cornerstone of today's information society. We generate massive data every day. Most of these data are public data, and a large part of them can be shared in the industry.</text:p>
      <text:p text:style-name="P4">
Taking the energy industry as an example, after decades of development, the entire industry has formed a very complete data system. These data include clear industry public data. It will not have any threats to enterprises. After disclosure, it can promote the whole Industry has accumulated experience and continuously developing, especially to promote industry security standards.</text:p>
      <text:p text:style-name="P4">
There are many cross -border data in different fields, which also need to be made very public. For example, the data obtained by many maritime satellites or spacecraft, which belongs to the common wealth of human beings, can help the shipping industry better sail on the sea, help the international trade and industry chain; they can also help searches at sea to search and rescue, etc. Work, protect the safety of the people, and so on. There are many trading data, price data, etc. These are like a large amount of data that can be used in the stock market and financial markets that we are familiar with. They promote transactions and promote industry prosperity.</text:p>
      <text:p text:style-name="P4">
Therefore, when we discuss data, we must not be generalized, as if the data is open is a flood beast. In fact, this is not the case. Without the openness and transparency of data, it cannot bring the development and progress of the industry. However, we need to distinguish between public data and data belonging to the company's own data. We must have a clear bidding boundary, clear industry norms, and based on the long -term industry development law. This is the first point I want to emphasize.</text:p>
      <text:p text:style-name="P4">
As a number of Constance, we provide customers with a series of digital solutions. Customers can obtain a lot of data and use it for their own enterprises. This is a key step in promoting the development of enterprises, reducing costs and efficiency. These data are owned by customers. We just provide technology and do not obtain data. We must abide by local laws in different countries, which is the second point I want to emphasize.</text:p>
      <text:p text:style-name="P4">
<text:span text:style-name="T4">
 FT Chinese website </text:span>
: The electric vehicle represented by Tesla has changed the entire automotive industry, thereby subverting the entire industry chain. Some people have analogized ships and cars. Do you think there may be changes like Tesla in today's shipping industry to change and reshape the entire industry?</text:p>
      <text:p text:style-name="P4">
<text:span text:style-name="T4">
 SHANE MCARDLE </text:span>
: Electric vehicles represented by Tesla do have subverted the traditional car industry for hundreds of years. Interestingly, from the perspective of many people, Tesla should be considered a software company, not a car company.</text:p>
      <text:p text:style-name="P4">
There is no doubt that cutting -edge technologies such as autonomous driving and AI are changing people's travel methods, and also promoting changes in transportation rules. The top technology giants and car manufacturers have made great bets in the field of unmanned travel. We also see the possibility of new technology. For example, technologies such as autonomous driving and AI are changing people's travel methods, and these new technologies have changed huge changes in the shipping industry. Therefore, cars and airplanes on land are entering the "unmanned era", and the water boats on the water are also facing "Tesla".</text:p>
      <text:p text:style-name="P4">
Constitution and other leading scientific and technological companies in the world worked hard in this direction. We have created the world's first unmanned ship. It not only set up many advanced technologies, but also to use clean energy, it is a sustainable green environmental protection transportation. In the future, unmanned ships have a broad prospect for freight, scientific research, and military. But in a short time, in a short time, it has experienced drastic changes like the automobile industry, and I think there are still challenges and difficulties. There are three reasons here:</text:p>
      <text:p text:style-name="P4">
The first is that shipping is more complicated than land transportation. Sailing on the vast sea is far more complicated than driving on California's highways. Therefore, the requirements for energy reliability and the requirements of technical system stability are much greater. The second is that the shipbuilding industry is much more complicated than the automotive industry. At present, international navigation ships in global operations have entered 80,000 ships. The age of service is different and the retirement periods are different. The cost of the ship is much higher than that of the car. Therefore, it is difficult to replace it at one time, and it can only be replaced slowly. At present, the good news is that the new orders have very strong informatization and digital technology equipment. Everyone has seen this trend. The third is as I mentioned before that the shipping industry is a global industry. Shipbuilding is in one country, the shipowner is in one country, and the owner is in another country. Institutions need to jointly build standards around the world to promote the change of the shipping industry.</text:p>
      <text:p text:style-name="P4">
Therefore, we call for and looking forward to work together to create a more open and transparent ecology, promote the exchange of technology and data, bring more personnel communication and collision of ideas, promote the technological change of the shipping industry, and use this with human history. The same long industry brings more future -oriented prospects.(This article only represents the author and interviewees. Editor -in -chief email: tao.feng@ftchinese.com)</text:p>
      <text:p text:style-name="P4">
News Source: <text:a xlink:type="simple" xlink:href="http://www.ftchinese.com/story/001100030" text:style-name="Internet_20_link" text:visited-style-name="Visited_20_Internet_20_Link">
http://www.ftchinese.com/story/001100030</text:a>
</text:p>
      <!--NEWS-->
      <text:h text:style-name="P10" text:outline-level="1">
<text:span text:style-name="T4">
Can't choose a fund? Choose the cheapest (free version)</text:span>
</text:h>
      <text:p text:style-name="P4">
Authors: ['为FT中文网撰稿']</text:p>
      <text:p text:style-name="P4">
Publisher: 英国《金融时报》</text:p>
      <text:p text:style-name="P4">
Time: 2023-06-20T22:58:17+00:00</text:p>
      <text:p text:style-name="P4">
Published Time: 2023-06-20T12:00:99+08:00</text:p>
      <text:p text:style-name="P4">
Modified Time: 2023-06-20T18:58:99+08:00</text:p>
      <text:p text:style-name="P4">
Description: Wu Zhijian: In such a complicated financial world, use such simple rules to choose investment targets. Can you use it? In fact, this seemingly simple investment rule has great wisdom behind it.</text:p>
      <text:p text:style-name="P4">
Images: ["<text:a xlink:type="simple" xlink:href="https://thumbor.ftacademy.cn/unsafe/picture/0/000179840_piclink.jpg" text:style-name="Internet_20_link" text:visited-style-name="Visited_20_Internet_20_Link">
000179840_pic...</text:a>
"]</text:p>
      <text:p text:style-name="P4">
Themes: ['投资', '关注']</text:p>
      <text:p text:style-name="P4">
Keywords: ['投资', '基金', '股市', '债市']</text:p>
      <text:p text:style-name="P4">
Type: Article</text:p>
      <!--METADATA-->
      <text:p text:style-name="P4">
<draw:frame draw:style-name="fr1" draw:name="Image29" text:anchor-type="as-char" svg:width="6.9236in" svg:height="3.894525in" draw:z-index="0">
<draw:image xlink:href="../Images/FT Chinese Free Version/2023-06-20T22-58-17-00-00/000179840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Many investors must have encountered similar situations: there are dozens of in front of you, even hundreds of funds or wealth management products are available. So which one should I choose?</text:p>
      <text:p text:style-name="P4">
If you take this question to ask some financial management or investment consultants, the most likely answer is: this depends on your needs. If you want high returns, you can consider choosing this technology fund. If you want to be relatively stable and the retracement is relatively small, you can consider this bond fund. If you are particularly optimistic about a certain industry, you can choose this industry or theme fund.</text:p>
      <text:p text:style-name="P4">
However, few financial consultants will tell you: You should compare the rates of these funds first, and choose a fund with a low rate.</text:p>
      <text:p text:style-name="P4">
For the vast majority of people, it is strange to buy a product or service without looking at its price. For example, whether we buy a pair of shoes, buy a car, go to the restaurant for meals, or choose a tourist package, the price is an important consideration. But in the transaction of buying funds, few people realize that they also need to carefully analyze the price of the fund (that is, the fee paid by the Kimin), and the goods are more than three.</text:p>
      <text:p text:style-name="P4">
Why is this happening? There are several main reasons behind it. First of all, many people did not realize that when they were buying funds, they were actually shopping. The actual situation is that consumers are buying financial products, but many people feel that they are investing, so he cares more about future investment returns, but forgets that costs are at least important for themselves. Secondly, some financial products reflect a certain Vanbaln effect, that is, the higher the price, the higher the demand. This is because if the seller can successfully create the scarcity of a certain financial product, then some investors will be willing to pursue their scarce investment products like chasing Hermes bags.</text:p>
      <text:p text:style-name="P4">
I remember a few years ago, a third -party financial management institution sold a fund product based on Ant Financial. The fund's investment strategy is to buy Ant Financial shares in the private equity market and hope to sell profit after the Ant Financial is listed. Although the investment strategy is simple, the fee is very high, there are purchase fees, management fees and performance sharing, and a lock -up period. At first glance, it is difficult to make people believe that investors are willing to buy such a domineering fund. However, at the time, many people were very optimistic about the stock price of Ant Financial after the listing of Ant Financial will rise sharply, and the channels for buying Ant Financial on the market are very limited. Therefore, even if the fund is expensive, many people are willing to pay. This is a typical Vanbald effect product: the scarcity of Ant Financial's shares at that time, creating investors' bidding for the product without cost.</text:p>
      <text:p text:style-name="P4">
The problem is that in reality, few investment targets are really so scarce. If you really encounter really scarce investment opportunities, you may not be able to obtain high fees. Therefore, in the capital market, many investors face the risks: pay the price of scarce products, but get a very ordinary investment product, or even a worse product than ordinary products. For example, the Ant Financial Fund mentioned above was not listed in the end, so investors not only received any return on investment, paid a lot of fees, but also lost the opportunity cost.</text:p>
      <text:p text:style-name="P4">
So in this case, how should we make rational investment decisions? A relatively simple and practical method is to buy the cheapest fund to buy. Generally speaking, buying any fund, the costs that may involve include: purchase fees, management fees, custody fees, and redemption fees. If it is purchased through a third -party wealth management consultant, you need to add the fee collected by the financial consultant. Selecting the cheapest funds to buy is to clarify all these costs, and then choose the cheapest fund to buy in the future.</text:p>
      <text:p text:style-name="P4">
I know that many readers will definitely have questions: In such a complicated financial world, use such simple rules to choose investment targets. Can you use it? In fact, this seemingly simple investment rule has great wisdom behind it.</text:p>
      <text:p text:style-name="P4">
Many statistical studies have shown that high -fee fund performance is worse, and fund performance with low charges is better. For example, the statistics of Chenxing Company (KINNEL, 2016) were all public funds in the United States from 2010 to 2015. The less expenses, the better the law, and the better the performance. Whether investing in US stock markets, US foreign stock markets, or equity bonding funds, this law is consistent.</text:p>
      <text:p text:style-name="P4">
Why do the funds that are expensive, the worse the return of Gin people? There are several main reasons behind this:</text:p>
      <text:p text:style-name="P4">
First of all, the fees of fund managers and financial consultants are contradictory with investors' investment returns, which is essentially a zero -harmony game. Fund managers' investment gross returns need to deduct various fees, and finally the net return that investors can get. The fund manager's charges are high, and the net return of investors will naturally have less net returns.</text:p>
      <text:p text:style-name="P4">
Secondly, if the fund manager's investment ability is indeed excellent and can get an excess return that is far higher than the average level, then he can collect more costs. The problem is that there are a large number of fund managers in the market. In the end, the outstanding manager who can really continue to overcome the market is rare.</text:p>
      <text:p text:style-name="P4">
For example, as of April 2023, China's public fund market had 1,314 closed funds and 9599 open funds, and the two increased up to more than 10,000. The number of private equity funds industries is larger. Also as of April 2023, there were as many as 8,658 private equity investment fund managers, and the number of management funds reached 99,775, which was close to 100,000. The above is only the number of funds investing in the secondary securities market. There is no private equity and venture capital funds that include the investment first -level market. With such a large fund manager, everyone may feel that they are the king of Buffett again, but in reality, how many people are really capable of defeating the market to create excess returns? This is exactly the dilemma encountered by Kimin investors: the price of Ferrari or Mercedes -Benz was paid, but it got a Toyota Corolla.</text:p>
      <text:p text:style-name="P4">
This is why, for investors with limited investment knowledge and experience, a better choice is to choose the cheapest fund to buy. Of course, the fund needs to meet some basic requirements. For example, it is a public fund, and the number of funds has reached a certain scale. It has a certain investment history. The investment strategy is a relatively low -diversified broad -based index with a relatively low risk. To choose a fund along this logic, you may not choose funds with good investment performance, but you can effectively avoid the pit and avoid those funds with expensive charges and poor performance.</text:p>
      <text:p text:style-name="P4">
Reference materials:</text:p>
      <text:p text:style-name="P4">
David Nanigian, The Historical Record on Active vs. Passive Mutual FundperForFormance, APR 2022</text:p>
      <text:p text:style-name="P4">
Russel Kinnel, How Fund Fees are the best preditor of Returns, 2016</text:p>
      <text:p text:style-name="P4">
(The author is the CEO of Wufu Capital, Singapore. This article only represents the author's point of view. Responsible editor email: tao.feng@ftchinese.com)</text:p>
      <text:p text:style-name="P4">
News Source: <text:a xlink:type="simple" xlink:href="http://www.ftchinese.com/story/001100029" text:style-name="Internet_20_link" text:visited-style-name="Visited_20_Internet_20_Link">
http://www.ftchinese.com/story/001100029</text:a>
</text:p>
      <!--NEWS-->
      <text:h text:style-name="P10" text:outline-level="1">
<text:span text:style-name="T4">
Digital Assets: Free Version</text:span>
</text:h>
      <text:p text:style-name="P4">
Authors: ['']</text:p>
      <text:p text:style-name="P4">
Publisher: 英国《金融时报》</text:p>
      <text:p text:style-name="P4">
Time: 2023-06-20T22:58:40+00:00</text:p>
      <text:p text:style-name="P4">
Published Time: 2023-06-20T12:00:99+08:00</text:p>
      <text:p text:style-name="P4">
Modified Time: 2023-06-20T18:58:99+08:00</text:p>
      <text:p text:style-name="P4">
Description: Zhou Ziheng: Digital asset transactions once absorbed huge amounts of bank funds, but regulatory negligence and a series of gray options in various parties eventually brought comprehensive regulatory tightening. How much gray space is there?</text:p>
      <text:p text:style-name="P4">
Images: ["<text:a xlink:type="simple" xlink:href="https://thumbor.ftacademy.cn/unsafe/picture/4/000152614_piclink.jpg" text:style-name="Internet_20_link" text:visited-style-name="Visited_20_Internet_20_Link">
000152614_pic...</text:a>
"]</text:p>
      <text:p text:style-name="P4">
Themes: ['Web3与加密金融', '关注']</text:p>
      <text:p text:style-name="P4">
Keywords: ['数字货币', '数字资产', '比特币', '加密货币', '监管', '货币']</text:p>
      <text:p text:style-name="P4">
Type: Article</text:p>
      <!--METADATA-->
      <text:p text:style-name="P4">
<draw:frame draw:style-name="fr1" draw:name="Image30" text:anchor-type="as-char" svg:width="6.9236in" svg:height="4.88844in" draw:z-index="0">
<draw:image xlink:href="../Images/FT Chinese Free Version/2023-06-20T22-58-40-00-00/000152614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Since last fall, with the warnings with various currency authorities, the outbreak of a series of financial disadvantages, banking institutions have continued bankruptcy, regulatory grayscale decreased, regulatory measures have become tightened and strengthened. Digital asset transactions have become more comprehensive. Global digital asset transactions are in a low tide, and the so -called "inclusiveness" supervision is going far ...</text:p>
      <text:p text:style-name="P4">
In the past few years, globally, most of the regulatory authorities have not adopted a position that banned digital asset transactions. The reason is that one is the lack of clear subjective motivation and considerable social pressure, and the other is to have a considerable degree of legal obstacles.</text:p>
      <text:p text:style-name="P4">
From the perspective of domestic law, although the digital assets itself does not have a clear legal definition, the transactions that are made around them have not violated civil law in principle. As a result, although some regulatory authorities have no clear words, in fact, the transactions are regarded as some kind of gaming -like activities. The specific regulatory regulations are like: or restrict the participation of the country's participation in the transaction, and provide transactions for foreign people; or adopt an exchange. The filing system, although the non -filing person does not specify where to deal with it, has to maintain its power to follow up; or the list of lists that can be traded for trading digital assets, and the free tailoring of the follow -up disposal for those who have not included in the list is reserved. This is the so -called "inclusive supervision", which provides certain domestic legal convenience for related trading activities because of its legal attributes of digital assets and their transactions. In fact, Japan, Singapore, and even the United States and other countries have held this tolerance or even position on digital asset transactions.</text:p>
      <text:p text:style-name="P4">
From an international legal point of view, if the major economies have a "semi -open" position on digital asset transactions, then many other small countries or offshore economies have adopted a nearly legitimate position on digital asset transactions. This brings a new pattern, the so -called offshore legal, "tolerance" supervision on the shore. As a result, the strategy route of digital asset transactions is -the offshore legitimate establishment institution has a substantial transaction on the shore, and customers and funds are widely absorbed on the shore. Such a "residence crab model" is beyond the category of tolerance supervision on the shore, and in fact, it has entered the field of gray supervision. Because the offshore source is "legal", the coastal regulatory authorities have not made a substantial judgment on the "monsters" of digital asset transactions that float and go ashore, and most of them are determined by procedures. Most of them have actually released things.</text:p>
      <text:p text:style-name="P4">
As mentioned above, the legislature has not been able to make a clear legal definition on digital assets, nor can it be completely banned from related transaction activities. Then the remaining only guards are in terms of supervision of the trading system.</text:p>
      <text:p text:style-name="P4">
From a legal point of view, since the "legitimacy" of unbearable digital assets has not been explicitly banned from the root of civil law, then, the regular trading activities that have done around it must inevitably require the "appropriateness" in business law. In other words, although there is no certificate of birth, it has not "killed" digital assets in civil law and grows up with digital assets. After all, it must be allowed to "activities" in business law and give it a "ID card".</text:p>
      <text:p text:style-name="P4">
The so -called "activity" mainly refers to trading activities, which requires corresponding regulatory arrangements. First of all, it is necessary to determine that digital asset transactions belong to commodity transactions or securities transactions. There is no essential difference for digital trading activities itself. It is just different types of supervision arrangements. The difference is that securities transactions have higher power than commodity transactions, and they must accept stricter supervision. Specifically, commodity transactions or securities transactions are just for digital asset exchanges or trading platforms, and specific transactions are not required. In other words, the trading platform needs to apply for a commodity transaction license or securities transaction permit to face different regulatory authorities. Generally speaking, first apply for a relatively easy or accurate commodity trading regulatory license license, and then apply for a relatively strict securities trading regulatory license license.</text:p>
      <text:p text:style-name="P4">
The establishment of the digital asset trading platform is not complicated, and it can be established as a corporate legal person based on the company's law. The application and approved application of its commodity trading or securities trading qualification licenses must make corresponding arrangements in accordance with the compliance guidance of the regulatory authorities. These processes are completed only with the qualifications to provide corresponding trading activities. How to conduct transaction arrangements through the trading platform requires a large and perfect compliance guidance arrangement. These arrangements include, but not limited to the operating procedures, customer protection, capital regulations, etc. of the exchange platform.</text:p>
      <text:p text:style-name="P4">
The problem is that the regulatory authorities did not give the compliance guidance in time, which lack of willingness and limited capacity; similarly, although the digital asset trading platform repeatedly expressed the attitude of embrace supervision, it also lacks their will, and they spare no effort to use the supervision. Perfect and seek benefits, or even its interest models are deeply rooted here.</text:p>
      <text:p text:style-name="P4">
The banking institutions that provide funds account services for digital asset transactions have played a more critical role. They know how to manage and avoid risks in law, and maximize the benefits. In fact, digital asset transactions occupy a large number of bank capital positions, and relevant banking institutions have also obtained abundant sources of funding. It should be noted that these funds are stored in the bank accounts opened in the name of digital asset trading platform companies or related companies. In the bank account of the trading platform and its related companies, they have substantial disposal capabilities. The banking institution fully understands this situation, and these cheap funds help ensure the liquidity of the bank and improve the asset quality of the bank institution. Therefore, it also holds the situation that may violate the status of digital asset trading customers. "The attitude, make gray choice.</text:p>
      <text:p text:style-name="P4">
In the United States, a considerable part of the customer's bank funds of digital asset transactions have been used by banks to purchase low -risk assets such as US Treasury bonds. Sexual crisis and vicious circulation are forcing many banks to closing the door continuously.</text:p>
      <text:p text:style-name="P4">
Digital asset transactions once absorbed huge amounts of bank funds, but regulatory negligence and a series of gray choices in many parties caused huge losses, which caused a series of bankruptcy and disadvantages. tight. Digital asset transactions are like mud feet giants struggling in the surging regulatory wandering. They must have fewer and less gray space because of a series of non -black or white facts ...</text:p>
      <text:p text:style-name="P4">
Note: This article only represents the author's personal point of view</text:p>
      <text:p text:style-name="P4">
<text:span text:style-name="T4">
 Editor of this article Xu Jin jin.xu@ftchinese.com</text:span>
</text:p>
      <text:p text:style-name="P4">
<text:span text:style-name="T4">
 Virtual currency -related activities have greater legal risks. Please pay attention to screening and stay away from illegal financial activities in accordance with regulatory specifications, and beware of damage to personal property and equity. </text:span>
</text:p>
      <text:p text:style-name="P4">
News Source: <text:a xlink:type="simple" xlink:href="http://www.ftchinese.com/story/001100027" text:style-name="Internet_20_link" text:visited-style-name="Visited_20_Internet_20_Link">
http://www.ftchinese.com/story/001100027</text:a>
</text:p>
      <!--NEWS-->
      <text:h text:style-name="P10" text:outline-level="1">
<text:span text:style-name="T4">
Why is the EU's rapid and unified in foreign decision -making</text:span>
</text:h>
      <text:p text:style-name="P4">
Authors: ['']</text:p>
      <text:p text:style-name="P4">
Publisher: 英国《金融时报》</text:p>
      <text:p text:style-name="P4">
Time: 2023-06-20T22:59:23+00:00</text:p>
      <text:p text:style-name="P4">
Published Time: 2023-06-20T12:00:99+08:00</text:p>
      <text:p text:style-name="P4">
Modified Time: 2023-06-20T18:59:99+08:00</text:p>
      <text:p text:style-name="P4">
Description: Zhang Dongfang: As the European Union continues to reshape its geographical economy and political influence, the game of most voting systems and all consistent voting systems in foreign decision -making will continue.</text:p>
      <text:p text:style-name="P4">
Images: ["<text:a xlink:type="simple" xlink:href="https://thumbor.ftacademy.cn/unsafe/picture/1/000184781_piclink.jpg" text:style-name="Internet_20_link" text:visited-style-name="Visited_20_Internet_20_Link">
000184781_pic...</text:a>
"]</text:p>
      <text:p text:style-name="P4">
Themes: ['专栏', '欧盟', '关注']</text:p>
      <text:p text:style-name="P4">
Keywords: ['欧盟', '外交', '外交政策']</text:p>
      <text:p text:style-name="P4">
Type: Article</text:p>
      <!--METADATA-->
      <text:p text:style-name="P4">
<draw:frame draw:style-name="fr1" draw:name="Image31" text:anchor-type="as-char" svg:width="6.9236in" svg:height="3.894525in" draw:z-index="0">
<draw:image xlink:href="../Images/FT Chinese Free Version/2023-06-20T22-59-23-00-00/000184781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A few days ago, foreign ministers from seven EU member states including Germany, Belgium and Romania jointly issued the "EU foreign decisions to more effective most voting systems". Foreign ministers wrote in the article, "The Russian and Ukraine War proved the EU's ability to move, and in the long run, in the global arena that is more and more uncertain, fast and decisive action is that the EU as diplomatic forces is maintaining its forces. The key to citizen value and interests. "" The EU can reach an agreement on 10 rounds of sanctions on Russia in 10 rounds. However, the EU does not always take it quickly and decisively. The voting system sometimes slows our ability to move. This is why we advocate more effective most voting system (QMV) on the EU joint diplomatic and security policy (CFSP). "</text:p>
      <text:p text:style-name="P4">
Under the increasingly complicated geopolitical situation in recent years, and the outbreak of the Russian and Ukraine Germany, how the EU shows European power in the crisis, and an important issue facing is how to quickly and decisively decide. Last year, Josepborne, a senior representative of the European Union's Foreign and Security Policy and vice chairman of the European Commission, said the response made by the European Union to the Russian and U -wars means the birth of a geopolitics Europe.</text:p>
      <text:p text:style-name="P4">
There are two main methods for decision -making in foreign policy in the European Union. One is the effective majority of voting systems, such as trade policies in external operations, immigration and refugee policies in external dimensions of internal policies. Most voting systems must meet two lowest conditions, that is, 55%of the voting support of member states, and these member states represent 65%of the European Union's total population. In some sensitive areas, the main decision -making methods adopted by joint diplomatic and security policies are all unanimous voting systems, such as the decision, sanctions, military and civil operations issued by the human rights status of the third countries.</text:p>
      <text:p text:style-name="P4">
The controversy of EU foreign decision -making mechanism has a long history. In 2017, the then European Commission Chairman Juncai expressed the use of effective voting system to make the European Union more powerful. In 2018, the European Commission announced a specific proposal, that is, through the PasserElle clauses in the EU Treaty, it will extend the scope of the application system to the three areas of the European Union's common diplomatic and security policies: human rights, sanctions and civil tasks. If most voting systems are suitable for sanctions decision -making, sanctions can become more powerful foreign policy tools. A survey at the end of 2019 shows that this proposal supported by 6 member states including Germany, the Netherlands, and Sweden supports Junchen, and 10 member states including Poland, Hungary and Lithuania have opposed opinions.</text:p>
      <text:p text:style-name="P4">
In a speech in 2020, the President of the European Commission also asked the membership of the member states to use the courage to turn the courage from the whole voting system to the effective most voting system, at least in terms of human rights and sanctions.</text:p>
      <text:p text:style-name="P4">
The advantage of all the unanimous voting system is that all member states accept a certain decision, and there is no voice of any country among most countries. The disadvantage is that the decision -making time may be too long, and in the case of different interests and positions of different member states, all the unanimous voting systems often become a veto system, or the final decision content appears in the lowest limit, so Weaken decision -making. A very infectious speech from all the voting opponents is: "rebellion" with a voting on the 26 countries with other votes supported by other votes, thereby paralyzing the European Union's diplomatic decision -making mechanism.</text:p>
      <text:p text:style-name="P4">
Hungary has repeatedly appeared in the image of "rebellion" in EU member states. Last year, because of Hungary's opposition, the European Union failed to introduce the sixth round of sanctions against Russia, and finally ended in a compromise. In 2020, the European Union against Belarus on the grounds of election fraud and suppression of demonstrators was opposed by the small country Cyprus.</text:p>
      <text:p text:style-name="P4">
The opponents of all the unanimous voting system not only gave the "negative textbooks" like Hungary, but also came up with the reason for "public opinion". The European Union has launched the European Future Conference platform, so that EU citizens can give suggestions on the EU's future suggestions on the platform. Last year, the final report of the platform presented many suggestions. One of them was in the European Union's joint diplomatic and security policies to effectively replace the entire voting system with the most voting system, so that EU foreign affairs can be efficient and rapidly decided, and even more Emphasize the position of the highest representative and ensure the same sound in Europe.</text:p>
      <text:p text:style-name="P4">
In addition to the problem of decision -making efficiency, the opposition of all the unanimous voting system also comes from some kind of concerns, that is, all unanimous voting systems may become the weak link of the European Union, making the third party enter the virtuality, and establish bilateral relations with some member states, " The means to weaken and manipulate the European Union. From the perspective of effective majority voting advocates, the effective voting system can enhance the toughness of the EU foreign policy under the influence of the third country. If the third country wants to obstruct the EU's foreign policy, it needs to win more than one member country. In addition, member states do not need to make a two -choice with other member states with the relationship between the third countries.</text:p>
      <text:p text:style-name="P4">
Reducing the proportion of all unanimous voting systems in decision -making is mainly through the "constructive abandonment" and Passerelle clauses in the clauses of the EU Treaty. On the other hand, a member state that chooses constructive abstains does not need to implement the decision; and through the PasserElle clauses, a effective major voting system can be implemented in certain specific areas of common diplomacy and security policies.</text:p>
      <text:p text:style-name="P4">
However, with the effective most of the opposition to face a lot of opposition, the opponents mainly come from small member states. Although the small country can start the "emergency brakes" in accordance with the EU treaty regulations, and rejection of decision -making on the grounds of major and declared domestic policies, the small country is still worried. The risk of decisions of its own national interests. Most voting systems are effective. The more population, the greater the right to speak.</text:p>
      <text:p text:style-name="P4">
Another doubt about the effective majority of voting systems is how to ensure that member states implement decisions passed under the effective majority of voting systems. During the refugee crisis in 2015, the EU distributed places for refugee resettlement places to member states based on the GDP, population, and the number of refuge applicants for processed asylum applicants. Although the decision has been passed in a valid majority voting system, Hungary, Poland and the Czech Republic also also also also followed the also. No execution of it.</text:p>
      <text:p text:style-name="P4">
In the case of differences in this member country, the biggest obstacle to replacing the entire unanimous voting system with the effective voting system is that in fact, whether it is to modify the treaty or the way to activate the PasserElle clause to achieve replacement, all member states need to get all member states. The consistent adoption, this is almost a dead cycle.The answers given by the senior representative of EU diplomacy and security policy Berrely are gradual, not radical reform methods. In 2020, Berrely raised the question of "how to ensure the Different member of the member states, how to ensure the EU action", and the cancellation of the unanimous voting system is not a pitch. He thought of a compromise, advocating trying to replace one vote veto with two votes against effective ways.</text:p>
      <text:p text:style-name="P4">
As the European Union continues to reshape its geographical and political influence, the game of most voting systems and all consistent voting systems in foreign decision -making will continue.</text:p>
      <text:p text:style-name="P4">
_ <text:span text:style-name="T5">
 _ 吧 </text:span>
(This article only represents the author's own point of view, and the editor is responsible: Yan MAN.YAN@ftChinese.com)_</text:p>
      <text:p text:style-name="P4">
News Source: <text:a xlink:type="simple" xlink:href="http://www.ftchinese.com/story/001100001" text:style-name="Internet_20_link" text:visited-style-name="Visited_20_Internet_20_Link">
http://www.ftchinese.com/story/001100001</text:a>
</text:p>
      <!--NEWS-->
      <text:h text:style-name="P10" text:outline-level="1">
<text:span text:style-name="T4">
Member State to resist the EU 66 billion euros of additional budget funds (Free Version)</text:span>
</text:h>
      <text:p text:style-name="P4">
Authors: ['萨姆•弗莱明', '伊恩•约翰斯顿']</text:p>
      <text:p text:style-name="P4">
Publisher: 英国《金融时报》</text:p>
      <text:p text:style-name="P4">
Time: 2023-06-20T23:46:41+00:00</text:p>
      <text:p text:style-name="P4">
Published Time: 2023-06-20T12:00:99+08:00</text:p>
      <text:p text:style-name="P4">
Modified Time: 2023-06-20T19:46:99+08:00</text:p>
      <text:p text:style-name="P4">
Description: The European Commission seeks to increase budgets to bear higher interest costs and immigration -related costs and assist Ukraine, but this move is resisted by member states with a strong sense of frugality.</text:p>
      <text:p text:style-name="P4">
Images: ["<text:a xlink:type="simple" xlink:href="https://thumbor.ftacademy.cn/unsafe/picture/1/000179841_piclink.jpg" text:style-name="Internet_20_link" text:visited-style-name="Visited_20_Internet_20_Link">
000179841_pic...</text:a>
"]</text:p>
      <text:p text:style-name="P4">
Themes: ['新型冠状病毒', '关注']</text:p>
      <text:p text:style-name="P4">
Keywords: ['全球经济', '欧元区', '新型冠状病毒', '欧洲委员会']</text:p>
      <text:p text:style-name="P4">
Type: Article</text:p>
      <!--METADATA-->
      <text:p text:style-name="P4">
<draw:frame draw:style-name="fr1" draw:name="Image32" text:anchor-type="as-char" svg:width="6.9236in" svg:height="3.894525in" draw:z-index="0">
<draw:image xlink:href="../Images/FT Chinese Free Version/2023-06-20T23-46-41-00-00/000179841_piclink.jpg" xlink:type="simple" xlink:show="embed" xlink:actuate="onLoad" draw:mime-type="image/jpeg"/>
</draw:frame>
Brussels was resisted by a member state with a strong sense of frugal consciousness in seeking additional 66 billion euros for the EU's joint budget. The purpose of increasing the budget is to take rising interest costs, immigration -related expenses, and expenditure commitments involving Ukrainian war.</text:p>
      <text:p text:style-name="P4">
As part of the EU's seven -year budget reform on Tuesday, the European Commission(European Commission)Seeking a member state to support a 50 billion euros of the 50 billion euros of Ukraine for 2027, one -third of them will be a gift, the rest are loans, and funds allocated from other areas of budgets. The European Commission also plans to establish a special mechanism to deal with the oversupply of interest costs. Its indication value in the four -year period is slightly lower than 19 billion euros.</text:p>
      <text:p text:style-name="P4">
News Source: <text:a xlink:type="simple" xlink:href="http://www.ftchinese.com/story/001100036" text:style-name="Internet_20_link" text:visited-style-name="Visited_20_Internet_20_Link">
http://www.ftchinese.com/story/001100036</text:a>
</text:p>
      <!--NEWS-->
      <text:h text:style-name="P10" text:outline-level="1">
<text:span text:style-name="T4">
Korean government: After the nuclear accident, the concentration of South Korean East China Nuoxin has not risen</text:span>
</text:h>
      <text:p text:style-name="P4">
Author: 联合早报 (Person)</text:p>
      <text:p text:style-name="P4">
Publisher: 联合早报 (Organization)</text:p>
      <text:p text:style-name="P4">
Published Time: 2023-06-21T-1:01</text:p>
      <text:p text:style-name="P4">
Modified Time: 2023-06-21T16:06</text:p>
      <text:p text:style-name="P4">
Description: The South Korean government issued a report saying that after a leakage accident occurred in the Fukushima nuclear power plant in Japan in 2011, the concentration of the east seas of the eastern part of the Korean Peninsula did not significantly increase, saying that "our sea water is safe." Yonhap reported that Song Xianggen, deputy minister of the Ministry of Marine Aquatic Products, Song Xianggen on Wednesday (June 21) on Wednesday (June 21)</text:p>
      <text:p text:style-name="P4">
Videos: []</text:p>
      <text:p text:style-name="P4">
Audios: []</text:p>
      <text:p text:style-name="P4">
Images: []</text:p>
      <text:p text:style-name="P4">
Type: NewsArticle</text:p>
      <text:p text:style-name="P4">
Breadcrumbs: ['即时', '国际']</text:p>
      <text:p text:style-name="P4">
Keywords: ['日本', '福岛', '福岛第一核电站', '辐射', '韩国']</text:p>
      <!--METADATA-->
      <text:p text:style-name="P4">
The South Korean government issued a report saying that after a leakage accident occurred in the Fukushima nuclear power plant in Japan in 2011, the concentration of the east seas of the eastern part of the Korean Peninsula did not significantly increase, saying that "our sea water is safe."</text:p>
      <text:p text:style-name="P4">
The Yonhap News Agency reported that Song Xianggen, deputy minister of the Ministry of Marine Aquatic Department of Marine, on Wednesday (June 21) at a press conference, explained the statement of the concentration of the Eastern Sea in the Eastern Sea on the seas of the Eastern Sea to two times after the nuclear accident.</text:p>
      <text:p text:style-name="P4">
Song Xianggen said that according to the "Ocean Nuclear Radiation Survey Report" issued by the Atomic Energy Safety Committee each year, 10 years after the Fukushima nuclear power plant accident occurred, the 铯 -137 concentration of the eastern waters in South Korea was 0.001 to 0.002 Berchler. Five years ago, the 铯 -137 concentration in this sea area was 0.001 to 0.004 Berclerle per kilogram. It is difficult to say that the concentration of the 137 rose significantly after the incident.</text:p>
      <text:p text:style-name="P4">
Song Xianggen added that this value is not as good as the drinking water standard set by the WHO (WHO), which is a level of 3,600 in 3,600 Barkler per kilogram. He reiterated that our seawater is safe.</text:p>
      <text:p text:style-name="P4">
On the same day, Park Shopen, deputy ministerial level of the South Korean State Adjustment Room, responded to Japan's no longer to make a response to the WTO (WTO) that the Japanese government changed its attitude. position.</text:p>
      <text:p text:style-name="P4">
Park Shiran said that the Japanese government discharged nuclear waste (or treatment water) filtered by the "multi -nuclear elimination equipment" (ALPS) into the sea. It is related to the health and safety of Korean citizens, and the government will never make it. concession.</text:p>
      <text:p text:style-name="P4">
"Seoul News" quoted government sources on Tuesday (20th) that the Japanese authorities have decided not to dismiss South Korea to prohibit import Fukushima aquatic products and no longer appeal to the WTO.</text:p>
      <text:p text:style-name="P4">
In May 2015, Japan filed a complaint with the WTO due to the ban on the import of Fukushima aquatic products in South Korea, saying that this move was treated differently for Japanese aquatic products, and South Korea lost the lawsuit in 2018. However, in April 2019, Appelled by the World Trade Organization overthrew the "first instance judgment" and ruled that South Korea's approach did not belong to trade discrimination or unfair trade restrictions.</text:p>
      <text:p text:style-name="P4">
News Source: <text:a xlink:type="simple" xlink:href="https://www.zaobao.com.sg/realtime/world/story20230621-1406492" text:style-name="Internet_20_link" text:visited-style-name="Visited_20_Internet_20_Link">
https://www.zaobao.com.sg/realtime/world/story20230621-1406492</text:a>
</text:p>
      <!--NEWS-->
      <text:h text:style-name="P10" text:outline-level="1">
<text:span text:style-name="T4">
The Saudi Earth Team once again dug a corner to successfully successfully French football midfielder Kanter joined</text:span>
</text:h>
      <text:p text:style-name="P4">
Publisher: 法新社</text:p>
      <text:p text:style-name="P4">
Published Time: 2023-06-21T-11:02:09+00:00</text:p>
      <text:p text:style-name="P4">
Modified Time: 2023-06-21T09:50:01+00:00</text:p>
      <text:p text:style-name="P4">
Description: (France -France -France -France, Lyda, 20th) The Saudi Arabian Champions Team Etihad Club said in a statement that Kanter, the French World Cup champion midfielder, has joined the team, and another French star Benzawa Horse fighting side by sid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3" text:anchor-type="as-char" svg:width="6.9236in" svg:height="3.617581in" draw:z-index="0">
<draw:image xlink:href="../Images/rficn/2023-06-21T-11-02-09-00-00/000000.png" xlink:type="simple" xlink:show="embed" xlink:actuate="onLoad" draw:mime-type="image/png"/>
</draw:frame>
Alttihad said in Twitter: "N'Golo KANTE is now Idhad's player!"</text:p>
      <text:p text:style-name="P4">
Recently, many European stars have chosen to sign a contract with the Saudi Earth team, and 32 -year -old Kanter has become the latest person. The Sands are in various top sports events in the field of sports events to absorb star players.</text:p>
      <text:p text:style-name="P4">
Kanter was a member of the National Team of the French World Cup 2018 World Cup. He finally won the championship for France.</text:p>
      <text:p text:style-name="P4">
Karim Benzema will leave the La Liga Football League Real Madrid as a free player after the end of this season and move to Etihad with two years of contracts.</text:p>
      <text:p text:style-name="P4">
News Source: <text:a xlink:type="simple" xlink:href="https://www.rfi.fr/cn/%E8%BF%90%E5%8A%A8%E5%A4%A9%E5%9C%B0/20230621-%E6%B2%99%E4%B9%8C%E5%9C%B0%E7%90%83%E9%98%9F%E5%86%8D%E5%BA%A6%E6%8C%96%E8%A7%92%E6%88%90%E5%8A%9F-%E6%B3%95%E5%9B%BD%E8%B6%B3%E7%90%83%E4%B8%AD%E5%9C%BA%E7%90%83%E6%98%9F%E5%9D%8E%E7%89%B9%E5%8A%A0%E7%9B%9F" text:style-name="Internet_20_link" text:visited-style-name="Visited_20_Internet_20_Link">
https://www.rfi.fr/cn/%E8%BF%90%E5%8A%A8%E5%A4%A9%E5%9C%B0/20230621-%E6%B2%99%E4%B9%8C%E5%9C%B0%E7%90%83%E9%98%9F%E5%86%8D%E5%BA%A6%E6%8C%96%E8%A7%92%E6%88%90%E5%8A%9F-%E6%B3%95%E5%9B%BD%E8%B6%B3%E7%90%83%E4%B8%AD%E5%9C%BA%E7%90%83%E6%98%9F%E5%9D%8E%E7%89%B9%E5%8A%A0%E7%9B%9F</text:a>
</text:p>
      <!--NEWS-->
      <text:h text:style-name="P10" text:outline-level="1">
<text:span text:style-name="T4">
The NBA Draft His most eye -catching genius ball star Wen Ban Yama</text:span>
</text:h>
      <text:p text:style-name="P4">
Publisher: 法新社</text:p>
      <text:p text:style-name="P4">
Published Time: 2023-06-21T-13:02:09+00:00</text:p>
      <text:p text:style-name="P4">
Modified Time: 2023-06-21T09:35:03+00:00</text:p>
      <text:p text:style-name="P4">
Description: (Agence France -Presse, New York, 21st) The US professional basket NBA draft will appear on the 23rd of Taiwan time. At that time, Victor Wembanyama, which is called "French Monster", will be selected into the array with the spurs of the champion. The new era of basketball is com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4" text:anchor-type="as-char" svg:width="6.9236in" svg:height="3.617581in" draw:z-index="0">
<draw:image xlink:href="../Images/rficn/2023-06-21T-13-02-09-00-00/000000.png" xlink:type="simple" xlink:show="embed" xlink:actuate="onLoad" draw:mime-type="image/png"/>
</draw:frame>
Among the previous NBA drafts, which player can be selected as the champion of all walks of life. But this year's results have been clearly revealed. In the draft competition held in Brooklyn on the 22nd of the United States, San Antonio Mama will inevitably select 19 -year -old Win Banya into the formation.</text:p>
      <text:p text:style-name="P4">
Win Banya, 224 cm tall, is known as a rare innovative genius star, and is also regarded as the hottest candidate for the Lakers' star LeBronjames 20 years ago.</text:p>
      <text:p text:style-name="P4">
Following the "Lotto" signed "No. 1 Sign" in the draft in May, the Spurs fans launched a crazy celebration. Even the team members were excited. Frankly: "I'm afraid I will be happy."</text:p>
      <text:p text:style-name="P4">
Spurs General Manager Brian Wright regards Win Banya as "unique genius". Wen Banya will officially appear in Texas as a Spurs player on the 24th.</text:p>
      <text:p text:style-name="P4">
Leat told the American sports media ESPN: "When people talk about generational genius, they only consider the skills on the field, but in fact, it is more than that." "You see what he does, you have never even thought about someone to do this."</text:p>
      <text:p text:style-name="P4">
Win Banya matched with each other with the height of no one who could have no choice, and had sucked countless fans before entering the NBA.</text:p>
      <text:p text:style-name="P4">
James said that from the perspective of Win Banya's ball skills, he is less like a "unicorn", but "more like an alien."</text:p>
      <text:p text:style-name="P4">
When Win Banya played for the Metropolitans92 of the French Basketball League Last year, he played a game in Nevada, the United States. At that time, after watching the game, James said, "No one has seen people as tall as him, but can be so smooth and elegant on the court. ... He must be a generation of genius."</text:p>
      <text:p text:style-name="P4">
If Win Banya did not live up to external expectations, he is likely to become one of the representatives of the future NBA, just like James, Stephen Curry and Kevindurant, and all three stars have entered the career and finally It's long.</text:p>
      <text:p text:style-name="P4">
News Source: <text:a xlink:type="simple" xlink:href="https://www.rfi.fr/cn/%E8%BF%90%E5%8A%A8%E5%A4%A9%E5%9C%B0/20230621-nba%E9%80%89%E7%A7%80%E4%BB%96%E6%9C%80%E5%90%B8%E7%9D%9B-%E5%A4%A9%E6%89%8D%E7%90%83%E6%98%9F%E6%B8%A9%E7%8F%AD%E4%BA%9A%E9%A9%AC%E6%96%99%E8%90%BD%E8%84%9A%E9%A9%AC%E5%88%BA" text:style-name="Internet_20_link" text:visited-style-name="Visited_20_Internet_20_Link">
https://www.rfi.fr/cn/%E8%BF%90%E5%8A%A8%E5%A4%A9%E5%9C%B0/20230621-nba%E9%80%89%E7%A7%80%E4%BB%96%E6%9C%80%E5%90%B8%E7%9D%9B-%E5%A4%A9%E6%89%8D%E7%90%83%E6%98%9F%E6%B8%A9%E7%8F%AD%E4%BA%9A%E9%A9%AC%E6%96%99%E8%90%BD%E8%84%9A%E9%A9%AC%E5%88%BA</text:a>
</text:p>
      <!--NEWS-->
      <text:h text:style-name="P10" text:outline-level="1">
<text:span text:style-name="T4">
China hitting the ball player and two fake ball -involved players were banned for a lifetime</text:span>
</text:h>
      <text:p text:style-name="P4">
Publisher: 法新社</text:p>
      <text:p text:style-name="P4">
Published Time: 2023-06-21T-18:02:09+00:00</text:p>
      <text:p text:style-name="P4">
Modified Time: 2023-06-21T08:50:02+00:00</text:p>
      <text:p text:style-name="P4">
Description: (Agence France -Presse, Beijing, 21st) The Chinese collision authority issued a lifelong ban on two players involved in the fake ball scandal today. This scandal caused a stir in the Snooker movemen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5" text:anchor-type="as-char" svg:width="6.9236in" svg:height="3.617581in" draw:z-index="0">
<draw:image xlink:href="../Images/rficn/2023-06-21T-18-02-09-00-00/000000.png" xlink:type="simple" xlink:show="embed" xlink:actuate="onLoad" draw:mime-type="image/png"/>
</draw:frame>
After extensive cheating and other improper behaviors were exposed, the global Snooker movement was in trouble, most of which involved China's top players.</text:p>
      <text:p text:style-name="P4">
The World Professional Package and the Snooker Association (WPBSA) have punished 10 Chinese players involved in the case, including Liang Wenbo and Li Xing, who were involved in the case this month</text:p>
      <text:p text:style-name="P4">
The Chinese Billiards Association echoed these lifelong sanctions in a statement today and imposed the same punishment.</text:p>
      <text:p text:style-name="P4">
The association stated that Liang Wenbo and Li Xing were punished by a lifetime ban, "prohibiting that they were prohibited from participating in all the billiards (hitting the ball) and activities in mainland China in any form and any identity."</text:p>
      <text:p text:style-name="P4">
In order to "Zhengfeng Discipline, Discipline,", the organization also implemented the domestic ban on 8 to 8 years of other 8 players. These 8 people include Zhao Xintong, Yan Bingtao, Lu Ning, Zhao Jianbo, Bai Langning, Chang Bingyu , Chen Zifan, Zhang Health.</text:p>
      <text:p text:style-name="P4">
News Source: <text:a xlink:type="simple" xlink:href="https://www.rfi.fr/cn/%E8%BF%90%E5%8A%A8%E5%A4%A9%E5%9C%B0/20230621-%E4%B8%AD%E5%9B%BD%E6%92%9E%E7%90%83%E5%BD%93%E5%B1%80%E5%BC%80%E9%93%A1-%E4%B8%A4%E5%90%8D%E6%B6%89%E5%81%87%E7%90%83%E7%90%83%E5%91%98%E9%81%AD%E7%BB%88%E8%BA%AB%E7%A6%81%E8%B5%9B" text:style-name="Internet_20_link" text:visited-style-name="Visited_20_Internet_20_Link">
https://www.rfi.fr/cn/%E8%BF%90%E5%8A%A8%E5%A4%A9%E5%9C%B0/20230621-%E4%B8%AD%E5%9B%BD%E6%92%9E%E7%90%83%E5%BD%93%E5%B1%80%E5%BC%80%E9%93%A1-%E4%B8%A4%E5%90%8D%E6%B6%89%E5%81%87%E7%90%83%E7%90%83%E5%91%98%E9%81%AD%E7%BB%88%E8%BA%AB%E7%A6%81%E8%B5%9B</text:a>
</text:p>
      <!--NEWS-->
      <text:h text:style-name="P10" text:outline-level="1">
<text:span text:style-name="T4">
Support Ukraine Meijin Golden aid</text:span>
</text:h>
      <text:p text:style-name="P4">
Publisher: 法新社</text:p>
      <text:p text:style-name="P4">
Published Time: 2023-06-21T-2:32:10+00:00</text:p>
      <text:p text:style-name="P4">
Modified Time: 2023-06-21T13:20:03+00:00</text:p>
      <text:p text:style-name="P4">
Description: (Agence France -Presse, London, 21st) U.S. Secretary of State Brosky announced today that the United States provides economic assistance of US $ 1.3 billion (approximately NT $ 40.2 billion) in Ukrain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6" text:anchor-type="as-char" svg:width="6.9236in" svg:height="3.617581in" draw:z-index="0">
<draw:image xlink:href="../Images/rficn/2023-06-21T-2-32-10-00-00/000000.png" xlink:type="simple" xlink:show="embed" xlink:actuate="onLoad" draw:mime-type="image/png"/>
</draw:frame>
Antony Blinken said at the Ukrainian reconstruction conference in London, UK: "While continuing to destroy Russia, we gathered here to help Ukraine rebuild life, the country, and the future."</text:p>
      <text:p text:style-name="P4">
He said, "Let's make it clear that Russia has caused Ukraine to be destroyed and will eventually bear the cost of rebuild Ukraine."</text:p>
      <text:p text:style-name="P4">
The remarks of Brinken attracted applause to respond on the spot, and also echoed the British and the European Union (EU).</text:p>
      <text:p text:style-name="P4">
After Russia's full invasion of Ukraine in February 2022, the United States has provided US $ 63 billion in Ukraine, and the latest gold aid from the US Congress has agreed.</text:p>
      <text:p text:style-name="P4">
News Source: <text:a xlink:type="simple" xlink:href="https://www.rfi.fr/cn/%E5%9B%BD%E9%99%85%E6%8A%A5%E9%81%93/20230621-%E6%94%AF%E6%8C%81%E4%B9%8C%E5%85%8B%E5%85%B0-%E7%BE%8E%E5%8A%A0%E7%A0%81%E9%87%91%E6%8F%B4" text:style-name="Internet_20_link" text:visited-style-name="Visited_20_Internet_20_Link">
https://www.rfi.fr/cn/%E5%9B%BD%E9%99%85%E6%8A%A5%E9%81%93/20230621-%E6%94%AF%E6%8C%81%E4%B9%8C%E5%85%8B%E5%85%B0-%E7%BE%8E%E5%8A%A0%E7%A0%81%E9%87%91%E6%8F%B4</text:a>
</text:p>
      <!--NEWS-->
      <text:h text:style-name="P10" text:outline-level="1">
<text:span text:style-name="T4">
The person in charge of the 5 -person submersible was said to have visited the Titani as a marketing strategy</text:span>
</text:h>
      <text:p text:style-name="P4">
Publisher: 法新社</text:p>
      <text:p text:style-name="P4">
Published Time: 2023-06-21T-25:32:08+00:00</text:p>
      <text:p text:style-name="P4">
Modified Time: 2023-06-21T07:05:01+00:00</text:p>
      <text:p text:style-name="P4">
Description: (Agence France -Presse Washington, 20th) The submersible of the exploring the wreckage of Titani was lost. The visit has stated that visiting the legendary shipwreck Tiedini is the part of the marketing strateg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7" text:anchor-type="as-char" svg:width="6.9236in" svg:height="3.617581in" draw:z-index="0">
<draw:image xlink:href="../Images/rficn/2023-06-21T-25-32-08-00-00/000000.png" xlink:type="simple" xlink:show="embed" xlink:actuate="onLoad" draw:mime-type="image/png"/>
</draw:frame>
In a video of Columbia Broadcasting Company News Modified video controller to manipulate.</text:p>
      <text:p text:style-name="P4">
However, he insisted that the basic design of the "Oceangate Expeditions" submersible is solid and reliable.</text:p>
      <text:p text:style-name="P4">
He acknowledged that visiting the wreckage of the legendary shipwreck Titani was a part of the marketing strategy because he attempted to strengthen his career and develop new innovative ideas for the submersible.</text:p>
      <text:p text:style-name="P4">
He told Smith -magazine: "If you want people to talk about underwater, they will definitely say that sharks, whales and Titani."</text:p>
      <text:p text:style-name="P4">
Xu also diluted the risk of going to the depths of the ocean, saying that he was more worried about what happened.</text:p>
      <text:p text:style-name="P4">
He said on the Podcast program "Unsung Science": "I am most worried about those things that will prevent me from reaching the water, such as hanging objects, fish nets and entangled dangers."</text:p>
      <text:p text:style-name="P4">
He also said that he was also worried that the passenger might slide down on the frozen deck on the way to the Titani or was injured by the sudden closing of the door.</text:p>
      <text:p text:style-name="P4">
"This is a dangerous part for me. However, for most people, the terrible place is to dive to the place where the pressure is 6000."</text:p>
      <text:p text:style-name="P4">
News Source: <text:a xlink:type="simple" xlink:href="https://www.rfi.fr/cn/%E5%9B%BD%E9%99%85%E6%8A%A5%E9%81%93/20230621-%E8%BD%BD5%E4%BA%BA%E6%BD%9C%E6%B0%B4%E5%99%A8%E5%A4%B1%E8%81%94-%E8%B4%9F%E8%B4%A3%E4%BA%BA%E6%9B%BE%E7%A7%B0%E6%8E%A2%E8%AE%BF%E9%93%81%E8%BE%BE%E5%B0%BC%E5%8F%B7%E4%B8%BA%E8%A1%8C%E9%94%80%E7%AD%96%E7%95%A5" text:style-name="Internet_20_link" text:visited-style-name="Visited_20_Internet_20_Link">
https://www.rfi.fr/cn/%E5%9B%BD%E9%99%85%E6%8A%A5%E9%81%93/20230621-%E8%BD%BD5%E4%BA%BA%E6%BD%9C%E6%B0%B4%E5%99%A8%E5%A4%B1%E8%81%94-%E8%B4%9F%E8%B4%A3%E4%BA%BA%E6%9B%BE%E7%A7%B0%E6%8E%A2%E8%AE%BF%E9%93%81%E8%BE%BE%E5%B0%BC%E5%8F%B7%E4%B8%BA%E8%A1%8C%E9%94%80%E7%AD%96%E7%95%A5</text:a>
</text:p>
      <!--NEWS-->
      <text:h text:style-name="P10" text:outline-level="1">
<text:span text:style-name="T4">
Biden discussed AI's risk and opportunity (Free Version)</text:span>
</text:h>
      <text:p text:style-name="P4">
Author: Jon Swartz</text:p>
      <text:p text:style-name="P4">
Publisher: 华尔街日报中文网</text:p>
      <text:p text:style-name="P4">
Published Time: 2023-06-21T-4:30:00.000Z</text:p>
      <text:p text:style-name="P4">
Modified Time: 2023-06-21T05:30:00.000Z</text:p>
      <text:p text:style-name="P4">
Created Time: 2023-06-21T04:16:00.000Z</text:p>
      <text:p text:style-name="P4">
Description: U.S. President Bynden met with artificial intelligence experts and researchers in San Francisco on Tuesday to discuss how to manage the opportunities and risks brought by AI in employment, children's rights, prejudice and prejudice, and information aspects.</text:p>
      <text:p text:style-name="P4">
Images: []</text:p>
      <text:p text:style-name="P4">
Categories: ['科技']</text:p>
      <text:p text:style-name="P4">
Keywords: SYND</text:p>
      <text:p text:style-name="P4">
Type: Article</text:p>
      <!--METADATA-->
      <text:p text:style-name="P4">
US President Biden(Joe Biden)I met with artificial intelligence in San Francisco on Tuesday(AI)Experts and researchers discuss how to manage the opportunities and risks brought by AI in employment, children's rights, prejudice and prejudice, and information aspects. The U.S. government is considering legal constraints such as formulating provisions for this rapid development.</text:p>
      <text:p text:style-name="P4">
News Source: <text:a xlink:type="simple" xlink:href="https://cn.wsj.com/articles/%E6%8B%9C%E7%99%BB%E4%B8%8E%E4%B8%93%E5%AE%B6%E8%AE%A8%E8%AE%BAai%E7%9A%84%E9%A3%8E%E9%99%A9%E5%92%8C%E6%9C%BA%E4%BC%9A-f140ba67" text:style-name="Internet_20_link" text:visited-style-name="Visited_20_Internet_20_Link">
https://cn.wsj.com/articles/%E6%8B%9C%E7%99%BB%E4%B8%8E%E4%B8%93%E5%AE%B6%E8%AE%A8%E8%AE%BAai%E7%9A%84%E9%A3%8E%E9%99%A9%E5%92%8C%E6%9C%BA%E4%BC%9A-f140ba67</text:a>
</text:p>
      <!--NEWS-->
      <text:h text:style-name="P10" text:outline-level="1">
<text:span text:style-name="T4">
How does the bond market push up the British mortgage interest rate? (Free version)</text:span>
</text:h>
      <text:p text:style-name="P4">
Authors: ['玛丽•麦克杜格尔', '西达尔特•文卡塔拉马克里希南']</text:p>
      <text:p text:style-name="P4">
Publisher: 英国《金融时报》</text:p>
      <text:p text:style-name="P4">
Time: 2023-06-21T00:26:57+00:00</text:p>
      <text:p text:style-name="P4">
Published Time: 2023-06-20T12:00:99+08:00</text:p>
      <text:p text:style-name="P4">
Modified Time: 2023-06-20T20:26:99+08:00</text:p>
      <text:p text:style-name="P4">
Description: Why is British mortgage interest rate rising? Will these interest rates continue to rise? How fast will interest rates fall? FT reporters sorted out important issues that affect the nerves of British buyers.</text:p>
      <text:p text:style-name="P4">
Images: ["<text:a xlink:type="simple" xlink:href="https://thumbor.ftacademy.cn/unsafe/picture/7/000183207_piclink.jpg" text:style-name="Internet_20_link" text:visited-style-name="Visited_20_Internet_20_Link">
000183207_pic...</text:a>
"]</text:p>
      <text:p text:style-name="P4">
Themes: ['英格兰央行', '关注']</text:p>
      <text:p text:style-name="P4">
Keywords: ['英格兰央行', '英国抵押贷款利率', '英国国债', '个人理财', '按揭', '解读', '英国政府', '汤森路透', '夸西•克沃滕']</text:p>
      <text:p text:style-name="P4">
Type: Article</text:p>
      <!--METADATA-->
      <text:p text:style-name="P4">
<draw:frame draw:style-name="fr1" draw:name="Image38" text:anchor-type="as-char" svg:width="6.9236in" svg:height="4.617987in" draw:z-index="0">
<draw:image xlink:href="../Images/FT Chinese Free Version/2023-06-21T00-26-57-00-00/000183207_piclink.jpg" xlink:type="simple" xlink:show="embed" xlink:actuate="onLoad" draw:mime-type="image/jpeg"/>
</draw:frame>
With the Bank of England(Bank of England)In the past 18 months, the borrowing costs have been raised, and the interest rate of British mortgage loans has soared. However, in the context of the stubbornness of inflation, the driver of the latest round of jumper (the average interest rate of two -year loans exceeded 6%this week) is the crazy guess of the financial market for the central bank's next step.</text:p>
      <text:p text:style-name="P4">
<text:span text:style-name="T4">
 Why is the mortgage interest rate rising? </text:span>
</text:p>
      <text:p text:style-name="P4">
News Source: <text:a xlink:type="simple" xlink:href="http://www.ftchinese.com/story/001100037" text:style-name="Internet_20_link" text:visited-style-name="Visited_20_Internet_20_Link">
http://www.ftchinese.com/story/001100037</text:a>
</text:p>
      <!--NEWS-->
      <text:h text:style-name="P10" text:outline-level="1">
<text:span text:style-name="T4">
Interview: Modi said that India is unprecedentedly trustworthy and talks about Indian leadership</text:span>
</text:h>
      <text:p text:style-name="P4">
Author: Rajesh Roy / Brendan Moran / Gordon Fairclough</text:p>
      <text:p text:style-name="P4">
Publisher: 华尔街日报中文网</text:p>
      <text:p text:style-name="P4">
Published Time: 2023-06-21T01:00:00.000Z</text:p>
      <text:p text:style-name="P4">
Modified Time: 2023-06-21T01:00:00.000Z</text:p>
      <text:p text:style-name="P4">
Created Time: 2023-06-20T05:30:00.000Z</text:p>
      <text:p text:style-name="P4">
Description: Indian Prime Minister Modi said that the relationship between India and the United States is more firm and deeper than ever. At the moment when the geopolitical pattern is turbulent, India takes action, hoping to obtain the position it should be on the world stage.</text:p>
      <text:p text:style-name="P4">
Images: []</text:p>
      <text:p text:style-name="P4">
Categories: ['国际']</text:p>
      <text:p text:style-name="P4">
Keywords: SYND</text:p>
      <text:p text:style-name="P4">
Type: Article</text:p>
      <!--METADATA-->
      <text:p text:style-name="P4">
Indian Prime Minister Modi(Narendra Modi)It means that the relationship between India and the United States is more firm and deeper than ever. At the moment when the geopolitical pattern is turbulent, India takes action, hoping to obtain the position it should be on the world stage.</text:p>
      <text:p text:style-name="P4">
News Source: <text:a xlink:type="simple" xlink:href="https://cn.wsj.com/articles/%E4%B8%93%E8%AE%BF-%E8%8E%AB%E8%BF%AA%E7%A7%B0%E5%8D%B0%E7%BE%8E%E7%A9%BA%E5%89%8D%E4%BA%92%E4%BF%A1-%E5%A4%A7%E8%B0%88%E5%8D%B0%E5%BA%A6%E9%A2%86%E5%AF%BC%E5%9C%B0%E4%BD%8D-9607fe6a" text:style-name="Internet_20_link" text:visited-style-name="Visited_20_Internet_20_Link">
https://cn.wsj.com/articles/%E4%B8%93%E8%AE%BF-%E8%8E%AB%E8%BF%AA%E7%A7%B0%E5%8D%B0%E7%BE%8E%E7%A9%BA%E5%89%8D%E4%BA%92%E4%BF%A1-%E5%A4%A7%E8%B0%88%E5%8D%B0%E5%BA%A6%E9%A2%86%E5%AF%BC%E5%9C%B0%E4%BD%8D-9607fe6a</text:a>
</text:p>
      <!--NEWS-->
      <text:h text:style-name="P10" text:outline-level="1">
<text:span text:style-name="T4">
Wall Street again folds the "Chinese Dream" again</text:span>
</text:h>
      <text:p text:style-name="P4">
Author: Jacky Wong</text:p>
      <text:p text:style-name="P4">
Publisher: 华尔街日报中文网</text:p>
      <text:p text:style-name="P4">
Published Time: 2023-06-21T01:05:00.000Z</text:p>
      <text:p text:style-name="P4">
Modified Time: 2023-06-21T01:05:00.000Z</text:p>
      <text:p text:style-name="P4">
Created Time: 2023-06-19T01:44:00.000Z</text:p>
      <text:p text:style-name="P4">
Description: Wall Street has always coveted the imagination of Chinese wealth. Now it finally has a chance, but the situation is not exactly planned as planned.</text:p>
      <text:p text:style-name="P4">
Images: []</text:p>
      <text:p text:style-name="P4">
Categories: ['金融市场', '股闻天下']</text:p>
      <text:p text:style-name="P4">
Keywords: SYND,LINK:EN|WP-WSJ-0000986661</text:p>
      <text:p text:style-name="P4">
Type: Article</text:p>
      <!--METADATA-->
      <text:p text:style-name="P4">
Wall Street has always coveted the imagination of Chinese wealth. Now it finally has a chance.(https://cn.wsj.com/articles/CN-CEC-20230617083331) 。</text:p>
      <text:p text:style-name="P4">
News Source: <text:a xlink:type="simple" xlink:href="https://cn.wsj.com/articles/%E5%8D%8E%E5%B0%94%E8%A1%97%E5%86%8D%E6%AC%A1%E6%8A%98%E6%88%9F-%E4%B8%AD%E5%9B%BD%E6%A2%A6-e83c8a1c" text:style-name="Internet_20_link" text:visited-style-name="Visited_20_Internet_20_Link">
https://cn.wsj.com/articles/%E5%8D%8E%E5%B0%94%E8%A1%97%E5%86%8D%E6%AC%A1%E6%8A%98%E6%88%9F-%E4%B8%AD%E5%9B%BD%E6%A2%A6-e83c8a1c</text:a>
</text:p>
      <!--NEWS-->
      <text:h text:style-name="P10" text:outline-level="1">
<text:span text:style-name="T4">
Sudan: Discuss a new ceasefire agreement extended to the Law Festival, and the fire of the intelligence headquarters</text:span>
</text:h>
      <text:p text:style-name="P4">
Author: 半岛电视台＋通讯社</text:p>
      <text:p text:style-name="P4">
Publisher: Al Jazeera</text:p>
      <text:p text:style-name="P4">
Published Time: 2023-06-21T01:16:49</text:p>
      <text:p text:style-name="P4">
Modified Time: 2023-06-21T01:17:46</text:p>
      <text:p text:style-name="P4">
Description: A Sudan source told the Peninsula TV that the Sudan army and the rapid support forces were discussing a new ceasefire agreement related to the Clamp Festival in Gadida, Saudi Arabia. In addition, the military released some photos of the high fire of the capital of Kagole Intelligence headquarters in the capital.</text:p>
      <text:p text:style-name="P4">
Images: ["<text:a xlink:type="simple" xlink:href="https://chinese.aljazeera.net/wp-content/uploads/2023/06/1-1687308437.jpg" text:style-name="Internet_20_link" text:visited-style-name="Visited_20_Internet_20_Link">
1-1687308437.jpg</text:a>
", "<text:a xlink:type="simple" xlink:href="https://chinese.aljazeera.net/wp-content/uploads/2023/06/2-1687308446.jpg" text:style-name="Internet_20_link" text:visited-style-name="Visited_20_Internet_20_Link">
2-1687308446.jpg</text:a>
"]</text:p>
      <text:p text:style-name="P4">
Topics: ['军事', '政治', '新闻']</text:p>
      <text:p text:style-name="P4">
Keywords: ['军事', '政治', '新闻', '苏丹', '非洲']</text:p>
      <text:p text:style-name="P4">
Type: Article</text:p>
      <!--METADATA-->
      <text:p text:style-name="P4">
<draw:frame draw:style-name="fr1" draw:name="Image39" text:anchor-type="as-char" svg:width="6.9236in" svg:height="3.894525in" draw:z-index="0">
<draw:image xlink:href="../Images/Aljazeera Chinese/2023-06-21T01-16-49/1-1687308437.jpg" xlink:type="simple" xlink:show="embed" xlink:actuate="onLoad" draw:mime-type="image/jpeg"/>
</draw:frame>
Conflicts lead to thick smoke above the city</text:p>
      <text:p text:style-name="P4">
A Sudan source told the Peninsula TV that the Sudan army and the rapid support forces are discussing a new ceasefire agreement related to the Clamp of Law Festival in Gadida, Saudi Arabia, and the current ceasefire agreement will end on Wednesday, June 21. In addition, the military released some photos of the fire in the capital of the capital Khamoum Intelligence Headquarters.</text:p>
      <text:p text:style-name="P4">
A familiar Sudan source told the Peninsula TV that with the three -day ceasefire approaching the end, the Sudan army and the rapid support forces are discussing the new long -term ceasefire agreement related to the Jaid Law Festival.</text:p>
      <text:p text:style-name="P4">
Saudi Foreign Minister Fasal Ben Falhan Prince of Falhan and the Chairman of the Sudan Transitioning Sovereign Committee, Abdul Fathar Burhan, and the commander of the rapid support forces Muhammad Hamdan (Hehe Merti) discussed to calm the state of the country, stop all forms of military upgrades, and resort to political solution.</text:p>
      <text:p text:style-name="P4">
According to two statements from the Ministry of Foreign Arabia, a few hours before Sudan's three -day humanitarian ceasefire ended, Boalhan and Burghan and Hermeity had been called twice. Observer predicts that the agreement will be extended on the occasion of the Law Festival on June 28.</text:p>
      <text:p text:style-name="P4">
<draw:frame draw:style-name="fr1" draw:name="Image40" text:anchor-type="as-char" svg:width="6.9236in" svg:height="3.894525in" draw:z-index="0">
<draw:image xlink:href="../Images/Aljazeera Chinese/2023-06-21T01-16-49/2-1687308446.jpg" xlink:type="simple" xlink:show="embed" xlink:actuate="onLoad" draw:mime-type="image/jpeg"/>
</draw:frame>
Sudan's continuous battle has led to more than 2.5 million Sudan people displaced</text:p>
      <text:p text:style-name="P4">
According to these two statements, during the call, they discussed the development of the Sudan situation. Foreign Minister emphasizes the importance of the Sudan parties to restore the safety of humanitarian work, protect civilians and rescue personnel, and the humanitarian corridor in order to basic assistance to reach.</text:p>
      <text:p text:style-name="P4">
Since May 6, Saudi Arabia and the United States have been promoting talks between the Sudan army and the rapid support forces. On the 11th of the same month, the two parties reached the first agreement to observe civilians in Gada and announced that more than one ceasefire was announced. However During the period, the conflict between the two parties violated the rules and accused each other, prompting Riyadh and Washington to suspend negotiations.</text:p>
      <text:p text:style-name="P4">
Although the conflict intensity between the army and the rapid support of the army during the ceasefire period has decreased, light weapons firms still occurred in the Khamoum area.</text:p>
      <text:h text:style-name="P13" text:outline-level="4">
<text:span text:style-name="T4">
Information Headquarters</text:span>
</text:h>
      <text:p text:style-name="P4">
On the 20th, on Tuesday, the Sudan army released some photos that seemed to have a fire at the Kazumouum Intelligence Headquarters. The Intelligence Headquarters is located in the same hospital as the Ministry of Defense, the General Command of the Armed Forces, and the Presidential Residence.</text:p>
      <text:p text:style-name="P4">
According to a statement from the fast support forces, it accused the army of bombarding the headquarters of the General Administration of Intelligence on Tuesday evening with the "violation of the ceasefire agreement."</text:p>
      <text:p text:style-name="P4">
The statement said, "The army bombed the headquarters of the General Administration of Intelligence in Khamoum, which is located in the fast -supporting troops control zone."</text:p>
      <text:p text:style-name="P4">
The fast support forces believe that "the General Administration of Bombing and Burning Intelligence is an open attempt to erase the document traces of the dirty behavior that they made in the whole era."</text:p>
      <text:p text:style-name="P4">
The Sudan army has not yet explained the reasons and situations of the headquarters of the General Administration of Intelligence.</text:p>
      <text:p text:style-name="P4">
Against the background, Mauritanian media reported that the gunman rushed into the Modinanian Embassy in Khatunu on the 20th and ransacked the inside. They seized the three cars of the ambassador and the ambassador staff.</text:p>
      <text:p text:style-name="P4">
Novak Schott has not yet commented on the attack on the Sudan Capital Embassy.</text:p>
      <text:h text:style-name="P13" text:outline-level="4">
<text:span text:style-name="T4">
Humanitarian aid</text:span>
</text:h>
      <text:p text:style-name="P4">
US Secretary of State Anthony Brinkeng said his country and Saudi Arabia continue to communicate with sultans every day to promote humanitarian assistance.</text:p>
      <text:p text:style-name="P4">
In a statement, Brinken called on the Sudan authorities to eliminate obstacles and ensure humanitarian access to save life and reduce pain.</text:p>
      <text:p text:style-name="P4">
The US Secretary of State added that Washington has allocated more than $ 172 million in additional humanitarian assistance to provide assistance to Sudan and neighboring people affected by the persistent humanitarian crisis.</text:p>
      <text:p text:style-name="P4">
The United Nations said on Tuesday that Sudan's continuous battle has led to more than 2.5 million Sudan people. Among them, those who have displaced people and refugees, especially the Darfur region, are full of corpses.</text:p>
      <text:p text:style-name="P4">
Since mid -April, the army and the rapid support forces led by Abdul Fatak Burhan have conflicts in Khatoum and other cities, causing hundreds of civilians to die, thousands of civilians injured, and regional regions. And international mediation has been working hard to achieve permanent ceasefire.</text:p>
      <text:p text:style-name="P4">
News Source: <text:a xlink:type="simple" xlink:href="https://chinese.aljazeera.net/news/military/2023/6/21/%e8%8b%8f%e4%b8%b9%e8%ae%a8%e8%ae%ba%e5%bb%b6%e9%95%bf%e8%87%b3%e5%ae%b0%e7%89%b2%e8%8a%82%e7%9a%84%e6%96%b0%e5%81%9c%e7%81%ab%e5%8d%8f%e8%ae%ae%e6%83%85%e6%8a%a5%e6%80%bb%e9%83%a8" text:style-name="Internet_20_link" text:visited-style-name="Visited_20_Internet_20_Link">
https://chinese.aljazeera.net/news/military/2023/6/21/%e8%8b%8f%e4%b8%b9%e8%ae%a8%e8%ae%ba%e5%bb%b6%e9%95%bf%e8%87%b3%e5%ae%b0%e7%89%b2%e8%8a%82%e7%9a%84%e6%96%b0%e5%81%9c%e7%81%ab%e5%8d%8f%e8%ae%ae%e6%83%85%e6%8a%a5%e6%80%bb%e9%83%a8</text:a>
</text:p>
      <!--NEWS-->
      <text:h text:style-name="P10" text:outline-level="1">
<text:span text:style-name="T4">
Hunter Biden reached a guilt agreement on tax charges (Free Version)</text:span>
</text:h>
      <text:p text:style-name="P4">
Author: C. Ryan Barber / Sadie Gurman / Aruna Viswanatha</text:p>
      <text:p text:style-name="P4">
Publisher: 华尔街日报中文网</text:p>
      <text:p text:style-name="P4">
Published Time: 2023-06-21T01:20:00.000Z</text:p>
      <text:p text:style-name="P4">
Modified Time: 2023-06-21T01:20:00.000Z</text:p>
      <text:p text:style-name="P4">
Created Time: 2023-06-20T22:27:00.000Z</text:p>
      <text:p text:style-name="P4">
Description: Hunter Biden, the son of President Biden, has reached an agreement to confess his guilty allegations of taxation, which may be exempted from being imprisoned, and avoiding a politically explosive lawsuit when his father's election is re -elected.</text:p>
      <text:p text:style-name="P4">
Images: []</text:p>
      <text:p text:style-name="P4">
Categories: ['国际']</text:p>
      <text:p text:style-name="P4">
Keywords: SYND</text:p>
      <text:p text:style-name="P4">
Type: Article</text:p>
      <!--METADATA-->
      <text:p text:style-name="P4">
Hunter Biden, the son of US President Biden(Hunter Biden)Agreement has been reached to confess the charges of taxation, which may be exempted from imprisonment, and avoids politically explosive lawsuits when his father's election is re -elected.</text:p>
      <text:p text:style-name="P4">
News Source: <text:a xlink:type="simple" xlink:href="https://cn.wsj.com/articles/%E4%BA%A8%E7%89%B9-%E6%8B%9C%E7%99%BB%E5%B0%B1%E7%A8%8E%E5%8A%A1%E6%8C%87%E6%8E%A7%E8%BE%BE%E6%88%90%E8%AE%A4%E7%BD%AA%E5%8D%8F%E8%AE%AE-b0fe998" text:style-name="Internet_20_link" text:visited-style-name="Visited_20_Internet_20_Link">
https://cn.wsj.com/articles/%E4%BA%A8%E7%89%B9-%E6%8B%9C%E7%99%BB%E5%B0%B1%E7%A8%8E%E5%8A%A1%E6%8C%87%E6%8E%A7%E8%BE%BE%E6%88%90%E8%AE%A4%E7%BD%AA%E5%8D%8F%E8%AE%AE-b0fe998</text:a>
</text:p>
      <!--NEWS-->
      <text:h text:style-name="P10" text:outline-level="1">
<text:span text:style-name="T4">
BBC survey: Monkey community across Indonesia and the United States</text:span>
</text:h>
      <text:p text:style-name="P4">
Author: https://www.facebook.com/bbcworldservice/</text:p>
      <text:p text:style-name="P4">
Publisher: BBC News 中文</text:p>
      <text:p text:style-name="P4">
Published Time: 2023-06-21T02:06:48.000Z</text:p>
      <text:p text:style-name="P4">
Modified Time: 2023-06-21T02:06:48.000Z</text:p>
      <text:p text:style-name="P4">
Description: A one -year BBC survey revealed the monkey -abuse community across Indonesia and the United States.</text:p>
      <text:p text:style-name="P4">
Images: []</text:p>
      <text:p text:style-name="P4">
Videos: ["<text:a xlink:type="simple" xlink:href="https://www.bbc.com/ws/av-embeds/cps/zhongwen/simp/world-65969986/p0fwbm81/zh-hans" text:style-name="Internet_20_link" text:visited-style-name="Visited_20_Internet_20_Link">
zh-hans</text:a>
"]</text:p>
      <text:p text:style-name="P4">
Tags: ['动物', '英国', '印度尼西亚', '美国', '动物权利']</text:p>
      <text:p text:style-name="P4">
Type: Article</text:p>
      <!--METADATA-->
      <text:h text:style-name="P12" text:outline-level="3">
<text:span text:style-name="T4">
BBC Investigation: Monkey Tromatography across Indonesia and the United States</text:span>
</text:h>
      <text:p text:style-name="P4">
[Video-1-Link:/WS/AV-EMBEDS/CPS/ZHONGWEN/SIMP/World-65969986/P0FWBM81/ZH-HansS]](https://www.bbc.com/ws/av-embeds/cps/zhongwen/simp/world-65969986/p0fwbm81/zh-hans)<text:span text:style-name="T4">
 Your equipment does not support playing multimedia materials </text:span>
<text:span text:style-name="T4">
* BBC survey: the abuse monkey community across Indonesia and the United States </text:span>
 2023 am at 2:06 am on June 21, 2023</text:p>
      <text:p text:style-name="P4">
A one -year survey of BBC revealed the monkey -abuse community across Indonesia and the United States. These groups of abuse and hate monkeys started to Youtube, and then transferred to Telegram encryption group.</text:p>
      <text:p text:style-name="P4">
The BBC found that hundreds of "customers" from the United States, the United Kingdom, and other countries paid for Indonesians to abuse and kill long -tailed macaque babies.</text:p>
      <text:p text:style-name="P4">
Through an undercover way, the BBC tracks the abusers of Indonesia, as well as buyers and dealers in the United States.</text:p>
      <text:p text:style-name="P4">
News Source: <text:a xlink:type="simple" xlink:href="https://www.bbc.com/zhongwen/simp/world-65969986" text:style-name="Internet_20_link" text:visited-style-name="Visited_20_Internet_20_Link">
https://www.bbc.com/zhongwen/simp/world-65969986</text:a>
</text:p>
      <!--NEWS-->
      <text:h text:style-name="P10" text:outline-level="1">
<text:span text:style-name="T4">
The "Hunting Fox Hunting" was convicted of the New York's former sheriff in the United States</text:span>
</text:h>
      <text:p text:style-name="P4">
Author: None (Language: zh)</text:p>
      <text:p text:style-name="P4">
Publisher: None</text:p>
      <text:p text:style-name="P4">
Time: 2023-06-21T02:08:00Z</text:p>
      <text:p text:style-name="P4">
Description: The US court recently tried a case related to the "Fox Hunting Action" in China. One former New York City Police Officer and two Chinese citizens were accused of illegally serving as Chinese special agents. What did the three defendants do and what were the establishment?</text:p>
      <text:p text:style-name="P4">
Videos: []</text:p>
      <text:p text:style-name="P4">
Images: []</text:p>
      <text:p text:style-name="P4">
Subject: 时政风云</text:p>
      <text:p text:style-name="P4">
Subjects: ['南希·佩洛西', '专题报道：习近平访美']</text:p>
      <text:p text:style-name="P4">
Keywords: ['猎狐', '特工', '中美关系', '逃犯条例']</text:p>
      <text:p text:style-name="P4">
Id: 65985011</text:p>
      <!--METADATA-->
      <text:p text:style-name="P4">
<text:a xlink:type="simple" xlink:href="https://www.dw.com/zh/overlay/image/article/65985011/65055001" text:style-name="Internet_20_link" text:visited-style-name="Visited_20_Internet_20_Link">
 </text:a>
A former New York City Police officer was accused of illegally serving as a Chinese special agent to intimidate the return of the US Chinese fugitives to be tried (schematic).</text:p>
      <text:p text:style-name="P4">
(Voice of German in Chinese) A <text:a xlink:type="simple" xlink:href="https://www.dw.com/zh/zh/紐約警官捲入中國獵狐行動案件開審/a-65787904" text:style-name="Internet_20_link" text:visited-style-name="Visited_20_Internet_20_Link">
former New York City Police Officer was accused of illegally acting as a Chinese agent</text:a>
, Trying to get a Chinese who has been accused of corruption and currently living in the United States by intimidation. The jury sentenced him to tracking and illegally serving as a Chinese special agent on Tuesday (June 20), but the crime of conspiracy to act as a foreign agent was not established. There are also two other Chinese citizens of the same case. The maximum sentences faced by three people ranging from 10 to 25 years.</text:p>
      <text:p text:style-name="P4">
The federal prosecutor of Brooklyn, New York said the defendant Michael McMahon was hired to monitor the residents of Xujin (transliteration) who moved to New Jersey for corruption due to corruption in 2010.</text:p>
      <text:p text:style-name="P4">
Prosecutors stated that this case is a series of cases <text:a xlink:type="simple" xlink:href="https://www.dw.com/zh/zh/又有7人因猎狐行动在美国被起诉/a-63517697" text:style-name="Internet_20_link" text:visited-style-name="Visited_20_Internet_20_Link">
involved in China's "Fox Hunting Action"</text:a>
Among the first cases in the United States, the prosecution will "firmly expose and prevent the Chinese government from crossing the multinational suppression plan for our border." The "Fox Hunting Action" is the repatriation of the Chinese law enforcement department overseas. ](https://www.dw.com/zh/zh/fbi局长对中国在美国设立警察站深感担忧/a-63812329)In this regard, the Chinese Embassy in Washington stated that the three defendants in the case were not Chinese law enforcement officers, and the allegations of the United States were slander and rumors; and the repatriation of corruption fugitives and recovering illegal income was a widely recognized cause of justice in the international community.</text:p>
      <text:p text:style-name="P4">
McMahon was originally a police officer in New York City and changed to a private detective after retirement. He refused to plead guilty and claimed that he did not know that he was serving the Chinese government, thinking that he was working for a company that recovered the stolen funds: "If I know that I am a foreign government, even if there is only one moment, I am all of me. I won't take this case. I will notify the Federal Investigation Bureau. "</text:p>
      <text:p text:style-name="P4">
In this regard, the prosecutor refuted in the conclusion of the case on June 14 that McMahon not only knew that the Chinese government was a black hand behind the scenes, but also paid with Chinese officials in the chain bakery in New Jersey: "engaged in legal business People will not receive a stack of cash worth $ 5,000 in PaneraBread. "</text:p>
      <text:p text:style-name="P4">
McMahon's lawyer said he would appeal to the guilty ruling.</text:p>
      <text:h text:style-name="P12" text:outline-level="3">
<text:span text:style-name="T4">
Two Chinese citizens are convicted</text:span>
</text:h>
      <text:p text:style-name="P4">
There are two other Chinese citizens who lived in the United States in this case, namely Zheng Cong Conying and Zhu Yong (transliteration, zhuyong) who provided preliminary information to him in 2016 and provided preliminary information.</text:p>
      <text:p text:style-name="P4">
China has been accused of expanding monitoring and coercion to overseas through the "fox hunting operation" (schematic diagram).</text:p>
      <text:p text:style-name="P4">
Prosecutor said that the victim of the case Xu Jin served as a municipal official of Wuhan before moving the United States, and China accused him of collecting bribes with his wife Liu Fang. Xu Jin's husband and wife denied corruption and claimed to be the target of attack because of conflict with the CCP's power structure.</text:p>
      <text:p text:style-name="P4">
Prosecutors said that because there is no extradition treaty between China and the United States, China cannot formally force Xu Jin to return to China to be tried. Therefore, in the past few years, Zhu Yong, Zheng Cong, McMahong and eight others jointly tried to promote Xu Jin. back to China. The Associated Press reported that three of these people had pleaded guilty, but it was believed that 5 people were in China.</text:p>
      <text:p text:style-name="P4">
These methods include sending derogatory information to the friends of Xu Jin's adult daughter on Facebook and sending a massive letter to his relatives in New Jersey; a Chinese prosecutor even forced Xu Jin's eighty father to fly to New Jersey Lobbying his son returned to China. In 2018, Zheng Congying still posted a note on Xu Jin's door, which said, "If you are willing to return to the mainland for 10 years, your wife will be fine, and this is the end."</text:p>
      <text:p text:style-name="P4">
Xu Jin said that the threat of the Communist Party of China was only a spiritual level for him, but after he saw the note, he realized that it was "a personal threat."</text:p>
      <text:p text:style-name="P4">
Zhu Yong was convicted of illegal foreign agents, tracking, cross -state tracking, and conspiracy to act as illegal foreign agents. His lawyer argued that Zhu Yong was "used" by China and as an agent of foreign government without knowing it, and he should not be responsible for it.</text:p>
      <text:p text:style-name="P4">
Zheng Congying was ruled to be charged with tracking and conspiracy to follow up, but all crimes such as Chinese agents were not established. His lawyer said that although she was disappointed with the judgment of tracking sin, he was glad that the jury believed that Zheng "had nothing to do with the Chinese government."</text:p>
      <text:p text:style-name="P4">
News Source: <text:a xlink:type="simple" xlink:href="https://www.dw.com/zh/為中國「獵狐」在美受審-紐約前警長獲罪/a-65985011" text:style-name="Internet_20_link" text:visited-style-name="Visited_20_Internet_20_Link">
https://www.dw.com/zh/為中國「獵狐」在美受審-紐約前警長獲罪/a-65985011?maca=chi-rss-chi-all-1127-rdf</text:a>
</text:p>
      <!--NEWS-->
      <text:h text:style-name="P10" text:outline-level="1">
<text:span text:style-name="T4">
Dialogue Liu Xiangcheng: The lens is not only the Free Version (Free Version)</text:span>
</text:h>
      <text:p text:style-name="P4">
Authors: ['朱振']</text:p>
      <text:p text:style-name="P4">
Publisher: 英国《金融时报》</text:p>
      <text:p text:style-name="P4">
Time: 2023-06-21T02:25:10+00:00</text:p>
      <text:p text:style-name="P4">
Published Time: 2023-06-20T12:00:99+08:00</text:p>
      <text:p text:style-name="P4">
Modified Time: 2023-06-20T12:00:99+08:00</text:p>
      <text:p text:style-name="P4">
Description: In the past half a century, Liu Xiangcheng continued to capture the images of the times. He believes that photography is not only recorded at this moment, but it can also help people see the way and where they come.</text:p>
      <text:p text:style-name="P4">
Images: []</text:p>
      <text:p text:style-name="P4">
Themes: ['人物', '关注']</text:p>
      <text:p text:style-name="P4">
Keywords: ['人物', '摄影', '刘香成', '艺术', '社会', '历史']</text:p>
      <text:p text:style-name="P4">
Type: Article</text:p>
      <!--METADATA-->
      <text:p text:style-name="P4">
Liu Xiangcheng, 72, still cares about the details of the story.</text:p>
      <text:p text:style-name="P4">
In a cafe near the center of Shanghai, Liu Xiangcheng was sitting opposite the small table. His complexion was good, the tone of the speech was gentle and stable.</text:p>
      <text:p text:style-name="P4">
News Source: <text:a xlink:type="simple" xlink:href="http://www.ftchinese.com/story/001100026" text:style-name="Internet_20_link" text:visited-style-name="Visited_20_Internet_20_Link">
http://www.ftchinese.com/story/001100026</text:a>
</text:p>
      <!--NEWS-->
      <text:h text:style-name="P10" text:outline-level="1">
<text:span text:style-name="T4">
Energy giant set off the underground circles</text:span>
</text:h>
      <text:p text:style-name="P4">
Author: Phred Dvorak</text:p>
      <text:p text:style-name="P4">
Publisher: 华尔街日报中文网</text:p>
      <text:p text:style-name="P4">
Published Time: 2023-06-21T02:40:00.000Z</text:p>
      <text:p text:style-name="P4">
Modified Time: 2023-06-21T02:40:00.000Z</text:p>
      <text:p text:style-name="P4">
Created Time: 2023-06-20T07:34:00.000Z</text:p>
      <text:p text:style-name="P4">
Description: Energy giants are investing in huge funding for underground land for carbon sealing. Critics believe that carbon sealing is only a measure of authority, which will only allow companies to avoid more difficult decarbon strategies. Even many supporters also believe that the cost of carbon seals is too high and does not have business significance.</text:p>
      <text:p text:style-name="P4">
Images: []</text:p>
      <text:p text:style-name="P4">
Categories: ['商业']</text:p>
      <text:p text:style-name="P4">
Keywords: SYND,LINK:EN|WP-WSJ-0000986978</text:p>
      <text:p text:style-name="P4">
Type: Article</text:p>
      <!--METADATA-->
      <text:p text:style-name="P4">
Last year, Western Petroleum Corporation(Occidental Petroleum Co., OXY)When the agent came to Dennisdugat in the farm in eastern Houston, Dugat thought that the group was here to play with him.</text:p>
      <text:p text:style-name="P4">
News Source: <text:a xlink:type="simple" xlink:href="https://cn.wsj.com/articles/%E4%B8%BA%E5%B0%81%E5%AD%98%E4%BA%8C%E6%B0%A7%E5%8C%96%E7%A2%B3-%E8%83%BD%E6%BA%90%E5%B7%A8%E5%A4%B4%E6%8E%80%E8%B5%B7%E5%9C%B0%E4%B8%8B%E5%9C%88%E5%9C%B0%E6%BD%AE-c5b66e8f" text:style-name="Internet_20_link" text:visited-style-name="Visited_20_Internet_20_Link">
https://cn.wsj.com/articles/%E4%B8%BA%E5%B0%81%E5%AD%98%E4%BA%8C%E6%B0%A7%E5%8C%96%E7%A2%B3-%E8%83%BD%E6%BA%90%E5%B7%A8%E5%A4%B4%E6%8E%80%E8%B5%B7%E5%9C%B0%E4%B8%8B%E5%9C%88%E5%9C%B0%E6%BD%AE-c5b66e8f</text:a>
</text:p>
      <!--NEWS-->
      <text:h text:style-name="P10" text:outline-level="1">
<text:span text:style-name="T4">
Russia: If Crimea is bombed, the United States and Britain will "fall into conflict"</text:span>
</text:h>
      <text:p text:style-name="P4">
Author: 通讯社</text:p>
      <text:p text:style-name="P4">
Publisher: Al Jazeera</text:p>
      <text:p text:style-name="P4">
Published Time: 2023-06-21T02:47:59</text:p>
      <text:p text:style-name="P4">
Modified Time: 2023-06-21T02:47:59</text:p>
      <text:p text:style-name="P4">
Description: Russia has accused Ukraine of Crimea, an annexed Crimea, an annexed in U.S. and Britain, and warned that Russia will retaliate if this happens.</text:p>
      <text:p text:style-name="P4">
Images: ["<text:a xlink:type="simple" xlink:href="https://chinese.aljazeera.net/wp-content/uploads/2023/06/1-1687314979.jpg" text:style-name="Internet_20_link" text:visited-style-name="Visited_20_Internet_20_Link">
1-1687314979.jpg</text:a>
", "<text:a xlink:type="simple" xlink:href="https://chinese.aljazeera.net/wp-content/uploads/2023/06/1-1687315048.png" text:style-name="Internet_20_link" text:visited-style-name="Visited_20_Internet_20_Link">
1-1687315048.png</text:a>
", "<text:a xlink:type="simple" xlink:href="https://chinese.aljazeera.net/wp-content/uploads/2023/06/2-1687315117.jpg" text:style-name="Internet_20_link" text:visited-style-name="Visited_20_Internet_20_Link">
2-1687315117.jpg</text:a>
", "<text:a xlink:type="simple" xlink:href="https://chinese.aljazeera.net/wp-content/uploads/2023/06/3-1687315149.jpg" text:style-name="Internet_20_link" text:visited-style-name="Visited_20_Internet_20_Link">
3-1687315149.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44" text:anchor-type="as-char" svg:width="6.9236in" svg:height="4.312277in" draw:z-index="0">
<draw:image xlink:href="../Images/Aljazeera Chinese/2023-06-21T02-47-59/1-1687314979.jpg" xlink:type="simple" xlink:show="embed" xlink:actuate="onLoad" draw:mime-type="image/jpeg"/>
</draw:frame>
Shogu: Ukraine plans to attack Crimea with a missile provided by NATO</text:p>
      <text:p text:style-name="P4">
Russia has accused Ukraine of Crimea, an annexed Crimea, an annexed in U.S. and Britain, and warned that Russia will retaliate if this happens.</text:p>
      <text:p text:style-name="P4">
Russian Defense Minister Sergei Sho Guru said at a military official meeting on Tuesday that information held by Moscow showed that Ukraine plans to use the U.S. long -range rocket system and the "Storm Shadow" cruise missiles provided by the United Kingdom to attack Crimi Ya.</text:p>
      <text:p text:style-name="P4">
"The use of these missiles outside of our special military operation area means that the United States and the United Kingdom will be fully dragged into the conflict and will immediately crack down on Ukraine's decision -making centers."</text:p>
      <text:p text:style-name="P4">
Russia annexed the Crimean Peninsula in Ukraine in 2014 and believed that the peninsula was not within its invasion -the focus was on the eastern and southern parts of Ukraine, and Ukraine was fighting to recapture the territory.</text:p>
      <text:p text:style-name="P4">
Kiev said it was fighting for the survival of a colonial conquest war and stated that it wanted to recover all its territories, including Crimea, where the Russian Black Sea Navy base was located.</text:p>
      <text:p text:style-name="P4">
Sho Gulu said that since June 4, the Ukrainian armed forces have launched a 263 attack on the Russian position, and Moscow believes that this is the beginning of the Ukraine counterattack.</text:p>
      <text:p text:style-name="P4">
The Russian Ministry of Defense, Shiyu, said, "Due to the cleverness and selfless actions of our troops, all (attacks) were repelled, and the enemy did not achieve the goal."</text:p>
      <text:p text:style-name="P4">
<draw:frame draw:style-name="fr1" draw:name="Image45" text:anchor-type="as-char" svg:width="6.9236in" svg:height="6.9236in" draw:z-index="0">
<draw:image xlink:href="../Images/Aljazeera Chinese/2023-06-21T02-47-59/1-1687315048.png" xlink:type="simple" xlink:show="embed" xlink:actuate="onLoad" draw:mime-type="image/png"/>
</draw:frame>
The Russian -Ukraine Ukraine was launched to attack Ukraine, saying that the other three villages in the east of Zapolo -Novodrivka, Lavadne and Lobokovir. Earlier, Kiev's army claimed that Neskocchine, Storojev, Blahodatne and Macarifka, who had regained the edge of Donetsk</text:p>
      <text:h text:style-name="P13" text:outline-level="4">
<text:span text:style-name="T4">
"Physical cleaning of Ukraine"</text:span>
</text:h>
      <text:p text:style-name="P4">
Ukraine said that in the early stage of the counterattack, it had regained eight villages. A national defense official promised that although Kiev's "biggest blow" was coming, although the Moscow army was stubborn.</text:p>
      <text:p text:style-name="P4">
Ukrainian President Zelei said in his night video speech, "At this time, our soldiers in the south and east are actively destroying the enemy and physical cleaning Ukraine."</text:p>
      <text:p text:style-name="P4">
"Defending terrorism means eliminating terrorists, which ensures that evil countries have never had the opportunity to bring evil to Ukraine."</text:p>
      <text:p text:style-name="P4">
Ukrainian officials said Russia attacked the military and infrastructure goals of Kiev and other regions of the country on Tuesday, including the western region far from the front line.</text:p>
      <text:p text:style-name="P4">
Also on Tuesday, the local authorities in the town of New Carhofka, southern in the southern region of Russia, said that the Ukrainian drone attack caused a woman's death, the four were injured, and the wandering ammunition drone -being called " The Shenfeng Special offensive team drone " -launched an attack on public service facilities.</text:p>
      <text:p text:style-name="P4">
At the time of the air strike, people's attention has always been concentrated on the attack on the defense positions of southern and eastern Russia. The territory occupied.</text:p>
      <text:p text:style-name="P4">
Kiev said that it has recaptured the land of 113 square kilometers (44 square miles) from the Russian army, but recent air strikes show that Russia has the ability to launch war outside the front line of the south and east.</text:p>
      <text:p text:style-name="P4">
The Zelei office said that the drone attacked the Kiev area in several waves, and the air alarm lasted for four hours.</text:p>
      <text:p text:style-name="P4">
The Zelei office also said that several commercial and administrative buildings and some private houses were damaged.</text:p>
      <text:p text:style-name="P4">
<draw:frame draw:style-name="fr1" draw:name="Image46" text:anchor-type="as-char" svg:width="6.9236in" svg:height="3.826739in" draw:z-index="0">
<draw:image xlink:href="../Images/Aljazeera Chinese/2023-06-21T02-47-59/2-1687315117.jpg" xlink:type="simple" xlink:show="embed" xlink:actuate="onLoad" draw:mime-type="image/jpeg"/>
</draw:frame>
Russia called the Rockets in Donetsk's rocket attack and caused 20 civilian injuries</text:p>
      <text:h text:style-name="P13" text:outline-level="4">
<text:span text:style-name="T4">
Iran drone</text:span>
</text:h>
      <text:p text:style-name="P4">
Ukraine said that of the 35 Iranian witnesses from the Buliangsk region and the Acei Sea in Russia, Ukraine shot down 32.</text:p>
      <text:p text:style-name="P4">
Laviv Governor Maxim Coszky(Maxim Kozitsky)It is said that a "extremely important facility" of Lavff was attacked. The facility was far from the front line and 70 kilometers (43 miles) from the Polish border. He did not disclose the details.</text:p>
      <text:p text:style-name="P4">
The Air Force said Ukrainian air defense forces have launched operations in most areas.</text:p>
      <text:p text:style-name="P4">
The Ukrainian Air Force posted on Telegram, "However, the main attack direction of the Iranian drone is the Kiev area, and more than 24 witnesses drones are destroyed here."</text:p>
      <text:p text:style-name="P4">
The Energy Department said that the fragments of the falling drone damaged the wires of the Kiev and the Nicholaev region south, causing hundreds of residents to power off.</text:p>
      <text:p text:style-name="P4">
The Air Force said that Russia also used Estanoder and S-300 missiles to attack Zapolo, an industrial city in the southeast.</text:p>
      <text:p text:style-name="P4">
<draw:frame draw:style-name="fr1" draw:name="Image47" text:anchor-type="as-char" svg:width="6.9236in" svg:height="3.894525in" draw:z-index="0">
<draw:image xlink:href="../Images/Aljazeera Chinese/2023-06-21T02-47-59/3-1687315149.jpg" xlink:type="simple" xlink:show="embed" xlink:actuate="onLoad" draw:mime-type="image/jpeg"/>
</draw:frame>
Ukrainian shells of Walnova caused 20 people injured: Russia</text:p>
      <text:p text:style-name="P4">
News Source: <text:a xlink:type="simple" xlink:href="https://chinese.aljazeera.net/news/war-in-ukraine/2023/6/21/%e4%bf%84%e7%bd%97%e6%96%af%e5%a6%82%e6%9e%9c%e5%85%8b%e9%87%8c%e7%b1%b3%e4%ba%9a%e9%81%ad%e5%88%b0%e8%bd%b0%e7%82%b8%e7%be%8e%e5%9b%bd%e5%92%8c%e8%8b%b1%e5%9b%bd%e5%b0%86" text:style-name="Internet_20_link" text:visited-style-name="Visited_20_Internet_20_Link">
https://chinese.aljazeera.net/news/war-in-ukraine/2023/6/21/%e4%bf%84%e7%bd%97%e6%96%af%e5%a6%82%e6%9e%9c%e5%85%8b%e9%87%8c%e7%b1%b3%e4%ba%9a%e9%81%ad%e5%88%b0%e8%bd%b0%e7%82%b8%e7%be%8e%e5%9b%bd%e5%92%8c%e8%8b%b1%e5%9b%bd%e5%b0%86</text:a>
</text:p>
      <!--NEWS-->
      <text:h text:style-name="P10" text:outline-level="1">
<text:span text:style-name="T4">
The European Union plans to "free risk, free version"</text:span>
</text:h>
      <text:p text:style-name="P4">
Author: Kim Mackrael / Laurence Norman</text:p>
      <text:p text:style-name="P4">
Publisher: 华尔街日报中文网</text:p>
      <text:p text:style-name="P4">
Published Time: 2023-06-21T02:50:00.000Z</text:p>
      <text:p text:style-name="P4">
Modified Time: 2023-06-21T02:50:00.000Z</text:p>
      <text:p text:style-name="P4">
Created Time: 2023-06-21T00:43:00.000Z</text:p>
      <text:p text:style-name="P4">
Description: China's increasing economic strength is causing anxiety throughout the European continent, and is worried that Europe may be exposed in the risks of geopolitical opponents. The European Union is looking for a way to curb these risks without giving up a Sino -Europe trade relationship worth about $ 2.6 billion a day.</text:p>
      <text:p text:style-name="P4">
Images: []</text:p>
      <text:p text:style-name="P4">
Categories: ['国际']</text:p>
      <text:p text:style-name="P4">
Keywords: SYND</text:p>
      <text:p text:style-name="P4">
Type: Article</text:p>
      <!--METADATA-->
      <text:p text:style-name="P4">
Europe expressed his hope to resist China's economic influence. This determination is facing a preliminary test.</text:p>
      <text:p text:style-name="P4">
News Source: <text:a xlink:type="simple" xlink:href="https://cn.wsj.com/articles/%E6%AC%A7%E7%9B%9F%E8%AE%A1%E5%88%92%E5%AF%B9%E4%B8%AD%E5%9B%BD-%E5%8E%BB%E9%A3%8E%E9%99%A9-%E4%B8%8D%E8%84%B1%E9%92%A9-e15a906f" text:style-name="Internet_20_link" text:visited-style-name="Visited_20_Internet_20_Link">
https://cn.wsj.com/articles/%E6%AC%A7%E7%9B%9F%E8%AE%A1%E5%88%92%E5%AF%B9%E4%B8%AD%E5%9B%BD-%E5%8E%BB%E9%A3%8E%E9%99%A9-%E4%B8%8D%E8%84%B1%E9%92%A9-e15a906f</text:a>
</text:p>
      <!--NEWS-->
      <text:h text:style-name="P10" text:outline-level="1">
<text:span text:style-name="T4">
The first case of the United States involved in China's "Fox Hunting Action": Three were convicted</text:span>
</text:h>
      <text:p text:style-name="P4">
Creator: KAREN ZRAICK</text:p>
      <text:p text:style-name="P4">
Publisher: https://www.facebook.com/nytimeschinese</text:p>
      <text:p text:style-name="P4">
Published Time: 2023-06-21T03:06:58+08:00</text:p>
      <text:p text:style-name="P4">
Description: The court sentenced three defendants to follow -up crimes and a related conspiracy. This is the first lawsuit against the "Fox Hunting Action". The Ministry of Justice said that the purpose of the action was to control Chinese citizens overseas. At the time of trial, the tension between China and the United States reached its peak. Bing Guan for the New York Times Michael McMahon (left) was a retired police officer of the New York Police Department and later became a private detective. He said he didn't know that he was working for the Chinese government at the time.</text:p>
      <text:p text:style-name="P4">
Images: ["<text:a xlink:type="simple" xlink:href="https://static01.nyt.com/images/2023/06/20/multimedia/20CHINA-TRIAL-VERDICT-lpmb/20CHINA-TRIAL-VERDICT-lpmb-master1050.jpg" text:style-name="Internet_20_link" text:visited-style-name="Visited_20_Internet_20_Link">
20CHINA-TRIAL...</text:a>
"]</text:p>
      <text:p text:style-name="P4">
Category: 美国</text:p>
      <text:p text:style-name="P4">
Type: Article</text:p>
      <!--METADATA-->
      <text:p text:style-name="P4">
<draw:frame draw:style-name="fr1" draw:name="Image48" text:anchor-type="as-char" svg:width="6.9236in" svg:height="4.615733in" draw:z-index="0">
<draw:image xlink:href="../Images/cnnytimes/2023-06-21T03-06-58-08-00/20CHINA-TRIAL-VERDICT-lpmb-master1050.jpg" xlink:type="simple" xlink:show="embed" xlink:actuate="onLoad" draw:mime-type="image/jpeg"/>
</draw:frame>
On Tuesday, the three men were convicted by the Chinese government on behalf of the Chinese government in the suburbs of New Jersey and were convicted by the Brooklyn Federal Court.</text:p>
      <text:p text:style-name="P4">
The defendant Michael McMahon (55 years old), Zhu Yong (Yin, 66) and Zheng Congye (Yin, 27 years old) were tracked and one of them were established. Zhu Yong and Mcma Hong were also sentenced to illegally serving as foreign agents, and another skewers of Zhu Yong were convicted.</text:p>
      <text:p text:style-name="P4">
McMahon was a retired police officer of the New York Police Station and later became a private detective. On Tuesday, he issued a statement outside the court, insisting that he was innocent and vowed to continue his name for himself.</text:p>
      <text:p text:style-name="P4">
"If I really know that they are from the foreign government, the purpose is to harass others. I will definitely refuse and report it to the Federal Investigation Bureau," he said.</text:p>
      <text:p text:style-name="P4">
This ruling ended a three -week trial. During the trial, the prosecutor stated in detail the role of the three men in the "Fox Hunting Action". Chinese officials said that the "fox hunting operation" that had been carried out for ten years was designed to repatriate fugitives. The Ministry of Justice advocates that the purpose of the action is to allow the CCP to control Chinese citizens from all over the world.</text:p>
      <text:p text:style-name="P4">
The Brooklyn case is the first lawsuit raised by the Ministry of Justice in response to the operation. At the time of the trial, the tensions between the two superpowers who were confrontable reached the peak. Differential. On the weekend, Secretary of State <text:a xlink:type="simple" xlink:href="https://cn.nytimes.com/china/20230619/blinken-china-xi-diplomacy/" text:style-name="Internet_20_link" text:visited-style-name="Visited_20_Internet_20_Link">
Meeting in Beijing in Beijing</text:a>
Chinese leader Xi Jinping.</text:p>
      <text:p text:style-name="P4">
In recent years, the Ministry of Justice has regarded relevant cases in China as the top priority. Brooklyn Federal Prosecutor Basene S. Pis. particularly focused on the "multinational suppression" of the so -called foreign government. In a statement after the verdict was issued, Pis said that McMahong and Zhu Yong acted under the "instructions of external hostile forces".</text:p>
      <text:p text:style-name="P4">
"We will continue to reveal and crack down on the Chinese government's entry into our country, violating our laws, and the implementation of the multinational suppression plan for American victims," he said.</text:p>
      <text:p text:style-name="P4">
On Friday, the Chinese Ministry of Foreign Affairs spokesman Wang Wenbin accused the Ministry of Justice accusing the Ministry of Justice who "slandered" China on the case of this case, and said that the hat of the multinational suppression "was suitable for the United States to wear it."</text:p>
      <text:p text:style-name="P4">
The Federal Prosecutor's Office stated that Mcma Hong from Mawa, New Jersey may face a maximum 20 -year imprisonment. But his lawyer Lawrence Lasberg said last week that the federal court's sentencing calculation was complicated. He believed that the maximum sentence of McMahon's four charges would not exceed three years. (McMahong's allegations were sentenced to innocence.) According to the prosecution, Zhu Yong from the Queen's District may face 25 years of imprisonment, and Zheng Congye from Brooklyn may be sentenced to 10 years.</text:p>
      <text:p text:style-name="P4">
advertise</text:p>
      <text:p text:style-name="P4">
On Tuesday, Lasberg claimed that the judgment was "unfair", and also said that the conviction of tracking behavior "will make the work of private detectives in all cases into criminal crimes."</text:p>
      <text:p text:style-name="P4">
McMahon said that he had notified the local police when he monitored five different occasions and also hired other former New York Police's detectives to assist him. Lasberg argued in the trial that these facts could prove that McMahon did not know that the case was related to the Chinese government.</text:p>
      <text:p text:style-name="P4">
Zheng Congying's lawyer Reni Huang (Yin) said that, given that Zheng Congye's two heaviest charges were convicted, she believed that the result of this judgment was good news, and her team was considering appealing to the charges of tracking.</text:p>
      <text:p text:style-name="P4">
"Zheng Congying has no intersection in any interpersonal relationship with Macmahon and Zhu Yong. They have nothing to do with them," she said.</text:p>
      <text:p text:style-name="P4">
Zhu Yong's lawyer Kevin Dong (Yin) said that such a judgment may bring more risks to all citizens or companies who have dealt with overseas colleagues.</text:p>
      <text:p text:style-name="P4">
"The information passed to the public is very disturbing," he said.</text:p>
      <text:p text:style-name="P4">
Zhu Yong and Zheng Congying are Chinese citizens holding American green cards. Kevin Dong said that his client was a retirement person who came to the United States about 20 years ago and also worked in the construction industry. Zheng Congying's lawyer claimed in court that he had worked in a pearl milk tea shop, but he had to resign from his work in order to appear in court. He currently lives with his sister.</text:p>
      <text:p text:style-name="P4">
Zhu Yong does not speak English, and exchanges depends on the assistance of the translation company. Jefferson Siegel for the New York Times</text:p>
      <text:p text:style-name="P4">
During the trial, judge Chen Kaimei(Pamela K. Chen)The warning said that all relevant personnel must pay attention to specific allegations, rather than the international political issues related to these allegations. The jury began reviewing on Thursday.</text:p>
      <text:p text:style-name="P4">
The center of the case was Xu Jin, a former Chinese official who moved to the United States more than ten years ago. The prosecutor said that the three defendants were key figures participating in conspiracy. The Chinese government set up a plan to track and harass Xu Jin and his family, forcing him to return to China. His corruption charges may be sentenced to the highest sentence.</text:p>
      <text:p text:style-name="P4">
advertise</text:p>
      <text:p text:style-name="P4">
The jury saw a large number of communications records since the fall of 2016. At that time, Zhu Yong contacted McMahon, who was a private detective in New Jersey.</text:p>
      <text:p text:style-name="P4">
The old man who couldn't speak English found a translation company in Flushing, Queen's area to help him communicate. Lasberg said McMahon's understanding is that he is working for a private company that seek to recover funds.</text:p>
      <text:p text:style-name="P4">
McMahon conducted a five -day surveillance in six months in 2016 and 2017, and discovered records related to Xu Jin's whereabouts and assets. He also saw Zhu Yong's colleague Hu Ji (Yin), and later discovered that Hu Ji was a police officer of the Wuhan Public Security Bureau of China.</text:p>
      <text:p text:style-name="P4">
In October 2016, these people conducted face -to -face contact in the Panyi Bread Restaurant in New Jersey, and the photos taken became evidence of their direct contact.</text:p>
      <text:p text:style-name="P4">
The group photo of Michael McMahon and Zhu Yong (left) and Hu Ji became evidence. U.S. Attorney ’s Office, Eastern Distribict of Newyork</text:p>
      <text:p text:style-name="P4">
In the photo, Mr. McMahong grinned, stood among the other two, with Zhu Yong's shoulder. After the meeting, Hu Ji began to contact Macmahon in the name of Eric Yan and gave instructions.</text:p>
      <text:p text:style-name="P4">
Lasberg argued in the trial that there was no evidence that McMahon knew that his investigation was under the command of the Chinese government. Instead, an email on the survey mentioned a "company" that requires this work.</text:p>
      <text:p text:style-name="P4">
advertise</text:p>
      <text:p text:style-name="P4">
According to Chinese official media reports, his investigation object Xu Jin was the director of the Wuhan Development and Reform Commission. These reports stated that he was wanted for embezzling public funds, abuse of power, and accepting bribes. Xu Jin testified in Brooklyn's trial, but he could not immediately contact him to comment immediately after the judgment.</text:p>
      <text:p text:style-name="P4">
McMahon was hired in 2017. During that time, Xu Jin, 82, went to New Jersey. The prosecutor said that it was forced by Chinese officials.Zheng Congying's lawyer said that he had nothing to do with the plot. Jefferson Siegel for the New York Times</text:p>
      <text:p text:style-name="P4">
The jury was told that Xu Jin's sister had been imprisoned because Xu Jin refused to return to China. Prosecutors said that Chinese officials then planned to send Xu Jin's father to New Jersey to persuade his son to return to China. Prosecutors said that these officials did not know Xu Jin's address. They used his father as a bait to lure Xu Jin out in order to track him.</text:p>
      <text:p text:style-name="P4">
Xu Jin's wife and sister testified that when the old man appeared at the door of her home in Shitshires, New Jersey, she was shocked. She said she had received several threats related to Xu Jin and knew that the Chinese government was trying to find him. In order to make them unsuccessful, she arranged to meet with Xu Jin's father in a nearby mall the next day instead of Xu Jin's house.</text:p>
      <text:p text:style-name="P4">
But in the second year, two men, including Zheng Congyue, appeared in the home of Xu Jin, located in Wallen, New Jersey, and left a threatening note. Zheng Congying's lawyer Paul Goldberg said that his parties were "just a child" and drove to his house to help another person. He quickly regretted his behavior.</text:p>
      <text:p text:style-name="P4">
Goldberg said that Zheng Congying even drove back and tried to take off the note. But it was too late: Xu Jin testified that he had taken the note in accordance with the instructions of the Federal Investigation Bureau.</text:p>
      <text:p text:style-name="P4">
News Source: <text:a xlink:type="simple" xlink:href="https://cn.nytimes.com/usa/20230621/verdict-china-spying-trial/" text:style-name="Internet_20_link" text:visited-style-name="Visited_20_Internet_20_Link">
https://cn.nytimes.com/usa/20230621/verdict-china-spying-trial/</text:a>
</text:p>
      <!--NEWS-->
      <text:h text:style-name="P10" text:outline-level="1">
<text:span text:style-name="T4">
Contributing a confession agreement with the control of the gun and the son of tax evasion</text:span>
</text:h>
      <text:p text:style-name="P4">
Author: None (Language: zh)</text:p>
      <text:p text:style-name="P4">
Publisher: None</text:p>
      <text:p text:style-name="P4">
Time: 2023-06-21T03:13:00Z</text:p>
      <text:p text:style-name="P4">
Description: Hunter, the son of U.S. President Biden, was charged with the case of illegal hugging and tax evasion. On Tuesday, he reached a confession agreement with the prosecutor.</text:p>
      <text:p text:style-name="P4">
Videos: []</text:p>
      <text:p text:style-name="P4">
Images: []</text:p>
      <text:p text:style-name="P4">
Subject: 时政风云</text:p>
      <text:p text:style-name="P4">
Subjects: ['奥巴马', '美国']</text:p>
      <text:p text:style-name="P4">
Keywords: ['美国', '拜登', '亨特', '亨特·拜登', '特朗普']</text:p>
      <text:p text:style-name="P4">
Id: 65985010</text:p>
      <!--METADATA-->
      <text:p text:style-name="P4">
<text:a xlink:type="simple" xlink:href="https://www.dw.com/zh/overlay/image/article/65985010/65978574" text:style-name="Internet_20_link" text:visited-style-name="Visited_20_Internet_20_Link">
 </text:a>
The son of the US President Biden reached a confession agreement with the prosecutor. The picture shows that he attended a church event in August 2022</text:p>
      <text:p text:style-name="P4">
(Voice of Germany Chinese) Hunterbiden, the son of Joe Biedn, a US President Joe Bied Investigation of tax evasion. Legal experts believe that the chance of Hunter's prison is not high, which has also become a topic of criticism of the Republican camp.</text:p>
      <text:p text:style-name="P4">
Agence France -Presse reported that prosecutors said on Tuesday that Hunter, a 53 -year -old, had agreed to acknowledge two charges of two federal income tax and acknowledged drugs and illegally held guns.</text:p>
      <text:p text:style-name="P4">
However, the confession agreement between Biden and the U.S. prosecutor's office in his hometown of Tellaka will need to be approved by the Federal Judge.</text:p>
      <text:p text:style-name="P4">
Hunter may not need to face any imprisonment. According to the Washington Post, prosecutors will seek probation on taxes and gun charges.</text:p>
      <text:p text:style-name="P4">
On Tuesday, when asked about the confession agreement, the 80 -year -old Biden told reporters in an event in California that he said, "I am very proud of my son."</text:p>
      <text:p text:style-name="P4">
The US Department of Justice's schematic diagram (data photo)</text:p>
      <text:h text:style-name="P12" text:outline-level="3">
<text:span text:style-name="T4">
What sin has committed</text:span>
</text:h>
      <text:p text:style-name="P4">
Reuters reported that young Hunter had served as lobbyists, lawyers, consultants of foreign companies, investment bankers and artists, and publicly described the past of his abuse of drugs.</text:p>
      <text:p text:style-name="P4">
According to the court documents, Hunter's taxable income in 2017 and 2018 exceeded $ 1.5 million, but did not pay income tax, owed more than $ 100,000 in taxes.</text:p>
      <text:p text:style-name="P4">
The U.S. Department of Justice said Hunter was also accused of illegally having a gun from October 12 to October 23, 2018. At that time, he was using and indulging in a control substance. Regarding this allegations, he signed a pre -trial agreement, which is an alternative to prosecution, and sometimes used to avoid the defendant from prison or criminal conviction.</text:p>
      <text:p text:style-name="P4">
"As far as I know, <text:a xlink:type="simple" xlink:href="https://www.dw.com/zh/zh/拜登之子亨特遭税务调查/a-55892941" text:style-name="Internet_20_link" text:visited-style-name="Visited_20_Internet_20_Link">
The 5 -year investigation of Hunter has ended</text:a>
"Hunter's lawyer ChristopherClark pointed out in a statement. "I know Hunter believes that it is important to assume the responsibility for the mistakes he made during his turmoil and addiction. He looks forward to continuing to recover and move forward," Clark said.</text:p>
      <text:p text:style-name="P4">
Legal expert Lopez(Tess Lopez)Hunter may face a period of 12 to 18 months due to tax charges. However, he was sentenced to prison because he was prison, because the amount of tax evasion was not high, and he was the first offender, and he was willing to take responsibility for his actions.</text:p>
      <text:p text:style-name="P4">
In a statement, the White House spokesman Ian Sams stated that "the president and the first lady loved their son and supported him to continue to rebuild his life. We will not comment again."</text:p>
      <text:p text:style-name="P4">
After the U.S. President Biden was sworn in in January 2021, he hugged his wife Jier and Hunter</text:p>
      <text:h text:style-name="P12" text:outline-level="3">
<text:span text:style-name="T4">
Republican attacks this case</text:span>
</text:h>
      <text:p text:style-name="P4">
Reuters reported that Republicans severely criticized the confession agreement on Tuesday to help the president's son.</text:p>
      <text:p text:style-name="P4">
Republican Chairman Jamescomer of the U.S. House of Representatives Supervisor, on behalf of the Republicans of the House of Representatives, investigated Biden's family. He claimed that the crime agreement was "a slap" and stated that the investigation would not stop.</text:p>
      <text:p text:style-name="P4">
Recently, due to control to illegally preserve national security documents at the time of departure, <text:a xlink:type="simple" xlink:href="https://www.dw.com/zh/zh/美国国会山警官首次起诉前总统特朗普/a-57063535" text:style-name="Internet_20_link" text:visited-style-name="Visited_20_Internet_20_Link">
facing criminal responsibility</text:a>
Donaldtrump, former US President, also criticized the confession agreement.</text:p>
      <text:p text:style-name="P4">
"Wow!The corrupted Biden Justice Department just gave Hunter a" traffic ticket "and washed the criminal responsibility for hundreds of years (torture)." He said, "Our system is broken."</text:p>
      <text:p text:style-name="P4">
Former US President Trump and Republicans attacked the confession agreement. The picture shows Trump attended a golf club's speech on June 13 (data photo)</text:p>
      <text:p text:style-name="P4">
President Biden currently has two children, Hunter and Ashley Biden. His other son, Beaubiden, died of cancer in 2015, and another daughter Naomi Biden died of a car accident during an infancy; Bayeng's first wife was also killed in a car accident in the same scene.</text:p>
      <text:p text:style-name="P4">
Aaron Crawford, a scholar who specializes in the history of presidential history, said <text:a xlink:type="simple" xlink:href="https://www.dw.com/zh/zh/拜家子坑爹的电脑硬盘-到底有什么料/a-55299998" text:style-name="Internet_20_link" text:visited-style-name="Visited_20_Internet_20_Link">
Hunter may be the first current child of the current President of the United States</text:a>
Essence</text:p>
      <text:p text:style-name="P4">
(Comprehensive report)</text:p>
      <text:p text:style-name="P4">
News Source: <text:a xlink:type="simple" xlink:href="https://www.dw.com/zh/被控擁槍與逃稅-拜登之子達成認罪協議/a-65985010" text:style-name="Internet_20_link" text:visited-style-name="Visited_20_Internet_20_Link">
https://www.dw.com/zh/被控擁槍與逃稅-拜登之子達成認罪協議/a-65985010?maca=chi-rss-chi-all-1127-rdf</text:a>
</text:p>
      <!--NEWS-->
      <text:h text:style-name="P10" text:outline-level="1">
<text:span text:style-name="T4">
Interview with PwC Zhou Weiran -from virtual to reality, 2023 Yuan Cosmic Outlook and TMT industry insights (Free Version)</text:span>
</text:h>
      <text:p text:style-name="P4">
Authors: ['']</text:p>
      <text:p text:style-name="P4">
Publisher: 英国《金融时报》</text:p>
      <text:p text:style-name="P4">
Time: 2023-06-21T03:14:52+00:00</text:p>
      <text:p text:style-name="P4">
Published Time: 2023-06-20T12:00:99+08:00</text:p>
      <text:p text:style-name="P4">
Modified Time: 2023-06-20T23:14:99+08:00</text:p>
      <text:p text:style-name="P4">
Description: What is the logic behind Chat GPT? How far is web3 from us? Where is the realistic significance of the Yuan universe, and how can companies use the Yuan universe to shape their own business value?</text:p>
      <text:p text:style-name="P4">
Images: ["<text:a xlink:type="simple" xlink:href="https://thumbor.ftacademy.cn/unsafe/picture/0/000147150_piclink.jpg" text:style-name="Internet_20_link" text:visited-style-name="Visited_20_Internet_20_Link">
000147150_pic...</text:a>
"]</text:p>
      <text:p text:style-name="P4">
Themes: ['Web3与加密金融', '关注']</text:p>
      <text:p text:style-name="P4">
Keywords: ['人工智能', 'AI', 'ChatGPT', '元宇宙', '虚拟资产']</text:p>
      <text:p text:style-name="P4">
Type: Article</text:p>
      <!--METADATA-->
      <text:p text:style-name="P4">
<draw:frame draw:style-name="fr1" draw:name="Image55" text:anchor-type="as-char" svg:width="6.9236in" svg:height="3.901286in" draw:z-index="0">
<draw:image xlink:href="../Images/FT Chinese Free Version/2023-06-21T03-14-52-00-00/000147150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In 2023, at the Barcelona World Mobile Communications Conference, the world's most influential mobile communications field, the elite from the global mobile communications industry around 5G new kinetic energy (5GAcceleration), transcendence of reality (Reality ﹢), and open network ( OpenNet, Fintech, and Digitaleverything share their industry insights. What is the logic behind ChatGPT? How far is web3 from us? Where is the realistic significance of the Yuan universe, and how can companies use the Yuan universe to shape their own business value? As a deep observer of the TMT industry and the invited guests of the Barcelona World Mobile Communications Conference, PricewaterhouseCoopers Global Technology, Media and Communication(TMT)Zhou Weiran, the industry in charge of the industry, shared his view.</text:p>
      <text:p text:style-name="P4">
The following is an interview record,</text:p>
      <text:p text:style-name="P4">
<text:span text:style-name="T4">
 FT Chinese website </text:span>
: After participating in the 2023 World Mobile Communications Conference held in Barcelona, how do you look at the development trend of TMT (Technology, Media, Telecommunication) in the next 5 years?</text:p>
      <text:p text:style-name="P4">
<text:span text:style-name="T4">
 Zhou Weiran </text:span>
: PricewaterhouseCoopers published an insight report on the future development of the TMT industry earlier, defining eight important cutting -edge technology, including: artificial intelligence (AI), robotics (AR), virtual reality (VR), drone (Drones), 3D printing, and blockchain (Blockchain). We believe that these eight cutting -edge technology will assist the development of the country, society, enterprises, and even individuals. We often say that digital reform and automation advancement are very important elements, and the two complement each other. Therefore, these eight cutting -edge technology do not develop alone, but to cooperate with each other. Effectiveness. For example, AI plus robots and the Internet of Things can lead the efficient development of smartmanUfacturn, which greatly improves industrial efficiency and product quality. For example, using artificial intelligence (AI), augmented reality (AR), and virtual reality (VR), can be applied in remote medical, education, and entertainment industries. At the same time, based on different combinations, you can also design more personalized personalization Services, cater to the needs of consumers and users.</text:p>
      <text:p text:style-name="P4">
<text:span text:style-name="T4">
 FT Chinese website </text:span>
: ChatGPT (Chat Generation Pre-Trainedtransformer) is an artificial intelligence chat robot program developed by Openai, which was launched in November 2022. Its text formation function is very popular, such as scripts, songs, projects, etc. can be generated. In terms of automatic Q &amp; A, ChatGPT can also automatically generate answers based on the input questions. As a deep observer in the TMT industry, how do you think of ChatGPT’s’s? Blasting fire and development prospects?</text:p>
      <text:p text:style-name="P4">
<text:span text:style-name="T4">
 Zhou Weiran </text:span>
: GPT (General Pre-TrainEdransformer) technology is an artificial intelligence tool that uses AI model data and architecture to create strong language understanding and generating ability, and interacts with text. With the upgrading and deep learning of AI technology, this technology has become increasingly mature. Among them, the reason for the hot ChatGPT is that it only needs to automatically generate answers according to the language instruction, such as generating an article, an analysis of a data chart, a computer program, or even an original art image, etc., what users need Information can be quickly responded. Compared with the search engines used now, they can only provide existing matching materials, such as broad proxy web information and images, or the content that has been published. Therefore It is the original content, and it is closer to the personal needs of the user. In addition, ChatGPT is more convenient to operate, which can greatly improve office efficiency, and it can currently be used for users to use it for free. Therefore, once the market is launched, it is sought after by many users and investors.</text:p>
      <text:p text:style-name="P4">
<text:span text:style-name="T4">
 FT Chinese website </text:span>
: In February 2023, the University of Hong Kong decided to ban the use of ChatGPT or other AI tools in all classrooms, homework and evaluations in Hong Kong; on March 31, the Italian government announced the ban on the use of suspected violations of privacy, and announced the ban on the use of the use of privacy. ChatGPT, launched a survey of Openai, how do you think of the restrictions on ChatGPT's current development?</text:p>
      <text:p text:style-name="P4">
<text:span text:style-name="T4">
 Zhou Weiran </text:span>
: First of all, geopolitical factors will restrict the spread and use of some foreign technology companies' GPT products in China. There are certain objective restrictions.</text:p>
      <text:p text:style-name="P4">
In addition, ChatGPT lacks a review mechanism in content generation. So far, it is still a free tool. Many people use it to assist in office, such as making analysis reports, computer programs, financial statements, and even commercial contracts. Intersection For example, it produces an investment decision. If there is a loss, is it responsible for the person who creates the program or the person who uses the program? These have not been concluded. As a new technology, it also needs a real regulatory agency to standardize it. For example, the government leads the formulation of regulations and policies. Only such GPT tools can be put into use more soundly.</text:p>
      <text:p text:style-name="P4">
This is just like unmanned driving technology. After years of research and development, it has matured, but because there is currently lack of clear legal policies to define the responsible party of traffic accidents, it can only be used in the designated areas of a small part of the country. Failure to achieve a comprehensive and extensive application. The development of GPT technology also needs to cooperate with relevant agencies to formulate a standardized industry system to qualitatively qualify for certain behaviors before they can be adopted on a large scale.</text:p>
      <text:p text:style-name="P4">
<text:span text:style-name="T4">
 FT Chinese website </text:span>
: Which industries are the risk of being replaced after ChatGPT?</text:p>
      <text:p text:style-name="P4">
<text:span text:style-name="T4">
 Zhou Weiran </text:span>
: I think GPT will not really replace any industry, but will improve the overall work efficiency of the industry. As a result, people and time can be used to develop new products and services. In general, the role of AI is to provide guiding direction and suggestions, so GPT can play a great role in medical diagnosis, health care, education and other fields, which greatly improves efficiency. In addition, GPT can also be more effective in the financial industry, GPT can also be more effective Land allows investors or fund managers to place funds, because big data analysis can provide deeper and accurate reference materials, which prompt them to make more reasonable investment decisions. However, the use of AI is always people -oriented, providing more convenient and efficient services based on human needs, and customized personalized solutions and services according to different needs of users. The realistic work scenario changes rapidly, and in the end, artificial participation is needed to make the best decision.<text:span text:style-name="T4">
 Zhou Weiran </text:span>
: The biggest feature of Web3 is the decentralized network control, that is, decentralization. Taking the current social media, such as WeChat, WhatsApp, Facebook, etc., their ownership and control are affiliated with their corresponding platforms, and Web3 is to configure the ownership and control of the network to users. Web3 is based on the blockchain. All transactions on the Internet have encrypted attributes and improve the security of transactions. Therefore New business opportunities were born. Many countries around the world pay attention to the development of Web3. For example, in China's latest government work report, "Digital China" is also an important direction for future economic development.</text:p>
      <text:p text:style-name="P4">
According to the current development of Web3, domestic has a relatively mature and advanced blockchain technology. Many local governments, as well as mature or first -created enterprises, are actively exploring and developing Web3 -related industries. At present, the reason why web3 has not taken off is because the transaction or contract implementation of digital assets requires a complete set of regulations to support management, so that the rights and interests of the trader can be appropriately protected. For example, digital assets generated by web3 can theoretically transaction or sell, but what kind of benchmark should be evaluated to evaluate its value? For another example, user A and User B do digital asset transactions in Web3 environment. Who should be supervised by the transaction process? What ways should there be solved by disputes? Another problem is that while the state is gradually improving relevant regulations, the network has no boundaries. The generation and transactions of digital assets will not be limited to China, which means that in the business related to Web3 There should also be a consensus between the establishment of regulations and regulatory mechanisms between the country.</text:p>
      <text:p text:style-name="P4">
<text:span text:style-name="T4">
 FT Chinese website </text:span>
: The word "Metaverse" in the universe was first seen in Niel Stephenson's science fiction "avalanche" in 1992. Stephenson uses this word to describe an Internet successor based on virtual reality. Metaverse users can enter the world through high -quality individual or public virtual reality glasses and interact with each other. In recent years, the boom of the Yuan universe has come again. Global technology companies such as Apple, Meta, Microsoft, etc. have deployed the Yuan universe. Some people think that this will be a disruptive change. How should we look at the development of the Yuan universe in 2023?</text:p>
      <text:p text:style-name="P4">
<text:span text:style-name="T4">
 Zhou Weiran </text:span>
: The Yuan Universe is a surreal 3D digital world established through the network technical support of Web3. It can provide high -quality digital scenarios for people, people and things, people, and digital substitutes, and even digital substitutes. Interaction and communication with digital stand -in, have unlimited imagination space. The Yuan Universe is established in Web3 and web3 is established in the blockchain, so it also has the function of allocating ownership and encryption. This makes the commercial transactions in the Yuan universe have a security guarantee, and the customer experience will also greatly improve.</text:p>
      <text:p text:style-name="P4">
According to the PricewaterhouseCoopers report, the development of consumer groups is our so -called Terminez, a person born from 1990 to 2000. Gen Z is very used to entertainment through the Internet, and pays great attention to his identity on the Internet. If there is a perfect virtual number character representing themselves, they will be willing to spend money to dress up and pack their own virtual image. In this regard, the Yuan universe can provide a good digital scenario, and give a better experience for consumer groups of generations Z. It can also launch many different types of digital products, or make virtual products with realistic products into digital twin twin twin (Digitaltwins), to increase the opportunity to enlarge the realization of monetization through the virtual and real echo, thereby bringing a huge interest in interest. This is why the development space of the Yuan universe is favored.</text:p>
      <text:p text:style-name="P4">
In March of this year, Pricewater -Yongdao released the "2023 yuan universe outlook", which predicts that commercial applications will occupy the leading position of the 2023 Yuan universe application scenarios. Among them, it is most likely that employment and training, interacting with colleagues, and creating virtual content for customers will be the most likely to be the most likely Exploring the application of Yuan universe. We believe that the development prospects of the Yuan universe this year are optimistic and have the following characteristics:</text:p>
      <text:p text:style-name="P4">
First of all, the development of the universe in the past two years, whether in the fields of games, online shopping or NFT transactions, basically focuses on personal consumers, that is, to C business; and since this year, it has become more concentrated at the level of TOB. For example, some large -scale consumer companies have launched virtual malls, and large enterprises also conduct corporate training through the Yuan universe, interact with customers to increase customer experience. PricewaterhouseCoopers is also using the Global Conference to use the Yuan Universe Space, or communicate with customers.</text:p>
      <text:p text:style-name="P4">
Secondly, the financial industry also actively pays attention to the application of the Yuan universe, including the development of the Yuan universe and using digital assets to launch more financial instruments, thereby expanding the customer base and the source of income. The medical service field can also use the interactive digital scenarios provided by the Yuan Universe for remote diagnosis and treatment.</text:p>
      <text:p text:style-name="P4">
<text:span text:style-name="T4">
 FT Chinese website </text:span>
: In 2019, the sound musician "Marshmello" Marshmello held a virtual concert in the game "Fortress Night". In November 2021, Justinbieber cooperated with virtual concert company Wavevr to go to Fans around the world have presented a 30 -minute concert of the universe. In August 2022, Chinese singer Deng Ziqi was released on the album "Revelation" based on the concept of the Yuan universe. In addition to the Yuan -Universe concert of the live singer, there are endless virtual idol endorsement brands. According to the consumption habits you mentioned, how do you look at the rise of virtual idols in recent years?</text:p>
      <text:p text:style-name="P4">
<text:span text:style-name="T4">
 Virtual currency -related activities have greater legal risks. Please pay attention to screening and stay away from illegal financial activities in accordance with regulatory specifications, and beware of damage to personal property and equity. </text:span>
</text:p>
      <text:p text:style-name="P4">
News Source: <text:a xlink:type="simple" xlink:href="http://www.ftchinese.com/story/001100040" text:style-name="Internet_20_link" text:visited-style-name="Visited_20_Internet_20_Link">
http://www.ftchinese.com/story/001100040</text:a>
</text:p>
      <!--NEWS-->
      <text:h text:style-name="P10" text:outline-level="1">
<text:span text:style-name="T4">
Is it really active? (Free version)</text:span>
</text:h>
      <text:p text:style-name="P4">
Authors: ['为FT中文网撰稿']</text:p>
      <text:p text:style-name="P4">
Publisher: 英国《金融时报》</text:p>
      <text:p text:style-name="P4">
Time: 2023-06-21T03:15:02+00:00</text:p>
      <text:p text:style-name="P4">
Published Time: 2023-06-20T12:00:99+08:00</text:p>
      <text:p text:style-name="P4">
Modified Time: 2023-06-20T23:10:99+08:00</text:p>
      <text:p text:style-name="P4">
Description: Jia Ming: Considering the current financial status of local governments and the gradual inefficiency of traditional economic driving methods, instead of continuing to improve the deficit, it is more important to accelerate institutional reform and improve policy efficiency.</text:p>
      <text:p text:style-name="P4">
Images: ["<text:a xlink:type="simple" xlink:href="https://thumbor.ftacademy.cn/unsafe/picture/4/000088494_piclink.jpg" text:style-name="Internet_20_link" text:visited-style-name="Visited_20_Internet_20_Link">
000088494_pic...</text:a>
"]</text:p>
      <text:p text:style-name="P4">
Themes: ['中国经济', '关注']</text:p>
      <text:p text:style-name="P4">
Keywords: ['财政政策', '中国经济', '宏观经济', '财政']</text:p>
      <text:p text:style-name="P4">
Type: Article</text:p>
      <!--METADATA-->
      <text:p text:style-name="P4">
<draw:frame draw:style-name="fr1" draw:name="Image56" text:anchor-type="as-char" svg:width="6.9236in" svg:height="4.617987in" draw:z-index="0">
<draw:image xlink:href="../Images/FT Chinese Free Version/2023-06-21T03-15-02-00-00/000088494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China's economic growth has been less than 5%for six consecutive quarters, and the long -awaited recovery is less than expected.</text:p>
      <text:p text:style-name="P4">
In the background of lack of effective demand and low interest rates, monetary policy is constrained by the effective lower limit, and the market expects fiscal policy to increase stimulus. However, some opinions believe that the current growth rate of fiscal expenditure is not as good as expected, and the fiscal policy is not positive enough. In fact, there is no counter -cyclical adjustment.</text:p>
      <text:p text:style-name="P4">
So, how much is the current fiscal expenditure? Is there any adverse cycle adjustment? And, how much is the future policy space?</text:p>
      <text:p text:style-name="P4">
<text:span text:style-name="T4">
 1. Three deficit rate caliber </text:span>
</text:p>
      <text:p text:style-name="P4">
It is generally believed that the deficit rate is an important indicator for measuring the financial force.</text:p>
      <text:p text:style-name="P4">
China implements a strict fiscal discipline. With reference to the international level, 3%sets 3%as a warning line. Except for special reasons such as the impact of the epidemic in 2020 and 2021, a brief breakthrough (3.7%and 3.2%, respectively), the deficit rate of the official caliber has never exceeded 3%. From 2010 to 2019, China's deficit rate was 2.39%average. In 2022, the deficit rate was 2.8%. In 2023, it is planned to be arranged at about 3%.</text:p>
      <text:p text:style-name="P4">
Some opinions believe that the deficit rate should be raised.</text:p>
      <text:p text:style-name="P4">
There are at least two reasons. First, 3%was the reference value stipulated in the EU "Marstrip Treaty Treaty" that took effect in November 1993. It has neither rigorous empirical inspection nor a solid theoretical basis. Force, often breakthrough; second, although the deficit rate is an index that measures debt risks, the deficit rate is not equivalent to debt risk. If the scale of deficit expansion can bring higher output and income, the expansion of the debt scale does not necessarily necessarily necessarily be inevitable Call the debt rate to increase.</text:p>
      <text:p text:style-name="P4">
We fully agree that the deficit rate cannot be simply equivalent to debt risk. However, it should be noted that the caliber of computing the fiscal deficit in various countries is different, and sometimes the deficit rate can not be able to measure the strength of the fiscal expenditure well. Although China sets 3%as a warning value, there is a large difference in the rate of deficit calculating according to different calibers. The name deficit rate of 3%is often broken.</text:p>
      <text:p text:style-name="P4">
<text:span text:style-name="T4">
 Direct 1: The actual deficit rate of revenue and expenditure caliber </text:span>
</text:p>
      <text:p text:style-name="P4">
The deficit rate in textbooks, that is, the difference between fiscal revenue and expenditure accounted for the proportion of GDP (GDP).</text:p>
      <text:p text:style-name="P4">
China's budget system includes four accounts: general public budget, government fund budget, state -owned capital operating budget, and social insurance fund budget. Due to the "Budget Law" stipulates that the latter three accounts must follow the balance of income and expenditure or the principle of receiving the fare. Therefore, the concept of textbooks corresponds to China, and many people usually understand the fiscal deficit referring to the difference between the income and expenditure of a general public budget account within a fiscal year. The deficit rate is the proportion of the difference between the income and expenditure to the GDP.</text:p>
      <text:p text:style-name="P4">
<text:span text:style-name="T4">
 caliber 2: official caliber budget deficit rate </text:span>
</text:p>
      <text:p text:style-name="P4">
However, the official fiscal budget deficit is actually not the result of the reduction of general public budget income with the general public budget expenditure. It is also necessary to comprehensively consider using the budget stable adjustment fund, from government fund budget and state -owned capital operation budget, use the knot, use the knot Factors such as the balance of funds. After considering the above factors, China's fiscal deficit calculation formula is:</text:p>
      <text:p text:style-name="P4">
Fiscal budget deficit = (national general public budget revenue+adjustment of budget stable adjustment fund and other budget funds+use rotary balance funds)-(national general public budget expenditure+supplementary budget stability adjustment fund+funds for the next year expenditure) The official budget deficit rate is the budget deficit/GDP.</text:p>
      <text:p text:style-name="P4">
<text:span text:style-name="T4">
 caliber 3: The general deficit rate of power and responsibilities </text:span>
</text:p>
      <text:p text:style-name="P4">
According to the "Budget Law", the special debt belongs to the government fund budget and is not included in the deficit. This is because in principle, the project's own income is required to repay the principal and interest. However, in fact, because most projects still support infrastructure construction and industrial park construction with low yields or even no income, the interest payment of current special debt is still based on the financial funds of the project or platform company. According to the use of funds and authority, if the special debt is repaid, the local government also needs to use the general public budget income to pocket, so it should also be included in the fiscal deficit.</text:p>
      <text:p text:style-name="P4">
In addition, the local government's debt financing outside the budget should also be included in the general deficit. However, debt financing outside the budget is difficult to trace back and accurate statistics, so it cannot be calculated.</text:p>
      <text:p text:style-name="P4">
Taking 2022 as an example, the official deficit rate, actual deficit rate, and general deficit rate calculated based on official caliber, revenue and expenditure caliber, and power and responsibility caliber were 2.8%, 4.7%, and 7.7%, respectively.</text:p>
      <text:p text:style-name="P4">
The specific algorithm is as follows:</text:p>
      <text:p text:style-name="P4">
In 2022, the national general public budget revenue was 2.037 trillion yuan, the general public budget expenditure nationwide was 2.606 trillion, and the actual revenue and expenditure difference was 5.69 trillion. Therefore, according to the difference between the general public budget revenue and expenditure of the year, the actual deficit rate of the revenue and expenditure caliber in 2022 was 5.69 trillion/121 trillion = 4.7%.</text:p>
      <text:p text:style-name="P4">
However, in early 2022, the fiscal deficit disclosed in the budget report was "arranged by 3.37 trillion yuan" and the deficit rate was "arranged by about 2.8%." The fiscal deficit released by the budget implementation report is still 3.37 trillion yuan, and the nominal GDP is 121 trillion yuan. Therefore, the budget deficit rate (deficit/GDP) of the official caliber can be calculated nearly 2.8%, which is in line with the budget arrangement at the beginning of the year.</text:p>
      <text:p text:style-name="P4">
So, how can the difference between 569 trillion and 3.37 trillion? How to make up?</text:p>
      <text:p text:style-name="P4">
That is, mentioned above, replenishment of the revenue of the budget revenue of historical knots, government funds, and state -owned capital operations. Among them, from the budget stable adjustment fund, government fund budget, state -owned capital business budget transfer funds, and use of the use of 1.245 trillion yuan, and some of the funds transferred.</text:p>
      <text:p text:style-name="P4">
If the 3.65 trillion special bonds are included in the deficit in 2022, the general deficit rate of power and responsibility is as high as 7.7%.</text:p>
      <text:p text:style-name="P4">
<text:span text:style-name="T4">
 2. Active financial actual strength </text:span>
</text:p>
      <text:p text:style-name="P4">
From the perspective of the official deficit rate arrangement, the fluctuations of each year seem to be very small. In 2023, it increases by 0.2 percentage points compared to 2022. However, in actual operation, the financial department comprehensively coordinates the transfer of other funds. Strong may not be small. Compared with the official deficit rate, the deficit rate of revenue and expenditure caliber and power and responsibility can more reflect the financial strength.</text:p>
      <text:p text:style-name="P4">
First, according to the deficit rate of the income and expenditure diameter of the year, it can better reflect the tightness of the fiscal policy than the official caliber.</text:p>
      <text:p text:style-name="P4">
The whole society can be understood as two departments of government and private sector. Government departments are not production departments and do not create wealth. Government revenue comes from taxes and fees. In fact, it is from the private sector. Government expenditure is returned to the private sector. The official caliber budget deficit rate actually shows the caliber of the new debt scale, and cover up the funds for the replenishment of budget stable adjustment funds, government funds budgets, state -owned capital operation budget transfer funds, and residues. In accordance with the caliber of the difference between the income and expenditure of the general public budget account of that year, on the one hand, it can better reflect the relationship between the income and expenditure distribution between the government and the private sector. The allocation of funds between accounts, which relatively accurately reflect the tight fiscal policy.Second, the deficit rate incorporated into the special debt can more reflect the stimulus of the economy than the official caliber.</text:p>
      <text:p text:style-name="P4">
Special debt belongs to the budget of government fund in the four accounts and is not included in deficit. Special debt special funds are dedicated to the special debt. According to the project, it can be divided into special debt of land reserve (the use is mainly to collect land, land flat, preliminary development, etc.), shed reform debt, toll road special debt, rail transit special debt, etc. field of. Considering the important pulling role of infrastructure on economic growth, and the division of special debt according to power and responsibility, it should be included in the deficit. Therefore, incorporating the general deficit rate of special debt can better reflect the stimulus of fiscal expenditure on the economy.</text:p>
      <text:p text:style-name="P4">
Based on the caliber incorporated in the special debt, from 2018 to 2022, the general deficit rates were 5.55%, 7.03%, 9.86%, 7.17%, and 7.97%, respectively, with an average value of 7.52%, which significantly exceeded the nominal deficit rate level.</text:p>
      <text:p text:style-name="P4">
<text:span text:style-name="T4">
 3. Is the fiscal policy really positive </text:span>
</text:p>
      <text:p text:style-name="P4">
Some opinions have suggested that the year -on -year growth rate of general public budget expenditures and government fund budget expenditures can more intuitively reflect the intensity of active fiscal policies. This view makes sense, but it is necessary to pay attention to the abnormal disturbance caused by land transfer income and related expenditure in China with government fund budget accounts.</text:p>
      <text:p text:style-name="P4">
The relationship between the four accounts of China's fiscal system is that the earnings of government fund budgets and the surplus funds for state -owned capital operation budgets can be used to supplement the deficit of general public budgets. General public budgets and state -owned capital operating budgets have special expenditure projects to supplement society. Insurance funds budget, and social insurance funds budgets, special funds, only cannot enter.</text:p>
      <text:p text:style-name="P4">
Although the surplus funds for state -owned capital operating budgets can supplement general public budget and social insurance fund budget, the scale of this account is very small, and the income and expenditure account for less than 2%of the four accounts. When the economic influence, it usually only analyzes the two accounts of general public budget and government fund budget, because these two accounts are absolutely big heads of the four books.</text:p>
      <text:p text:style-name="P4">
Therefore, we seem to be more intuitive to measure the year -on -year growth rate of general public budget expenditures and government fund budget expenditures to measure the efforts of fiscal policies.</text:p>
      <text:p text:style-name="P4">
For calculations, from 2018 to 2022, the year-on-year growth rate of the two accounts was 14.18%, 9.54%, 10.10%,-0.99%, and 3.11%, respectively, with an average value of 7.19%. The year-on-year growth rates in 2021 and 2022 were -0.99%and 3.11%, respectively, far lower than the average value of five years, and lower than the nominal GDP growth rate of that year. Therefore, there are doubts that when the macro economy is facing multiple challenges such as demand contraction, supply impact, and expected weakness, is active fiscal policy really active or false?</text:p>
      <text:p text:style-name="P4">
If you look at the year -on -year growth rate of general public budget expenditures and government fund budget expenditures, it can be found that the positive fiscal policy in 2021 may have a period of time withdrawal too fast, but there is no significant increase in the burden on the market entity. Economy still has stimulus. In 2022, the total expenditure of the two accounts in 2022 was a year -on -year growth rate, which was mainly dragged down on the sharp decline in the revenue of state -owned land transfer revenue in the budget expenditure of government funds, and active fiscal policies were actually active.</text:p>
      <text:p text:style-name="P4">
<text:span text:style-name="T4">
 3.1 In 2021, the fiscal overcome existing price factor disturbance </text:span>
</text:p>
      <text:p text:style-name="P4">
The general public budget revenue in 2021 was 20253.9 billion, a year -on -year growth rate of 10.74%, an increase of 6.4%compared with 2019. The general public budget expenditure was 24632.15 billion, a year -on -year growth rate of 0.3%, an increase of 3.12%compared with 2019. The annual revenue completion (102.5%) super budget is 2.5 percentage points, and the expenditure was completed (98.5%) was less than 1.5 percentage points. Compared with two comparison, fiscal policy seemed to be shrinking. After comprehensive consideration, the budget stable adjustment fund, government fund budget, and the transfer of state -owned capital business budgets and the use knot conclusion remains, the official deficit is 3570 billion yuan, a decrease of 190 billion compared with 2020 (3760 billion). In fact Reduce.</text:p>
      <text:p text:style-name="P4">
However, it should be noted that the rapid growth of fiscal revenue is related to the rapid growth of industrial taxes caused by economic recovery and the rise in commodity prices, and the one -time income increase of key industries and enterprises is a special case. It cannot be explained that the financial situation of the provinces and cities that has emerged is steadily good, nor can it be that fiscal policy is interested in tightening.</text:p>
      <text:p text:style-name="P4">
First, the Ministry of Finance knows the phenomenon of over -collection the fiscal revenue brought by this price factors. Reasonable arrangements for this year's fiscal over -income revenue "stipulates that" if the total public budget expenditure is indeed insufficient, the general public budget expenditure can be appropriately increased in accordance with the statutory procedures ", which allows all places to use the over -income part to increase the expenditure of the year.</text:p>
      <text:p text:style-name="P4">
News Source: <text:a xlink:type="simple" xlink:href="http://www.ftchinese.com/story/001100039" text:style-name="Internet_20_link" text:visited-style-name="Visited_20_Internet_20_Link">
http://www.ftchinese.com/story/001100039</text:a>
</text:p>
      <!--NEWS-->
      <text:h text:style-name="P10" text:outline-level="1">
<text:span text:style-name="T4">
The "Belt and Road" hundred visitors: Deng Yingbing talks about Cambodia's business and opportunities (Free Version)</text:span>
</text:h>
      <text:p text:style-name="P4">
Authors: ['王英良，孙英龙为FT中文网撰稿']</text:p>
      <text:p text:style-name="P4">
Publisher: 英国《金融时报》</text:p>
      <text:p text:style-name="P4">
Time: 2023-06-21T03:15:09+00:00</text:p>
      <text:p text:style-name="P4">
Published Time: 2023-06-20T12:00:99+08:00</text:p>
      <text:p text:style-name="P4">
Modified Time: 2023-06-20T22:59:99+08:00</text:p>
      <text:p text:style-name="P4">
Description: Wang Yingliang and Sun Yinglong: Deng Yingbing, the Chinese Lord of Cambodia and Chairman of Cambodia Zhengheng Group, interviewed that Cambodia is promoting China's investment in Southeast Asia with a positive attitude and action.</text:p>
      <text:p text:style-name="P4">
Images: ["<text:a xlink:type="simple" xlink:href="https://thumbor.ftacademy.cn/unsafe/picture/4/000184994_piclink.jpg" text:style-name="Internet_20_link" text:visited-style-name="Visited_20_Internet_20_Link">
000184994_pic...</text:a>
"]</text:p>
      <text:p text:style-name="P4">
Themes: ['柬埔寨', '关注']</text:p>
      <text:p text:style-name="P4">
Keywords: ['柬埔寨', '一带一路', '东南亚', '资本与国家']</text:p>
      <text:p text:style-name="P4">
Type: Article</text:p>
      <!--METADATA-->
      <text:p text:style-name="P4">
<draw:frame draw:style-name="fr1" draw:name="Image57" text:anchor-type="as-char" svg:width="6.9236in" svg:height="4.617987in" draw:z-index="0">
<draw:image xlink:href="../Images/FT Chinese Free Version/2023-06-21T03-15-09-00-00/000184994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As one of the important neighboring countries in China, Cambodia is a mysterious country in the cognition of many people, and recently the impression of Cambodia's impression of Cambodia is mostly negatively described. What is the current situation of the business environment and society in Cambodia? What is the development opportunity of this country under the new international environment? In this issue of the "Belt and Road Hundred Top Views", the author invited the Chinese Lord of Cambodia and the chairman of ZhengngGroup, Cambodia, and Lord Oknha Deng Pibing. Environment, industrial investment and future development trends.</text:p>
      <text:p text:style-name="P4">
The following is a record of the interview with Lord Deng Yibing:</text:p>
      <text:p text:style-name="P4">
<text:span text:style-name="T4">
 1. About Cambodia's business environment </text:span>
</text:p>
      <text:p text:style-name="P4">
<text:span text:style-name="T4">
 Question: </text:span>
 Please describe what advantages, challenges and opportunities are there in Cambodia's business environment?</text:p>
      <text:p text:style-name="P4">
** Deng Yingbing: From the perspective of advantages, Cambodia, as an emerging market, has the most popular foreign exchange policy and the rise of many industrial development. The Cambodian government has full awareness of opening up, its investment policy is gradually improving and open, and road infrastructure is also developing rapidly. The changes that have brought Cambodia to Cambodia from Phnom Penh to the port of Sihanouk have brought obviously for more than half a year. The second highway from Phnom Penh to East Cambodia -Vietnam border city Pakistani also started construction on June 7. The fourth city airport in Qixinghai in Western Cambodia, the National Gonghai Province, has met the conditions for navigation and is planning to open up. In addition, in recent years, many foreign companies have poured into, which fully illustrates that Cambodia's business environment is developing in the direction of investors. From the perspective of the challenge level, the most prominent challenge facing Cambodia's business environment is the serious lack of outstanding professional talent resources. This is the deepest in the process of corporate operations in recent years. In terms of opportunities, Cambodia has too many industrial opportunities to be developed, such as the cultural tourism industry and agriculture, as well as the opportunities brought about by the industrial industry transfer supported by the land to be developed. Development opportunities. Especially for agriculture, the current agriculture in Cambodia is still at the level of farming, and the degree of industrialization is seriously insufficient. Therefore, the realization of industrialization is an important direction for the Grand Exhibition of the Cambodian agricultural industry.</text:p>
      <text:p text:style-name="P4">
** Question: What powerful policies and measures do the Cambodian government take in attracting foreign investment and promoting economic development?</text:p>
      <text:p text:style-name="P4">
<text:span text:style-name="T4">
 Deng Yingbing: </text:span>
 First of all, the Cambodian government has been constantly improving various laws and regulations related to foreign investment. At the same time, it is also actively encouraging social institutions to increase employment skills training in basic employment groups, encouraging Cambodian students who study abroad to study back to the return of their studies. It plays an important role in the development of its own country. I believe that these will play a role that cannot be ignored for attracting foreign investment. In addition, the Cambodian government is also gradually improving and increasing the legal norms and regulatory efforts of investment promotion.</text:p>
      <text:p text:style-name="P4">
<text:span text:style-name="T4">
 Q: </text:span>
 What is the competitive advantage and lack of Cambodia in Southeast Asia?</text:p>
      <text:p text:style-name="P4">
<text:span text:style-name="T4">
 Deng Yingbing: </text:span>
 The overall economic development level of Cambodia has not reflected unique advantages in ASEAN countries, but it has implemented a system of simultaneous circulation of Blossom and the US dollar in monetary policy, which has attracted a large number of international gold rush customers and investors. In addition, the Cambodian government's foreign exchange control policies are relatively loose, so Cambodia has outstanding advantages that attract investors that other ASEAN countries and even developing countries. It is undeniable that the national happiness index of Cambodia is still very high. The lack of part may be more reflected in the following aspects: some targeted investment incentives; lack of outstanding talents; industry laws and regulations and law enforcement supervision need to be improved.</text:p>
      <text:p text:style-name="P4">
<text:span text:style-name="T4">
 2. About the industrial investment environment and opportunities </text:span>
</text:p>
      <text:p text:style-name="P4">
<text:span text:style-name="T4">
 Q: </text:span>
 Which industries do you think Cambodia has greater investment potential and development space? With the reorganization of global supply chain, what are the investment opportunities for Cambodia in manufacturing and infrastructure construction?</text:p>
      <text:p text:style-name="P4">
<text:span text:style-name="T4">
 Deng Yingbing: </text:span>
 At present, Cambodia's largest investment potential is the traditional manufacturing industry of cultural tourism, agriculture, and human resources. In the past, due to the limits of the development and development level of the Cambodian state, the entire Cambodia did not integrate into the global supply chain system well. With the steady progress of the "Regional Comprehensive Economic Partnership Agreement" (RCEP), coupled with the increasingly improved trade scale in Cambodia in recent years and the increasing level of residents' consumption level, it has begun to play a more important role in the global supply chain system. In addition, the manufacturing industry in Cambodia is currently at a relatively primary level, such as light industries such as clothing and luggage, just like the level of China in the 1990s, high -end manufacturing has not formed a mature environment. From the perspective of infrastructure investment, there are indeed many opportunities. For example, highways, rail transit, urban gas, etc. are urgently needed to participate globally. The first is that basic investment can make steadily profitable long -term profit; the second is that investment can help Cambodia improve the overall living standards and social operations of residents.</text:p>
      <text:p text:style-name="P4">
<text:span text:style-name="T4">
 Q: </text:span>
 What is the development status of Cambodia in the fields of emerging technology and sustainable development?</text:p>
      <text:p text:style-name="P4">
<text:span text:style-name="T4">
 Deng Yingbing: </text:span>
 In the field of emerging technology, Cambodia lacks an industrial atmosphere and lacks corresponding talents. But in terms of Internet applications and e -commerce, Cambodia has achieved obvious results. In the field of sustainable development, the first thing I think of is the sustainability of the ecological environment. Cambodia now attaches great importance to environmental protection. For some high -pollution industries, the government's attitude is to give up the high economic benefits brought by it, and it also rejected its landing to destroy the environment. In addition, some new energy and new technologies, the Cambodian government is also pushing.</text:p>
      <text:p text:style-name="P4">
<text:span text:style-name="T4">
 Three, about future development trends and economic trends </text:span>
</text:p>
      <text:p text:style-name="P4">
<text:span text:style-name="T4">
 Question: </text:span>
 Cambodia's future development trend, how do you predict?</text:p>
      <text:p text:style-name="P4">
<text:span text:style-name="T4">
 Deng Yingbing: </text:span>
 There is no doubt that Cambodia is in a geometric center in the ASEAN region due to geographical location, and the surrounding countries have unique advantages and convenience. Coupled with its unique monetary policy and increasing infrastructure, I believe that Cambodia's next economic development performance is worth looking forward to investors. After the Cambodian election in July, the new government gradually showed a tendency to youth. Some laws and regulations that protect and encourage foreign capital are gradually improving, so the social and economic development of Cambodia in the next 20 years will definitely be more faster than in the past 20 years.</text:p>
      <text:p text:style-name="P4">
** Question: How can Cambodia deal with the uncertainty of the global economy, especially the Sino -US trade friction?</text:p>
      <text:p text:style-name="P4">
** Deng Yingbing: Indeed, today's global situation has encountered unprecedented challenges, but because of this, Cambodia seized the opportunity to seize some favorable situations. Some time ago, I saw an article saying that geopolitics could bring new development opportunities to ASEAN countries. It was true. In the increasingly fierce competition between China and the United States, Cambodia has benefited from it.</text:p>
      <text:p text:style-name="P4">
<text:span text:style-name="T4">
 Q: </text:span>
 Please talk about the role of Cambodia in the "Belt and Road" initiative and the prospects of cooperation with Chinese economic?<text:span text:style-name="T4">
 4. About Cambodia's development opportunities in the Chinese and American games </text:span>
</text:p>
      <text:p text:style-name="P4">
<text:span text:style-name="T4">
 Question: </text:span>
 What do you think of the development opportunities that Cambodia has gained during the Sino -US game?</text:p>
      <text:p text:style-name="P4">
<text:span text:style-name="T4">
 Deng Yingbing: </text:span>
 The Chinese government basically does not avoid support and help in Cambodia. In the process of continuously differentiation of China's relations with ASEAN countries in the United States, Cambodia cooperates with China to promote China's investment in this region with a positive attitude and action. From the above, Cambodia's development achievements have been largely conducive to the opportunity brought by the Sino -US game.</text:p>
      <text:p text:style-name="P4">
<text:span text:style-name="T4">
 5. Views on Cambodia's investment opportunities, business environment and industrial development </text:span>
</text:p>
      <text:p text:style-name="P4">
<text:span text:style-name="T4">
 Q: </text:span>
 As the head of a diversified industrial group, how do you evaluate the overall investment opportunities and industrial development opportunities of Cambodia?</text:p>
      <text:p text:style-name="P4">
<text:span text:style-name="T4">
 Deng Yingbing: </text:span>
 I have been in Cambodia for more than 20 years. I have deep feelings for this country. I am very optimistic about Cambodia's future development. From the establishment of Zhengheng Group in 2017 to the present, the investment of enterprises has involved multiple industries. These decisions I make are based on full recognition of Cambodia's future industrial development opportunities.</text:p>
      <text:p text:style-name="P4">
Another is the climatic conditions of Cambodia and the blankness of the manufacturing industry brings huge development opportunities. In addition, adopting advanced scientific management methods and planting technology will bring huge development opportunities to Cambodia's agricultural industry. Cambodia has abundant tourism resources. With the end of the new crown epidemic, global tourism will be released, which will bring a new round of super -expected value returns to tourist residential real estate investors.</text:p>
      <text:p text:style-name="P4">
<text:span text:style-name="T4">
 Q: </text:span>
 What are the investment layouts of Zhengheng Group in Cambodia, and how do you think of the company's future development prospects in Cambodia?</text:p>
      <text:p text:style-name="P4">
<text:span text:style-name="T4">
 Deng Yingbing: </text:span>
 At present, the industries that Zhengheng Group has done includes tourism and vacation real estate, hotels, media, communications, investment, e -commerce, green energy, culture and tourism industries. We made these investment decisions after conducting in -depth investigations and evaluations of the Cambodian market. Industrial investment in Cambodia is entering a new cycle of rapid development with the opening of the first highway.</text:p>
      <text:p text:style-name="P4">
<text:span text:style-name="T4">
 Question: </text:span>
 What are your suggestions for Cambodia to improve and improve the business environment? How to promote Cambodia to attract more foreign capital and accelerate economic development?</text:p>
      <text:p text:style-name="P4">
<text:span text:style-name="T4">
 Deng Yingbing: </text:span>
 At present, what is urgent to improve Cambodia is to strengthen the supervision of the group of law enforcement, formulate and effectively protect the laws and norms of the rights and interests of investors, fundamentally improve the business environment, give global investors a one Rest assured and confident business environment.</text:p>
      <text:p text:style-name="P4">
<text:span text:style-name="T4">
 6. About political risk and social stability issues </text:span>
</text:p>
      <text:p text:style-name="P4">
<text:span text:style-name="T4">
 Q: </text:span>
 In recent years, the domestic political situation in Cambodia has changed to a certain extent. What impact does this have on Cambodia's investment environment and economic development?</text:p>
      <text:p text:style-name="P4">
<text:span text:style-name="T4">
 Deng Yingbing: </text:span>
 In fact, the rumors of the outside world are more hearing. The political situation in Cambodia is very stable. In 2018, the National Salvation Party, which is opposed to the People's Party, has been dismissed. Most members of the Salvation Party have joined the People's Party, so now in Cambodia, there is a harmonious view in Cambodia. In addition, the new government will emerge a group of younger leaders, and they have a more open awareness. I believe that the new government will take more powerful measures in improving the investment environment and creating a better social atmosphere, and strengthen rectification of the behavior and forces that hinder foreign investment.</text:p>
      <text:p text:style-name="P4">
<text:span text:style-name="T4">
 Q: </text:span>
 What is the social order and public security status of Cambodia? How does this affect foreign investors' operations and investment decisions in Cambodia?</text:p>
      <text:p text:style-name="P4">
<text:span text:style-name="T4">
 Deng Yingbing: </text:span>
 A society will inevitably have corresponding problems during a specific development stage, but in general, Cambodia's social order is not as exaggerated as overseas media, especially from the media. Each member of our group has a large number of foreign employees, and they are very safe and stable at work and life here. As for the impact on the decision -making of investors, this is a question of insight. The key depends on how investors take off and weigh between market development opportunities and existing problems.</text:p>
      <text:p text:style-name="P4">
<text:span text:style-name="T4">
 Seven, about the labor market and environmental issues </text:span>
</text:p>
      <text:p text:style-name="P4">
<text:span text:style-name="T4">
 Q: </text:span>
 What is the status quo of the labor market in Cambodia? How does labor quality, cost and policy affect the investment decisions of foreign enterprises?</text:p>
      <text:p text:style-name="P4">
News Source: <text:a xlink:type="simple" xlink:href="http://www.ftchinese.com/story/001100038" text:style-name="Internet_20_link" text:visited-style-name="Visited_20_Internet_20_Link">
http://www.ftchinese.com/story/001100038</text:a>
</text:p>
      <!--NEWS-->
      <text:h text:style-name="P10" text:outline-level="1">
<text:span text:style-name="T4">
U.S. stocks make a huge losses of $ 120 billion (Free Version)</text:span>
</text:h>
      <text:p text:style-name="P4">
Author: Jack Pitcher</text:p>
      <text:p text:style-name="P4">
Publisher: 华尔街日报中文网</text:p>
      <text:p text:style-name="P4">
Published Time: 2023-06-21T03:25:00.000Z</text:p>
      <text:p text:style-name="P4">
Modified Time: 2023-06-21T03:25:00.000Z</text:p>
      <text:p text:style-name="P4">
Created Time: 2023-06-21T02:14:00.000Z</text:p>
      <text:p text:style-name="P4">
Description: Investors, who have been increasing their efforts to be short -term US stocks, have suffered losses. Data show that according to the market value, short -selling people have suffered about $ 120 billion in losses this year, of which $ 72 billion in the first half of June.</text:p>
      <text:p text:style-name="P4">
Images: []</text:p>
      <text:p text:style-name="P4">
Categories: ['金融市场', '股市']</text:p>
      <text:p text:style-name="P4">
Keywords: SYND,LINK:EN|WP-WSJ-0000989049</text:p>
      <text:p text:style-name="P4">
Type: Article</text:p>
      <!--METADATA-->
      <text:p text:style-name="P4">
Investors, who have been increasing their efforts to be short -term US stocks, have suffered losses.</text:p>
      <text:p text:style-name="P4">
News Source: <text:a xlink:type="simple" xlink:href="https://cn.wsj.com/articles/%E7%BE%8E%E8%82%A1%E6%B6%A8%E5%8A%BF%E4%BB%A4%E7%A9%BA%E5%A4%B4%E5%B7%A8%E4%BA%8F1-200%E4%BA%BF%E7%BE%8E%E5%85%83-139efe92" text:style-name="Internet_20_link" text:visited-style-name="Visited_20_Internet_20_Link">
https://cn.wsj.com/articles/%E7%BE%8E%E8%82%A1%E6%B6%A8%E5%8A%BF%E4%BB%A4%E7%A9%BA%E5%A4%B4%E5%B7%A8%E4%BA%8F1-200%E4%BA%BF%E7%BE%8E%E5%85%83-139efe92</text:a>
</text:p>
      <!--NEWS-->
      <text:h text:style-name="P10" text:outline-level="1">
<text:span text:style-name="T4">
Biden draws Xi Jinping and the dictator equal number</text:span>
</text:h>
      <text:p text:style-name="P4">
Publisher: 法新社</text:p>
      <text:p text:style-name="P4">
Published Time: 2023-06-21T03:32:10+00:00</text:p>
      <text:p text:style-name="P4">
Modified Time: 2023-06-21T03:05:02+00:00</text:p>
      <text:p text:style-name="P4">
Description: (AFP, San Francisco, 20th) U.S. President Bynden is equivalent to Chinese President Xi Jinping and dictators at a Democratic fundraising event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8" text:anchor-type="as-char" svg:width="6.9236in" svg:height="3.617581in" draw:z-index="0">
<draw:image xlink:href="../Images/rficn/2023-06-21T03-32-10-00-00/000000.png" xlink:type="simple" xlink:show="embed" xlink:actuate="onLoad" draw:mime-type="image/png"/>
</draw:frame>
Biden said at a fundraising event in northern California that in February this year, a suspected scout balloon from China flew over the United States and was subsequently shot down by the US military, which made Xi Jinping very unhappy.</text:p>
      <text:p text:style-name="P4">
"When I (decided) to shoot down the balloon full of two spy equipment, Xi Jinping was very unhappy because he didn't know where the balloon was there."</text:p>
      <text:p text:style-name="P4">
Biden also said: "I mean it is true. Once I don't have the situation, it is very embarrassing for the dictator. (That balloon) should not float there ... and he doesn't know."</text:p>
      <text:p text:style-name="P4">
US Secretary of State Antony Blinken only met with Xi Jinping in Beijing yesterday, and his trip to China to ease the tension between the United States and China.</text:p>
      <text:p text:style-name="P4">
News Source: <text:a xlink:type="simple" xlink:href="https://www.rfi.fr/cn/%E5%9B%BD%E9%99%85%E6%8A%A5%E9%81%93/20230621-%E6%8B%9C%E7%99%BB%E5%B0%86%E4%B9%A0%E8%BF%91%E5%B9%B3%E4%B8%8E%E7%8B%AC%E8%A3%81%E8%80%85%E7%94%BB%E7%AD%89%E5%8F%B7" text:style-name="Internet_20_link" text:visited-style-name="Visited_20_Internet_20_Link">
https://www.rfi.fr/cn/%E5%9B%BD%E9%99%85%E6%8A%A5%E9%81%93/20230621-%E6%8B%9C%E7%99%BB%E5%B0%86%E4%B9%A0%E8%BF%91%E5%B9%B3%E4%B8%8E%E7%8B%AC%E8%A3%81%E8%80%85%E7%94%BB%E7%AD%89%E5%8F%B7</text:a>
</text:p>
      <!--NEWS-->
      <text:h text:style-name="P10" text:outline-level="1">
<text:span text:style-name="T4">
Brinken expressed concerns about China ’s monitoring station in Cuba (Free Version)</text:span>
</text:h>
      <text:p text:style-name="P4">
Authors: ['迪米']</text:p>
      <text:p text:style-name="P4">
Publisher: 英国《金融时报》</text:p>
      <text:p text:style-name="P4">
Time: 2023-06-21T03:32:52+00:00</text:p>
      <text:p text:style-name="P4">
Published Time: 2023-06-20T12:00:99+08:00</text:p>
      <text:p text:style-name="P4">
Modified Time: 2023-06-20T23:31:99+08:00</text:p>
      <text:p text:style-name="P4">
Description: Blinken expressed concern to the Chinese side during his visit to Beijing. The White House said that China and Cuba's cooperation in the field of intelligence have continued to "longer".</text:p>
      <text:p text:style-name="P4">
Images: ["<text:a xlink:type="simple" xlink:href="https://thumbor.ftacademy.cn/unsafe/picture/8/000184808_piclink.jpg" text:style-name="Internet_20_link" text:visited-style-name="Visited_20_Internet_20_Link">
000184808_pic...</text:a>
"]</text:p>
      <text:p text:style-name="P4">
Themes: ['中美关系', '关注']</text:p>
      <text:p text:style-name="P4">
Keywords: ['中美关系', '高端专享', '中国政治与政策', '美国外交政策', '新兴市场', '美国政治与政策', 'Twitter', '拜登', '中国政府', '美国政府']</text:p>
      <text:p text:style-name="P4">
Type: Article</text:p>
      <!--METADATA-->
      <text:p text:style-name="P4">
<draw:frame draw:style-name="fr1" draw:name="Image59" text:anchor-type="as-char" svg:width="6.9236in" svg:height="3.901286in" draw:z-index="0">
<draw:image xlink:href="../Images/FT Chinese Free Version/2023-06-21T03-32-52-00-00/000184808_piclink.jpg" xlink:type="simple" xlink:show="embed" xlink:actuate="onLoad" draw:mime-type="image/jpeg"/>
</draw:frame>
US Secretary of State Anthony Brinkel(Antony shine)During the two -day visit to Beijing, it was concerned about China ’s allegedly set up electronic communication monitoring facilities in Cuba. Brinken's visit aims to stabilize the turbulent relationship between the two countries.</text:p>
      <text:p text:style-name="P4">
Brinken accepted Columbia Broadcasting Corporation TV before leaving Beijing(CBS)The interview, saying that he discussed China's spy activity in Cuba in a meeting with senior officials in China.</text:p>
      <text:p text:style-name="P4">
News Source: <text:a xlink:type="simple" xlink:href="http://www.ftchinese.com/story/001100042" text:style-name="Internet_20_link" text:visited-style-name="Visited_20_Internet_20_Link">
http://www.ftchinese.com/story/001100042</text:a>
</text:p>
      <!--NEWS-->
      <text:h text:style-name="P10" text:outline-level="1">
<text:span text:style-name="T4">
The German car factory involved in Xinjiang forced labor and German car manufacturers were filed by the NGO</text:span>
</text:h>
      <text:p text:style-name="P4">
Author: None (Language: zh)</text:p>
      <text:p text:style-name="P4">
Publisher: None</text:p>
      <text:p text:style-name="P4">
Time: 2023-06-21T03:36:00Z</text:p>
      <text:p text:style-name="P4">
Description: Volkswagen, BMW, Mercedes -Benz and other German car manufacturers have been approved for compulsory labor doubts for a long time. As the German supply chain law officially enables this year, non -profit organizations have appealed to German regulators, asking Germany to investigate whether car manufacturers do deal with human rights.</text:p>
      <text:p text:style-name="P4">
Videos: []</text:p>
      <text:p text:style-name="P4">
Images: []</text:p>
      <text:p text:style-name="P4">
Subject: 时政风云</text:p>
      <text:p text:style-name="P4">
Subjects: ['德中关系', '欧债危机', '欧盟', '德国', '留学德国', '新疆', '留学德国', '德国联邦大选', '默克尔']</text:p>
      <text:p text:style-name="P4">
Keywords: ['强迫劳动', '新疆', '维吾尔人', '德国', '大众汽车', '汽车工业', '供应链法', '奔驰汽车', '宝马集团']</text:p>
      <text:p text:style-name="P4">
Id: 65985141</text:p>
      <!--METADATA-->
      <text:p text:style-name="P4">
<text:a xlink:type="simple" xlink:href="https://www.dw.com/zh/overlay/image/article/65985141/65850786" text:style-name="Internet_20_link" text:visited-style-name="Visited_20_Internet_20_Link">
 </text:a>
Many major automakers in Germany have been accused, and their suppliers are suspected of participating in the Uighurs' forced labor. The picture shows a factory of Volkswagen. (Data photo)</text:p>
      <text:p text:style-name="P4">
(Voice of Germany) The European Constitution and Human Rights Center (EUROPEAN Center for Constitutional and Humanrights (ECCHR), headquartered in Berlin, issued a press release on Wednesday (June 21) that it has been regulated to the German federal economy and export control The bureau (BAFA) submitted a complaint, accusing the Volkswagen (VW), BMW (BMW) and Mercedes-Benz. Xinjiang forced labor](https://www.dw.com/zh/zh/ngo起诉德国5家大企业配合参与新疆强迫劳动/a-59101217)The problem.</text:p>
      <text:p text:style-name="P4">
In January of this year, the new supply chain law of Germany came into effect. Enterprises should pay attention to human rights and environmental protection issues of overseas supply chains in accordance with the law, and have certain responsibility and obligations. <text:a xlink:type="simple" xlink:href="https://www.dw.com/zh/zh/德国联邦议院通过供应链法/a-57855467" text:style-name="Internet_20_link" text:visited-style-name="Visited_20_Internet_20_Link">
The law passed in the Federal House in 2021</text:a>
It is stipulated that if a company is informed of the obligation of DuEDILIGENCENCENCERENCE, the Federal Economic and Export Control Bureau should be investigated. In addition.</text:p>
      <text:p text:style-name="P4">
ECCHR's legal director, Miriam Saage-MAAß, calls for the German government to immediately review how the major automobile manufacturers supervise their suppliers' factories in Xinjiang and ensure that they meet human rights standards; The due diligence mechanism for effectiveness, "Enterprises should stop business activities in Uighurs."</text:p>
      <text:p text:style-name="P4">
Duolun, chairman of the World Uyghur Conference. "Dolkun ISA) said:" <text:a xlink:type="simple" xlink:href="https://www.dw.com/zh/zh/防范强制劳工-德国供应链法落实得了吗/a-65438393" text:style-name="Internet_20_link" text:visited-style-name="Visited_20_Internet_20_Link">
Germany Implementation of the Supply Chain Law</text:a>
It is an important milestone, and now it must be proved that this is effective. Mercedes -Benz, BMW and Volkswagen car manufacturers have the responsibility to ensure that they have not made profits from the Uyghur forced labor. "</text:p>
      <text:p text:style-name="P4">
The report of the UN senior commissioner pointed out that the Chinese government's statement in Xinjiang's oppression of Uighurs is credible. The picture shows people who work in an industrial park in Yutian County, Xinjiang. (Data photo)</text:p>
      <text:h text:style-name="P12" text:outline-level="3">
<text:span text:style-name="T4">
Forced labor disputes of German car manufacturers</text:span>
</text:h>
      <text:p text:style-name="P4">
In August last year, MichelleBachelet, a senior commissioner of the United Nations Human Rights, will report that the Chinese government's allegations of torture to a few groups such as Uighurs in Xinjiang in Xinjiang in Xinjiang are credible, and <text:a xlink:type="simple" xlink:href="https://www.dw.com/zh/zh/聯合國發布新疆報告-稱中國恐犯下反人類罪/a-62987574" text:style-name="Internet_20_link" text:visited-style-name="Visited_20_Internet_20_Link">
may constitute anti -human crimes</text:a>
Essence In response to relevant allegations, the Chinese government has continued to deny it.</text:p>
      <text:p text:style-name="P4">
The research released by the University of Haron, the United Kingdom in December last year, pointed out that Volkswagen Audi Group, Honda, Ford, General Motor, Mercedes -Benz Group, Toyota, Tesla and other international manufacturers, <text:a xlink:type="simple" xlink:href="https://www.dw.com/zh/zh/研究全球汽車產業續受新疆強迫勞動威脅/a-64085295" text:style-name="Internet_20_link" text:visited-style-name="Visited_20_Internet_20_Link">
its supply chain is related to Xinjiang</text:a>
Essence</text:p>
      <text:p text:style-name="P4">
The report pointed out that more than 100 international automotive parts or automobile manufacturers have exposed to products produced by Uyghur forced labor to a certain extent. Research Reporter Lauramurphy said in a DW interview last year: "Automotive companies should be able to put pressure on suppliers collectively, saying that they no longer want these products to minimize and process in Uighurs."</text:p>
      <text:p text:style-name="P4">
Taking Volkswagen as an example, the company has a joint venture factory with Shanghai Automobile Group (SAIC) in Urumqi, Xinjiang. In recent years, human rights groups have been accused of forced labor doubts. Ralfbrandstätter, the person in charge of the Chinese region of the company, visited the factory earlier this year, <text:a xlink:type="simple" xlink:href="https://www.dw.com/zh/zh/大众中国ceo新疆工厂没有人权侵犯的迹象/a-64845420" text:style-name="Internet_20_link" text:visited-style-name="Visited_20_Internet_20_Link">
saying "there is no sign of human rights"</text:a>
Essence However, Yalkunuluyol, a researcher at the University of Haron, told DW at the time that after talking with several Uighur people in the factory, Breid said that "there is no forced labor." This statement is problematic.</text:p>
      <text:h text:style-name="P12" text:outline-level="3">
<text:span text:style-name="T4">
Volkswagen President said that the Xinjiang plant has no forced labor and Victoria scholars: there is a problem with the statement</text:span>
</text:h>
      <text:p text:style-name="P4">
Last month, <text:a xlink:type="simple" xlink:href="https://www.dw.com/zh/zh/大众股东大会维吾尔人代表将发言/a-65560952" text:style-name="Internet_20_link" text:visited-style-name="Visited_20_Internet_20_Link">
Proposal persons appeared at the Volkswagen Annual Shareholders Conference</text:a>
The slogans such as "termination of Uyghur forced labor" protested on the court, but Bearing still reiterated its previous statement.</text:p>
      <text:p text:style-name="P4">
According to Reuters, Volkswagen confirmed on Tuesday (June 20) confirming that it was discussing whether it was an independent audit risk assessment of its Xinjiang plant with SAIC; before the company continued to be under pressure from investors and demanded independent audit.</text:p>
      <text:p text:style-name="P4">
In response to Ecchr's appeal, the British "Financial Times" sought comments from the public, Mercedes -Benz and BMW, and all three companies refused to comment on the appeal. Mercedes -Benz added to the newspaper: "Whenever someone is worried, we will ask the supplier to clarify." BMW said that the company has continued to supervise the supplier to meet its human rights standards and has been investigating possible violations of possible violations situation.</text:p>
      <text:h text:style-name="P12" text:outline-level="3">
<text:span text:style-name="T4">
Volkswagen Shareholders Conference: The executives were thrown into cakes and were approved to earn "unrighteous wealth"</text:span>
</text:h>
      <text:p text:style-name="P4">
(Comprehensive report)</text:p>
      <text:p text:style-name="P4">
News Source: <text:a xlink:type="simple" xlink:href="https://www.dw.com/zh/涉新疆強迫勞動-德國車廠遭ngo提起申訴/a-65985141" text:style-name="Internet_20_link" text:visited-style-name="Visited_20_Internet_20_Link">
https://www.dw.com/zh/涉新疆強迫勞動-德國車廠遭ngo提起申訴/a-65985141?maca=chi-rss-chi-all-1127-rdf</text:a>
</text:p>
      <!--NEWS-->
      <text:h text:style-name="P10" text:outline-level="1">
<text:span text:style-name="T4">
The Hong Kong stocks of Weilai Group have risen, and the $ 1 billion investment promotion of the Abu Dhabi Fund (Free Version)</text:span>
</text:h>
      <text:p text:style-name="P4">
Author: Bingyan Wang</text:p>
      <text:p text:style-name="P4">
Publisher: 华尔街日报中文网</text:p>
      <text:p text:style-name="P4">
Published Time: 2023-06-21T03:40:00.000Z</text:p>
      <text:p text:style-name="P4">
Modified Time: 2023-06-21T03:40:00.000Z</text:p>
      <text:p text:style-name="P4">
Created Time: 2023-06-21T02:31:00.000Z</text:p>
      <text:p text:style-name="P4">
Description: The Hong Kong stocks of Weilai Group rose early on Wednesday. Previously, the Chinese electric vehicle manufacturer announced the plan to get more than $ 1 billion of investment in a fund supported by the Abu Dhabi government.</text:p>
      <text:p text:style-name="P4">
Images: []</text:p>
      <text:p text:style-name="P4">
Categories: ['金融市场', '股市']</text:p>
      <text:p text:style-name="P4">
Keywords: SYND</text:p>
      <text:p text:style-name="P4">
Type: Article</text:p>
      <!--METADATA-->
      <text:p text:style-name="P4">
Weilai Group(Nio Inc., 9866.hk, nio)Hong Kong stocks rose early on Wednesday. Previously, the Chinese electric vehicle manufacturer announced a plan to get more than $ 1 billion in a fund supported by the Abu Dhabi government.</text:p>
      <text:p text:style-name="P4">
News Source: <text:a xlink:type="simple" xlink:href="https://cn.wsj.com/articles/%E8%94%9A%E6%9D%A5%E9%9B%86%E5%9B%A2%E6%B8%AF%E8%82%A1%E8%B5%B0%E9%AB%98-%E5%8F%97%E9%98%BF%E5%B8%83%E6%89%8E%E6%AF%94%E5%9F%BA%E9%87%9110%E4%BA%BF%E7%BE%8E%E5%85%83%E6%8A%95%E8%B5%84%E6%8F%90%E6%8C%AF-b241f438" text:style-name="Internet_20_link" text:visited-style-name="Visited_20_Internet_20_Link">
https://cn.wsj.com/articles/%E8%94%9A%E6%9D%A5%E9%9B%86%E5%9B%A2%E6%B8%AF%E8%82%A1%E8%B5%B0%E9%AB%98-%E5%8F%97%E9%98%BF%E5%B8%83%E6%89%8E%E6%AF%94%E5%9F%BA%E9%87%9110%E4%BA%BF%E7%BE%8E%E5%85%83%E6%8A%95%E8%B5%84%E6%8F%90%E6%8C%AF-b241f438</text:a>
</text:p>
      <!--NEWS-->
      <text:h text:style-name="P10" text:outline-level="1">
<text:span text:style-name="T4">
German intelligence agencies call Sino -Russian spy activities on the country's "serious threat"</text:span>
</text:h>
      <text:p text:style-name="P4">
Creator: ERIKA SOLOMON</text:p>
      <text:p text:style-name="P4">
Publisher: https://www.facebook.com/nytimeschinese</text:p>
      <text:p text:style-name="P4">
Published Time: 2023-06-21T03:59:35+08:00</text:p>
      <text:p text:style-name="P4">
Description: The report describes China as "the biggest threat in economic and scientific espionage activities", and in the context of the tension between the Ukrainian war and Sino -US relations, Germany is facing more risks of foreign interference. When the report was released, Shulz was receiving Chinese Prime Minister Li Qiang. John MacDougall/Age France-Presse-Getty ImageS German Prime Minister Tsumers and Chinese Prime Minister Li Qiang on Tuesday in Berlin. On the same day of the reception of Lee Qiang, Germany issued a report to a serious assessment of Chinese intelligence activities.</text:p>
      <text:p text:style-name="P4">
Images: ["<text:a xlink:type="simple" xlink:href="https://static01.nyt.com/images/2023/06/20/multimedia/Germany-intel-01-lcgz/Germany-intel-01-lcgz-master1050.jpg" text:style-name="Internet_20_link" text:visited-style-name="Visited_20_Internet_20_Link">
Germany-intel...</text:a>
", "<text:a xlink:type="simple" xlink:href="https://static01.nyt.com/images/2023/06/20/multimedia/Germany-intel-02-lcgz/Germany-intel-02-lcgz-master1050.jpg" text:style-name="Internet_20_link" text:visited-style-name="Visited_20_Internet_20_Link">
Germany-intel...</text:a>
", "<text:a xlink:type="simple" xlink:href="https://static01.nyt.com/images/2023/06/20/multimedia/Germany-intel-03-lcgz/Germany-intel-03-lcgz-master1050.jpg" text:style-name="Internet_20_link" text:visited-style-name="Visited_20_Internet_20_Link">
Germany-intel...</text:a>
", "<text:a xlink:type="simple" xlink:href="https://static01.nyt.com/images/2023/06/20/multimedia/Germany-intel-05-lcgz/Germany-intel-05-lcgz-master1050.jpg" text:style-name="Internet_20_link" text:visited-style-name="Visited_20_Internet_20_Link">
Germany-intel...</text:a>
", "<text:a xlink:type="simple" xlink:href="https://static01.nyt.com/images/2023/06/20/multimedia/Germany-intel-04-lcgz/Germany-intel-04-lcgz-master1050.jpg" text:style-name="Internet_20_link" text:visited-style-name="Visited_20_Internet_20_Link">
Germany-intel...</text:a>
"]</text:p>
      <text:p text:style-name="P4">
Category: 国际</text:p>
      <text:p text:style-name="P4">
Type: Article</text:p>
      <!--METADATA-->
      <text:p text:style-name="P4">
<draw:frame draw:style-name="fr1" draw:name="Image62" text:anchor-type="as-char" svg:width="6.9236in" svg:height="4.681672in" draw:z-index="0">
<draw:image xlink:href="../Images/cnnytimes/2023-06-21T03-59-35-08-00/Germany-intel-01-lcgz-master1050.jpg" xlink:type="simple" xlink:show="embed" xlink:actuate="onLoad" draw:mime-type="image/jpeg"/>
</draw:frame>
German domestic intelligence agencies said on Tuesday that more and more foreign intelligence agencies have targeted targets to Germany, and warned that spy activities, cyber attacks and false information activities, especially activities from China and Russia, "constituted serious constituents in the country" constituted seriously threaten".</text:p>
      <text:p text:style-name="P4">
Although such evaluations are released every year, this year's report is unusual in terms of warning or measuring the German security environment in one year.</text:p>
      <text:p text:style-name="P4">
Earlier this month, the German government released a comprehensive national security strategy for the first time. This is part of the expanding efforts of Germany to cope with their weaknesses under the new military, economic and geopolitical threats.</text:p>
      <text:p text:style-name="P4">
The agency stated that, in view of Germany as the NATO allies and one of the most powerful countries in the European Union, in the context of invasion of Ukraine in Russia and intensified global tensions in China, Germany faced more risks of foreign interference.</text:p>
      <text:p text:style-name="P4">
"Russia's war on Ukraine also means a turning point in domestic security," said the German Internal Affairs Minister, Namshi Ferase, said at the press conference to publish a report on the Federal Constitution Protection Office at the press conference.</text:p>
      <text:p text:style-name="P4">
However, the most serious warning in the report is for China, and the report describes China as "the biggest threat in economic and scientific espionage activities."</text:p>
      <text:p text:style-name="P4">
At this time, a severe assessment of Chinese intelligence activities was very embarrassing for German Chancellor Olaf Scharsez. He was receiving Chinese Prime Minister Li Qiang on the same day, which was part of the annual consultation of the German and Chinese government.</text:p>
      <text:p text:style-name="P4">
<draw:frame draw:style-name="fr1" draw:name="Image63" text:anchor-type="as-char" svg:width="6.9236in" svg:height="4.615733in" draw:z-index="0">
<draw:image xlink:href="../Images/cnnytimes/2023-06-21T03-59-35-08-00/Germany-intel-02-lcgz-master1050.jpg" xlink:type="simple" xlink:show="embed" xlink:actuate="onLoad" draw:mime-type="image/jpeg"/>
</draw:frame>
Germany's Minister of Home Affairs, Nagasis Ferse at the press conference in June. Nadja wohlleben/reuters</text:p>
      <text:p text:style-name="P4">
After three years of interruption due to the offline meeting of the epidemic, the talks aims to restore the relationship between the two countries. At the same time, the world has changed. The relationship between China and Russia has led to the increasing geopolitical tension in China, while Washington and other other. The Western government has also stepped up increasingly "de -risk" with Beijing's economic relations.</text:p>
      <text:p text:style-name="P4">
The report pointed out that in 2022, Germany became one of the most important legal investment goals in Europe in Europe.</text:p>
      <text:p text:style-name="P4">
The report said, "Direct investment not only provides China with the opportunity to make up for the lack of innovation and achieve technological leadership, but also opens the door for political influence, espionage and damage activities," and warned that this may also constitute risks on national security.</text:p>
      <text:p text:style-name="P4">
"These activities are involved in the wide range of faces, and it will also damage Germany's competitiveness as industry and technical bases, and to destroy the laws of market economy," the report also wrote. "In the end, this may be damaged and prosperous, thereby bringing risks to democracy, social cohesion, and independence in Germany."</text:p>
      <text:p text:style-name="P4">
The Chinese delegation is also meeting with the German business leaders, and it is expected that it will try to persuade the government not to impose more stringent restrictions on Chinese companies operating in Germany.</text:p>
      <text:p text:style-name="P4">
<draw:frame draw:style-name="fr1" draw:name="Image64" text:anchor-type="as-char" svg:width="6.9236in" svg:height="4.69486in" draw:z-index="0">
<draw:image xlink:href="../Images/cnnytimes/2023-06-21T03-59-35-08-00/Germany-intel-03-lcgz-master1050.jpg" xlink:type="simple" xlink:show="embed" xlink:actuate="onLoad" draw:mime-type="image/jpeg"/>
</draw:frame>
The Chinese cargo ship was in Hamburg, Germany in 2022. Fabian Bimmer/Reuters</text:p>
      <text:p text:style-name="P4">
The Chinese delegation may also oppose restrictions on the expansion of Telecom companies Huawei to participate in the German 5G network. According to the recent release of laws that restrict key infrastructure of foreign investment, people generally expect that the German government will implement such restrictions.</text:p>
      <text:p text:style-name="P4">
Various political forces in Germany still have serious differences in the decision of the government's allowing China State -owned Shipping Corporation COSCO Group to purchase a minority equity of Hamburg Port. The intelligence department and multiple departments have opposed.</text:p>
      <text:p text:style-name="P4">
However, in the other two other transactions, the government has prevented China from acquiring two German companies involving the semiconductor industry.</text:p>
      <text:p text:style-name="P4">
The other three other countries that renamed the Intelligence Action were Iran, Turkey, and North Korea, although most of them seemed to be concentrated in their own opponents in Germany.</text:p>
      <text:p text:style-name="P4">
Tomas Haldenwon, the head of the German domestic intelligence agency, said that Germany and Europe have successfully stepped up doubt that the Russian diplomacy group of the Russian diplomacy of the intelligence personnel, Germany, expelled 40 people suspected of secret agents from the Russian Embassy last year. A total of 400 people were expelled throughout Europe.</text:p>
      <text:p text:style-name="P4">
<draw:frame draw:style-name="fr1" draw:name="Image65" text:anchor-type="as-char" svg:width="6.9236in" svg:height="5.195997in" draw:z-index="0">
<draw:image xlink:href="../Images/cnnytimes/2023-06-21T03-59-35-08-00/Germany-intel-05-lcgz-master1050.jpg" xlink:type="simple" xlink:show="embed" xlink:actuate="onLoad" draw:mime-type="image/jpeg"/>
</draw:frame>
Tomas Haldenwon, head of the German domestic intelligence department, was taken in 2022. Ingmar notting for the new york times</text:p>
      <text:p text:style-name="P4">
He pointed out that more people were expelled in 2023 and said that these efforts limited Russia's ability to launch spy activities.</text:p>
      <text:p text:style-name="P4">
Russia's "future actions may be more secret and more aggressive," Haldenwang said. "This may include the use of so -called illegal personnel -intelligence personnel who use false identity to cross -increase network attacks or even destroy action."</text:p>
      <text:p text:style-name="P4">
Since the outbreak of the Ukrainian war, several "illegal immigrants" have been found throughout Europe, but Germany has not found major cases so far. However, last year, Germany discovered Russian traitors in its own foreign intelligence agencies.</text:p>
      <text:p text:style-name="P4">
The Minister of the Interior Fisher said that cyber security "is a more serious risk for Germany."</text:p>
      <text:p text:style-name="P4">
She also said that Russia will focus on "mixed attacks", including encouraging conspiracy theories and supporting false information activities.</text:p>
      <text:p text:style-name="P4">
The agency has described extremely right -wing as the biggest threat of Germany's democracy for many years, including the German alternative choice party, namely AFD. The agency estimates that about 10,000 of the 28,500 party members of the party are suspected of extremes.</text:p>
      <text:p text:style-name="P4">
<draw:frame draw:style-name="fr1" draw:name="Image66" text:anchor-type="as-char" svg:width="6.9236in" svg:height="4.609139in" draw:z-index="0">
<draw:image xlink:href="../Images/cnnytimes/2023-06-21T03-59-35-08-00/Germany-intel-04-lcgz-master1050.jpg" xlink:type="simple" xlink:show="embed" xlink:actuate="onLoad" draw:mime-type="image/jpeg"/>
</draw:frame>
In June, Henneshinsdorf, AFD Propaganda Pavilion near Berlin. LENA MUCHA for the New York Times.</text:p>
      <text:p text:style-name="P4">
Even so, the party's support rate has been rising, reaching 20%in some national public opinion surveys.</text:p>
      <text:p text:style-name="P4">
Analysts said that the rise of conspiracy theories after the popularity increased the power of extremely right.</text:p>
      <text:p text:style-name="P4">
Last year, the security department suddenly inspected a coup at the planned group of right -wing conspirators, including AFD members. This group of people planned a absurd conspiracy to make a prince a leader of the country.</text:p>
      <text:p text:style-name="P4">
The conspiracy has no known connection with Russia, but shows the reason why the authorities worry. The conspirator is unlikely to pose a serious threat to the German government, but they are collecting weapons and planning to attack parliament.</text:p>
      <text:p text:style-name="P4">
At the press conference, Haldenwon was asked to state the difference in the risk assessment of Russia and China.</text:p>
      <text:p text:style-name="P4">
He refused to directly disclose which country's threat was greater, but said: "The Russian intelligence department's methods are stronger and more obvious. In fact, they work in the way of old schools. The means seen in the movie. The Russian sector will not restrain themselves to avoid extreme consequences -nor does it taboo to kill. "</text:p>
      <text:p text:style-name="P4">
News Source: <text:a xlink:type="simple" xlink:href="https://cn.nytimes.com/world/20230621/foreign-spies-germany-serious-threat/" text:style-name="Internet_20_link" text:visited-style-name="Visited_20_Internet_20_Link">
https://cn.nytimes.com/world/20230621/foreign-spies-germany-serious-threat/</text:a>
</text:p>
      <!--NEWS-->
      <text:h text:style-name="P10" text:outline-level="1">
<text:span text:style-name="T4">
Biden said Xi Jinping did not know about Chinese spy balloons</text:span>
</text:h>
      <text:p text:style-name="P4">
Creator: PETER BAKER</text:p>
      <text:p text:style-name="P4">
Publisher: https://www.facebook.com/nytimeschinese</text:p>
      <text:p text:style-name="P4">
Published Time: 2023-06-21T04:53:06+08:00</text:p>
      <text:p text:style-name="P4">
Description: Biden said that Xi Jinping had no knowledge of spy balloon and was always in the drums of the country's government. This remark revealed that the internal confusion of the Beijing Intelligence's understanding in the incident may also complicate China -US foreign contacts. Doug Mills/The New York Times President Bynden and Chinese President Xi Jinping in Indonesia last year.</text:p>
      <text:p text:style-name="P4">
Images: ["<text:a xlink:type="simple" xlink:href="https://static01.nyt.com/images/2023/06/20/multimedia/20dc-biden-china-vflt/20dc-biden-china-vflt-master1050.jpg" text:style-name="Internet_20_link" text:visited-style-name="Visited_20_Internet_20_Link">
20dc-biden-ch...</text:a>
"]</text:p>
      <text:p text:style-name="P4">
Category: 美国</text:p>
      <text:p text:style-name="P4">
Type: Article</text:p>
      <!--METADATA-->
      <text:p text:style-name="P4">
<draw:frame draw:style-name="fr1" draw:name="Image67" text:anchor-type="as-char" svg:width="6.9236in" svg:height="4.615733in" draw:z-index="0">
<draw:image xlink:href="../Images/cnnytimes/2023-06-21T04-53-06-08-00/20dc-biden-china-vflt-master1050.jpg" xlink:type="simple" xlink:show="embed" xlink:actuate="onLoad" draw:mime-type="image/jpeg"/>
</draw:frame>
US President Biden said on Tuesday evening that Chinese President Xi Jinping has always been covered by the Chinese government and does not know about the spy balloon of this winter. After the balloon crossed the US airspace <text:a xlink:type="simple" xlink:href="https://www.nytimes.com/2023/02/04/us/politics/chinese-spy-balloon-shot-down.html" text:style-name="Internet_20_link" text:visited-style-name="Visited_20_Internet_20_Link">
shot down by an American fighter</text:a>
Essence</text:p>
      <text:p text:style-name="P4">
At a campaign fundraising activity in California, Biden said that it seemed to be an impromptu speech on the incident that caused the rupture of Sino -US relations for several months, revealing that the American intelligence agency learned in the incident in Beijing. Internal chaos.</text:p>
      <text:p text:style-name="P4">
"When I shot down the balloon and the two computers filled with spy equipment, Xi Jinping was very angry because he didn't know where the balloon was there," Bayeng was at a grand event held in Kentfield. About 130 guests said. "No, I'm serious. For the dictator, if they don't know what happened, this is very embarrassing."</text:p>
      <text:p text:style-name="P4">
On Tuesday night, other U.S. officials were surprised by the Presidential Association's discussion in discussing these sensitive information in public, but an official who heard relevant intelligence briefings and requested anonymous to say that Biden's remarks accurately reflected the internal assessment of the US government.</text:p>
      <text:p text:style-name="P4">
advertise</text:p>
      <text:p text:style-name="P4">
The day before the president made the above remarks, <text:a xlink:type="simple" xlink:href="https://cn.nytimes.com/china/20230619/blinken-china-xi-diplomacy/" text:style-name="Internet_20_link" text:visited-style-name="Visited_20_Internet_20_Link">
</text:a>
<text:a xlink:type="simple" xlink:href="https://cn.nytimes.com/china/20230619/blinken-china-xi-diplomacy/" text:style-name="Internet_20_link" text:visited-style-name="Visited_20_Internet_20_Link">
Secretary of State Anthony Brin Kenkee in Beijing and Xi Jinping</text:a>
<text:a xlink:type="simple" xlink:href="https://cn.nytimes.com/china/20230619/blinken-china-xi-diplomacy/" text:style-name="Internet_20_link" text:visited-style-name="Visited_20_Internet_20_Link">
Meeting</text:a>
, To ease the cracks brought by the spy balloon incident. Blint's itinerary was initially canceled after the spy balloon incident was made public, but was considered to be a "thaw" for <text:a xlink:type="simple" xlink:href="https://cn.nytimes.com/usa/20230523/biden-china-g7/" text:style-name="Internet_20_link" text:visited-style-name="Visited_20_Internet_20_Link">
Biden sought "</text:a>
The constructive step is to "thaw" includes a possible dialogue between the presidents of the two countries later this year.</text:p>
      <text:p text:style-name="P4">
"The very important point is that he is now in a situation where he wants to build a relationship again," said Biden when he talked about Xi Jin. "Our Secretary of State Tony Blins has just been there; it is good to do it. This takes time."</text:p>
      <text:p text:style-name="P4">
However, if the president's discussion of the spy balloon incident is considered to be degraded to Xi Jinping, it may complicate diplomatic contact, because Xi Jinping firmly controls power in China and attaches importance to his image to control everything. Chinese officials have never disclosed the source of the balloon, nor did they respond to Biden immediately.</text:p>
      <text:p text:style-name="P4">
"It should not appear where it appeared," Biden said when he talked about the balloon at California's fundraising event. "It deviated from the route, first flew across Alaska, and then flew across the United States. He didn't know about it," Biden added. He refers to Xi Jinping. "When the balloon was shot down, he felt very embarrassing. He even denied it there."</text:p>
      <text:p text:style-name="P4">
At that time, people found that the balloon drifted over a nuclear missile launch field in Montana, and then passed through the city of Kansas. Finally, it was shot down by a snake missile missile launched by a F-22 fighter in South Carolina. A big wave settled. U.S. officials have previously stated that they suspect that the balloon is investigated by the US military base in Guam and Hawaii](https://cn.nytimes.com/usa/20230216/balloon-ufo-us-china/), But was blown away from the route, turned to Alaska, and eventually came to the United States, but they did not disclose that Xi seemed to be unaware of the matter.</text:p>
      <text:p text:style-name="P4">
This is not the first time that Biden has published an explanation of foreign policy at the fundraising party. In a similar occasion in New York in October, he reminded the donor that since Kennedy and Khrushchev started the Soviet Union in Cuba in 1962, the world has not been close to a nuclear destruction as much as it is now. "We have not faced the possibility of ending the end of the world since Kennedy and the Cuban missile crisis," Biden said at the time, which caused a moment of disturbance.</text:p>
      <text:p text:style-name="P4">
advertise</text:p>
      <text:p text:style-name="P4">
In California on Tuesday, Biden said at home donors to Democratic Party donors at the investment banker Mark Robinson and the wife of Stephani Robinson, who had been a business management consultant and an investment banker. When stating the overall view of international affairs, Biden focused on China, which was a topic he recently thought about. Through this occasion, he tried to alleviate the rise of Beijing's economy and the increasingly strong world on the world stage that made the United States anxiety.</text:p>
      <text:p text:style-name="P4">
"Don't worry about China," Biden said. "I mean, worry about China, but don't worry about China," he said in the laughter of the audience. "But I really think so. China is true -facing real economic difficulties."</text:p>
      <text:p text:style-name="P4">
After talking about spy balloon, Biden then said that he's efforts in consolidating the "dialogue between the four -way dialogue" of the United States, Japan, Australia, and India made Xi Jinping very dissatisfied, which was to counter the influence of China in the Indo -Pacific region. Bayeng met with the "Quartet Dialogue" leaders of the "Quartet Dialogue" at the Seventh -way Group meeting in Hiroshima, Japan last month.</text:p>
      <text:p text:style-name="P4">
"What really made him very uncomfortable was that I insisted on re -organizing the so -called 'Quartet dialogue'," Biden said. "He asked me to stop me for me, because it would be very unfavorable to him. I said 'We are just -we are not surrounding you, we just want to ensure international order and ensure the smoothness of the sea and air channels.' On this issue We will not give up. "</text:p>
      <text:p text:style-name="P4">
"So," he then said, "Now we are India, Australia, Japan, and the United States.</text:p>
      <text:p text:style-name="P4">
News Source: <text:a xlink:type="simple" xlink:href="https://cn.nytimes.com/usa/20230621/biden-china-spy-balloon/" text:style-name="Internet_20_link" text:visited-style-name="Visited_20_Internet_20_Link">
https://cn.nytimes.com/usa/20230621/biden-china-spy-balloon/</text:a>
</text:p>
      <!--NEWS-->
      <text:h text:style-name="P10" text:outline-level="1">
<text:span text:style-name="T4">
Jack Ma's close comrades -in -arms Cai Chongxin will be in charge of Free Version</text:span>
</text:h>
      <text:p text:style-name="P4">
Author: Raffaele Huang / Yoko Kubota</text:p>
      <text:p text:style-name="P4">
Publisher: 华尔街日报中文网</text:p>
      <text:p text:style-name="P4">
Published Time: 2023-06-21T05:30:00.000Z</text:p>
      <text:p text:style-name="P4">
Modified Time: 2023-06-21T05:30:00.000Z</text:p>
      <text:p text:style-name="P4">
Created Time: 2023-06-20T04:46:00.000Z</text:p>
      <text:p text:style-name="P4">
Description: Cai Chongxin, who is also the co -founder, is closely related to Jack Ma, so it may have more influence than Zhang Yong who is about to leave, which can help promote Ali to dismantle and make the e -commerce business re -embark on the growth track.</text:p>
      <text:p text:style-name="P4">
Images: []</text:p>
      <text:p text:style-name="P4">
Categories: ['商业']</text:p>
      <text:p text:style-name="P4">
Keywords: SYND,LINK:EN|WP-WSJ-0000992684</text:p>
      <text:p text:style-name="P4">
Type: Article</text:p>
      <!--METADATA-->
      <text:p text:style-name="P4">
Alibaba Group Holding Co., Ltd.(Alibaba Group Holding Limited, 9988.HK, BABA, referred to: Alibaba)Appoint the Brooklyn Net Team(Brooklyn Nets)Boss Cai Chongxin(TELLOI)He is the chairman of the board and controls the Chinese e -commerce giant. Facing fierce competition, Alibaba is seeking to get rid of the sluggish growth. Cai Chongxin and Ma Yun, who is also the co -founder(Jack Ma)It's close comrades.</text:p>
      <text:p text:style-name="P4">
News Source: <text:a xlink:type="simple" xlink:href="https://cn.wsj.com/articles/%E9%98%BF%E9%87%8C%E5%B7%B4%E5%B7%B4%E5%AE%A3%E5%B8%83%E5%BC%A0%E5%8B%87%E4%B8%8D%E5%86%8D%E6%8B%85%E4%BB%BB%E8%91%A3%E4%BA%8B%E5%B1%80%E4%B8%BB%E5%B8%AD%E5%92%8Cceo-10d1e52b" text:style-name="Internet_20_link" text:visited-style-name="Visited_20_Internet_20_Link">
https://cn.wsj.com/articles/%E9%98%BF%E9%87%8C%E5%B7%B4%E5%B7%B4%E5%AE%A3%E5%B8%83%E5%BC%A0%E5%8B%87%E4%B8%8D%E5%86%8D%E6%8B%85%E4%BB%BB%E8%91%A3%E4%BA%8B%E5%B1%80%E4%B8%BB%E5%B8%AD%E5%92%8Cceo-10d1e52b</text:a>
</text:p>
      <!--NEWS-->
      <text:h text:style-name="P10" text:outline-level="1">
<text:span text:style-name="T4">
Promote that China's economy cannot rely on large -scale stimuli (Free Version)</text:span>
</text:h>
      <text:p text:style-name="P4">
Authors: ['汪涛']</text:p>
      <text:p text:style-name="P4">
Publisher: 英国《金融时报》</text:p>
      <text:p text:style-name="P4">
Time: 2023-06-21T05:33:21+00:00</text:p>
      <text:p text:style-name="P4">
Published Time: 2023-06-20T12:00:99+08:00</text:p>
      <text:p text:style-name="P4">
Modified Time: 2023-06-21T01:20:99+08:00</text:p>
      <text:p text:style-name="P4">
Description: Wang Tao: China's current economic dilemma is not just cyclical. Large -scale stimulus measures cannot solve the deep -rooted structural problems.</text:p>
      <text:p text:style-name="P4">
Images: ["<text:a xlink:type="simple" xlink:href="https://thumbor.ftacademy.cn/unsafe/picture/4/000185054_piclink.jpg" text:style-name="Internet_20_link" text:visited-style-name="Visited_20_Internet_20_Link">
000185054_pic...</text:a>
"]</text:p>
      <text:p text:style-name="P4">
Themes: ['中国经济', '关注']</text:p>
      <text:p text:style-name="P4">
Keywords: ['中国经济', '财政政策']</text:p>
      <text:p text:style-name="P4">
Type: Article</text:p>
      <!--METADATA-->
      <text:p text:style-name="P4">
<draw:frame draw:style-name="fr1" draw:name="Image68" text:anchor-type="as-char" svg:width="6.9236in" svg:height="3.894525in" draw:z-index="0">
<draw:image xlink:href="../Images/FT Chinese Free Version/2023-06-21T05-33-21-00-00/000185054_piclink.jpg" xlink:type="simple" xlink:show="embed" xlink:actuate="onLoad" draw:mime-type="image/jpeg"/>
</draw:frame>
<text:span text:style-name="T5">
This author is UBS Investment Research(UBS Investment Research)The chief Chinese economist and the Asian economic research director, author of "Understanding the Chinese Economy"(Making Sense Of China's Economy)Essence _ </text:span>
 _ 吧 _</text:p>
      <text:p text:style-name="P4">
After the beginning of hope, China's economic recovery has weakened in the past two months. Investors are disappointed with the lack of policy response, and some people question whether the Chinese government is still concerned about economic growth. In the past week, people's expectations for the introduction of major stimulus plans have become increasingly greater. What should we expect?</text:p>
      <text:p text:style-name="P4">
News Source: <text:a xlink:type="simple" xlink:href="http://www.ftchinese.com/story/001100043" text:style-name="Internet_20_link" text:visited-style-name="Visited_20_Internet_20_Link">
http://www.ftchinese.com/story/001100043</text:a>
</text:p>
      <!--NEWS-->
      <text:h text:style-name="P10" text:outline-level="1">
<text:span text:style-name="T4">
The number of dyeing monkeys in Beijing, Guangzhou and other places has increased in Wuhan suspected cases to be diagnosed</text:span>
</text:h>
      <text:p text:style-name="P4">
Author: None</text:p>
      <text:p text:style-name="P4">
Publisher: Radio Free Asia (Organization)</text:p>
      <text:p text:style-name="P4">
Published Time: 2023-06-21T05:55:00-04:00</text:p>
      <text:p text:style-name="P4">
Modified Time: 2023-06-21T12:58:31-04:00</text:p>
      <text:p text:style-name="P4">
Description: None</text:p>
      <text:p text:style-name="P4">
Videos: []</text:p>
      <text:p text:style-name="P4">
Audios: ["<text:a xlink:type="simple" xlink:href="https://www.rfa.org/mandarin/yataibaodao/huanjing/gt1-0621202305543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69" text:anchor-type="as-char" svg:width="6.9236in" svg:height="4.623178in" draw:z-index="0">
<draw:image xlink:href="../Images/rfamandarin/2023-06-21T05-55-00-04-00/000000.png" xlink:type="simple" xlink:show="embed" xlink:actuate="onLoad" draw:mime-type="image/png"/>
</draw:frame>
Chinese monkey acne patients have a tendency to increase. The picture shows a German vaccine company personnel reviewing monkey acne vaccine genes. <text:a xlink:type="simple" xlink:href="https://www.rfa.org/mandarin/yataibaodao/huanjing/gt1-06212023055432.html/@@images/image" text:style-name="Internet_20_link" text:visited-style-name="Visited_20_Internet_20_Link">
</text:a>
Reuters data chart <text:a xlink:type="simple" xlink:href="https://www.rfa.org/mandarin/yataibaodao/huanjing/gt1-06212023055432.html/@@stream" text:style-name="Internet_20_link" text:visited-style-name="Visited_20_Internet_20_Link">
Audio-Link: https://www.rfa.org/mandarin/yataibaodao/huanjing/GT1-0622023055432.html/@stream</text:a>
Since the beginning of June, the medical control centers of Beijing, Guangzhou and other local centers have been reported to have discovered four cases of monkey acne infection, two cases of Beijing and Guangzhou. In addition, a resident of Wuhan told this station that six students around him were suspected of infected with acne.</text:p>
      <text:p text:style-name="P4">
[<text:span text:style-name="T4">
 China's response to the new crown epidemic to host the international conference in Guangzhou to diagnose two cases of acne </text:span>
]](https://www.rfa.org/mandarin/Xinwen/9-06112023171949.html)<text:span text:style-name="T4">
* <text:a xlink:type="simple" xlink:href="https://www.rfa.org/mandarin/yataibaodao/huanjing/cm1-06122023123412.html" text:style-name="Internet_20_link" text:visited-style-name="Visited_20_Internet_20_Link">
British Media: New Crown Virus originated from a biochemical weapon in combination with Wuhan scientists and the PLA</text:a>
</text:span>
</text:p>
      <text:p text:style-name="P4">
CCTV News Weibo last Saturday (17th), recently, Beijing and Guangzhou monitored the case of monkey acne virus infection. China CDC said that there are few opportunities for ordinary people to come into contact with the virus, and they do not have to worry too much about monkey acne. Early symptoms of monkey acne include fever, headache, fatigue, chills, muscle soreness, etc. About three days may occur may occur with rash and lymph nodes, and you should seek medical treatment in time.</text:p>
      <text:p text:style-name="P4">
However, CCTV news did not mention the specific number of people with acne infection. Many netizens are worried that the infectious disease monkey acne has spread rapidly in the folk. Mr. Wang, who runs a grocery store in Dongguan, Guangdong, told this station on Wednesday (21st) that there are also cases of monkey acne symptoms or suspected monkey acne infection, but no official information was found in the case of monkey acne symptoms or suspected monkey acne infection. There should be, it seems to be crazy at present. There are many places in many places last year. "</text:p>
      <text:p text:style-name="P4">
According to China's "Prevention and Control Law of Infectious Diseases", no official authorized people shall not release news about the infectious diseases. Therefore, Mr. Wang did not dare to talk about the case of local monkey acne infection.</text:p>
      <text:p text:style-name="P4">
The staff of the first hospital in Guangzhou disclosed on WeChat on WeChat on Wednesday morning that there are many cases of acne infection in Guangzhou and in the hospital where they work. It also said that the hospital specially issued a document to require infection and anorectal management to do a good job of infection.</text:p>
      <text:p text:style-name="P4">
This station called the medical and political department of the Eighth Hospital of Guangzhou Medical University, which has called for infectious diseases on Wednesday, but no one has been answered.</text:p>
      <text:p text:style-name="P4">
In early June, Beijing announced two patients with acne infection. (Network screenshot/ancient pavilion provided) <text:a xlink:type="simple" xlink:href="https://www.rfa.org/mandarin/yataibaodao/huanjing/gt1-06212023055432.html/m0621-gt1p2.jpg" text:style-name="Internet_20_link" text:visited-style-name="Visited_20_Internet_20_Link">
</text:a>
<text:span text:style-name="T4">
 Worried about being caught and dare not say about the case of monkey acne infection </text:span>
</text:p>
      <text:p text:style-name="P4">
Mr. Chen, a resident of Wuhan, disclosed to this station that there have been many cases of monkey acne in the city. Only in a school near his house, six students were infected: "Wuhan already has (cases), how much knows. Because there is no official data. . Our school once had six people in a class, and it was suspected that it was suspected. It can only be said. Because there is no official determination, it is rumor to make rumors. "</text:p>
      <text:p text:style-name="P4">
Mr. Chen said that monkey acne is infectious disease. If the official knows that he told reporters, he might go to jail. Ms. Li in Wuhan also told reporters that there are local people with acne infected, but they must be officially announced.</text:p>
      <text:p text:style-name="P4">
The Beijing Centers for Disease Prevention and Control issued an announcement on the 6th that two cases of monkey acne were found in Beijing for the first time. One of them was an overseas input case, and the other was a related case of an overseas input case. Both cases were infected through intimate contact. In the announcement, the official did not specifically mention what measures will be taken to prevent virus diffusion. On the 10th, the Guangzhou Disease Control Center announced that two cases of acne were monitored. The cases are 43 -year -old men and 29 -year -old men. The case is being isolated in a designated hospital, and the symptoms are mild.</text:p>
      <text:p text:style-name="P4">
CCTV news news, recently Beijing and Guangzhou tested discovery of monkey acne infection cases. However, there are no reports of infection. (Network screenshot/ancient pavilion provided) <text:a xlink:type="simple" xlink:href="https://www.rfa.org/mandarin/yataibaodao/huanjing/gt1-06212023055432.html/m0621-gt1p3.jpg" text:style-name="Internet_20_link" text:visited-style-name="Visited_20_Internet_20_Link">
</text:a>
<text:span text:style-name="T4">
 Residents wearing a mask to prevent monkey acne from the respiratory tract infection </text:span>
</text:p>
      <text:p text:style-name="P4">
Mr. Huang, a resident of Qingdao, Shandong, said in an interview with this station that the most worried about the local people in the near future is the new crown virus, the second is monkey acne. The new crown is infected with more people, and the case of monkey acne is unknown. He said: "Monkey acne infection, and the people are currently very nervous. Now there are many people wearing masks, mainly to prevent monkey acne."</text:p>
      <text:p text:style-name="P4">
Weibo account@微 微 微: Monkey acne is caused by monkey acne virus infection, and is close relatives with smallpox. The earliest discovery was found on the monkeys, and rabbits, natives, etc. can also be infected and passed on to people. People can spread through droplets or infection. Symptoms are similar to smallpox. Monkey's mortality rate is 1 to 10%. Express fever, chickenpox, headache, muscle pain, and lymphadenopathy. There are no targeted drugs and vaccines, but inoculating the ceiling vaccine can prevent 85%.</text:p>
      <text:p text:style-name="P4">
The World Health Organization has announced on May 11 that the epidemic of monkey acne no longer constitutes "international concerns of emergencies."</text:p>
      <text:p text:style-name="P4">
Reporter: Ancient Pavilion Editor: Xu Shuting, Chen Meihua, Jiayuan.com Editor: Hong Wei</text:p>
      <text:p text:style-name="P4">
News Source: <text:a xlink:type="simple" xlink:href="https://www.rfa.org/mandarin/yataibaodao/huanjing/gt1-06212023055432.html" text:style-name="Internet_20_link" text:visited-style-name="Visited_20_Internet_20_Link">
https://www.rfa.org/mandarin/yataibaodao/huanjing/gt1-06212023055432.html</text:a>
</text:p>
      <!--NEWS-->
      <text:h text:style-name="P10" text:outline-level="1">
<text:span text:style-name="T4">
The co -founder was public, and the Wall Street Hedie Fund Giant Two Sigma was suspicious in the future</text:span>
</text:h>
      <text:p text:style-name="P4">
Author: Juliet Chung / Gregory Zuckerman</text:p>
      <text:p text:style-name="P4">
Publisher: 华尔街日报中文网</text:p>
      <text:p text:style-name="P4">
Published Time: 2023-06-21T05:55:00.000Z</text:p>
      <text:p text:style-name="P4">
Modified Time: 2023-06-21T05:55:00.000Z</text:p>
      <text:p text:style-name="P4">
Created Time: 2023-06-21T04:31:00.000Z</text:p>
      <text:p text:style-name="P4">
Description: Two Sigma, one of the world's largest hedge funds, suddenly disclosed long -term internal contradictions in the securities announcement, saying that the management committee "could not reach an agreement on several issues", which caused the outside world to doubt the company's fate.</text:p>
      <text:p text:style-name="P4">
Images: []</text:p>
      <text:p text:style-name="P4">
Categories: ['金融市场']</text:p>
      <text:p text:style-name="P4">
Keywords: SYND,LINK:EN|WP-WSJ-0000991554</text:p>
      <text:p text:style-name="P4">
Type: Article</text:p>
      <!--METADATA-->
      <text:p text:style-name="P4">
Two Sigma Investments, one of the world's largest hedge funds, has been disclosed for a long time, which has been disclosed, causing the outside world to question the company's future.</text:p>
      <text:p text:style-name="P4">
News Source: <text:a xlink:type="simple" xlink:href="https://cn.wsj.com/articles/%E8%81%94%E5%90%88%E5%88%9B%E5%A7%8B%E4%BA%BA%E4%B8%8D%E7%9D%A6%E8%A2%AB%E5%85%AC%E5%BC%80-%E5%8D%8E%E5%B0%94%E8%A1%97%E5%AF%B9%E5%86%B2%E5%9F%BA%E9%87%91%E5%B7%A8%E5%A4%B4two-sigma%E6%9C%AA%E6%9D%A5%E6%88%90%E7%96%91-3865437" text:style-name="Internet_20_link" text:visited-style-name="Visited_20_Internet_20_Link">
https://cn.wsj.com/articles/%E8%81%94%E5%90%88%E5%88%9B%E5%A7%8B%E4%BA%BA%E4%B8%8D%E7%9D%A6%E8%A2%AB%E5%85%AC%E5%BC%80-%E5%8D%8E%E5%B0%94%E8%A1%97%E5%AF%B9%E5%86%B2%E5%9F%BA%E9%87%91%E5%B7%A8%E5%A4%B4two-sigma%E6%9C%AA%E6%9D%A5%E6%88%90%E7%96%91-3865437</text:a>
</text:p>
      <!--NEWS-->
      <text:h text:style-name="P10" text:outline-level="1">
<text:span text:style-name="T4">
The Asian neighbors on the string of the Fukushima nuclear waste water in Japan responded fiercely "not only economic issues, but also life and death"</text:span>
</text:h>
      <text:p text:style-name="P4">
Author: https://www.facebook.com/bbcworldservice/</text:p>
      <text:p text:style-name="P4">
Publisher: BBC News 中文</text:p>
      <text:p text:style-name="P4">
Published Time: 2023-06-21T05:59:58.000Z</text:p>
      <text:p text:style-name="P4">
Modified Time: 2023-06-21T05:59:58.000Z</text:p>
      <text:p text:style-name="P4">
Description: After years of debate, the Japanese government plans to discharge more than 1.3 million tons of nuclear waste water into the Pacific Ocean in the summer, causing global attention.</text:p>
      <text:p text:style-name="P4">
Images: ["<text:a xlink:type="simple" xlink:href="https://ichef.bbci.co.uk/news/640/cpsprodpb/11282/production/_129147207_gettyimages-1240759567.jpg" text:style-name="Internet_20_link" text:visited-style-name="Visited_20_Internet_20_Link">
_129147207_ge...</text:a>
"]</text:p>
      <text:p text:style-name="P4">
Videos: ["<text:a xlink:type="simple" xlink:href="https://www.bbc.com/ws/av-embeds/cps/zhongwen/simp/science-65963585/p0fhz49w/zh-hans" text:style-name="Internet_20_link" text:visited-style-name="Visited_20_Internet_20_Link">
zh-hans</text:a>
", "<text:a xlink:type="simple" xlink:href="https://www.bbc.com/ws/av-embeds/cps/zhongwen/simp/science-65963585/p099clrw/zh-hans" text:style-name="Internet_20_link" text:visited-style-name="Visited_20_Internet_20_Link">
zh-hans</text:a>
", "<text:a xlink:type="simple" xlink:href="https://www.bbc.com/ws/av-embeds/cps/zhongwen/simp/science-65963585/p0f3pl70/zh-hans" text:style-name="Internet_20_link" text:visited-style-name="Visited_20_Internet_20_Link">
zh-hans</text:a>
"]</text:p>
      <text:p text:style-name="P4">
Tags: ['中日关系', '自然', '日本', '台湾', '香港', '食品安全', '核电']</text:p>
      <text:p text:style-name="P4">
Type: Article</text:p>
      <!--METADATA-->
      <text:h text:style-name="P12" text:outline-level="3">
<text:span text:style-name="T4">
Fukushima Nuclear Water Water Arrow on the Asian neighbors on the string of the Asian neighbor responded fiercely.</text:span>
</text:h>
      <text:p text:style-name="P4">
5:59 am on June 21, 2023![] <text:a xlink:type="simple" xlink:href="Images/BBC Chinese/2023-06-21T05-59-58.000Z/_129147207_gettyimages-1240759567.jpg" text:style-name="Internet_20_link" text:visited-style-name="Visited_20_Internet_20_Link">
</text:a>
Image source, getty images</text:p>
      <text:p text:style-name="P4">
Image adding text,</text:p>
      <text:p text:style-name="P4">
In May 2022, Gross (second from right), director of the International Atomic Energy Agency, visited Japan and stood in front of a storage tank that stored nuclear waste water.</text:p>
      <text:p text:style-name="P4">
<text:span text:style-name="T4">
 After many years of domestic and foreign debates and several prime ministers come and go, the Japanese government plans to discharge more than 1.3 million tons of nuclear waste water in the Fukushima first nuclear power plant this summer into the Pacific Ocean, causing global attention and Asian neighbors. </text:span>
</text:p>
      <text:p text:style-name="P4">
Because this is the first large -scale nuclear waste water discharge in human history, the controversy is huge. It includes food safety, marine pollution, and radioactive substances that affect human health and other issues, which caused excitement in Asia. Japanese neighboring countries and global environmental protection people are worried that nuclear waste water containing radioactive homogenicin (Tritium) into the ocean will cause great risks to the global human health and marine ecology and seriously affect fisheries. Beijing has taken the lead in criticizing Japan to disregard the safety of neighbors, and the Hong Kong and Macao government has also threatened to expand the scope of Japanese product imports.</text:p>
      <text:p text:style-name="P4">
Analyze the dispute over Fukushima Nuclear Water, and the host of the French National Research Center in Japan, Dr. Cécileasanuma-Brice, the host of the "Fukushima Disaster" plan, accepted the BBC Chinese interview that Japan had decided to restart nuclear power on a large scale and relieve it at the same time. After the evacuation order in the Fukushima disaster area, she believes that Tokyo is wiking all the traces of the nuclear disaster accident, "making the region a model area that Japan can resist the nuclear disaster accident. To achieve this goal, the government quickly removes all traces of the accident. It is important, but the existence of huge storage tanks will be visually reminded to remind everyone that such a disaster has happened in the past. "</text:p>
      <text:p text:style-name="P4">
Dr. Asanuma-Brice questioned the decision of wastewater discharge. She told BBC that global marine scientists have expressed concern about the impact of emissions on marine life and fisheries. She believes that the more wise plan is to continue to store and waste water until the radioactivity of the cricket is naturally reduced. "There are still space around the nuclear power plant and its range, and new storage tanks can be built."</text:p>
      <text:p text:style-name="P4">
However, the Japanese government emphasized that a water channel for processing and discharge wastewater has been built at the beach neighbor of the Fukushima Nuclear Power Station. After completion, it will be discharged after being checked and confirmed by the International Atomic Energy Agency (IAEA). Even so, it is only one step away from the discharge of Fukushima nuclear waste water.</text:p>
      <text:p text:style-name="P4">
<text:a xlink:type="simple" xlink:href="https://www.bbc.com/zhongwen/simp/world-65107965" text:style-name="Internet_20_link" text:visited-style-name="Visited_20_Internet_20_Link">
Japan's million -ton Fukushima nuclear waste water is discharged when you just drink a jar of peach juice? </text:a>
<text:span text:style-name="T5">
 <text:a xlink:type="simple" xlink:href="https://www.bbc.com/zhongwen/simp/chinese-news-56970000" text:style-name="Internet_20_link" text:visited-style-name="Visited_20_Internet_20_Link">
Scientific issues in Taiwan's Dispute Japan's nuclear wastewater discharge, or diplomatic considerations</text:a>
</text:span>
 <text:a xlink:type="simple" xlink:href="https://www.bbc.com/zhongwen/simp/world-56927228" text:style-name="Internet_20_link" text:visited-style-name="Visited_20_Internet_20_Link">
China Foreign Ministry spokesman Zhao Lijian used Ukiyo -e -pictures to satirize the nuclear wastewater to discharge the sea and cause controversy</text:a>
BBC Chinese compiled various issues and debates caused by the discharge of Fukushima nuclear waste water, including laws, ecological controversy, and the fierce response of Asian neighbors in Japan.</text:p>
      <text:h text:style-name="P12" text:outline-level="3">
<text:span text:style-name="T4">
Why is the Asian reaction fierce</text:span>
</text:h>
      <text:p text:style-name="P4">
<text:span text:style-name="T4">
 China </text:span>
 <text:span text:style-name="T4">
 and Hong Kong and Macau </text:span>
</text:p>
      <text:p text:style-name="P4">
Over the years, China has been opposed to the discharge of Fukushima nuclear waste water. On June 12, a spokesman for the Chinese Ministry of Foreign Affairs, Wang Wenbin, criticized Japan to pollute the ocean and harm the common interests of human beings at a press conference, "extremely selfish and irresponsible." On May 27, the Chinese representatives criticized Tokyo's plans at the World Health Conference (WHA), asking Japan to not discharge nuclear waste water before reaching an agreement with governments of various countries.</text:p>
      <text:p text:style-name="P4">
The Hong Kong and Macau Special Administrative Region Government is consistent with Beijing's attitude. It is believed that Japan can only act after communicating an agreement with the affected countries and the government.</text:p>
      <text:p text:style-name="P4">
Hong Kong Environment and Ecological Director Xie Zhanhuan accepted an exclusive interview with Radio last week that as soon as Japan announced the discharge of nuclear waste water, Hong Kong would immediately prohibit the import of aquatic products from the "highest risk county" along the coast of Fukushima. Aquatic products in other risky counties will also implement severe import control.</text:p>
      <text:p text:style-name="P4">
In fact, Hong Kong has banned vegetables, milk beverages and fruits from imports from Hong Kong, but does not include fruit juice. According to Hong Kong's "Ming Pao", Xie Zhanhuan said that food imported from Japan to Hong Kong accounted for only 2%of the overall food supply of Hong Kong. The Hong Kong government is expected to have a small impact, but it is understood that Hong Kong people love Japanese food "emotional influence".</text:p>
      <text:p text:style-name="P4">
In addition, a spokesman for Wellcom, one of the largest chain supermarkets in Hong Kong, responded to BBC Chinese in writing, "The company has always attached great importance to food safety. We welcome the government to strengthen the pumping Japanese food to ensure the safety of citizens." Pay attention to the future policies announced by the Hong Kong government, and will cooperate with and comply with relevant import and export requirements.</text:p>
      <text:p text:style-name="P4">
(https://www.bbc.com/ws/av-embeds/cps/zhongwen/simp/science-65963585/p0fhz49w/zh-hans)<text:span text:style-name="T4">
 Your equipment does not support playing multimedia materials </text:span>
 video plus injection text,</text:p>
      <text:p text:style-name="P4">
Fukushima nuclear waste water emissions: Is it safe and what substances are?</text:p>
      <text:p text:style-name="P4">
Macau announced stricter measures. The Macau Municipal Administration said on June 13 that once Japan began to discharge Fukushima nuclear waste water, it would suspend import applications such as aquatic products, vegetables and fruits including 9 counties and cities including Tokyo, Chiba Prefecture. The Macau Municipal Administration also said that it will not be ruled out that fresh food in other places to import Macau in other parts of Japan must also begin to attach radiation test certificates.</text:p>
      <text:p text:style-name="P4">
<text:span text:style-name="T4">
South Korea</text:span>
</text:p>
      <text:p text:style-name="P4">
Image source, getty images</text:p>
      <text:p text:style-name="P4">
Image adding text,</text:p>
      <text:p text:style-name="P4">
South Korean environmental protection groups held a demonstration in Seoul in 2022 to protest the Japanese nuclear wastewater discharge plan.</text:p>
      <text:p text:style-name="P4">
South Korea, which is separated from Japan, has not opposed Japanese discharge wastewater like the government this time, but South Korea has no plans to relieve the ban on Fukushima food. However, since 2013, the South Korean government has banned the import of all aquatic products from neighboring counties such as Fukushima Prefecture, Ibaraki Prefecture, Chiba Prefecture in Japan, and the rice and mushrooms in the production of Fukushima Prefecture to South Korea.The Hong Kong media "South China Morning Post" quoted data that a thousand people's transfer in South Korea showed that more than 85%of Koreans were opposed to Japanese discharge wastewater. 70%of the respondents said that if they continue to discharge wastewater, they will reduce edible seafood.</text:p>
      <text:p text:style-name="P4">
Image source, reuters</text:p>
      <text:p text:style-name="P4">
Image adding text,</text:p>
      <text:p text:style-name="P4">
The nuclear sewage storage tank of the Fukushima nuclear power plant in Japan will be used up in 2022. How to deal with more than 1 million tons of sewage will be a major issue for Japan and abroad.</text:p>
      <text:p text:style-name="P4">
Many Korean fishermen are also deeply anxious about nuclear waste water discharge.</text:p>
      <text:p text:style-name="P4">
Kim Eun'e (transliteration) from Jeju Island told the BBC Korean group, "From a broad sense, we think we are marine creatures because we use our own body to enter the water directly. When we work In our mouths, we also enter our eyes, nose and skin. We dive for about five hours a day -this means that we are at the front line of potential danger. "</text:p>
      <text:p text:style-name="P4">
Ms. Jin said, "I am in my forties and the youngest sea girl in our village. I think I stand on the crossroads. I am seriously considering whether this should be my last year. For us This is not only an economic problem, but also a matter of life and death. "</text:p>
      <text:p text:style-name="P4">
Another fisherman who lives in Toriyama Park Xijun (transliteration) told BBC that "In fact, radioactive substances may not enter our sea area. I am also anxious. Young people who come here to work here are just waiting and watching. They are ready to return to the city. "</text:p>
      <text:p text:style-name="P4">
Image source, Cécile Asanuma-Brice</text:p>
      <text:p text:style-name="P4">
Image adding text,</text:p>
      <text:p text:style-name="P4">
Many people think that there are land next to the Fukushima nuclear power plant to continue to store nuclear waste water (May 2023).</text:p>
      <text:p text:style-name="P4">
<text:span text:style-name="T4">
Taiwan</text:span>
</text:p>
      <text:p text:style-name="P4">
It is also located in East Asia, and the Taiwan government does not discharge the wastewater in Fukushima in Japan. The Taiwan Executive Yuan Atomic Energy Committee stated that it would pay close attention and emphasize that the discharge of nuclear waste water from Fukushima will mainly move with the North Pacific Ocean to the East Pacific and the United States. Only a small part will flow to Taiwan. The sea area has been further diluted.</text:p>
      <text:p text:style-name="P4">
In February last year, Taiwan announced the loosening food control measures in Fukushima in Japan and five counties around the world, but mushrooms and wild birds and beast meat were still prohibited. Former President Ma Ying -jeou attacked the Cai government at the time to disregard public opinion. However, the Kuomintang is also asking the Taiwan government to restart the nuclear power, and Hou Youyi, a 2024 presidential candidate representing the Kuomintang, recently said that he will support the continued use of nuclear power. The wealthy Taiwanese businessman Guo Taiming also said that the nuclear power is clean and safe. A nuclear power plant has caused public opinion.</text:p>
      <text:p text:style-name="P4">
Image source, Cécile Asanuma-Brice</text:p>
      <text:p text:style-name="P4">
Image adding text,</text:p>
      <text:p text:style-name="P4">
Fukushima Daxiong Town's nuclear waste burial plant. (May 2023)</text:p>
      <text:p text:style-name="P4">
The "National Waste Nuclear Action Platform" of environmental protection groups voiced last year and actively opposed Japan to discharge nuclear waste water into the sea, saying that Japan should not consider the cost of filtering wastewater, and put the environmental ecology, marine fisheries and people's health in neighboring countries on the threat of radiation pollution. Among them. A fisherman surnamed Wang in Wanli, the North Coast of New Taipei City, told Taiwan Union News Network that "it is best not to be discharged into the seawater." Mr. Wang said that the fishermen next to him have opinions on Japanese emissions of nuclear waste water, which will inevitably affect fisheries: "In Japan, the floating stone floated to the north coast of Taiwan, and the fishermen were damaged. If you can't see it, the impact will exceed imagination. "</text:p>
      <text:h text:style-name="P12" text:outline-level="3">
<text:span text:style-name="T4">
Can the law prevent emissions?</text:span>
</text:h>
      <text:p text:style-name="P4">
In June 2020, UN human rights experts have publicly called on Tokyo's human rights obligations for the process of nuclear waste treatment. After the United Nations hopes that Japan will start an appropriate international consultation after the new crown epidemic crisis is over, and then decide whether to discharge nuclear waste water. Based on this, Greenpeace emphasized that how nuclear waste water handles the far -reaching impact on humans and the earth for several generations, and it is also related to the livelihood of local fishermen in Japan and human rights of people in other countries.</text:p>
      <text:p text:style-name="P4">
However, in addition to calling for negotiation dialogue, can outsiders prevent Japanese discharge nuclear waste water through legal channels?</text:p>
      <text:p text:style-name="P4">
<text:a xlink:type="simple" xlink:href="https://www.bbc.com/zhongwen/simp/world-64382410" text:style-name="Internet_20_link" text:visited-style-name="Visited_20_Internet_20_Link">
Japan once represented the future, but it was trapped in the past</text:a>
* <text:a xlink:type="simple" xlink:href="https://www.bbc.com/zhongwen/simp/business-62689676" text:style-name="Internet_20_link" text:visited-style-name="Visited_20_Internet_20_Link">
Can the town of "sleeping" in Japan really turn gorgeously into Silicon Valley in Asia? </text:a>
Professor Rao Ruizheng, dean of the School of Marine Law and Policy of Taiwan Ocean University, told Taiwan media that there were three successful cases of nuclear disaster claims in human history, including the 1979 US three mile island accidents, and the Soviet Union's Chenobil (Chelnobelli in 1986 ) Nuclear disasters, critical accidents in Donghai Village, Japan in 1999, etc., "If you are required to succeed and win a lawsuit, the key is to prove whether there is a causal relationship."</text:p>
      <text:p text:style-name="P4">
Regarding Japan's "whether it is really harmless to the marine environment, ecology and human health", there are major differences in different countries and groups.</text:p>
      <text:p text:style-name="P4">
[Video-link:/WS/AV-EMBEDS/CPS/ZHONGWEN/SIMP/Science-65963585/P099clRW/ZH-HansS]](https://www.bbc.com/ws/av-embeds/cps/zhongwen/simp/science-65963585/p099clrw/zh-hans)<text:span text:style-name="T4">
 Your equipment does not support playing multimedia materials </text:span>
 video plus injection text,</text:p>
      <text:p text:style-name="P4">
BBC Documentary: Ten Anniversary of Fukushima Nuclear Incident in Japan</text:p>
      <text:p text:style-name="P4">
Professor Rao Ruizheng explained to the BBC that this is a scientific factual issue that must be handled and demonstrated through scientific methods. In terms of international law, if the Convention of the International Nuclear Energy Damage, or Article 194 of the United Nations Marine Law Convention in 1982, can all require Japan's legal liability for pollution prevention obligations and damage compensation. "However, the premise must be scientifically harmful in science and cause and effect."</text:p>
      <text:p text:style-name="P4">
According to the convention, countries can apply to the International Oceanic Court for a ban to prevent the nuclear waste water discharge plan. But no country has filed a lawsuit.The Green Peace Organization stated that its position is unchanged and believes that the Japanese government should use surrounding land to build more water storage sinks, store waste water, and seek more secure solutions.</text:p>
      <text:p text:style-name="P4">
Image source, getty images</text:p>
      <text:p text:style-name="P4">
Image adding text,</text:p>
      <text:p text:style-name="P4">
East Power Corporation has breeding fishes in the nuclear waste water to test the degree of enrichment in marine organisms.</text:p>
      <text:h text:style-name="P12" text:outline-level="3">
<text:span text:style-name="T4">
"何" is the key?</text:span>
</text:h>
      <text:p text:style-name="P4">
Regarding the Fukushima nuclear waste water, many scientists focus on the controversy of "氚" residue. Simply put, 种 is a kind of radioactin of hydrogen, which generally exists after nuclear reactions. After 311, water contaminated with high concentration of radioactive substances after nuclear disaster. Although purified and diluted, the wastewater still contains crickets. The Japanese government emphasizes the treatment of nuclear waste water without residual radioactive pollutants except radioactive. In other words, only wastewater containing waste water will be excreted into the ocean. Moreover, Tokyo believes that the nuclear waste water containing crickets will only produce very weak radiation, which will not be harmful to ocean or human health.</text:p>
      <text:p text:style-name="P4">
However, green peace emphasizes that 氚 is indeed a low -energy radioactive substance, but it does not mean that its influence is weak, and once plants, animals and humans are intake, it may cause damage. The organization's nuclear energy researcher Shaunbernie wrote that 氚 is not harmless as the Japanese government's propaganda.</text:p>
      <text:p text:style-name="P4">
[Video-3-Link:/WS/AV-EMBEDS/CPS/ZHONGWEN/SIMP/Science-65963585/P0F3PL70/ZH-HansS]](https://www.bbc.com/ws/av-embeds/cps/zhongwen/simp/science-65963585/p0f3pl70/zh-hans)<text:span text:style-name="T4">
 Your equipment does not support playing multimedia materials </text:span>
 video plus injection text,</text:p>
      <text:p text:style-name="P4">
The Japanese government decided to discharge Fukushima nuclear waste water in the spring of 2023. The Japanese fishery industry was opposed, and neighboring China, South Korea and Taiwan also expressed questioning.</text:p>
      <text:p text:style-name="P4">
Regardless of its position, if Japan discharged nuclear waste water this summer, in Japan and Asian countries, it will inevitably have a great impact and controversy. Dr. Asanuma-Brice told BBC that she believed that the most seriously affected local residents of Fukushima, especially fishermen. "For them, this decision is catastrophic and causes harm to their work."</text:p>
      <text:p text:style-name="P4">
She said that although Tokyo has implemented active publicity policies to allow the public to accept nuclear waste water discharge, polls show that about half of the people in Japan still have about half of their objections.</text:p>
      <text:p text:style-name="P4">
Dr. Asanuma-Brice said that the marine ecosystem will also be affected because even if similar pollution already exists elsewhere, the discharge of nuclear waste water will still form additional pollution. She emphasized that some scientists (such as the Director of the Kavaro Marine Lab, Richmond) also said that radioactive nuclear may spread with the ocean flow and will bring marine creatures (such as floating plants) who migrate long -term migration in the ocean for a long time. And floating plants are the basis of all marine biological food chains.</text:p>
      <text:p text:style-name="P4">
"The current problem is uncertainty. It is better to take more time to consider various possible solutions." She told BBC.</text:p>
      <text:p text:style-name="P4">
News Source: <text:a xlink:type="simple" xlink:href="https://www.bbc.com/zhongwen/simp/science-65963585" text:style-name="Internet_20_link" text:visited-style-name="Visited_20_Internet_20_Link">
https://www.bbc.com/zhongwen/simp/science-65963585</text:a>
</text:p>
      <!--NEWS-->
      <text:h text:style-name="P10" text:outline-level="1">
<text:span text:style-name="T4">
The regulatory obstacles have not been removed from the lowest in Hua European enterprises to the lowest in history</text:span>
</text:h>
      <text:p text:style-name="P4">
Author: None (Language: zh)</text:p>
      <text:p text:style-name="P4">
Publisher: None</text:p>
      <text:p text:style-name="P4">
Time: 2023-06-21T06:07:00Z</text:p>
      <text:p text:style-name="P4">
Description: According to the investigation of the Chinese EU Chamber of Commerce, affected by regulatory obstacles and political factors, European companies' confidence in China's business environment has fallen greatly. Three -quarters of enterprises have re -considered the supply chain strategy, and 12%indicate that some businesses have been withdrawn from China.</text:p>
      <text:p text:style-name="P4">
Videos: []</text:p>
      <text:p text:style-name="P4">
Images: []</text:p>
      <text:p text:style-name="P4">
Subject: 经济纵横</text:p>
      <text:p text:style-name="P4">
Subjects: ['中国欧盟商会', '投资', '供应链', '外企', '监管', '反间谍法', '欧中关系']</text:p>
      <text:p text:style-name="P4">
Keywords: ['意见反馈']</text:p>
      <text:p text:style-name="P4">
Id: 65985588</text:p>
      <!--METADATA-->
      <text:p text:style-name="P4">
<text:a xlink:type="simple" xlink:href="https://www.dw.com/zh/overlay/image/article/65985588/63114260" text:style-name="Internet_20_link" text:visited-style-name="Visited_20_Internet_20_Link">
 </text:a>
According to the latest investigation of the Chinese EU Chamber of Commerce, European companies in China have declined significantly. The picture shows a scene of Shanghai Bund. (Data photo)</text:p>
      <text:p text:style-name="P4">
(Voice of Germany Chinese) The EUROPEAN Union Chamber of Commerce Inchina (June 21) announced the annual survey report on Wednesday (June 21), saying that "the confidence in Europe in China has declined significantly." Chairman of the Chamber of Commerce, JenseSkelund, told the media that the business confidence of enterprises in China "almost reached the lowest level since record", and it is expected that the regulatory environment will not really improve in the next 5 years.</text:p>
      <text:p text:style-name="P4">
According to the report, 62%of the 570 companies surveyed said that they had missed business opportunities due to regulatory obstacles. And 64%of companies believe that operation in China has become more difficult in the past year, and 30%of corporate revenue has decreased year -on -year. These two numbers have reached a record high. The number of enterprises that regard China as the first three future investment destinations decreased by 13 percentage points year -on -year and fell to 55%. This is the lowest level since the investigation proposed in 2010.</text:p>
      <text:p text:style-name="P4">
The report pointed out that in the past year, "China's business environment has intensified", and 26%of companies have faced challenges in this area. Sell products that do not contain Chinese or American parts. In addition, due to the impact of the Russian and Ukraine War, many companies "re -examined the Chinese market" and thought about whether its business would be affected by the upgrading of the tension of the Taiwan Strait.</text:p>
      <text:p text:style-name="P4">
In the past two years, 75%of companies have re -evaluated their supply chain strategies. The main reason behind it is to "strengthen the toughness of the supply chain" (64%), followed by geopolitical factors (31%); 12%of the enterprises; 12%of the enterprises; Some supply chains have been transferred outside mainland China. The report states that the headquarters of the enterprise is "decoupled with China's business", which is "not conducive to the development of European companies in China or China." Because it may lead to low overall efficiency and increase communication barriers.</text:p>
      <text:p text:style-name="P4">
The report also said that if China eliminates market and regulatory obstacles, 63%of companies still indicate their willingness to raise investment in China. Last year, China lifted a rigorous outbreak -zero -zero policy; the report claimed that Beijing should "implement economic reforms like the WTO (WTO) that year, and proved that" the commitment to support enterprise development is not just about talking. "</text:p>
      <text:p text:style-name="P4">
The Chinese government has increased its supervision of enterprises and increased the power of "anti -spy", so that foreign companies have been put into greater uncertainty. The picture shows a scene in the Beijing Business District. (Data photo)</text:p>
      <text:p text:style-name="P4">
The chairman of the Chamber of Commerce said that the biggest concern of foreign companies is that China has expanded the definition of "national security", and it is counted from economic, grain, energy to political fields: "What is the state secret? Where is the start of the business category? "He said that the company could not know where the scope of normal operations fell.</text:p>
      <text:p text:style-name="P4">
Earlier, <text:a xlink:type="simple" xlink:href="https://www.dw.com/zh/zh/中國修訂反間諜法-擴大國安執法權力/a-65447359" text:style-name="Internet_20_link" text:visited-style-name="Visited_20_Internet_20_Link">
China has revised the Anti -Spy Law</text:a>
, Expanded the law enforcement power of the Guoan unit. Since this year, <text:a xlink:type="simple" xlink:href="https://www.dw.com/zh/zh/路透社-北京办事处遭突查后-美思明智-高管撤离香港/a-65676467" text:style-name="Internet_20_link" text:visited-style-name="Visited_20_Internet_20_Link">
Mei Si Wisdom</text:a>
(Mintz Group), <text:a xlink:type="simple" xlink:href="https://www.dw.com/zh/zh/中國突擊美企上海辦公室-掀外商憂慮/a-65447816" text:style-name="Internet_20_link" text:visited-style-name="Visited_20_Internet_20_Link">
Bain</text:a>
(Bain &amp; Company), <text:a xlink:type="simple" xlink:href="https://www.dw.com/zh/zh/中國加強反間諜-諮詢公司涉危害國安遭查/a-65557271" text:style-name="Internet_20_link" text:visited-style-name="Visited_20_Internet_20_Link">
Kaisheng Rongying</text:a>
(CAPVISION) The Chinese office of American companies has been investigated in China one after another, semiconductor factory <text:a xlink:type="simple" xlink:href="https://www.dw.com/zh/zh/中國封殺美光-美反對無事實根據的限制/a-65693360" text:style-name="Internet_20_link" text:visited-style-name="Visited_20_Internet_20_Link">
Micron</text:a>
(Micron) products have been blocked, and a series of incidents have exacerbated uncertainty that foreign companies feel.</text:p>
      <text:p text:style-name="P4">
In May of this year, the British Chamber of Commerce in China also once <text:a xlink:type="simple" xlink:href="https://www.dw.com/zh/zh/红线在哪里在华外商盼拥有更大明确性/a-65708508" text:style-name="Internet_20_link" text:visited-style-name="Visited_20_Internet_20_Link">
published a report</text:a>
Also expressed concerns about the uncertainty of foreign companies in China. The chairman of the association, JulianMaccormac, said at the time, "If there can be more clarification and certainty, we believe that companies will be more committed to investing in China."</text:p>
      <text:p text:style-name="P4">
(Associated Press, Reuters, EU Chamber of Commerce, etc.)</text:p>
      <text:p text:style-name="P4">
News Source: <text:a xlink:type="simple" xlink:href="https://www.dw.com/zh/監管障礙未除-在華歐企信心降至史上最低/a-65985588" text:style-name="Internet_20_link" text:visited-style-name="Visited_20_Internet_20_Link">
https://www.dw.com/zh/監管障礙未除-在華歐企信心降至史上最低/a-65985588?maca=chi-rss-chi-all-1127-rdf</text:a>
</text:p>
      <!--NEWS-->
      <text:h text:style-name="P10" text:outline-level="1">
<text:span text:style-name="T4">
SoftBank CEO Sun Zhengyi said that he will concentrate on AI invention (Free Version)</text:span>
</text:h>
      <text:p text:style-name="P4">
Author: Megumi Fujikawa</text:p>
      <text:p text:style-name="P4">
Publisher: 华尔街日报中文网</text:p>
      <text:p text:style-name="P4">
Published Time: 2023-06-21T06:15:00.000Z</text:p>
      <text:p text:style-name="P4">
Modified Time: 2023-06-21T06:15:00.000Z</text:p>
      <text:p text:style-name="P4">
Created Time: 2023-06-21T05:07:00.000Z</text:p>
      <text:p text:style-name="P4">
Description: Sun Zhengyi said on Wednesday that he will focus on artificial intelligence and new inventions. Previously, he reflected on his life mission and stated that he had not prepared to retire.</text:p>
      <text:p text:style-name="P4">
Images: []</text:p>
      <text:p text:style-name="P4">
Categories: ['科技']</text:p>
      <text:p text:style-name="P4">
Keywords: SYND</text:p>
      <text:p text:style-name="P4">
Type: Article</text:p>
      <!--METADATA-->
      <text:p text:style-name="P4">
SoftBank Group Co., Ltd.(SoftBank Group, 9984.TO)CEO Sun Zhengyi(Masayoshison)Said on Wednesday, he will concentrate on artificial intelligence(AI)With the new invention, he had previously made a reflection on his tears he described in his life mission.</text:p>
      <text:p text:style-name="P4">
News Source: <text:a xlink:type="simple" xlink:href="https://cn.wsj.com/articles/%E8%BD%AF%E9%93%B6ceo%E5%AD%99%E6%AD%A3%E4%B9%89%E7%A7%B0%E5%B0%86%E4%B8%93%E5%BF%83%E4%BA%8Eai%E5%8F%91%E6%98%8E-db43fc35" text:style-name="Internet_20_link" text:visited-style-name="Visited_20_Internet_20_Link">
https://cn.wsj.com/articles/%E8%BD%AF%E9%93%B6ceo%E5%AD%99%E6%AD%A3%E4%B9%89%E7%A7%B0%E5%B0%86%E4%B8%93%E5%BF%83%E4%BA%8Eai%E5%8F%91%E6%98%8E-db43fc35</text:a>
</text:p>
      <!--NEWS-->
      <text:h text:style-name="P10" text:outline-level="1">
<text:span text:style-name="T4">
Dragon Boat Festival: The choice and craft inheritance of the dumplings of Taiwanese people</text:span>
</text:h>
      <text:p text:style-name="P4">
Author: https://www.facebook.com/bbcworldservice/</text:p>
      <text:p text:style-name="P4">
Publisher: BBC News 中文</text:p>
      <text:p text:style-name="P4">
Published Time: 2023-06-21T06:21:00.000Z</text:p>
      <text:p text:style-name="P4">
Modified Time: 2023-06-21T06:21:00.000Z</text:p>
      <text:p text:style-name="P4">
Description: "When I was a kid, my mother would make rice dumplings on the Dragon Boat Festival." When he queued to buy rice dumplings, he could only buy it from the store when he left home because he didn't know how to wrap the rice dumplings.</text:p>
      <text:p text:style-name="P4">
Images: []</text:p>
      <text:p text:style-name="P4">
Videos: ["<text:a xlink:type="simple" xlink:href="https://www.bbc.com/ws/av-embeds/cps/zhongwen/simp/chinese-news-65970736/p0fwbvs2/zh-hans" text:style-name="Internet_20_link" text:visited-style-name="Visited_20_Internet_20_Link">
zh-hans</text:a>
"]</text:p>
      <text:p text:style-name="P4">
Tags: ['台湾', '华人社区']</text:p>
      <text:p text:style-name="P4">
Type: Article</text:p>
      <!--METADATA-->
      <text:h text:style-name="P12" text:outline-level="3">
<text:span text:style-name="T4">
Dragon Boat Festival: The choice and craftsmanship of the dumplings of the people in Taiwan</text:span>
</text:h>
      <text:p text:style-name="P4">
<text:a xlink:type="simple" xlink:href="https://www.bbc.com/ws/av-embeds/cps/zhongwen/simp/chinese-news-65970736/p0fwbvs2/zh-hans" text:style-name="Internet_20_link" text:visited-style-name="Visited_20_Internet_20_Link">
Video-1-Link:/WS/AV-EMBEDS/CPS/ZHONGWEN/SIMP/Chinese-News-65970736/P0FWBVS2/ZH-HansS</text:a>
<text:span text:style-name="T4">
 Your equipment does not support playing multimedia materials </text:span>
<text:span text:style-name="T4">
 Dragon Boat Festival: The choice and craftsmanship inheritance in the Taiwanese people </text:span>
 2023 am at 6:11 am on the morning of June 21, 2023</text:p>
      <text:p text:style-name="P4">
The Chinese traditional festival is coming, and the Taiwanese people lined up in front of the shop to buy rice dumplings. "When I was a kid, my mother would make rice dumplings on the Dragon Boat Festival." When he queued to buy rice dumplings, he could only buy it from the store when he left home because he didn't know how to wrap the rice dumplings. Rongzi is a traditional Chinese snack that can be traced back to a century ago. The Dragon Boat Festival is to commemorate the politicians and poet Qu Yuan during the Warring States Period. On this day, there are traditions of Chinese people around the world.</text:p>
      <text:p text:style-name="P4">
News Source: <text:a xlink:type="simple" xlink:href="https://www.bbc.com/zhongwen/simp/chinese-news-65970736" text:style-name="Internet_20_link" text:visited-style-name="Visited_20_Internet_20_Link">
https://www.bbc.com/zhongwen/simp/chinese-news-65970736</text:a>
</text:p>
      <!--NEWS-->
      <text:h text:style-name="P10" text:outline-level="1">
<text:span text:style-name="T4">
Reuters: The secret document shows that the Chinese map affects the Taiwan election in the form of tourism entertainment and WeChat remittances</text:span>
</text:h>
      <text:p text:style-name="P4">
Author: None</text:p>
      <text:p text:style-name="P4">
Publisher: Radio Free Asia (Organization)</text:p>
      <text:p text:style-name="P4">
Published Time: 2023-06-21T06:29:00-04:00</text:p>
      <text:p text:style-name="P4">
Modified Time: 2023-06-21T09:06:5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6" text:anchor-type="as-char" svg:width="6.9236in" svg:height="4.612011in" draw:z-index="0">
<draw:image xlink:href="../Images/rfamandarin/2023-06-21T06-29-00-04-00/000000.png" xlink:type="simple" xlink:show="embed" xlink:actuate="onLoad" draw:mime-type="image/png"/>
</draw:frame>
Whether China intervenes in the presidential election of 2024 in Taiwan has attracted great attention. The picture shows the local election of the 2022 Taiwan vote and tickets. <text:a xlink:type="simple" xlink:href="https://www.rfa.org/mandarin/Xinwen/ec2-06212023062904.html/@@images/image" text:style-name="Internet_20_link" text:visited-style-name="Visited_20_Internet_20_Link">
</text:a>
Reuters information.</text:p>
      <text:p text:style-name="P4">
According to exclusive Reuters, the Chinese government tries to use different methods, including WeChat and other communication software, as well as group funding, etc., affecting the results of the Taiwan election held in January next year.</text:p>
      <text:p text:style-name="P4">
Reuters reviewed 3 internal security report documents in Taiwan, quoting one of the reports that the Taiwan authorities have listed as observation List. At the same time, the report quoted the news of the national security officials in Taiwan. I believe that Taiwan's grass -roots voters are the goal of Beijing, and Beijing hopes to affect voters with unknown voting intentions.</text:p>
      <text:p text:style-name="P4">
Another report said that the Chinese government may provide free Chinese travel opportunities to hundreds of Taiwanese participating in the election activities before voting to achieve the effect of affecting the decision of voting. political figure.</text:p>
      <text:p text:style-name="P4">
According to the security officials who directly understand the matter, the government has established a cross -ministerial security working group called "Pingshun" this year to investigate possible voting intervention at home and abroad. Because of the sensitivity of the matter, both refused to disclose their names.</text:p>
      <text:p text:style-name="P4">
According to Taiwan's laws, the election camp accepts funds including "external hostile forces" from mainland China, which is an illegal behavior. However, the report quoted the internal report of Taiwan's intelligence, saying that China may send funds through social networks and WeChat, and the maximum WeChat personal account can be transferred to RMB 50,000, and the maximum remittance can be transferred to RMB 200,000 per day.</text:p>
      <text:p text:style-name="P4">
The Taiwan MAC told Reuters that China uses different means to influence Taiwan's election results to achieve the goal of promoting unity.</text:p>
      <text:p text:style-name="P4">
Reporter Chen Zifei edited Xu Shuting</text:p>
      <text:p text:style-name="P4">
News Source: <text:a xlink:type="simple" xlink:href="https://www.rfa.org/mandarin/Xinwen/ec2-06212023062904.html" text:style-name="Internet_20_link" text:visited-style-name="Visited_20_Internet_20_Link">
https://www.rfa.org/mandarin/Xinwen/ec2-06212023062904.html</text:a>
</text:p>
      <!--NEWS-->
      <text:h text:style-name="P10" text:outline-level="1">
<text:span text:style-name="T4">
Russia takes action to make criminals participate in the legalization of the Ukrainian war</text:span>
</text:h>
      <text:p text:style-name="P4">
Author: 半岛电视台＋通讯社</text:p>
      <text:p text:style-name="P4">
Publisher: Al Jazeera</text:p>
      <text:p text:style-name="P4">
Published Time: 2023-06-21T06:32:07</text:p>
      <text:p text:style-name="P4">
Modified Time: 2023-06-21T06:32:07</text:p>
      <text:p text:style-name="P4">
Description: The Russian Parliament ’s national Duma has approved legislation to pardon the criminals of the Russian army who voluntarily joined the Ukrainian operations.</text:p>
      <text:p text:style-name="P4">
Images: ["<text:a xlink:type="simple" xlink:href="https://chinese.aljazeera.net/wp-content/uploads/2023/06/1-1687327995.png" text:style-name="Internet_20_link" text:visited-style-name="Visited_20_Internet_20_Link">
1-1687327995.png</text:a>
", "<text:a xlink:type="simple" xlink:href="https://chinese.aljazeera.net/wp-content/uploads/2023/06/1-1687328062.jpg" text:style-name="Internet_20_link" text:visited-style-name="Visited_20_Internet_20_Link">
1-1687328062.jpg</text:a>
", "<text:a xlink:type="simple" xlink:href="https://chinese.aljazeera.net/wp-content/uploads/2023/06/1-1687328140.jpg" text:style-name="Internet_20_link" text:visited-style-name="Visited_20_Internet_20_Link">
1-1687328140.jpg</text:a>
", "<text:a xlink:type="simple" xlink:href="https://chinese.aljazeera.net/wp-content/uploads/2023/06/1-1687328233.jpg" text:style-name="Internet_20_link" text:visited-style-name="Visited_20_Internet_20_Link">
1-1687328233.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88" text:anchor-type="as-char" svg:width="6.9236in" svg:height="4.612736in" draw:z-index="0">
<draw:image xlink:href="../Images/Aljazeera Chinese/2023-06-21T06-32-07/1-1687327995.png" xlink:type="simple" xlink:show="embed" xlink:actuate="onLoad" draw:mime-type="image/png"/>
</draw:frame>
In May 2023, on a street in Moscow, Russia, a pedestrian walked through the mobile recruitment point of the Russian army. The recruitment point invited volunteers to sign contracts with the Ministry of Defense (Reuters)</text:p>
      <text:p text:style-name="P4">
The Russian Parliament ’s national Duma has approved legislation to pardon the criminals of the Russian army who voluntarily joined the Ukrainian operations.</text:p>
      <text:p text:style-name="P4">
According to the Moscow Times reported on Tuesday, the legislation stipulates the approach to recruit prisoners and suspects for the Ukrainian war. This is the first approach used by Wagner's mercenaries last year. After that, the Russian Ministry of Defense took over the recruitment of prison in early 2023.</text:p>
      <text:p text:style-name="P4">
National Duma stated in a statement on Tuesday that the amnesty of fighting at the front line of Ukraine is not applicable to all criminals in Russian prisons: terrorist acts, sexual crimes, espionage and prostitution crimes that are exempt.</text:p>
      <text:p text:style-name="P4">
A statement issued on the Duma website stated: "The validity of the document is not suitable for those criminals who have been sentenced to terrorism and extremism and infringement of minors' holy crimes."</text:p>
      <text:p text:style-name="P4">
<draw:frame draw:style-name="fr1" draw:name="Image89" text:anchor-type="as-char" svg:width="6.9236in" svg:height="3.826739in" draw:z-index="0">
<draw:image xlink:href="../Images/Aljazeera Chinese/2023-06-21T06-32-07/1-1687328062.jpg" xlink:type="simple" xlink:show="embed" xlink:actuate="onLoad" draw:mime-type="image/jpeg"/>
</draw:frame>
Shogu: Ukraine plans to use the missiles provided by NATO to crack down on Crimea</text:p>
      <text:p text:style-name="P4">
According to the Moscow Times, if the bill becomes a law, once the people joining the Russian army have finished their military service, won national awards due to fighting, injured in operations or reached the age of 65, their criminal records will be deleted.</text:p>
      <text:p text:style-name="P4">
If the suspect agrees to serve in Ukraine, they will also be suspended.</text:p>
      <text:p text:style-name="P4">
"Moscow Times" reported that "the suspect agreed to pick up the weapon, if they face a maximum prison for premeditated crime or facing the maximum 10 -year imprisonment due to negligence, the authorities can suspend their criminal lawsuit, the bill pointed out, the bill pointed out, the bill pointed out that, the bill pointed out that the bill pointed out that, the bill pointed out that, the bill pointed out that, the bill pointed out that, the bill pointed out that the bill pointed out that, the bill pointed out. The crimes committed after the law will not be erased. "</text:p>
      <text:p text:style-name="P4">
The newspaper stated that the legislation will be voted for a single round of votes at the Federal Committee of the Russian House of Russia. After that, Russian President Vladimir Putin is expected to sign the bill as a law.</text:p>
      <text:p text:style-name="P4">
Even before the bill was passed, Yefgen Niigokin, the head of the Mercenary of the Wagner Group, has been allowed to recruit criminals as a mercenary and promise that if they survive in six months in Ukraine, they will survive , Will pardon them.</text:p>
      <text:p text:style-name="P4">
<draw:frame draw:style-name="fr1" draw:name="Image90" text:anchor-type="as-char" svg:width="6.9236in" svg:height="3.826739in" draw:z-index="0">
<draw:image xlink:href="../Images/Aljazeera Chinese/2023-06-21T06-32-07/1-1687328140.jpg" xlink:type="simple" xlink:show="embed" xlink:actuate="onLoad" draw:mime-type="image/jpeg"/>
</draw:frame>
The person in charge of the Wagner Group rejected Moscow's law on government contract</text:p>
      <text:p text:style-name="P4">
Porigen said last weekend that he returned to his home after serving the 32,000 Wagner mercenaries recruited in the prison. Lied in the battle.</text:p>
      <text:p text:style-name="P4">
As the high -profile quarrel between the Wagner and the Russian Ministry of Defense continued to heat up, Perigo complained that he had been blocked by the channel where he entered the Russian prison for recruitment.</text:p>
      <text:p text:style-name="P4">
Institute of Think Tank War Institute headquarters in Washington Special Economic Zone(Isw)"After suffering a major loss in Ukraine" on Tuesday, the Wagner Force was trying to recruit new soldiers.</text:p>
      <text:p text:style-name="P4">
The Institute of War said, "The Russian opposition media Verstka said on June 19th that the recruiters of the Wagner Group are spreading information on the social media platform, calling on the ages to join Wagner with a" game background 'between 21 and 35 years old and have a' game background '. Group, becoming a drone expert. "</text:p>
      <text:p text:style-name="P4">
At the same time, the Institute of War stated, "Verstka media pointed out that these recruits do not need any military experience."</text:p>
      <text:p text:style-name="P4">
According to the Ukrainian military officials, the Ukrainian army advanced steadily in continuous counterattacks, while the Russian army fiercely resisted behind the defense and minefields.</text:p>
      <text:p text:style-name="P4">
Hannah Mariar, deputy minister of the Ministry of Defense of Ukraine, said on Tuesday that the Ukrainian army is advancing forward, but this battle will not be a rapidly successful offensive as in the "movie".</text:p>
      <text:p text:style-name="P4">
<draw:frame draw:style-name="fr1" draw:name="Image91" text:anchor-type="as-char" svg:width="6.9236in" svg:height="3.894525in" draw:z-index="0">
<draw:image xlink:href="../Images/Aljazeera Chinese/2023-06-21T06-32-07/1-1687328233.jpg" xlink:type="simple" xlink:show="embed" xlink:actuate="onLoad" draw:mime-type="image/jpeg"/>
</draw:frame>
Ukraine claims to make progress near Bakmut in the case where the battle is fierce</text:p>
      <text:p text:style-name="P4">
News Source: <text:a xlink:type="simple" xlink:href="https://chinese.aljazeera.net/news/war-in-ukraine/2023/6/21/%e4%bf%84%e7%bd%97%e6%96%af%e9%87%87%e5%8f%96%e8%a1%8c%e5%8a%a8%e4%bd%bf%e7%bd%aa%e7%8a%af%e5%8f%82%e5%8a%a0%e4%b9%8c%e5%85%8b%e5%85%b0%e6%88%98%e4%ba%89%e5%90%88%e6%b3%95%e5%8c%96" text:style-name="Internet_20_link" text:visited-style-name="Visited_20_Internet_20_Link">
https://chinese.aljazeera.net/news/war-in-ukraine/2023/6/21/%e4%bf%84%e7%bd%97%e6%96%af%e9%87%87%e5%8f%96%e8%a1%8c%e5%8a%a8%e4%bd%bf%e7%bd%aa%e7%8a%af%e5%8f%82%e5%8a%a0%e4%b9%8c%e5%85%8b%e5%85%b0%e6%88%98%e4%ba%89%e5%90%88%e6%b3%95%e5%8c%96</text:a>
</text:p>
      <!--NEWS-->
      <text:h text:style-name="P10" text:outline-level="1">
<text:span text:style-name="T4">
German Prime Minister urges China to give Western companies a "fair competition environment"</text:span>
</text:h>
      <text:p text:style-name="P4">
Authors: ['劳拉•皮特尔', '杨缘']</text:p>
      <text:p text:style-name="P4">
Publisher: 英国《金融时报》</text:p>
      <text:p text:style-name="P4">
Time: 2023-06-21T06:39:14+00:00</text:p>
      <text:p text:style-name="P4">
Published Time: 2023-06-20T12:00:99+08:00</text:p>
      <text:p text:style-name="P4">
Modified Time: 2023-06-21T01:58:99+08:00</text:p>
      <text:p text:style-name="P4">
Description: Shuerz emphasized that he opposed the decoupling with China's economy, insisting that Germany wanted to continue to carry out economic cooperation with China.</text:p>
      <text:p text:style-name="P4">
Images: ["<text:a xlink:type="simple" xlink:href="https://thumbor.ftacademy.cn/unsafe/picture/8/000185058_piclink.jpg" text:style-name="Internet_20_link" text:visited-style-name="Visited_20_Internet_20_Link">
000185058_pic...</text:a>
"]</text:p>
      <text:p text:style-name="P4">
Themes: ['中德关系', '关注']</text:p>
      <text:p text:style-name="P4">
Keywords: ['中德关系', '德国外交', '贸易', '脱钩', '供应链', '德国经济']</text:p>
      <text:p text:style-name="P4">
Type: Article</text:p>
      <!--METADATA-->
      <text:p text:style-name="P4">
<draw:frame draw:style-name="fr1" draw:name="Image92" text:anchor-type="as-char" svg:width="6.9236in" svg:height="3.894525in" draw:z-index="0">
<draw:image xlink:href="../Images/FT Chinese Free Version/2023-06-21T06-39-14-00-00/000185058_piclink.jpg" xlink:type="simple" xlink:show="embed" xlink:actuate="onLoad" draw:mime-type="image/jpeg"/>
</draw:frame>
German Chancellor Olaf Tumz(Olaf Scholz)It is urged to ensure that Western companies' new State Council Prime Minister Li Qiang enjoys a "fair competitive environment" in China, and at the same time emphasizes that he opposes any approach to decomprehension with the Chinese economy.</text:p>
      <text:p text:style-name="P4">
When Tonalz and Li Qiang attended the joint press conference in Berlin, they expressed their concerns about the "capabilities and (enjoying) fair competition conditions" in the German company. This visit was the first visit to Li Qiang since he served as the Prime Minister of the State Council in March.</text:p>
      <text:p text:style-name="P4">
News Source: <text:a xlink:type="simple" xlink:href="http://www.ftchinese.com/story/001100044" text:style-name="Internet_20_link" text:visited-style-name="Visited_20_Internet_20_Link">
http://www.ftchinese.com/story/001100044</text:a>
</text:p>
      <!--NEWS-->
      <text:h text:style-name="P10" text:outline-level="1">
<text:span text:style-name="T4">
Hu Ben, a Chinese researcher who participated in the US -funded project, was sick in the early stages of the new crown epidemic (Free Version)</text:span>
</text:h>
      <text:p text:style-name="P4">
Author: Michael R. Gordon / Warren P. Strobel</text:p>
      <text:p text:style-name="P4">
Publisher: 华尔街日报中文网</text:p>
      <text:p text:style-name="P4">
Published Time: 2023-06-21T06:41:00.000Z</text:p>
      <text:p text:style-name="P4">
Modified Time: 2023-06-21T06:41:00.000Z</text:p>
      <text:p text:style-name="P4">
Created Time: 2023-06-21T04:24:00.000Z</text:p>
      <text:p text:style-name="P4">
Description: Three researchers in Wuhan Virus Research Institute suffered from unknown diseases in the early days of the new crown epidemic, which increased the suspicion of laboratory leakage supporters.</text:p>
      <text:p text:style-name="P4">
Images: []</text:p>
      <text:p text:style-name="P4">
Categories: ['国际']</text:p>
      <text:p text:style-name="P4">
Keywords: SYND,LINK:EN|WP-WSJ-0000992012</text:p>
      <text:p text:style-name="P4">
Type: Article</text:p>
      <!--METADATA-->
      <text:p text:style-name="P4">
According to former and current US officials, a well -known scientist who has participated in the Coronatte project funded by the US government is one of the three Chinese researchers who suffered from unknown diseases in the early days of the new crown epidemic.</text:p>
      <text:p text:style-name="P4">
News Source: <text:a xlink:type="simple" xlink:href="https://cn.wsj.com/articles/%E5%8F%82%E4%B8%8E%E7%BE%8E%E5%9B%BD%E8%B5%84%E5%8A%A9%E9%A1%B9%E7%9B%AE%E7%9A%84%E4%B8%AD%E5%9B%BD%E7%A0%94%E7%A9%B6%E5%91%98%E8%83%A1%E7%8A%87%E6%9B%BE%E5%9C%A8%E6%96%B0%E5%86%A0%E7%96%AB%E6%83%85%E5%88%9D%E6%9C%9F%E6%82%A3%E7%97%85-7fb9707a" text:style-name="Internet_20_link" text:visited-style-name="Visited_20_Internet_20_Link">
https://cn.wsj.com/articles/%E5%8F%82%E4%B8%8E%E7%BE%8E%E5%9B%BD%E8%B5%84%E5%8A%A9%E9%A1%B9%E7%9B%AE%E7%9A%84%E4%B8%AD%E5%9B%BD%E7%A0%94%E7%A9%B6%E5%91%98%E8%83%A1%E7%8A%87%E6%9B%BE%E5%9C%A8%E6%96%B0%E5%86%A0%E7%96%AB%E6%83%85%E5%88%9D%E6%9C%9F%E6%82%A3%E7%97%85-7fb9707a</text:a>
</text:p>
      <!--NEWS-->
      <text:h text:style-name="P10" text:outline-level="1">
<text:span text:style-name="T4">
German intelligence agency: China is the "biggest threat to economic and scientific espionage activities"</text:span>
</text:h>
      <text:p text:style-name="P4">
Author: 联合早报 (Person)</text:p>
      <text:p text:style-name="P4">
Publisher: 联合早报 (Organization)</text:p>
      <text:p text:style-name="P4">
Published Time: 2023-06-21T07:09</text:p>
      <text:p text:style-name="P4">
Modified Time: 2023-06-21T07:22</text:p>
      <text:p text:style-name="P4">
Description: German domestic security intelligence agencies say that foreign intelligence agencies are increasingly targeting Germany, especially Chinese and Russia's spy activities, cyber attacks and false information, and it is also known as the "biggest threat of economic and scientific spy activities" in Germany. The New York Times reported that German Weekly ...</text:p>
      <text:p text:style-name="P4">
Videos: []</text:p>
      <text:p text:style-name="P4">
Audios: []</text:p>
      <text:p text:style-name="P4">
Images: []</text:p>
      <text:p text:style-name="P4">
Type: NewsArticle</text:p>
      <text:p text:style-name="P4">
Breadcrumbs: ['即时', '国际']</text:p>
      <text:p text:style-name="P4">
Keywords: ['德国', '情报', '俄罗斯', '中国']</text:p>
      <!--METADATA-->
      <text:p text:style-name="P4">
German domestic security intelligence agencies say that foreign intelligence agencies are increasingly targeting Germany, especially Chinese and Russia's spy activities, cyber attacks and false information, and it is also known as the "biggest threat of economic and scientific spy activities" in Germany.</text:p>
      <text:p text:style-name="P4">
The New York Times reported that Germany announced on Tuesday (June 20) that the Federal Constitution Defense Report reported that although Germany issued such evaluation every year, this report is It is unusual.</text:p>
      <text:p text:style-name="P4">
NancyFaeser, Germany, said at a press conference: "Russia's war on Ukraine is a turning point in Germany's domestic security." The biggest threat in economic and scientific espionage.</text:p>
      <text:p text:style-name="P4">
Earlier in June, the German government released a comprehensive national security strategy for the first time to expand Germany's efforts to respond to new military, economic and geopolitical threats.</text:p>
      <text:p text:style-name="P4">
In the report, the Federal Constitution's defense said that when the invasion of Ukraine in Russia has intensified the relationship with China and China, Germany, as an important member of NATO and the EU, has further increased by risks exposed to foreign intervention.</text:p>
      <text:p text:style-name="P4">
The report pointed out that in 2022, Germany is one of the most important goals for China's legal investment in Europe.</text:p>
      <text:p text:style-name="P4">
The report states that "direct investment not only provides China with opportunities to make up for innovation deficits and achieve technological leadership, but also opens the door for political influence, espionage and damage activities." It also warned that this may constitute risks on German national security.</text:p>
      <text:p text:style-name="P4">
"These activities may also endanger Germany's competitiveness as an industrial and technical center and destroy the legal system of the market economy. In the end, this may lead to the loss of prosperity and thus endangering democracy, social cohesion and Germany's independence."</text:p>
      <text:p text:style-name="P4">
<text:a xlink:type="simple" xlink:href="https://www.zaobao.com/realtime/china/story20230615-1404635" text:style-name="Internet_20_link" text:visited-style-name="Visited_20_Internet_20_Link">
Chinese State Council Prime Minister Li Qiang is visiting Germany</text:a>
Essence Li Qiang was invited by German Prime Minister, Tsumarz and the French government to conduct formal visit to Germany from June 18th to 23rd from June 18th to 23rd, and held the seventh round of China -German government consultations, as well as formally visiting France and attending the new global financing contract summit.</text:p>
      <text:p text:style-name="P4">
Li Qiang said in Berlin to attend the closing ceremony of the 11th Sino -German Economic and Technological Cooperation Forum in Berlin on Tuesday afternoon that the results and experience of Sino -German economic and technological cooperation are precious. The key is the spirit of cooperation between the two sides adhering to mutual respect, seeking common groundwork, mutual benefit and win -win, and pragmatic innovation. China and Germany should work together to deepen economic and technological cooperation, and make demonstrations and leadership for strengthening China -Europe mutual benefit cooperation and promoting global development.</text:p>
      <text:p text:style-name="P4">
Souls said that Germany will not follow the road of globalization, will adhere to the open policy, continue to strengthen cooperation with China, and promote the accelerated development of cooperation between the two countries after the epidemic. Germany is willing to solve problems in the cooperation between the two parties through communication with China.</text:p>
      <text:p text:style-name="P4">
News Source: <text:a xlink:type="simple" xlink:href="https://www.zaobao.com.sg/realtime/world/story20230621-1406313" text:style-name="Internet_20_link" text:visited-style-name="Visited_20_Internet_20_Link">
https://www.zaobao.com.sg/realtime/world/story20230621-1406313</text:a>
</text:p>
      <!--NEWS-->
      <text:h text:style-name="P10" text:outline-level="1">
<text:span text:style-name="T4">
Four settings were killed for a few hours, a shooting incident in the military base near Lamara, and the military deployment on the west bank of the Jordan River on the west bank of the Jordan River</text:span>
</text:h>
      <text:p text:style-name="P4">
Author: 半岛电视台</text:p>
      <text:p text:style-name="P4">
Publisher: Al Jazeera</text:p>
      <text:p text:style-name="P4">
Published Time: 2023-06-21T07:12:23</text:p>
      <text:p text:style-name="P4">
Modified Time: 2023-06-21T08:06:12</text:p>
      <text:p text:style-name="P4">
Description: The Israeli occupation forces announced that the armed personnel fired near a military place east of Lamara, the occupied Jordan River on the west bank of the occupied, and did not cause any person to be injured. suspects.</text:p>
      <text:p text:style-name="P4">
Images: ["<text:a xlink:type="simple" xlink:href="https://chinese.aljazeera.net/wp-content/uploads/2023/06/1-1687334655.jpg" text:style-name="Internet_20_link" text:visited-style-name="Visited_20_Internet_20_Link">
1-1687334655.jpg</text:a>
", "<text:a xlink:type="simple" xlink:href="https://chinese.aljazeera.net/wp-content/uploads/2023/06/2-1687331276.jpg" text:style-name="Internet_20_link" text:visited-style-name="Visited_20_Internet_20_Link">
2-1687331276.jpg</text:a>
", "<text:a xlink:type="simple" xlink:href="https://chinese.aljazeera.net/wp-content/uploads/2023/06/1-1687334757.jpg" text:style-name="Internet_20_link" text:visited-style-name="Visited_20_Internet_20_Link">
1-1687334757.jpg</text:a>
"]</text:p>
      <text:p text:style-name="P4">
Topics: ['中东', '巴勒斯坦问题', '政治', '新闻']</text:p>
      <text:p text:style-name="P4">
Keywords: ['中东', '巴勒斯坦问题', '政治', '新闻', '以色列', '巴勒斯坦']</text:p>
      <text:p text:style-name="P4">
Type: Article</text:p>
      <!--METADATA-->
      <text:p text:style-name="P4">
<draw:frame draw:style-name="fr1" draw:name="Image93" text:anchor-type="as-char" svg:width="6.9236in" svg:height="3.894525in" draw:z-index="0">
<draw:image xlink:href="../Images/Aljazeera Chinese/2023-06-21T07-12-23/1-1687334655.jpg" xlink:type="simple" xlink:show="embed" xlink:actuate="onLoad" draw:mime-type="image/jpeg"/>
</draw:frame>
The armed attack of the Casham brigade caused 4 Israelites to be killed</text:p>
      <text:p text:style-name="P4">
The Israeli occupation forces announced that the armed personnel fired near a military place east of Lamara, the occupied Jordan River on the west bank of the occupied, and did not cause any person to be injured. suspects.</text:p>
      <text:p text:style-name="P4">
At the same time, the occupation forces attacked the village of Orv in the southwestern part of Nabrus today, and conducted a so -called engineering survey of the house of the perpetrator of the Ellai settlement. The attack caused 4 settlers to die. Another four were injured. A spokesman for the occupation forces said that the measure was a prelude to demolishing the house and added that three people suspected of being related to the attacker had been arrested.</text:p>
      <text:p text:style-name="P4">
The Hamas military department Kasham claimed to be responsible for the attack on the settlers. Earlier, the day before, the Jenning refugee camp had an unprecedented attack. A Palestinian girl died of injuries. This morning, the number of deaths rose to 8.</text:p>
      <text:p text:style-name="P4">
The Israeli Army said on Tuesday that a armed personnel fired at the gas station and other bus at the entrance of the settlement, and added that the security department did not show information to indicate that the two Hamas agents plans to implement the operation.</text:p>
      <text:p text:style-name="P4">
According to Radio Israel, the perpetrator of Ellai was a resident of the town of Nabrus Oliv. One of them was killed at the attack site and the other was killed near Tabas. Two perpetrators in this operation were held in the same cell in the Meijado prison in Israel.</text:p>
      <text:p text:style-name="P4">
The Islamic Resistance Movement (Hamas) claimed to be responsible for the Alai settlement operation and stated that the two executives of the operation were members of the Casam Brigade. They emphasized that this operation was a clear information issued to the occupation government. The natural response to the Joning Massacre, which occurred on Monday, was also a natural response to split the Aksa Mosque and complete its Jewish process (it is called malicious).</text:p>
      <text:p text:style-name="P4">
On Tuesday evening, the Politburo Chairman of Hamas Politburo called on Israel to take "more heroic actions" on the west bank of the Jordan River.</text:p>
      <text:p text:style-name="P4">
<draw:frame draw:style-name="fr1" draw:name="Image94" text:anchor-type="as-char" svg:width="6.9236in" svg:height="3.894525in" draw:z-index="0">
<draw:image xlink:href="../Images/Aljazeera Chinese/2023-06-21T07-12-23/2-1687331276.jpg" xlink:type="simple" xlink:show="embed" xlink:actuate="onLoad" draw:mime-type="image/jpeg"/>
</draw:frame>
The Israeli army launched an investigation and learned the lessons of the Jining incident</text:p>
      <text:h text:style-name="P13" text:outline-level="4">
<text:span text:style-name="T4">
military reinforcement</text:span>
</text:h>
      <text:p text:style-name="P4">
After Ellai's settlement operation, the occupation forces announced that they would dispatched the army to reinforce the armed forces on the west bank of the Jordan River.</text:p>
      <text:p text:style-name="P4">
Herzihalevi, Chief of Staff of the Israeli Army, decided to strengthen the deployment of the Israeli army on the north bank of the West Bank of Jordan. Previously, a shooting incident in Eli settlement between Lamara and Nabulus, Cause four Israelis death and 2 Palestinian death.</text:p>
      <text:p text:style-name="P4">
Hallevi made the decision while inspecting the operation and instructed the arrest of the Palestinians.</text:p>
      <text:p text:style-name="P4">
The occupation forces issued a statement saying that according to the evaluation of the situation in the army, it has decided to strengthen and increase the existence of some additional battalions on the west bank of the Jordan River, and the troops will be strengthened from tonight.</text:p>
      <text:p text:style-name="P4">
In the past two days, after the occupation forces attacked Joning City on the north bank of the West Bank of Jordan on Monday, there was a great tension on the west bank of the Jordan River. Seven Israeli soldiers were injured.</text:p>
      <text:p text:style-name="P4">
<draw:frame draw:style-name="fr1" draw:name="Image95" text:anchor-type="as-char" svg:width="6.9236in" svg:height="3.894525in" draw:z-index="0">
<draw:image xlink:href="../Images/Aljazeera Chinese/2023-06-21T07-12-23/1-1687334757.jpg" xlink:type="simple" xlink:show="embed" xlink:actuate="onLoad" draw:mime-type="image/jpeg"/>
</draw:frame>
How does the nature of this place and how the perpetrators arrive at the place of Ellai?</text:p>
      <text:h text:style-name="P13" text:outline-level="4">
<text:span text:style-name="T4">
Settleer attack</text:span>
</text:h>
      <text:p text:style-name="P4">
On the other hand, settlers to Tur Musa, Bayinfurik and Avarta Village, as well as Havala, Alrubane, Alshachia, Alvier, Zatala, Ausov, and generations The attack of Er Salaf caused more than 35 Palestinians to be injured.</text:p>
      <text:p text:style-name="P4">
Palestinian youth confronts the settlers, while the occupation forces fired metal bullets and tear gas jars as a response.</text:p>
      <text:p text:style-name="P4">
In addition to burning an ambulance, the attack also targeted at farmland and crops and 140 Palestinian vehicles. The civil defense department confirmed that the staff restricted the fire in the facilities of a major gas station.</text:p>
      <text:h text:style-name="P13" text:outline-level="4">
<text:span text:style-name="T4">
Palestine requested the United States to intervene</text:span>
</text:h>
      <text:p text:style-name="P4">
At the same time, the Palestinian Ministry of Foreign Affairs called on the United States to intervene in urgent intervention to prevent extremists from being prepared by extremists.</text:p>
      <text:p text:style-name="P4">
The Palestinian delegation in the United Nations also sent a letter to the United Nations Security Council on the recent action of Israel in Jenning. The letter talked about the first time in Israel to launch an air strike on the west bank of the occupied Jordan River for the first time, causing civilians to be seriously dangerous.</text:p>
      <text:p text:style-name="P4">
On the other hand, the U.S. State Department expressed concern about "violent incidents on the west bank of Israel and the West Bank of Jordan, which led to Palestine and Israel's civilian casualties" and added that it will continue to cooperate with "Israel and Palestinian ethnic power agencies to strengthen relegation measures. "</text:p>
      <text:p text:style-name="P4">
At the same time, the European Union condemned the terrorist attack near the so -called Ellai settlement, the EU condemned the terrorist attacks near the settlement of Ellai, expressed concern about the upgrading of violence and the expansion of the settlement, and urged "the parties to ease and and End the violence cycle. "</text:p>
      <text:p text:style-name="P4">
News Source: <text:a xlink:type="simple" xlink:href="https://chinese.aljazeera.net/middle-east/question-of-palestine/2023/6/21/4%e5%90%8d%e5%ae%9a%e5%b1%85%e8%80%85%e8%a2%ab%e6%9d%80%e6%95%b0%e5%b0%8f%e6%97%b6%e5%90%8e%e6%8b%89%e9%a9%ac%e6%8b%89%e9%99%84%e8%bf%91%e5%86%9b%e4%ba%8b%e5%9f%ba%e5%9c%b0%e5%8f%91%e7%94%9f%e6%9e%aa" text:style-name="Internet_20_link" text:visited-style-name="Visited_20_Internet_20_Link">
https://chinese.aljazeera.net/middle-east/question-of-palestine/2023/6/21/4%e5%90%8d%e5%ae%9a%e5%b1%85%e8%80%85%e8%a2%ab%e6%9d%80%e6%95%b0%e5%b0%8f%e6%97%b6%e5%90%8e%e6%8b%89%e9%a9%ac%e6%8b%89%e9%99%84%e8%bf%91%e5%86%9b%e4%ba%8b%e5%9f%ba%e5%9c%b0%e5%8f%91%e7%94%9f%e6%9e%aa</text:a>
</text:p>
      <!--NEWS-->
      <text:h text:style-name="P10" text:outline-level="1">
<text:span text:style-name="T4">
Messima Alm's international first show is determined 7/21</text:span>
</text:h>
      <text:p text:style-name="P4">
Publisher: 法新社</text:p>
      <text:p text:style-name="P4">
Published Time: 2023-06-21T07:32:08+00:00</text:p>
      <text:p text:style-name="P4">
Modified Time: 2023-06-21T07:20:04+00:00</text:p>
      <text:p text:style-name="P4">
Description: (Agence France -Presse Miami, 20th) Argentine football superstar Lionel Messi moved to the American professional football league, Inter Miami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6" text:anchor-type="as-char" svg:width="6.9236in" svg:height="3.617581in" draw:z-index="0">
<draw:image xlink:href="../Images/rficn/2023-06-21T07-32-08-00-00/000000.png" xlink:type="simple" xlink:show="embed" xlink:actuate="onLoad" draw:mime-type="image/png"/>
</draw:frame>
Jorge Mas also said that Miami International intends to strengthen the lineup and extend up to 5 new players.</text:p>
      <text:p text:style-name="P4">
"Miami Herald" reported that Mas said that Messi may appear in the Leagues Cup Miami International on Cruzazul.</text:p>
      <text:p text:style-name="P4">
Messi confirmed on June 7 that after the two-year contract with Paris Saint-Germain expired on June 30, it plans to move to the Major LeagueSoccer (MLS).</text:p>
      <text:p text:style-name="P4">
The transaction has not been fully finalized, but the "Miami forward" quoted sources who understand the negotiations that Messi will sign a two -and -a -half -year contract with a salary of $ 60 million in salaries each year.</text:p>
      <text:p text:style-name="P4">
The "Miami forward" reported that the transaction also included "after his retirement" obtained the equity of Miami International.</text:p>
      <text:p text:style-name="P4">
At the same time, Mas told the Miami forward that Messi's contract would abide by the US Professional Football Alliance.</text:p>
      <text:p text:style-name="P4">
"I haven't changed Messi to join Miami International." It is rumored that Miami International is also operating the teammate Sergiobusquets during the operation of the Messi Basel. Nor did it disclose the list of other players who will be prolonged, but Mas said that the team intends to sign 3 to 5 new players.</text:p>
      <text:p text:style-name="P4">
It may be that Jordi Alba, Luis Suarez, and Angel Di Maria.</text:p>
      <text:p text:style-name="P4">
News Source: <text:a xlink:type="simple" xlink:href="https://www.rfi.fr/cn/%E8%BF%90%E5%8A%A8%E5%A4%A9%E5%9C%B0/20230621-%E6%A2%85%E8%A5%BF%E8%BF%88%E9%98%BF%E5%AF%86%E5%9B%BD%E9%99%85%E9%A6%96%E7%A7%80%E5%AE%9A7-21" text:style-name="Internet_20_link" text:visited-style-name="Visited_20_Internet_20_Link">
https://www.rfi.fr/cn/%E8%BF%90%E5%8A%A8%E5%A4%A9%E5%9C%B0/20230621-%E6%A2%85%E8%A5%BF%E8%BF%88%E9%98%BF%E5%AF%86%E5%9B%BD%E9%99%85%E9%A6%96%E7%A7%80%E5%AE%9A7-21</text:a>
</text:p>
      <!--NEWS-->
      <text:h text:style-name="P10" text:outline-level="1">
<text:span text:style-name="T4">
Turn five people to explore the ruins of the Titani site for three days of submersible 35 hours of oxygen supply</text:span>
</text:h>
      <text:p text:style-name="P4">
Author: 联合早报 (Person)</text:p>
      <text:p text:style-name="P4">
Publisher: 联合早报 (Organization)</text:p>
      <text:p text:style-name="P4">
Published Time: 2023-06-21T07:36</text:p>
      <text:p text:style-name="P4">
Modified Time: 2023-06-21T08:03</text:p>
      <text:p text:style-name="P4">
Description: It has been three days after the small submersibles that have been explored by the five people to explore the Titanic shipbuilding site, and only 35 hours of oxygen supply remains. Bloomberg reported that the United States Coast Guard and the Canadian Joint Rescue Team have reached the sea area, and France also sent a ...</text:p>
      <text:p text:style-name="P4">
Videos: []</text:p>
      <text:p text:style-name="P4">
Audios: []</text:p>
      <text:p text:style-name="P4">
Images: []</text:p>
      <text:p text:style-name="P4">
Type: NewsArticle</text:p>
      <text:p text:style-name="P4">
Breadcrumbs: ['即时', '国际']</text:p>
      <text:p text:style-name="P4">
Keywords: ['铁达尼号', '失踪', '搜救']</text:p>
      <!--METADATA-->
      <text:p text:style-name="P4">
It has been three days after the small submersibles that have been explored by the five people to explore the Titanic shipbuilding site, and only 35 hours of oxygen supply remains.</text:p>
      <text:p text:style-name="P4">
Bloomberg reported that the United States Coast Guard and the Canadian Joint Rescue Team have reached the sea area. France also sent a research ship with underwater robots to rush to the scene. Underwater robots can go deep into the bottom of the sea for 4,000 meters, enough to reach the sinking position of the submersible device Essence</text:p>
      <text:p text:style-name="P4">
The Captain Frederick, the captain of the United States Coast Guard, said at a press conference in Boston on Tuesday (June 20) that search and rescue work was "very complicated" and vowed to "make every effort to ensure that rescue equipment arrived at the scene as soon as possible."</text:p>
      <text:p text:style-name="P4">
The lost Titan submersible can be dived to 4,000 meters underwater. It is owned by the Oceangate Expeditions of private submarine exploration companies, which can carry up to five people.</text:p>
      <text:p text:style-name="P4">
The disappearance of the submersible is about 370 kilometers from the coast of Newfoundland and Labrador, eastern Canada. The Titani shipwreck site is located about 600 kilometers outside Newfoundland and 3800 meters deep.</text:p>
      <text:p text:style-name="P4">
Five disappearances include Hamish Harding, a 58 -year -old British rich. He is the founder of Actionaviation and well -known adventurer of the aviation industry. He holds three Jianlis world records.</text:p>
      <text:p text:style-name="P4">
The family of Pakistani merchant Shahzadadawood confirmed in a statement that he and his 19 -year -old son Suleman were also on the submersible. The 48 -year -old Da Ud is the vice chairman of the largest group of Pakistan, one of Pakistan, one of Pakistan.</text:p>
      <text:p text:style-name="P4">
According to media reports, Paul-Henri Nargeolet, known as "Mr. Titanic", and Stocktonrush, founder and chief executive officer of Ocean Exploration Company, also on Titan. Najibo is a former French Navy commander. In 1987, he led the first salvage and adventure mission of Titani. He is currently the head of the underwater research department in a company with the ownership of the wreckage of Titani.</text:p>
      <text:p text:style-name="P4">
News Source: <text:a xlink:type="simple" xlink:href="https://www.zaobao.com.sg/realtime/world/story20230621-1406316" text:style-name="Internet_20_link" text:visited-style-name="Visited_20_Internet_20_Link">
https://www.zaobao.com.sg/realtime/world/story20230621-1406316</text:a>
</text:p>
      <!--NEWS-->
      <text:h text:style-name="P10" text:outline-level="1">
<text:span text:style-name="T4">
China plans to establish a new training facility in Cuba.</text:span>
</text:h>
      <text:p text:style-name="P4">
Author: Warren P. Strobel / Gordon Lubold / Vivian Salama / Michael R. Gordon</text:p>
      <text:p text:style-name="P4">
Publisher: 华尔街日报中文网</text:p>
      <text:p text:style-name="P4">
Published Time: 2023-06-21T07:45:00.000Z</text:p>
      <text:p text:style-name="P4">
Modified Time: 2023-06-21T07:45:00.000Z</text:p>
      <text:p text:style-name="P4">
Created Time: 2023-06-20T03:41:00.000Z</text:p>
      <text:p text:style-name="P4">
Description: According to the current and former U.S. officials, China and Cuba are building a new joint military training facility in Cuba for negotiations, which is alert to Washington because China may be stationed in the army and it only 100 miles away from the Florida coast. Carry out other security and intelligence actions.</text:p>
      <text:p text:style-name="P4">
Images: []</text:p>
      <text:p text:style-name="P4">
Categories: ['国际']</text:p>
      <text:p text:style-name="P4">
Keywords: SYND,LINK:EN|WP-WSJ-0000990617</text:p>
      <text:p text:style-name="P4">
Type: Article</text:p>
      <!--METADATA-->
      <text:p text:style-name="P4">
According to the current and former US officials, China and <text:a xlink:type="simple" xlink:href="https://cn.wsj.com/articles/CN-BGH-20230612084951" text:style-name="Internet_20_link" text:visited-style-name="Visited_20_Internet_20_Link">
Cuba</text:a>
It is just building a new joint military training facility in Cuba for negotiations, which is alert to Washington, because China may be able to stop in the army in <text:a xlink:type="simple" xlink:href="https://cn.wsj.com/articles/CN-BGH-20230609170256" text:style-name="Internet_20_link" text:visited-style-name="Visited_20_Internet_20_Link">
only 100 miles away from the Florida coast</text:a>
And carry out other security and intelligence actions.</text:p>
      <text:p text:style-name="P4">
News Source: <text:a xlink:type="simple" xlink:href="https://cn.wsj.com/articles/%E4%B8%AD%E5%9B%BD%E8%AE%A1%E5%88%92%E5%9C%A8%E5%8F%A4%E5%B7%B4%E5%BB%BA%E7%AB%8B%E6%96%B0%E8%AE%AD%E7%BB%83%E8%AE%BE%E6%96%BD-%E8%A7%A3%E6%94%BE%E5%86%9B%E6%88%96%E5%BE%97%E4%BB%A5%E5%9C%A8%E7%BE%8E%E5%9B%BD%E5%AE%B6%E9%97%A8%E5%8F%A3%E9%A9%BB%E6%89%8E-efe51472" text:style-name="Internet_20_link" text:visited-style-name="Visited_20_Internet_20_Link">
https://cn.wsj.com/articles/%E4%B8%AD%E5%9B%BD%E8%AE%A1%E5%88%92%E5%9C%A8%E5%8F%A4%E5%B7%B4%E5%BB%BA%E7%AB%8B%E6%96%B0%E8%AE%AD%E7%BB%83%E8%AE%BE%E6%96%BD-%E8%A7%A3%E6%94%BE%E5%86%9B%E6%88%96%E5%BE%97%E4%BB%A5%E5%9C%A8%E7%BE%8E%E5%9B%BD%E5%AE%B6%E9%97%A8%E5%8F%A3%E9%A9%BB%E6%89%8E-efe51472</text:a>
</text:p>
      <!--NEWS-->
      <text:h text:style-name="P10" text:outline-level="1">
<text:span text:style-name="T4">
The head of Wuqing News accused Russia of placing land mines at the cooling pool of nuclear power stations</text:span>
</text:h>
      <text:p text:style-name="P4">
Author: 联合早报 (Person)</text:p>
      <text:p text:style-name="P4">
Publisher: 联合早报 (Organization)</text:p>
      <text:p text:style-name="P4">
Published Time: 2023-06-21T07:59</text:p>
      <text:p text:style-name="P4">
Modified Time: 2023-06-21T07:59</text:p>
      <text:p text:style-name="P4">
Description: The Ukrainian military intelligence department accused Russia of the cooling pond at the cooling pool at the Zapolo Nuclear Power Station reactor. There are six Tazapo Nuclear Power Platform, which is the largest nuclear power plant in Europe. The nuclear power plant located in southern Ukraine is now controlled by Russia. Reuters reports that Ukrainian intelligence ...</text:p>
      <text:p text:style-name="P4">
Videos: []</text:p>
      <text:p text:style-name="P4">
Audios: []</text:p>
      <text:p text:style-name="P4">
Images: []</text:p>
      <text:p text:style-name="P4">
Type: NewsArticle</text:p>
      <text:p text:style-name="P4">
Breadcrumbs: ['即时', '国际']</text:p>
      <text:p text:style-name="P4">
Keywords: ['俄乌战争', '乌克兰', '核电站', '地雷', '俄罗斯']</text:p>
      <!--METADATA-->
      <text:p text:style-name="P4">
The Ukrainian military intelligence department accused Russia of the cooling pond at the cooling pool at the Zapolo Nuclear Power Station reactor.</text:p>
      <text:p text:style-name="P4">
There are six Tazapo Nuclear Power Platform, which is the largest nuclear power plant in Europe. The nuclear power plant located in southern Ukraine is now controlled by Russia.</text:p>
      <text:p text:style-name="P4">
Reuters reported that the Director of the General Administration of Intelligence in Ukraine said on Tuesday (June 20) on TV: "The most terrible thing now is that the Zapolo Nuclear Power Station has been placed on the landmine ... the cooling pool has been placed on landmines."</text:p>
      <text:p text:style-name="P4">
Budhov did not provide evidence for this. Reuters has asked the Russian Ministry of Defense to respond.</text:p>
      <text:p text:style-name="P4">
Ukraine and Russia have repeatedly accused each other of the surrounding areas of the Zapolo Nuclear Power Station and nuclear power stations. The international community tried to build a non -military zone around the Zapolo Nuclear Power Station.</text:p>
      <text:p text:style-name="P4">
News Source: <text:a xlink:type="simple" xlink:href="https://www.zaobao.com.sg/realtime/world/story20230621-1406321" text:style-name="Internet_20_link" text:visited-style-name="Visited_20_Internet_20_Link">
https://www.zaobao.com.sg/realtime/world/story20230621-1406321</text:a>
</text:p>
      <!--NEWS-->
      <text:h text:style-name="P10" text:outline-level="1">
<text:span text:style-name="T4">
Circue for 3 people for the implementation of fox hunting in China</text:span>
</text:h>
      <text:p text:style-name="P4">
Publisher: 法新社</text:p>
      <text:p text:style-name="P4">
Published Time: 2023-06-21T08:02:08+00:00</text:p>
      <text:p text:style-name="P4">
Modified Time: 2023-06-21T07:35:03+00:00</text:p>
      <text:p text:style-name="P4">
Description: (Agence France -Presse, New York, 20th) A New York retired police officer and two Chinese citizens who forcibly repatriated the US residents to the "Operation Fox" (Operation Fox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7" text:anchor-type="as-char" svg:width="6.9236in" svg:height="3.617581in" draw:z-index="0">
<draw:image xlink:href="../Images/rficn/2023-06-21T08-02-08-00-00/000000.png" xlink:type="simple" xlink:show="embed" xlink:actuate="onLoad" draw:mime-type="image/png"/>
</draw:frame>
In the statement, the prosecutor of New York said that 55 -year -old retired New York Police Michael McMahon, 66 -year -old Zhu Yong (Yong Zhu, Transliteration), 27 -year -old ZhengCongying (transliteration), after 3 weeks, after 3 weeks, After the trial, the federal jury was convicted.</text:p>
      <text:p text:style-name="P4">
After retirement, McMamhong, who turned to a private detective, was charged with illegal Chinese agents, conspiring cross -state tracking and conducting cross -state tracking. He was charged with cross -state tracking and conducting cross -state tracking.</text:p>
      <text:p text:style-name="P4">
The US Prosecutor's Office stated that Mai Mahong and Zhu Yong returned to China by "harassment, tracking and coercion" under the instructions of Chinese officials.</text:p>
      <text:p text:style-name="P4">
This is part of the so -called "fox hunting action" around the world.</text:p>
      <text:p text:style-name="P4">
McMahong has faced the maximum 20 years in prison, Zhu Yong 25 years, and Zheng Congyue for 10 years.</text:p>
      <text:p text:style-name="P4">
In recent years, the U.S. government has been investigated with prison and harassment of Chinese people living in the United States in recent years. Several Chinese have so far.</text:p>
      <text:p text:style-name="P4">
Beijing defended this action, saying that this was part of the anti -corruption movement, and stated that Chinese law enforcement agencies followed international law abroad.</text:p>
      <text:p text:style-name="P4">
News Source: <text:a xlink:type="simple" xlink:href="https://www.rfi.fr/cn/%E5%9B%BD%E9%99%85%E6%8A%A5%E9%81%93/20230621-%E4%B8%BA%E4%B8%AD%E5%9B%BD%E6%89%A7%E8%A1%8C%E7%8C%8E%E7%8B%90%E8%A1%8C%E5%8A%A8-3%E4%BA%BA%E5%AE%9A%E7%BD%AA" text:style-name="Internet_20_link" text:visited-style-name="Visited_20_Internet_20_Link">
https://www.rfi.fr/cn/%E5%9B%BD%E9%99%85%E6%8A%A5%E9%81%93/20230621-%E4%B8%BA%E4%B8%AD%E5%9B%BD%E6%89%A7%E8%A1%8C%E7%8C%8E%E7%8B%90%E8%A1%8C%E5%8A%A8-3%E4%BA%BA%E5%AE%9A%E7%BD%AA</text:a>
</text:p>
      <!--NEWS-->
      <text:h text:style-name="P10" text:outline-level="1">
<text:span text:style-name="T4">
Almost determined to be elected NBA No. 1 Yuanwana Ma Yangki at home to try something new</text:span>
</text:h>
      <text:p text:style-name="P4">
Publisher: 法新社</text:p>
      <text:p text:style-name="P4">
Published Time: 2023-06-21T08:02:09+00:00</text:p>
      <text:p text:style-name="P4">
Modified Time: 2023-06-21T07:50:02+00:00</text:p>
      <text:p text:style-name="P4">
Description: (Agence France -Presse, New York, 20th) It is expected that Victor Wembanyama, a "French Monster" selected by the NBA San Antonio Mama team in the US professional basket, will take the subway to the Yankee Stadium today (Yankee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8" text:anchor-type="as-char" svg:width="6.9236in" svg:height="3.617581in" draw:z-index="0">
<draw:image xlink:href="../Images/rficn/2023-06-21T08-02-09-00-00/000000.png" xlink:type="simple" xlink:show="embed" xlink:actuate="onLoad" draw:mime-type="image/png"/>
</draw:frame>
Wimbleda, who is 7.4 cm tall), is the fun of the first experience of the baseball before warm -up before the Yankees of the Yankees. Essence</text:p>
      <text:p text:style-name="P4">
Wen Banya said: "Everything has progressed too fast. I just flew from France to the United States yesterday. I feel very lucky to come here."</text:p>
      <text:p text:style-name="P4">
Wen Banya arrived in the United States yesterday and will participate in the NBA draft held in New York on the 22nd (Taiwan time) on the 22nd (Taiwan time). He will almost be selected by the Spurs with the first place.</text:p>
      <text:p text:style-name="P4">
News Source: <text:a xlink:type="simple" xlink:href="https://www.rfi.fr/cn/%E8%BF%90%E5%8A%A8%E5%A4%A9%E5%9C%B0/20230621-%E5%87%A0%E4%B9%8E%E7%AC%83%E5%AE%9A%E5%BD%93%E9%80%89nba%E7%8A%B6%E5%85%83-%E6%B8%A9%E7%8F%AD%E4%BA%9A%E9%A9%AC%E6%B4%8B%E5%9F%BA%E4%B8%BB%E5%9C%BA%E5%BC%80%E7%90%83%E5%B0%9D%E9%B2%9C" text:style-name="Internet_20_link" text:visited-style-name="Visited_20_Internet_20_Link">
https://www.rfi.fr/cn/%E8%BF%90%E5%8A%A8%E5%A4%A9%E5%9C%B0/20230621-%E5%87%A0%E4%B9%8E%E7%AC%83%E5%AE%9A%E5%BD%93%E9%80%89nba%E7%8A%B6%E5%85%83-%E6%B8%A9%E7%8F%AD%E4%BA%9A%E9%A9%AC%E6%B4%8B%E5%9F%BA%E4%B8%BB%E5%9C%BA%E5%BC%80%E7%90%83%E5%B0%9D%E9%B2%9C</text:a>
</text:p>
      <!--NEWS-->
      <text:h text:style-name="P10" text:outline-level="1">
<text:span text:style-name="T4">
Genesis artificial intelligence will subvert professional profession (Free Version)</text:span>
</text:h>
      <text:p text:style-name="P4">
Authors: ['理查德•萨斯坎德', '丹尼尔•萨斯坎德']</text:p>
      <text:p text:style-name="P4">
Publisher: 英国《金融时报》</text:p>
      <text:p text:style-name="P4">
Time: 2023-06-21T08:09:44+00:00</text:p>
      <text:p text:style-name="P4">
Published Time: 2023-06-20T12:00:99+08:00</text:p>
      <text:p text:style-name="P4">
Modified Time: 2023-06-21T04:09:99+08:00</text:p>
      <text:p text:style-name="P4">
Description: Sasanand: Many professionals believe that artificial intelligence cannot replace the most complicated part of their work, but the latest artificial intelligence system's ability is far more than before.</text:p>
      <text:p text:style-name="P4">
Images: []</text:p>
      <text:p text:style-name="P4">
Themes: ['人工智能', '关注']</text:p>
      <text:p text:style-name="P4">
Keywords: ['人工智能', '就业', 'ChatGPT', '自动化']</text:p>
      <text:p text:style-name="P4">
Type: Article</text:p>
      <!--METADATA-->
      <text:p text:style-name="P4">
<text:span text:style-name="T4">
 The two authors of this article are "The Future of Professional"(The Future of the Professions)A book author </text:span>
</text:p>
      <text:p text:style-name="P4">
ChatGPT has opened a new chapter in artificial intelligence stories we have been writing for more than a decade. Our research focuses on the impact of artificial intelligence on professional work. Study the impact of this technology on the eight industries, including medicine, law, education and accounting.</text:p>
      <text:p text:style-name="P4">
News Source: <text:a xlink:type="simple" xlink:href="http://www.ftchinese.com/story/001100046" text:style-name="Internet_20_link" text:visited-style-name="Visited_20_Internet_20_Link">
http://www.ftchinese.com/story/001100046</text:a>
</text:p>
      <!--NEWS-->
      <text:h text:style-name="P10" text:outline-level="1">
<text:span text:style-name="T4">
FREE Version (Free Version)</text:span>
</text:h>
      <text:p text:style-name="P4">
Authors: ['为FT中文网撰稿']</text:p>
      <text:p text:style-name="P4">
Publisher: 英国《金融时报》</text:p>
      <text:p text:style-name="P4">
Time: 2023-06-21T08:11:52+00:00</text:p>
      <text:p text:style-name="P4">
Published Time: 2023-06-20T12:00:99+08:00</text:p>
      <text:p text:style-name="P4">
Modified Time: 2023-06-21T04:05:99+08:00</text:p>
      <text:p text:style-name="P4">
Description: Weng Yi: Serving consumers, retaining consumers, steady basic disk and making long -term plans is the core strategy of various platforms of "618" this year, and it is also a specific portrayal of consumption that needs to be recovered.</text:p>
      <text:p text:style-name="P4">
Images: ["<text:a xlink:type="simple" xlink:href="https://thumbor.ftacademy.cn/unsafe/picture/6/000155006_piclink.jpg" text:style-name="Internet_20_link" text:visited-style-name="Visited_20_Internet_20_Link">
000155006_pic...</text:a>
"]</text:p>
      <text:p text:style-name="P4">
Themes: ['中国经济', '关注']</text:p>
      <text:p text:style-name="P4">
Keywords: ['消费', '电子商务', '中国经济']</text:p>
      <text:p text:style-name="P4">
Type: Article</text:p>
      <!--METADATA-->
      <text:p text:style-name="P4">
<draw:frame draw:style-name="fr1" draw:name="Image99" text:anchor-type="as-char" svg:width="6.9236in" svg:height="4.969576in" draw:z-index="0">
<draw:image xlink:href="../Images/FT Chinese Free Version/2023-06-21T08-11-52-00-00/000155006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The new 618 ended, and the e -commerce platforms were not announced by the GMV without exception.</text:p>
      <text:p text:style-name="P4">
According to the latest data of the National Bureau of Statistics, in May, the total retail sales of social consumer goods was 3780.3 billion yuan, an increase of 12.7%year -on -year, a 5.7 percentage point from the previous month; and a 0.42%increase from the previous month. From January to May, the total retail sales of social consumer goods was 187.636 billion yuan, a year-on-year increase of 9.3%, which was 0.8 percentage points accelerated from January to April. The national online retail sales were 5690.6 billion yuan, a year-on-year increase of 13.8%, which was 1.5 percentage points accelerated from January to April. Among them, the online retail sales of physical goods were 4805.5 billion yuan, an increase of 11.8%, accounting for 25.6%of the total retail sales of consumer goods. The above data shows that the trend of national consumption recovery is not clear. To some extent, the platform does not announce the 618GMV reasons for each platform. Furthermore, the era of e -commerce GMV theory has ended.</text:p>
      <text:p text:style-name="P4">
As the first e -commerce shopping festival in the post -epidemic era, it is also an important opportunity for recovery and expanding consumption at the moment. Participated in the e -commerce platform of this year's 618. In addition to traditional e -commerce Alibaba, JD.com, and Pinduoduo, there are also Social e -commerce vibrato, fast hands, and other new e -commerce companies that have risen in recent years, as well as other zero -zero total and forms. In general, after 20 years of development, the e -commerce industry has become a traditional industry. The market competition is quite sufficient, and it has reached the level of fierceness.</text:p>
      <text:p text:style-name="P4">
Obviously, the competition between the Chinese e -commerce market platform before the epidemic is layered. If there is a portrait portrait for consumers focusing on the traditional e -commerce giants, they will get different answers: they shop in Alibaba Tian, a 30 -year -old city married woman, to get an old and younger food. Dressing, Ali gave her enough richness; who was keen to shop in JD.com was a 35 -year -old middle -class man who focused on 3C digital products. Duoduo wool is a middle -aged woman who lives in third- and fourth -tier cities in the age of 50. The most concerned is the low price. Nowadays, this layered competition has been broken, and the portrait portrait portraits of various platforms are becoming more and more blurred, or they are becoming more and more unified. Competition between platforms is becoming more and more similar, and there are no more distinctive divisions.</text:p>
      <text:p text:style-name="P4">
As a result, cheap, practical, living and work needs rather than exquisite enjoyment needs, and unintentional pursuit of brands have become the basic characteristics of national consumption in the present and future periods. The reason why national consumption demand will show this trend that is centered on price (low -cost) as its core, and it is inseparable from the macroeconomic situation in the short term. It is important to point out that the consumption demand for middle -income groups has been significantly declined in the post -epidemic era, which shows that consumers are smoothly arranging their consumption expenditure in a long period of time. Orient conservative strategy. Therefore, the platform that focused on the middle -income group had deeply realized that relying on this group alone was not enough to support its traditional share in the e -commerce market. To this end, Ali and JD.com have made corresponding adjustments. Ali will rename this year's 618logo from the previous year's "Tmall 618" to "Taobao Tmall 618" (Tmall targets medium and above income groups, Taobao targets the sinking market) The root cause of JD.com's previous coach is also in the neglect of Xu Lei's strategy.</text:p>
      <text:p text:style-name="P4">
According to CICC's data, the population with a monthly income of less than 5,000 yuan in 2022 accumulated 1.328 billion, accounting for 94.8%of the total population of 1.4 billion. The largest number of equivalent. In fact, the needs and preferences of Chinese consumers have not changed substantially, and the sinking market has always been the core market of the Chinese consumer market. Only in the era of economy, the consumption concepts of medium and above income groups dominated the entire e -commerce market. The surface prosperity made the real consumption demand of the sinking market was not valued by the platform and merchants.</text:p>
      <text:p text:style-name="P4">
As the well -known Austrian school economist Ludwig von Messeis advocates the 20th century, the price of goods and services on the market is ultimately determined by the market supply and demand relationship. Therefore, consumer demand and desire have a Decisive influence. There is no need to say that in the process of market economy, the main body of market exchange activities and consumer activities is consumer, that is, consumer consumer demand and consumer behavior starts the reproduction process of social production. Therefore, the market economy must not only be based on consumer sovereignty, but also directly reflects the consumer's sovereign economy. Consumer sovereignty is a key factor in organizing production under the conditions of the market economy. Specifically, each consumer purchase goods or labor is to vote with the "currency votes" they own, so as to indicate their needs and choices of various commodities or labor services. In this way, consumers' "currency votes" for purchasing goods or labor services not only indicate the direction of products and its structure adjustment of the production and operations of production operators, but also provide motivation for production and operation activities for production and operators.</text:p>
      <text:p text:style-name="P4">
Based on the reality of consumer sovereignty theory and consumption shrinkage, the platform and merchants have made corresponding adjustments, that is, the supply side changes with the changes in the consumption side. The core concept is that users are first. Taking Taobao as an example, during 618 this year, the comprehensive support for small and medium -sized merchants exceeded previous years. In my opinion, the ultimate goal of supporting small and medium -sized merchants is to achieve ecological prosperity. Only by opening up the upward path of small and medium businesses can small and medium businesses help small and medium businesses go hand in hand with brands. The brand solves the problem of certainty, while small and medium -sized merchants solve rich and creative problems. After all, in a better ecology, there should be more fish and more fish. This has changed the practice of pursuing GMV in the past to pursue GMV, and blindly tilting traffic into brand enterprises and brand businesses, making small and medium businesses and sinking markets really see. In fact, the truth is very simple. We know that private enterprises, especially small and medium -sized private enterprises, have provided the largest proportion of employment for the Chinese economy. Similarly, the consumption level is the same. Essence Small and medium businesses have the mentality of entrepreneurs and have the advantages of "small, fast, spiritual". They can respond very quickly for scattered and long -tail demand. They are naturally suitable for rich tracks.</text:p>
      <text:p text:style-name="P4">
In terms of price, this year's 618 platforms have made every effort to restore and expand consumption. Various subsidies are dazzling, in order to maximize the benefits of consumers. It should be emphasized that not all platforms are blindly pursuing "low prices", and some platforms have proposed "good prices". The premise of "good price" must be good goods, that is, special products with price advantages. Back to the platform support, small and medium -sized businesses also hope to make a balance between consumers' experience guarantees such as commodity quality and service links and prices.Of course, from the perspective of consumer sovereignty theory, the role of the government is also crucial. The government should properly handle various complex economic relations under the fundamental interests of consumers under the fundamental interests of consumers. We see that on June 20, the Symposium on the Restoration and Expansion of Consumer Research and Consultation was held in Beijing to negotiate about the relevant research results carried out by the Democratic Party Central Committee, the National Federation of Industry and Commerce, and the representatives of non -party parties. Wang Huning, member of the Standing Committee of the Political Bureau of the CPC Central Committee and chairman of the CPPCC National Committee, attended the meeting and delivered a speech. He said that it is necessary to deeply understand the restoration and expanding consumption is the deserved meaning of the modernization of Chinese -style modernization, the inevitable choice to achieve high -quality development, and the inherent requirements of realizing the expected goals of the year's economic development. And expand consumption to contribute. It is necessary to focus on investigating and investigating as an important way to fulfill its functions and role, implement responsibilities, form joint efforts, and continuously improve the research capabilities, perform their duties, and the level of negotiation.</text:p>
      <text:p text:style-name="P4">
_ (Note: The author is a senior researcher at the Digital Economic Think Tank. This article only represents the author's personal point of view.</text:p>
      <text:p text:style-name="P4">
News Source: <text:a xlink:type="simple" xlink:href="http://www.ftchinese.com/story/001100045" text:style-name="Internet_20_link" text:visited-style-name="Visited_20_Internet_20_Link">
http://www.ftchinese.com/story/001100045</text:a>
</text:p>
      <!--NEWS-->
      <text:h text:style-name="P10" text:outline-level="1">
<text:span text:style-name="T4">
At least 4 people in New Zealand's Chinese restaurants were injured and a Chinese man was arrested</text:span>
</text:h>
      <text:p text:style-name="P4">
Author: https://www.facebook.com/bbcworldservice/</text:p>
      <text:p text:style-name="P4">
Publisher: BBC News 中文</text:p>
      <text:p text:style-name="P4">
Published Time: 2023-06-21T08:16:38.000Z</text:p>
      <text:p text:style-name="P4">
Modified Time: 2023-06-21T08:16:38.000Z</text:p>
      <text:p text:style-name="P4">
Description: According to the New Zealand police, a man randomly attacked 3 Chinese restaurants in Auckland on the evening of June 19, and at least 4 people were injured and sent to the hospital.</text:p>
      <text:p text:style-name="P4">
Images: []</text:p>
      <text:p text:style-name="P4">
Videos: ["<text:a xlink:type="simple" xlink:href="https://www.bbc.com/ws/av-embeds/cps/zhongwen/simp/world-65972126/p0fwcfk9/zh-hans" text:style-name="Internet_20_link" text:visited-style-name="Visited_20_Internet_20_Link">
zh-hans</text:a>
"]</text:p>
      <text:p text:style-name="P4">
Tags: ['华人社区', '犯罪']</text:p>
      <text:p text:style-name="P4">
Type: Article</text:p>
      <!--METADATA-->
      <text:h text:style-name="P12" text:outline-level="3">
<text:span text:style-name="T4">
New Zealand Chinese Restaurant Human Case Case was at least 4 people injured and a Chinese man was arrested</text:span>
</text:h>
      <text:p text:style-name="P4">
[Video-1-Link:/WS/AV-EMBEDS/CPS/ZHONGWEN/SIMP/World-65972126/P0FWCFK9/ZH-HansS]](https://www.bbc.com/ws/av-embeds/cps/zhongwen/simp/world-65972126/p0fwcfk9/zh-hans)<text:span text:style-name="T4">
 Your equipment does not support playing multimedia materials </text:span>
*** New Zealand Chinese restaurants to cut people at least 4 people were injured. One Chinese man was arrested.</text:p>
      <text:p text:style-name="P4">
According to the New Zealand police, a man randomly attacked 3 Chinese restaurants in Auckland on the evening of June 19, and at least 4 people were injured and sent to the hospital.</text:p>
      <text:p text:style-name="P4">
A 24 -year -old Chinese man was arrested at the scene, and the police had not announced the motivation of the suspect.</text:p>
      <text:p text:style-name="P4">
News Source: <text:a xlink:type="simple" xlink:href="https://www.bbc.com/zhongwen/simp/world-65972126" text:style-name="Internet_20_link" text:visited-style-name="Visited_20_Internet_20_Link">
https://www.bbc.com/zhongwen/simp/world-65972126</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6-21T08:17:51</text:p>
      <text:p text:style-name="P4">
Modified Time: 2023-06-21T15:59:38</text:p>
      <text:p text:style-name="P4">
Description: Ukraine said that as the battle in the Zapolo region continued, its troops were making some progress in the direction of Melitopol and Buer Jiangsk.</text:p>
      <text:p text:style-name="P4">
Images: ["<text:a xlink:type="simple" xlink:href="https://chinese.aljazeera.net/wp-content/uploads/2023/06/2023-06-19T212115Z_1605291192_RC2CM1ACBFQU_RTRMADP_3_UKRAINE-CRISIS-BAKHMUT-1687350395-1687354979.jpg" text:style-name="Internet_20_link" text:visited-style-name="Visited_20_Internet_20_Link">
2023-06-19T21...</text:a>
"]</text:p>
      <text:p text:style-name="P4">
Topics: ['乌克兰战争', '军事', '政治', '新闻']</text:p>
      <text:p text:style-name="P4">
Keywords: ['乌克兰战争', '军事', '政治', '新闻', '世界', '乌克兰', '俄罗斯', '欧洲']</text:p>
      <text:p text:style-name="P4">
Type: Article</text:p>
      <!--METADATA-->
      <text:p text:style-name="P4">
<draw:frame draw:style-name="fr1" draw:name="Image101" text:anchor-type="as-char" svg:width="6.9236in" svg:height="4.612793in" draw:z-index="0">
<draw:image xlink:href="../Images/Aljazeera Chinese/2023-06-21T08-17-51/2023-06-19T212115Z_1605291192_RC2CM1ACBFQU_RTRMADP_3_UKRAINE-CRISIS-BAKHMUT-1687350395-1687354979.jpg" xlink:type="simple" xlink:show="embed" xlink:actuate="onLoad" draw:mime-type="image/jpeg"/>
</draw:frame>
Ukrainian soldiers on the battlefield near the front line of the Donetsk area in the front line of the Donetz area, through a T-80 main battle tank seized from the Russian army earlier from the Russian army.(Reuters)* Russian President Putin said that Russia observed that "Ukraine's counterattack was caught up and claimed that the Ukrainian army" had no chance. " Progress is "slower than expected."</text:p>
      <text:p text:style-name="P4">
read more</text:p>
      <text:p text:style-name="P4">
News Source: <text:a xlink:type="simple" xlink:href="https://chinese.aljazeera.net/news/war-in-ukraine/liveblog/2023/6/21/%e4%bf%84%e7%bd%97%e6%96%af%e5%af%b9%e4%b9%8c%e5%85%8b%e5%85%b0%e6%88%98%e4%ba%89%e7%9a%84%e4%bb%8a%e6%97%a5%e5%8f%91%e5%b1%95-363" text:style-name="Internet_20_link" text:visited-style-name="Visited_20_Internet_20_Link">
https://chinese.aljazeera.net/news/war-in-ukraine/liveblog/2023/6/21/%e4%bf%84%e7%bd%97%e6%96%af%e5%af%b9%e4%b9%8c%e5%85%8b%e5%85%b0%e6%88%98%e4%ba%89%e7%9a%84%e4%bb%8a%e6%97%a5%e5%8f%91%e5%b1%95-363</text:a>
</text:p>
      <!--NEWS-->
      <text:h text:style-name="P10" text:outline-level="1">
<text:span text:style-name="T4">
Beethoven D small violin concerto</text:span>
</text:h>
      <text:p text:style-name="P4">
Author: None (Language: zh)</text:p>
      <text:p text:style-name="P4">
Publisher: None</text:p>
      <text:p text:style-name="P4">
Time: 2023-06-21T08:18:00Z</text:p>
      <text:p text:style-name="P4">
Description: Beethoven's "D Great Violin Concerto" was created in 1806. It was designed for the first violinist Franz Clement at the time of the Vienna Theater at the time, and was known as the first of the four major violin concertos.</text:p>
      <text:p text:style-name="P4">
Videos: []</text:p>
      <text:p text:style-name="P4">
Images: []</text:p>
      <text:p text:style-name="P4">
Subject: 文化经纬</text:p>
      <text:p text:style-name="P4">
Subjects: ['贝多芬音乐节', '古典音乐风']</text:p>
      <text:p text:style-name="P4">
Keywords: ['音乐', '古典音乐', '贝多芬']</text:p>
      <text:p text:style-name="P4">
Id: 65986513</text:p>
      <!--METADATA-->
      <text:h text:style-name="P10" text:outline-level="1">
<text:span text:style-name="T4">
</text:span>
</text:h>
      <text:h text:style-name="P13" text:outline-level="4">
<text:span text:style-name="T4">
culture</text:span>
</text:h>
      <text:h text:style-name="P12" text:outline-level="3">
<text:span text:style-name="T4">
Beethoven D small violin concerto</text:span>
</text:h>
      <text:p text:style-name="P4">
Beethoven's "D Great Violin Concerto" was created in 1806. It was designed for the first violinist Franz Clement at the time of the Vienna Theater at the time, and was known as the first of the four major violin concertos.</text:p>
      <text:p text:style-name="P4">
<text:a xlink:type="simple" xlink:href="https://www.facebook.com/sharer/sharer.php" text:style-name="Internet_20_link" text:visited-style-name="Visited_20_Internet_20_Link">
</text:a>
 <text:a xlink:type="simple" xlink:href="https://twitter.com/intent/tweet" text:style-name="Internet_20_link" text:visited-style-name="Visited_20_Internet_20_Link">
</text:a>
 <text:a xlink:type="simple" xlink:href="MAILTO :" text:style-name="Internet_20_link" text:visited-style-name="Visited_20_Internet_20_Link">
</text:a>
<text:a xlink:type="simple" xlink:href="https://lineit.line.me/share/ui" text:style-name="Internet_20_link" text:visited-style-name="Visited_20_Internet_20_Link">
</text:a>
 <text:a xlink:type="simple" xlink:href="https://www.facebook.com/dialog/send" text:style-name="Internet_20_link" text:visited-style-name="Visited_20_Internet_20_Link">
</text:a>
 <text:a xlink:type="simple" xlink:href="https://web.whatsapp.com/send" text:style-name="Internet_20_link" text:visited-style-name="Visited_20_Internet_20_Link">
</text:a>
</text:p>
      <text:h text:style-name="P12" text:outline-level="3">
<text:span text:style-name="T4">
Beethoven D small violin concerto</text:span>
</text:h>
      <text:p text:style-name="P4">
Beethoven's "D Great Violin Concerto" was created in 1806. The first violinist Franz Clement (1780-1842) of the Vienna Theater premiered in Vienna on December 23, 1806.</text:p>
      <text:p text:style-name="P4">
At the time of the premiere, the work did not get a good response. The comments believed that the structure of the work was weak, and the endless repetition easily caused fatigue. With the changes in the times and the change of aesthetic interest, people began to recognize the profound connotation in this concerto. It is elegant and large -scale, and has a king's style. On the basis of following the principles of Mozart's classical concerto, it absorbs the creative style of the French school, coupled with the rigorous tradition of German, and also shows the delicate and tender side of Beethoven. The violin and orchestra not only talk in the beautiful melody, but also achieve harmony and unity in the interweaving and changes in each other.</text:p>
      <text:p text:style-name="P4">
This concerto can be called the highest level of the violinist's highest state of the violinist, and it is also known as the first of the four -major violin concerto.</text:p>
      <text:p text:style-name="P4">
Please listen to the performances of Violinist Augustin Hadelich and West Germany Broadcasting Symphony Orchestra.</text:p>
      <text:p text:style-name="P4">
<text:span text:style-name="T4">
 Welcome to subscribe to the Voice of Germany "Classical Music Wind" to listen to more outstanding classical music performances. </text:span>
</text:p>
      <text:p text:style-name="P4">
<text:span text:style-name="T4">
 Feed-URL: </text:span>
</text:p>
      <text:p text:style-name="P4">
?</text:p>
      <text:p text:style-name="P4">
<text:span text:style-name="T4">
 iTunes: </text:span>
</text:p>
      <text:p text:style-name="P4">
<text:span text:style-name="T4">
 https://itunes.apple.com/us/podcast/id1347146553? l = de </text:span>
</text:p>
      <text:h text:style-name="P10" text:outline-level="1">
<text:span text:style-name="T4">
</text:span>
</text:h>
      <text:h text:style-name="P13" text:outline-level="4">
<text:span text:style-name="T4">
related audio video</text:span>
</text:h>
      <text:h text:style-name="P12" text:outline-level="3">
<text:span text:style-name="T4">
Beethoven D small violin concerto</text:span>
</text:h>
      <text:p text:style-name="P4">
](https://www.dw.com/zh/overlay/media/zh/贝多芬d小调小提琴协奏曲/65320367/65986513)</text:p>
      <text:h text:style-name="P10" text:outline-level="1">
<text:span text:style-name="T4">
</text:span>
</text:h>
      <text:h text:style-name="P13" text:outline-level="4">
<text:span text:style-name="T4">
related information</text:span>
</text:h>
      <text:p text:style-name="P4">
[###: What did the thunder say</text:p>
      <text:p text:style-name="P4">
Inspired by T.S.ELIOT's poem "Wilderness", Japanese composer Kishino Nono created the symphony "What did thunder say". The West Germany Broadcasting Symphony Orchestra and the cello soloist Olen Shaflin performed the song at the Beethoven Music Festival in August 2022.</text:p>
      <text:p text:style-name="P4">
](https://www.dw.com/zh/zh/岸野末利加雷声说了什么/a-65925572) [</text:p>
      <text:h text:style-name="P12" text:outline-level="3">
<text:span text:style-name="T4">
John Sebastian Bach: No. 6 No accompaniment cello group</text:span>
</text:h>
      <text:p text:style-name="P4">
John Sebastian Bach created 6 groups of non -accompaniment cello tunes, most of which are ancient dance music. Please listen to the Bachi Date No. 6 uncomfortable cello group played on the shoulder -style cello.</text:p>
      <text:p text:style-name="P4">
](https://www.dw.com/zh/zh/约翰塞巴斯蒂安巴赫第6号无伴奏大提琴组曲/a-65861982) [</text:p>
      <text:h text:style-name="P12" text:outline-level="3">
<text:span text:style-name="T4">
John Sebastian Bach: D Small Tone Takata</text:span>
</text:h>
      <text:p text:style-name="P4">
D Small Totaca is one of the most popular organic piano works in John Sebastian Bach. He is enthusiastic and magnificent.</text:p>
      <text:p text:style-name="P4">
](https://www.dw.com/zh/zh/约翰塞巴斯蒂安巴赫d小调托卡塔/a-65809848)</text:p>
      <text:p text:style-name="P4">
News Source: <text:a xlink:type="simple" xlink:href="https://www.dw.com/zh/贝多芬d小调小提琴协奏曲/a-65986513" text:style-name="Internet_20_link" text:visited-style-name="Visited_20_Internet_20_Link">
https://www.dw.com/zh/贝多芬d小调小提琴协奏曲/a-65986513?maca=chi-rss-chi-all-1127-rdf</text:a>
</text:p>
      <!--NEWS-->
      <text:h text:style-name="P10" text:outline-level="1">
<text:span text:style-name="T4">
Modi flew to New York to start a state visit to the United States</text:span>
</text:h>
      <text:p text:style-name="P4">
Author: 联合早报 (Person)</text:p>
      <text:p text:style-name="P4">
Publisher: 联合早报 (Organization)</text:p>
      <text:p text:style-name="P4">
Published Time: 2023-06-21T08:38</text:p>
      <text:p text:style-name="P4">
Modified Time: 2023-06-21T08:39</text:p>
      <text:p text:style-name="P4">
Description: Indian Prime Minister Modi arrived in the United States on Tuesday (June 20) for a state visit. Modi's visit to the United States was regarded as a milestone in the United States and India, which will deepen and diversify the partnership between the two countries. Reuters reported that this was the fifth visit to Modi since Modi became the Prime Minister of India in 2014 ...</text:p>
      <text:p text:style-name="P4">
Videos: []</text:p>
      <text:p text:style-name="P4">
Audios: []</text:p>
      <text:p text:style-name="P4">
Images: []</text:p>
      <text:p text:style-name="P4">
Type: NewsArticle</text:p>
      <text:p text:style-name="P4">
Breadcrumbs: ['即时', '国际']</text:p>
      <text:p text:style-name="P4">
Keywords: ['印度', '莫迪', '美国', '国事访问']</text:p>
      <!--METADATA-->
      <text:p text:style-name="P4">
Indian Prime Minister Modi arrived in the United States on Tuesday (June 20) for a state visit. Modi's visit to the United States was regarded as a milestone in the United States and India, which will deepen and diversify the partnership between the two countries.</text:p>
      <text:p text:style-name="P4">
Reuters reported that this was the fifth visit to the United States since Modi became the Prime Minister of India in 2014, but this was the first time he visited the United States with the highest diplomatic visits with the highest diplomacy.</text:p>
      <text:p text:style-name="P4">
In addition, this is the third state visit to the White House since the US President Biden took office, and his third time he received Indian leaders, marking that Washington and New Delhi have gradually strengthened their relationships from the opposition between the Cold War.</text:p>
      <text:p text:style-name="P4">
Modi went to New York to attend a business meeting on Tuesday afternoon. Wednesday (21st) will participate in the International Yoga Day event, and then fly to Washington.</text:p>
      <text:p text:style-name="P4">
Knowants who have mastered first -hand news told Reuters that Modi had met Musk, president of the US electric vehicle company Tesla on Tuesday. Musk expected to introduce his plan to set up an electric vehicle manufacturing base in India.</text:p>
      <text:p text:style-name="P4">
Musk said later, "a great talks" and revealed that he plans to visit India next year.</text:p>
      <text:p text:style-name="P4">
Modi will have a private dinner with Biden on Wednesday and then hold talks at the White House. Bayeng set up a national banquet for Modi on Thursday (22nd).</text:p>
      <text:p text:style-name="P4">
News Source: <text:a xlink:type="simple" xlink:href="https://www.zaobao.com.sg/realtime/world/story20230621-1406322" text:style-name="Internet_20_link" text:visited-style-name="Visited_20_Internet_20_Link">
https://www.zaobao.com.sg/realtime/world/story20230621-1406322</text:a>
</text:p>
      <!--NEWS-->
      <text:h text:style-name="P10" text:outline-level="1">
<text:span text:style-name="T4">
Biden said Xi Jinping was a dictator</text:span>
</text:h>
      <text:p text:style-name="P4">
Author: 联合早报 (Person)</text:p>
      <text:p text:style-name="P4">
Publisher: 联合早报 (Organization)</text:p>
      <text:p text:style-name="P4">
Published Time: 2023-06-21T08:54</text:p>
      <text:p text:style-name="P4">
Modified Time: 2023-06-21T09:23</text:p>
      <text:p text:style-name="P4">
Description: The US President Biden said that Chinese President Xi Jinping was a dictator. He also said that the Chinese balloons over the United States were blown away from the route a few months ago, which made Xi Jinping feel very embarrassed. Reuters reported that this time (June 20) was published in a fundraising event in California ...</text:p>
      <text:p text:style-name="P4">
Videos: []</text:p>
      <text:p text:style-name="P4">
Audios: []</text:p>
      <text:p text:style-name="P4">
Images: []</text:p>
      <text:p text:style-name="P4">
Type: NewsArticle</text:p>
      <text:p text:style-name="P4">
Breadcrumbs: ['即时', '国际']</text:p>
      <text:p text:style-name="P4">
Keywords: ['拜登', '习近平', '中美关系']</text:p>
      <!--METADATA-->
      <text:p text:style-name="P4">
US President Biden said Chinese President Xi Jinping as a dictator, and also said that a few months ago <text:a xlink:type="simple" xlink:href="https://www.zaobao.com/realtime/world/story20230205-1359873" text:style-name="Internet_20_link" text:visited-style-name="Visited_20_Internet_20_Link">
Chinese balloon over the United States was blown away from the route</text:a>
It made Xi Jinping very embarrassed.</text:p>
      <text:p text:style-name="P4">
Reuters reported that Bayeng delivered this speech on a fundraising event in California on Tuesday (June 20).</text:p>
      <text:p text:style-name="P4">
One day before, <text:a xlink:type="simple" xlink:href="https://www.zaobao.com/news/china/story20230619-1406000" text:style-name="Internet_20_link" text:visited-style-name="Visited_20_Internet_20_Link">
U.S. Secretary of State Brosky just met with Xi Jinping in Beijing</text:a>
Essence Blingken's visit to China aims to alleviate the tension between the United States and China.</text:p>
      <text:p text:style-name="P4">
Biden said at California's fundraising activity: "When I ordered the balloon filled with two spy equipment, Xi Jinping was very angry because he didn't know the balloon flew to that place."</text:p>
      <text:p text:style-name="P4">
Biden further said: "This is a very embarrassing thing for many dictators. When they did not master the actual situation. The balloon should not appear in that place, it was blown away from the route."</text:p>
      <text:p text:style-name="P4">
In February this year, after a suspected Chinese spy balloon flew over the United States, it was shot down by the US Air Force fighter, which led to further tight relations with US -China relations. <text:a xlink:type="simple" xlink:href="https://www.zaobao.com/realtime/world/story20230203-1359458" text:style-name="Internet_20_link" text:visited-style-name="Visited_20_Internet_20_Link">
Brinton's visits to China in February were also put on hold</text:a>
 。</text:p>
      <text:p text:style-name="P4">
News Source: <text:a xlink:type="simple" xlink:href="https://www.zaobao.com.sg/realtime/world/story20230621-1406326" text:style-name="Internet_20_link" text:visited-style-name="Visited_20_Internet_20_Link">
https://www.zaobao.com.sg/realtime/world/story20230621-1406326</text:a>
</text:p>
      <!--NEWS-->
      <text:h text:style-name="P10" text:outline-level="1">
<text:span text:style-name="T4">
Restore the Japanese stocks to collect red in the early market.</text:span>
</text:h>
      <text:p text:style-name="P4">
Publisher: 法新社</text:p>
      <text:p text:style-name="P4">
Published Time: 2023-06-21T09:02:09+00:00</text:p>
      <text:p text:style-name="P4">
Modified Time: 2023-06-21T08:50:01+00:00</text:p>
      <text:p text:style-name="P4">
Description: (Agence France -Presse, Tokyo, 21st) Although whether Japanese stocks have "overheated" have become the focus of the market, the Tokyo stock market today regains the loss of the land in the early trading, and investors are also waiting for the US Federal Standard (FED) officials to make a conversa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5" text:anchor-type="as-char" svg:width="6.9236in" svg:height="3.617581in" draw:z-index="0">
<draw:image xlink:href="../Images/rficn/2023-06-21T09-02-09-00-00/000000.png" xlink:type="simple" xlink:show="embed" xlink:actuate="onLoad" draw:mime-type="image/png"/>
</draw:frame>
The Japanese stock 225 index closed at 186.23 points or 0.56%to 33575.14 points. The Dongzhi stock price index closed at 11.16 points or 0.49%to 2295.01 points.</text:p>
      <text:p text:style-name="P4">
News Source: <text:a xlink:type="simple" xlink:href="https://www.rfi.fr/cn/%E8%B4%A2%E7%BB%8F%E5%BF%AB%E8%AE%AF/20230621-%E6%94%B6%E5%A4%8D%E6%97%A9%E7%9B%98%E5%A4%B1%E5%9C%B0-%E6%97%A5%E8%82%A1%E6%94%B6%E7%BA%A2" text:style-name="Internet_20_link" text:visited-style-name="Visited_20_Internet_20_Link">
https://www.rfi.fr/cn/%E8%B4%A2%E7%BB%8F%E5%BF%AB%E8%AE%AF/20230621-%E6%94%B6%E5%A4%8D%E6%97%A9%E7%9B%98%E5%A4%B1%E5%9C%B0-%E6%97%A5%E8%82%A1%E6%94%B6%E7%BA%A2</text:a>
</text:p>
      <!--NEWS-->
      <text:h text:style-name="P10" text:outline-level="1">
<text:span text:style-name="T4">
The world must rethink the basic method of treating Myanmar: UN expert</text:span>
</text:h>
      <text:p text:style-name="P4">
Author: 半岛电视台＋路透社</text:p>
      <text:p text:style-name="P4">
Publisher: Al Jazeera</text:p>
      <text:p text:style-name="P4">
Published Time: 2023-06-21T09:04:14</text:p>
      <text:p text:style-name="P4">
Modified Time: 2023-06-21T09:04:14</text:p>
      <text:p text:style-name="P4">
Description: A United Nations experts said that the world must re -consider its basic method of Myanmar crisis.</text:p>
      <text:p text:style-name="P4">
Images: ["<text:a xlink:type="simple" xlink:href="https://chinese.aljazeera.net/wp-content/uploads/2023/06/1-1687336957.png" text:style-name="Internet_20_link" text:visited-style-name="Visited_20_Internet_20_Link">
1-1687336957.png</text:a>
"]</text:p>
      <text:p text:style-name="P4">
Topics: ['政治', '新闻', '联合国']</text:p>
      <text:p text:style-name="P4">
Keywords: ['政治', '新闻', '联合国', '缅甸']</text:p>
      <text:p text:style-name="P4">
Type: Article</text:p>
      <!--METADATA-->
      <text:p text:style-name="P4">
<draw:frame draw:style-name="fr1" draw:name="Image106" text:anchor-type="as-char" svg:width="6.9236in" svg:height="4.612736in" draw:z-index="0">
<draw:image xlink:href="../Images/Aljazeera Chinese/2023-06-21T09-04-14/1-1687336957.png" xlink:type="simple" xlink:show="embed" xlink:actuate="onLoad" draw:mime-type="image/png"/>
</draw:frame>
Special Reporter Tom Andruz, a special reporter of the United Nations Burmese Human Rights, delivered a speech at a press conference held at Guoda, Bangladesh on Sunday, 2021 (Associated Press)</text:p>
      <text:p text:style-name="P4">
A United Nations experts said that the world must re -consider its basic method of Myanmar crisis.</text:p>
      <text:p text:style-name="P4">
The Special Reporter of the United Nations Burmese Human Rights Tom Andruz told reporters in Jakarta that the five -point peace plan for the implementation of the Southeast Asian Alliance (ASEAN) did not make progress. Shortly after the Myanmar coup leader Min Aung Lai came to power in February 2021, ASEAN and ASEAN and ASEAN and ASEAN and ASEAN and ASEAN and ASEAN and ASEAN and ASEAN and Myanmar reached a five -point peace plan.</text:p>
      <text:p text:style-name="P4">
ASEAN plans to call for immediately stop violence, provide safe humanitarian access, and restore peaceful to inclusive dialogue, but the military did not show their willingness to implement the plan.</text:p>
      <text:p text:style-name="P4">
In the next few months, the military government has stepped up efforts to eliminate opposition to its rule, and was accused of impacting the indifferent attacks of war. According to the United Nations, more than 1.5 million people were forced to leave their homes.</text:p>
      <text:p text:style-name="P4">
The conflict of armed groups called the People's State Defense Forces has also intensified, and these groups sometimes cooperate with minority armed groups that have been fighting the army for decades.</text:p>
      <text:p text:style-name="P4">
According to local monitoring organizations, about 3679 were killed and thousands of people were imprisoned.</text:p>
      <text:p text:style-name="P4">
Andrew delivered the above speech after ending the current rotating chairman of ASEAN's rotating chairman of ASEAN. It coincides with the internal discomfort of how to deal with the issue of the Myanmar issue within the group of the group, which includes the group, which includes the group. Later, the talks aimed at "comprehensively re -contact" with the military.</text:p>
      <text:p text:style-name="P4">
Malaysia and Indonesia ignored the meeting, while Singapore said that such negotiations were too early.</text:p>
      <text:p text:style-name="P4">
Andrews said that ASEAN must not invite Myanmar military personnel to participate in high -level diplomatic conferences because this may bring legitimacy to coup.</text:p>
      <text:p text:style-name="P4">
After failed to implement the five -point peace plan, ASEAN banned the Myanmar general from attending the summit, while Myanmar joined ASEAN in 1997 under the military regime.</text:p>
      <text:p text:style-name="P4">
News Source: <text:a xlink:type="simple" xlink:href="https://chinese.aljazeera.net/news/2023/6/21/%e4%b8%96%e7%95%8c%e5%bf%85%e9%a1%bb%e9%87%8d%e6%96%b0%e6%80%9d%e8%80%83%e5%af%b9%e5%be%85%e7%bc%85%e7%94%b8%e7%9a%84%e5%9f%ba%e6%9c%ac%e6%96%b9%e6%b3%95%e8%81%94%e5%90%88%e5%9b%bd%e4%b8%93" text:style-name="Internet_20_link" text:visited-style-name="Visited_20_Internet_20_Link">
https://chinese.aljazeera.net/news/2023/6/21/%e4%b8%96%e7%95%8c%e5%bf%85%e9%a1%bb%e9%87%8d%e6%96%b0%e6%80%9d%e8%80%83%e5%af%b9%e5%be%85%e7%bc%85%e7%94%b8%e7%9a%84%e5%9f%ba%e6%9c%ac%e6%96%b9%e6%b3%95%e8%81%94%e5%90%88%e5%9b%bd%e4%b8%93</text:a>
</text:p>
      <!--NEWS-->
      <text:h text:style-name="P10" text:outline-level="1">
<text:span text:style-name="T4">
Tourism submersible goes to visit the Titanic shipwreck wreckage on the way to the wreckage of the shipwreck</text:span>
</text:h>
      <text:p text:style-name="P4">
Author: https://www.facebook.com/bbcworldservice/</text:p>
      <text:p text:style-name="P4">
Publisher: BBC News 中文</text:p>
      <text:p text:style-name="P4">
Published Time: 2023-06-21T09:07:00.000Z</text:p>
      <text:p text:style-name="P4">
Modified Time: 2023-06-21T09:07:00.000Z</text:p>
      <text:p text:style-name="P4">
Description: The tourist submersible "Titan" disappeared on June 18th on the way to visit the "Titanic" shipwreck. There are five people in the ship, and it is believed that these passengers are enough to use 96 hours of oxygen. The search and rescue team has not found its trace.</text:p>
      <text:p text:style-name="P4">
Images: []</text:p>
      <text:p text:style-name="P4">
Videos: ["<text:a xlink:type="simple" xlink:href="https://www.bbc.com/ws/av-embeds/cps/zhongwen/simp/world-65972800/p0fwcwbv/zh-hans" text:style-name="Internet_20_link" text:visited-style-name="Visited_20_Internet_20_Link">
zh-hans</text:a>
"]</text:p>
      <text:p text:style-name="P4">
Tags: ['旅游休闲行业', '技术新知', '加拿大', '美国']</text:p>
      <text:p text:style-name="P4">
Type: Article</text:p>
      <!--METADATA-->
      <text:h text:style-name="P12" text:outline-level="3">
<text:span text:style-name="T4">
Tourist submersible to visit the Titanic shipwreck, missing on the way</text:span>
</text:h>
      <text:p text:style-name="P4">
[Video-1-Link:/WS/AV-EMBEDS/CPS/ZHONGWEN/SIMP/World-65972800/P0FWCWBV/ZH-HansS]](https://www.bbc.com/ws/av-embeds/cps/zhongwen/simp/world-65972800/p0fwcwbv/zh-hans)<text:span text:style-name="T4">
 Your equipment does not support playing multimedia materials </text:span>
** tourist submersible to visit the Titanic shipwreck wreckage.</text:p>
      <text:p text:style-name="P4">
Titan (TITAN), a tourist submersible, disappeared on June 18 to visit the wreckage of the "Titanic" ("Titani"). There are five people in the ship, and it is believed that these passengers are enough to use 96 hours of oxygen.</text:p>
      <text:p text:style-name="P4">
The rescue teams in the United States and Canada are currently searching and rescue in the Atlantic, but they have not found their traces.</text:p>
      <text:p text:style-name="P4">
BBC interviewed the company "Oceangate", the company that manufactured the submersible in 2022. The "Titan" can be dived to 4,000 meters bottom; there is only one button in the ship, and most of the operations are controlled by a SonyPlayStation -style game handlebar.</text:p>
      <text:p text:style-name="P4">
News Source: <text:a xlink:type="simple" xlink:href="https://www.bbc.com/zhongwen/simp/world-65972800" text:style-name="Internet_20_link" text:visited-style-name="Visited_20_Internet_20_Link">
https://www.bbc.com/zhongwen/simp/world-65972800</text:a>
</text:p>
      <!--NEWS-->
      <text:h text:style-name="P10" text:outline-level="1">
<text:span text:style-name="T4">
China cuts interest rates again, trying to drive the economic recovery (Free Version)</text:span>
</text:h>
      <text:p text:style-name="P4">
Author: Jason Douglas</text:p>
      <text:p text:style-name="P4">
Publisher: 华尔街日报中文网</text:p>
      <text:p text:style-name="P4">
Published Time: 2023-06-21T09:10:00.000Z</text:p>
      <text:p text:style-name="P4">
Modified Time: 2023-06-21T09:10:00.000Z</text:p>
      <text:p text:style-name="P4">
Created Time: 2023-06-20T06:36:00.000Z</text:p>
      <text:p text:style-name="P4">
Description: Chinese financial institutions have lowered the benchmark loan interest rate for families and enterprises. This is the continuation of a series of interest rate cuts in the previous series, which aims to inject vitality into the weak economic recovery.</text:p>
      <text:p text:style-name="P4">
Images: []</text:p>
      <text:p text:style-name="P4">
Categories: ['经济', '中国经济']</text:p>
      <text:p text:style-name="P4">
Keywords: SYND,LINK:EN|WP-WSJ-0000992642</text:p>
      <text:p text:style-name="P4">
Type: Article</text:p>
      <!--METADATA-->
      <text:p text:style-name="P4">
Chinese financial institutions have lowered the benchmark loan interest rate for households and enterprises. This is the continuation of a series of previous series of interest rate cuts.(https://cn.wsj.com/articles/CN-CEC-20230617083331) 。</text:p>
      <text:p text:style-name="P4">
News Source: <text:a xlink:type="simple" xlink:href="https://cn.wsj.com/articles/%E4%B8%AD%E5%9B%BD%E5%86%8D%E5%BA%A6%E9%99%8D%E6%81%AF-%E8%AF%95%E5%9B%BE%E6%8B%89%E5%8A%A8%E7%BB%8F%E6%B5%8E%E5%A4%8D%E8%8B%8F-c115005" text:style-name="Internet_20_link" text:visited-style-name="Visited_20_Internet_20_Link">
https://cn.wsj.com/articles/%E4%B8%AD%E5%9B%BD%E5%86%8D%E5%BA%A6%E9%99%8D%E6%81%AF-%E8%AF%95%E5%9B%BE%E6%8B%89%E5%8A%A8%E7%BB%8F%E6%B5%8E%E5%A4%8D%E8%8B%8F-c115005</text:a>
</text:p>
      <!--NEWS-->
      <text:h text:style-name="P10" text:outline-level="1">
<text:span text:style-name="T4">
American companies are inseparable from the trend led by TIKTOK (Free Version)</text:span>
</text:h>
      <text:p text:style-name="P4">
Author: Chavie Lieber</text:p>
      <text:p text:style-name="P4">
Publisher: 华尔街日报中文网</text:p>
      <text:p text:style-name="P4">
Published Time: 2023-06-21T09:20:00.000Z</text:p>
      <text:p text:style-name="P4">
Modified Time: 2023-06-21T09:20:00.000Z</text:p>
      <text:p text:style-name="P4">
Created Time: 2023-06-21T07:12:00.000Z</text:p>
      <text:p text:style-name="P4">
Description: For all American companies for consumers, the trend on social media giants Tiktok has become an unavoidable consideration factors, which breaks the business cycle and subverts the development of the enterprise.</text:p>
      <text:p text:style-name="P4">
Images: []</text:p>
      <text:p text:style-name="P4">
Categories: ['商业']</text:p>
      <text:p text:style-name="P4">
Keywords: SYND,LINK:EN|WP-WSJ-0000993741</text:p>
      <text:p text:style-name="P4">
Type: Article</text:p>
      <!--METADATA-->
      <text:p text:style-name="P4">
Chipotle Mexican Grill(CMG)"Keithadilla" wrapped in a special sauce is the company's explosive food in the first quarter. But this food also made the company a little "indigestion".</text:p>
      <text:p text:style-name="P4">
News Source: <text:a xlink:type="simple" xlink:href="https://cn.wsj.com/articles/%E7%BE%8E%E5%9B%BD%E5%85%AC%E5%8F%B8%E5%B7%B2%E7%A6%BB%E4%B8%8D%E5%BC%80tiktok%E5%BC%95%E9%A2%86%E7%9A%84%E6%BD%AE%E6%B5%81-d45ee043" text:style-name="Internet_20_link" text:visited-style-name="Visited_20_Internet_20_Link">
https://cn.wsj.com/articles/%E7%BE%8E%E5%9B%BD%E5%85%AC%E5%8F%B8%E5%B7%B2%E7%A6%BB%E4%B8%8D%E5%BC%80tiktok%E5%BC%95%E9%A2%86%E7%9A%84%E6%BD%AE%E6%B5%81-d45ee043</text:a>
</text:p>
      <!--NEWS-->
      <text:h text:style-name="P10" text:outline-level="1">
<text:span text:style-name="T4">
Biden: It must solve the risk of artificial intelligence in security and economy</text:span>
</text:h>
      <text:p text:style-name="P4">
Author: chinese@voanews.com (美国之音)</text:p>
      <text:p text:style-name="P4">
Publisher: 美国之音中文网 (Type: NewsMediaOrganization)</text:p>
      <text:p text:style-name="P4">
Published Time: 2023-06-21T09:31:08+08:00</text:p>
      <text:p text:style-name="P4">
Modified Time: 2023-06-21 01:54:44Z</text:p>
      <text:p text:style-name="P4">
Description: US President Biden said on Tuesday (June 20) that artificial intelligence needs to be resolved by the need for national security and economy. Biden also added that he would seek expert advice.</text:p>
      <text:p text:style-name="P4">
Videos: []</text:p>
      <text:p text:style-name="P4">
Images: []</text:p>
      <text:p text:style-name="P4">
Categories: ['美国', '经济·金融·贸易', '科技', '全球议题']</text:p>
      <text:p text:style-name="P4">
Type: None</text:p>
      <!--METADATA-->
      <text:p text:style-name="P4">
Nonenone</text:p>
      <text:p text:style-name="P4">
News Source: <text:a xlink:type="simple" xlink:href="https://www.voachinese.com/a/biden-says-risks-posed-by-ai-to-security-economy-must-be-addressed-20230620/7146096.html" text:style-name="Internet_20_link" text:visited-style-name="Visited_20_Internet_20_Link">
https://www.voachinese.com/a/biden-says-risks-posed-by-ai-to-security-economy-must-be-addressed-20230620/7146096.html</text:a>
</text:p>
      <!--NEWS-->
      <text:h text:style-name="P10" text:outline-level="1">
<text:span text:style-name="T4">
The Communist Army Aircraft Ship "Shandong Ship" passed the Taiwan Strait Ministry of Defense: National Army monitoring responses</text:span>
</text:h>
      <text:p text:style-name="P4">
Publisher: 法新社</text:p>
      <text:p text:style-name="P4">
Published Time: 2023-06-21T09:32:10+00:00</text:p>
      <text:p text:style-name="P4">
Modified Time: 2023-06-21T09:05:02+00:00</text:p>
      <text:p text:style-name="P4">
Description: (AFP, Taipei, 21st) The Ministry of Defense issued a press release saying that the Shandong ship formation of the Communist Army Aircraft Carrier was west of the Taiwan Strait and sailed south to the south. The National Army used joint emotional supervision and investigation methods to densely grasp the dynamics of the sea and air, and to prosecute the appropriate monitoring of the troop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8" text:anchor-type="as-char" svg:width="6.9236in" svg:height="3.617581in" draw:z-index="0">
<draw:image xlink:href="../Images/rficn/2023-06-21T09-32-10-00-00/000000.png" xlink:type="simple" xlink:show="embed" xlink:actuate="onLoad" draw:mime-type="image/png"/>
</draw:frame>
According to the public information of the Ministry of National Defense, the Shandong ship sailed north along the Taiwan Strait on the 5th.</text:p>
      <text:p text:style-name="P4">
The Ministry of National Defense also pointed out that statistics from 6 am yesterday to 6 am this morning, and 19 were discovered (including 2 in the Southwest airspace) and 5 ships.</text:p>
      <text:p text:style-name="P4">
According to the Air Force announced the schematic diagram of the Airship Around the Taiwan Strait, a secondary transport 8 anti -submarine aircraft and one secondary transport 8 far -reaching dry machine invaded the Southwest Air Defense identification zone (ADIZ).</text:p>
      <text:p text:style-name="P4">
News Source: <text:a xlink:type="simple" xlink:href="https://www.rfi.fr/cn/%E5%9B%BD%E9%99%85%E6%8A%A5%E9%81%93/20230621-%E5%85%B1%E5%86%9B%E8%88%AA%E7%A9%BA%E6%AF%8D%E8%88%B0-%E5%B1%B1%E4%B8%9C%E8%88%B0-%E9%80%9A%E8%BF%87%E5%8F%B0%E6%B5%B7-%E5%9B%BD%E9%98%B2%E9%83%A8-%E5%9B%BD%E5%86%9B%E7%9B%91%E6%8E%A7%E5%BA%94%E5%AF%B9" text:style-name="Internet_20_link" text:visited-style-name="Visited_20_Internet_20_Link">
https://www.rfi.fr/cn/%E5%9B%BD%E9%99%85%E6%8A%A5%E9%81%93/20230621-%E5%85%B1%E5%86%9B%E8%88%AA%E7%A9%BA%E6%AF%8D%E8%88%B0-%E5%B1%B1%E4%B8%9C%E8%88%B0-%E9%80%9A%E8%BF%87%E5%8F%B0%E6%B5%B7-%E5%9B%BD%E9%98%B2%E9%83%A8-%E5%9B%BD%E5%86%9B%E7%9B%91%E6%8E%A7%E5%BA%94%E5%AF%B9</text:a>
</text:p>
      <!--NEWS-->
      <text:h text:style-name="P10" text:outline-level="1">
<text:span text:style-name="T4">
Biden said Xi Jinping is a dictator Beijing: Public political provocation</text:span>
</text:h>
      <text:p text:style-name="P4">
Author: None (Language: zh)</text:p>
      <text:p text:style-name="P4">
Publisher: None</text:p>
      <text:p text:style-name="P4">
Time: 2023-06-21T09:40:00Z</text:p>
      <text:p text:style-name="P4">
Description: The US President Biden indirectly said that Xi Jinping was a dictator. Beijing believes that the infringing Chinese political dignity is an open political provocation. When Bollingin visited China, Sino -US relations had just appeared positive signals, and Biden's remarks attracted particular attention.</text:p>
      <text:p text:style-name="P4">
Videos: []</text:p>
      <text:p text:style-name="P4">
Images: []</text:p>
      <text:p text:style-name="P4">
Subject: 时政风云</text:p>
      <text:p text:style-name="P4">
Subjects: ['薄熙来', '专题报道：习近平访美', '中国共产党', '专题报道：全景观看“习马会”', '中国反腐风暴', '20国集团', '毛泽东', '中国宪法修正案取消国家主席任期限制', '南希·佩洛西', '周永康']</text:p>
      <text:p text:style-name="P4">
Keywords: ['中美关系', '拜登', '习近平', '布林肯', '独裁者']</text:p>
      <text:p text:style-name="P4">
Id: 65987541</text:p>
      <!--METADATA-->
      <text:p text:style-name="P4">
<text:a xlink:type="simple" xlink:href="https://www.dw.com/zh/overlay/image/article/65987541/63754513" text:style-name="Internet_20_link" text:visited-style-name="Visited_20_Internet_20_Link">
 </text:a>
Biden and Xi Jinping at the Summit of the Group 20 in Bali</text:p>
      <text:p text:style-name="P4">
(Voice of Germany) Biden said at a rally on Tuesday (June 20) that a suspected spy balloon shot down in the US airspace made Xi Jinping very embarrassing.</text:p>
      <text:p text:style-name="P4">
When speaking at a fundraising activity in California, Biden talked about the "balloon incident" that had continued to fall into the freezing point in the freezing point. He said, "The reason why Xi Jinping was particularly angry was that I shot down the two spy equipment filled with two spy equipment. When he is a balloon, he doesn't know where it (balloon) is there. "He then said," This is particularly embarrassing to dictators. They don’t know what happened. It should not be its destination. The route. "Bayon also mentioned in his speech that China was facing economic difficulties.</text:p>
      <text:p text:style-name="P4">
U.S. President's remarks about China have caused great dissatisfaction in Beijing. The next day, Mao Ning, a spokesman for the Chinese Ministry of Foreign Affairs, said at a press conference, "The United States' remarks are extremely ridiculous, irresponsible, seriously violated the basic facts, seriously violated diplomatic etiquette, and seriously violated Chinese political dignity. This strong dissatisfaction, resolute opposition. "</text:p>
      <text:p text:style-name="P4">
At present, it is unclear about President Biden's comments on Xi Jinping's comments. Because of what, he is now 80. He is building a warm -up for the presidential election next year. One day before Bayeng's speech, Secretary of State Brosyl, who visited Beijing, met with Wang Yi, the first leader of Chinese diplomatic affairs and foreign minister Qin Gang, held talks with Chinese President Xi Jinping. <text:a xlink:type="simple" xlink:href="https://www.dw.com/zh/zh/中美未能重啟軍事對話-布林肯訪華失利/a-65968525" text:style-name="Internet_20_link" text:visited-style-name="Visited_20_Internet_20_Link">
Bynden also made a comment on "He did a great" visit to China</text:a>
And believe that Sino -US relations are "walking on the right road".</text:p>
      <text:p text:style-name="P4">
*#</text:p>
      <text:h text:style-name="P13" text:outline-level="4">
<text:span text:style-name="T4">
What details are eye -catching?</text:span>
</text:h>
      <text:h text:style-name="P12" text:outline-level="3">
<text:span text:style-name="T4">
Don’t spread red carpet, just give the red line</text:span>
</text:h>
      <text:p text:style-name="P4">
The trip to Beijing was the first visit to China in five years in the United States Secretary of State, and it was also the highest -level official to visit China after the Bayeng government came to power. However, when Brintken arrived at the Beijing Capital International Airport, there were no red carpets, no one presented flowers, and the Chinese officials who were present at the scene were Yang Tao, the director of the North American Oceania, which was relatively low -level. Interestingly, there are still a few red lines on the ground floor, and the photos on the scene just captured the moment when Brincayan stepped on the "red line". As Sino -US relations are in a historic trough, all of this seems to be symbolic. However, some experts pointed out that except for Hillary Clinton as a Secretary of State's visit to China in 2012, when the Chinese side paved the red carpet for her, when the U.S. Secretary of State Cry, Tillerson, and Pompeo arrived in China, there was no red carpet in the apron, and there was no red carpet. Essence</text:p>
      <text:p text:style-name="P4">
*#</text:p>
      <text:h text:style-name="P13" text:outline-level="4">
<text:span text:style-name="T4">
What details are eye -catching?</text:span>
</text:h>
      <text:h text:style-name="P12" text:outline-level="3">
<text:span text:style-name="T4">
</text:span>
</text:h>
      <text:p text:style-name="P4">
Blingken arrived in Beijing on the morning of June 18, arrived at the Diaoyutai State Guest House in the afternoon to talk with Chinese State Councilor and Foreign Minister Qin Gang. However, "News Network" broadcast by CCTV on the 18th did not report the matter. Regarding Brillin and Qin Gang's 6 or 7 hours of talks, the Chinese official media Xinhua News Agency and others only reported the Chinese position that Qin Gang expressed with his teachings, but did not say anything. Xinhua News Agency said that Qin Gang said, "At present, Sino -US relations are at the lowest valley since the establishment of diplomatic relations", and emphasized that "the issue of Taiwan is the core of China's core interests", "it is also the most prominent risk."</text:p>
      <text:p text:style-name="P4">
*#</text:p>
      <text:h text:style-name="P13" text:outline-level="4">
<text:span text:style-name="T4">
What details are eye -catching?</text:span>
</text:h>
      <text:h text:style-name="P12" text:outline-level="3">
<text:span text:style-name="T4">
Analysis: Pay the way for Xi Jinping to attend the San Francisco APEC Summit in November</text:span>
</text:h>
      <text:p text:style-name="P4">
After talking with Qin Gang, Brinken wrote in Twitter that the two sides discussed how to manage the relationship between the two countries in charge through open communication channels. The U.S. State Department issued a statement stating that Brintken emphasized the importance of maintaining smooth communication channels on both sides and proposed to cooperate with China on some issues, but at the same time, the United States will continue to protect the interests of Americans and safeguard the rules -based international order. The Wall Street Journal had previously analyzed that one of the driving force for the recent recovery of dialogue in the United States and China was the Asia -Pacific Economic Cooperation (APEC) summit scheduled to be held in San Francisco in November. Beijing hopes that Chinese President Xi Jinping will attend the meeting and pave the way with US President Biden.</text:p>
      <text:p text:style-name="P4">
*#</text:p>
      <text:h text:style-name="P13" text:outline-level="4">
<text:span text:style-name="T4">
What details are eye -catching?</text:span>
</text:h>
      <text:h text:style-name="P12" text:outline-level="3">
<text:span text:style-name="T4">
mask meaning</text:span>
</text:h>
      <text:p text:style-name="P4">
As can be seen from the photos, the US delegations led by Brinken were led by the Chinese Foreign Minister Qin Gang and a member of the Central Political Bureau and the director of the Central Foreign Affairs Working Committee. The personnel were wearing a mask, and the US personnel also put on the mask "with the customs" in addition to Blink. In March of this year, the picture reached by Beijing AIDS reached an agreement showed that in the three -party talks, all officials did not wear a mask, which was in sharp contrast to the picture of Beijing officials now meeting with Bollingken.</text:p>
      <text:p text:style-name="P4">
*#</text:p>
      <text:h text:style-name="P13" text:outline-level="4">
<text:span text:style-name="T4">
What details are eye -catching?</text:span>
</text:h>
      <text:h text:style-name="P12" text:outline-level="3">
<text:span text:style-name="T4">
suspense revealed</text:span>
</text:h>
      <text:p text:style-name="P4">
Until the last moment, whether Xi Jinping, the Chinese President and the Supreme CCP leader, would have been a suspense. On the eve of Brinken's arrival in Beijing, Chinese Chairman Xi Jinping met with former Microsoft President Gates, saying that he was an old friend, and said that he always hoped to be in the American people. Analysts believe that if Xi Jinping does not see Blink, then Sino -US relations will be even more worrying. If you see, the relationship between the two parties is expected to be further ease. Xi Jinping may also have a formal visit to the United States when he goes to San Francisco in November to participate in the APEC summit.</text:p>
      <text:p text:style-name="P4">
*#</text:p>
      <text:h text:style-name="P13" text:outline-level="4">
<text:span text:style-name="T4">
What details are eye -catching?</text:span>
</text:h>
      <text:h text:style-name="P12" text:outline-level="3">
<text:span text:style-name="T4">
Blinger to complete the main goal of this trip</text:span>
</text:h>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https://www.dw.com/zh/zh/专家评布林肯访华对话是好的-但安全风险并未消失/a-65962928" text:style-name="Internet_20_link" text:visited-style-name="Visited_20_Internet_20_Link">
Although Brinken's visit to China has not fundamentally eliminated the obstacles of the development of Sino -US relations</text:a>
, But the meeting itself is regarded as <text:a xlink:type="simple" xlink:href="https://www.dw.com/zh/zh/德语媒体恢复对话总是件好事/a-65961679" text:style-name="Internet_20_link" text:visited-style-name="Visited_20_Internet_20_Link">
positive signal stabilizing this relationship</text:a>
Essence They agreed that in the next few months, the two sides will hold multiple rounds of ministerial talks, including Sino -US Treasury Secretary, Minister of Trade, and the highest climate officials. Beijing believes that Bollingin's visit to China has achieved 6 major achievements, especially for Xi Jinping's visit to the United States in November this year to attend the Asia -Pacific Economic Cooperation Forum <text:a xlink:type="simple" xlink:href="https://www.dw.com/zh/zh/客座评论-布林肯访华结束中美稳定双边关系的考验才刚开始/a-65971604" text:style-name="Internet_20_link" text:visited-style-name="Visited_20_Internet_20_Link">
Putting the road</text:a>
Essence</text:p>
      <text:p text:style-name="P4">
After finishing the Beijing trip, Brinken also mentioned the "balloon incident" in an interview with the US media. Because of this incident, Brincken canceled the visit to China in February this year. Brinken said that the balloon incident "should end": "We did what we need to do to protect our interests. We said what we need to say, and we also expressed the content that should be expressed clearly to ensure this kind of The situation no longer happen. Therefore, as long as it does not happen, this chapter should end. "</text:p>
      <text:h text:style-name="P12" text:outline-level="3">
<text:span text:style-name="T4">
Bringsken: I held an important talks with President Xi Jinping(Comprehensive report)</text:span>
</text:h>
      <text:p text:style-name="P4">
News Source: <text:a xlink:type="simple" xlink:href="https://www.dw.com/zh/拜登称习近平为独裁者-北京：公开的政治挑衅/a-65987541" text:style-name="Internet_20_link" text:visited-style-name="Visited_20_Internet_20_Link">
https://www.dw.com/zh/拜登称习近平为独裁者-北京：公开的政治挑衅/a-65987541?maca=chi-rss-chi-all-1127-rdf</text:a>
</text:p>
      <!--NEWS-->
      <text:h text:style-name="P10" text:outline-level="1">
<text:span text:style-name="T4">
Honduras women's prison riots died at least 41 people</text:span>
</text:h>
      <text:p text:style-name="P4">
Author: 联合早报 (Person)</text:p>
      <text:p text:style-name="P4">
Publisher: 联合早报 (Organization)</text:p>
      <text:p text:style-name="P4">
Published Time: 2023-06-21T09:41</text:p>
      <text:p text:style-name="P4">
Modified Time: 2023-06-21T09:41</text:p>
      <text:p text:style-name="P4">
Description: Riot occurred on Tuesday (June 20) near the capital of Honduras, Central America. The riots caused by hostile gangsters in prisons killed at least 41 people and were injured by five other people. Agence France -Presse reported that this women's prison is located about 25 kilometers north of Togosacoba in the capital ...</text:p>
      <text:p text:style-name="P4">
Videos: []</text:p>
      <text:p text:style-name="P4">
Audios: []</text:p>
      <text:p text:style-name="P4">
Images: []</text:p>
      <text:p text:style-name="P4">
Type: NewsArticle</text:p>
      <text:p text:style-name="P4">
Breadcrumbs: ['即时', '国际']</text:p>
      <text:p text:style-name="P4">
Keywords: ['洪都拉斯', '监狱', '暴动', '黑帮']</text:p>
      <!--METADATA-->
      <text:p text:style-name="P4">
Riot occurred on Tuesday (June 20) near the capital of Honduras, Central America. The riots caused by hostile gangsters in prisons killed at least 41 people and were injured by five other people.</text:p>
      <text:p text:style-name="P4">
Agence France -Presse reported that the women's prison was located about 25 kilometers north of Totuscalba, the capital. At the time of the incident, the prison heard the sound of gunfire and a fire occurred, and there was a strong black smoke.</text:p>
      <text:p text:style-name="P4">
Police spokesman said the death of 41 women was initially determined, and it is still unclear whether all the deceased was prisoners. Five wounded are also women.</text:p>
      <text:p text:style-name="P4">
According to Xinhua News Agency, Vice Minister of Security, the Ministry of Security of Honduras, said in social media that fire, police and national defense departments have been involved, and the incident in prison has entered an emergency.</text:p>
      <text:p text:style-name="P4">
News Source: <text:a xlink:type="simple" xlink:href="https://www.zaobao.com.sg/realtime/world/story20230621-1406339" text:style-name="Internet_20_link" text:visited-style-name="Visited_20_Internet_20_Link">
https://www.zaobao.com.sg/realtime/world/story20230621-1406339</text:a>
</text:p>
      <!--NEWS-->
      <text:h text:style-name="P10" text:outline-level="1">
<text:span text:style-name="T4">
Titanic wreckage with five people is still lost in the submersible</text:span>
</text:h>
      <text:p text:style-name="P4">
Author: chinese@voanews.com (美国之音)</text:p>
      <text:p text:style-name="P4">
Publisher: 美国之音中文网 (Type: NewsMediaOrganization)</text:p>
      <text:p text:style-name="P4">
Published Time: 2023-06-21T09:42:13+08:00</text:p>
      <text:p text:style-name="P4">
Modified Time: 2023-06-21 01:45:36Z</text:p>
      <text:p text:style-name="P4">
Description: A deep -sea submersible disappeared after sneaking the wreckage of the Titanic. There were five people on the boat. The search and rescue is currently underway.</text:p>
      <text:p text:style-name="P4">
Videos: []</text:p>
      <text:p text:style-name="P4">
Images: []</text:p>
      <text:p text:style-name="P4">
Categories: ['美国', '生态环境', '科技']</text:p>
      <text:p text:style-name="P4">
Type: None</text:p>
      <!--METADATA-->
      <text:p text:style-name="P4">
Nonenone</text:p>
      <text:p text:style-name="P4">
News Source: <text:a xlink:type="simple" xlink:href="https://www.voachinese.com/a/what-we-know-about-the-titanic-bound-submersible-that-s-missing-with-5-people-onboard-20230620/7146090.html" text:style-name="Internet_20_link" text:visited-style-name="Visited_20_Internet_20_Link">
https://www.voachinese.com/a/what-we-know-about-the-titanic-bound-submersible-that-s-missing-with-5-people-onboard-20230620/7146090.html</text:a>
</text:p>
      <!--NEWS-->
      <text:h text:style-name="P10" text:outline-level="1">
<text:span text:style-name="T4">
How do Australians view Sino -Australian relations, Xi Jinping and the Taiwan Strait crisis?</text:span>
</text:h>
      <text:p text:style-name="P4">
Author: None (Language: zh)</text:p>
      <text:p text:style-name="P4">
Publisher: None</text:p>
      <text:p text:style-name="P4">
Time: 2023-06-21T09:51:00Z</text:p>
      <text:p text:style-name="P4">
Description: A latest poll of the Australian think tank shows that most people in the country support Sino -Australian relations, but the interviewees are still very low in trust in Chinese President Xi Jinping. The polls also show that if China attacks Taiwan, most Australians will support responses to economic sanctions and weapons supply, but less than half of the people will support directly sending troops to participate.</text:p>
      <text:p text:style-name="P4">
Videos: []</text:p>
      <text:p text:style-name="P4">
Images: []</text:p>
      <text:p text:style-name="P4">
Subject: 时政风云</text:p>
      <text:p text:style-name="P4">
Subjects: ['澳大利亚', '岛屿主权争端', '马英九', '专题报道：全景观看“习马会”', '专题报道：2016年台湾大选', '中国', '台湾', '中共十九大', '德中关系']</text:p>
      <text:p text:style-name="P4">
Keywords: ['澳大利亚', '澳洲', '台湾', '中国', '台海冲突', '攻台', '挺台', '洛伊国际政策研究所', '澳中关系', '中澳关系']</text:p>
      <text:p text:style-name="P4">
Id: 65978159</text:p>
      <!--METADATA-->
      <text:p text:style-name="P4">
<text:a xlink:type="simple" xlink:href="https://www.dw.com/zh/overlay/image/article/65978159/63763964" text:style-name="Internet_20_link" text:visited-style-name="Visited_20_Internet_20_Link">
 </text:a>
According to the polls, most Australians support the improvement of diplomatic relations with China. The picture shows the Australian Prime Minister Albanis and Chinese President Xi Jinping held a bilateral meeting in Bali (data photo) in Bali in November 2022 (data photo)</text:p>
      <text:p text:style-name="P4">
(Voice of German in Chinese) The latest polls released by the Australian Institute of Think Trek Ryture (Lowyinstitute) show that 56%of the Australian people support Sino -Australian relations to thaw, but the trust of Chinese President Xi Jinping is only 11%, which is slightly higher, which is slightly higher. 7%of Russian President Vladimirputin.</text:p>
      <text:p text:style-name="P4">
Bloomberg reported that the new survey showed that after the relationship between China and Australia's 2020 broke, Australians supported recovering dialogue with Beijing, and began to regain China as economic partners, not security threats.</text:p>
      <text:p text:style-name="P4">
This poll of the Roy Research Institute shows that about 56%of the respondents are very positive or actively supporting Australia to re -contact with China.</text:p>
      <text:p text:style-name="P4">
China as a dangerous interviewee decreased 11 percentage points to 52%compared with last year, while the respondents who regarded China as economic partners increased 11 percentage points from last year to 44%.</text:p>
      <text:p text:style-name="P4">
*#</text:p>
      <text:h text:style-name="P13" text:outline-level="4">
<text:span text:style-name="T4">
From a small partner to two disgust: What happened to China -Australia relations?</text:span>
</text:h>
      <text:h text:style-name="P12" text:outline-level="3">
<text:span text:style-name="T4">
Tightly trading partner</text:span>
</text:h>
      <text:p text:style-name="P4">
China and Australia signed the "China -Australia Free Trade Agreement" in 2015. It started in December of the same year. The two countries gave the other party the most beneficiary treatment. Australia's dairy products, beef, seafood, wine and other products, as well as mineral resources such as coal, copper, nickel, etc. Some zero tariffs are sold in China. The picture shows the then Australian Prime Minister Malcomturnbull and Chinese President Xi Jinping shook hands at the G20 summit held in Hangzhou. At that time, even if the bilateral relations were not intimate, it was at least friendly cooperation.</text:p>
      <text:p text:style-name="P4">
*#</text:p>
      <text:h text:style-name="P13" text:outline-level="4">
<text:span text:style-name="T4">
From a small partner to two disgust: What happened to China -Australia relations?</text:span>
</text:h>
      <text:h text:style-name="P12" text:outline-level="3">
<text:span text:style-name="T4">
Labor member is accused of "Tonghua"</text:span>
</text:h>
      <text:p text:style-name="P4">
The incident in 2017 formed a turning point in Sino -Australian relations towards suspicion and confrontation: Labor Senator Samdastyari resigned in pressure. He was accused of being very close to some Chinese businessmen, including Huang Xiangmo, a businessman who was said to be connected with the CCP. Since then, the Australian media has begun to expose China ’s tried to influence Canberra politics. In that year, Prime Minister Turnbull launched a law aimed at curbing foreign intervention, which was very significant for Beijing's precautions.</text:p>
      <text:p text:style-name="P4">
*#</text:p>
      <text:h text:style-name="P13" text:outline-level="4">
<text:span text:style-name="T4">
From a small partner to two disgust: What happened to China -Australia relations?</text:span>
</text:h>
      <text:h text:style-name="P12" text:outline-level="3">
<text:span text:style-name="T4">
Take the lead</text:span>
</text:h>
      <text:p text:style-name="P4">
In 2018, Australia made a decision to ban Huawei from participating in 5G network construction on the grounds of national security. In the context of US President Trump's trade war in China, Huawei, a Chinese technology giant, has already become the object of concerns of Western countries, but Australia is the first to officially announce the ban on Huawei among Western allies in the United States.</text:p>
      <text:p text:style-name="P4">
*#</text:p>
      <text:h text:style-name="P13" text:outline-level="4">
<text:span text:style-name="T4">
From a small partner to two disgust: What happened to China -Australia relations?</text:span>
</text:h>
      <text:h text:style-name="P12" text:outline-level="3">
<text:span text:style-name="T4">
Source of the new crown epidemic</text:span>
</text:h>
      <text:p text:style-name="P4">
Despite the increasingly tense atmosphere in the political field, China Australia still maintains close economic and trade relations between China and Australia for a period of time. China has a huge demand for Mineral resources and agricultural products in Australia. But a fundamental change from Wuhan, which swept the global in China. The Canberra government issued an independent investigation of the source of the new crown virus, which completely angered Beijing.</text:p>
      <text:p text:style-name="P4">
*#</text:p>
      <text:h text:style-name="P13" text:outline-level="4">
<text:span text:style-name="T4">
From a small partner to two disgust: What happened to China -Australia relations?</text:span>
</text:h>
      <text:h text:style-name="P12" text:outline-level="3">
<text:span text:style-name="T4">
"Anti -China Pioneer"?</text:span>
</text:h>
      <text:p text:style-name="P4">
The controversy in the new crown epidemic, coupled with the investigation of the "re -education camp" of the Australian political and think tank agencies, and the criticism of the restrictions on the democratic rule of law in Hong Kong, all made Canberra a "anti -China pioneer pioneer in the eyes of China in Beijing "" ". According to a Chinese official, the Chinese Embassy in Australia even has a document even listed 14 Australian government's dissatisfaction.</text:p>
      <text:p text:style-name="P4">
*#</text:p>
      <text:h text:style-name="P13" text:outline-level="4">
<text:span text:style-name="T4">
From a small partner to two disgust: What happened to China -Australia relations?</text:span>
</text:h>
      <text:h text:style-name="P12" text:outline-level="3">
<text:span text:style-name="T4">
Australian Reporter in China to discuss emergency departure from safety.</text:span>
</text:h>
      <text:p text:style-name="P4">
In September 2020, the Ministry of Foreign Affairs of China confirmed that the former CCTV host and a Chinese -American female reporter Cheng Lei had been investigated for "suspected of engaging in criminal activities that endanger China's national security". Subsequent Australian reporters in China, Australian Broadcasting Corporation, ABC, reporter in China, Bill Berz(BillBirtles)And "Australian Financial Review"(Australian Financial Review)Reporter Michael Smith(Michael Smith)——It was interviewed by Chinese national security personnel in Beijing. It is said that the content of the interview is related to the case of Chenglei. The two evacuated China on September 7.</text:p>
      <text:p text:style-name="P4">
*#</text:p>
      <text:h text:style-name="P13" text:outline-level="4">
<text:span text:style-name="T4">
From a small partner to two disgust: What happened to China -Australia relations?</text:span>
</text:h>
      <text:h text:style-name="P12" text:outline-level="3">
<text:span text:style-name="T4">
"War Wolf": Zhao Lijian pushed the text to provoke the storm</text:span>
</text:h>
      <text:p text:style-name="P4">
Chinese Foreign Ministry spokesman Zhao Lijian posted a sarcasm paintings created by Chinese artist Fu Yu (net name "Wuhe Kirin") on his Twitter account and fell into a diplomatic dispute. The painting depicts an Australian soldier with a knife against the neck of an Afghan child. Zhao Lijian satirized the incident of Australian special forces in Afghanistan to kill civilians. After the tweet was released, Australian Prime Minister Morrison immediately delivered a speech, asking Zhao Lijian to withdraw the picture and ask the Chinese government to apologize. Beijing did not apologize, but instead ironically "shame" for the Khamberra administration for his soldiers for committing war in Afghanistan.</text:p>
      <text:p text:style-name="P4">
*#</text:p>
      <text:h text:style-name="P13" text:outline-level="4">
<text:span text:style-name="T4">
From a small partner to two disgust: What happened to China -Australia relations?</text:span>
</text:h>
      <text:h text:style-name="P12" text:outline-level="3">
<text:span text:style-name="T4">
Beijing Tariff "Ruthless Hand" Australia to WTOAuthor: Yu Han (Comprehensive Report)</text:span>
</text:h>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Don’t believe Xi Jinping</text:span>
</text:h>
      <text:p text:style-name="P4">
Bloomberg reported that since the Australian Labor Party's new government was elected in May last year, his relationship with China has steadily heated up. Beijing has canceled some restrictions on Australian goods, and high -level meetings have been held between the two countries' diplomacy, trade and the Minister of Defense. Australian Prime Minister Anthonyalbanese is also expected to visit Beijing by the end of this year.</text:p>
      <text:p text:style-name="P4">
But the survey also shows that the Australians' trust in China and Xi Jinping is still very low. Five years ago, more than half of Australians believed that Beijing would act responsible in the world, and now this number is only 15%.</text:p>
      <text:p text:style-name="P4">
This echoed the decline in China's trust in recent years, and the interviewees' degree of trust in Xi Jinping's personal trust was only 11%. In addition, the survey also shows that the interviewees have lower trust in Putin, only 7%, and the trust of North Korean leader Kim Jong -un was 3%.</text:p>
      <text:p text:style-name="P4">
Australians' concerns about the possible outbreak of war between China and the United States have also intensified. More than half of the respondents said that Australia should maintain neutrality in this case.</text:p>
      <text:p text:style-name="P4">
Ryannelam, director of the Public Opinion and Foreign Policy Project of the Roy Research Institute, said: "Australians do not want to see a conflict in our region. If the war really broke out, they are cautious about Australia's intervention." "But they are also ready to Support threats to democratic countries. "</text:p>
      <text:p text:style-name="P4">
China has gradually reduced trade restrictions on Australia. The picture shows Australian beef (data photo) sold in the Chinese market</text:p>
      <text:h text:style-name="P12" text:outline-level="3">
<text:span text:style-name="T4">
Agree with China's strength is increasing</text:span>
</text:h>
      <text:p text:style-name="P4">
It is worth mentioning that this poll also asked the Australian people for the first time to think about the strength of the United States and China in the next ten years. Most interviewees believe that China's role will continue to be enhanced, and 61%of them believe that China will play more important and more powerful world leaders ten years later.</text:p>
      <text:p text:style-name="P4">
28%of people believe that China's position will be "roughly the same as the present" after ten years, and only 10%of people expect that China will play less important and powerful roles.</text:p>
      <text:p text:style-name="P4">
In contrast, nearly half (45%) respondents predict that the role and influence of the United States will remain the status quo after 10 years as a world leader; another 22%of the respondents predict that the United States will change in 10 years in the United States. It is more important and powerful than now, but there are also nearly one -third (32%) respondents that the role of the United States as a world leader will no longer be as important and powerful as it is now.</text:p>
      <text:p text:style-name="P4">
Most respondents believe that China will be more important in the next 10 years than it is now. The picture shows the Chinese Prime Minister Li Qiang, who is visiting Germany</text:p>
      <text:h text:style-name="P12" text:outline-level="3">
<text:span text:style-name="T4">
Support Taiwan but have a limit</text:span>
</text:h>
      <text:p text:style-name="P4">
The annual poll of the public attitude towards the world also found that 82%of the respondents supported the establishment of a security alliance with the world's attitude towards the world. Asian conflict.</text:p>
      <text:p text:style-name="P4">
Among the Australian people interviewed, 64%believe that the possible prospect of military conflicts in the United States and China on issues in Taiwan is a "serious threat", which is doubled than those who worried two years ago. 68%of the biggest threat mentioned by interviewees is network attacks from other countries.</text:p>
      <text:p text:style-name="P4">
<text:a xlink:type="simple" xlink:href="https://www.dw.com/zh/zh/军情六处负责人中国现在是我们最关注的问题/a-62563503" text:style-name="Internet_20_link" text:visited-style-name="Visited_20_Internet_20_Link">
If China attack Taiwan</text:a>
80%of the respondents expressed their support to accept Taiwan's refugees, 76%of people supported "improving economic and foreign sanctions on China", 64%supported "Australia provided weapons and military materials to the Taiwan government", 61%of people supported "Using the Australian Navy to help China prevent blockade around Taiwan."</text:p>
      <text:p text:style-name="P4">
At the same time, only 42%of people support the sending "Australian military personnel to Taiwan to assist in defending Taiwan."</text:p>
      <text:p text:style-name="P4">
In addition, 87%of respondents said they were worried that China might open a military base on the Pacific islands.</text:p>
      <text:p text:style-name="P4">
The Australian government has repeatedly stated that it opposes any unilateral attempt to change the status quo of Taiwan, and the United States has long adhered to "strategic blur" for a long time, that is, it is unclear whether it will make military responses to the behavior of attacking Taiwan. Beijing has always said that he will not give up Wu Tong. Essence</text:p>
      <text:p text:style-name="P4">
This poll is based on the investigation of 2000 people in March this year and 4,000 people in April this year.</text:p>
      <text:p text:style-name="P4">
(Reuters, Bloomberg)</text:p>
      <text:p text:style-name="P4">
News Source: <text:a xlink:type="simple" xlink:href="https://www.dw.com/zh/澳洲人如何看待中澳关系、习近平与台海危机？/a-65978159" text:style-name="Internet_20_link" text:visited-style-name="Visited_20_Internet_20_Link">
https://www.dw.com/zh/澳洲人如何看待中澳关系、习近平与台海危机？/a-65978159?maca=chi-rss-chi-all-1127-rdf</text:a>
</text:p>
      <!--NEWS-->
      <text:h text:style-name="P10" text:outline-level="1">
<text:span text:style-name="T4">
Polls: The proportion of New Zealand people who regard China as a threat</text:span>
</text:h>
      <text:p text:style-name="P4">
Author: None (Language: zh)</text:p>
      <text:p text:style-name="P4">
Publisher: None</text:p>
      <text:p text:style-name="P4">
Time: 2023-06-21T09:52:00Z</text:p>
      <text:p text:style-name="P4">
Description: According to a questionnaire investigation report released by the "Asia New Zealand Foundation" on Wednesday, among New Zealand people, people who regard China as threats have been reduced, but only 30 % of the respondents think that China is "friendly" to its own country.</text:p>
      <text:p text:style-name="P4">
Videos: []</text:p>
      <text:p text:style-name="P4">
Images: []</text:p>
      <text:p text:style-name="P4">
Subject: 时政风云</text:p>
      <text:p text:style-name="P4">
Subjects: ['德中关系', '汉诺威工业博览会', '岛屿主权争端', '专题报道：全景观看“习马会”', '中国', '新西兰', '中共十九大']</text:p>
      <text:p text:style-name="P4">
Keywords: ['新西兰', '中国', '贸易', '所罗门群岛', '亚太安全', '民意调查', '台湾问题']</text:p>
      <text:p text:style-name="P4">
Id: 65987699</text:p>
      <!--METADATA-->
      <text:p text:style-name="P4">
<text:a xlink:type="simple" xlink:href="https://www.dw.com/zh/overlay/image/article/65987699/65120375" text:style-name="Internet_20_link" text:visited-style-name="Visited_20_Internet_20_Link">
 </text:a>
The picture shows the New Zealand Foreign Minister Nanaia Mahuta (left) visited China in March 2023 and met with Chinese State Councilor and Foreign Minister Qin Gang</text:p>
      <text:p text:style-name="P4">
(Voice of Germany) In the past 26 years, the Asia New ZealandFoundation (Asia New ZealandFoundation) conducts such public opinion surveys every year. The latest questionnaire survey results show that 37%of the respondents regard China as a threat, which is significantly decreased compared with the 58%ratio of a 58%of the poll in 2022.</text:p>
      <text:p text:style-name="P4">
As a member of the "Five Eye Alliance" (other members also include the United States, Canada, Britain, and Australia), New Zealand has traditionally tended to adopt a relatively soft policy in China. However, since the signing of a security agreement on Beijing and Solomon Islands, New Zealand's criticism of Chinese diplomatic measures has gradually increased.</text:p>
      <text:p text:style-name="P4">
<text:a xlink:type="simple" xlink:href="https://www.dw.com/zh/zh/斥資抗衡中國-澳洲擴大與太平洋國家合作/a-65568233" text:style-name="Internet_20_link" text:visited-style-name="Visited_20_Internet_20_Link">
The United States and its allies are seeking to prevent more Pacific Island countries and China conclude a security agreement</text:a>
In the context of the continued tension of the United States and China relations due to Taiwan's issues and trade disputes, this move in Beijing also brought anxiety to Western countries.</text:p>
      <text:p text:style-name="P4">
"The New Zealanders have always been vigilant about the geopolitical development of Asia, and many of them are concerned about the potential possibilities of large -scale conflicts in the Taiwan Strait." Simondraper, executive director of the New Zealand Foundation of Asia.</text:p>
      <text:p text:style-name="P4">
New Zealand Prime Minister Hipkins (Picture) will lead the trade delegation to visit China this weekend</text:p>
      <text:p text:style-name="P4">
This year, the foundation first raised the New Zealanders about the situation in the Taiwan Strait in the questionnaire survey, and found that nearly two -thirds of the respondents said that at least the conflict of Taiwan Island was "very worried".</text:p>
      <text:p text:style-name="P4">
China regards Taiwan as its national territory and said that it does not rule out the use of unified use of force. The Taiwan side strongly opposes China's sovereign demands, and declares that only the people of Taiwan can determine the future future of Taiwan.</text:p>
      <text:p text:style-name="P4">
Last year's relevant polls were carried out shortly after visiting the Solomon Islands in the Solomon Islands at the time of China (currently the director of the Foreign Affairs Office of the Central Committee of the Communist Party of China).</text:p>
      <text:p text:style-name="P4">
[New Zealand Prime Minister Chris Hipkins]](https://www.dw.com/zh/zh/希普金斯将接棒成为新西兰新总理/a-64475078)It is expected to lead the trade delegation to China this weekend. Prior to this, US Secretary of State Broskel just ended his trip to China. In the context of the tension between Sino -US relations, Brinton's visit aims to stabilize bilateral relations and avoid contradiction upgrades.</text:p>
      <text:p text:style-name="P4">
(Reuters)</text:p>
      <text:p text:style-name="P4">
News Source: <text:a xlink:type="simple" xlink:href="https://www.dw.com/zh/民调-将中国视为威胁的新西兰人比例下降/a-65987699" text:style-name="Internet_20_link" text:visited-style-name="Visited_20_Internet_20_Link">
https://www.dw.com/zh/民调-将中国视为威胁的新西兰人比例下降/a-65987699?maca=chi-rss-chi-all-1127-rdf</text:a>
</text:p>
      <!--NEWS-->
      <text:h text:style-name="P10" text:outline-level="1">
<text:span text:style-name="T4">
Column | Democratic Salon: Chinese people talk about Chinese affairs (2023-06-20)</text:span>
</text:h>
      <text:p text:style-name="P4">
Author: None</text:p>
      <text:p text:style-name="P4">
Publisher: Radio Free Asia (Organization)</text:p>
      <text:p text:style-name="P4">
Published Time: 2023-06-21T09:55:00-04:00</text:p>
      <text:p text:style-name="P4">
Modified Time: 2023-06-21T14:17:52-04:00</text:p>
      <text:p text:style-name="P4">
Description: None</text:p>
      <text:p text:style-name="P4">
Videos: []</text:p>
      <text:p text:style-name="P4">
Audios: ["<text:a xlink:type="simple" xlink:href="https://www.rfa.org/mandarin/zhuanlan/minzhushalong/salon-0621202309033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9" text:anchor-type="as-char" svg:width="6.9236in" svg:height="3.88615in" draw:z-index="0">
<draw:image xlink:href="../Images/rfamandarin/2023-06-21T09-55-00-04-00/000000.png" xlink:type="simple" xlink:show="embed" xlink:actuate="onLoad" draw:mime-type="image/png"/>
</draw:frame>
According to Reuters, China's retail and producer inflation in April is still downturn. Reuters video screenshot <text:a xlink:type="simple" xlink:href="https://www.rfa.org/mandarin/zhuanlan/minzhushalong/salon-06212023090332.html/@@stream" text:style-name="Internet_20_link" text:visited-style-name="Visited_20_Internet_20_Link">
Audio-Link: https: //www.rfa.org/mandarin/zhuanlan/minzhushalong/salon 062120230332.html/@stream</text:a>
<text:span text:style-name="T4">
 _ Radio Free Asia in Washington, the capital of the United States, opened to the Chinese mainland to listen to friends. _ </text:span>
</text:p>
      <text:p text:style-name="P4">
<text:span text:style-name="T4">
 __ </text:span>
</text:p>
      <text:p text:style-name="P4">
<text:span text:style-name="T4">
 _ Hotline Time: _ </text:span>
 <text:span text:style-name="T4">
 _ Beijing time every Monday night </text:span>
<text:span text:style-name="T4">
<text:span text:style-name="T5">
30 points</text:span>
 </text:span>
</text:p>
      <text:p text:style-name="P4">
<text:span text:style-name="T4">
 _ Hotline International Free Number: _ </text:span>
 <text:span text:style-name="T4">
 __ </text:span>
 <text:span text:style-name="T4">
 _ 400-842-7775_ </text:span>
 <text:span text:style-name="T4">
 _, _ </text:span>
 <text:span text:style-name="T4">
 _ 400-842-7776_ </text:span>
</text:p>
      <text:p text:style-name="P4">
<text:span text:style-name="T4">
 _ Hotline_ </text:span>
 <text:span text:style-name="T4">
 _ Skype_ </text:span>
 <text:span text:style-name="T4">
 _ account number: _ </text:span>
 <text:span text:style-name="T4">
<text:span text:style-name="T5">
linyueyang01</text:span>
 </text:span>
</text:p>
      <text:p text:style-name="P4">
<text:span text:style-name="T4">
 __ </text:span>
</text:p>
      <text:p text:style-name="P4">
** _ Looking forward to you</text:p>
      <text:p text:style-name="P4">
Chinese friends: The economic slowdown, many people have been reduced. It is said that doctors have a lot of salary reduction. Real estate has become the buyer market from the previous seller market, but few people buy a house. Now people are unwilling to spend money, and the price has fallen. The previous nucleic acid testing kiosk was abandoned now. Construction of the calculation testing pavilion was not small. It was all the money of ordinary people, and wasted extremely seriously. In the college entrance examination in China, in the college entrance examination, they said that in order to avoid cheating, students were prohibited from taking the exams themselves. As a result, some pens could not be written, and some were omitted. It can be seen that there may be corruption in bad tails. Messi went to China to play football. Some people speculated that it might be Xi Jinping's birthday, Xi Jinping's 70th birthday.</text:p>
      <text:p text:style-name="P4">
Chinese friends: Netizens said to a scholar that for the reunification of the motherland, hundreds of millions of Chinese people also said, it was very disgusted. Some netizens said that the Dynamic Martial Arts will be unified, but I don't know who is unified!</text:p>
      <text:p text:style-name="P4">
Guangdong listening to friends: Can't listen to Liberty Asian Radio program through short waves, call to ask how to turn over the wall. I feel that the media in China does not report the true information of China. I very much hope to hear the program of Liberty Asia, because they can learn about the real things that happened in China from the program of Liberty Asia.</text:p>
      <text:p text:style-name="P4">
Ask the wall of the wall, <text:a xlink:type="simple" xlink:href="" text:style-name="Internet_20_link" text:visited-style-name="Visited_20_Internet_20_Link">
Please send it to: fankui@rfa.org</text:a>
Please pay attention to the social media of the host Lin Yueyang to interact with us:</text:p>
      <text:p text:style-name="P4">
<text:span text:style-name="T4">
 _ Twitter account number: _ </text:span>
 <text:span text:style-name="T4">
 _ Linyueyang_ </text:span>
</text:p>
      <text:p text:style-name="P4">
<text:span text:style-name="T4">
 _ skype_ </text:span>
 <text:span text:style-name="T4">
 _ account number: _ </text:span>
 <text:span text:style-name="T4">
 _ linyueyang01_ </text:span>
</text:p>
      <text:p text:style-name="P4">
<text:span text:style-name="T4">
 _ WeChat account: linyueyang_ </text:span>
</text:p>
      <text:p text:style-name="P4">
News Source: <text:a xlink:type="simple" xlink:href="https://www.rfa.org/mandarin/zhuanlan/minzhushalong/salon-06212023090332.html" text:style-name="Internet_20_link" text:visited-style-name="Visited_20_Internet_20_Link">
https://www.rfa.org/mandarin/zhuanlan/minzhushalong/salon-06212023090332.html</text:a>
</text:p>
      <!--NEWS-->
      <text:h text:style-name="P10" text:outline-level="1">
<text:span text:style-name="T4">
When looking for the missing Titanic submarine, the "underwater noise" was detected</text:span>
</text:h>
      <text:p text:style-name="P4">
Author: 半岛电视台＋通讯社</text:p>
      <text:p text:style-name="P4">
Publisher: Al Jazeera</text:p>
      <text:p text:style-name="P4">
Published Time: 2023-06-21T09:59:48</text:p>
      <text:p text:style-name="P4">
Modified Time: 2023-06-21T09:59:48</text:p>
      <text:p text:style-name="P4">
Description: According to reports, the Canadian maritime reconnaissance aircraft detected "the region issued a hit every 30 minutes."</text:p>
      <text:p text:style-name="P4">
Images: ["<text:a xlink:type="simple" xlink:href="https://chinese.aljazeera.net/wp-content/uploads/2023/06/1-1687338806.jpg" text:style-name="Internet_20_link" text:visited-style-name="Visited_20_Internet_20_Link">
1-1687338806.jpg</text:a>
", "<text:a xlink:type="simple" xlink:href="https://chinese.aljazeera.net/wp-content/uploads/2023/06/2-1687338814.jpg" text:style-name="Internet_20_link" text:visited-style-name="Visited_20_Internet_20_Link">
2-1687338814.jpg</text:a>
", "<text:a xlink:type="simple" xlink:href="https://chinese.aljazeera.net/wp-content/uploads/2023/06/3-1687338822.png" text:style-name="Internet_20_link" text:visited-style-name="Visited_20_Internet_20_Link">
3-1687338822.png</text:a>
", "<text:a xlink:type="simple" xlink:href="https://chinese.aljazeera.net/wp-content/uploads/2023/06/4-1687338828.jpg" text:style-name="Internet_20_link" text:visited-style-name="Visited_20_Internet_20_Link">
4-1687338828.jpg</text:a>
", "<text:a xlink:type="simple" xlink:href="https://chinese.aljazeera.net/wp-content/uploads/2023/06/5-1687338838.jpg" text:style-name="Internet_20_link" text:visited-style-name="Visited_20_Internet_20_Link">
5-1687338838.jpg</text:a>
"]</text:p>
      <text:p text:style-name="P4">
Topics: ['新闻', '科技']</text:p>
      <text:p text:style-name="P4">
Keywords: ['新闻', '科技', '世界']</text:p>
      <text:p text:style-name="P4">
Type: Article</text:p>
      <!--METADATA-->
      <text:p text:style-name="P4">
<draw:frame draw:style-name="fr1" draw:name="Image130" text:anchor-type="as-char" svg:width="6.9236in" svg:height="4.612736in" draw:z-index="0">
<draw:image xlink:href="../Images/Aljazeera Chinese/2023-06-21T09-59-48/1-1687338806.jpg" xlink:type="simple" xlink:show="embed" xlink:actuate="onLoad" draw:mime-type="image/jpeg"/>
</draw:frame>
A photo of an unprepared date shows that the Titan submersible is diving. The submersible is operated by Oceangate Expeditions and used to explore the wreckage of the Titanic sinking in Newfoundland coast.(Reuters)The United States Coast Guard said that a Canadian aircraft involved in the search for the missing deep -sea vessels in the Titanic wreckage found "underwater noise in the search area."</text:p>
      <text:p text:style-name="P4">
On Wednesday, on Wednesday, the Coast Guard stated that the remote control submersible (ROV) was re-placed due to the noise of the P-3 maritime reconnaissance aircraft detected and "trying to explore the source of noise."</text:p>
      <text:p text:style-name="P4">
The Coast Guard stated in a tweet that so far, the remote control submersible "has brought negative results", but they are still searching.</text:p>
      <text:p text:style-name="P4">
It added, "In addition, the data of the P-3 aircraft has been shared with our U.S. Navy experts for further analysis, which will be considered in the future search plan."</text:p>
      <text:p text:style-name="P4">
<draw:frame draw:style-name="fr1" draw:name="Image131" text:anchor-type="as-char" svg:width="6.9236in" svg:height="3.826739in" draw:z-index="0">
<draw:image xlink:href="../Images/Aljazeera Chinese/2023-06-21T09-59-48/2-1687338814.jpg" xlink:type="simple" xlink:show="embed" xlink:actuate="onLoad" draw:mime-type="image/jpeg"/>
</draw:frame>
What we know so far: looking for the missing Titanic submersible</text:p>
      <text:p text:style-name="P4">
The coast guards did not explain the nature or range of the sound detected, or how these sounds encountered.</text:p>
      <text:p text:style-name="P4">
The "Rolling Stone" magazine, which quotes the internal communication of the US government, is the first media to report the news of the so -called "impact sound every 30 minutes".</text:p>
      <text:p text:style-name="P4">
The magazine quoted an internal email issued by officials issued to the US Department of Homeland Security, saying "an additional sound is deployed four hours later, but it can still hear the sound of impact."</text:p>
      <text:p text:style-name="P4">
According to the official, the missing Titan submersible is operated by the headquarters of Oceangate Expeditions in the United States. According to its specifications, it can stay underwater for 96 hours to allow 5 people on the boat to stay on Thursday morning until the air consumption until the air consumption until the air consumption until the air consumption. All.</text:p>
      <text:p text:style-name="P4">
In April 1912, the wreckage of the Titanic sinking in Virgin Airlines was about 1450 kilometers east of Keddar, Massachusetts, 644 kilometers (400 miles) south of Saint Johns, Newfoundland.</text:p>
      <text:p text:style-name="P4">
A spokesman for the American Air Command of the United States said that the three C-17 transport aircraft of the U.S. military have been put into use in order to transport commercial submersible and supporting equipment from Buffalo, New York to St. Johns in Newfoundland to assist in the search.</text:p>
      <text:p text:style-name="P4">
<draw:frame draw:style-name="fr1" draw:name="Image132" text:anchor-type="as-char" svg:width="6.9236in" svg:height="6.9236in" draw:z-index="0">
<draw:image xlink:href="../Images/Aljazeera Chinese/2023-06-21T09-59-48/3-1687338822.png" xlink:type="simple" xlink:show="embed" xlink:actuate="onLoad" draw:mime-type="image/png"/>
</draw:frame>
Where is the wreckage of Titanic Titanic? The wreckage of the luxury ocean passenger ship is located at the bottom of the Atlantic, about 700 kilometers (435 miles) from Newfoundland, Canada. The expedition to visit the wreckage starts from St. Johns.(Peninsula TV Station)The Canadian military said it has provided a patrol aircraft and two surface ships, one of which is equipped with a diving medical expert. In addition, it puts a sound buoy to listen to any sound from Titan.</text:p>
      <text:p text:style-name="P4">
Earlier on Sunday, a pilot and four passengers were in a miniature submersible. At that time, it began to sneak into the sea to visit the Titanic, but lost contact with the mother ship with the water on the water after sneaking in about 1 hour and 45 minutes.</text:p>
      <text:p text:style-name="P4">
It is believed that the per capita cost of the Titan expedition is 250,000 US dollars, including Hamishharding, a 58 -year -old British billionaire, and a 48 -year -old Pakistan -born businessman Shahzada Dawood. And his 19 -year -old son, British citizen Suleman, 77 -year -old French explorer Pierre Nargeolet, and OceangateExpeditions founder and CEO Stolkon Rash (Stockton Rush), the authorities have not confirmed the identity of any passenger.</text:p>
      <text:h text:style-name="P13" text:outline-level="4">
<text:span text:style-name="T4">
"Let passengers face potential extreme danger"</text:span>
</text:h>
      <text:p text:style-name="P4">
With the crazy search on Wednesday, it is reported that according to a 2018 lawsuit, Oceangate's former maritime operation director has put forward security concerns about the Titan before being fired.</text:p>
      <text:p text:style-name="P4">
David Lochridge's doubts about the safety of the missing submersible are included in his response to Oceangate's lawsuit to him.</text:p>
      <text:p text:style-name="P4">
<draw:frame draw:style-name="fr1" draw:name="Image133" text:anchor-type="as-char" svg:width="6.9236in" svg:height="3.826739in" draw:z-index="0">
<draw:image xlink:href="../Images/Aljazeera Chinese/2023-06-21T09-59-48/4-1687338828.jpg" xlink:type="simple" xlink:show="embed" xlink:actuate="onLoad" draw:mime-type="image/jpeg"/>
</draw:frame>
Canada continues to look for the missing Titanic tourist submarine(Peninsula TV Station)According to a lawsuit filed by the US District Court of Seattle at that year, Rockridon wrote an engineering report in 2018, saying that the submarine that is developing needs to perform more tests, because when it reaches "extreme depth", passengers may may being threatened. Oceangate prosecuted Rockridge for this and accused him of violating the confidentiality agreement. The latter also proposed a counterclaim, claiming that he was wrongly dismissed for asking questions about testing and safety.</text:p>
      <text:p text:style-name="P4">
After a few months of submission, the case reached a reconciliation.</text:p>
      <text:p text:style-name="P4">
The main concerns of Rockridge are that the company decided to rely on sensitive acoustic monitoring (Titan hulls will break or burst under pressure) to detect defects instead of scanning the hull. He said the company told him that there was no equipment that could perform such testing equipment for 5 inches (12.7 cm) thick carbon fiber hulls.</text:p>
      <text:p text:style-name="P4">
Rockridge's counterclaim said, "This is a problem, because this type of acoustic analysis only shows the time of the component that is about to fail. It is usually a few milliseconds before the inside explosion, and it will not be pressured by pressure on the hull before it will not be pressured by the hull. Test any existing defects. "</text:p>
      <text:p text:style-name="P4">
<draw:frame draw:style-name="fr1" draw:name="Image134" text:anchor-type="as-char" svg:width="6.9236in" svg:height="3.894525in" draw:z-index="0">
<draw:image xlink:href="../Images/Aljazeera Chinese/2023-06-21T09-59-48/5-1687338838.jpg" xlink:type="simple" xlink:show="embed" xlink:actuate="onLoad" draw:mime-type="image/jpeg"/>
</draw:frame>
High details scanning 3D appearance provided by Titanic Ship Ship(Peninsula TV Station)In addition, the design depth of the ship is 4 kilometers (2.5 miles), where the Titanic is moored. However, according to Rockridge, the passenger vision area is only certified, and it can only reach 1.3 kilometers (0.81 miles) in depth, and Oceangate will not pay the cost of the manufacturer to build a 4 -kilometer certification area.</text:p>
      <text:p text:style-name="P4">
The counterclaim also pointed out that Oceangate's choice will "let passengers face potential extreme danger in experimental submersibles." However, the company stated in his complaint that Rockridge was "not an engineer, nor was it hired or asked to provide engineering services for the Titan."</text:p>
      <text:p text:style-name="P4">
The complaint also said that he was fired for refusing to accept the guarantee of the chief engineer of Oceangate, that is, in fact, acoustic monitoring and testing agreements are more suitable for detection defects than scanning.</text:p>
      <text:p text:style-name="P4">
News Source: <text:a xlink:type="simple" xlink:href="https://chinese.aljazeera.net/technology/2023/6/21/%e5%af%bb%e6%89%be%e5%a4%b1%e8%b8%aa%e7%9a%84%e6%b3%b0%e5%9d%a6%e5%b0%bc%e5%85%8b%e5%8f%b7%e6%bd%9c%e8%89%87%e6%97%b6%e6%a3%80%e6%b5%8b%e5%88%b0%e6%b0%b4%e4%b8%8b%e5%99%aa%e9%9f%b3" text:style-name="Internet_20_link" text:visited-style-name="Visited_20_Internet_20_Link">
https://chinese.aljazeera.net/technology/2023/6/21/%e5%af%bb%e6%89%be%e5%a4%b1%e8%b8%aa%e7%9a%84%e6%b3%b0%e5%9d%a6%e5%b0%bc%e5%85%8b%e5%8f%b7%e6%bd%9c%e8%89%87%e6%97%b6%e6%a3%80%e6%b5%8b%e5%88%b0%e6%b0%b4%e4%b8%8b%e5%99%aa%e9%9f%b3</text:a>
</text:p>
      <!--NEWS-->
      <text:h text:style-name="P10" text:outline-level="1">
<text:span text:style-name="T4">
Synthetic human embryos cultivated in the laboratory caused regulatory calls</text:span>
</text:h>
      <text:p text:style-name="P4">
Author: 法新社</text:p>
      <text:p text:style-name="P4">
Publisher: Al Jazeera</text:p>
      <text:p text:style-name="P4">
Published Time: 2023-06-21T10:00:46</text:p>
      <text:p text:style-name="P4">
Modified Time: 2023-06-21T10:00:46</text:p>
      <text:p text:style-name="P4">
Description: Scientists first used stem cells to create a structure similar to human embryo in the laboratory, which prompted people to call on scientists to implement stricter supervision of rapidly developing stem cell research.</text:p>
      <text:p text:style-name="P4">
Images: ["<text:a xlink:type="simple" xlink:href="https://chinese.aljazeera.net/wp-content/uploads/2023/06/2011-05-23T120000Z_975879172_BM2E75N159901_RTRMADP_3_GERMANY-1687250625-1687339129.jpg" text:style-name="Internet_20_link" text:visited-style-name="Visited_20_Internet_20_Link">
2011-05-23T12...</text:a>
", "<text:a xlink:type="simple" xlink:href="https://chinese.aljazeera.net/wp-content/uploads/2023/06/image-1687339197.jpg" text:style-name="Internet_20_link" text:visited-style-name="Visited_20_Internet_20_Link">
image-1687339...</text:a>
", "<text:a xlink:type="simple" xlink:href="https://chinese.aljazeera.net/wp-content/uploads/2023/06/image-1-1687339267.jpg" text:style-name="Internet_20_link" text:visited-style-name="Visited_20_Internet_20_Link">
image-1-16873...</text:a>
"]</text:p>
      <text:p text:style-name="P4">
Topics: ['新闻', '科技']</text:p>
      <text:p text:style-name="P4">
Keywords: ['新闻', '科技', '世界']</text:p>
      <text:p text:style-name="P4">
Type: Article</text:p>
      <!--METADATA-->
      <text:p text:style-name="P4">
<draw:frame draw:style-name="fr1" draw:name="Image135" text:anchor-type="as-char" svg:width="6.9236in" svg:height="4.608995in" draw:z-index="0">
<draw:image xlink:href="../Images/Aljazeera Chinese/2023-06-21T10-00-46/2011-05-23T120000Z_975879172_BM2E75N159901_RTRMADP_3_GERMANY-1687250625-1687339129.jpg" xlink:type="simple" xlink:show="embed" xlink:actuate="onLoad" draw:mime-type="image/jpeg"/>
</draw:frame>
Many laboratories around the world have published research on creating pre -printing versions similar to human embryonic structures in the past 7 days. Experts said they should be cautious because they have not been reviewed by colleagues.(Reuters)Scientists first used stem cells to create a structure similar to human embryo in the laboratory, which prompted people to call on scientists to implement stricter supervision of rapidly developing stem cell research.</text:p>
      <text:p text:style-name="P4">
In the past 7 days, many laboratories around the world have released a pre -print version of research reports to explain their research, and experts have said that they should treat such studies with caution and have not yet been reviewed by peer.</text:p>
      <text:p text:style-name="P4">
These laboratories use different technologies to encourage human embryonic stem cells (can be differentiated into any type of cells) to self -develop into a structure similar to embryo without sperm, eggs or fertilization.</text:p>
      <text:p text:style-name="P4">
The purpose of this study is to provide a model in line with ethics for scientists. Unprecedented ways to study human embryos, and hope to obtain new insights on birth defects, genetic diseases, infertility and other problems during pregnancy. Essence</text:p>
      <text:p text:style-name="P4">
The first announcement of this research was released on Wednesday (14th this month). At that time, the professor of Cambridge University and the California Institute of Technology Magda Lenica Zenica Gotz introduced the research by her team at the Annual Meeting of the International Stem Cell Studies Society in Boston.</text:p>
      <text:p text:style-name="P4">
The British "Guardian" first reported her related introduction.</text:p>
      <text:p text:style-name="P4">
Subsequently, the team of Jacob Hannah at the Institute of Science in the Institute of Science in Israel released a pre -printed version of the study on the 15th to introduce their research on human embryo models based on stem cells.</text:p>
      <text:p text:style-name="P4">
Zenica Gotz's team subsequently released their pre-print version research and provided more information. China and other laboratories in the United States have also followed suit and released different pre -printed version research later last week.</text:p>
      <text:p text:style-name="P4">
The researchers refuted the media reports called "synthetic embryos", and said that they were not synthesis in the strict sense, but grew from stem cells, and should not be regarded as embryo.</text:p>
      <text:p text:style-name="P4">
<draw:frame draw:style-name="fr1" draw:name="Image136" text:anchor-type="as-char" svg:width="6.9236in" svg:height="3.894525in" draw:z-index="0">
<draw:image xlink:href="../Images/Aljazeera Chinese/2023-06-21T10-00-46/image-1687339197.jpg" xlink:type="simple" xlink:show="embed" xlink:actuate="onLoad" draw:mime-type="image/jpeg"/>
</draw:frame>
Edit Human Genome: Scientists meet to discuss rare diseases(news agency)#### "It's almost incredible"</text:p>
      <text:p text:style-name="P4">
A large amount of data highlights the high competitiveness of research in this field.</text:p>
      <text:p text:style-name="P4">
In August last year, Zenica Gotz's team and Jacob Hanna's team have published research papers on their first embryonic structures on their use of mice stem cells.</text:p>
      <text:p text:style-name="P4">
Both teams told AFP reporters that their latest research has been accepted by the famous peer review journals -and they have shown their work at academic conferences a few months before the recent media attention.</text:p>
      <text:p text:style-name="P4">
Hana refused to accept the views of both teams as "first" and claimed that they had achieved very different achievements.</text:p>
      <text:p text:style-name="P4">
He told AFP reporters that his model structure has the characteristics of "placenta, yolk, amniotic cavity" and other embryo characteristics, while Zenica Gotz's structure lacks such characteristics.</text:p>
      <text:p text:style-name="P4">
Other researchers also seemed to agree that Hanna's model was more advanced, and praised its team to induce cells into embryo -like structures by only chemical rather than genetically modified.</text:p>
      <text:p text:style-name="P4">
Jesse Vifrite, a researcher at the Institute of Biology and Genetics of Max Planck in Germany, said, "Henna's model has obvious similarity with natural embryos, which is almost incredible."</text:p>
      <text:p text:style-name="P4">
Grand River Vidella, a stem cell biology expert in Reading University in the United Kingdom, told AFP that it is best to wait for colleagues to review these studies.</text:p>
      <text:p text:style-name="P4">
But he added that "the impact of these two studies is huge."</text:p>
      <text:p text:style-name="P4">
"We should try to avoid unhealthy hype, because this technology is still in the early stages, but new guidelines have been needed."</text:p>
      <text:p text:style-name="P4">
<draw:frame draw:style-name="fr1" draw:name="Image137" text:anchor-type="as-char" svg:width="6.9236in" svg:height="3.894525in" draw:z-index="0">
<draw:image xlink:href="../Images/Aljazeera Chinese/2023-06-21T10-00-46/image-1-1687339267.jpg" xlink:type="simple" xlink:show="embed" xlink:actuate="onLoad" draw:mime-type="image/jpeg"/>
</draw:frame>
Scientists have developed a robot that can deform from solid state to liquid state(Peninsula TV Station)</text:p>
      <text:h text:style-name="P13" text:outline-level="4">
<text:span text:style-name="T4">
In the "Black Box Period"?</text:span>
</text:h>
      <text:p text:style-name="P4">
The two laboratories stated that the embryo model they developed reached 14 days, which is also the statutory period for many national laboratories to cultivate human embryos.</text:p>
      <text:p text:style-name="P4">
After 14 days, the embryo will begin to form different organs including the brain, and this period is also known as the "Black Box" because people know very little about embryo development at this stage.</text:p>
      <text:p text:style-name="P4">
Research regulations in this field vary from the country or region, but most of them are suitable for fertilized embryos, and new embryo models can be empty.</text:p>
      <text:p text:style-name="P4">
The University of Cambridge said on Friday that it had launched a project to develop the first stem cell management framework in the UK based on human embryo models.</text:p>
      <text:p text:style-name="P4">
Related scientists emphasized that they have no intention of implanted their embryo models into the human uterus -and even if they do so, they will not produce babies.</text:p>
      <text:p text:style-name="P4">
Vidella said that as a part of early research, the embryo model implanted with female macaques did induce some signs of pregnancy, but did not survive.</text:p>
      <text:p text:style-name="P4">
James Brisco, a Francis Crick Institute in Britain, called on researchers to act "cautious, careful, and transparently act.</text:p>
      <text:p text:style-name="P4">
He also emphasized that "the danger lies in mistakes or unreasonable claims, which will have a chilling effect on the public and policy makers, and this will be a major setback in the field."</text:p>
      <text:p text:style-name="P4">
News Source: <text:a xlink:type="simple" xlink:href="https://chinese.aljazeera.net/technology/2023/6/21/%e5%ae%9e%e9%aa%8c%e5%ae%a4%e5%9f%b9%e8%82%b2%e7%9a%84%e5%90%88%e6%88%90%e4%ba%ba%e7%b1%bb%e8%83%9a%e8%83%8e%e5%bc%95%e5%8f%91%e7%9b%91%e7%ae%a1%e5%91%bc%e5%90%81" text:style-name="Internet_20_link" text:visited-style-name="Visited_20_Internet_20_Link">
https://chinese.aljazeera.net/technology/2023/6/21/%e5%ae%9e%e9%aa%8c%e5%ae%a4%e5%9f%b9%e8%82%b2%e7%9a%84%e5%90%88%e6%88%90%e4%ba%ba%e7%b1%bb%e8%83%9a%e8%83%8e%e5%bc%95%e5%8f%91%e7%9b%91%e7%ae%a1%e5%91%bc%e5%90%81</text:a>
</text:p>
      <!--NEWS-->
      <text:h text:style-name="P10" text:outline-level="1">
<text:span text:style-name="T4">
The Ukrainian Dam Broken Russian Military Control Zone increased to 41 people's death</text:span>
</text:h>
      <text:p text:style-name="P4">
Publisher: 法新社</text:p>
      <text:p text:style-name="P4">
Published Time: 2023-06-21T10:02:09+00:00</text:p>
      <text:p text:style-name="P4">
Modified Time: 2023-06-21T09:35:02+00:00</text:p>
      <text:p text:style-name="P4">
Description: (Agence France -Presse Moscow, 21st) A dam controlled by a Russian -controlled Russian army in southern Ukraine was destroyed on the 6th. The Russian occupied district high -level officials assigned by the Moscow authorities Alek Siko (Andrei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8" text:anchor-type="as-char" svg:width="6.9236in" svg:height="3.617581in" draw:z-index="0">
<draw:image xlink:href="../Images/rficn/2023-06-21T10-02-09-00-00/000000.png" xlink:type="simple" xlink:show="embed" xlink:actuate="onLoad" draw:mime-type="image/png"/>
</draw:frame>
According to the latest data of the Kiev authorities, at least 16 people controlled by Ukraine were killed and 31 were missing.</text:p>
      <text:p text:style-name="P4">
Kakhovka Dam, Kakhovka Dam, Ukraine's control zone collapsed on the 6th, drowning the large land of Khison, forcing thousands of people to escape, and triggering people's fear of environmental disasters.</text:p>
      <text:p text:style-name="P4">
The Kiev authorities accused the Russian army of bombing the Kakova dam on the Dnipro River, while Russia accused it of Ukraine.</text:p>
      <text:p text:style-name="P4">
News Source: <text:a xlink:type="simple" xlink:href="https://www.rfi.fr/cn/%E5%9B%BD%E9%99%85%E6%8A%A5%E9%81%93/20230621-%E4%B9%8C%E5%85%8B%E5%85%B0%E5%A4%A7%E5%9D%9D%E6%BA%83%E5%A0%A4-%E4%BF%84%E5%86%9B%E6%8E%A7%E5%8C%BA%E5%A2%9E%E8%87%B341%E4%BA%BA%E4%B8%A7%E5%91%BD" text:style-name="Internet_20_link" text:visited-style-name="Visited_20_Internet_20_Link">
https://www.rfi.fr/cn/%E5%9B%BD%E9%99%85%E6%8A%A5%E9%81%93/20230621-%E4%B9%8C%E5%85%8B%E5%85%B0%E5%A4%A7%E5%9D%9D%E6%BA%83%E5%A0%A4-%E4%BF%84%E5%86%9B%E6%8E%A7%E5%8C%BA%E5%A2%9E%E8%87%B341%E4%BA%BA%E4%B8%A7%E5%91%BD</text:a>
</text:p>
      <!--NEWS-->
      <text:h text:style-name="P10" text:outline-level="1">
<text:span text:style-name="T4">
A less obvious bull market: From another perspective</text:span>
</text:h>
      <text:p text:style-name="P4">
Authors: ['卡马克夏•特里维迪']</text:p>
      <text:p text:style-name="P4">
Publisher: 英国《金融时报》</text:p>
      <text:p text:style-name="P4">
Time: 2023-06-21T10:05:07+00:00</text:p>
      <text:p text:style-name="P4">
Published Time: 2023-06-20T12:00:99+08:00</text:p>
      <text:p text:style-name="P4">
Modified Time: 2023-06-21T06:03:99+08:00</text:p>
      <text:p text:style-name="P4">
Description: Trividi: The strong dollar covers the strength of the currency of the emerging market compared to other developed market currencies, and even if emerging markets start to cut interest rates, this round of strength is expected to continue.</text:p>
      <text:p text:style-name="P4">
Images: []</text:p>
      <text:p text:style-name="P4">
Themes: ['FT商学院', '关注']</text:p>
      <text:p text:style-name="P4">
Keywords: ['新兴市场', '汇率', '金融市场', '美元', '高端专享', 'FT商学院']</text:p>
      <text:p text:style-name="P4">
Type: Article</text:p>
      <!--METADATA-->
      <text:p text:style-name="P4">
<text:span text:style-name="T5">
The author of this article is Goldman Sachs(Goldman Sachs)Global foreign exchange, interest rate and emerging market strategy research supervisor</text:span>
</text:p>
      <text:p text:style-name="P4">
The current interest rate hike cycle of major central banks is one of the most fierce interest rate hike cycles in history. Against such a background, the currency of emerging markets is staged a bull market, which may make people feel unreasonable. But this is what we see, and this round of bull market may continue.</text:p>
      <text:p text:style-name="P4">
News Source: <text:a xlink:type="simple" xlink:href="http://www.ftchinese.com/story/001100047" text:style-name="Internet_20_link" text:visited-style-name="Visited_20_Internet_20_Link">
http://www.ftchinese.com/story/001100047</text:a>
</text:p>
      <!--NEWS-->
      <text:h text:style-name="P10" text:outline-level="1">
<text:span text:style-name="T4">
Blingken visited China to reveal Meizhong differences: high -level diplomatic thawing, core issues still exist</text:span>
</text:h>
      <text:p text:style-name="P4">
Creator: DAVID PIERSON,黄安伟</text:p>
      <text:p text:style-name="P4">
Publisher: https://www.facebook.com/nytimeschinese</text:p>
      <text:p text:style-name="P4">
Published Time: 2023-06-21T10:13:09+08:00</text:p>
      <text:p text:style-name="P4">
Description: Chinese netizens regard the visit of Brosky as a pleasure, and the Chinese official media also echoed this victory narrative. The United States said that dialogue was not concessions. The two countries resumed high -level diplomatic contact, but did not make progress in core issues. POOL Photo by Leah Millis Chinese President Xi Jinping waited for meeting with US Secretary of State Brillin on Monday on Monday.</text:p>
      <text:p text:style-name="P4">
Images: ["<text:a xlink:type="simple" xlink:href="https://static01.nyt.com/images/2023/06/20/multimedia/20china-blinken-qgfl/20china-blinken-qgfl-master1050.jpg" text:style-name="Internet_20_link" text:visited-style-name="Visited_20_Internet_20_Link">
20china-blink...</text:a>
"]</text:p>
      <text:p text:style-name="P4">
Category: 美国</text:p>
      <text:p text:style-name="P4">
Type: Article</text:p>
      <!--METADATA-->
      <text:p text:style-name="P4">
<draw:frame draw:style-name="fr1" draw:name="Image139" text:anchor-type="as-char" svg:width="6.9236in" svg:height="4.615733in" draw:z-index="0">
<draw:image xlink:href="../Images/cnnytimes/2023-06-21T10-13-09-08-00/20china-blinken-qgfl-master1050.jpg" xlink:type="simple" xlink:show="embed" xlink:actuate="onLoad" draw:mime-type="image/jpeg"/>
</draw:frame>
There is no simple welcome to laid a red carpet on the Beijing Airport Pingping Ping. Shake hands with the highest -level foreign policy officials with faces. Xi Jinping, a Chinese leader who is located at the head of the long table.</text:p>
      <text:p text:style-name="P4">
For international audiences, the Secretary of State Brosky visited Beijing <text:a xlink:type="simple" xlink:href="https://cn.nytimes.com/china/20230619/blinken-china-xi-diplomacy/" text:style-name="Internet_20_link" text:visited-style-name="Visited_20_Internet_20_Link">
Two days</text:a>
These scenes are not surprising. Foreign Minister of Foreign Affairs (or even never even) is welcomed by the airport. Meeting with the head of state itself is a very important and respectful symbol.</text:p>
      <text:p text:style-name="P4">
But for Chinese nationalist tendencies, especially people in social media, these scenes tell a different story. For them, Blindken received an invitation to visit China after several months. During his visit, he was educated to respect China's interests and played the role of Xiang Xi Ping. Chinese social media users gloatedly pointed out that Brins arrived on Father's Day. According to the Internet, Xi Jinping was the American father.</text:p>
      <text:p text:style-name="P4">
Brinken (left) arrived in Beijing on Sunday. In the eyes of Chinese nationalist tendencies, the senior American diplomat received invitation to visit China after several months. Leah Millis/Reuters</text:p>
      <text:p text:style-name="P4">
Nationalist reviews published by Bollingken's visit to China emphasized the view that Xi Jinping expressed when he met with the highest diplomat in the United States on Monday: "Competition of big powers does not meet the trend of the times." Means: the United States gather security partners to block China and cut off China to obtain advanced technology The way is not a benign competition, but encouraging conflicts.</text:p>
      <text:p text:style-name="P4">
Xi Jinping refused to accept the recent statement of the two US presidents on US -China relations, allowing people to doubt whether these two world super powers can reach strategic reconciliation in the next few years.</text:p>
      <text:p text:style-name="P4">
advertise</text:p>
      <text:p text:style-name="P4">
"They obviously do not agree with this framework at all," Ge Laiyi, director of the Indo -Pacific Project Director of the Marshall Foundation in the United States(Bonnie Glaser)explain.</text:p>
      <text:p text:style-name="P4">
"This triggers a question: What is the possibility of stability?"</text:p>
      <text:p text:style-name="P4">
It is unclear to how much the Chinese government has promoted the victory narrative on the Internet. However, China's censorship agencies have extensive control in influencing public opinion. When reporting this interview, the official news media, which is more old -fashioned and issued by the government talks, also emphasized the view of the Chinese government, that is, Brincken's trip is to reassure China. questionable.</text:p>
      <text:p text:style-name="P4">
Analysts say that China is portrayed as a powerful and responsible country, and is willing to alleviate tension with the good United States, which may help to cover the reasons for Beijing to re -contact with Washington. These reasons are not politically politically. Too much is accepted by the public, the most important thing is to stabilize the Chinese economy. After implementing the three -year harsh "clearing" policy, China has been <text:a xlink:type="simple" xlink:href="https://www.nytimes.com/2023/06/19/business/economy/china-economy-stimulus.html" text:style-name="Internet_20_link" text:visited-style-name="Visited_20_Internet_20_Link">
being strived to maintain economic recovery</text:a>
Essence</text:p>
      <text:p text:style-name="P4">
"Xi Jinping is sitting on the long table used by the board of directors to preach the US Secretary of State, which is lower than him. This scene is well displayed to domestic audiences that China is a global country. It not only requires respect for other big powers. And also get it, "Tang Anzhu, a senior visiting scholar at the National University of Singapore, Li Guangyao,(Drew Thompson)explain.</text:p>
      <text:p text:style-name="P4">
He pointed out that Blindken's two previous Secretary of State -Mike Ponhar and Rex Tillerson -when they met Xi Jinping, they were sitting on the armchair next to Xi Jinping. (Xi Jinping was sitting side by side with Ponhado in Beijing in June 2018, but Pomgeo <text:a xlink:type="simple" xlink:href="https://cn.nytimes.com/asia-pacific/20181009/pompeo-china-tariffs-taiwan/" text:style-name="Internet_20_link" text:visited-style-name="Visited_20_Internet_20_Link">
visited China again in October of that year</text:a>
I didn't see him from time to time. ) Others pointed out that last week, <text:a xlink:type="simple" xlink:href="https://cn.nytimes.com/china/20230619/bill-gates-xi-jinping/" text:style-name="Internet_20_link" text:visited-style-name="Visited_20_Internet_20_Link">
Bill Gates was arranged to sit in</text:a>
On the luxurious wooden chair next to Xi Jinping, Xi Jin had a smile.</text:p>
      <text:p text:style-name="P4">
Blintken and Xi Jinping were taken on Monday. "The Chinese received the Secretary of State very solemnly," said the United States Ambassador to China. "President Xi Jinping is very polite at the meeting." POOL Photo by Leahmillis</text:p>
      <text:p text:style-name="P4">
U.S. officials say that Brinken's visit to China is necessary, because the two world superpowers (also two largest economies and two largest troops) as competitors (also two largest economies and two largest troops) will maintain regular high -level diplomatic contact. Public conflict is very important. Not only are the government's governments seeking relationships, their allies and other countries also hope that the two countries will do so. Diplomatic contact allows both parties to express their views clearly in closed doors and public talks.</text:p>
      <text:p text:style-name="P4">
"If you want to defend the value of the United States on human rights issues, if you want to be released by the Americans who are detained here, or fight for China for help in response to the Finaster crisis, it is not possible to stand outside." Ens said in an interview on Tuesday. "Need to talk to them, pressure them, and do it as the Secretary of State Brinkeng visited China. The dialogue is not concession."</text:p>
      <text:p text:style-name="P4">
advertise</text:p>
      <text:p text:style-name="P4">
"The Chinese received the Secretary of State very solemnly," Bernus added that he participated in all the talks of Brinken. "President Xi Jinping is very polite during the meeting."</text:p>
      <text:p text:style-name="P4">
Chinese officials really want to turn their attention to business as the pillar of Sino -US relations. They have promoted the Minister of Finance Jennite Yellen and the Minister of Commerce Gina Raymond to visit, but U.S. officials insist on making Brinken First of them. It is now expected that the two US cabinet officials will visit China this summer, and John Kerry, a special envoy of climate change affairs, will also visit China.</text:p>
      <text:p text:style-name="P4">
Analysts say that China hopes to talk to US officials to help boost business confidence. Many traditional leverage (such as the real estate industry) of China's economic growth (such as the real estate industry) currently face severe challenges.</text:p>
      <text:p text:style-name="P4">
</text:p>
      <text:p text:style-name="P4">
In addition, China wants to emphasize to the Biden government that it opposes <text:a xlink:type="simple" xlink:href="https://cn.nytimes.com/usa/20221014/biden-china-technology-semiconductors/" text:style-name="Internet_20_link" text:visited-style-name="Visited_20_Internet_20_Link">
curbing China to gain</text:a>
Trade restrictions on important technologies such as advanced semiconductor chips.</text:p>
      <text:p text:style-name="P4">
"Xi Jinping's main motivation to receive Americans is because China's economic situation is very bad," said Linheli, a senior researcher at the Washington Research Institution Jameston Foundation, and Chinese political analyst. "Exit declines significantly, and more and more US and Western companies are transferring production bases from China."</text:p>
      <text:p text:style-name="P4">
China's reception Broskens also tried to lay the foundation for Xi Jinping to go to the United States to attend the Asia -Pacific Economic Cooperation Summit in November this year. This may bring Xi Jinping's face -to -face talks with US President Biden. This visit will help enhance Xi Jinping's global politician image.</text:p>
      <text:p text:style-name="P4">
Beijing may also be driven by another sense of urgency. The Chinese government wants to put pressure on the Biden government and ask them to make more guarantees. It will not incite independence in Taiwan, especially before the United States and Taiwan will hold the presidential election next year. Political personnel in the two places have increased their efforts to criticize the CCP in the presidential campaign year because they believe that this is helpful for winning votes.</text:p>
      <text:p text:style-name="P4">
In April this year, Kevin McCarthy, Speaker of the House of Representatives, met with Taiwan President Tsai Ing -wen. China is dissatisfied with the United States more and more supporting this autonomous island. LAM YIK Fei for the Newyork Times</text:p>
      <text:p text:style-name="P4">
China feels angry about the increasing support of the Bayeon Government's islands to democratic autonomy. Blingken's visit to China has the opportunity to show that it has warned the United States not to anger Beijing on the issue of Chinese leaders' call "core interests in China."</text:p>
      <text:p text:style-name="P4">
Although Brinken's visit to China may help ending the frozen bilateral diplomacy, this trip also highlights the fact that China ’s attitude towards Taiwan and the continuous expanded military and economic competition between the United States and China still threatened the two countries of the two countries. Important dialogue.</text:p>
      <text:p text:style-name="P4">
advertise</text:p>
      <text:p text:style-name="P4">
Last August, after visiting Taiwan, the then Speaker of the House of Representatives in the United States, Beijing frozen the official interaction with Washington on military issues, climate change and drug issues. China only agrees to restore discussions on climate change. U.S. officials who participated in the talks in Beijing hoped that China would restart the direct communication channels between the two countries, including the chairman of the United States Secretary of Defense and Chief of Staff, and the heads of Indo -Pacific Command directly communicated with their Chinese peer officials.</text:p>
      <text:p text:style-name="P4">
Chinese officials talk to Brinken rejected the request.</text:p>
      <text:p text:style-name="P4">
Brinken left Beijing on Monday evening and went to London. Leah Millis/Reuters</text:p>
      <text:p text:style-name="P4">
News Source: <text:a xlink:type="simple" xlink:href="https://cn.nytimes.com/usa/20230621/china-blinken-xi-economy/" text:style-name="Internet_20_link" text:visited-style-name="Visited_20_Internet_20_Link">
https://cn.nytimes.com/usa/20230621/china-blinken-xi-economy/</text:a>
</text:p>
      <!--NEWS-->
      <text:h text:style-name="P10" text:outline-level="1">
<text:span text:style-name="T4">
Traditional financial companies enter the cryptocurrency market.</text:span>
</text:h>
      <text:p text:style-name="P4">
Author: Patricia Kowsmann</text:p>
      <text:p text:style-name="P4">
Publisher: 华尔街日报中文网</text:p>
      <text:p text:style-name="P4">
Published Time: 2023-06-21T10:15:00.000Z</text:p>
      <text:p text:style-name="P4">
Modified Time: 2023-06-21T10:15:00.000Z</text:p>
      <text:p text:style-name="P4">
Created Time: 2023-06-21T09:07:00.000Z</text:p>
      <text:p text:style-name="P4">
Description: The price of Bitcoin continued to rise. Analysts pointed out that the initiative of traditional financial companies such as Bellede recently entered the cryptocurrency market was betting on the industry.</text:p>
      <text:p text:style-name="P4">
Images: []</text:p>
      <text:p text:style-name="P4">
Categories: ['金融市场']</text:p>
      <text:p text:style-name="P4">
Keywords: SYND</text:p>
      <text:p text:style-name="P4">
Type: Article</text:p>
      <!--METADATA-->
      <text:p text:style-name="P4">
The price of Bitcoin continued to rise. Analysts pointed out that the initiative of traditional financial companies that recently entered the cryptocurrency market was betting on the industry.</text:p>
      <text:p text:style-name="P4">
News Source: <text:a xlink:type="simple" xlink:href="https://cn.wsj.com/articles/%E4%BC%A0%E7%BB%9F%E9%87%91%E8%9E%8D%E5%85%AC%E5%8F%B8%E8%BF%9B%E5%86%9B%E5%8A%A0%E5%AF%86%E8%B4%A7%E5%B8%81%E5%B8%82%E5%9C%BA-%E6%AF%94%E7%89%B9%E5%B8%81%E4%BB%B7%E6%A0%BC%E8%B7%B3%E5%8D%87-817dd79c" text:style-name="Internet_20_link" text:visited-style-name="Visited_20_Internet_20_Link">
https://cn.wsj.com/articles/%E4%BC%A0%E7%BB%9F%E9%87%91%E8%9E%8D%E5%85%AC%E5%8F%B8%E8%BF%9B%E5%86%9B%E5%8A%A0%E5%AF%86%E8%B4%A7%E5%B8%81%E5%B8%82%E5%9C%BA-%E6%AF%94%E7%89%B9%E5%B8%81%E4%BB%B7%E6%A0%BC%E8%B7%B3%E5%8D%87-817dd79c</text:a>
</text:p>
      <!--NEWS-->
      <text:h text:style-name="P10" text:outline-level="1">
<text:span text:style-name="T4">
The trial date of the Trump Secret Documents is scheduled to be on August 14th</text:span>
</text:h>
      <text:p text:style-name="P4">
Author: 联合早报 (Person)</text:p>
      <text:p text:style-name="P4">
Publisher: 联合早报 (Organization)</text:p>
      <text:p text:style-name="P4">
Published Time: 2023-06-21T10:15</text:p>
      <text:p text:style-name="P4">
Modified Time: 2023-06-21T10:15</text:p>
      <text:p text:style-name="P4">
Description: Former US President Trump's suspected improper handling of confidential documents set the trial date on August 14. Bloomberg reported that Trump was accused of illegally retaining sensitive national security information after leaving the White House in January 2021, and hindering the government's confirmation and recovery of these materials, facing 3 ...</text:p>
      <text:p text:style-name="P4">
Videos: []</text:p>
      <text:p text:style-name="P4">
Audios: []</text:p>
      <text:p text:style-name="P4">
Images: []</text:p>
      <text:p text:style-name="P4">
Type: NewsArticle</text:p>
      <text:p text:style-name="P4">
Breadcrumbs: ['即时', '国际']</text:p>
      <text:p text:style-name="P4">
Keywords: ['美国', '特朗普', '白宫']</text:p>
      <!--METADATA-->
      <text:p text:style-name="P4">
Former US President Trump's suspected improper handling of confidential documents set the trial date on August 14.</text:p>
      <text:p text:style-name="P4">
Bloomberg reported that Trump was accused of illegally retaining sensitive national security information after leaving the White House in January 2021, and hindering the government's confirmation and recovery of these materials. <text:a xlink:type="simple" xlink:href="https://www.zaobao.com/news/world/story20230610-1403126" text:style-name="Internet_20_link" text:visited-style-name="Visited_20_Internet_20_Link">
Facing 37 federal criminal crimes</text:a>
Essence Last week, Trump went to the Federal Court of Miami to attend the first hearing, <text:a xlink:type="simple" xlink:href="https://www.zaobao.com/news/world/story20230614-1404409" text:style-name="Internet_20_link" text:visited-style-name="Visited_20_Internet_20_Link">
I refused to plead guilty about all allegations</text:a>
Essence</text:p>
      <text:p text:style-name="P4">
Aileencannon, the judge of the Federal Federal Federal District Court, ordered the case to quickly start the trial on Tuesday (June 20). Smith, who is responsible for investigating two major criminal cases in Trump, asked Smith, Smith, requested to accelerate the trial of secret documents.</text:p>
      <text:p text:style-name="P4">
However, this court trial on August 14 cannot be changed. Trump's lawyers can need more time to prepare trials or other reasons to propose postponed motion.</text:p>
      <text:p text:style-name="P4">
Trump, who is planning to return to the White House, is the first former US president to face federal criminal allegations.</text:p>
      <text:p text:style-name="P4">
The US Minister of Justice, Galan, appointed the war expert Smith in November last year to take over the two major criminal cases involved in Trump, including Trump on January 6, 2021 <text:a xlink:type="simple" xlink:href="https://www.zaobao.com/realtime/world/story20221220-1345261" text:style-name="Internet_20_link" text:visited-style-name="Visited_20_Internet_20_Link">
Congress Building Raider</text:a>
The role played in China, as well as the handling of government confidential documents after his steps down.</text:p>
      <text:p text:style-name="P4">
News Source: <text:a xlink:type="simple" xlink:href="https://www.zaobao.com.sg/realtime/world/story20230621-1406346" text:style-name="Internet_20_link" text:visited-style-name="Visited_20_Internet_20_Link">
https://www.zaobao.com.sg/realtime/world/story20230621-1406346</text:a>
</text:p>
      <!--NEWS-->
      <text:h text:style-name="P10" text:outline-level="1">
<text:span text:style-name="T4">
The Ministry of Public Security has carried out three years &amp; quot; strictly hit &amp; quot;</text:span>
</text:h>
      <text:p text:style-name="P4">
Author: None</text:p>
      <text:p text:style-name="P4">
Publisher: Radio Free Asia (Organization)</text:p>
      <text:p text:style-name="P4">
Published Time: 2023-06-21T10:21:00-04:00</text:p>
      <text:p text:style-name="P4">
Modified Time: 2023-06-21T12:59:29-04:00</text:p>
      <text:p text:style-name="P4">
Description: None</text:p>
      <text:p text:style-name="P4">
Videos: []</text:p>
      <text:p text:style-name="P4">
Audios: ["<text:a xlink:type="simple" xlink:href="https://www.rfa.org/mandarin/yataibaodao/renquanfazhi/gt2-0621202310004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45" text:anchor-type="as-char" svg:width="6.9236in" svg:height="5.1927in" draw:z-index="0">
<draw:image xlink:href="../Images/rfamandarin/2023-06-21T10-21-00-04-00/000000.png" xlink:type="simple" xlink:show="embed" xlink:actuate="onLoad" draw:mime-type="image/png"/>
</draw:frame>
The Sichuan Police's special destruction and collection of firearms provided <text:a xlink:type="simple" xlink:href="https://www.rfa.org/mandarin/yataibaodao/renquanfazhi/gt2-06212023100044.html/@@stream" text:style-name="Internet_20_link" text:visited-style-name="Visited_20_Internet_20_Link">
Audio-LLINK: https://www.rfa.org/mandarin/yataibaoo/renquanfazhi/GT2-06212023100044.html/@@streams</text:a>
The Chinese Ministry of Public Security has decided to "combat the special action of cracking down on gun burst illegal crimes" from this month's nationwide extended three months to three years. This is the first time in decades. Breeding the soil and ensuring public safety and social stability.</text:p>
      <text:p text:style-name="P4">
<text:a xlink:type="simple" xlink:href="https://www.rfa.org/mandarin/yataibaodao/zhengzhi/ql1-06292022053302.html" text:style-name="Internet_20_link" text:visited-style-name="Visited_20_Internet_20_Link">
<text:span text:style-name="T4">
 Armed police armed in China to enter the streets to enter the community and strictly beat the "infiltration and subvert" </text:span>
</text:a>
<text:span text:style-name="T4">
* <text:a xlink:type="simple" xlink:href="https://www.rfa.org/mandarin/yataibaodao/kejiaowen/gt1-06062023025020.html" text:style-name="Internet_20_link" text:visited-style-name="Visited_20_Internet_20_Link">
High -tech teams in Heilongjiang after the urban management agricultural management</text:a>
</text:span>
</text:p>
      <text:p text:style-name="P4">
Following the three years of "Action Plan" for the Ministry of Public Security, another three -year "strict action" has been launched in the near future. According to the CCTV network quoted the Criminal Investigation Bureau of the Ministry of Public Security, the video deployment meeting of the special operation of the illegal crime of fighting gun explosions across the country was held on June 8th. The deployment from the end of this year to the end of 2025 will carry out a new round of three -year strike renovation gun explosion in the country. Special operations of illegal crimes.</text:p>
      <text:p text:style-name="P4">
The meeting said that it is necessary to resolutely eliminate the illegal crimes of gun explosion and its breeding soil, and resolutely eliminate major hidden dangers affecting public safety and social stability.</text:p>
      <text:p text:style-name="P4">
Zhang Jianben, a commentator from Yixing, Jiangsu Yixing, said in an interview with this station on Wednesday (21st) that the strict hit involving guns and explosion dangerous items related to the stability of the regime: "This problem involved in the regime is not a matter of people's livelihood. China’s issue in China. Under the system, only the ruling party can have guns and violent power. "</text:p>
      <text:p text:style-name="P4">
Some of the guns collected by the Chinese police (video screenshot/CCTV) <text:a xlink:type="simple" xlink:href="https://www.rfa.org/mandarin/yataibaodao/renquanfazhi/gt2-06212023100044.html/gt0621a.jpg" text:style-name="Internet_20_link" text:visited-style-name="Visited_20_Internet_20_Link">
</text:a>
<text:span text:style-name="T4">
 In the past "strictly beating" for three months, now three years </text:span>
</text:p>
      <text:p text:style-name="P4">
The meeting of the Criminal Investigation Bureau of the Ministry of Public Security requested that it maintained a "zero tolerance" on illegal crimes involving gun explosion -explosive items, strictly hit high pressure, highlighted accurate blows, resolutely destroyed the arrogance of criminals, resolutely eliminated hidden dangers involving guns and cleaned up online illegal information. Destroy the network trafficking chain and thoroughly collect illegal gun blasting items that disperse society. "</text:p>
      <text:p text:style-name="P4">
Under normal circumstances, the "strict" operation of the Ministry of Public Security has been maintained for three months, three years. In an interview with this station, Ms. Zhu of Tianjin said that as soon as the Ministry of Public Security started "strictly beating", the people suffered: "This is like a severe fight in 1982, and the people suffer. In 82, a child was only 18 years old. Ke said in a word (gun decision). Who is right for three years? Ten days ago, Tangshan's Cha Aimin went to the gate of the National Letters and Calls Bureau, and was detained criminally before registering. Our 11 visits have been caught in. "</text:p>
      <text:p text:style-name="P4">
Meeting of the Ministry of Public Security ordered the public security bureaus of various places to "strengthen departmental communication and cooperation, improve the unannounced visits, notify and interviews, focus on supervision and handling the work system, and implement listed renovation and inspection and evaluation of regions with outstanding problems and chaotic management to ensure the combination of measures to combat rectification. Fall to practice and achieve practical results. We must strengthen publicity and guidance, actively strive for the understanding and support of the people, and fight against the people's war of criminals of illegal and criminals. "</text:p>
      <text:p text:style-name="P4">
<text:span text:style-name="T4">
 A few years ago, "strictly hit" many families being checked in explosives </text:span>
</text:p>
      <text:p text:style-name="P4">
Mr. Qi, a resident of Yantai, Shandong, believes that there are signs that the authorities' strict actions are normalized. He said to this station: "Regarding the strict fighting of guns and ammunition operations once a few years ago, at that time, almost every family had to search. For so many years, the sound of guns and ammunition appeared in the people. Strictly beaten, the previously hit a year. "</text:p>
      <text:p text:style-name="P4">
In March of this year, the Ministry of Public Security of China issued the "Three-year Action Plan for the Public Security Police Station in the New Era (2023-2025)". "More than 40%" requested to encourage the implementation of the "two 50%" in the Public Security Branch of the Municipal District. And establish and improve the community police and duty preparation system. Promote the full coverage by the end of 2025.</text:p>
      <text:p text:style-name="P4">
Reporter: Ancient Pavilion Editor: Xu Shuting, Chen Meihua, Jiayuan.com Editor: Hong Wei</text:p>
      <text:p text:style-name="P4">
News Source: <text:a xlink:type="simple" xlink:href="https://www.rfa.org/mandarin/yataibaodao/renquanfazhi/gt2-06212023100044.html" text:style-name="Internet_20_link" text:visited-style-name="Visited_20_Internet_20_Link">
https://www.rfa.org/mandarin/yataibaodao/renquanfazhi/gt2-06212023100044.html</text:a>
</text:p>
      <!--NEWS-->
      <text:h text:style-name="P10" text:outline-level="1">
<text:span text:style-name="T4">
Guizhou "Village Super": What are the discussions of the rural football leagues in many parties?</text:span>
</text:h>
      <text:p text:style-name="P4">
Author: https://www.facebook.com/bbcworldservice/</text:p>
      <text:p text:style-name="P4">
Publisher: BBC News 中文</text:p>
      <text:p text:style-name="P4">
Published Time: 2023-06-21T10:22:43.000Z</text:p>
      <text:p text:style-name="P4">
Modified Time: 2023-06-21T10:22:43.000Z</text:p>
      <text:p text:style-name="P4">
Description: In June, which returned to the Normal State of the Chinese Super League and the World Cup champion Argentina triggered a fans in Beijing, a folk rural amateur football event in Southwest China accidentally became a focus of attention.</text:p>
      <text:p text:style-name="P4">
Images: []</text:p>
      <text:p text:style-name="P4">
Videos: ["<text:a xlink:type="simple" xlink:href="https://www.bbc.com/ws/av-embeds/cps/zhongwen/simp/chinese-news-65973562/p0fv2hlx/zh-hans" text:style-name="Internet_20_link" text:visited-style-name="Visited_20_Internet_20_Link">
zh-hans</text:a>
"]</text:p>
      <text:p text:style-name="P4">
Tags: ['中國', '足球']</text:p>
      <text:p text:style-name="P4">
Type: Article</text:p>
      <!--METADATA-->
      <text:h text:style-name="P12" text:outline-level="3">
<text:span text:style-name="T4">
"Village Super" in Guizhou: What discussions have been caused by the rural football leagues in many parties</text:span>
</text:h>
      <text:p text:style-name="P4">
At 10:22 am on June 21, 2023 <text:a xlink:type="simple" xlink:href="https://www.bbc.com/ws/av-embeds/cps/zhongwen/simp/chinese-news-65973562/p0fv2hlx/zh-hans" text:style-name="Internet_20_link" text:visited-style-name="Visited_20_Internet_20_Link">
VIDEO-Link:/WS/AV-EMBEDS/CPS/ZHONGWEN/SIMP/Chinese-1WS-65973562/P0FV2HLX/ZH-HANSS</text:a>
<text:span text:style-name="T4">
 Your equipment does not support playing multimedia materials </text:span>
 video plus injection text,</text:p>
      <text:p text:style-name="P4">
The "Village Super" football game of Guizhou, the popularity of the red Internet</text:p>
      <text:p text:style-name="P4">
<text:span text:style-name="T4">
 During the post -new crown epidemic period, the Chinese Super League returned to the normal state and the new World World Cup champion Argentina visited China in June in Beijing that caused a fans in Beijing. A folk rural amateur football event in Southwest China accidentally became a focus of attention. </text:span>
</text:p>
      <text:p text:style-name="P4">
According to Chinese media reports, Rongjiang County Football League, Rongjiang County, Guizhou Province, called "Village Super", was suddenly attracted a lot of attention online and offline with an incredible momentum.</text:p>
      <text:p text:style-name="P4">
This rural competition is accused of being organized by the local villagers. There are 20 rural teams participating. Participants in their 15-40s come from different backgrounds -hawkers, drivers, students, carpenters, and former butchers, etc. And from different ethnic groups.</text:p>
      <text:p text:style-name="P4">
The official media reported that the three -month competition can attract tens of thousands of audiences to watch the battle -the day when the number of "Super Saturday Football Nights" is called on the day, the number of audiences in the peak is accused of 5 Thousands of people.</text:p>
      <text:p text:style-name="P4">
Image source, CNS</text:p>
      <text:p text:style-name="P4">
Image adding text,</text:p>
      <text:p text:style-name="P4">
The scene of the "Village Super" competition</text:p>
      <text:p text:style-name="P4">
Video editing widely circulated on social media shows that thousands of viewers sing and dance around the stadiums around only one small temporary stand, and cheer for their hometown teams. Representatives wearing various traditional national clothing will play the nation. Musical instruments entered the field with the players and danced -they even had a "midfield show" that seemed to be carefully prepared. Against the fireworks, the local minorities performed large -scale songs and dances in the center of the stadium.</text:p>
      <text:h text:style-name="P12" text:outline-level="3">
<text:span text:style-name="T4">
Many praises</text:span>
</text:h>
      <text:p text:style-name="P4">
This amateur event described as a very "grounded" attracted a lot of attention, including Michaelowen, a famous England star Michaelowen, and Fan Zhiyi, former captain of the Chinese national team, all posted videos on social media as "Village Super". Aevant, retired CCTV sports host Han Qiaosheng also went to the scene to commented on the spot.</text:p>
      <text:p text:style-name="P4">
As of June 21, the topic label of "Guizhou Village Super" has read more than 220 million on Sina Weibo. On the short video platform Douyin, there are more than 3.1 billion videos with this label.</text:p>
      <text:p text:style-name="P4">
In the past few weeks, social media has been circulating short videos about this event. Among them, not only the mainstream media and social network celebrities from all over the country have reported to local reports and watching, but according to the Chinese media such as the Football Newspaper, the Chinese Football Association and the harmony of the Chinese Football Association and the harmony Guizhou Football Association, the State Sports General Administration, and the Ministry of Agriculture and Rural Ministry have also sent people to the scene to investigate.</text:p>
      <text:p text:style-name="P4">
Chinese Foreign Ministry spokesman Hua Chunying and the Chinese Embassy in China also reposted the content of video reports about "Village Super".</text:p>
      <text:p text:style-name="P4">
Some experts in the sports industry said that the popularity of "Village Super" seems to have a certain degree of professional operations, but so far, the public has little understanding of it.</text:p>
      <text:h text:style-name="P12" text:outline-level="3">
<text:span text:style-name="T4">
Real "grassroots" football?</text:span>
</text:h>
      <text:p text:style-name="P4">
Image source, CNS</text:p>
      <text:p text:style-name="P4">
Image adding text,</text:p>
      <text:p text:style-name="P4">
In the Guizhou Village Super Field, participating players from 15 to 40 come from different backgrounds -hawkers, drivers, students, carpentry and former butcher.</text:p>
      <text:p text:style-name="P4">
Image source, CNS</text:p>
      <text:p text:style-name="P4">
Image adding text,</text:p>
      <text:p text:style-name="P4">
At the competition scene, representatives wearing various traditional national clothing played the national musical instrument and entered the field with players, and performed songs and dances.</text:p>
      <text:p text:style-name="P4">
Image source, CNS</text:p>
      <text:p text:style-name="P4">
"Village Super" has become a hot spot under the propaganda of social media and webcasting. Is it a folk spontaneous phenomenon or a mature operation. It is difficult for the outside world to verify for a while -in reports of Chinese media, "Village Super" is described as a folk The spontaneous competition, and recently, has also become a hot "National and American Rural Basketball Contest (Village BA)" in Guizhou Province, has received support from official institutions including China Sports Administration.</text:p>
      <text:p text:style-name="P4">
"I am actually convinced that it must be operated behind it," Ding Weijie, a senior ball critic in Mainland China, told the BBC in the former ESPN commentator and the current place of work in Mainland China, "One thing suddenly becomes red, and there will be some support behind it."</text:p>
      <text:p text:style-name="P4">
But he said that even if related operations exist, they have positive significance.</text:p>
      <text:p text:style-name="P4">
"If our country can facilitate the public in terms of software and hardware, it is already a two -code thing to participate in football more."</text:p>
      <text:p text:style-name="P4">
In fact, Guizhou's "Village Super" has become a hot online. In the current Chinese football environment, there seems to be a special background.</text:p>
      <text:p text:style-name="P4">
With the explosion of the "Golden Yuan Football" bubble of the Chinese Super League, a large amount of capital withdraws from the professional league, coupled with the corruption scandal of the Football Association and the men's football national team is still far away from the World Cup. Discuss Chinese football.</text:p>
      <text:p text:style-name="P4">
In the social media dissemination of Guizhou's "Village Super", including a variety of small stories about local grassroots football culture and history -including football was introduced by college students in the 1940s, a villager took the lead in digging out with a hoe to dig out with a hoe The first football field of "Village Super", as well as a 80 -year -old local old woman donated money to the event and so on.</text:p>
      <text:p text:style-name="P4">
Image source, CNS</text:p>
      <text:p text:style-name="P4">
Image adding text,</text:p>
      <text:p text:style-name="P4">
"Village Super" is packaged into a folk spontaneous competition.Image source, CNS</text:p>
      <text:p text:style-name="P4">
Image adding text,</text:p>
      <text:p text:style-name="P4">
The "Village Super" league in Rongjiang County, Guizhou Province has become a hot talk.</text:p>
      <text:p text:style-name="P4">
A China Sports News Agency in China quoted a Chinese sports reporter said that this kind of folk competition is driven by ordinary people, not driven by economic interests, so it is "purity". Latin America's football culture is more similar.</text:p>
      <text:p text:style-name="P4">
The English version of "Global Times" states that the atmosphere presented in "Village Super" is "rare" in China, and it is "very precious" for urban residents across China.</text:p>
      <text:p text:style-name="P4">
"Grassroots football is very weak throughout the country," said Ding Weijie. In China, it is often heard about the development of grassroots football culture in the Mainland. the elements of.</text:p>
      <text:p text:style-name="P4">
He said that compared to whether there is official operation behind the "Village Super", he is more concerned about the operation mode behind the "Village Super" and whether it can be copied to other parts of China.</text:p>
      <text:p text:style-name="P4">
"What is the mysterious place in the" Village Chao "that can make it do so successfully? We must analyze it -we don't know, we are far from Guizhou, and no one will report this on the spot."</text:p>
      <text:p text:style-name="P4">
Image source, CNS</text:p>
      <text:p text:style-name="P4">
As a topic of online, "Village Super" also led to a populist dispute about the horizontal gap between Chinese football amateur and career -some netizens even ridiculed that "Village Chao" can "hang" the Chinese national football.</text:p>
      <text:p text:style-name="P4">
Regarding this type of online discussion, experts said that after the overtaking bubble explosion, it will find that the "pseudo fans" who have participated in the discussion in the past ten years still know nothing about the real problems behind them.</text:p>
      <text:p text:style-name="P4">
"The relationship between the national team, the national system, the professional football, and the youth training, the campus, and the grass roots. Except for a small number of professionals, I dare to say that no one knows it," Ding Weijie said.</text:p>
      <text:p text:style-name="P4">
He said that he was worried that "Village Super" would be the same. "Everyone's focus is only on 'enjoyment', but not discussing it."</text:p>
      <text:p text:style-name="P4">
News Source: <text:a xlink:type="simple" xlink:href="https://www.bbc.com/zhongwen/simp/chinese-news-65973562" text:style-name="Internet_20_link" text:visited-style-name="Visited_20_Internet_20_Link">
https://www.bbc.com/zhongwen/simp/chinese-news-65973562</text:a>
</text:p>
      <!--NEWS-->
      <text:h text:style-name="P10" text:outline-level="1">
<text:span text:style-name="T4">
Muskmodi talks very well: Tesla will build a factory in India as soon as possible</text:span>
</text:h>
      <text:p text:style-name="P4">
Author: None (Language: zh)</text:p>
      <text:p text:style-name="P4">
Publisher: None</text:p>
      <text:p text:style-name="P4">
Time: 2023-06-21T10:43:00Z</text:p>
      <text:p text:style-name="P4">
Description: Tesla CEO Mask said that Indian Prime Minister Modi hopes Tesla to invest in India and the relevant plans will be officially announced in the near future. For a while, Musk has been looking for an ideal place for his next super factory.</text:p>
      <text:p text:style-name="P4">
Videos: []</text:p>
      <text:p text:style-name="P4">
Images: []</text:p>
      <text:p text:style-name="P4">
Subject: 经济纵横</text:p>
      <text:p text:style-name="P4">
Subjects: ['岛屿主权争端', '专题报道：全景观看“习马会”', '印度', '华盛顿', '中国', '中共十九大', '德中关系', '电动汽车']</text:p>
      <text:p text:style-name="P4">
Keywords: ['印度', '中国', '莫迪', '华盛顿', '特斯拉', '科技', '经济', '电动汽车', '马斯克', 'Elon Musk']</text:p>
      <text:p text:style-name="P4">
Id: 65988335</text:p>
      <!--METADATA-->
      <text:p text:style-name="P4">
<text:a xlink:type="simple" xlink:href="https://www.dw.com/zh/overlay/image/article/65988335/65985360" text:style-name="Internet_20_link" text:visited-style-name="Visited_20_Internet_20_Link">
 </text:a>
(Voice of Germany) Modi, who is currently visiting the United States, held a meeting with Tuesday with Tuesday, Musk, CEO of Musk. Musk introduced Modi's plan to establish a production base in India. Musk said India has endless potential in the field of sustainable energy, including solar, solid batteries and electric vehicles. Musk said he also hopes to introduce SpaceX's star chain network services to India.</text:p>
      <text:p text:style-name="P4">
After the meeting with Indian Prime Minister Modi, Musk told reporters: "Modi is very concerned about India's development, so he is also actively promoting Tesla's investment plan in India, and this is exactly our intention." Musk said: "I believe that Tesla will enter India soon. For this purpose, we will do our best](https://www.dw.com/zh/zh/特斯拉股价狂飙-马斯克成世界首富/a-56169992) 。"</text:p>
      <text:p text:style-name="P4">
Musk: India is a good investment choice.</text:p>
      <text:p text:style-name="P4">
Later, a spokesman for the Indian Ministry of Foreign Affairs issued a tweet that Premier Modi had issued an invitation to India to Musk, "in order to explore an investment opportunity to invest in Indian electric vehicles and quickly expand the commercial aerospace industry." Lingtong people told Reuters that India is currently seeking cooperation with American companies.</text:p>
      <text:p text:style-name="P4">
Tesla's competent personnel visited India last month and held consultations with Indian officials on the possibility of establishing electric vehicle and battery production bases. Musk also said last month that India is a good choice for establishing a new factory. He plans to determine the site before the end of the year.</text:p>
      <text:p text:style-name="P4">
In view of the continued tension of Sino -US relations, some American companies are trying to reduce their dependence on China as a production base.</text:p>
      <text:p text:style-name="P4">
Tesla's giant factory in Shanghai.</text:p>
      <text:p text:style-name="P4">
Indian Prime Minister Modi is currently visiting the United States. On Wednesday, Modi set off to Washington after attending the "World Yoga Day" event on the lawn of the United Nations headquarters in New York and started to visit Washington to start a political talks for this visit to the United States.</text:p>
      <text:p text:style-name="P4">
Modi will hold talks with US President Biden Biden and Secretary of State Brills in Washington, and will have a lunch with Harris, deputy president with half Indian ancestry.</text:p>
      <text:p text:style-name="P4">
Modi's trip to the United States, <text:a xlink:type="simple" xlink:href="https://www.dw.com/zh/zh/印度總理莫迪訪美-兩國關係有望更上層樓/a-65969345" text:style-name="Internet_20_link" text:visited-style-name="Visited_20_Internet_20_Link">
It is generally regarded as a signal that the United States and India enhance bilateral relations</text:a>
Essence The United States regards India as the largest democratic government in the world, and is also an important ally to curb the ambitions of Chinese India. India hopes to further promote military and economic relations with the United States.</text:p>
      <text:p text:style-name="P4">
_ (Associated Press, Reuters) _</text:p>
      <text:p text:style-name="P4">
News Source: <text:a xlink:type="simple" xlink:href="https://www.dw.com/zh/马斯克莫迪相谈甚欢-特斯拉将尽快在印度建厂/a-65988335" text:style-name="Internet_20_link" text:visited-style-name="Visited_20_Internet_20_Link">
https://www.dw.com/zh/马斯克莫迪相谈甚欢-特斯拉将尽快在印度建厂/a-65988335?maca=chi-rss-chi-all-1127-rdf</text:a>
</text:p>
      <!--NEWS-->
      <text:h text:style-name="P10" text:outline-level="1">
<text:span text:style-name="T4">
Biden's son reached a confession and negotiation with the prosecutor on taxes and guns</text:span>
</text:h>
      <text:p text:style-name="P4">
Author: 联合早报 (Person)</text:p>
      <text:p text:style-name="P4">
Publisher: 联合早报 (Organization)</text:p>
      <text:p text:style-name="P4">
Published Time: 2023-06-21T10:47</text:p>
      <text:p text:style-name="P4">
Modified Time: 2023-06-21T10:47</text:p>
      <text:p text:style-name="P4">
Description: Hunter, the son of US President Biden Biden, reached a confession agreement with the federal prosecutor on two unpaid crimes of non -federal income tax and a gun holding a gun. It ended a five -year investigation. Essence Agence France -Presse reported that Trump appointed special ...</text:p>
      <text:p text:style-name="P4">
Videos: []</text:p>
      <text:p text:style-name="P4">
Audios: []</text:p>
      <text:p text:style-name="P4">
Images: []</text:p>
      <text:p text:style-name="P4">
Type: NewsArticle</text:p>
      <text:p text:style-name="P4">
Breadcrumbs: ['即时', '国际']</text:p>
      <text:p text:style-name="P4">
Keywords: ['拜登', '亨特·拜登', '所得税', '枪械', '特朗普']</text:p>
      <!--METADATA-->
      <text:p text:style-name="P4">
Hunter, the son of US President Biden Biden, reached a confession agreement with the federal prosecutor on two unpaid crimes of non -federal income tax and a gun holding a gun. It ended a five -year investigation. Essence</text:p>
      <text:p text:style-name="P4">
Agence France -Presse reported that David Weiss, chief federal prosecutor, appointed Trump on Tuesday (June 20) that Hunter had agreed to plead guilty to the two federal income tax.</text:p>
      <text:p text:style-name="P4">
In addition, Hunter also acknowledged illegally having a gun. Hunter is a drug with a drug. In the United States, the drug addict holding a gun is illegal.</text:p>
      <text:p text:style-name="P4">
According to the control, Hunter graduated from Yale University Law School did not pay taxes for his revenue of more than 1.5 million US dollars (about S $ 200,000) in 2017 and 2018. The tax he owed in 2017 and 2018 exceeded $ 100,000, respectively.</text:p>
      <text:p text:style-name="P4">
Hunter and Tellawa's prosecutor's office reached the guilty negotiations, which still must be approved by federal judges. Hunter, 53, is expected to not face any imprisonment period.</text:p>
      <text:p text:style-name="P4">
According to the Washington Post, the prosecutor will be sentenced to the judge for a sentence.</text:p>
      <text:p text:style-name="P4">
Biden attended the event in California on Tuesday and was asked about the confession agreement with the prosecutor. Biden said: "I am proud of my son."</text:p>
      <text:p text:style-name="P4">
Hunter's lawyer Clark said Hunter believed that it was important to assume the liability for his mistakes that he made during the chaos and addiction.</text:p>
      <text:p text:style-name="P4">
The White House issued a statement on Tuesday that the president and the first lady "deeply love their son" will support Hunter's rebuilding his life.</text:p>
      <text:p text:style-name="P4">
The lawsuit Trump was strongly dissatisfied with Hunter's confession agreement with the prosecution. Trump said that the U.S. Department of Justice is "corrupt" and "our system is completely broken."</text:p>
      <text:p text:style-name="P4">
News Source: <text:a xlink:type="simple" xlink:href="https://www.zaobao.com.sg/realtime/world/story20230621-1406352" text:style-name="Internet_20_link" text:visited-style-name="Visited_20_Internet_20_Link">
https://www.zaobao.com.sg/realtime/world/story20230621-1406352</text:a>
</text:p>
      <!--NEWS-->
      <text:h text:style-name="P10" text:outline-level="1">
<text:span text:style-name="T4">
Reuters: Taiwan locks the CCP's way to interfere with the election next year</text:span>
</text:h>
      <text:p text:style-name="P4">
Author: None (Language: zh)</text:p>
      <text:p text:style-name="P4">
Publisher: None</text:p>
      <text:p text:style-name="P4">
Time: 2023-06-21T10:57:00Z</text:p>
      <text:p text:style-name="P4">
Description: The internal documents of the Taiwan government show that the DPP government is worried that China will try to provide support for candidates who are beneficial to affect the Taiwan election next year. Among them, digital communication and financial instruments provide convenience for the dedication.</text:p>
      <text:p text:style-name="P4">
Videos: []</text:p>
      <text:p text:style-name="P4">
Images: []</text:p>
      <text:p text:style-name="P4">
Subject: 时政风云</text:p>
      <text:p text:style-name="P4">
Subjects: ['台湾大选', '干预选举', '非法献金', '虚假信息', '候选人', '微信', '竞选']</text:p>
      <text:p text:style-name="P4">
Keywords: ['意见反馈']</text:p>
      <text:p text:style-name="P4">
Id: 65988337</text:p>
      <!--METADATA-->
      <text:p text:style-name="P4">
<text:a xlink:type="simple" xlink:href="https://www.dw.com/zh/overlay/image/article/65988337/51844188" text:style-name="Internet_20_link" text:visited-style-name="Visited_20_Internet_20_Link">
 </text:a>
Perhaps Taiwan ’s intervention elections in China have improved their vigilance</text:p>
      <text:p text:style-name="P4">
(Voice of Germany Chinese) Reuters reported that according to the three internal reports of the Taiwan government they obtained, Taiwan believes that China tries to interfere with candidates who are beneficial to Beijing through illegal funding to interfere with the [Taiwan election] next year's <text:a xlink:type="simple" xlink:href="https://www.dw.com/zh/zh/台灣總統大選戰爭與和平之間的抉擇/a-65415439" text:style-name="Internet_20_link" text:visited-style-name="Visited_20_Internet_20_Link">
Taiwan election</text:a>
Essence Specific methods include using WeChat platforms or group tourism transportation funds.</text:p>
      <text:p text:style-name="P4">
The DPP government has repeatedly warned that China has tried to influence the public opinion in Taiwan society. Taiwan government officials, including Gu Lixiong, Secretary -General of the National Security Council, issued a warning this year, saying that China may try to influence the presidential election and the legislature election through activities including the dissemination of false information. However, the details of Taiwan's believe that China may use illegal funding have not yet been reported.</text:p>
      <text:h text:style-name="P12" text:outline-level="3">
<text:span text:style-name="T4">
to draw the swing voters</text:span>
</text:h>
      <text:p text:style-name="P4">
A Taiwanese security department officials who have a direct information about this matter told Reuters that China "hopes to influence the people of Taiwan by passing information to the grassroots community." He said: "They want to affect the uncertain voters. The fixed political faction tend to be, whoever gives them benefits, will they vote for whom. "</text:p>
      <text:p text:style-name="P4">
One of the security reports shows that the Taipei government's attention list is ranked in the front position.</text:p>
      <text:p text:style-name="P4">
Another report pointed out that Beijing may provide free travel opportunities for thousands of Taiwanese participating in election activities to "affect the voting decision". The targets include local politicians and administrative representatives, such as district chiefs and village chiefs.</text:p>
      <text:h text:style-name="P12" text:outline-level="3">
<text:span text:style-name="T4">
How to solve the problem of Taiwan in Beijing</text:span>
</text:h>
      <text:p text:style-name="P4">
Two security department officials revealed anonymously to Reuters that the Taipei government set up a cross -ministerial security working group called the "Pingshun" this year to pay attention to the activities of possible elections that may occur. Taiwan law prohibits funds provided by "external hostile forces" including China, including China.</text:p>
      <text:h text:style-name="P12" text:outline-level="3">
<text:span text:style-name="T4">
, WeChat, UnionPay card</text:span>
</text:h>
      <text:p text:style-name="P4">
A report based on the information of Taiwan's emotional consulting department states that China may use social application WeChat as a channel to transport funds. This application can also be downloaded and used in Taiwan, and its users can directly remit money very conveniently.</text:p>
      <text:p text:style-name="P4">
According to the report, the Chinese authorities may allow relevant candidates to establish a WeChat public account, and then mobilize users to give money support through the "audience reward". WeChat allows individuals to transfer up to 50,000 yuan (6971 US dollars) to others in single transactions, up to 200,000 yuan per day.</text:p>
      <text:p text:style-name="P4">
The report quoted an intelligence analysis that China may also cooperate with travel agencies to ask tourist group members to return to Taiwan with cash. The report also said that the underground bank in Taiwan can assist in exchange.</text:p>
      <text:p text:style-name="P4">
Another report pointed out that the CCP can financially support some specific groups or individuals in Taiwan to provide them with political contributions or funds required for elections.</text:p>
      <text:p text:style-name="P4">
The Taiwan MAC told Reuters that China "uses various means to actively interfere with elections to affect the election results." The purpose is to promote China's political agenda, including promoting "unification" with Taiwan.</text:p>
      <text:p text:style-name="P4">
For a period of time, the Taiwan Strait has been tense. Taipei said that the Chinese aircraft carrier "Shandong" formation passed the Taiwan Strait (data picture) on June 21, which is the second time in one month</text:p>
      <text:p text:style-name="P4">
In recent years, some Taiwanese have been prosecuted for accepting illegal support in China in the campaign. In the local election of New Taipei City last year, a government unit in Fujian Province, China, funded a number of new crown virus fast screening kits from a district chief candidate. This month, the candidate was ruled to violate the law of anti -bribery and reverse osmosis.</text:p>
      <text:p text:style-name="P4">
Another possible conveying channel listed by the report is a payment card supported by the UnionPay card system. In this way, Taiwanese can legally withdraw money from a bank account located in mainland China. In addition, direct transfer to Taiwan's Charity Foundation is also a possible way.</text:p>
      <text:p text:style-name="P4">
(Reuters)</text:p>
      <text:p text:style-name="P4">
News Source: <text:a xlink:type="simple" xlink:href="https://www.dw.com/zh/路透：台湾锁定中共干预明年大选的途径/a-65988337" text:style-name="Internet_20_link" text:visited-style-name="Visited_20_Internet_20_Link">
https://www.dw.com/zh/路透：台湾锁定中共干预明年大选的途径/a-65988337?maca=chi-rss-chi-all-1127-rdf</text:a>
</text:p>
      <!--NEWS-->
      <text:h text:style-name="P10" text:outline-level="1">
<text:span text:style-name="T4">
Investors Watch and Watch the Fed Chairman Congress Hearing Asian stocks fall more</text:span>
</text:h>
      <text:p text:style-name="P4">
Publisher: 法新社</text:p>
      <text:p text:style-name="P4">
Published Time: 2023-06-21T11:02:08+00:00</text:p>
      <text:p text:style-name="P4">
Modified Time: 2023-06-21T10:50:01+00:00</text:p>
      <text:p text:style-name="P4">
Description: (Agence France -Presse, Hong Kong, 21st) The Asian stock market mostly fell today. This is affected by the decline of the Wall Street stock market. Investors watched the US Federal Federation Chairman Ball to the hear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0" text:anchor-type="as-char" svg:width="6.9236in" svg:height="3.617581in" draw:z-index="0">
<draw:image xlink:href="../Images/rficn/2023-06-21T11-02-08-00-00/000000.png" xlink:type="simple" xlink:show="embed" xlink:actuate="onLoad" draw:mime-type="image/png"/>
</draw:frame>
Asian stocks continued to start this week's downturn. Investors' efforts to boost the economy of China, including a new round of interest rate cuts, are not as good as expected.</text:p>
      <text:p text:style-name="P4">
The three major indexes in the U.S. stock market and the major European stock market closed on the 20th, dragging down Asian stocks.</text:p>
      <text:p text:style-name="P4">
The Hong Kong stock market has fallen by about 2%, and now it has been rejected all the increase in rebound last week, while the Shanghai stock market closed by more than 1%.</text:p>
      <text:p text:style-name="P4">
Sydney, Wellington, Seoul, Manila and Bangkok's stock market closed down, but the stock markets in Tokyo, Singapore, Taipei and Mumbai rose.</text:p>
      <text:p text:style-name="P4">
Now all the sights are concentrated in Washington. Jerome Powell, chairman of the Federal Federal Council, will attend the hearing at the 21st and 22nd on the 21st and 22nd to propose half an annual report of monetary policy.</text:p>
      <text:p text:style-name="P4">
His remarks will receive close attention to find clues about the raising of inflation through interest rate hikes.</text:p>
      <text:p text:style-name="P4">
ANZ Bank, Mahjabe Zaman, told Bloombergtelevision: "He will continue to keep the eagle." Saman said there is still a risk of further raising interest rates.</text:p>
      <text:p text:style-name="P4">
After the Fed raised interest rates for 10 consecutive degrees, the interest rate remained unchanged last week, but the hint would further raise interest rates to control prices.</text:p>
      <text:p text:style-name="P4">
News Source: <text:a xlink:type="simple" xlink:href="https://www.rfi.fr/cn/%E8%B4%A2%E7%BB%8F%E5%BF%AB%E8%AE%AF/20230621-%E6%8A%95%E8%B5%84%E4%BA%BA%E8%A7%82%E6%9C%9B%E8%81%94%E5%87%86%E4%BC%9A%E4%B8%BB%E5%B8%AD%E5%9B%BD%E4%BC%9A%E5%90%AC%E8%AF%81-%E4%BA%9A%E8%82%A1%E8%B7%8C%E5%A4%9A%E6%B6%A8%E5%B0%91" text:style-name="Internet_20_link" text:visited-style-name="Visited_20_Internet_20_Link">
https://www.rfi.fr/cn/%E8%B4%A2%E7%BB%8F%E5%BF%AB%E8%AE%AF/20230621-%E6%8A%95%E8%B5%84%E4%BA%BA%E8%A7%82%E6%9C%9B%E8%81%94%E5%87%86%E4%BC%9A%E4%B8%BB%E5%B8%AD%E5%9B%BD%E4%BC%9A%E5%90%AC%E8%AF%81-%E4%BA%9A%E8%82%A1%E8%B7%8C%E5%A4%9A%E6%B6%A8%E5%B0%91</text:a>
</text:p>
      <!--NEWS-->
      <text:h text:style-name="P10" text:outline-level="1">
<text:span text:style-name="T4">
Hong Kong pro -Beijing Trade Union is dissatisfied with the Hong Kong government's foreign workers' policy</text:span>
</text:h>
      <text:p text:style-name="P4">
Author: None</text:p>
      <text:p text:style-name="P4">
Publisher: Radio Free Asia (Organization)</text:p>
      <text:p text:style-name="P4">
Published Time: 2023-06-21T11:04:00-04:00</text:p>
      <text:p text:style-name="P4">
Modified Time: 2023-06-21T13:02:15-04:00</text:p>
      <text:p text:style-name="P4">
Description: None</text:p>
      <text:p text:style-name="P4">
Videos: []</text:p>
      <text:p text:style-name="P4">
Audios: ["<text:a xlink:type="simple" xlink:href="https://www.rfa.org/mandarin/yataibaodao/gangtai/ec-0621202310351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1" text:anchor-type="as-char" svg:width="6.9236in" svg:height="4.612011in" draw:z-index="0">
<draw:image xlink:href="../Images/rfamandarin/2023-06-21T11-04-00-04-00/000000.png" xlink:type="simple" xlink:show="embed" xlink:actuate="onLoad" draw:mime-type="image/png"/>
</draw:frame>
Some foreign Labor Reuters data charts in Hong Kong <text:a xlink:type="simple" xlink:href="https://www.rfa.org/mandarin/yataibaodao/gangtai/ec-06212023103515.html/@@stream" text:style-name="Internet_20_link" text:visited-style-name="Visited_20_Internet_20_Link">
Audio-Link: https://www.rfa.org/mandarin/yataibaodao/gangtai/ec 06212023515.html/@stream</text:a>
The Hong Kong Government's introduction of foreign labor policies made the contradictions of Hong Kong's pro -China forces floating on the water. Representatives of the Labor Legislative Council questioned the Hong Kong Government. Under the slogan of "Patriotic Governing Hong Kong", their opinions were excluded by the Hong Kong Government.</text:p>
      <text:p text:style-name="P4">
<text:a xlink:type="simple" xlink:href="https://www.rfa.org/mandarin/yataibaodao/gangtai/gf-04182023074123.html" text:style-name="Internet_20_link" text:visited-style-name="Visited_20_Internet_20_Link">
<text:span text:style-name="T4">
 Hong Kong pro -Beijing "Labor Federation" to withdraw from the May 1st Parade Application Democratic School? </text:span>
</text:a>
<text:span text:style-name="T4">
* <text:a xlink:type="simple" xlink:href="https://www.rfa.org/mandarin/yataibaodao/gangtai/gf2-04122023075929.html" text:style-name="Internet_20_link" text:visited-style-name="Visited_20_Internet_20_Link">
Can the former union backbone submitting the application of the May 1 Parade Hong Kong Government can tolerate it? </text:a>
</text:span>
</text:p>
      <text:p text:style-name="P4">
The Hong Kong Government announced earlier that the restrictions on the introduction of foreign workers caused a large -scale "blood change" for Hong Kong, and the Hong Kong government did not consult with pro -Chinese groups in advance, which also caused dissatisfaction with many pro -Chinese unions. The Hong Kong Legislative Council discussed the meeting of the laborers entering the foreign labor plan on Tuesday (June 20). Huang Guochi, a member of the Legislative Council of the Communist Party of China, asked the Hong Kong government why the Hong Kong government rejected their voice.</text:p>
      <text:p text:style-name="P4">
Huang Guo: "Chief Executive said that after improving the election system, the implementation of the patriotic governing Hong Kong is also a patriot and can be quantitative, but the government regards workers as floods. Active consultation, there is no participation and supervision in the labor community. I want to ask the authorities how to see the role of the labor industry in Hong Kong? Is there any rejection behind? "</text:p>
      <text:p text:style-name="P4">
Hong Kong Chief Executive Li Jiachao said that he understands the concern of the labor industry, but in the past few years, Hong Kong has decreased by 200,000, and the low -tech labor population owes more than 100,000. Attract the return of labor and solve the problem of Hong Kong's labor shortage.</text:p>
      <text:p text:style-name="P4">
<text:span text:style-name="T4">
 Comments: Implementing "Patriot Governance Hong Kong" Beijing has fully controlled the Hong Kong and Hong Kong government without using pro -China groups to support the policy </text:span>
</text:p>
      <text:p text:style-name="P4">
Current affairs commentator Sanpu said that the dissatisfaction of the pro -Chinese groups to the Hong Kong Government reflected in the improvement of the election system, Beijing has fully controlled Hong Kong. The rubber charter has no political value in the eyes of the Communist Party of China.</text:p>
      <text:p text:style-name="P4">
Sanpu: "Comprehensive control of control, the governance of the patriotic governance, no longer have the autonomous space of the Hong Kong government, and all decree cannot be separated from the requirements of the Hong Kong and Macao Office and the China United Nations Office. In terms of the overall situation, it is insignificant. From the perspective of decision -making, how much is the remaining value left after these Hong Kong Communist forces? Of course, there are not many. Fewer and fewer."</text:p>
      <text:p text:style-name="P4">
** Comment: The incident highlights the internal contradictions of the Hong Kong -made school.</text:p>
      <text:p text:style-name="P4">
Current affairs commentator Liu Ruishao said that the incident highlights the internal contradictions of the Hong Kong -made faction, especially in the power of democratic factions. After being cleaned in Hong Kong, the ICBC and other traditionalist spokespersons were weakened. The representatives of the grassroots and grassroots are only sacrificed by the authorities.</text:p>
      <text:p text:style-name="P4">
Liu Ruishao: "There is no political contradiction between the Hong Kong -made school and the mainland. Everyone has the same nostrils, but it involves the problem that involves grass -roots workers and no political factors. The contradiction between the interests of different circles and factions, these two contradictions are now coming out. In the system, if you do not have the cost of bargaining, the weak grassroots workers will become a sacrifice person, especially now on the mainland economy. So how to obtain benefits from Hong Kong is a natural thinking. "</text:p>
      <text:p text:style-name="P4">
Financial commentators Li Shimin said that at this stage, for China and Hong Kong, ensuring social stability and stimulating economic rebound are the most important tasks. It is also expected that the cost of reducing the low operator through exploitation is also expected.</text:p>
      <text:p text:style-name="P4">
Reporter: Chen Zifei Editor: Xu Shuting, Jiayuan.com Editor: Hong Wei</text:p>
      <text:p text:style-name="P4">
News Source: <text:a xlink:type="simple" xlink:href="https://www.rfa.org/mandarin/yataibaodao/gangtai/ec-06212023103515.html" text:style-name="Internet_20_link" text:visited-style-name="Visited_20_Internet_20_Link">
https://www.rfa.org/mandarin/yataibaodao/gangtai/ec-06212023103515.html</text:a>
</text:p>
      <!--NEWS-->
      <text:h text:style-name="P10" text:outline-level="1">
<text:span text:style-name="T4">
Column | History of Visible: Society of Fifty -three Social Background of the Red Guards Movement (Part 1)</text:span>
</text:h>
      <text:p text:style-name="P4">
Author: None</text:p>
      <text:p text:style-name="P4">
Publisher: Radio Free Asia (Organization)</text:p>
      <text:p text:style-name="P4">
Published Time: 2023-06-21T11:04:47-04:00</text:p>
      <text:p text:style-name="P4">
Modified Time: 2023-06-21T11:04:47-04:00</text:p>
      <text:p text:style-name="P4">
Description: None</text:p>
      <text:p text:style-name="P4">
Videos: []</text:p>
      <text:p text:style-name="P4">
Audios: ["<text:a xlink:type="simple" xlink:href="https://www.rfa.org/mandarin/zhuanlan/zonghengdalishi/wenge/hist-0621202309120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2" text:anchor-type="as-char" svg:width="6.9236in" svg:height="3.88615in" draw:z-index="0">
<draw:image xlink:href="../Images/rfamandarin/2023-06-21T11-04-47-04-00/000000.png" xlink:type="simple" xlink:show="embed" xlink:actuate="onLoad" draw:mime-type="image/png"/>
</draw:frame>
In order to ensure the personal safety and health of the central leaders, the Ministry of Public Security of the Central People's Government has set up a special food supply station, namely Zhongnanhai special supply stations. <text:a xlink:type="simple" xlink:href="https://www.rfa.org/mandarin/zhuanlan/zonghengdalishi/wenge/hist-06212023091205.html/@@images/image" text:style-name="Internet_20_link" text:visited-style-name="Visited_20_Internet_20_Link">
</text:a>
Network picture <text:a xlink:type="simple" xlink:href="https://www.rfa.org/mandarin/zhuanlan/zonghengdalishi/wenge/hist-06212023091205.html/@@stream" text:style-name="Internet_20_link" text:visited-style-name="Visited_20_Internet_20_Link">
Audio-Link: https://www.rfa.org/mandarin/zhuanlan/zonghengdalishi/Wenge/hist-0621202305.html/@stream</text:a>
<text:span text:style-name="T4">
 1. There is really no corruption in the Mao era? Unscrupulous cadre privileges </text:span>
</text:p>
      <text:p text:style-name="P4">
Hello everyone, welcome everyone to listen to "History of the Great", I am the host Sun Cheng. Today, we will continue to carry out a series of historical programs of the Cultural Revolution to tell the social background of the Red Guards Movement.</text:p>
      <text:p text:style-name="P4">
In the previous lecture, we mentioned that in the middle school campus on the eve of the Cultural Revolution, there was a strong irrational worship of Mao Zedong. At that time, young people did not even dare to imagine that Mao Zedong would conduct daily physiological activities like the general public, and looked at Mao Zedong like looking at the gods. On the other hand, after repeated brainwashing hate education by the authorities, these young people have been taught to hate the so -called "American Emperor", "Su Xiu" and "Class Enemies", and have been informed that China is the most advanced and beautiful in the world. The country and Beijing are the center of the World Revolution, and the "US Emperor", "Su Xiu" and "Class Enemies" are said to be trying to carry out a subversive activity that can make "millions of people landing", thereby destroying this so -called world " The most advanced and beautiful countries destroy the world revolution. And such a absurd worldview, in fact, was dominated by the whole society at that time, and was highly unified at all levels of society.</text:p>
      <text:p text:style-name="P4">
However, in the previous lecture, we also talked about a very strange question: If the whole society was accepting a highly uniform brainwashing narrative at that time, why in schools with extremely serious brainwashing education, those who also shouted the same shouting The Red Guards of "Long live Mao" slogan will be divided into multiple opposite factions during the Cultural Revolution. Is there any social foundation for these opposite factions? Under the high -intensity brainwashing of the authorities at that time, did people really lose all their personal rationality? Today's lecture, let us continue to see what social differentiation is in the middle school on the eve of the Cultural Revolution.</text:p>
      <text:p text:style-name="P4">
The first thing to note is that as the capital of the Communist Party of China, Beijing has always gathered a large number of children of the CCP cadres. Their existence has something to do with the birth of the Red Guards in the Affiliated High School of Tsinghua University. After we stay in details, we will be described in detail after staying. Here, we must first understand that the Mao era is by no means a romantic era of so -called "everyone's equality", but an era of unbridled privileges given by the political system. These high -ranking children have extensive privileges in schools before the Cultural Revolution, and the source of these privileges is their parents. As for their parents, what privileges have it? Let's give a few examples here. Scholar Yang Jizhong, in his masterpiece of the history of the Cultural Revolution, once described the situation of a CCP cadre entertainment venue in Beijing, saying:</text:p>
      <text:p text:style-name="P4">
"The Beijing Beekeeper Taoism Club, which was put into use in October 1958, is a place for senior cadres to eat, drink, and fun. The building is luxurious, and the quiet Houhu Lake is connected to the North Sea. The beautiful actresses selected from the arts groups make dance partners for the central leaders. The top ten restaurants in Beijing have tuned the entertainment and senior chef, hairdresser, and senior athlete. All, and they are all customized according to the requirements of the head. In less than a year, the beekeeping roads cannot be accommodated. The leaders of the central and Beijing cities decided to occupy seven hectares on the west and expand three buildings for senior cadres to eat and drink. Play and wait. They ask this so -called '08' project to "not lag behind" for twenty years. Such a huge project, the Beijing Municipal Party Committee cannot bear it in manpower and material resources. With the banner of the central government, we will engage in building materials and equipment in various places. During the construction process, they dismantled the heavy cover as soon as they saw the unpleasant place. It has been built for six years and it took nearly 10 million yuan to be completed before the Cultural Revolution. The basement in the building has a range of 50 meters in the shooting range, and there are sound insulation equipment around. There are rooms of central leaders. The hospitality fee will be reported by the state financial reality. "</text:p>
      <text:p text:style-name="P4">
From the descriptions above, we can see how high the CCP ’s high -drying at the time was. It was shocking. It can be said that it is not as much as the rotten life of the contemporary CCP cadres disclosed today. There is no difference between the "Red Mansion" of the enrollment cadre. So, is it only the Gao Gan who lived in Beijing to live such a life? The answer is of course negative. Yang Jizhong's book also cited other places in other places:</text:p>
      <text:p text:style-name="P4">
"In the era of the Great Famine, Sichuan Province starved to death tens of millions of people. Li Jingquan, the first secretary of the Provincial Party Committee, listened to the court every night in Panjiaping, Chongqing (called the actor, singing for him), and after listening to eating supper. Zhang Zhongliang, the secretary of the committee, went to the countryside to inspect. At that time, Lanzhou Hotels, the most advanced hotel in Lanzhou, sent a car to him for a meal. He starved more than 1 million people in Xinyang. The local party committee expands the meeting, and the location is selected in the famous summer resort, Jigong Mountain. In the summer of hungry, officials in the provincial and prefectures, while avoiding the responsibility of the summer. , After eating full watermelon, meet again. At that time, there were no cars that went up the mountain. Officials were hungry farmers with sliders to lift up the mountain. "<text:span text:style-name="T4">
 2. Mao Zedong and the cadres have unscrupulous privileges </text:span>
</text:p>
      <text:p text:style-name="P4">
So, does such privileges and poor desire exist only on cadres? Is Mao Zedong himself "very clean"? This does not exist. In fact, Mao Zedong's own luxury and extravagance are extremely desired. Compared with the cadres, they can only say that they are more than ever. At that time, Mao Zedong would live in a luxurious "palace" with a full -scale equipment when he was inspecting. For example, the Secrets of the Miyaling Building Club built by the Hubei Provincial Party Committee of the Communist Party of China for Mao Zedong and Jiang Qing in Wuhan East Lake are surrounded by trees and sitting in the lake. In the Meiling Building Group, in addition to the areas for Mao Zedong and Jiang Qing, various entertainment facilities are also available, including the swimming pool built for Mao Zedong, as well as a variety of entertainment activities such as performances, films, dances, banquets and other entertainment activities. Small Hall. Among them, the areas of Mao Zedong and Jiang Qing's living are called "Meiling No. 1", and the small venue and swimming pools are collectively referred to as "Meiling 3". In addition, there are "Meiling 2" that is not included in this construction area, which is an independent building designed as the residence of Mao Zedong's accompanying personnel.</text:p>
      <text:p text:style-name="P4">
It is worth noting that the Meiling Building Group began construction in 1958 and was completed in 1961. Mao Zedong himself stayed in Meiling 1 in 1962 and lived in this place 17 times before he died. The love of the Meiling Building Group. And this luxury mansion that he loves is built during the giant leap forward of countless people's tragic starvation. (About Mao Zedong's residence Meiling Building Group, see Yu Ruxin: "Yesterday's Secret -Wuhan East Lake Meiling Chronicle")</text:p>
      <text:p text:style-name="P4">
It should be pointed out that Mao Zedong's palace like Meiling Building Group was not only one place at the time. Many Maoists today said that many palaces are just public -funded hotels, and senior cadres such as Zhou Enlai, Deng Xiaoping, Chen Yi, and Hu Yaobang have also lived. However, the information they talked about could only show that the entire leadership of the Communist Party of China had huge privileges at that time. People with superior and luxurious living conditions through privileges include Mao Zedong and veteran cadres.</text:p>
      <text:p text:style-name="P4">
<text:span text:style-name="T4">
 Three, abnormal cruel totalitarian system </text:span>
</text:p>
      <text:p text:style-name="P4">
In addition to living a luxurious and corrupt life, cruelly squeezing the people's fat and people's cream, and completely regardless of the people's life, the entire system and cadres of the Chinese Communist Party at that time also had the power to kill the people. If some people can't bear their brutal squeezing and start resistance, they will be brutally suppressed, including large -scale collective massacre. Law scholar Cheng Qianyuan, in his memoir "Little Hui Hometown Love", recorded an outrageous atrocities that happened in his hometown of Jixi, Anhui. He wrote like this:</text:p>
      <text:p text:style-name="P4">
"In the spring of 1960, a small number of rural households in the country broke out of riots due to anti -hunger. In the Lingbei area of Jixi County, our hometown was called 15 capitals. The grain management office in the nearby township was grabbed hundreds of thousands of pounds of grain depots. All the villagers signed together with 4 or 500 people to be responsible and died together. When the county public security bureau sent a police officer to catch the village cadres, the village generals, the generals of the village, the militians, Weapons, big knives, and earthen artillery came together to build a defensive work and keep the village entrance. Due to the dangerous terrain of the mountain village, 'one man is the same, Wanfu Mo Kai ", a few public security weapons cannot enter at all. Siege the village, use the mortar and the heavy weight machine gun to raid the whole village to the ground, set fire to destroy the house, and the village men, women, and children will not leave a living. This matter is used as a bandit riot incident, and there is a provincial confidentiality bureau. The village disappears from the map overnight. "</text:p>
      <text:p text:style-name="P4">
From this record, it can be seen that the CCP's entire system treats the people, as if treating ants, completely ignoring life, and will be unscrupulous to carry out brutal massacre. Under this kind of totalitarian tyranny that does not comply with any rules and will not be subject to any supervision and restrictions, cadres, including Mao Zedong, can starve to death in a large number of people, not only are they still luxuriously carried out all kinds of Those who enjoy all kinds of enjoyment will also use the most cruel means to suppress and kill the resistance.</text:p>
      <text:p text:style-name="P4">
Understanding such a cruel social structure at the time, we actually understood the overall social background why the Red Guards movement appeared. In fact, the power structure and social form in a school at that time were also projected for the entire social structure. In the society, the entire Chinese Communist Party system and cadres have unscrupulously show the power that will not be restricted. In a school, the children of these cadres actually have huge privileges. It was under the leadership of these cadres and children that the earliest Red Guards movement was soaring, and at the beginning of the Cultural Revolution, the movement was painted with a very strong bloody atmosphere. After understanding the entire social background at the time, we can understand why these cadres and children have the leadership of the Red Guards movement at the beginning of the Cultural Revolution, and start a terrible persecution of their teachers, classmates, and civilians in the society. Killing behavior.</text:p>
      <text:p text:style-name="P4">
Thank you everyone. This is here this week, we see you next week.</text:p>
      <text:p text:style-name="P4">
News Source: <text:a xlink:type="simple" xlink:href="https://www.rfa.org/mandarin/zhuanlan/zonghengdalishi/wenge/hist-06212023091205.html" text:style-name="Internet_20_link" text:visited-style-name="Visited_20_Internet_20_Link">
https://www.rfa.org/mandarin/zhuanlan/zonghengdalishi/wenge/hist-06212023091205.html</text:a>
</text:p>
      <!--NEWS-->
      <text:h text:style-name="P10" text:outline-level="1">
<text:span text:style-name="T4">
Hidden "long arms": Russia and China in Germany exerted influence</text:span>
</text:h>
      <text:p text:style-name="P4">
Author: None (Language: zh)</text:p>
      <text:p text:style-name="P4">
Publisher: None</text:p>
      <text:p text:style-name="P4">
Time: 2023-06-21T11:07:00Z</text:p>
      <text:p text:style-name="P4">
Description: Intelligence officials who attack and are illegal in Germany in Germany-this is a way of influencing foreign countries in Germany. The Director of the German Constitution Protection Haldenwon said that Russian President Putin is more dangerous than other foreign countries, including China.</text:p>
      <text:p text:style-name="P4">
Videos: []</text:p>
      <text:p text:style-name="P4">
Images: []</text:p>
      <text:p text:style-name="P4">
Subject: 时政风云</text:p>
      <text:p text:style-name="P4">
Subjects: []</text:p>
      <text:p text:style-name="P4">
Keywords: ['德中关系', '欧债危机', '俄罗斯', '欧盟', '乌克兰', '岛屿主权争端', '专题报道：全景观看“习马会”', '德国', '中国', '留学德国']</text:p>
      <text:p text:style-name="P4">
Id: 65988611</text:p>
      <!--METADATA-->
      <text:p text:style-name="P4">
<text:a xlink:type="simple" xlink:href="https://www.dw.com/zh/overlay/image/article/65988611/57953077" text:style-name="Internet_20_link" text:visited-style-name="Visited_20_Internet_20_Link">
 </text:a>
(Voice of Germany Chinese) In general, Russia's intelligence activities are more active and regardless of means, -Thomashaldenwang, director of the German Constitution Protection Agency, said. Sometimes people use the means of Russia have only seen it in the movie. "Russia's intelligence activities and even the most serious consequences, including killing."</text:p>
      <text:p text:style-name="P4">
In Berlin, the German Federal Minister of the Interior, Fedezel, and the Director of the Constitution Protection, introduced the "Constitution Protection Report 2022". "For the internal security of Germany, Russia's war against Ukraine is a turning point," Ferser said.</text:p>
      <text:p text:style-name="P4">
The Constitution Protection Department is concerned about the propaganda of the Kremlin in Germany. These include some pro -Russian groups that agree with the invasion of the Ukrainian war. The goals of them and Russian President Putin are: in the future, people living in Germany in the future have been taken to them.</text:p>
      <text:p text:style-name="P4">
Haldenwang explained: "Putin thinks these people are 'his Russians', and the person he wants to impact." However, Haldenwang also said that in Germany, Russian groups who live in Germany overall It is not easy to be controlled by Russia's propaganda.</text:p>
      <text:p text:style-name="P4">
Soon after the Russia invaded the Ukrainian war, Germany expelled 40 suspected of engaging in <text:a xlink:type="simple" xlink:href="https://www.dw.com/zh/zh/柏林永远的间谍之都/a-58906625" text:style-name="Internet_20_link" text:visited-style-name="Visited_20_Internet_20_Link">
spy</text:a>
Russian diplomat for event. However, Haldenwon estimates that the Kremlin's attempts in Germany will increase the impact on Germany in the future. "Even if such measures have a short -term effect, Russia will adjust its means, and it will be more secretive and offensive in the future."</text:p>
      <text:p text:style-name="P4">
A German television report said that since the Russia's invasion of the Ukrainian war, there are more than 500 [spy] in Europe.(https://www.dw.com/zh/zh/涉嫌为俄罗斯从事间谍活动-德国情报人员被捕/a-64196441)Delivered.</text:p>
      <text:p text:style-name="P4">
The Director of the Constitution Protection Bureau Haldenwang and the Minister of the Interior Fisher</text:p>
      <text:h text:style-name="P12" text:outline-level="3">
<text:span text:style-name="T4">
China, North Korea, Iran, Türkiye</text:span>
</text:h>
      <text:p text:style-name="P4">
Ferizer and Haldenwon said that whether it is through <text:a xlink:type="simple" xlink:href="https://www.dw.com/zh/zh/德国内政部长要求加强防范来自中国的间谍活动/a-65840153" text:style-name="Internet_20_link" text:visited-style-name="Visited_20_Internet_20_Link">
Spy</text:a>
The threat of online attacks is still distorted and wrong information promotion. Except for Russia, <text:a xlink:type="simple" xlink:href="https://www.dw.com/zh/zh/德语媒体非官方使命-中国海外警察站/a-65531193" text:style-name="Internet_20_link" text:visited-style-name="Visited_20_Internet_20_Link">
China</text:a>
, Iran, North Korea, and Türkiye are also focusing countries.</text:p>
      <text:p text:style-name="P4">
According to a German television report, the German government has not been treated seriously on foreign countries' secrets over the years, and now it has begun to strengthen attention. These behaviors may be some keywords that spread on Twitter or other social media networks. For example, claiming that the election has the problem of fraud. Or fabricate fake news for the German government to formulate certain plans. Or some hidden actions, such as the establishment of a federation or organization, secretly donate to political parties or politicians. The German security department estimates that behind these activities, the activities of foreign or their intelligence departments may be hidden. This is called illegal impact and threatens the democracy, foreign policy and economy of Germany.</text:p>
      <text:p text:style-name="P4">
It is reported that West Germany's will and North Germany will be informed that the constitutional protection department believes that China has tried to attract the current and former politicians for its interests, or pressure to criticize the Chinese government. The German intelligence department believes that China has also tried to win the German economy representatives and serve its purpose, and use its dependence on the Chinese market in the process.</text:p>
      <text:p text:style-name="P4">
A report from German TV states that the internal draft of the Chinese strategic internal draft has also been mentioned that it pays attention to the form of impact on "concealment, intimidation or compulsory means, or infringement of German interests". The Ministry of Foreign Affairs marked in the relevant draft: seeking to formulate stricter lobbying registration regulations in the federal parliament. As a foreign agent engaged in lobbying, it is necessary to be transparent. The report mentioned that <text:a xlink:type="simple" xlink:href="https://www.dw.com/zh/zh/加拿大中國試圖干涉選舉但不需公開再查/a-65714765" text:style-name="Internet_20_link" text:visited-style-name="Visited_20_Internet_20_Link">
Canada is reviewing China's intervention that may be performed in the last parliament election</text:a>
Essence</text:p>
      <text:p text:style-name="P4">
The report quoted an internal report of a constitutional protection department, saying that in the past two years, for many countries, the impact of errors and publicity has impact on people's ideological consciousness and mentality, and "play an increasingly important role". China tries to "comprehensively impact" a "goodwill politics, social and economic environment" through "comprehensive impact impact".</text:p>
      <text:p text:style-name="P4">
The area where the Berlin government agency is located</text:p>
      <text:h text:style-name="P12" text:outline-level="3">
<text:span text:style-name="T4">
How to identify?</text:span>
</text:h>
      <text:p text:style-name="P4">
It is reported that in 2016, the German government launched the so -called hybrid work group, which belongs to the Ministry of the Interior, but its purpose is to strengthen the flow of information between ministries and commissions and security departments. Since the Ukrainian war, the working group has paid close attention to the propaganda activities of distorted errors in the war. In addition, the working group also pays attention to the possible consequences of energy shortage and the protection of key infrastructure. In addition to Russia, another focus of the working group lies in China. Experts in the working group are also concerned about the possible risks of Chinese investment in Hamburg Port or Huawei to participate in 5G construction.</text:p>
      <text:p text:style-name="P4">
It is reported that the German government tries to identify false news and error information in the Internet world as soon as possible. The Ministry of Foreign Affairs has used a IT tool called "Talkwalker" for a systematic monitoring of the Radiosphere. Now that the relevant contract expires, it is looking for new tools. Relevant bidding materials wrote that new software will be used to analyze social media networks to "confirm the conduct, automatic, or manipulated" behavior ". The goal is to "identify the wrong false information promotion of foreign countries and acts close to foreign countries."</text:p>
      <text:p text:style-name="P4">
News Source: <text:a xlink:type="simple" xlink:href="https://www.dw.com/zh/隐藏的-长臂-：俄、中在德施加影响/a-65988611" text:style-name="Internet_20_link" text:visited-style-name="Visited_20_Internet_20_Link">
https://www.dw.com/zh/隐藏的-长臂-：俄、中在德施加影响/a-65988611?maca=chi-rss-chi-all-1127-rdf</text:a>
</text:p>
      <!--NEWS-->
      <text:h text:style-name="P10" text:outline-level="1">
<text:span text:style-name="T4">
In response to China's challenge Indian Prime Minister Modi's visit to the United States, it will promote national defense cooperation to a new level</text:span>
</text:h>
      <text:p text:style-name="P4">
Author: chinese@voanews.com (薛小山)</text:p>
      <text:p text:style-name="P4">
Publisher: 美国之音中文网 (Type: NewsMediaOrganization)</text:p>
      <text:p text:style-name="P4">
Published Time: 2023-06-21T11:09:34+08:00</text:p>
      <text:p text:style-name="P4">
Modified Time: 2023-06-21 03:09:34Z</text:p>
      <text:p text:style-name="P4">
Description: Indian Prime Minister Modi arrived in New York on Tuesday (June 20) and began his state visit to the United States. It is expected that Modi will focus on cooperation between defense and key technology and the United States, and the United States and India are expected to reach a number of agreements. The United States may also break through the African alliance to share sensitive cutting -edge military technology. Military experts believe that American weapons and technology transfer will help India respond to the increasingly severe security threat to China, and a more powerful India will also provide the role of cockpit stones for potential conflicts.</text:p>
      <text:p text:style-name="P4">
Videos: []</text:p>
      <text:p text:style-name="P4">
Images: []</text:p>
      <text:p text:style-name="P4">
Categories: ['军事', '亚太']</text:p>
      <text:p text:style-name="P4">
Type: None</text:p>
      <!--METADATA-->
      <text:p text:style-name="P4">
Nonenone</text:p>
      <text:p text:style-name="P4">
News Source: <text:a xlink:type="simple" xlink:href="https://www.voachinese.com/a/will-modis-visit-signal-a-game-changer-for-us-india-defense-cooperation-/7145679.html" text:style-name="Internet_20_link" text:visited-style-name="Visited_20_Internet_20_Link">
https://www.voachinese.com/a/will-modis-visit-signal-a-game-changer-for-us-india-defense-cooperation-/7145679.html</text:a>
</text:p>
      <!--NEWS-->
      <text:h text:style-name="P10" text:outline-level="1">
<text:span text:style-name="T4">
Column | Labor Communication: Labor Conflict on Yushun Electronics Co., Ltd., Changzhen Community, Yutang Street, Guangming District, Shenzhen (3)</text:span>
</text:h>
      <text:p text:style-name="P4">
Author: None</text:p>
      <text:p text:style-name="P4">
Publisher: Radio Free Asia (Organization)</text:p>
      <text:p text:style-name="P4">
Published Time: 2023-06-21T11:15:38-04:00</text:p>
      <text:p text:style-name="P4">
Modified Time: 2023-06-21T11:15:38-04:00</text:p>
      <text:p text:style-name="P4">
Description: None</text:p>
      <text:p text:style-name="P4">
Videos: []</text:p>
      <text:p text:style-name="P4">
Audios: ["<text:a xlink:type="simple" xlink:href="https://www.rfa.org/mandarin/zhuanlan/laogongtongxun/hdf-0621202309052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7" text:anchor-type="as-char" svg:width="6.9236in" svg:height="4.634345in" draw:z-index="0">
<draw:image xlink:href="../Images/rfamandarin/2023-06-21T11-15-38-04-00/000000.png" xlink:type="simple" xlink:show="embed" xlink:actuate="onLoad" draw:mime-type="image/png"/>
</draw:frame>
 <text:a xlink:type="simple" xlink:href="https://www.rfa.org/mandarin/zhuanlan/laogongtongxun/hdf-06212023090520.html/@@images/image" text:style-name="Internet_20_link" text:visited-style-name="Visited_20_Internet_20_Link">
</text:a>
Photo: RFA <text:a xlink:type="simple" xlink:href="https://www.rfa.org/mandarin/zhuanlan/laogongtongxun/hdf-06212023090520.html/@@stream" text:style-name="Internet_20_link" text:visited-style-name="Visited_20_Internet_20_Link">
AUDIO-Link: https: // Woohoo. Hair dye .org/mandarin/column/labor communication/good place -06212023090520.html/@@ stream</text:a>
This year's May 1st Labor Day just passed, and Yushun Electronics Co., Ltd., located in Changzhen Community, Yantang Street, Guangming District, Shenzhen, broke out. Gathering the Changzhen Community Party Mass Service Center for help](https://maps.clb.org.hk/?i18n_language=zh_CN&amp;map=1&amp;startDate=2023-05&amp;endDate=2023-05&amp;eventId=2023051616495788361&amp;addressId=440300&amp;address=%E6%B7%B1%E5%9C%B3%E5%B8%82&amp;industry=10202&amp;industryName=%E7%94%B5%E5%AD%90)Essence</text:p>
      <text:p text:style-name="P4">
Some workers sent out from the scene <text:a xlink:type="simple" xlink:href="https://www.douyin.com/video/7232096082895981824" text:style-name="Internet_20_link" text:visited-style-name="Visited_20_Internet_20_Link">
video</text:a>
From the "Party Mass Service Center" and "New Era Civilization Practice Station" brand, the camera slowly moved to the five -star red flag on the top of the building. Intersection</text:p>
      <text:p text:style-name="P4">
<text:a xlink:type="simple" xlink:href="http://www.szsuccess.com.cn/yxwl/index_13.aspx" text:style-name="Internet_20_link" text:visited-style-name="Visited_20_Internet_20_Link">
Yushun Electronics Co., Ltd.</text:a>
Established in 2004 and listed in 2009.</text:p>
      <text:p text:style-name="P4">
As early as 4 years ago, <text:a xlink:type="simple" xlink:href="https://guba.eastmoney.com/o/news,qa,1202796272.html" text:style-name="Internet_20_link" text:visited-style-name="Visited_20_Internet_20_Link">
In 2019, Yushun Plant received a written notice from the Changzhen Community</text:a>
, Make a relocation within 3 years. Three years later, in February last year, the company received a written notice from the Changzhen community, requiring the lease relationship before May 31 last year, and August 10th. The lease of Yushun Factory's plant did not expire until July 2024.</text:p>
      <text:p text:style-name="P4">
So, for the first time in 2019, the company has received the community relocation notice for almost 4 years. Has the Yushun Factory Trade Union conducted negotiations on the compensation plan on behalf of the employee?</text:p>
      <text:p text:style-name="P4">
In addition, the factories were relocated to the Changzhen community, and the Changzhen Community Trade Union Service Center worked with the Community Party and Mass Service Center. So, is the Changzhen Community Trade Union on the relocation plan that may affect the rights and interests of the workers, and negotiate with the community service center to ensure that the interests of employees can be guaranteed during the relocation process?</text:p>
      <text:p text:style-name="P4">
In particular, the Changzhen community requires the Yushun plant to relocate before the lease expires, which will inevitably affect the factory's operation, thereby affecting the company's ability to make reasonable compensation for workers. Does the Changzhen Community Trade Union participate in the negotiation of the company's participation in the enterprise and the Changzhen community on behalf of Yushun Factory. It is suggested that the Changzhen Community suspend the lease early to make additional compensation to the enterprise to ensure that the company has the ability to make reasonable compensation for workers?</text:p>
      <text:p text:style-name="P4">
Furthermore, when the workers have gathered in the Changzhen Community Party and Mass Service Center (office with the Changzhen Community Trade Union) for help, do the community unions come forward to represent the workers and negotiate with the community and the factory?</text:p>
      <text:p text:style-name="P4">
Half a year ago, on December 13, 2022, Yushun Co., Ltd. issued the relocation <text:a xlink:type="simple" xlink:href="https://pdf.dfcfw.com/pdf/H2_AN202212121581022248_1.pdf" text:style-name="Internet_20_link" text:visited-style-name="Visited_20_Internet_20_Link">
Announcement</text:a>
It is mentioned that employees will follow the factory area to relocate and fail to follow the factory area relocation personnel. The company will legally terminate labor relations in accordance with the relevant provisions of the labor law.</text:p>
      <text:p text:style-name="P4">
So, in the next half of the year, the Changzhen Community Trade Unions, Yutang Street Trade Unions, Guangming District Trade Unions, and the Shenzhen Federation of Trade Unions, each to avoid the situation of the situation.</text:p>
      <text:p text:style-name="P4">
According to the data, the Yutang Street Federation of Trade Unions announced a legal service that cost 170,000 yuan last year <text:a xlink:type="simple" xlink:href="http://www.szgm.gov.cn/xxgk/xqgwhxxgkml/gzgg/content/post_10136621.html" text:style-name="Internet_20_link" text:visited-style-name="Visited_20_Internet_20_Link">
work plan</text:a>
Essence This plan was announced in September, and in October, the goal was that by the end of 2022, the coverage rate of legal consultants in the first and secondary community trade unions in the street reached 100%. Level -level labor communication and negotiation mechanism.</text:p>
      <text:p text:style-name="P4">
So, did Yutang Street Federation of Trade Unions assist Yushun Electronics Co., Ltd. to negotiate the relocation compensation plan in accordance with the work plan that he formulated and announced?</text:p>
      <text:p text:style-name="P4">
There is another thing. In June last year, <text:a xlink:type="simple" xlink:href="https://guba.eastmoney.com/o/news,qa,1202796272.html" text:style-name="Internet_20_link" text:visited-style-name="Visited_20_Internet_20_Link">
more than 50 workers in Yushun plant have complained</text:a>
At the Shenzhen Housing Provident Fund Management Center, the factory said that the factory had not paid the housing provident fund for front -line production workers. Before that worker went to the Provident Fund Management Center to complain, did he come to the union for help and ask the union representative workers and the enterprise to complete the supplementary payment through negotiation?</text:p>
      <text:p text:style-name="P4">
The Yushun Factory was established for 19 years and was listed for 14 years. It did not pay the housing provident fund for front -line workers. Are the corporate unions, Changzhen Community Trade Unions, Yutang Street Unions, and Guangming unions knowing this?</text:p>
      <text:p text:style-name="P4">
Please listen to these questions and talk to the Changzhen community staff.</text:p>
      <text:p text:style-name="P4">
News Source: <text:a xlink:type="simple" xlink:href="https://www.rfa.org/mandarin/zhuanlan/laogongtongxun/hdf-06212023090520.html" text:style-name="Internet_20_link" text:visited-style-name="Visited_20_Internet_20_Link">
https://www.rfa.org/mandarin/zhuanlan/laogongtongxun/hdf-06212023090520.html</text:a>
</text:p>
      <!--NEWS-->
      <text:h text:style-name="P10" text:outline-level="1">
<text:span text:style-name="T4">
Lawyer Yu Wensheng may be charged with the crime of harm to national security</text:span>
</text:h>
      <text:p text:style-name="P4">
Author: None</text:p>
      <text:p text:style-name="P4">
Publisher: Radio Free Asia (Organization)</text:p>
      <text:p text:style-name="P4">
Published Time: 2023-06-21T11:18:00-04:00</text:p>
      <text:p text:style-name="P4">
Modified Time: 2023-06-21T13:01:09-04:00</text:p>
      <text:p text:style-name="P4">
Description: None</text:p>
      <text:p text:style-name="P4">
Videos: []</text:p>
      <text:p text:style-name="P4">
Audios: ["<text:a xlink:type="simple" xlink:href="https://www.rfa.org/mandarin/yataibaodao/renquanfazhi/gf1-0621202311065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9" text:anchor-type="as-char" svg:width="6.9236in" svg:height="4.902355in" draw:z-index="0">
<draw:image xlink:href="../Images/rfamandarin/2023-06-21T11-18-00-04-00/000000.png" xlink:type="simple" xlink:show="embed" xlink:actuate="onLoad" draw:mime-type="image/png"/>
</draw:frame>
Chinese rights protection lawyer Yu Wensheng and his wife Xu Yan <text:a xlink:type="simple" xlink:href="https://www.rfa.org/mandarin/yataibaodao/renquanfazhi/gf1-06212023110655.html/@@images/image" text:style-name="Internet_20_link" text:visited-style-name="Visited_20_Internet_20_Link">
</text:a>
Screenshot of Twitter/Lawyer Yu Wensheng's wife Xu Yan@xuyan709 <text:a xlink:type="simple" xlink:href="https://www.rfa.org/mandarin/yataibaodao/renquanfazhi/gf1-06212023110655.html/@@stream" text:style-name="Internet_20_link" text:visited-style-name="Visited_20_Internet_20_Link">
Audio-Link: https://www.rfa.org/mandarin/yataibaodao/renquanfazhi/gf1-06212023110655.html/@stream</text:a>
China Rights Protection Lawyer Yu Wensheng and his wife Xu Yan had lost contact with the outside world for two months. Following the recent report that Xu Yan was charged with incitement and subverting the state power, Yu Wensheng was reportedly charged with charges involving national security. In the outside world, Yu Wensheng, who has already "incureded the crime", will be re -sentenced once the crime is successful.</text:p>
      <text:p text:style-name="P4">
<text:a xlink:type="simple" xlink:href="https://www.rfa.org/mandarin/yataibaodao/renquanfazhi/ec-05222023080320.html" text:style-name="Internet_20_link" text:visited-style-name="Visited_20_Internet_20_Link">
<text:span text:style-name="T4">
 Yu Wensheng couple is accused of provoking the official threatening lawyer, do not assist in assisted </text:span>
</text:a>
<text:span text:style-name="T4">
* <text:a xlink:type="simple" xlink:href="https://www.rfa.org/mandarin/Xinwen/1-06022023113611.html" text:style-name="Internet_20_link" text:visited-style-name="Visited_20_Internet_20_Link">
Yu Wensheng's wife Xu Yan was accused of "inciting subversion" after the detention center refused to meet with a lawyer</text:a>
</text:span>
</text:p>
      <text:p text:style-name="P4">
Yu Wensheng and his wife Xu Yan are currently imprisoned at the Shijingshan Detention Center in Beijing. The China Human Rights Lawyer Group revealed that on behalf of the lawyer, he went to the Shijingshan Public Security Branch of the detention center and the case undertaking the case to meet Yu Wensheng.</text:p>
      <text:p text:style-name="P4">
Chen Jiangang, a member of the China Human Rights Lawyers and a lawyer who lives in the United States, said that the so -called "crime of harming national security" is essentially political crime.</text:p>
      <text:p text:style-name="P4">
Chen Jianang: "Its real essence is that the CCP must suppress and persecute the person and family. As for what charges to him, the randomness is relatively large, mainly to set them as harmful national security."</text:p>
      <text:p text:style-name="P4">
At the end of last month, the Shi Jingshan Detention Center also rejected her representative lawyer's request for the context of Xu Yan's charges of incitement and subversion of the state power.</text:p>
      <text:p text:style-name="P4">
Chen Jiangang: "State organs, detention centers, etc. There are no reasons, and on the grounds of‘ still handling cases, we must add crimes to suspects ’, do not allow the meeting. This statement itself violates China's criminal procedure law."</text:p>
      <text:p text:style-name="P4">
<text:span text:style-name="T4">
 Analysis: Whether Yu Wensheng will be repeated depends on the development of the political situation </text:span>
</text:p>
      <text:p text:style-name="P4">
Yu Wensheng, 55, was arrested for revising constitutional amendments in 2018. He was later ruled that he was convicted of subversion of the state power, sentenced to four years, and was released from prison last year. Chen Jiangang said that whether Yu Wensheng would be re -sentenced due to the pre -department depends on the development of China's political situation.</text:p>
      <text:p text:style-name="P4">
Chen Jiangang: "If according to this state of rule, constantly stepped up the control of the people and tighten the freedom of the people. Even if nothing happened like Yu Wensheng, it may bring heavier punishments."</text:p>
      <text:p text:style-name="P4">
Yu Wensheng and Xu Yan went to meet with the European Union in mid -April this year, and were forcibly summoned and detained. At that time, the outside world speculated that the Yu Wensheng was likely to become a political chip. Wu Shaoping, a lawyer in the United States, said that the Chinese authorities' spears also aimed at the Western countries in addition to the Yu Wensheng couple.</text:p>
      <text:p text:style-name="P4">
Wu Shaoping: "As long as the past foreign envoys are visited in mainland China, many times they will invite human rights lawyers to understand the more real human rights situation in Chinese society. When you meet them (human rights lawyers), we will sentence them. "</text:p>
      <text:p text:style-name="P4">
Wu Shaoping (pictured) believes that the Chinese authorities arrested the Yu Wensheng couple aimed at issuing warnings to the West. (Wu Shaoping is exclusively provided, the shooting date is unknown) <text:a xlink:type="simple" xlink:href="https://www.rfa.org/mandarin/yataibaodao/renquanfazhi/gf1-06212023110655.html/m0621gf1.jpg" text:style-name="Internet_20_link" text:visited-style-name="Visited_20_Internet_20_Link">
</text:a>
The situation of the 18 -year -old son of Yu Wensheng also attracted much attention. It is understood that he is currently under house arrest by the authorities. The outside world estimates that the authorities aims to prevent their families from signing the attorney and make it difficult for lawyers to get involved in the two people.</text:p>
      <text:p text:style-name="P4">
Reporter: Editor of Gao Feng: Chen Meihua, Xu Shuting, Jiayuan.com editor: Hong Wei</text:p>
      <text:p text:style-name="P4">
News Source: <text:a xlink:type="simple" xlink:href="https://www.rfa.org/mandarin/yataibaodao/renquanfazhi/gf1-06212023110655.html" text:style-name="Internet_20_link" text:visited-style-name="Visited_20_Internet_20_Link">
https://www.rfa.org/mandarin/yataibaodao/renquanfazhi/gf1-06212023110655.html</text:a>
</text:p>
      <!--NEWS-->
      <text:h text:style-name="P10" text:outline-level="1">
<text:span text:style-name="T4">
The Eight -Party League is close to reaching the ruling threshold.</text:span>
</text:h>
      <text:p text:style-name="P4">
Author: 联合早报 (Person)</text:p>
      <text:p text:style-name="P4">
Publisher: 联合早报 (Organization)</text:p>
      <text:p text:style-name="P4">
Published Time: 2023-06-21T11:25</text:p>
      <text:p text:style-name="P4">
Modified Time: 2023-06-21T11:25</text:p>
      <text:p text:style-name="P4">
Description: In the Thai election last month, the Lord Lord Alliance said that their Senate under the control of the establishment faction has been close to sufficient support, which means that the leader of the party party leader is expected to become the new Prime Minister of Thailand. Bloomberg reported that the Qianqian Party Deputy Party Durto Siciliga Tuesday (June 20 ...</text:p>
      <text:p text:style-name="P4">
Videos: []</text:p>
      <text:p text:style-name="P4">
Audios: []</text:p>
      <text:p text:style-name="P4">
Images: []</text:p>
      <text:p text:style-name="P4">
Type: NewsArticle</text:p>
      <text:p text:style-name="P4">
Breadcrumbs: ['即时', '国际']</text:p>
      <text:p text:style-name="P4">
Keywords: ['泰国', '披塔', '前进党', '泰国大选']</text:p>
      <!--METADATA-->
      <text:p text:style-name="P4">
In the Thai election last month, the Lord Lord Alliance said that their Senate under the control of the establishment faction has been close to sufficient support, which means that the leader of the party party leader is expected to become the new Prime Minister of Thailand.</text:p>
      <text:p text:style-name="P4">
Bloomberg reported that Qianjin Party Deputy Party leader Sili Gania told the media on Tuesday (June 20) that the eight -party alliance strives to achieve the "satisfactory progress". With the support of a lot of senators, the Eight Party League will be the Eight Party Alliance will be the will be Can reach the ruling threshold of 376 votes.</text:p>
      <text:p text:style-name="P4">
The pierced tower that was elected as the Prime Minister's candidate must be obtained at least half of the 750 seats in the upper and lower courtyards in order to serve as the Prime Minister.</text:p>
      <text:p text:style-name="P4">
The Election Commission officially approved the voting results of all 500 seats in the house of the house on Monday. The Qianjin Party occupied 151 seats in the House of Commons with 500 seats. It and seven other political parties include a total of 312 seats for the political alliance formed by the Thai party; 250 senators of the House House are appointed by the military. Get at least 64 votes.</text:p>
      <text:p text:style-name="P4">
He is currently 42 years old and is the first batch of academic hegemony in Thailand to win Harvard International Student Scholarship.</text:p>
      <text:p text:style-name="P4">
News Source: <text:a xlink:type="simple" xlink:href="https://www.zaobao.com.sg/realtime/world/story20230621-1406362" text:style-name="Internet_20_link" text:visited-style-name="Visited_20_Internet_20_Link">
https://www.zaobao.com.sg/realtime/world/story20230621-1406362</text:a>
</text:p>
      <!--NEWS-->
      <text:h text:style-name="P10" text:outline-level="1">
<text:span text:style-name="T4">
Hold the city responsibility to cause trouble? Ji Xiaolong involved in provocative nourishment</text:span>
</text:h>
      <text:p text:style-name="P4">
Author: None</text:p>
      <text:p text:style-name="P4">
Publisher: Radio Free Asia (Organization)</text:p>
      <text:p text:style-name="P4">
Published Time: 2023-06-21T11:34:00-04:00</text:p>
      <text:p text:style-name="P4">
Modified Time: 2023-06-21T13:00:32-04:00</text:p>
      <text:p text:style-name="P4">
Description: None</text:p>
      <text:p text:style-name="P4">
Videos: []</text:p>
      <text:p text:style-name="P4">
Audios: ["<text:a xlink:type="simple" xlink:href="https://www.rfa.org/mandarin/yataibaodao/renquanfazhi/gf2-0621202311205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3" text:anchor-type="as-char" svg:width="6.9236in" svg:height="3.874983in" draw:z-index="0">
<draw:image xlink:href="../Images/rfamandarin/2023-06-21T11-34-00-04-00/000000.png" xlink:type="simple" xlink:show="embed" xlink:actuate="onLoad" draw:mime-type="image/png"/>
</draw:frame>
The objections in Shanghai, Ji Xiaolong (pictured), was tried again for suspicion of provoking trouble. <text:a xlink:type="simple" xlink:href="https://www.rfa.org/mandarin/yataibaodao/renquanfazhi/gf2-06212023112058.html/@@images/image" text:style-name="Internet_20_link" text:visited-style-name="Visited_20_Internet_20_Link">
</text:a>
The interviewees are exclusively provided, and the shooting date is unknown <text:a xlink:type="simple" xlink:href="https://www.rfa.org/mandarin/yataibaodao/renquanfazhi/gf2-06212023112058.html/@@stream" text:style-name="Internet_20_link" text:visited-style-name="Visited_20_Internet_20_Link">
Audio-Link: https://www.rfa.org/mandarin/yatabaodao/renquanfazhi/gf2-06212058.html/@stream</text:a>
Ji Xiaolong, a Shanghai disagreement person who was repeatedly sentenced to the toilet revolution four years ago, was tried again for suspected provocation. In the court, Ji Xiaolong blatantly insulted the country's leaders as a crime, but the outside world believed that his real name was the real fuse to Li Qiang's accountability of Shanghai Fengcheng.</text:p>
      <text:p text:style-name="P4">
<text:a xlink:type="simple" xlink:href="https://www.rfa.org/mandarin/Xinwen/8-06182023170604.html" text:style-name="Internet_20_link" text:visited-style-name="Visited_20_Internet_20_Link">
<text:span text:style-name="T4">
 Shanghai rights protection person Ji Xiaolong was charged with "provoking trouble crime" case opened on Wednesday </text:span>
</text:a>
<text:span text:style-name="T4">
* <text:a xlink:type="simple" xlink:href="https://www.rfa.org/mandarin/Xinwen/7-04282023162353.html" text:style-name="Internet_20_link" text:visited-style-name="Visited_20_Internet_20_Link">
Eating is a problem with the problem of Shanghai Human Rights defenders, Ji Xiaolong, the dental disease is not treated</text:a>
</text:span>
</text:p>
      <text:p text:style-name="P4">
Ji Xiaolong, suspected of provoking trouble, was tried in the Pudong New District Court on June 21. His father, Ji Xinghua, said after the interrogation that the prosecutor had publicly criticized the state leaders as a crime on Twitter.</text:p>
      <text:p text:style-name="P4">
Ji Xinghua: "The procuratorate said that he (Ji Xiaolong) sent a Twitter, what insulting the country leaders. Ji Xiaolong said he did not send it, and it might be reposted by others. The lawyer also said that the procedure for investigation and evidence to investigate did not meet the requirements. There are problems. I think it does not cause chaos and riots in public order. It does not constitute a provocation. "</text:p>
      <text:p text:style-name="P4">
In 2018, some people in the Internet called on the toilet doors of democracy in the toilet door of the hospital, university and other public places to write a slogan against the government. Ji Xiaolong, known as the "toilet revolution", was sentenced to three and a half years in prison.</text:p>
      <text:p text:style-name="P4">
Last summer, Ji Xiaolong, who was released in prison for less than a year, issued a real -name petition to then Li Qiang, the secretary of the Shanghai Municipal Party Committee, criticized Shanghai Fengcheng to lead to humanitarian disasters. Afterwards, Ji Xiaolong was taken away by the authorities and then criminally detained.</text:p>
      <text:p text:style-name="P4">
Ji Xiaolong's father Ji Xinghua (pictured) expressed support for his son Xiang Li Qiang's reputation (exclusively provided by the interviewee, the shooting date is unknown) <text:a xlink:type="simple" xlink:href="https://www.rfa.org/mandarin/yataibaodao/renquanfazhi/gf2-06212023112058.html/m0621gf2-2.jpg" text:style-name="Internet_20_link" text:visited-style-name="Visited_20_Internet_20_Link">
</text:a>
<text:span text:style-name="T4">
 Family support Ji Xiaolong on Shanghai Fengcheng petition </text:span>
</text:p>
      <text:p text:style-name="P4">
Ji Xinghua expressed his support for his son's petition to Li Qiang's name, and believed that he only fulfilled the freedom of speech given by the Constitution.</text:p>
      <text:p text:style-name="P4">
Ji Xinghua: "I definitely believe in him (Ji Xiaolong). Of course it is good to not seal the city. It is a good thing to come and go. It is a good thing for the people. It is normal for a grievance to speak. I think he is helping the people. The sealing control brings a lot of inconvenience to the people.</text:p>
      <text:p text:style-name="P4">
Involved in the Netherlands Lin Shengliang pays attention to the progress of Ji Xiaolong's case. He believes that Ji Xiaolong has been involved in the vortex of provocations. The real fuse is that he petitions on Shanghai Fengcheng. The so -called "insulting state leaders in social media" is only covering up.</text:p>
      <text:p text:style-name="P4">
Lin Shengliang said: "It (the authorities) will not mention the thing that indicates him (Ji Xiaolong) in the judgment or court (the real reason), which is often the same. Crime fuse) is to question Li Qiang's measures in Shanghai at that time, but Li Qiang has now been to the Party Central Committee as a member of the Standing Committee, and it is impossible to mention these things. "</text:p>
      <text:p text:style-name="P4">
Lin Shengliang said that opposition to the city is not enough to touch the authorities of the authorities. The key is to publicize Li Qiang and ask him to step down.</text:p>
      <text:p text:style-name="P4">
Lin Shengliang said: "That petition mainly points to Li Qiang, plus a lot of media reports. The following people will also think it is aimed at him. For politics, Ji Xiaolong must be caught."</text:p>
      <text:p text:style-name="P4">
Four years ago, Ji Xiaolong spent about 20 minutes to read the defense words during the trial of the toilet revolution, which involved the disadvantages of governance in the current regime. The outside world still remembered his performance at the time.</text:p>
      <text:p text:style-name="P4">
Reporter: Editor of Gao Feng: Xu Shuting, Jiayuan.com Editor: Hong Wei</text:p>
      <text:p text:style-name="P4">
News Source: <text:a xlink:type="simple" xlink:href="https://www.rfa.org/mandarin/yataibaodao/renquanfazhi/gf2-06212023112058.html" text:style-name="Internet_20_link" text:visited-style-name="Visited_20_Internet_20_Link">
https://www.rfa.org/mandarin/yataibaodao/renquanfazhi/gf2-06212023112058.html</text:a>
</text:p>
      <!--NEWS-->
      <text:h text:style-name="P10" text:outline-level="1">
<text:span text:style-name="T4">
The chip ban has water for Taiwan and Korean enterprises? Expert: U.S</text:span>
</text:h>
      <text:p text:style-name="P4">
Author: chinese@voanews.com (许宁)</text:p>
      <text:p text:style-name="P4">
Publisher: 美国之音中文网 (Type: NewsMediaOrganization)</text:p>
      <text:p text:style-name="P4">
Published Time: 2023-06-21T11:36:02+08:00</text:p>
      <text:p text:style-name="P4">
Modified Time: 2023-06-21 03:36:02Z</text:p>
      <text:p text:style-name="P4">
Description: In order to weigh the interests of the allies, the United States has opened a side of South Korea and Taiwan's high -end chip manufacturers who are closely linked to the Chinese market in the implementation of technical control measures in China, allowing them to continue their business in China. The continuing exemption permit for allies is regarded by the outside world as the clever move of the United States '"non -decoupling" and "risk" supply chain layout strategies in China, but some critics believe that this will weaken the United States' curb of China's advanced semiconductor industry. effort. At the same time, foreign chip companies including Micron, including Micron, have become complicated and difficult in the Chinese market.</text:p>
      <text:p text:style-name="P4">
Videos: []</text:p>
      <text:p text:style-name="P4">
Images: []</text:p>
      <text:p text:style-name="P4">
Categories: ['科技', '亚太', '经济·金融·贸易']</text:p>
      <text:p text:style-name="P4">
Type: None</text:p>
      <!--METADATA-->
      <text:p text:style-name="P4">
Nonenone</text:p>
      <text:p text:style-name="P4">
News Source: <text:a xlink:type="simple" xlink:href="https://www.voachinese.com/a/us-china-chip-policy-20230620/7146088.html" text:style-name="Internet_20_link" text:visited-style-name="Visited_20_Internet_20_Link">
https://www.voachinese.com/a/us-china-chip-policy-20230620/7146088.html</text:a>
</text:p>
      <!--NEWS-->
      <text:h text:style-name="P10" text:outline-level="1">
<text:span text:style-name="T4">
CNN quotes government memo underwater search submersibles to hear the sound of knocking</text:span>
</text:h>
      <text:p text:style-name="P4">
Author: 联合早报 (Person)</text:p>
      <text:p text:style-name="P4">
Publisher: 联合早报 (Organization)</text:p>
      <text:p text:style-name="P4">
Published Time: 2023-06-21T11:46</text:p>
      <text:p text:style-name="P4">
Modified Time: 2023-06-21T12:33</text:p>
      <text:p text:style-name="P4">
Description: CNN (CNN) on Tuesday (June 20) quoted internal memorandum of government that the search and rescue team that was searching for the loss of small submersibles, and heard a knock sound when searching for underwater search. The small submersibles carrying five people exploring the Titanic shipwreck site lost contact ...</text:p>
      <text:p text:style-name="P4">
Videos: []</text:p>
      <text:p text:style-name="P4">
Audios: []</text:p>
      <text:p text:style-name="P4">
Images: []</text:p>
      <text:p text:style-name="P4">
Type: NewsArticle</text:p>
      <text:p text:style-name="P4">
Breadcrumbs: ['即时', '国际']</text:p>
      <text:p text:style-name="P4">
Keywords: ['铁达尼号', '搜救']</text:p>
      <!--METADATA-->
      <text:p text:style-name="P4">
CNN (CNN) on Tuesday (June 20) quoted internal memorandum of government that the search and rescue team that was searching for the loss of small submersibles, and heard a knock sound when searching for underwater search.</text:p>
      <text:p text:style-name="P4">
<text:a xlink:type="simple" xlink:href="https://www.zaobao.com.sg/realtime/world/story20230621-1406316" text:style-name="Internet_20_link" text:visited-style-name="Visited_20_Internet_20_Link">
Small submersibles lost contact for more than three days</text:a>
The oxygen supply in the submersible is about to be exhausted, and the search and rescue work is underwater in the North Atlantic.</text:p>
      <text:p text:style-name="P4">
CNN and "Rolling Stone" made the same report, saying that internal emails in the government refer to a search and rescue aircraft in Canada, and every 30 minutes detects the "bang" from the disappearance of the submersible.</text:p>
      <text:p text:style-name="P4">
It is unclear how long these knocking sounds have appeared and how long.</text:p>
      <text:p text:style-name="P4">
It is reported: "P8 (water aircraft) deployed the buoyant buoy and reported to the sound in the area near the danger. P8 will hear the sound every 30 minutes. By the sound of knocking. "</text:p>
      <text:p text:style-name="P4">
The Boston Coast Guard, who led the search and rescue work, refused to comment on CNN and "Rolling Stone".</text:p>
      <text:p text:style-name="P4">
News Source: <text:a xlink:type="simple" xlink:href="https://www.zaobao.com.sg/realtime/world/story20230621-1406367" text:style-name="Internet_20_link" text:visited-style-name="Visited_20_Internet_20_Link">
https://www.zaobao.com.sg/realtime/world/story20230621-1406367</text:a>
</text:p>
      <!--NEWS-->
      <text:h text:style-name="P10" text:outline-level="1">
<text:span text:style-name="T4">
Biden said Xi Jinping responded to the "absurd" Chinese</text:span>
</text:h>
      <text:p text:style-name="P4">
Author: None</text:p>
      <text:p text:style-name="P4">
Publisher: Radio Free Asia (Organization)</text:p>
      <text:p text:style-name="P4">
Published Time: 2023-06-21T11:49:00-04:00</text:p>
      <text:p text:style-name="P4">
Modified Time: 2023-06-21T12:42:0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7" text:anchor-type="as-char" svg:width="6.9236in" svg:height="4.868854in" draw:z-index="0">
<draw:image xlink:href="../Images/rfamandarin/2023-06-21T11-49-00-04-00/000000.png" xlink:type="simple" xlink:show="embed" xlink:actuate="onLoad" draw:mime-type="image/png"/>
</draw:frame>
The picture shows the data picture of the US President Biden and Chinese President Xi Jinping at the G20 summit. Biden recently called Xi Jinping as a dictator. <text:a xlink:type="simple" xlink:href="https://www.rfa.org/mandarin/Xinwen/1-06212023114240.html/@@images/image" text:style-name="Internet_20_link" text:visited-style-name="Visited_20_Internet_20_Link">
</text:a>
Reuters information picture</text:p>
      <text:p text:style-name="P4">
Chinese officials responded to the US President Biden on Wednesday that Xi Jinping said that Xi Jinping's speech was "extremely ridiculous and irresponsible." These lips and swords swords made Blingken's slightly eased relationship between Bollingin's visit to Huamei and China again.</text:p>
      <text:p text:style-name="P4">
According to the Associated Press, President Biden talked about the campaign to California's campaign on Tuesday in the California campaign to enter the United States. He said that this was a very embarrassing thing for the dictator Xi Jinping.</text:p>
      <text:p text:style-name="P4">
Chinese Ministry of Foreign Affairs said Mao Ning on Wednesday at Biden on Wednesday. "The United States is extremely ridiculous and irresponsible. It seriously violates basic facts, diplomatic etiquette, and the dignity of Chinese politics. It is public political provocation."</text:p>
      <text:p text:style-name="P4">
In February this year, Chinese spy balls flew to Vietnam to lead the United States, and then many American and Taiwan officials visited each other. US -China relations fell into nervousness.</text:p>
      <text:p text:style-name="P4">
The day before Biden made the remarks, US Secretary of State Brills just ended his visit to Beijing and met with Chinese leaders Xi Jinping. The two sides agreed to stabilize bilateral relations while competing to avoid conflicts. Brinken said that there are many huge and deep contradictions between the United States and China, and the United States does not have fantasies about it. Although Brinken did not obtain any major breakthroughs this time, the two sides agreed to continue diplomatic contact to pave the way for the next time in the United States.</text:p>
      <text:p text:style-name="P4">
Responsible editor: Rao Yiming</text:p>
      <text:p text:style-name="P4">
News Source: <text:a xlink:type="simple" xlink:href="https://www.rfa.org/mandarin/Xinwen/1-06212023114240.html" text:style-name="Internet_20_link" text:visited-style-name="Visited_20_Internet_20_Link">
https://www.rfa.org/mandarin/Xinwen/1-06212023114240.html</text:a>
</text:p>
      <!--NEWS-->
      <text:h text:style-name="P10" text:outline-level="1">
<text:span text:style-name="T4">
Taiwan's foreign investment amount is innovative and high investment in China, but the freezing point is reduced</text:span>
</text:h>
      <text:p text:style-name="P4">
Author: None</text:p>
      <text:p text:style-name="P4">
Publisher: Radio Free Asia (Organization)</text:p>
      <text:p text:style-name="P4">
Published Time: 2023-06-21T11:54:00-04:00</text:p>
      <text:p text:style-name="P4">
Modified Time: 2023-06-21T13:03:29-04:00</text:p>
      <text:p text:style-name="P4">
Description: None</text:p>
      <text:p text:style-name="P4">
Videos: []</text:p>
      <text:p text:style-name="P4">
Audios: ["<text:a xlink:type="simple" xlink:href="https://www.rfa.org/mandarin/yataibaodao/gangtai/hx-0621202311371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9" text:anchor-type="as-char" svg:width="6.9236in" svg:height="4.612011in" draw:z-index="0">
<draw:image xlink:href="../Images/rfamandarin/2023-06-21T11-54-00-04-00/000000.png" xlink:type="simple" xlink:show="embed" xlink:actuate="onLoad" draw:mime-type="image/png"/>
</draw:frame>
On June 21, 2023, vehicles on the streets of Beijing. <text:a xlink:type="simple" xlink:href="https://www.rfa.org/mandarin/yataibaodao/gangtai/hx-06212023113715.html/@@images/image" text:style-name="Internet_20_link" text:visited-style-name="Visited_20_Internet_20_Link">
</text:a>
路透社 <text:a xlink:type="simple" xlink:href="https://www.rfa.org/mandarin/yataibaodao/gangtai/hx-06212023113715.html/@@stream" text:style-name="Internet_20_link" text:visited-style-name="Visited_20_Internet_20_Link">
audio-1-link ：Https://www.rfa.org/mandarin/yataibaodaaodaodao/hx-0621202313715.html/@@sream</text:a>
A latest report released by the industry in Taiwan pointed out that Taiwan's foreign investment amount is innovative, but the willingness to invest in the mainland has dropped to freezing. Taiwan's investment in mainland China hit a single month in April this year, a single month of 21 years, and this year's total investment in China may fall below $ 4 billion. Analysis is related to the reduction of China's demographic dividend, the rise of ASEAN, and the US -China trade war.</text:p>
      <text:p text:style-name="P4">
<text:a xlink:type="simple" xlink:href="https://www.rfa.org/mandarin/yataibaodao/gangtai/tj-05192023094904.html" text:style-name="Internet_20_link" text:visited-style-name="Visited_20_Internet_20_Link">
<text:span text:style-name="T4">
 US Taiwan Trade Initiative Preliminary Negotiations Complete Scholars: Copy Chinese Economic Coercion </text:span>
</text:a>
<text:span text:style-name="T4">
* <text:a xlink:type="simple" xlink:href="https://www.rfa.org/mandarin/Xinwen/9-12212022153338.html" text:style-name="Internet_20_link" text:visited-style-name="Visited_20_Internet_20_Link">
Carefully deal with China's epidemic, Indonesia welcome Taiwan investment</text:a>
</text:span>
</text:p>
      <text:p text:style-name="P4">
The Latest report released on the 20th that the CRIF Company (CRIF) stated that after the US -China trade war, the global layout of Taiwanese businessmen's global layout has changed. According to the investment and review meeting of the Ministry of Economic Affairs, in the first four months of this year, Taiwan's foreign investment was innovative, but the willingness to invest in mainland China has dropped to the freezing point. In April this year, the investment amount of mainland China hit a new low in nearly 21 years in a single month, and it is not ruled out that it will not be ruled out.</text:p>
      <text:p text:style-name="P4">
Liu Ren, the editor -in -chief of the China Credit Credit Institute, said in an interview with Radio Free Asia and said: "In the first April of this year, Taiwan approved the investment in mainland China of only 904 million US dollars, which was only US $ 811 million in the same period of 2021. The same period is low. In addition, the amount of investment in mainland China in April this year fell to $ 146 million. "</text:p>
      <text:p text:style-name="P4">
On March 30, 2016, 100 yuan banknotes displayed on a commercial bank in Beijing, China. (Reuters) <text:a xlink:type="simple" xlink:href="https://www.rfa.org/mandarin/yataibaodao/gangtai/hx-06212023113715.html/2.jpg" text:style-name="Internet_20_link" text:visited-style-name="Visited_20_Internet_20_Link">
</text:a>
<text:span text:style-name="T4">
 This year's 4 </text:span>
 <text:span text:style-name="T4">
 Monthly monthly investment in China Investment Twenty -one </text:span>
 <text:span text:style-name="T4">
 New Year low </text:span>
 ****</text:p>
      <text:p text:style-name="P4">
Liu Ren analyzed that since 2003, Taiwan has invested in mainland China 5 times to below 200 million US dollars. Except for August 2003 in August 2003 21 years ago, the amount of investment fell to US $ 196 million, the other four appeared in June 2019 and February 2021, each invested only 174 million US dollars, and the investment amount in February 2022 dropped another drop. To $ 165 million, a new low appeared in April 2023.</text:p>
      <text:p text:style-name="P4">
Liu Ren said: "The amount of investment in mainland China in a single month is less than 200 million US dollars, and 4 densely appeared in the past five years. This is by no means accidental. "Treatment Scene" new consensus and new trends in other regions. "</text:p>
      <text:p text:style-name="P4">
The China Credit Investment Institute stated that Taiwan's investment trend in mainland China can be traced back to 2015, and Tsai Ing -wen has not yet come to power. At that time, Taiwan's foreign investment (did not include mainland China) exceeded $ 10 billion for the first time, reaching US $ 10.931 billion. In the same year, investment in mainland China was US $ 10.965 billion. Since then, Taiwan's foreign investment amount has exceeded the investment in China, which has been 9 years.</text:p>
      <text:p text:style-name="P4">
<text:span text:style-name="T4">
 This year, Taiwan's total investment in mainland China may fall below </text:span>
 <text:span text:style-name="T4">
 40 </text:span>
 <text:span text:style-name="T4">
 billion US dollars </text:span>
</text:p>
      <text:p text:style-name="P4">
Liu Ren pointed out that in 2010, Taiwan's foreign investment amount was only equivalent to 19.32 % of the investment in mainland China, but the amount of foreign investment in 2022 was 1.97 times (197.40 %) of the investment in mainland China. In 2022, the investment income of Mainland China in the market was NT $ 528.743 billion, a decline of 14.36 % from 2021. In the first quarter of this year, mainland investment income was NT $ 79.5 billion, a decline of 26.43 % from the same period in 2022.</text:p>
      <text:p text:style-name="P4">
Liu Ren analyzed that Taiwanese businessmen have the most foreign investment to the United States and the country, such as Singapore, Vietnam, Thailand, and Malaysia. The proportion of investment in India is rising.</text:p>
      <text:p text:style-name="P4">
Liu Ren said: "In the first April of this year, Taiwan's foreign investment was US $ 7.449 billion, of which TSMC invested in the US Alexonna wafers in the United States, accounting for 3.5 billion US dollars. The US dollar far exceeds 904 million US dollars that invest in mainland China. Looking at the new southward country in April this year, the country has reached US $ 1.685 billion. The investment amount of the mainland has settled behind the United States and Singapore. "</text:p>
      <text:p text:style-name="P4">
Liu Ren pointed out that although mainland China (including Hong Kong) is still the largest export area in Taiwan, the proportion of exports to mainland China in the first five months of this year has fallen to 35.2%. The lowest proportion of exports reflects that the Taiwan industry is unavailable to balance global investment and decentralized export markets.</text:p>
      <text:p text:style-name="P4">
<text:span text:style-name="T4">
 Mainland China Population Dividend Reduce </text:span>
</text:p>
      <text:p text:style-name="P4">
Liu Ren analyzed: "Because of the rise of ASEAN countries, ASEAN is 6.5 billion people, and is regarded as a very potential market by the world. After the Special ASEAN and mainland China signed FTA (free trade agreement), the ASEAN countries exported to China to China. The mainland enjoys 95 % of the tariff -free. Some of the investments are scattered to ASEAN countries, which is beneficial to Taiwanese businessmen. Recently, since the US -China trade war, Taiwanese businessmen realized that Taiwan's industry may be forced to be forced to be forced to be forced to be forced Selecting the side station, you can also see the risk of geopolitical warfare, you must do a decentralized risk action. "</text:p>
      <text:p text:style-name="P4">
Liu Ren mentioned that the increase in the cost of land, labor, and factories in mainland China is the main reason for Taiwanese businessmen to turn to ASEAN countries in the early days.Zhang Hanwen mentioned that the three -year epidemic was cleared and closed, and the supply chain could hardly move, unable to circulate, and was serious than any incident. Most manufacturing Taiwanese businessmen, including himself, narrowed the scale, otherwise they would not be able to support it.</text:p>
      <text:p text:style-name="P4">
<text:span text:style-name="T4">
 Persist in old Taiwanese businessmen in mainland China: During the transition period, it will be resumed </text:span>
 <text:span text:style-name="T4">
 prospects should still be optimistic about </text:span>
</text:p>
      <text:p text:style-name="P4">
Zhang Hanwen said: "Now that the epidemic has passed, the old customers feel stable, and they have begun to get in touch again, and they have continued to return to place orders again, and they have been launched in all aspects. Now the situation in all aspects of the mainland is also tense. All aspects of the province are moving, actively coming out of investment promotion, and output a lot of preferential conditions. "</text:p>
      <text:p text:style-name="P4">
Zhang Hanwen believes that the quality of the manufacturing workers in Southeast Asia still does not work. Vietnam is more climate, but Vietnam has only 80,000 to 90 million people, which is equivalent to a province in China. So many factories have poured into Vietnam and have limited labor force. Taiwanese businessmen who have moved out will not be transferred out. They will still stay in the Chinese mainland. The supply chain materials will go out from the mainland and open a branch in Southeast Asia to save labor costs.</text:p>
      <text:p text:style-name="P4">
Zhang Hanwen said: "Many old Taiwanese businessmen with high quality and brand still want to stay on the mainland and believe that it is guaranteed to manufacture on the mainland. Old Taiwanese businessmen who keep on the mainland believe that the mainland is still there in the end, and the industrial chain and fundamentals are relatively complete. Now that it is only a transition period, it will slowly, and the future prospects should still be optimistic. "</text:p>
      <text:p text:style-name="P4">
Reporter: Xia Xiaohua Responsible: Xu Shuting, Editor of Qingwang: Hong Wei</text:p>
      <text:p text:style-name="P4">
News Source: <text:a xlink:type="simple" xlink:href="https://www.rfa.org/mandarin/yataibaodao/gangtai/hx-06212023113715.html" text:style-name="Internet_20_link" text:visited-style-name="Visited_20_Internet_20_Link">
https://www.rfa.org/mandarin/yataibaodao/gangtai/hx-06212023113715.html</text:a>
</text:p>
      <!--NEWS-->
      <text:h text:style-name="P10" text:outline-level="1">
<text:span text:style-name="T4">
Fiji was under pressure to change the Taiwan agency to the original name</text:span>
</text:h>
      <text:p text:style-name="P4">
Author: None</text:p>
      <text:p text:style-name="P4">
Publisher: Radio Free Asia (Organization)</text:p>
      <text:p text:style-name="P4">
Published Time: 2023-06-21T11:58:00-04:00</text:p>
      <text:p text:style-name="P4">
Modified Time: 2023-06-21T12:39:3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3" text:anchor-type="as-char" svg:width="6.9236in" svg:height="3.595805in" draw:z-index="0">
<draw:image xlink:href="../Images/rfamandarin/2023-06-21T11-58-00-04-00/000000.png" xlink:type="simple" xlink:show="embed" xlink:actuate="onLoad" draw:mime-type="image/png"/>
</draw:frame>
Taiwan's business offices in Fiji in Fiji once named the Republic of China (Taiwan) in March, and the official website was renamed simultaneously. <text:a xlink:type="simple" xlink:href="https://www.rfa.org/mandarin/Xinwen/2-06212023115032.html/@@images/image" text:style-name="Internet_20_link" text:visited-style-name="Visited_20_Internet_20_Link">
</text:a>
(Picture from the webpage of the Republic of China (Taiwan) in the Fiji Business Council www.roc-taiwan.org/fj)</text:p>
      <text:p text:style-name="P4">
Taiwan ’s Foreign Ministry said on Wednesday that China’ s strong pressure on Fiji again. Fiji finally yielded and decided to change the name of the Taiwan office to “Business Office in Taipei in Fiji”, which expressed regret for the Ministry of Foreign Affairs.</text:p>
      <text:p text:style-name="P4">
According to the Taiwan Central News Agency, the Ministry of Foreign Affairs of Taiwan said that the Fiji Republic officially notified the Taiwan Representative Office in Fiji on March 24. From March 15th, the name "Republic of China (Taiwan) in Fiji" In 1971, the diplomatic privileges stipulated in the "Fiji Foreign Rights Privilege and Exemption Law", but recently, the Fiji government was forced to undergo pressure from China.</text:p>
      <text:p text:style-name="P4">
According to the Taiwan Ministry of Foreign Affairs, after the Fiji government decided to raise the name of Taiwan in March, the Chinese Ambassador to Fiji protested to the Fiji government and threatened to take revenge. Ma Zhaoxu, deputy minister of China, visited Fiji in April, and reinforced again. Although the Fiji government held a cabinet meeting several times, it eventually succumbed to China's pressure.</text:p>
      <text:p text:style-name="P4">
Responsible editor: Rao Yiming</text:p>
      <text:p text:style-name="P4">
News Source: <text:a xlink:type="simple" xlink:href="https://www.rfa.org/mandarin/Xinwen/2-06212023115032.html" text:style-name="Internet_20_link" text:visited-style-name="Visited_20_Internet_20_Link">
https://www.rfa.org/mandarin/Xinwen/2-06212023115032.html</text:a>
</text:p>
      <!--NEWS-->
      <text:h text:style-name="P10" text:outline-level="1">
<text:span text:style-name="T4">
Hong Kong Civil Research no longer announces the 6th anniversary of the 64th anniversary and the identity of Hong Kong people</text:span>
</text:h>
      <text:p text:style-name="P4">
Author: None</text:p>
      <text:p text:style-name="P4">
Publisher: Radio Free Asia (Organization)</text:p>
      <text:p text:style-name="P4">
Published Time: 2023-06-21T12:02:00-04:00</text:p>
      <text:p text:style-name="P4">
Modified Time: 2023-06-21T12:41:4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5" text:anchor-type="as-char" svg:width="6.9236in" svg:height="4.612011in" draw:z-index="0">
<draw:image xlink:href="../Images/rfamandarin/2023-06-21T12-02-00-04-00/000000.png" xlink:type="simple" xlink:show="embed" xlink:actuate="onLoad" draw:mime-type="image/png"/>
</draw:frame>
Hong Kong Institute of Public Opinion Research on June 6, 2023 canceled the "June 4th Anniversary Survey Report" Liberal Asia Radio Cantonese Group Metropolis</text:p>
      <text:p text:style-name="P4">
Two weeks after the June 4th Incident Memorial Day, Hong Kong's representative public opinion institution in Hong Kong recently announced that the preliminary decision to decide that the 8 categories of polls will be changed to non -public publication, including the Ministry of Democratic Research Hong Kong's sovereignty in Hong Kong in 1997. The June 4th Incident polls, Hong Kong people and Chinese people's identity polls. The pride of national identity, parliament score, and disciplinary forces polls have also been affected. Details were announced in July.</text:p>
      <text:p text:style-name="P4">
According to the Hong Kong Ming Daily, Zhong Tingyao, Director of the Research Research, said that these adjustments are based on the overall consideration of society, such as the needs of public opinion data, the role of civilian research, and all risk assessment. He said that the Chief Executive and Division, the politics report and budget polls were initially decided to continue, but the frequency was not determined.</text:p>
      <text:p text:style-name="P4">
According to the report of Ming Pao, some affected polls were criticized by the establishment or pro -Chinese school in the past, such as the identity of "Hong Kong people" and "Chinese" identity in the identity of Hong Kong people. After the June 4th this year, the Minyan was canceled the results of the June 4 poll due to the "government's suggestion". Zhong Tingyao said that government evaluation will not involve the risk of illegal research on the law.</text:p>
      <text:p text:style-name="P4">
Responsible editor: Rao Yiming</text:p>
      <text:p text:style-name="P4">
News Source: <text:a xlink:type="simple" xlink:href="https://www.rfa.org/mandarin/Xinwen/3-06212023120036.html" text:style-name="Internet_20_link" text:visited-style-name="Visited_20_Internet_20_Link">
https://www.rfa.org/mandarin/Xinwen/3-06212023120036.html</text:a>
</text:p>
      <!--NEWS-->
      <text:h text:style-name="P10" text:outline-level="1">
<text:span text:style-name="T4">
Bollingfu's interview in the middle of the visit, Biden, also known as Xi Jinping as a "dictator"</text:span>
</text:h>
      <text:p text:style-name="P4">
Publisher: 法新社</text:p>
      <text:p text:style-name="P4">
Published Time: 2023-06-21T12:02:07+00:00</text:p>
      <text:p text:style-name="P4">
Modified Time: 2023-06-21T11:35:02+00:00</text:p>
      <text:p text:style-name="P4">
Description: (AFP, San Francisco, 20th) U.S. President Biden today called Chinese President Xi Jinping as a dictator; he also said that a Chinese balloon led the air to the United States to deviate from the route, which made Xi Jinping embarrass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86" text:anchor-type="as-char" svg:width="6.9236in" svg:height="3.617581in" draw:z-index="0">
<draw:image xlink:href="../Images/rficn/2023-06-21T12-02-07-00-00/000000.png" xlink:type="simple" xlink:show="embed" xlink:actuate="onLoad" draw:mime-type="image/png"/>
</draw:frame>
According to reports, Biden said this at a fundraising event in California. US Secretary of State AntonyBlinken only met with Xi Jinping in Beijing yesterday, and his trip to China to ease the tension between the United States and China.</text:p>
      <text:p text:style-name="P4">
"When I (decided) to shoot down the balloon full of two spy equipment, Xi Jinping was unhappy because he didn't know where the balloon was there."</text:p>
      <text:p text:style-name="P4">
Biden also said: "Once the situation is not grasped, it is very embarrassing for the dictator. (That balloon) should not float there, it is blown away by the wind from the wind."</text:p>
      <text:p text:style-name="P4">
Blintken and Xi Jinping agreed yesterday to stabilize the fierce competition between the two countries, so as not to evolve into conflict, but there were no other major breakthroughs. Biden said yesterday that he believes that US -China relations are on the right path.</text:p>
      <text:p text:style-name="P4">
News Source: <text:a xlink:type="simple" xlink:href="https://www.rfi.fr/cn/%E5%9B%BD%E9%99%85%E6%8A%A5%E9%81%93/20230621-%E5%B8%83%E6%9E%97%E8%82%AF%E7%94%AB%E7%BB%93%E6%9D%9F%E8%AE%BF%E4%B8%AD-%E6%8B%9C%E7%99%BB%E5%8F%88%E7%A7%B0%E4%B9%A0%E8%BF%91%E5%B9%B3%E4%B8%BA-%E7%8B%AC%E8%A3%81%E8%80%85" text:style-name="Internet_20_link" text:visited-style-name="Visited_20_Internet_20_Link">
https://www.rfi.fr/cn/%E5%9B%BD%E9%99%85%E6%8A%A5%E9%81%93/20230621-%E5%B8%83%E6%9E%97%E8%82%AF%E7%94%AB%E7%BB%93%E6%9D%9F%E8%AE%BF%E4%B8%AD-%E6%8B%9C%E7%99%BB%E5%8F%88%E7%A7%B0%E4%B9%A0%E8%BF%91%E5%B9%B3%E4%B8%BA-%E7%8B%AC%E8%A3%81%E8%80%85</text:a>
</text:p>
      <!--NEWS-->
      <text:h text:style-name="P10" text:outline-level="1">
<text:span text:style-name="T4">
Shanghai activist Ji Xiaolong's case failed to open trial as scheduled</text:span>
</text:h>
      <text:p text:style-name="P4">
Author: None</text:p>
      <text:p text:style-name="P4">
Publisher: Radio Free Asia (Organization)</text:p>
      <text:p text:style-name="P4">
Published Time: 2023-06-21T12:04:00-04:00</text:p>
      <text:p text:style-name="P4">
Modified Time: 2023-06-21T12:09: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87" text:anchor-type="as-char" svg:width="6.9236in" svg:height="3.863815in" draw:z-index="0">
<draw:image xlink:href="../Images/rfamandarin/2023-06-21T12-04-00-04-00/000000.png" xlink:type="simple" xlink:show="embed" xlink:actuate="onLoad" draw:mime-type="image/png"/>
</draw:frame>
Shanghai Xiaoxiao Long (Picture) Ji Xiaolong pushed Twitter Shanghai Rights Protection People Ji Xiaolong Ji Xiaolong's provocation case. It was originally scheduled to be tried on June 21 in the Pudong New District Court. Essence According to the information of the Rights Rights Network, Ji Xiaolong spoke for the freedom of speech given by the Constitution for opposing Shanghai Fengcheng and practicing the freedom of speech assigned by the Constitution, which caused two arrests of the Shanghai authorities. The criminal detention occurred on August 31, 2022. On September 23, Ji Xiaolong was approved by suspected provocation. Ji Xiaolong was born in 1976. He was born in Zhangjiagang, Jiangsu. In 2015, he was summoned by Shanghai Pudong New District for provoking trouble because of publicity of democratic concepts, and was detained administrative detention. Responsible editor: Rao Yiming</text:p>
      <text:p text:style-name="P4">
News Source: <text:a xlink:type="simple" xlink:href="https://www.rfa.org/mandarin/Xinwen/4-06212023120339.html" text:style-name="Internet_20_link" text:visited-style-name="Visited_20_Internet_20_Link">
https://www.rfa.org/mandarin/Xinwen/4-06212023120339.html</text:a>
</text:p>
      <!--NEWS-->
      <text:h text:style-name="P10" text:outline-level="1">
<text:span text:style-name="T4">
The EU's new trade proposal aims to curb China's key technical capabilities</text:span>
</text:h>
      <text:p text:style-name="P4">
Creator: MATINA STEVIS-GRIDNEFF</text:p>
      <text:p text:style-name="P4">
Publisher: https://www.facebook.com/nytimeschinese</text:p>
      <text:p text:style-name="P4">
Published Time: 2023-06-21T12:14:46+08:00</text:p>
      <text:p text:style-name="P4">
Description: This proposal does not mention any specific country, but it is considered to be obviously related to China. It highlights the EU's search for China's entry into sensitive markets and obtaining industry secrets as the United States, and it also reflects concerns about the deepening of the China -Russia Alliance. Sean Gallup/Getty Images On Tuesday, Chinese Prime Minister Li Qiang (left) and German Chancellor Olav Santhaz made speeches to the news media in Berlin. The European Union is seeking restrictions on China's industry secrets.</text:p>
      <text:p text:style-name="P4">
Images: ["<text:a xlink:type="simple" xlink:href="https://static01.nyt.com/images/2023/06/20/multimedia/20eu-china-02-ljzp/20eu-china-02-ljzp-master1050.jpg" text:style-name="Internet_20_link" text:visited-style-name="Visited_20_Internet_20_Link">
20eu-china-02...</text:a>
"]</text:p>
      <text:p text:style-name="P4">
Category: 国际</text:p>
      <text:p text:style-name="P4">
Type: Article</text:p>
      <!--METADATA-->
      <text:p text:style-name="P4">
<draw:frame draw:style-name="fr1" draw:name="Image188" text:anchor-type="as-char" svg:width="6.9236in" svg:height="4.615733in" draw:z-index="0">
<draw:image xlink:href="../Images/cnnytimes/2023-06-21T12-14-46-08-00/20eu-china-02-ljzp-master1050.jpg" xlink:type="simple" xlink:show="embed" xlink:actuate="onLoad" draw:mime-type="image/jpeg"/>
</draw:frame>
The European Commission announced a new trade principles on Tuesday, which aims to curb China's ability to squeeze the European economy and prevent European companies from exporting to China with military -related technologies that may bring advantages to China.</text:p>
      <text:p text:style-name="P4">
The policy is still in the early stages, highlighting the EU's sought of consistency with the United States in restricting China to enter the sensitive market and obtaining industry secrets. It also reflects people's increasingly worried alliance between Beijing and Moscow.</text:p>
      <text:p text:style-name="P4">
Brussels announced that the news was a week when European -China relations were frequent. Chinese Prime Minister Li Qiang was visiting Germany. He met with German Chancellor Olaf Tumolz and business leaders on Tuesday and then went to France to attend the meeting.</text:p>
      <text:p text:style-name="P4">
The initiative also emphasizes that the EU as one of the world's largest economies and important trading partners in China and the United States is trying to manage its economic dependence on Beijing, and try to avoid the economic economy between the European Union and Russia after Ukraine's invasion break.</text:p>
      <text:p text:style-name="P4">
The committee is the EU's administrative department, which is on page 14 <text:a xlink:type="simple" xlink:href="https://ec.europa.eu/commission/presscorner/detail/%20en/ip_23_3358" text:style-name="Internet_20_link" text:visited-style-name="Visited_20_Internet_20_Link">
File</text:a>
China said that weak coordination between member states and weak trade rules may allow opponents to restrain the EU economy or manufacturer in economics, so it is necessary to resolve urgently.</text:p>
      <text:p text:style-name="P4">
The document says: "Our national security is closely connected with our ability to maintain economic security and elasticity than before."</text:p>
      <text:p text:style-name="P4">
This document does not mention China or any specific country at all, but it is mentioned "a country related to the strategy of military -civilian integration."</text:p>
      <text:p text:style-name="P4">
On Tuesday, the European Commission President Usula von Delin (right) and EU budget and administrative commissioner Johannes Hayne were in Brussels. Olivier Hoslet/EPA, Viashutterstock</text:p>
      <text:p text:style-name="P4">
The European Commission Chairman Ulusala von Delay said in a comment on reporters that the policy "non -specific country" is not a way to completely reform the European Union to deal with the economic power. On the contrary, she said, "We consider a set of limited, small -scale cutting -edge technologies." She also said: "Here, we want to ensure that they will not enhance the military capabilities of some related countries."</text:p>
      <text:p text:style-name="P4">
But European diplomats said the economic strategy in this proposed proposed was obviously about China. They said that it may take several months to become a specific policy, but this is an important step in preventing economic goals from destroying the security of the European Union.</text:p>
      <text:p text:style-name="P4">
Nevertheless, diplomats said that in terms of important economic relations with China, the EU's largest economic power -Germany, France, Italy, and the Netherlands -are not in a hurry to accept Brussels that may have destructive intervention. These concerns may cause the committee's proposal to be diluted.</text:p>
      <text:p text:style-name="P4">
advertise</text:p>
      <text:p text:style-name="P4">
The meeting held in Germany on Tuesday was relatively low -key and avoided obvious problems: <text:a xlink:type="simple" xlink:href="https://cn.nytimes.com/china/20230619/germany-china-relations/" text:style-name="Internet_20_link" text:visited-style-name="Visited_20_Internet_20_Link">
German economy dependence on China</text:a>
Essence More than one million German jobs rely on China directly, and almost half of German manufacturers rely on some parts of its supply chain.</text:p>
      <text:p text:style-name="P4">
After meeting the Prime Minister's palace, Shuorz and Li Keqiang read the statement, but did not answer any questions.</text:p>
      <text:p text:style-name="P4">
"Direct dialogue, private conversation, and real communication -in a very important period of global challenges and crisis, all this is more important than ever before," Sngrz said. Choose to pay attention to climate and green energy.</text:p>
      <text:p text:style-name="P4">
"We have no intention of decoupling with China," he said. Shuerz also avoids "de -risk" treatment of China's economic relations -this is a relatively gentle way to reduce dependence, and soon becomes widely used diplomatic terms.</text:p>
      <text:p text:style-name="P4">
But later that day, Li Qiang mentioned the word. According to Germany, Li Qiang said: "Implement discrimination measures in the name of risks to restrict or exclude other countries, which violates market principles, fair competition rules, and the rules of the World Trade Organization."</text:p>
      <text:p text:style-name="P4">
The European Commission's proposal on economic security stated that the European Union should exclude potential hostile countries and their companies on some key infrastructure, such as ports and pipelines, and prohibit EU companies from exporting high -tech products with military use for potential opponents.</text:p>
      <text:p text:style-name="P4">
advertise</text:p>
      <text:p text:style-name="P4">
This document also aims to ensure that the supply chain of safe and sensitive products will not rely on these countries excessively, and prevents European exclusive technologies in artificial intelligence, chip manufacturing or biotechnology.</text:p>
      <text:p text:style-name="P4">
The European Union has developed a set of rules, which aims to solve some of these concerns, but the committee stated that it needs better and stricter rules, and should be applied to these rules in 27 countries with the same enthusiasm and standards. The document says that the goal is to ensure that no backdoor may not damage European security.</text:p>
      <text:p text:style-name="P4">
"In the field of export control, the necessity of taking a faster and more coordinated action at the EU level has become urgent," the proposal stated that it also pointed out that "the uncoordinated expansion of national control will cause loopholes."</text:p>
      <text:p text:style-name="P4">
Some European countries have tightened trade relations with China. The Netherlands prohibits Acemi from exporting its advanced chip production technology to China on the grounds of security.</text:p>
      <text:p text:style-name="P4">
The European Union also considers sanctions on some Chinese companies because they provide chips for weapons for Ukraine for Russia.</text:p>
      <text:p text:style-name="P4">
News Source: <text:a xlink:type="simple" xlink:href="https://cn.nytimes.com/world/20230621/eu-china-economic-strategy/" text:style-name="Internet_20_link" text:visited-style-name="Visited_20_Internet_20_Link">
https://cn.nytimes.com/world/20230621/eu-china-economic-strategy/</text:a>
</text:p>
      <!--NEWS-->
      <text:h text:style-name="P10" text:outline-level="1">
<text:span text:style-name="T4">
Modi starts a state visit to the United States, and will deepen the national defense and technology relations (Free Version)</text:span>
</text:h>
      <text:p text:style-name="P4">
Authors: ['迪米', '约翰•里德']</text:p>
      <text:p text:style-name="P4">
Publisher: 英国《金融时报》</text:p>
      <text:p text:style-name="P4">
Time: 2023-06-21T12:21:12+00:00</text:p>
      <text:p text:style-name="P4">
Published Time: 2023-06-20T12:00:99+08:00</text:p>
      <text:p text:style-name="P4">
Modified Time: 2023-06-21T08:11:99+08:00</text:p>
      <text:p text:style-name="P4">
Description: The Indian Prime Minister will speak at the joint meeting of the US Congress and attend the National Banquet of the White House. He will also have lunch with US Secretary of State Brills to sign a series of national defense and business agreements.</text:p>
      <text:p text:style-name="P4">
Images: ["<text:a xlink:type="simple" xlink:href="https://thumbor.ftacademy.cn/unsafe/picture/2/000185102_piclink.jpg" text:style-name="Internet_20_link" text:visited-style-name="Visited_20_Internet_20_Link">
000185102_pic...</text:a>
"]</text:p>
      <text:p text:style-name="P4">
Themes: ['美印关系', '关注']</text:p>
      <text:p text:style-name="P4">
Keywords: ['美印关系', '莫迪', '美国外交', '印度', '印太']</text:p>
      <text:p text:style-name="P4">
Type: Article</text:p>
      <!--METADATA-->
      <text:p text:style-name="P4">
<draw:frame draw:style-name="fr1" draw:name="Image190" text:anchor-type="as-char" svg:width="6.9236in" svg:height="3.894525in" draw:z-index="0">
<draw:image xlink:href="../Images/FT Chinese Free Version/2023-06-21T12-21-12-00-00/000185102_piclink.jpg" xlink:type="simple" xlink:show="embed" xlink:actuate="onLoad" draw:mime-type="image/jpeg"/>
</draw:frame>
Indian Prime Minister Narendra Modi(Narendra Modi)It has arrived in the United States for state visits. This visit will highlight the deepening of US -India relations in recent years.</text:p>
      <text:p text:style-name="P4">
Modi will host a event to celebrate the International Yoga Day at the United Nations Headquarters in New York on Wednesday, and then go to Washington. On Thursday, he will speak at the joint meeting of Congress and attend the White House's national banquet. On Friday, he will be with US Secretary of State Anthony Brinken(Antony shine)A total of lunch and signing a series of national defense and business agreements.</text:p>
      <text:p text:style-name="P4">
News Source: <text:a xlink:type="simple" xlink:href="http://www.ftchinese.com/story/001100048" text:style-name="Internet_20_link" text:visited-style-name="Visited_20_Internet_20_Link">
http://www.ftchinese.com/story/001100048</text:a>
</text:p>
      <!--NEWS-->
      <text:h text:style-name="P10" text:outline-level="1">
<text:span text:style-name="T4">
Looking for a lost submarine: "Tap sound" brings a line of hope</text:span>
</text:h>
      <text:p text:style-name="P4">
Author: None (Language: zh)</text:p>
      <text:p text:style-name="P4">
Publisher: None</text:p>
      <text:p text:style-name="P4">
Time: 2023-06-21T12:26:00Z</text:p>
      <text:p text:style-name="P4">
Description: A memo document by the US government shows that search and rescue teams looking for missing submarines recorded the "impact sound" issued every 30 minutes in the relevant sea areas -this may come from the "Titan" that was lost. This is a race between time and time, because there are not many remaining oxygen in the submarine.</text:p>
      <text:p text:style-name="P4">
Videos: []</text:p>
      <text:p text:style-name="P4">
Images: []</text:p>
      <text:p text:style-name="P4">
Subject: 新闻广角</text:p>
      <text:p text:style-name="P4">
Subjects: ['失踪', '失联', '泰坦尼克号', '沉船', '观光', '潜艇', '搜救', '泰坦号', '探险']</text:p>
      <text:p text:style-name="P4">
Keywords: ['意见反馈']</text:p>
      <text:p text:style-name="P4">
Id: 65989598</text:p>
      <!--METADATA-->
      <text:p text:style-name="P4">
<text:a xlink:type="simple" xlink:href="https://www.dw.com/zh/overlay/image/article/65989598/65985262" text:style-name="Internet_20_link" text:visited-style-name="Visited_20_Internet_20_Link">
 </text:a>
The picture shows the "Titan", the submarine is 6.7 meters long, and the oxygen is expected to only be maintained until Thursday</text:p>
      <text:p text:style-name="P4">
(Voice of Germany) <text:a xlink:type="simple" xlink:href="https://www.dw.com/zh/zh/泰坦尼克号沉船观光潜艇失踪-搜救已展开/a-65975169" text:style-name="Internet_20_link" text:visited-style-name="Visited_20_Internet_20_Link">
The Titan, a submarine "Titan, who visited the Titanic shipwreck" on the Titanic ship</text:a>
Later, search and rescue personnel heard the sound of signs of life in the relevant seas of Atlantic. According to a report released by the US CNN TV station on Tuesday to Wednesday, local time, a US government document showed that the search and rescue team recorded some kind of percussion every 30 minutes.</text:p>
      <text:h text:style-name="P12" text:outline-level="3">
<text:span text:style-name="T4">
sound instrument receives more sounds</text:span>
</text:h>
      <text:p text:style-name="P4">
The above document records that people have later increased the deployment of sound instruments, and they can also hear the sound. However, it is unclear to receive the exact time and duration of the sound. CNN also reported that the update report released in the evening of Tuesday (June 20) mentioned that it received more sounds, but it was no longer described as "knocking sound".</text:p>
      <text:p text:style-name="P4">
It is reported that being able to hear these sounds means that the survivors of life still have a hopes. The operating company's "OceangateExpeditions" and the United States Coast Guard did not comment immediately for this latest progress.</text:p>
      <text:p text:style-name="P4">
The picture shows the search and rescue ship "Horizon Arctic" (Horizon Arctic)</text:p>
      <text:h text:style-name="P12" text:outline-level="3">
<text:span text:style-name="T4">
Ship with a high -pressure oxygen cabin rushed to reinforcement</text:span>
</text:h>
      <text:p text:style-name="P4">
The United States Coast Guard revealed that eight ships are currently on their way to reinforcement, including four ships of the Canadian Coast Guard, French inspection ships "Atlanta" and the Royal Navy Grase Bay, Canada. (HMCSGLACE BAY), the latter has a high -pressure oxygen compartment and medical personnel specifically used to treat decompression disease.</text:p>
      <text:p text:style-name="P4">
After the accident, the divers must enter a high -pressure oxygen cabin as soon as possible to avoid the so -called "decompression". If a person stays for a long time in a high pressure environment underwater, the nitrogen dissolved in his body will dissolve, forming a bubble in blood and tissue. If the bubbles enter the brain, they will endanger life.</text:p>
      <text:p text:style-name="P4">
The information provided by the "Marine Gate" company shows the interior of the "Titan" submersible</text:p>
      <text:h text:style-name="P12" text:outline-level="3">
<text:span text:style-name="T4">
"Titan" Sunday lost passengers including the owner of the operating company</text:span>
</text:h>
      <text:p text:style-name="P4">
The small submarine "Titan" with 5 people sank into the water for 1 hour and 45 minutes on Sunday morning. The operating company "Marine Gate" announced on Monday the disappearance of submarines in the waters of the coast of the southeast of Canada on the Atlantic. DavidConcannon, a consultant of the company, said that time starts at 6 am on Sunday, the oxygen on the submarine can almost support 96 hours, that is, oxygen is expected to only be maintained on Thursday (June 22).</text:p>
      <text:p text:style-name="P4">
"Titan" aims to explore the shipwreck of Titanic. According to the information provided by the operating company "The Gate of the Marine", this tourist tour of this Titanic shipwreck lasted for several days, and the cost was about $ 250,000 per person. The itinerary will also be equipped with experts to observe the corrosion process of the wreckage of the shipwreck.</text:p>
      <text:p text:style-name="P4">
Five people on the lost submarine also include Pakistan entrepreneurs Shahzada Dawood and his 19 -year -old son</text:p>
      <text:p text:style-name="P4">
The five people on the lost submarine this time were French explorer Paul-Henri Nargeolet, British rich, adventurer Hamishharding, Pakistanic entrepreneur Shahzada Dawood and his 19 years old. Son, SULEMANDAWOOD, and Stockton Rush, the captain and the founder and chief executive officer of the "gate of the ocean" of the operating company.</text:p>
      <text:p text:style-name="P4">
(German Press, Agence France -Presse)</text:p>
      <text:p text:style-name="P4">
News Source: <text:a xlink:type="simple" xlink:href="https://www.dw.com/zh/寻找失联潜艇：-敲击声-带来一线希望/a-65989598" text:style-name="Internet_20_link" text:visited-style-name="Visited_20_Internet_20_Link">
https://www.dw.com/zh/寻找失联潜艇：-敲击声-带来一线希望/a-65989598?maca=chi-rss-chi-all-1127-rdf</text:a>
</text:p>
      <!--NEWS-->
      <text:h text:style-name="P10" text:outline-level="1">
<text:span text:style-name="T4">
Why is this Iranian disgusting organization raid in Europe?</text:span>
</text:h>
      <text:p text:style-name="P4">
Author: 半岛电视台</text:p>
      <text:p text:style-name="P4">
Publisher: Al Jazeera</text:p>
      <text:p text:style-name="P4">
Published Time: 2023-06-21T12:40:39</text:p>
      <text:p text:style-name="P4">
Modified Time: 2023-06-21T12:40:39</text:p>
      <text:p text:style-name="P4">
Description: The Albanian police raid a camp who lived thousands of members who lived in thousands of "people's jihadists" who opposed the Iranian god rights government.</text:p>
      <text:p text:style-name="P4">
Images: ["<text:a xlink:type="simple" xlink:href="https://chinese.aljazeera.net/wp-content/uploads/2023/06/2019-07-13T182518Z_1041380568_RC1234D2CB00_RTRMADP_3_USA-IRAN-ALBANIA-1687341978-1687350007.jpg" text:style-name="Internet_20_link" text:visited-style-name="Visited_20_Internet_20_Link">
2019-07-13T18...</text:a>
", "<text:a xlink:type="simple" xlink:href="https://chinese.aljazeera.net/wp-content/uploads/2023/06/maxresdefault-1687350454.webp" text:style-name="Internet_20_link" text:visited-style-name="Visited_20_Internet_20_Link">
maxresdefault...</text:a>
", "<text:a xlink:type="simple" xlink:href="https://chinese.aljazeera.net/wp-content/uploads/2023/06/32D43UK-highres-1687342674-1687350511.jpg" text:style-name="Internet_20_link" text:visited-style-name="Visited_20_Internet_20_Link">
32D43UK-highr...</text:a>
", "<text:a xlink:type="simple" xlink:href="https://chinese.aljazeera.net/wp-content/uploads/2023/06/1PU4SE-highres-1687342663-1687350606.jpg" text:style-name="Internet_20_link" text:visited-style-name="Visited_20_Internet_20_Link">
1PU4SE-highre...</text:a>
", "<text:a xlink:type="simple" xlink:href="https://chinese.aljazeera.net/wp-content/uploads/2023/06/maxresdefault-1687350243.jpg" text:style-name="Internet_20_link" text:visited-style-name="Visited_20_Internet_20_Link">
maxresdefault...</text:a>
"]</text:p>
      <text:p text:style-name="P4">
Topics: ['专家专栏', '政治', '新闻']</text:p>
      <text:p text:style-name="P4">
Keywords: ['专家专栏', '政治', '新闻', '伊朗', '阿尔巴尼亚']</text:p>
      <text:p text:style-name="P4">
Type: Article</text:p>
      <!--METADATA-->
      <text:p text:style-name="P4">
<draw:frame draw:style-name="fr1" draw:name="Image195" text:anchor-type="as-char" svg:width="6.9236in" svg:height="4.612736in" draw:z-index="0">
<draw:image xlink:href="../Images/Aljazeera Chinese/2023-06-21T12-40-39/2019-07-13T182518Z_1041380568_RC1234D2CB00_RTRMADP_3_USA-IRAN-ALBANIA-1687341978-1687350007.jpg" xlink:type="simple" xlink:show="embed" xlink:actuate="onLoad" draw:mime-type="image/jpeg"/>
</draw:frame>
On July 13, 2019, people waved the banner in the event held in the Ashlaf-3 camp in the city of Albania.(Reuters)The Albanian police raid a "People's Holy Warrior Organization" who lived in thousands of people who opposed the Iranian god rights government(MEK)Member's camp.</text:p>
      <text:p text:style-name="P4">
One person died and dozens of people were injured, and what happened in the Ashraf-3 (ASHRAF-3), all kinds of statements and theoretical comparison.</text:p>
      <text:p text:style-name="P4">
So, what is the "People's Holy Warrior Organization"? What do they do in this Westbargan country? How does the United States integrate into it? Why are these issues important?</text:p>
      <text:h text:style-name="P13" text:outline-level="4">
<text:span text:style-name="T4">
What is the "People's Holy War Organization"?</text:span>
</text:h>
      <text:p text:style-name="P4">
The "People's Holy Warrior Organization" was originally an organization with a left -wing revolutionary thought. It opposed the rule of the last king of Iran, Mohammed Lisa Ballevi, and the latter has been overthrown by the 1979 Islamic Revolution -it is this revolutionary revolution. The current regime of Iran is born.</text:p>
      <text:p text:style-name="P4">
They initially formed an alliance with other revolutionaries, but had a dispute with Iran's first supreme leader, Ayatra Hotini, and launched an armed uprising against the government that had just established, including creating explosions and implementing high -level assassinations.</text:p>
      <text:p text:style-name="P4">
In the end, they had to leave Iran and formed an alliance with the dictator of the neighboring Iraq. During the 8th year of the 1980s, the members of the organization launched a number of armed offensives on the Iranian territory.</text:p>
      <text:p text:style-name="P4">
The Iranian government regards it as a "terrorist organization" and claims that it should be responsible for the death of nearly 17,000 Iranians.</text:p>
      <text:p text:style-name="P4">
<draw:frame draw:style-name="fr1" draw:name="Image196" text:anchor-type="as-char" svg:width="6.9236in" svg:height="3.894525in" draw:z-index="0">
<draw:image xlink:href="../ConvertedIMGs/Aljazeera Chinese/2023-06-21T12-40-39/maxresdefault-1687350454.png" xlink:type="simple" xlink:show="embed" xlink:actuate="onLoad" draw:mime-type="image/png"/>
</draw:frame>
The "People's Holy Warrior Organization" who opposes the Iranian regime(Peninsula TV Station)Members of the "People's Holy Warrior" have been stationed in a camp in Iraq for many years, but in the end, they had to be transferred to Albania in the mid -century because Iraqi officials were increasingly hostile to them.</text:p>
      <text:p text:style-name="P4">
Over the years, the narrative of members of the organization and a large number of reports from international media described in detail how the organization "operates like cults" and exerts severe restrictions on their members, causing them to suffer from physical and spiritual abuse.</text:p>
      <text:p text:style-name="P4">
Due to the lack of legitimacy and the support of Iranians, the organization was also accused of operating online giant farms, and repeatedly boasted that relevant institutions of Iran's national institutions entered hackers' invasion or penetration. After the Albanian police conducted an assault search, some of their accounts were closed this Tuesday.</text:p>
      <text:h text:style-name="P13" text:outline-level="4">
<text:span text:style-name="T4">
Why do you want to start a raid?</text:span>
</text:h>
      <text:p text:style-name="P4">
Dozens of Albanian police raid the Ashlav-3 camp near the mountain town in the mountain city about 30 kilometers west of the Albania capital.</text:p>
      <text:p text:style-name="P4">
The Albanian police said the raid was conducted based on the court's order. This order was released after the country ’s special anti -corruption agency Spak was released after investigating the“ People's Jihad Organization ”without approval. protocol.</text:p>
      <text:p text:style-name="P4">
The Alfonian Ministry of the Interior supported the raid, and the National Police Director Muhammed Lunbraku said he felt "angry and offending" because members of the organization tried to prevent the police from seizing their electronic equipment and his leaders did not cooperate.</text:p>
      <text:p text:style-name="P4">
<draw:frame draw:style-name="fr1" draw:name="Image197" text:anchor-type="as-char" svg:width="6.9236in" svg:height="5.439971in" draw:z-index="0">
<draw:image xlink:href="../Images/Aljazeera Chinese/2023-06-21T12-40-39/32D43UK-highres-1687342674-1687350511.jpg" xlink:type="simple" xlink:show="embed" xlink:actuate="onLoad" draw:mime-type="image/jpeg"/>
</draw:frame>
On June 23, 2022, former US Vice President Mike Pence delivered a speech to the "People's Holy Warrior Organization" at the Ashlav 3 camp in Manze(French media)The video and reports about the raid showed the chaotic scene at the time- the members of the "People's Holy Warrior" shouted and confronted the police and the media angrily.</text:p>
      <text:p text:style-name="P4">
After a member squeezed into the camera, a reporter from the Albanian TV station on the scene said, "I want to know whether the Albanian policeman is a protector or a terrorist."</text:p>
      <text:p text:style-name="P4">
The organization stated that one member of his 65 -year -old Ali Mosahali -has died on the 20th, and more than 100 residents of camps were injured by pepper spray. Police said the death of the man had nothing to do with the actions of the police, and the police noticed that he did not use force.</text:p>
      <text:h text:style-name="P13" text:outline-level="4">
<text:span text:style-name="T4">
What do you think?</text:span>
</text:h>
      <text:p text:style-name="P4">
The Iranian Ministry of Foreign Affairs spokesman Nasis Canni welcomed the news, saying that the "people's jihado organization" will always pose a threat to the security of its host country due to its "terrorist nature".</text:p>
      <text:p text:style-name="P4">
"This is why the Iraqi government expelled them and other governments to refuse to accept them. We hope that the Albanian government can make up for the mistakes that receive this terrorist organization," he said in a tweet released on the 21st.</text:p>
      <text:p text:style-name="P4">
Interestingly, the US government's response is to keep a distance from the "People's Holy Warrior Organization", although the organization has received strong support from many senior US officials including former US Vice President Mike Pence for many years.</text:p>
      <text:p text:style-name="P4">
The United States said that Albania has guaranteed it that the raid was carried out in accordance with the law and had serious concerns about the organization, including allegations on the abuse of their members.</text:p>
      <text:p text:style-name="P4">
<draw:frame draw:style-name="fr1" draw:name="Image198" text:anchor-type="as-char" svg:width="6.9236in" svg:height="4.608995in" draw:z-index="0">
<draw:image xlink:href="../Images/Aljazeera Chinese/2023-06-21T12-40-39/1PU4SE-highres-1687342663-1687350606.jpg" xlink:type="simple" xlink:show="embed" xlink:actuate="onLoad" draw:mime-type="image/jpeg"/>
</draw:frame>
On March 4, 2020, members of the "People's Holy Warrior" walked on the streets of Ashlaf-3 camp(French media)The United States also said that it does not think that the "people's jihador organization" is "a feasible democracy opposition on behalf of the Iranian people" and trying to ensure that the US government will not provide support, training or funds to the organization.</text:p>
      <text:p text:style-name="P4">
More than ten years ago, the United States and the European Union had removed the "People's Holy Warrior" from the "terrorist organization" list. Previously, the organization had promised to abandon its violence. Last year, Iran listed dozens of U.S. officials who supported the "People's Holy Warrior" on the blacklist.</text:p>
      <text:p text:style-name="P4">
In September last year, Albania had a diplomatic relations with Iran after accusing Iran's launch of major cyber attacks, but Iran denied it. The United States and the European Union support Albania in this incident.</text:p>
      <text:p text:style-name="P4">
The raid occurred on the 20th prompted the Affiliated account of the "People's Holy Warrior Organization" to accuse Albania in accusing Albania to engage in the Iranian government.</text:p>
      <text:p text:style-name="P4">
Since this raid occurred one day after the French people from the "People's Holy Warrior" held a July 1st day in Paris -they had rally there many times before, and some users on the Internet connected these two incidents on the Internet Essence At the same time, as the protective umbrella of the organization, the Iranian National Resistance Committee accused France of "pressure" in the Iranian government.</text:p>
      <text:p text:style-name="P4">
<draw:frame draw:style-name="fr1" draw:name="Image199" text:anchor-type="as-char" svg:width="6.9236in" svg:height="3.894525in" draw:z-index="0">
<draw:image xlink:href="../Images/Aljazeera Chinese/2023-06-21T12-40-39/maxresdefault-1687350243.jpg" xlink:type="simple" xlink:show="embed" xlink:actuate="onLoad" draw:mime-type="image/jpeg"/>
</draw:frame>
Iran's protests (Peninsula TV Station)</text:p>
      <text:p text:style-name="P4">
News Source: <text:a xlink:type="simple" xlink:href="https://chinese.aljazeera.net/opinions/expert-column/2023/6/21/%e8%bf%99%e4%b8%aa%e4%bc%8a%e6%9c%97%e5%bc%82%e8%a7%81%e7%bb%84%e7%bb%87%e4%b8%ba%e4%bd%95%e5%9c%a8%e6%ac%a7%e6%b4%b2%e9%81%ad%e5%88%b0%e7%aa%81%e8%a2%ad" text:style-name="Internet_20_link" text:visited-style-name="Visited_20_Internet_20_Link">
https://chinese.aljazeera.net/opinions/expert-column/2023/6/21/%e8%bf%99%e4%b8%aa%e4%bc%8a%e6%9c%97%e5%bc%82%e8%a7%81%e7%bb%84%e7%bb%87%e4%b8%ba%e4%bd%95%e5%9c%a8%e6%ac%a7%e6%b4%b2%e9%81%ad%e5%88%b0%e7%aa%81%e8%a2%ad</text:a>
</text:p>
      <!--NEWS-->
      <text:h text:style-name="P10" text:outline-level="1">
<text:span text:style-name="T4">
Blingken's visit to China to Taiwan's Taiwan policy is focusing on</text:span>
</text:h>
      <text:p text:style-name="P4">
Author: None</text:p>
      <text:p text:style-name="P4">
Publisher: Radio Free Asia (Organization)</text:p>
      <text:p text:style-name="P4">
Published Time: 2023-06-21T12:49:00-04:00</text:p>
      <text:p text:style-name="P4">
Modified Time: 2023-06-21T13:04:53-04:00</text:p>
      <text:p text:style-name="P4">
Description: None</text:p>
      <text:p text:style-name="P4">
Videos: []</text:p>
      <text:p text:style-name="P4">
Audios: ["<text:a xlink:type="simple" xlink:href="https://www.rfa.org/mandarin/yataibaodao/junshiwaijiao/tj1-0621202312223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0" text:anchor-type="as-char" svg:width="6.9236in" svg:height="4.042489in" draw:z-index="0">
<draw:image xlink:href="../Images/rfamandarin/2023-06-21T12-49-00-04-00/000000.png" xlink:type="simple" xlink:show="embed" xlink:actuate="onLoad" draw:mime-type="image/png"/>
</draw:frame>
U.S. Secretary of State Brosky met with Chinese officials in Beijing on June 19, 2023 <text:a xlink:type="simple" xlink:href="https://www.rfa.org/mandarin/yataibaodao/junshiwaijiao/tj1-06212023122237.html/@@images/image" text:style-name="Internet_20_link" text:visited-style-name="Visited_20_Internet_20_Link">
</text:a>
Associated Press picture <text:a xlink:type="simple" xlink:href="https://www.rfa.org/mandarin/yataibaodao/junshiwaijiao/tj1-06212023122237.html/@@stream" text:style-name="Internet_20_link" text:visited-style-name="Visited_20_Internet_20_Link">
Audio-LLTTPS://www. Rfa.org/mandarin/yataibaodao/junshiwaijiao/tj1-06220222237.html/@stream</text:a>
With the ups and downs of US -China relations, the issue of Taiwan has also become the focus of international attention. What is the importance of Taiwan for the world? When the United States and the United States allies in China are in Taiwan, will they send troops to prevent Taiwan? American scholars and former senior officials discussed this.</text:p>
      <text:p text:style-name="P4">
<text:a xlink:type="simple" xlink:href="https://www.rfa.org/mandarin/yataibaodao/junshiwaijiao/kw-06192023132239.html" text:style-name="Internet_20_link" text:visited-style-name="Visited_20_Internet_20_Link">
<text:span text:style-name="T4">
 Brinken ended his visit to Huamei and China Agreement "Stable Relationship" </text:span>
</text:a>
<text:span text:style-name="T4">
* <text:a xlink:type="simple" xlink:href="https://www.rfa.org/mandarin/yataibaodao/gangtai/tj-05162023102835.html" text:style-name="Internet_20_link" text:visited-style-name="Visited_20_Internet_20_Link">
You Xizhen visited Washington and called the United States and allies to support the stability of the Taiwan Strait</text:a>
</text:span>
</text:p>
      <text:p text:style-name="P4">
US Secretary of State Antony Blinken visited Beijing last Sunday. This is the highest US diplomat in the United States since the US Secretary of State Mikepompeo's visit to China in 2018. In Brintken's China trip, he had a dialogue with Chinese President Xi Jinping. After talking with Xi Jinping with Xi Jinping, Brillon held a press conference and stated that he discussed with Xi Jinping in Taiwan. Blints proposed that the United States worried about China ’s provocative operation in the Taiwan Strait. 'Policies have not changed. The United States does not support Taiwan's independence, and it also opposes that any party on both sides of the strait unilaterally changes the status quo of the Taiwan Strait.</text:p>
      <text:p text:style-name="P4">
In response to the Taiwan Strait issue, on Tuesday, the Council On Foreign Relations also held a seminar. American scholars and former officials focused on cross -strait issues and Taiwan -US relations at the meeting.</text:p>
      <text:p text:style-name="P4">
<text:span text:style-name="T4">
 Scholars: Taiwan peace is a major interest for the United States </text:span>
</text:p>
      <text:p text:style-name="P4">
At the meeting, scholars talked about the importance of Taiwan. Michael Glennmullen, the retired U.S. military general and former US Staff Joint Congress Chairman, said: "One of the most important points is that Taiwan Island is located in the four major big big big. The center of the economy, compared with the economic recession in 2000 and 2008, or the new crown epidemic, leads to economic stagnation. If a war broke out on both sides of the strait, the economic impact brought by the United States, China and the world will be more serious than the above situation. "</text:p>
      <text:p text:style-name="P4">
Former US ambassador to Korea, former Indian commander, Harry Harrisjr. "If the United States allows large authoritarian countries to do whatever the small democratic country, such as Ukraine and Taiwan, the existing international order is over, this is why the United States and the United States must stand up ... ... Taiwan is democracy, In an innovative country, the 24 million people in Taiwan only want to live a normal life. They do not want to be ruled by racial extinction Communist regimes. "</text:p>
      <text:p text:style-name="P4">
Susan M.gordon, deputy director of the country's intelligence collection, also said that the U.S. government needs to let the American people understand why Taiwan is vital to the United States: "For today, I think the American people do not know Taiwan's interests to the United States. Important. It is important to clearly inform the American people. "</text:p>
      <text:p text:style-name="P4">
Susan M.gordon, deputy director of intelligence collection in the United States, said at a seminar that the US government needs to let the American people clearly understand why Taiwan is essential to the United States. (Associated Press picture) <text:a xlink:type="simple" xlink:href="https://www.rfa.org/mandarin/yataibaodao/junshiwaijiao/tj1-06212023122237.html/ap18047835360162.jpg" text:style-name="Internet_20_link" text:visited-style-name="Visited_20_Internet_20_Link">
</text:a>
** Scholars: The United States needs to restart balance against China.</text:p>
      <text:p text:style-name="P4">
At the Harris meeting, China has become increasingly aggressive in Taiwan in recent years: "China has always been strategically clear about Taiwan's intention. China is building a army that can fight against the United States. "</text:p>
      <text:p text:style-name="P4">
Malun also analyzed that China ’s ambition to unveil Taiwan shows that the United States’ obhasization of China in the past decades is invalid: “The United States’ scarning capacity for China is declining, and China ’s diplomatic, military, and economical in economics Politically, they are increasingly stressful, and US -China relations need to be balanced, but because of the tight relations between the United States and China, the balance symbolizes the need for the US policy to be more aggressive. Make the re -balance full of risks. "</text:p>
      <text:p text:style-name="P4">
<text:span text:style-name="T4">
 Scholars: For the United States, Taiwan's status is unsure </text:span>
</text:p>
      <text:p text:style-name="P4">
At the meeting, Davidsacks, a researcher at the Asian Project of the Foreign Relations Association, talked about the United States' stance on Taiwan: "(in the three public newspapers in the United States and China), we 'recognize' China's position, that is, the world in the world, that is, the world is the world. There is only one China, and Taiwan is part of China, but we do not endorse this position. Therefore, although the United States does not support Taiwan's independence, we also have no solid support in China to claim that "Taiwan is a province that needs to be returned". The US position in the United States. It is 'Taiwan's status is unreasonable', and we do not have a position on the final result of Taiwan's status. "</text:p>
      <text:p text:style-name="P4">
Saxha emphasized that for the United States, the United States attaches the most important thing to solve the process of Taiwan. All resolutions that change cross -strait relations need to be peaceful through the consent of the people of Taiwan.Reporter: Tang Yuanyuan Editor: 梒 梒 网 Editor: Hong Wei</text:p>
      <text:p text:style-name="P4">
News Source: <text:a xlink:type="simple" xlink:href="https://www.rfa.org/mandarin/yataibaodao/junshiwaijiao/tj1-06212023122237.html" text:style-name="Internet_20_link" text:visited-style-name="Visited_20_Internet_20_Link">
https://www.rfa.org/mandarin/yataibaodao/junshiwaijiao/tj1-06212023122237.html</text:a>
</text:p>
      <!--NEWS-->
      <text:h text:style-name="P10" text:outline-level="1">
<text:span text:style-name="T4">
Ali reorganization: Zhang Yong stepped down as chairman and CEO, Cai Chongxin and Wu Yongming took over</text:span>
</text:h>
      <text:p text:style-name="P4">
Creator: CHANG CHE</text:p>
      <text:p text:style-name="P4">
Publisher: https://www.facebook.com/nytimeschinese</text:p>
      <text:p text:style-name="P4">
Published Time: 2023-06-21T12:59:59+08:00</text:p>
      <text:p text:style-name="P4">
Description: Ali announced on the 2nd that 51 -year -old Zhang Yong will step down as the highest position in Ali and withdraw from the board of directors. Zhang Yong said that he puts "whole body and mind" into the spin -off work. This reorganization is regarded as Ali's response to Beijing's tightening supervision. Kin Cheung/Associated Press 2019, Zhang Yong in Hong Kong. In the unexpected group reorganization, he will step down as the chairman and CEO of Alibaba's board of directors.</text:p>
      <text:p text:style-name="P4">
Images: ["<text:a xlink:type="simple" xlink:href="https://static01.nyt.com/images/2023/06/20/multimedia/20Alibaba-Shakeup-cgwv/20Alibaba-Shakeup-cgwv-master1050.jpg" text:style-name="Internet_20_link" text:visited-style-name="Visited_20_Internet_20_Link">
20Alibaba-Sha...</text:a>
"]</text:p>
      <text:p text:style-name="P4">
Category: 商业与经济</text:p>
      <text:p text:style-name="P4">
Type: Article</text:p>
      <!--METADATA-->
      <text:p text:style-name="P4">
<draw:frame draw:style-name="fr1" draw:name="Image204" text:anchor-type="as-char" svg:width="6.9236in" svg:height="4.615733in" draw:z-index="0">
<draw:image xlink:href="../Images/cnnytimes/2023-06-21T12-59-59-08-00/20Alibaba-Shakeup-cgwv-master1050.jpg" xlink:type="simple" xlink:show="embed" xlink:actuate="onLoad" draw:mime-type="image/jpeg"/>
</draw:frame>
In late March, Zhang Yong announced the 24 -year history of Alibaba "[Most important] <text:a xlink:type="simple" xlink:href="https://www.alizila.com/alibaba-reorganizes-to-unlock-value/" text:style-name="Internet_20_link" text:visited-style-name="Visited_20_Internet_20_Link">
Most important</text:a>
"Organization change, one of the first -generation Chinese technology giant groups will be split into six departments to attract public investors.</text:p>
      <text:p text:style-name="P4">
Now, Zhang Yong stepped down as the chairman and chief executive officer of this technology giant, and will withdraw from the Ali board of directors. The two co -founders of the company have been promoted to these two leadership positions.</text:p>
      <text:p text:style-name="P4">
Ali announced on the second day that 51 -year -old Zhang Yong will step down in the highest position in September. Since then, he will be the chief executive officer of Alibaba Cloud Intelligent Group, in March <text:a xlink:type="simple" xlink:href="https://cn.nytimes.com/technology/20230329/alibaba-china-e-commerce/" text:style-name="Internet_20_link" text:visited-style-name="Visited_20_Internet_20_Link">
announced the reorganization</text:a>
Start holding this position. In May, Ali announced a plan to peel off the cloud business and pave the way for listing.</text:p>
      <text:p text:style-name="P4">
Cai Chongxin, who has worked for Ali for many years at the age of 59, has been promoted from the Group Executive Vice Chairman to the chairman of the board of directors. Another co -founder Wu Yongming will replace Zhang Yong as the CEO.</text:p>
      <text:p text:style-name="P4">
advertise</text:p>
      <text:p text:style-name="P4">
"This is the veteran of the veteran," said Duncan Clark, chairman of Beijing Bodaq Consulting Co., Ltd.. "The most trusted veteran team has re -controlled power."</text:p>
      <text:p text:style-name="P4">
Ali chose a key node for leadership reorganization. [Strike] in Beijing's largest scientific and technological enterprise forces in Beijing <text:a xlink:type="simple" xlink:href="https://cn.nytimes.com/business/20211008/china-businesses/" text:style-name="Internet_20_link" text:visited-style-name="Visited_20_Internet_20_Link">
strike</text:a>
Among, Ali is the most watched goal. The company's stock price has fallen sharply from the peak of 2020.</text:p>
      <text:p text:style-name="P4">
As the founder of Ali, Billionaire Ma Yun criticized the Chinese regulatory agency's innovation of the Chinese regulatory agency. In 2020, he was driven out of the public vision. Ant Group was Ali's fintech sister company. After his criticism, Chinese officials suspended the Ant Group's listing plan. In 2021, China's antitrust agencies were on the grounds that they banned merchants from selling goods on other platforms, and they were <text:a xlink:type="simple" xlink:href="https://cn.nytimes.com/technology/20210412/china-alibaba-monopoly-fine/" text:style-name="Internet_20_link" text:visited-style-name="Visited_20_Internet_20_Link">
18.2 billion yuan</text:a>
fine.</text:p>
      <text:p text:style-name="P4">
As Ali announced the reorganization this year, the company's image spokesperson and the popular Ma Yun's return to China in China have been made public. This reorganization is considered to be considered a measure of tightening supervision in Beijing to a certain extent.</text:p>
      <text:p text:style-name="P4">
Research Institutions of Ali <text:a xlink:type="simple" xlink:href="https://mp.weixin.qq.com/s/6srtOMUA6KTLi5Q3uTkEVw" text:style-name="Internet_20_link" text:visited-style-name="Visited_20_Internet_20_Link">
Posted</text:a>
Said that Ma Yun appeared in the mathematical competition sponsored by the agency on Saturday. Although he no longer holds Ali's official position, the company's documents show that Ma Yun is still one of the largest shareholders. As of 2021, he also holds 4.5%of the company's shares.</text:p>
      <text:p text:style-name="P4">
Wu Yongming helped Ali transform from an e -commerce giant to a mobile Internet giant. Alibaba Group/VIA Reuters</text:p>
      <text:p text:style-name="P4">
Cai Chongxin helped Ali get early investment from Goldman Sachs and SoftBank. Ye Aung Thu/Agence-Presse-Getty Images</text:p>
      <text:p text:style-name="P4">
Zhang Yong said in a full letter on Tuesday that he had to be "whole -hearted" into the spin -off work. He also pointed out that it is necessary to clearly distinguish his positions in Alibaba and Cloud Smart Group.</text:p>
      <text:p text:style-name="P4">
Some former employees stated that Cai Chongxin, the chairman of the new board of directors, has an inseparable relationship with Ma Yun. They met in 1999. At that time, Alibaba was just a free portal. Cai Chongxin joined the company that year. He helped Ma Yun get an early investment of Goldman Sachs and SoftBank, and presided over the company's listing of New York in 2014, creating the first public -funded records at the time.</text:p>
      <text:p text:style-name="P4">
advertise</text:p>
      <text:p text:style-name="P4">
Cai Chongxin has served as the vice chairman of Ali since 2013, and he is also the main owner of the NBA Brooklyn Nets.</text:p>
      <text:p text:style-name="P4">
Wu Yongming, who has been an executive of Ali E -commerce Department for many years, was promoted. Analysts said that this was a signal that Ali would continue to purchase online as its core business.</text:p>
      <text:p text:style-name="P4">
The nearly fifty -year -old Wu Yongming helped Ali transform from an e -commerce giant to a mobile Internet giant, and turned Alipay's digital payment application to one of the most common payment methods in China. He will continue to serve as the chairman of Taobao and Tmall, two major e -commerce companies in Ali.</text:p>
      <text:p text:style-name="P4">
Zhang Yong told investors that Ali split its business to reduce the degree of centralization and improve efficiency. However, Ali has recently announced the establishment of a high -level committee to be responsible for the fund distribution decision of the new business group. Some analysts believe that this shows that the company's power will still be in the hands of a few key characters.</text:p>
      <text:p text:style-name="P4">
Zhang Yong replaced Ma Yun as the chairman of Ali Board in 2019. At that time, he was a rising star in the company, creating Ali's most successful "<text:a xlink:type="simple" xlink:href="https://cn.nytimes.com/technology/20191112/alibaba-singles-day/" text:style-name="Internet_20_link" text:visited-style-name="Visited_20_Internet_20_Link">
Double 11</text:a>
"Shopping festival. Zhang Yong is famous for paying attention to details and the ability to solve problems. It is generally considered to be very complementary to Ma Yun, and the latter is known within the company's insight.</text:p>
      <text:p text:style-name="P4">
In China, Alibaba is synonymous with online shopping. But from digital payment to delivery services to entertainment, the company has expanded a series of extensive businesses. In recent years, Ali has expanded the size of the e -commerce department, and its cloud computing department has also promoted the vigorous development of artificial intelligence.</text:p>
      <text:p text:style-name="P4">
advertise</text:p>
      <text:p text:style-name="P4">
Jacob Cook, CEO of Weibo Leading E -commerce Consulting Company, said that Cai Chongxin has invested extensively worldwide. Considering that Ali has recently paid attention to international business, it is a logical choice for him to re -control his power.</text:p>
      <text:p text:style-name="P4">
According to a Singaporean company record disclosed by the research company VentureCapinsights, Alibaba invested $ 1.6 billion in the Southeast Asian e -commerce business last year. Last week, Ali announced that it plans to launch the local edition of Tmall, the e -commerce department in Europe.</text:p>
      <text:p text:style-name="P4">
News Source: <text:a xlink:type="simple" xlink:href="https://cn.nytimes.com/business/20230621/alibaba-daniel-zhang-joseph-tsai/" text:style-name="Internet_20_link" text:visited-style-name="Visited_20_Internet_20_Link">
https://cn.nytimes.com/business/20230621/alibaba-daniel-zhang-joseph-tsai/</text:a>
</text:p>
      <!--NEWS-->
      <text:h text:style-name="P10" text:outline-level="1">
<text:span text:style-name="T4">
EU Summit: Focus on China's security strategy for China</text:span>
</text:h>
      <text:p text:style-name="P4">
Author: None (Language: zh)</text:p>
      <text:p text:style-name="P4">
Publisher: None</text:p>
      <text:p text:style-name="P4">
Time: 2023-06-21T13:18:00Z</text:p>
      <text:p text:style-name="P4">
Description: EU senior officials said that the EU leaders will call on China to help China help the end of the Ukrainian war and participate in climate change during the summit, and regain its economic relations with the EU.</text:p>
      <text:p text:style-name="P4">
Videos: []</text:p>
      <text:p text:style-name="P4">
Images: []</text:p>
      <text:p text:style-name="P4">
Subject: 时政风云</text:p>
      <text:p text:style-name="P4">
Subjects: ['德中关系', '希腊债务危机', '欧债危机', '俄罗斯', '欧盟', '乌克兰', '岛屿主权争端', '专题报道：全景观看“习马会”', '诺贝尔奖', '欧洲难民危机']</text:p>
      <text:p text:style-name="P4">
Keywords: ['欧盟', '中国', '俄罗斯', '乌克兰战争', '安全战略', '去风险', '投资', '敏感技术']</text:p>
      <text:p text:style-name="P4">
Id: 65990363</text:p>
      <!--METADATA-->
      <text:p text:style-name="P4">
<text:a xlink:type="simple" xlink:href="https://www.dw.com/zh/overlay/image/article/65990363/61306037" text:style-name="Internet_20_link" text:visited-style-name="Visited_20_Internet_20_Link">
 </text:a>
China will be an important topic at the EU Summit next week</text:p>
      <text:p text:style-name="P4">
(Voice of Germany Chinese) will be the main topic at the EU State Leadership Summit at Brussels next week (June 29-June 30) at the European Leader Summit in Brussels. The above -mentioned appeal to China appeared in the draft of the closing statement prepared by the conference, which was not the last text that was finalized.</text:p>
      <text:p text:style-name="P4">
The European officials told Reuters that the draft of the closing statement was roughly consistent with the content of the 7th National Group Summit in May this year. Essence</text:p>
      <text:p text:style-name="P4">
He said: "The important thing is that we have determined the concept of de -risk and diversification." The official also revealed that the focus of the European leaders' discussion may include the role of China in the Russian war in Russia and the <text:a xlink:type="simple" xlink:href="https://www.dw.com/zh/zh/媒體歐盟擬制裁七間助俄中企/a-65545705" text:style-name="Internet_20_link" text:visited-style-name="Visited_20_Internet_20_Link">
Sino -Russian economic relations </text:a>
Essence Western leaders have urged China to use its influence on Russia to terminate conflicts.</text:p>
      <text:p text:style-name="P4">
Chinese official data shows that China has grown significantly since the Ukrainian war from Russia's crude oil imports and bilateral trade. According to data released by China Customs on Tuesday, China imported 9.71 million tons of Russian crude oil in May this year, reaching the highest level since Russia's invasion of Ukraine. Since the outbreak of the war in February 2022, China's imports of Russian crude oil have almost doubled. Trade data announced this month also shows that <text:a xlink:type="simple" xlink:href="https://www.dw.com/zh/zh/俄中贸易互动频繁-去年规模破万亿人民币/a-64386045" text:style-name="Internet_20_link" text:visited-style-name="Visited_20_Internet_20_Link">
Trade between China and Russia</text:a>
The amount has continued to reach a new high since February 2022.</text:p>
      <text:h text:style-name="P12" text:outline-level="3">
<text:span text:style-name="T4">
China's shot to save Russia's economy?</text:span>
</text:h>
      <text:h text:style-name="P12" text:outline-level="3">
<text:span text:style-name="T4">
economic security strategy</text:span>
</text:h>
      <text:p text:style-name="P4">
On Tuesday, the European Commission announced a new <text:a xlink:type="simple" xlink:href="https://www.dw.com/zh/zh/保卫经济安全-欧盟有哪些工具/a-65959172" text:style-name="Internet_20_link" text:visited-style-name="Visited_20_Internet_20_Link">
Economic Security</text:a>
Strategy, emphasize strengthening the supervision of export and technical output. The European Commission did not mention China in strategic documents, but it is clear that the country is a center of the document focusing.</text:p>
      <text:p text:style-name="P4">
"We must ensure that the capital, knowledge, experience, and research of EU companies will not be used for military purposes." Feng Delin, chairman of the European Commission, said.</text:p>
      <text:p text:style-name="P4">
This security strategy is also an important issue discussed at the Brussels summit next week. According to the "South Germany" report, one of the core content of the strategy is export control and foreign investment in specific areas. In addition, the European Commission also plans to launch a regulation, so that the authorities have the right to limit EU companies to invest in China in some cases in some cases in China. Essence This will involve a small amount of sensitive technologies that can be used for military purposes. The examples mentioned in the file include quantum computers, new semiconductors and artificial intelligence.</text:p>
      <text:p text:style-name="P4">
EU officials quoted by Reuters also said that some EU countries are currently very cautious about the proposal, saying that exports and security policies belong to the scope of responsibility for their members.</text:p>
      <text:p text:style-name="P4">
(Reuters, South Germany will report)</text:p>
      <text:p text:style-name="P4">
News Source: <text:a xlink:type="simple" xlink:href="https://www.dw.com/zh/欧盟峰会：聚焦针对中国的安全战略/a-65990363" text:style-name="Internet_20_link" text:visited-style-name="Visited_20_Internet_20_Link">
https://www.dw.com/zh/欧盟峰会：聚焦针对中国的安全战略/a-65990363?maca=chi-rss-chi-all-1127-rdf</text:a>
</text:p>
      <!--NEWS-->
      <text:h text:style-name="P10" text:outline-level="1">
<text:span text:style-name="T4">
Biden: AI must be resolved to national security and economy risks</text:span>
</text:h>
      <text:p text:style-name="P4">
Author: 联合早报 (Person)</text:p>
      <text:p text:style-name="P4">
Publisher: 联合早报 (Organization)</text:p>
      <text:p text:style-name="P4">
Published Time: 2023-06-21T13:19</text:p>
      <text:p text:style-name="P4">
Modified Time: 2023-06-21T13:19</text:p>
      <text:p text:style-name="P4">
Description: US President Biden said the risk of artificial intelligence (AI) for national security and economic composition must be resolved, and he will seek expert advice in this regard. Reuters reported that Bayeng said on a event in San Francisco, California on Tuesday (June 20): "My politics ...</text:p>
      <text:p text:style-name="P4">
Videos: []</text:p>
      <text:p text:style-name="P4">
Audios: []</text:p>
      <text:p text:style-name="P4">
Images: []</text:p>
      <text:p text:style-name="P4">
Type: NewsArticle</text:p>
      <text:p text:style-name="P4">
Breadcrumbs: ['即时', '国际']</text:p>
      <text:p text:style-name="P4">
Keywords: ['美国', '拜登', '人工智能', '风险']</text:p>
      <!--METADATA-->
      <text:p text:style-name="P4">
US President Biden said the risk of artificial intelligence (AI) for national security and economic composition must be resolved, and he will seek expert advice in this regard.</text:p>
      <text:p text:style-name="P4">
Reuters reported that Bayeng said on a event in San Francisco, California on Tuesday (June 20). Make sure that the AI system is safe only to launch the market. "</text:p>
      <text:p text:style-name="P4">
Biden met with a group of civic and social leaders and advocates to discuss AI technology with them. These people have criticized the influence of large technology companies.</text:p>
      <text:p text:style-name="P4">
Bayon said, "I want to listen to the opinions of experts directly."</text:p>
      <text:p text:style-name="P4">
Governments in some countries are considering how to reduce the risks brought by AI emerging technologies. After the US artificial intelligence R &amp; D company OPENAI has released ChatGPT, in recent months, AI technology has become the darling of investors and consumers.</text:p>
      <text:p text:style-name="P4">
The people who met on Tuesday include Tristanharris, the executive director of the Center for Humane Technology, and the founder of Algorithmic Justice League, Joybuolamwini, and Stanford University professor. B Reich) Essence</text:p>
      <text:p text:style-name="P4">
Global regulatory agencies have been working hard to formulate rules for managing the use of AI. This technology can create texts and images, and influence has been able to resist the Internet trustee.</text:p>
      <text:p text:style-name="P4">
Biden recently discussed AI issues with other world leaders, including British Prime Minister Sonak. The British government will hold the first AI Safety Global Summit later this year. It is expected that Biden will discuss this issue with Indian Prime Minister Modi who visit the United States.</text:p>
      <text:p text:style-name="P4">
EU members agreed to amend the Draft AI rules proposed by the European Commission last week to formulate a set of global standards for various AI technologies such as automated factories, autonomous cars, and chat robots.</text:p>
      <text:p text:style-name="P4">
News Source: <text:a xlink:type="simple" xlink:href="https://www.zaobao.com.sg/realtime/world/story20230621-1406376" text:style-name="Internet_20_link" text:visited-style-name="Visited_20_Internet_20_Link">
https://www.zaobao.com.sg/realtime/world/story20230621-1406376</text:a>
</text:p>
      <!--NEWS-->
      <text:h text:style-name="P10" text:outline-level="1">
<text:span text:style-name="T4">
EU overtime military aid supports Ukraine against Russia</text:span>
</text:h>
      <text:p text:style-name="P4">
Publisher: 法新社</text:p>
      <text:p text:style-name="P4">
Published Time: 2023-06-21T13:32:09+00:00</text:p>
      <text:p text:style-name="P4">
Modified Time: 2023-06-21T13:20:05+00:00</text:p>
      <text:p text:style-name="P4">
Description: (AFP, Brussels, 21st) The European Union (EU) today agreed to add 3.5 billion euros (about NT $ 118.3 billion) to supply weapons for Ukrain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8" text:anchor-type="as-char" svg:width="6.9236in" svg:height="3.617581in" draw:z-index="0">
<draw:image xlink:href="../Images/rficn/2023-06-21T13-32-09-00-00/000000.png" xlink:type="simple" xlink:show="embed" xlink:actuate="onLoad" draw:mime-type="image/png"/>
</draw:frame>
Sweden, the EU Chairman, announced today that the European Union agreed to increase 3.5 billion euros to the "European PeaceFacility" at a meeting of Brussels.</text:p>
      <text:p text:style-name="P4">
European peace mechanism was established in 2021 to support global partner countries. In order to assist in armed Ukraine, the EU 27 countries have quickly used this United Fund about 5.5 billion euros.</text:p>
      <text:p text:style-name="P4">
Among them, 3.6 billion euros were used to compensate for the weapons of Ukraine for EU member states, and 2 billion euros were used for a plan to transport ammunition to Ukraine.</text:p>
      <text:p text:style-name="P4">
EU leaders have increased 2 billion euros at the end of last year to give this fund that plans to operate in 2027. Now, in principle, it agrees to add 3.5 billion euros.</text:p>
      <text:p text:style-name="P4">
News Source: <text:a xlink:type="simple" xlink:href="https://www.rfi.fr/cn/%E5%9B%BD%E9%99%85%E6%8A%A5%E9%81%93/20230621-%E6%AC%A7%E7%9B%9F%E5%8A%A0%E7%A0%81%E5%86%9B%E6%8F%B4-%E6%94%AF%E6%8C%81%E4%B9%8C%E5%85%8B%E5%85%B0%E5%AF%B9%E6%8A%97%E4%BF%84%E7%BD%97%E6%96%AF" text:style-name="Internet_20_link" text:visited-style-name="Visited_20_Internet_20_Link">
https://www.rfi.fr/cn/%E5%9B%BD%E9%99%85%E6%8A%A5%E9%81%93/20230621-%E6%AC%A7%E7%9B%9F%E5%8A%A0%E7%A0%81%E5%86%9B%E6%8F%B4-%E6%94%AF%E6%8C%81%E4%B9%8C%E5%85%8B%E5%85%B0%E5%AF%B9%E6%8A%97%E4%BF%84%E7%BD%97%E6%96%AF</text:a>
</text:p>
      <!--NEWS-->
      <text:h text:style-name="P10" text:outline-level="1">
<text:span text:style-name="T4">
Musk will discuss major investment in India</text:span>
</text:h>
      <text:p text:style-name="P4">
Publisher: 法新社</text:p>
      <text:p text:style-name="P4">
Published Time: 2023-06-21T13:32:10+00:00</text:p>
      <text:p text:style-name="P4">
Modified Time: 2023-06-21T13:05:02+00:00</text:p>
      <text:p text:style-name="P4">
Description: (Agence France -Presse, New Delhi, 21st) Elon Musk, CEO of the electric vehicle factory, said today that he met with Indian Prime Minister Narendra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9" text:anchor-type="as-char" svg:width="6.9236in" svg:height="3.617581in" draw:z-index="0">
<draw:image xlink:href="../Images/rficn/2023-06-21T13-32-10-00-00/000000.png" xlink:type="simple" xlink:show="embed" xlink:actuate="onLoad" draw:mime-type="image/png"/>
</draw:frame>
Musk, one of the world's top wealthy people, said that Modi "is promoting our major investment in India. This is what we intend to do and are trying to find the right time."</text:p>
      <text:p text:style-name="P4">
Since the popularity of coronary viruses, many companies have expanded their business in India to reduce its supply chain to China and enter the huge domestic market in South Asian countries.</text:p>
      <text:p text:style-name="P4">
Shortly after the visit of Modi to the United States from India, he saw the billionaire's billionaire. Modi pointed out that he was "happy to meet" with Musk in New York.</text:p>
      <text:p text:style-name="P4">
Musk said, "I am confident that Tesla will move forward India and will be as soon as possible." He said he was Modi's "fan" and intends to visit India next year.</text:p>
      <text:p text:style-name="P4">
News Source: <text:a xlink:type="simple" xlink:href="https://www.rfi.fr/cn/%E5%9B%BD%E9%99%85%E6%8A%A5%E9%81%93/20230621-%E9%A9%AC%E6%96%AF%E5%85%8B%E4%BC%9A%E8%8E%AB%E8%BF%AA-%E8%AE%A8%E8%AE%BA%E5%9C%A8%E5%8D%B0%E5%BA%A6%E8%BF%9B%E8%A1%8C%E9%87%8D%E5%A4%A7%E6%8A%95%E8%B5%84" text:style-name="Internet_20_link" text:visited-style-name="Visited_20_Internet_20_Link">
https://www.rfi.fr/cn/%E5%9B%BD%E9%99%85%E6%8A%A5%E9%81%93/20230621-%E9%A9%AC%E6%96%AF%E5%85%8B%E4%BC%9A%E8%8E%AB%E8%BF%AA-%E8%AE%A8%E8%AE%BA%E5%9C%A8%E5%8D%B0%E5%BA%A6%E8%BF%9B%E8%A1%8C%E9%87%8D%E5%A4%A7%E6%8A%95%E8%B5%84</text:a>
</text:p>
      <!--NEWS-->
      <text:h text:style-name="P10" text:outline-level="1">
<text:span text:style-name="T4">
Wimbledon starts the 5th championship next month, Da Williams won the women's singles card</text:span>
</text:h>
      <text:p text:style-name="P4">
Publisher: 法新社</text:p>
      <text:p text:style-name="P4">
Published Time: 2023-06-21T14:02:08+00:00</text:p>
      <text:p text:style-name="P4">
Modified Time: 2023-06-21T13:35:03+00:00</text:p>
      <text:p text:style-name="P4">
Description: (Agence France -Presse, London, 21st) The Wimbledon Tennis Championship will appear next month, and Venus Williams, the 5th Wimbledon Women's Singles Champion, won the foreign car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0" text:anchor-type="as-char" svg:width="6.9236in" svg:height="3.617581in" draw:z-index="0">
<draw:image xlink:href="../Images/rficn/2023-06-21T14-02-08-00-00/000000.png" xlink:type="simple" xlink:show="embed" xlink:actuate="onLoad" draw:mime-type="image/png"/>
</draw:frame>
Da Williams participated in the Wimbled Double Project last year. She has not participated in a singles competition since 2021, but on the 19th, she defeated Camilagiorgi in the WTA Birmingham. This is her first opponent who defeated the world's top 50 since 2019.</text:p>
      <text:p text:style-name="P4">
Da William is 43 years old on the 17th of this month.</text:p>
      <text:p text:style-name="P4">
News Source: <text:a xlink:type="simple" xlink:href="https://www.rfi.fr/cn/%E8%BF%90%E5%8A%A8%E5%A4%A9%E5%9C%B0/20230621-%E6%B8%A9%E7%BD%91%E4%B8%8B%E6%9C%88%E5%BC%80%E6%88%98-5%E5%86%A0%E5%BE%97%E4%B8%BB%E5%A4%A7%E5%A8%81%E5%BB%89%E4%B8%9D%E8%8E%B7%E5%A5%B3%E5%8D%95%E5%A4%96%E5%8D%A1" text:style-name="Internet_20_link" text:visited-style-name="Visited_20_Internet_20_Link">
https://www.rfi.fr/cn/%E8%BF%90%E5%8A%A8%E5%A4%A9%E5%9C%B0/20230621-%E6%B8%A9%E7%BD%91%E4%B8%8B%E6%9C%88%E5%BC%80%E6%88%98-5%E5%86%A0%E5%BE%97%E4%B8%BB%E5%A4%A7%E5%A8%81%E5%BB%89%E4%B8%9D%E8%8E%B7%E5%A5%B3%E5%8D%95%E5%A4%96%E5%8D%A1</text:a>
</text:p>
      <!--NEWS-->
      <text:h text:style-name="P10" text:outline-level="1">
<text:span text:style-name="T4">
Bank of China forbidden Russia traded with RMB</text:span>
</text:h>
      <text:p text:style-name="P4">
Author: None</text:p>
      <text:p text:style-name="P4">
Publisher: Radio Free Asia (Organization)</text:p>
      <text:p text:style-name="P4">
Published Time: 2023-06-21T14:05:38-04:00</text:p>
      <text:p text:style-name="P4">
Modified Time: 2023-06-21T14:05:3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1" text:anchor-type="as-char" svg:width="6.9236in" svg:height="4.612011in" draw:z-index="0">
<draw:image xlink:href="../Images/rfamandarin/2023-06-21T14-05-38-04-00/000000.png" xlink:type="simple" xlink:show="embed" xlink:actuate="onLoad" draw:mime-type="image/png"/>
</draw:frame>
The picture shows the overlap of major currencies such as the RMB and the US dollar and the euro; Bank of China has begun to terminate Russia's transfer by Russia through its agent accounts in RMB, USD, Hong Kong dollar and euro. <text:a xlink:type="simple" xlink:href="https://www.rfa.org/mandarin/Xinwen/5-06212023140331.html/@@images/image" text:style-name="Internet_20_link" text:visited-style-name="Visited_20_Internet_20_Link">
</text:a>
Reuters information pictures of Russian media and another media FrankMedia said that Bank of China began to terminate Russia's transfer by Russia through its agency accounts in RMB, USD, Hong Kong dollars, and euro. According to this new regulation, Bank of China cannot be used as an intermediary bank that Russia and third -party countries conduct currency exchange. After Russia's invasion of Ukraine was comprehensively sanctioned by Western countries, it once used RMB to pay credit payments from the US and Europe creditors to avoid Western sanctions. Voice of Germany reports that US Secretary of State Brinkeng's visit to China and Bank of China restrict Russian customers and banks related to the European Union, the United States, Switzerland, and the United Kingdom may be coincidental, but on the other hand, it may also be in Beijing to make concessions. Cooperate with Brosky's Chinese trip. Another possibility is that the importance of losing importance to the economic and strategic considerations in China with Russia. Hongzz, the person in charge of Washington Reliable Investment Center, said that the Bank of China did not comprehensively reject Russian accounts, but only limited the part of Western banks. Associate Professor of the US Military Academy, Person, said that this shows that China is worried that it may be threatened by second -level sanctions. Responsible editor: Rao Yiming</text:p>
      <text:p text:style-name="P4">
News Source: <text:a xlink:type="simple" xlink:href="https://www.rfa.org/mandarin/Xinwen/5-06212023140331.html" text:style-name="Internet_20_link" text:visited-style-name="Visited_20_Internet_20_Link">
https://www.rfa.org/mandarin/Xinwen/5-06212023140331.html</text:a>
</text:p>
      <!--NEWS-->
      <text:h text:style-name="P10" text:outline-level="1">
<text:span text:style-name="T4">
EU Chamber of Commerce: China's economic downturn business environment Worsening Foreign capital has evacuated rapidly</text:span>
</text:h>
      <text:p text:style-name="P4">
Author: None</text:p>
      <text:p text:style-name="P4">
Publisher: Radio Free Asia (Organization)</text:p>
      <text:p text:style-name="P4">
Published Time: 2023-06-21T14:09:00-04:00</text:p>
      <text:p text:style-name="P4">
Modified Time: 2023-06-21T14:23:3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3" text:anchor-type="as-char" svg:width="6.9236in" svg:height="3.88615in" draw:z-index="0">
<draw:image xlink:href="../Images/rfamandarin/2023-06-21T14-09-00-04-00/000000.png" xlink:type="simple" xlink:show="embed" xlink:actuate="onLoad" draw:mime-type="image/png"/>
</draw:frame>
Enterprise confidence survey report published by the Chinese EU Chamber of Commerce <text:a xlink:type="simple" xlink:href="https://www.rfa.org/mandarin/Xinwen/6-06212023140711.html/@@images/image" text:style-name="Internet_20_link" text:visited-style-name="Visited_20_Internet_20_Link">
</text:a>
A survey report on Wednesday of the Chinese EU Chamber of Commerce ’s official website on Wednesday shows that foreign companies have lost confidence in the Chinese economy due to the influence of the Chinese economy's weak recovery after the epidemic, coupled with the expansion of the anti -espionage law and the reform of not promised. Although the Chinese government has been trying to attract and encourage foreign capital, the pessimism of foreign companies in China has been spreading. According to the Associated Press, JenSkelund, president of the European Union Chamber of Commerce, said, "no hope of improving the supervision environment in the next five years." According to statistics from the EU Chamber of Commerce It is more difficult to do business in China. Before the outbreak of the new crown epidemic, this number was less than half. In addition, three -fifths of companies believe that China's current business environment has been "more political", and only half of the same view a year ago. It is reported that the new government led by Xi Jinping hopes to lift the economic growth rate of only 3%last year, and is desperately encouraging foreign business to increase investment and guiding new technology. However, foreign investment is worried about the new security regulations of China, vigorously promoting local semiconductor manufacturing power and global competition, as well as commercial large passenger aircraft and other technology development. Europe and the United States believe that the Chinese government has violated the free trade commitment to subsidize the subsidies and market access of the country. Responsible editor: Rao Yiming</text:p>
      <text:p text:style-name="P4">
News Source: <text:a xlink:type="simple" xlink:href="https://www.rfa.org/mandarin/Xinwen/6-06212023140711.html" text:style-name="Internet_20_link" text:visited-style-name="Visited_20_Internet_20_Link">
https://www.rfa.org/mandarin/Xinwen/6-06212023140711.html</text:a>
</text:p>
      <!--NEWS-->
      <text:h text:style-name="P10" text:outline-level="1">
<text:span text:style-name="T4">
China's implementation restrictions on Russian banks</text:span>
</text:h>
      <text:p text:style-name="P4">
Author: None (Language: zh)</text:p>
      <text:p text:style-name="P4">
Publisher: None</text:p>
      <text:p text:style-name="P4">
Time: 2023-06-21T14:11:00Z</text:p>
      <text:p text:style-name="P4">
Description: According to media reports, Bank of China restrict Russian customers related to banks related to the European Union, the United States, Switzerland, and the United Kingdom. It seems that China does not want to fall into the diplomatic dilemma caused by the Russian war on the Ukrainian war.</text:p>
      <text:p text:style-name="P4">
Videos: []</text:p>
      <text:p text:style-name="P4">
Images: []</text:p>
      <text:p text:style-name="P4">
Subject: 经济纵横</text:p>
      <text:p text:style-name="P4">
Subjects: []</text:p>
      <text:p text:style-name="P4">
Keywords: ['制裁', '制裁俄罗斯', '俄罗斯制裁', '俄罗斯对乌克兰战争', '乌克兰战争', '欧美制裁', '中国银行', '俄罗斯银行', '西方金融系统']</text:p>
      <text:p text:style-name="P4">
Id: 65991127</text:p>
      <!--METADATA-->
      <text:p text:style-name="P4">
<text:a xlink:type="simple" xlink:href="https://www.dw.com/zh/overlay/image/article/65991127/63550377" text:style-name="Internet_20_link" text:visited-style-name="Visited_20_Internet_20_Link">
 </text:a>
(Voice of German in Chinese) U.S. Secretary of State Broskerer visited China and Bank ofchina (Bank ofchina) decided to restrict Russian customers with transfer transactions related to banks in the European Union, the United States, Switzerland, and Britain. The two may be a coincidence. But on the other hand, it may also be a concession made by Beijing to cooperate with Brinken's China. Another possibility is that the importance of Russia's strategy and economic considerations in China is gradually disappearing.</text:p>
      <text:p text:style-name="P4">
Russia ’s national media RBC and another media Frankmedia quoted FINAM banks that Bank of China began to terminate Russia’ s transfer by Russia through its agency accounts in RMB, USD, Hong Kong dollars, and euros. Unicredit and Akibank also informed the news.</text:p>
      <text:p text:style-name="P4">
According to the current regulations, the banks that implement sanctions countries are banned from direct transactions with the sanctioned Russian entities, but third -party countries such as China have not been banned from doing so.</text:p>
      <text:p text:style-name="P4">
The West has so far been unwilling to implement second -level sanctions, that is, it is forbidden to transfer transactions by sanctioning Russian entities and non -Western countries.</text:p>
      <text:p text:style-name="P4">
Russia has criticized the West to be responsible for this. Pavelsemyonov, chairman of Modulbank, said: "This decision is not made by China, but in Europe and the United States. They want to increase the pressure of sanctions and cut off the alternative channels carried out in the form of Yuan."</text:p>
      <text:h text:style-name="P12" text:outline-level="3">
<text:span text:style-name="T4">
Western sanctions on Russia are useful?</text:span>
</text:h>
      <text:p text:style-name="P4">
<text:a xlink:type="simple" xlink:href="https://www.dw.com/zh/zh/媒體歐盟擬制裁七間助俄中企/a-65545705" text:style-name="Internet_20_link" text:visited-style-name="Visited_20_Internet_20_Link">
Brussels for the first time in April to impose sanctions on Chinese companies that support the "Russian War Machine"</text:a>
Essence The EU list includes Jinpai Technology Co., Ltd. The company has been sanctioned by the United States.</text:p>
      <text:p text:style-name="P4">
In early June, Beijing stated that it would pay close attention to the European Union's discussion on Russia's 11th round of sanctions. The discussion sanctions include trade restrictions on third countries that are regarded as bypassing existing sanctions.</text:p>
      <text:h text:style-name="P12" text:outline-level="3">
<text:span text:style-name="T4">
Analysis: China may be worried</text:span>
</text:h>
      <text:p text:style-name="P4">
Erichontz, head of the "Center for Accountable Investment", told Germany: "I think the Bank of China does not reject the Russian account, but only limits some activities participating in Western banks."</text:p>
      <text:p text:style-name="P4">
Robert Person, an associate professor of international relations of the US Military Academy, believes: "This shows that China is worried that it may be threatened by second -level sanctions."</text:p>
      <text:p text:style-name="P4">
Former EU diplomat Albrecht Rothach said: "After all, China, the United States, the European Union, and the United Kingdom are much more important than Russia, except for oil and gas, wood and minerals."</text:p>
      <text:p text:style-name="P4">
Lotah believes that the sanctioned Russian entities may try to implement transfer transactions through the smaller banks in China or other countries, such as Turkey, <text:a xlink:type="simple" xlink:href="https://www.dw.com/zh/zh/印度狂买打折原油后-俄罗斯看着一大堆卢比发愁/a-65647590" text:style-name="Internet_20_link" text:visited-style-name="Visited_20_Internet_20_Link">
India</text:a>
wait.</text:p>
      <text:p text:style-name="P4">
Hongzz said that there has been a period of time that has been bypassing sanctions: "For example, we see <text:a xlink:type="simple" xlink:href="https://www.dw.com/zh/zh/哈萨克斯坦否认违反西方对俄制裁/a-65670504" text:style-name="Internet_20_link" text:visited-style-name="Visited_20_Internet_20_Link">
the significant increase in trade and financial flow between Russia and Central Asia</text:a>
Essence Chinese banks also have business sites in Central Asia. "</text:p>
      <text:p text:style-name="P4">
However, some experts believe that Beijing's strategic interests means that the importance of economic and trade relations with Russia is limited. This seems to be seen from a series of events. UnionPay Payment once became the Russian lifeline after Visa and MasterCard withdrew from Russia in March 2022, but now they have cut off the connection with Russia's sanctions banks. The Industrial and Commercial Bank of China and two other China -led Development Bank cut off financing of Russia's trade in 2022.</text:p>
      <text:p text:style-name="P4">
The Voice of the Think Tank "Atlanta Commission" said to Germany: "Even if China has weakened its sanctions on Russia, Beijing's actions have always been limited by its strategic interests, and they are also worried that they will induce the secondary of the United States. Sanctions. "</text:p>
      <text:h text:style-name="P12" text:outline-level="3">
<text:span text:style-name="T4">
reincarnation ZARA returned to Moscow</text:span>
</text:h>
      <text:p text:style-name="P4">
News Source: <text:a xlink:type="simple" xlink:href="https://www.dw.com/zh/中国对俄罗斯银行实施限制/a-65991127" text:style-name="Internet_20_link" text:visited-style-name="Visited_20_Internet_20_Link">
https://www.dw.com/zh/中国对俄罗斯银行实施限制/a-65991127?maca=chi-rss-chi-all-1127-rdf</text:a>
</text:p>
      <!--NEWS-->
      <text:h text:style-name="P10" text:outline-level="1">
<text:span text:style-name="T4">
Indian Prime Minister Modi will discuss with the giants such as Apple to discuss the industrial chain withdraw from China</text:span>
</text:h>
      <text:p text:style-name="P4">
Author: None</text:p>
      <text:p text:style-name="P4">
Publisher: Radio Free Asia (Organization)</text:p>
      <text:p text:style-name="P4">
Published Time: 2023-06-21T14:14:06-04:00</text:p>
      <text:p text:style-name="P4">
Modified Time: 2023-06-21T14:14:0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6" text:anchor-type="as-char" svg:width="6.9236in" svg:height="4.612011in" draw:z-index="0">
<draw:image xlink:href="../Images/rfamandarin/2023-06-21T14-14-06-04-00/000000.png" xlink:type="simple" xlink:show="embed" xlink:actuate="onLoad" draw:mime-type="image/png"/>
</draw:frame>
Indian Prime Minister Modi went to the United Nations headquarters of New York to participate in the International Yoga Day on the 21st, and and the President of the United Nations General Assembly Clerh Joe Bao(Csaba Kőrösi)chat. <text:a xlink:type="simple" xlink:href="https://www.rfa.org/mandarin/Xinwen/7-06212023141215.html/@@images/image" text:style-name="Internet_20_link" text:visited-style-name="Visited_20_Internet_20_Link">
</text:a>
Photo: RFA Indian Prime Minister Modi is conducting a three -day state visit in the United States. India believes that this trip is of great significance and will be able to expand and consolidate US -India relations. Reuters quoted Mohan, a scholar of the Asian Institute of Social Policy in New Deli, saying that this is not a siege or fighting against China but establishing a new power balance in Asia. It is understood that Modi first went to the United Nations headquarters of New York to participate in the International Yoga Day on the 21st, and then went to Washington to meet with Biden and accept the national banquet. CEOs of Apple, Microsoft and Federal Express will also attend the dinner together. On Friday, Modi will discuss with the technology giants how to scattered the industrial chain from China to other regions. American consumers and business channels stated that with China's economic sttest and political tension intensify, American companies are planning to disperse risks to withdraw some production capacity out of China. A few days ago, it was reported that Apple plans to relocate some production lines from China to India, but there is no following due to poor Indian conditions. Sources said Modi hopes that this trip can eliminate the concerns of these giants. In addition, Modi also expected to discuss the establishment of Tesla factories with Musk in India. Responsible editor: Rao Yiming</text:p>
      <text:p text:style-name="P4">
News Source: <text:a xlink:type="simple" xlink:href="https://www.rfa.org/mandarin/Xinwen/7-06212023141215.html" text:style-name="Internet_20_link" text:visited-style-name="Visited_20_Internet_20_Link">
https://www.rfa.org/mandarin/Xinwen/7-06212023141215.html</text:a>
</text:p>
      <!--NEWS-->
      <text:h text:style-name="P10" text:outline-level="1">
<text:span text:style-name="T4">
Biden said that Chinese President Xi Jinping is a "dictator"</text:span>
</text:h>
      <text:p text:style-name="P4">
Author: chinese@voanews.com (金谷)</text:p>
      <text:p text:style-name="P4">
Publisher: 美国之音中文网 (Type: NewsMediaOrganization)</text:p>
      <text:p text:style-name="P4">
Published Time: 2023-06-21T14:20:46+08:00</text:p>
      <text:p text:style-name="P4">
Modified Time: 2023-06-21 08:07:15Z</text:p>
      <text:p text:style-name="P4">
Description: U.S. President Biden Biden said on Tuesday (June 20) that Chinese President Xi Jinping was called a dictator in a public occasion, and said that when Chinese spy balloons deviated from the air to the United States earlier this year, Xi Jinping was quite embarrassed.</text:p>
      <text:p text:style-name="P4">
Videos: []</text:p>
      <text:p text:style-name="P4">
Images: []</text:p>
      <text:p text:style-name="P4">
Categories: ['美国', '中国', '美中关系']</text:p>
      <text:p text:style-name="P4">
Type: None</text:p>
      <!--METADATA-->
      <text:p text:style-name="P4">
Nonenone</text:p>
      <text:p text:style-name="P4">
News Source: <text:a xlink:type="simple" xlink:href="https://www.voachinese.com/a/biden-calls-chinese-president-xi-a-dictator-20230621/7146212.html" text:style-name="Internet_20_link" text:visited-style-name="Visited_20_Internet_20_Link">
https://www.voachinese.com/a/biden-calls-chinese-president-xi-a-dictator-20230621/7146212.html</text:a>
</text:p>
      <!--NEWS-->
      <text:h text:style-name="P10" text:outline-level="1">
<text:span text:style-name="T4">
Drivers on the Korean aircraft were arrested and prosecuted by prosecutors</text:span>
</text:h>
      <text:p text:style-name="P4">
Author: 联合早报 (Person)</text:p>
      <text:p text:style-name="P4">
Publisher: 联合早报 (Organization)</text:p>
      <text:p text:style-name="P4">
Published Time: 2023-06-21T14:31</text:p>
      <text:p text:style-name="P4">
Modified Time: 2023-06-21T14:34</text:p>
      <text:p text:style-name="P4">
Description: Last month, a man who was ready to land at Daegu Airport, South Korea opened the cabin door without authorization. On Wednesday (June 21), the prosecution was arrested and prosecuted. The Yonhap News Agency reported that the Public Investigation Department of the Daqiu Local Procuratorate of Korea was suspected of violating the "Aviation Security Law" and damaging the property,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韩国', '起诉', '飞机']</text:p>
      <!--METADATA-->
      <text:p text:style-name="P4">
Last month, a man who was ready to land at Daegu Airport, South Korea opened the cabin door without authorization. On Wednesday (June 21), the prosecution was arrested and prosecuted.</text:p>
      <text:p text:style-name="P4">
The Yonhap News Agency reported that the Public Investigation Department of the Daqiu Local Procuratorate of South Korea arrested the 32 -year -old man with a prosecution of the 32 -year -old Li.</text:p>
      <text:p text:style-name="P4">
This incident occurred on May 26. On the same day, the man named Li took the airlines of Han Asian and Asian to Daegu from Jeju. At 12:37 noon before the plane landed, he suddenly opened the cabin door and damaged the emergency slide outside the aircraft. At that time, the flight height of the aircraft was about 213 meters and the flight speed was 260 kilometers.</text:p>
      <text:p text:style-name="P4">
There were 197 passengers on the plane, and nine of them had symptoms of dyspnea. As the Korean Asian Airlines, it is estimated that aircraft maintenance costs will exceed 600 million won (about 623,530 yuan).</text:p>
      <text:p text:style-name="P4">
After investigation, Li was anxious before the plane landed, and wanted to get off the plane quickly, so he opened the cabin door under impulse.</text:p>
      <text:p text:style-name="P4">
<draw:frame draw:style-name="fr1" draw:name="Image218" text:anchor-type="as-char" svg:width="6.9236in" svg:height="4.615733in" draw:z-index="0">
<draw:image xlink:href="../Images/zaobao world/2023-06-21T14-31/000000.png" xlink:type="simple" xlink:show="embed" xlink:actuate="onLoad" draw:mime-type="image/png"/>
</draw:frame>
The man named Li suddenly opened the cabin door before the plane landed, and also damaged the emergency slide outside the aircraft. (Agence France -Presse)</text:p>
      <text:p text:style-name="P4">
Prosecutors said that this was the first case in South Korea, which seriously endangered aviation safety. Prosecutors will resolutely respond to crimes that endanger the safety of public transportation.</text:p>
      <text:p text:style-name="P4">
News Source: <text:a xlink:type="simple" xlink:href="https://www.zaobao.com.sg/realtime/world/story20230621-1406387" text:style-name="Internet_20_link" text:visited-style-name="Visited_20_Internet_20_Link">
https://www.zaobao.com.sg/realtime/world/story20230621-1406387</text:a>
</text:p>
      <!--NEWS-->
      <text:h text:style-name="P10" text:outline-level="1">
<text:span text:style-name="T4">
FED Chairman: In order to suppress high inflation, you may continue to raise interest rates</text:span>
</text:h>
      <text:p text:style-name="P4">
Publisher: 法新社</text:p>
      <text:p text:style-name="P4">
Published Time: 2023-06-21T14:32:08+00:00</text:p>
      <text:p text:style-name="P4">
Modified Time: 2023-06-21T14:05:03+00:00</text:p>
      <text:p text:style-name="P4">
Description: (Agence France -Presse Washington, 21st) Jerome Powell, chairman of the Federal Federal Council (FED), said before he will go to Congress for a hearing speech for 2 consecutive days from today that the United States may continue to raise interest rates to suppress high infla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9" text:anchor-type="as-char" svg:width="6.9236in" svg:height="3.617581in" draw:z-index="0">
<draw:image xlink:href="../Images/rficn/2023-06-21T14-32-08-00-00/000000.png" xlink:type="simple" xlink:show="embed" xlink:actuate="onLoad" draw:mime-type="image/png"/>
</draw:frame>
The Federal Federal Federal Public Marketing Committee (FOMC) decided on the 14th to maintain interest rates. This is the first time that the Federal Mandrers has raised interest rates for more than 10 degrees in a row.</text:p>
      <text:p text:style-name="P4">
Ball said in a pre -prepared speech for the Federal House Financial Services Committee: "Almost all FOMC members expect a certain kind of continuous interest rate hike by the end of the year."</text:p>
      <text:p text:style-name="P4">
From March 2022, the Federal Reserve has increased a total of 5 percentage points of the benchmark lending interest rate, ranging from nearly zero interest rates to 5.0%to 5.25%.</text:p>
      <text:p text:style-name="P4">
Ball said today that despite (adopting) these positive actions, inflation is still "far higher than" the Federal Mandrilion has a long -lasting target of 2%.</text:p>
      <text:p text:style-name="P4">
Ball will attend the semi -annual monetary policy report of the Parliament to publish the Federal Reserve. As the interest rate is in high -end and economic growth, it provides a chance to ask the decision maker to ask questions to the Senior officials of the Federal Assembly.</text:p>
      <text:p text:style-name="P4">
The decision interest rates of the Federal State will unchanged on the 14th. At the same time, the latest economic forecasts have been published, and it is revealed that it may have to raise interest rates by half a percentage point (2 yards) before the end of the year.</text:p>
      <text:p text:style-name="P4">
The Federal Reserve also repaired the estimated economic growth in 2023, and it was repaired from 0.4%in March to 1.0%.</text:p>
      <text:p text:style-name="P4">
According to the Fed, the medium number of inflation estimates this year was reduced to 3.2%, and the core inflation of the unrealized food and energy prices will climb to 3.9%.</text:p>
      <text:p text:style-name="P4">
News Source: <text:a xlink:type="simple" xlink:href="https://www.rfi.fr/cn/%E5%9B%BD%E9%99%85%E6%8A%A5%E9%81%93/20230621-fed%E4%B8%BB%E5%B8%AD-%E4%B8%BA%E6%8A%91%E5%88%B6%E9%AB%98%E9%80%9A%E8%86%A8-%E6%81%90%E9%A1%BB%E7%BB%A7%E7%BB%AD%E5%8D%87%E6%81%AF" text:style-name="Internet_20_link" text:visited-style-name="Visited_20_Internet_20_Link">
https://www.rfi.fr/cn/%E5%9B%BD%E9%99%85%E6%8A%A5%E9%81%93/20230621-fed%E4%B8%BB%E5%B8%AD-%E4%B8%BA%E6%8A%91%E5%88%B6%E9%AB%98%E9%80%9A%E8%86%A8-%E6%81%90%E9%A1%BB%E7%BB%A7%E7%BB%AD%E5%8D%87%E6%81%AF</text:a>
</text:p>
      <!--NEWS-->
      <text:h text:style-name="P10" text:outline-level="1">
<text:span text:style-name="T4">
China &amp; QUOT; leftovers blind box &amp; quot;</text:span>
</text:h>
      <text:p text:style-name="P4">
Author: None</text:p>
      <text:p text:style-name="P4">
Publisher: Radio Free Asia (Organization)</text:p>
      <text:p text:style-name="P4">
Published Time: 2023-06-21T14:36:00-04:00</text:p>
      <text:p text:style-name="P4">
Modified Time: 2023-06-21T15:25:22-04:00</text:p>
      <text:p text:style-name="P4">
Description: None</text:p>
      <text:p text:style-name="P4">
Videos: []</text:p>
      <text:p text:style-name="P4">
Audios: ["<text:a xlink:type="simple" xlink:href="https://www.rfa.org/mandarin/yataibaodao/shehui/tj2-0621202314162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0" text:anchor-type="as-char" svg:width="6.9236in" svg:height="4.444505in" draw:z-index="0">
<draw:image xlink:href="../Images/rfamandarin/2023-06-21T14-36-00-04-00/000000.png" xlink:type="simple" xlink:show="embed" xlink:actuate="onLoad" draw:mime-type="image/png"/>
</draw:frame>
"Learning Blind Box" schematic diagram [Network screenshot <text:a xlink:type="simple" xlink:href="https://www.rfa.org/mandarin/yataibaodao/shehui/tj2-06212023141621.html/@@stream" text:style-name="Internet_20_link" text:visited-style-name="Visited_20_Internet_20_Link">
Audio-Link: https://www.rfa.org/mandarin/yataibaodao/shehui/tj2-06212023141621.html/@@stream</text:a>
Recently, it is reported that many cities in China have risen "Blind Blind Box" boom. Many restaurants will launch leftovers bento before rest, and Chinese people can buy high -quality leftovers at low prices. This new trend has been widely welcomed by young people, but it also shows the current situation of poor economic conditions in China.</text:p>
      <text:p text:style-name="P4">
<text:a xlink:type="simple" xlink:href="https://www.rfa.org/mandarin/yataibaodao/jingmao/sc-06162023104911.html" text:style-name="Internet_20_link" text:visited-style-name="Visited_20_Internet_20_Link">
<text:span text:style-name="T4">
 China National Bureau of Statistics: work for one hour a week, even employment </text:span>
</text:a>
<text:span text:style-name="T4">
* <text:a xlink:type="simple" xlink:href="https://www.rfa.org/mandarin/yataibaodao/jingmao/hcm-06152023101737.html" text:style-name="Internet_20_link" text:visited-style-name="Visited_20_Internet_20_Link">
China ’s youth unemployment rate in May will innovate high economic data for weak economic data</text:a>
</text:span>
</text:p>
      <text:p text:style-name="P4">
Taiwan Central News Agency reported on the 21st that many cities in China have recently set off a "leftovers lunch box" boom. Many businesses will be cheap Selling them to the people, as long as consumers search for "leftovers blind box" on the Internet, they can search for various leftover vegetables, including milk tea and light food.</text:p>
      <text:p text:style-name="P4">
<text:span text:style-name="T4">
 "Living Blind Box" to see the opportunity to seize the young people's market </text:span>
</text:p>
      <text:p text:style-name="P4">
The report pointed out that through the "blind box", the public can buy a sushi that is usually priced at 50 yuan at 19.9 yuan. Such a price was originally unable to buy a bowl of beef noodles, but by purchasing the "leftovers blind box", The amount of sushi obtained is enough for two meals.</text:p>
      <text:p text:style-name="P4">
The sales form of the "leftovers blind box" is widely welcomed by young Chinese, because it sees that young people want to save money, but they do not want to reduce the characteristics of life quality. Young people. It is reported that a 27 -year -old young man who was unemployed as an example, the young man purchased a "bun blind box" for 7.9 yuan, and the food he got was enough for him to eat for two days.</text:p>
      <text:p text:style-name="P4">
The Central News Agency's report said that the sales of the regular food banks have gradually become a trend in recent years. At present, about 2.1 million people will buy future food on Taobao each year. According to data, the current market size of food sales is about 33.7 billion yuan. Such data will increase year by year and reach 40.1 billion yuan in 2025.</text:p>
      <text:p text:style-name="P4">
<text:span text:style-name="T4">
 The employment situation of Chinese economy is weak and young people are worried about </text:span>
</text:p>
      <text:p text:style-name="P4">
The situation of young people grabbing the "Blind Blind Blood Box" also shows that the employment status of young people in China is poor and the Chinese economy does not recover. In May this year, the unemployment rate of young people aged 16 to 24 in China was as high as 20.8%, which was a new high in 5 years. According to reports from Kyodo News Agency on the 21st, young people from university graduates generally cannot find their favorite jobs, and they can only go to an industrial employment without interest. In addition, after the Beijing authorities lifted the new crowns and controlled control, China's economic performance continued to weaken, and the people's expected pessimism of the public made consumption conservative. At the same time, young people lost their real estate investment capabilities because of the new crown unemployment. The effect of reducing money such as interest and other currencies does not see the effect of returning to spring.</text:p>
      <text:p text:style-name="P4">
Reporter: Tang Yuanyuan Editor: 梒 梒 网 Editor: Hong Wei</text:p>
      <text:p text:style-name="P4">
News Source: <text:a xlink:type="simple" xlink:href="https://www.rfa.org/mandarin/yataibaodao/shehui/tj2-06212023141621.html" text:style-name="Internet_20_link" text:visited-style-name="Visited_20_Internet_20_Link">
https://www.rfa.org/mandarin/yataibaodao/shehui/tj2-06212023141621.html</text:a>
</text:p>
      <!--NEWS-->
      <text:h text:style-name="P10" text:outline-level="1">
<text:span text:style-name="T4">
The Pentagon claims to monitor China's every move in the Western Hemisphere and have sufficient resources to implement countermeasures.</text:span>
</text:h>
      <text:p text:style-name="P4">
Author: chinese@voanews.com (杨安)</text:p>
      <text:p text:style-name="P4">
Publisher: 美国之音中文网 (Type: NewsMediaOrganization)</text:p>
      <text:p text:style-name="P4">
Published Time: 2023-06-21T14:43:12+08:00</text:p>
      <text:p text:style-name="P4">
Modified Time: 2023-06-21 21:30:46Z</text:p>
      <text:p text:style-name="P4">
Description: The Wall Street Journal reports that China and Cuba are setting up a new joint military training facility on the coast of Cuba for negotiations. This move may be paving the way for Beijing's permanent garrison in Cuba and expanding spy activities. Pentagon spokesman, Sabrina Singh, said at a press conference on Tuesday (June 20) that the United States will continue to monitor China's every move in the Western Hemisphere and counter them in a timely manner.</text:p>
      <text:p text:style-name="P4">
Videos: []</text:p>
      <text:p text:style-name="P4">
Images: []</text:p>
      <text:p text:style-name="P4">
Categories: ['美国', '中国', '军事']</text:p>
      <text:p text:style-name="P4">
Type: None</text:p>
      <!--METADATA-->
      <text:p text:style-name="P4">
Nonenone</text:p>
      <text:p text:style-name="P4">
News Source: <text:a xlink:type="simple" xlink:href="https://www.voachinese.com/a/pentagon-monitors-china-activities-close-to-home-and-globally-20230621/7146222.html" text:style-name="Internet_20_link" text:visited-style-name="Visited_20_Internet_20_Link">
https://www.voachinese.com/a/pentagon-monitors-china-activities-close-to-home-and-globally-20230621/7146222.html</text:a>
</text:p>
      <!--NEWS-->
      <text:h text:style-name="P10" text:outline-level="1">
<text:span text:style-name="T4">
German media: Let's continue to be friends</text:span>
</text:h>
      <text:p text:style-name="P4">
Author: None (Language: zh)</text:p>
      <text:p text:style-name="P4">
Publisher: None</text:p>
      <text:p text:style-name="P4">
Time: 2023-06-21T14:45:00Z</text:p>
      <text:p text:style-name="P4">
Description: Regarding the issues of consultation on the German -China government, "Times Online" noticed that regardless of politics or economic circles, they hope to go risks, rather than decoupling with the Chinese economy; "Focus Online" believes that Xi Jinping's self -sufficient strategy has been implemented.</text:p>
      <text:p text:style-name="P4">
Videos: []</text:p>
      <text:p text:style-name="P4">
Images: []</text:p>
      <text:p text:style-name="P4">
Subject: 评论分析</text:p>
      <text:p text:style-name="P4">
Subjects: ['德中政府磋商', '肖尔茨', '李强', '部长', '自给自足']</text:p>
      <text:p text:style-name="P4">
Keywords: ['意见反馈']</text:p>
      <text:p text:style-name="P4">
Id: 65991773</text:p>
      <!--METADATA-->
      <text:p text:style-name="P4">
<text:a xlink:type="simple" xlink:href="https://www.dw.com/zh/overlay/image/article/65991773/65978455" text:style-name="Internet_20_link" text:visited-style-name="Visited_20_Internet_20_Link">
 </text:a>
Family portrait of the consultation meeting: Did you come to Qi?</text:p>
      <text:p text:style-name="P4">
(Voice of Germany) The signing ceremony is ongoing in a hall of the Federal Ministry of Economic Affairs. The BMW company signed a statement with the China National Development and Reform Commission; Mercedes -Benz also signed a document with the Development and Reform Commission; the Ministry of Education of China and Volkswagen Corporation and Volkswagen Company trained professionals to deepen cooperation and signing contracts. Prime Minister Shulz made a 4 -minute speech, and then Chinese Prime Minister Li Qiang gave a 14 -minute speech. <text:a xlink:type="simple" xlink:href="https://www.dw.com/zh/zh/难度高悬念大德中政府磋商全面开启/a-65972739" text:style-name="Internet_20_link" text:visited-style-name="Visited_20_Internet_20_Link">
At first glance, everything is as usual</text:a>
, Back to the past.</text:p>
      <text:p text:style-name="P4">
<text:a xlink:type="simple" xlink:href="https://www.zeit.de/politik/deutschland/2023-06/deutsch-chinesische-regierungskonsultationen-berlin-olaf-scholz-li-qiang/komplettansicht" text:style-name="Internet_20_link" text:visited-style-name="Visited_20_Internet_20_Link">
Published in "Time Online" entitled "Let's continue becoming a friend"</text:a>
The author wrote, "Slow!Isn't it a cold, criticism of Germany and China relations?" "Now, the new Chinese Prime Minister and the accompanying ministers have ended <text:a xlink:type="simple" xlink:href="https://www.dw.com/zh/zh/德语媒体柏林铺开红地毯/a-65979543" text:style-name="Internet_20_link" text:visited-style-name="Visited_20_Internet_20_Link">
two -day government consultation</text:a>
After that, <text:a xlink:type="simple" xlink:href="https://www.dw.com/zh/zh/德中政府磋商不能提问的总理新闻发布会/a-65978567" text:style-name="Internet_20_link" text:visited-style-name="Visited_20_Internet_20_Link">
Berlin released a very friendly signal</text:a>
The two sides agreed with the follow -up of cooperation. In addition to strengthening trade and scientific exchanges, the two countries have also agreed to host the German and Central Environment Forum this fall. In the field of electric vehicles and hydrogen energy, the two countries hope to strengthen cooperation. "The author noticed that, unlike previously, (Tuesday) the agreement signed in the Ministry of Economic Affairs was not a billion -dollar list.</text:p>
      <text:p text:style-name="P4">
"The clear goal of the German federal government is to reduce the damage that may be suffered due to dependence on China. Germany is China's most important trading partner in Europe. Out of economic benefits, it is not meaningless to maintain cooperation between the two countries. <text:a xlink:type="simple" xlink:href="https://www.dw.com/zh/zh/德国与中国压力山大的伙伴关系/a-65941273" text:style-name="Internet_20_link" text:visited-style-name="Visited_20_Internet_20_Link">
The question is: how far it should go</text:a>
Intersection "</text:p>
      <text:p text:style-name="P4">
"At present, Berlin's statement is 'to risk', that is, the risk brought by the intertwined economic bonds, not the" decoupling "that some politicians in Washington are more hopeful, that is, completely get rid of China. The Prime Minister's Palace said to Li Qiang: 'We have no interest in the decoupling with China'.</text:p>
      <text:p text:style-name="P4">
At the German -China Economic and Technological Cooperation Forum in the afternoon, Shulz emphasized that risk does not mean giving up globalization and world trade, and its significance lies in fair trade. "</text:p>
      <text:h text:style-name="P12" text:outline-level="3">
<text:span text:style-name="T4">
is how to re -position relations with China</text:span>
</text:h>
      <text:h text:style-name="P12" text:outline-level="3">
<text:span text:style-name="T4">
<text:span text:style-name="T4">
 China’s self -sufficient dream has already begun </text:span>
</text:span>
</text:h>
      <text:p text:style-name="P4">
"Focus" magazine published an article pointed out that <text:a xlink:type="simple" xlink:href="https://www.focus.de/finanzen/scholz-und-biden-traeumen-von-china-trennung-doch-xi-dreht-den-spiess-einfach-um_id_196998229.html" text:style-name="Internet_20_link" text:visited-style-name="Visited_20_Internet_20_Link">
Berlin and Washington are trying to get rid of the situation of economy dependence on China</text:a>
, But Xi Jinping's counter -control strategy has been implemented.</text:p>
      <text:p text:style-name="P4">
The author believes that Premier Shaws said that when the Ministers from China conducted government consultations, "supporting risks and opposing decoupling", this is just an echo of the White House tone. "Using this kind of words, Western politicians want people to know that they are the promoters of history. But do not know that Beijing's deeper self -sufficient dream has already begun." "We will have two scholars in front of us, involving culture and culture, Economy and military ", and the process of gradually drifting in China includes a number of steps: control the Internet, value -added chain nationalization, the establishment of a bank payment system that creates super borders, and develop the southern hemisphere country:</text:p>
      <text:p text:style-name="P4">
"China is working hard to develop the southern hemisphere country: this is particularly important for China. As early as 2012, China replaced the West to become the largest direct investment country in Africa-an annual investment of up to 4 billion U.S. dollars. China When hardware and software products, they also consolidated their own standards, including monitoring of the Internet.</text:p>
      <text:p text:style-name="P4">
China has established 25 economic and trade cooperation centers in 16 African countries. McKinsey Consulting estimates that the output value of Chinese companies accounts for 12%of African industrial production, with a total value of up to $ 500 billion per year.</text:p>
      <text:p text:style-name="P4">
China's business in the economic field has continued to promote in the military field. At present, China plans to build a military base with Cuba. This set of facilities will become an integral part of the overseas global military network of the Chinese People's Liberation Army. It is also a answer to the United States' relations with Taiwan. As a famous saying in the Bible: It also cures its body with its own way.</text:p>
      <text:p text:style-name="P4">
<text:span text:style-name="T5">
Inding the content of other media, does not represent the position or view of the Voice of Germany. _ </text:span>
 _ 吧 _</text:p>
      <text:p text:style-name="P4">
News Source: <text:a xlink:type="simple" xlink:href="https://www.dw.com/zh/德语媒体：让我们继续做朋友吧/a-65991773" text:style-name="Internet_20_link" text:visited-style-name="Visited_20_Internet_20_Link">
https://www.dw.com/zh/德语媒体：让我们继续做朋友吧/a-65991773?maca=chi-rss-chi-all-1127-rdf</text:a>
</text:p>
      <!--NEWS-->
      <text:h text:style-name="P10" text:outline-level="1">
<text:span text:style-name="T4">
U.S. President Biden said Xi Jinping said &amp; quot; dictator &amp; quot; Beijing: political provocation</text:span>
</text:h>
      <text:p text:style-name="P4">
Author: None</text:p>
      <text:p text:style-name="P4">
Publisher: Radio Free Asia (Organization)</text:p>
      <text:p text:style-name="P4">
Published Time: 2023-06-21T14:48:00-04:00</text:p>
      <text:p text:style-name="P4">
Modified Time: 2023-06-21T15:26:17-04:00</text:p>
      <text:p text:style-name="P4">
Description: None</text:p>
      <text:p text:style-name="P4">
Videos: []</text:p>
      <text:p text:style-name="P4">
Audios: ["<text:a xlink:type="simple" xlink:href="https://www.rfa.org/mandarin/yataibaodao/junshiwaijiao/jw-0621202313183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3" text:anchor-type="as-char" svg:width="6.9236in" svg:height="4.612011in" draw:z-index="0">
<draw:image xlink:href="../Images/rfamandarin/2023-06-21T14-48-00-04-00/000000.png" xlink:type="simple" xlink:show="embed" xlink:actuate="onLoad" draw:mime-type="image/png"/>
</draw:frame>
On November 14, 2022, US President Biden met with Chinese leaders Xi Jinping during the 20th National Summit of Indonesia. Associated Press picture <text:a xlink:type="simple" xlink:href="https://www.rfa.org/mandarin/yataibaodao/junshiwaijiao/jw-06212023131837.html/@@stream" text:style-name="Internet_20_link" text:visited-style-name="Visited_20_Internet_20_Link">
Audio-Langk: https://www.rfa.org/mandarin/yatabaodao/junshiwaijiao/jw -jw -jw -jw -jw -jw -jw -jw -jw -jw -jw -jw -jw -jw -jw -jw -jw -jw -jw -jw -jw -jw -jw -jw -jw -jw -jw -jw -jw -jw -jw -jw -jw -jw -jw -jw -jw -jw -jw -jw -jw -jw -jw -jw -jw -jw -jw-062120231837.html/@stream</text:a>
Within a day after the end of the US Secretary of State Brills, when the president Bynden talked about the previous balloon incident, he publicly stated that Chinese national leaders Xi Jinping was a dictator, which attracted strong dissatisfaction in Beijing. Some scholars believe that this confrontation may affect the subsequent US -China contact.</text:p>
      <text:p text:style-name="P4">
<text:a xlink:type="simple" xlink:href="https://www.rfa.org/mandarin/Xinwen/1-06212023114240.html" text:style-name="Internet_20_link" text:visited-style-name="Visited_20_Internet_20_Link">
<text:span text:style-name="T4">
 Biden said Xi Jinping responded to "absurd" </text:span>
</text:a>
<text:span text:style-name="T4">
* <text:a xlink:type="simple" xlink:href="https://www.rfa.org/mandarin/yataibaodao/junshiwaijiao/kw-06192023132239.html" text:style-name="Internet_20_link" text:visited-style-name="Visited_20_Internet_20_Link">
Blintin ended his visit to Huamei and China Agreement "Stable Relationship"</text:a>
</text:span>
</text:p>
      <text:p text:style-name="P4">
According to the US media Bloomberg, US President Joe Biden talked about this on Tuesday that when Chinese balloon invaded the United States, the Chinese President Xi Jinping was called "dictator".</text:p>
      <text:p text:style-name="P4">
"The reason why Xi Jinping was angry is that when the balloon was shot down, he didn't even know where the balloon was." Bayndon said: "This is great for the dictator because they don't know what happened."</text:p>
      <text:p text:style-name="P4">
Chinese Foreign Ministry spokesman Mao Ning said at a regular press conference on Wednesday that China has strong dissatisfaction with the United States and resolutely oppose that "it is an open political provocation."</text:p>
      <text:p text:style-name="P4">
During the visit to China from June 18th to 19th from June 18th to 19th, US Secretary of State Broskere held a meeting with Wang Yi, the Chinese President Xi Jinping, Foreign Minister Qin Gang, and Wang Yi, director of the Office of the CPC Central Committee of the Central Committee of the Communist Party of China. Bynden's remarks just after the end of Brinton, less than a day, and pushed the bilateral relations that had been eased to the tension again.</text:p>
      <text:p text:style-name="P4">
Zack Cooper, a senior researcher at the Washington Think Tank American Institute (AEI), said in an interview with this station that Biden's remarks were improvised and may not expect to be reported publicly.</text:p>
      <text:p text:style-name="P4">
"I guess that China may insist on letting Shalin and Wang Yi, or Biden and Xi Jinping call to solve these comments -but it's still early, so we have to see how to deal with it in the future." He said: "This may lead to Delays the upcoming views, such as the plan to visit Beijing, Janeteellen, USA. "</text:p>
      <text:p text:style-name="P4">
Xi Jinping emphasized the importance of the stability of US -China relations when meeting with Brinden. Although the meeting showed that both the United States and China are preventing the further deterioration of bilateral relations, it has not made significant breakthroughs in key issues such as sensitive technical control and military forces, which also caused criticism from politicians in Washington.</text:p>
      <text:p text:style-name="P4">
US Secretary of State Anthonyblinken ended on June 19th to return to the United States, but President Biden immediately publicly stated that Chinese leaders Xi Jinping became a dictator, which attracted strong dissatisfaction in Beijing. (Federation of the Associated Press)</text:p>
      <text:p text:style-name="P4">
The information revealed by Biden's remarks shows that Xi Jinping did not know before the balloon incident, which led him to "angry" and "embarrassing", which also caused a wide range of debates about whether Xi Jinping achieved absolute leadership. Wang Juntao, a Chinese political scholar in the United States, told this station that Xi Jinping's knowledge of this rarely did not mean that he was not a dictator.</text:p>
      <text:p text:style-name="P4">
"It is impossible for dictators to get everything (care). In ancient dictators, even if farming social management countries are simple, they will not be in love."</text:p>
      <text:p text:style-name="P4">
Wang Juntao believes that Xi Jinping, who has already existed through balloons, may know through the balloon monitoring of other countries, but this is not within his dictatorship, but the fermentation and response of the balloon event shows Xi's dictatorship.</text:p>
      <text:p text:style-name="P4">
"But how to deal with high air balloons, because the United States turns it into a big event, then this is within the scope of Xi Jinping's dictatorship. Passion balloon to Xi Jinping may not know how to do this. The response was slow, and it was not completely frozen until Xi Jinping had a statement. "</text:p>
      <text:p text:style-name="P4">
Cooper said that in terms of the recovery of high -level contacts in the United States and China, the United States has basic differences in the value of dialogue, and the voice that supports contact with China will continue to coexist with the opposition. He pointed out that this difference will affect the interpretation of the contact with high -level and middle -aged officials who will be held in the next few months.</text:p>
      <text:p text:style-name="P4">
Reporter: Jingwei Responsible Editor: 纬 网 网 Editor: Hong Wei</text:p>
      <text:p text:style-name="P4">
News Source: <text:a xlink:type="simple" xlink:href="https://www.rfa.org/mandarin/yataibaodao/junshiwaijiao/jw-06212023131837.html" text:style-name="Internet_20_link" text:visited-style-name="Visited_20_Internet_20_Link">
https://www.rfa.org/mandarin/yataibaodao/junshiwaijiao/jw-06212023131837.html</text:a>
</text:p>
      <!--NEWS-->
      <text:h text:style-name="P10" text:outline-level="1">
<text:span text:style-name="T4">
Every week's current affairs analysis: The Sino -German government's consultation will not occur.</text:span>
</text:h>
      <text:p text:style-name="P4">
Authors: ['为FT中文网撰稿']</text:p>
      <text:p text:style-name="P4">
Publisher: 英国《金融时报》</text:p>
      <text:p text:style-name="P4">
Time: 2023-06-21T14:53:14+00:00</text:p>
      <text:p text:style-name="P4">
Published Time: 2023-06-20T12:00:99+08:00</text:p>
      <text:p text:style-name="P4">
Modified Time: 2023-06-21T10:52:99+08:00</text:p>
      <text:p text:style-name="P4">
Description: Cao Xin: China and Germany can basically keep the current status of economic and trade relations, and there will be no big ups and downs; however, it is impossible for Sino -German economic and trade relations to return to a sweet past.</text:p>
      <text:p text:style-name="P4">
Images: ["<text:a xlink:type="simple" xlink:href="https://thumbor.ftacademy.cn/unsafe/picture/1/000161891_piclink.jpg" text:style-name="Internet_20_link" text:visited-style-name="Visited_20_Internet_20_Link">
000161891_pic...</text:a>
"]</text:p>
      <text:p text:style-name="P4">
Themes: ['中德关系', '关注']</text:p>
      <text:p text:style-name="P4">
Keywords: ['中德关系', '朔尔茨', '李强', '德国', '中欧关系']</text:p>
      <text:p text:style-name="P4">
Type: Article</text:p>
      <!--METADATA-->
      <text:p text:style-name="P4">
<draw:frame draw:style-name="fr1" draw:name="Image225" text:anchor-type="as-char" svg:width="6.9236in" svg:height="3.894525in" draw:z-index="0">
<draw:image xlink:href="../Images/FT Chinese Free Version/2023-06-21T14-53-14-00-00/000161891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In view of the significance of Sino -German economic relations to the economic and trade relations between the two countries and even the China -Europe, the seventh Sino -German government consultation in Berlin is undoubtedly attracted great attention from the international community. These concerns are around a core, that is, will China and Germany and even China -Europe relations be alienated? The profound influence of the Russian and Ukraine on geopolitics and economy was also the result of the re -judgment of China in Europe and the United States through the three -year epidemic.</text:p>
      <text:p text:style-name="P4">
However, looking at the current situation of the world and China and Europe will find that the prospects of the international community are unlikely to happen. Basically, the two countries can basically keep the current status of China -German economic and trade relations, and there will be no big ups and downs; but in turn, China -Germany economic and trade relations will never return to the sweet past, because after the past three years, the world has been different. People are wrong.</text:p>
      <text:p text:style-name="P4">
<text:span text:style-name="T4">
 Germany is "not decoupled", only "risk" </text:span>
</text:p>
      <text:p text:style-name="P4">
Basically, it can be very clear that the Sino -German government's consultation can maintain the existing bilateral economic and trade pattern and scale, but if you want to go further, especially on this basis, especially in key supply chain and core technologies Cooperation has improved, and it is not difficult.</text:p>
      <text:p text:style-name="P4">
First of all, whether it is the European Union or the German government, the economic and trade policy that has just been determined to China is "risks", not "decoupling". As far as the European Union is concerned, the European Commission Chairman Feng Delin determined this principle when he visited China in April this year, which defines the boundary between the EU in terms of economic and trade relations with China and the Sino -US economic and trade relations. Last month, the Seven Kingdoms Group also responded to the position of major industrial powers, that is, "risks" to China rather than "decoupling".</text:p>
      <text:p text:style-name="P4">
Similarly, the German government is the same. Tsubitz once said that he hopes to avoid excessive relying on Chinese trade, and he hopes that key products in Germany are diversified, and he calls this method "risk." He promised that the Prime Minister of the State Council of the Chinese State Council promised: "We are not interested in the decoupling with China." Therefore, Germany has no plan to "decoupling" with China. Although U.S. officials have repeatedly urged Germany to do that, Germany tends to accept " The concept of risk ".</text:p>
      <text:p text:style-name="P4">
Moreover, the reality of the German internal economic situation does not allow Germany to interrupt the economic and trade relations with China.</text:p>
      <text:p text:style-name="P4">
Due to the impact of the Russian and Ukraine War and Russia's interruption on Germany's energy supply, in the first quarter of this year, after the German economy in the first quarter, in fact, it has entered a technological recession, and it cannot be eased in the second quarter. The United States adopts a common blockade policy to China or keeps a distance from the Chinese market.</text:p>
      <text:p text:style-name="P4">
Secondly, all German companies that have developed in China are unwilling to leave China, such as large German automobile companies, chemical companies BASF, and industrial leading enterprise Siemens. These companies have resolutely defend their investment interests in China in Germany and threatened that they are not in Germany to "decume" with China, but that large German companies are "decoupled" with the German government.</text:p>
      <text:p text:style-name="P4">
Moreover, according to the author's understanding, the recent opposition to the German Green Party in Germany is also related to these large German companies. These public opinion threatened: the next session will never vote for the Green Party. The most famous representative of the Green Party is the controversial foreign minister Berbque in Germany because of anti -China.</text:p>
      <text:p text:style-name="P4">
A recent survey conducted by the German Chamber of Commerce found that nearly 55%of German companies planned to invest further in China. The focus of the international media's emphasis on this data is that the number is far lower than the level of 72%in the early stage of the epidemic, although the Beijing side has lifted the severe "clear zero" epidemic prevention restriction measures. But in fact, after the three -year epidemic blockade of China, more than half of German companies still intend to further invest in China, which has reflected that the Chinese market is quite attractive to foreign companies.</text:p>
      <text:p text:style-name="P4">
In addition, other data released by the United States media can also explain the problem: more than 1 million German jobs directly depend on China; more positions also indirectly depend on China. In Europe's investment in China, nearly half of Germany; some of the supply chains of nearly half of German manufacturing companies depend on China.</text:p>
      <text:p text:style-name="P4">
As for the "de -risk", in the understanding and implementation of the "risk" scope, the German government is actually inconsistent.</text:p>
      <text:p text:style-name="P4">
Hu Yongkong, Executive CEO of the German Reserto China Research Center, believes: "The core priority of Germany's risk is the key raw materials and supply chains." The relevant matters also include evaluating the role and technical management and control of Chinese companies in key infrastructure in Germany. Measures (including foreign investment review) and German companies' excessive dependence on China.</text:p>
      <text:p text:style-name="P4">
According to the "Financial Times" report, German officials believe that Souls agrees with the vision of the "small courtyard wall" of the national security adviser Sha Liwen, that is, closely protecting key technologies, and at the same time, it does not scatter the net.</text:p>
      <text:p text:style-name="P4">
In this regard, a German Chamber of Commerce confirmed to the author: Tsumerz must face the reality of the domestic economic recession in Germany, and it is necessary to drive away from the United States policy to China. But in any case, he will not forget to "protect key technologies".</text:p>
      <text:p text:style-name="P4">
That is to say, Germany will not be "decoupled" with China, but it will protect the key technologies of Germany. This is "risk".</text:p>
      <text:p text:style-name="P4">
<text:span text:style-name="T4">
 The heart is more powerful and can't catch it </text:span>
</text:p>
      <text:p text:style-name="P4">
In addition to the visual view of the "small courtyard high wall" in the "small courtyard", China also faces its own problems. This is: the negative impact of the Russian and Ukraine War on China, the weak economic recovery of China, and the inadequate management of foreign investment in China. The overall situation It looks like a little bit more powerful and insufficient. The issues of the two countries will restrict the further development of China -German economic and trade relations.</text:p>
      <text:p text:style-name="P4">
The first is the negative impact of the Russian and Ukraine on Sino -European relations. In fact, Germany hopes to maintain a good relationship with its largest trading partner in China, but China is affected by its own position in the Russian and Ukraine War, which has led to the always development space in Germany's anti -China forces, and sometimes this space will expand. Therefore, the recently announced national security strategy of Germany described China as "a partner, competitors and systemic competitors." This constitutes a constraint on any German government, of course, including the economic and trade relations between China and Germany.</text:p>
      <text:p text:style-name="P4">
Shurz told Li Qiang: "I once again called on the Chinese government to impact Russia in this war." "As a permanent member of the United Nations Security Council, China has a very special responsibility here."</text:p>
      <text:p text:style-name="P4">
"What is important is that China must continue to transport weapons to the invaders Russia." He added that he "thanked" China continued to make it clear that there is no room for using nuclear weapons.</text:p>
      <text:p text:style-name="P4">
According to reports, Li Qiang did not respond directly or mentioned Ukraine in the statement, and the two leaders did not answer any questions.</text:p>
      <text:p text:style-name="P4">
The above situation has allowed the economic and trade relations between the two countries to further advance the obstacles, including the German government to strengthen the review of Chinese investment companies.</text:p>
      <text:p text:style-name="P4">
The second is that China's own economy resumes slowly after the epidemic.Moreover, China has insufficient management in foreign investment in China, and some problems have been difficult to improve over the years.</text:p>
      <text:p text:style-name="P4">
In the interview with Li Qiang, Shuerz said: "Entering the Chinese market and the fair competition conditions of Germany and other foreign companies in China are still a challenge, and we are promoting specific improvements."</text:p>
      <text:p text:style-name="P4">
According to the results of a rapid investigation by the German Chamber of Commerce in China last month, 45%of the enterprises interviewed by the upcoming government consultation were expected to give more legal guarantees.</text:p>
      <text:p text:style-name="P4">
Wooddker, the president of the EU Chamber of Commerce, who is about to step down, mentioned that many problems have been in many years, but there are no signs of resolution.</text:p>
      <text:p text:style-name="P4">
The above problems make it difficult for German capital to enter China.</text:p>
      <text:p text:style-name="P4">
Since both China and Germany have their own problems, the economic and trade relations between the two countries can only show the current situation, and it is difficult to improve greatly in the short term.</text:p>
      <text:p text:style-name="P4">
_ (Note: The author is a policy researcher. This article only represents the author's personal point of view.</text:p>
      <text:p text:style-name="P4">
News Source: <text:a xlink:type="simple" xlink:href="http://www.ftchinese.com/story/001100049" text:style-name="Internet_20_link" text:visited-style-name="Visited_20_Internet_20_Link">
http://www.ftchinese.com/story/001100049</text:a>
</text:p>
      <!--NEWS-->
      <text:h text:style-name="P10" text:outline-level="1">
<text:span text:style-name="T4">
New Zealand relaxation and absorb high -tech talent restrictions</text:span>
</text:h>
      <text:p text:style-name="P4">
Author: 联合早报 (Person)</text:p>
      <text:p text:style-name="P4">
Publisher: 联合早报 (Organization)</text:p>
      <text:p text:style-name="P4">
Published Time: 2023-06-21T15:08</text:p>
      <text:p text:style-name="P4">
Modified Time: 2023-06-21T15:08</text:p>
      <text:p text:style-name="P4">
Description: On the occasion of racing the best talents in the world, New Zealand announced that New Zealand announced its annual high -tech immigration restrictions and formulated a faster way to allow them to obtain permanent residence rights. Reuters reports that starting in October this year, the New Zealand government will also simplify to choose technical immigrants ...</text:p>
      <text:p text:style-name="P4">
Videos: []</text:p>
      <text:p text:style-name="P4">
Audios: []</text:p>
      <text:p text:style-name="P4">
Images: []</text:p>
      <text:p text:style-name="P4">
Type: NewsArticle</text:p>
      <text:p text:style-name="P4">
Breadcrumbs: ['即时', '国际']</text:p>
      <text:p text:style-name="P4">
Keywords: ['新西兰', '移民', '人才']</text:p>
      <!--METADATA-->
      <text:p text:style-name="P4">
On the occasion of racing the best talents in the world, New Zealand announced that New Zealand announced its annual high -tech immigration restrictions and formulated a faster way to allow them to obtain permanent residence rights.</text:p>
      <text:p text:style-name="P4">
Reuters reports that starting in October this year, the New Zealand government will also simplify the integration system used to select technical immigrants, help to speed up the visa application review speed, and make immigrant workers be more qualified for application.</text:p>
      <text:p text:style-name="P4">
New Zealand Immigration Minister Wood Wood said on Wednesday (June 21) that the government learned from the enterprise that ensuring technical immigrants and family members in New Zealand will become a major advantage to attract technical workers.</text:p>
      <text:p text:style-name="P4">
New Zealand has no formal restriction on the number of technical resident visas each year, but manages visa procedures through the scope of planning scope of permanent residence.</text:p>
      <text:p text:style-name="P4">
At present, the New Zealand's labor market has continued to be tight, the unemployment rate is close to the historical low, and the labor participation rate has set the highest level since 1993.</text:p>
      <text:p text:style-name="P4">
News Source: <text:a xlink:type="simple" xlink:href="https://www.zaobao.com.sg/realtime/world/story20230621-1406481" text:style-name="Internet_20_link" text:visited-style-name="Visited_20_Internet_20_Link">
https://www.zaobao.com.sg/realtime/world/story20230621-1406481</text:a>
</text:p>
      <!--NEWS-->
      <text:h text:style-name="P10" text:outline-level="1">
<text:span text:style-name="T4">
Norway plans to open some mainland racks of underwater mineral resources development</text:span>
</text:h>
      <text:p text:style-name="P4">
Author: 联合早报 (Person)</text:p>
      <text:p text:style-name="P4">
Publisher: 联合早报 (Organization)</text:p>
      <text:p text:style-name="P4">
Published Time: 2023-06-21T15:26</text:p>
      <text:p text:style-name="P4">
Modified Time: 2023-06-21T15:26</text:p>
      <text:p text:style-name="P4">
Description: The Norwegian government plans to open some areas of the Norwegian continent for the development of commercial submarine mineral resources. Xinhua News Agency reported that the Norwegian Petroleum and Energy Department issued a statement on Tuesday (June 20) saying that the evaluation shows that the Norwegian sea contains considerable mineral resources, which can sustainable development help ...</text:p>
      <text:p text:style-name="P4">
Videos: []</text:p>
      <text:p text:style-name="P4">
Audios: []</text:p>
      <text:p text:style-name="P4">
Images: []</text:p>
      <text:p text:style-name="P4">
Type: NewsArticle</text:p>
      <text:p text:style-name="P4">
Breadcrumbs: ['即时', '国际']</text:p>
      <text:p text:style-name="P4">
Keywords: ['挪威', '海洋', '环境保护']</text:p>
      <!--METADATA-->
      <text:p text:style-name="P4">
The Norwegian government plans to open some areas of the Norwegian continent for the development of commercial submarine mineral resources.</text:p>
      <text:p text:style-name="P4">
Xinhua News Agency reported that the Norwegian Petroleum and Energy Department issued a statement on Tuesday (June 20) saying that the evaluation shows that the Norwegian sea contains considerable mineral resources, which can sustainable development can help economic growth, create employment, and get rid of resources to some countries. Dependence and promoting global energy transformation. Therefore, the government plans to open commercial surveying, exploration, exploration and underwater mining in some areas of the Norwegian continent.</text:p>
      <text:p text:style-name="P4">
The statement also said that Norway's business operations and sustainable management in the maritime field have rich experience. At the same time, they have strong research and technology communities related to the ocean and its resources, which provides a solid foundation for the development of submarine mineral resources that are favorable.</text:p>
      <text:p text:style-name="P4">
The statement emphasized that the Norwegian government will attach importance to environmental protection, strictly supervise, and ensure that relevant parties develop mineral resources in a sustainable and responsible manner.</text:p>
      <text:p text:style-name="P4">
News Source: <text:a xlink:type="simple" xlink:href="https://www.zaobao.com.sg/realtime/world/story20230621-1406487" text:style-name="Internet_20_link" text:visited-style-name="Visited_20_Internet_20_Link">
https://www.zaobao.com.sg/realtime/world/story20230621-1406487</text:a>
</text:p>
      <!--NEWS-->
      <text:h text:style-name="P10" text:outline-level="1">
<text:span text:style-name="T4">
Swiss President accidentally announced that he would withdraw from the highest administrative organs at the end of the year</text:span>
</text:h>
      <text:p text:style-name="P4">
Publisher: 法新社</text:p>
      <text:p text:style-name="P4">
Published Time: 2023-06-21T15:32:09+00:00</text:p>
      <text:p text:style-name="P4">
Modified Time: 2023-06-21T15:05:02+00:00</text:p>
      <text:p text:style-name="P4">
Description: (Pharma Berne, 21st) Swiss President and Minister of the Interior Bersez announced today that he will withdraw from the government at the end of the year. As the Federal ... Federal ... Federal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26" text:anchor-type="as-char" svg:width="6.9236in" svg:height="3.617581in" draw:z-index="0">
<draw:image xlink:href="../Images/rficn/2023-06-21T15-32-09-00-00/000000.png" xlink:type="simple" xlink:show="embed" xlink:actuate="onLoad" draw:mime-type="image/png"/>
</draw:frame>
The 51 -year -old Alain Beerset told the Swiss Federal Council's six members that he plans to withdraw from the committee at the end of this year and say it was "the right time to leave."</text:p>
      <text:p text:style-name="P4">
In the wealthy Alps, Switzerland, the president is held by seven members of the Federal Council each year. Bersez entered the committee in 2012. He is currently the second time he served as the president and last time in 2018.</text:p>
      <text:p text:style-name="P4">
Bersez said at a press conference in a hurry of Bern in Switzerland today: "I informed the Parliament President and other members of the federal committee this morning. At the end of this year. "</text:p>
      <text:p text:style-name="P4">
"I feel like I have done as much as possible. I have paid everything."</text:p>
      <text:p text:style-name="P4">
Bersez is responsible for health affairs as the Minister of the Interior, so he plays an important role in the epidemic of COVID-19 (2019 Coronary Virus disease) in Switzerland.</text:p>
      <text:p text:style-name="P4">
In addition, the Swiss government arranged for the country's largest bank of the Swiss Bank (UBS) in March this year to urgently acquire CreditSuisse, the second largest bank in the dilemma within one weekend, and Perscez also played a key role in it.</text:p>
      <text:p text:style-name="P4">
Switzerland will hold a Congress election on October 22 to select a new member of the NATIONAL COUNCIL and the upper House of Federal Againstate. The federal institute is composed of representatives of the Swiss State.</text:p>
      <text:p text:style-name="P4">
The Swiss Federal Council's seats rarely open for elections, but are divided by major Swiss political parties based on unwritten agreements for decades. This agreement is also known as the "magic formula", which is usually not affected by the power of Congress, but reflects the spiritual characteristics of the compromise of Switzerland democracy.</text:p>
      <text:p text:style-name="P4">
News Source: <text:a xlink:type="simple" xlink:href="https://www.rfi.fr/cn/%E5%9B%BD%E9%99%85%E6%8A%A5%E9%81%93/20230621-%E7%91%9E%E5%A3%AB%E6%80%BB%E7%BB%9F%E6%84%8F%E5%A4%96%E5%AE%A3%E5%B8%83-%E5%B9%B4%E5%BA%95%E9%80%80%E5%87%BA%E6%9C%80%E9%AB%98%E8%A1%8C%E6%94%BF%E6%9C%BA%E5%85%B3" text:style-name="Internet_20_link" text:visited-style-name="Visited_20_Internet_20_Link">
https://www.rfi.fr/cn/%E5%9B%BD%E9%99%85%E6%8A%A5%E9%81%93/20230621-%E7%91%9E%E5%A3%AB%E6%80%BB%E7%BB%9F%E6%84%8F%E5%A4%96%E5%AE%A3%E5%B8%83-%E5%B9%B4%E5%BA%95%E9%80%80%E5%87%BA%E6%9C%80%E9%AB%98%E8%A1%8C%E6%94%BF%E6%9C%BA%E5%85%B3</text:a>
</text:p>
      <!--NEWS-->
      <text:h text:style-name="P10" text:outline-level="1">
<text:span text:style-name="T4">
Modi visits the Pentagon Building in the United States, saying that the transition time of the US Indian defense partnership transformation</text:span>
</text:h>
      <text:p text:style-name="P4">
Author: chinese@voanews.com (杨安)</text:p>
      <text:p text:style-name="P4">
Publisher: 美国之音中文网 (Type: NewsMediaOrganization)</text:p>
      <text:p text:style-name="P4">
Published Time: 2023-06-21T15:42:41+08:00</text:p>
      <text:p text:style-name="P4">
Modified Time: 2023-06-21 07:42:41Z</text:p>
      <text:p text:style-name="P4">
Description: Indian Prime Minister Narendra Modi arrived on Tuesday (June 20, 2023) to the United States for national visit. The United States and India's cooperation at the national defense level attracted much attention from all walks of life. Senior officials in the Pentagon described that it is now the time for the transformation of the US -Indian defense partnership.</text:p>
      <text:p text:style-name="P4">
Videos: []</text:p>
      <text:p text:style-name="P4">
Images: []</text:p>
      <text:p text:style-name="P4">
Categories: ['亚太', '美国', '军事']</text:p>
      <text:p text:style-name="P4">
Type: None</text:p>
      <!--METADATA-->
      <text:p text:style-name="P4">
Nonenone</text:p>
      <text:p text:style-name="P4">
News Source: <text:a xlink:type="simple" xlink:href="https://www.voachinese.com/a/pentagon-says-transformational-moment-in-us-india-defense-partnership-20230621/7146251.html" text:style-name="Internet_20_link" text:visited-style-name="Visited_20_Internet_20_Link">
https://www.voachinese.com/a/pentagon-says-transformational-moment-in-us-india-defense-partnership-20230621/7146251.html</text:a>
</text:p>
      <!--NEWS-->
      <text:h text:style-name="P10" text:outline-level="1">
<text:span text:style-name="T4">
"New Generation" women will shake Thai politics</text:span>
</text:h>
      <text:p text:style-name="P4">
Author: 半岛电视台</text:p>
      <text:p text:style-name="P4">
Publisher: Al Jazeera</text:p>
      <text:p text:style-name="P4">
Published Time: 2023-06-21T15:54:59</text:p>
      <text:p text:style-name="P4">
Modified Time: 2023-06-21T16:00:41</text:p>
      <text:p text:style-name="P4">
Description: The Gender and Development Research Institute pointed out that a total of 96 women in Thailand elections this year were elected, accounting for 19%of the seats in the lower academy of the parliament, which was slightly higher than the 2019 election results.</text:p>
      <text:p text:style-name="P4">
Images: ["<text:a xlink:type="simple" xlink:href="https://chinese.aljazeera.net/wp-content/uploads/2023/06/IMG_0171-1687246972-1687362122.jpeg" text:style-name="Internet_20_link" text:visited-style-name="Visited_20_Internet_20_Link">
IMG_0171-1687...</text:a>
", "<text:a xlink:type="simple" xlink:href="https://chinese.aljazeera.net/wp-content/uploads/2023/06/33F4237-highres-1687246589-1687362217.jpg" text:style-name="Internet_20_link" text:visited-style-name="Visited_20_Internet_20_Link">
33F4237-highr...</text:a>
", "<text:a xlink:type="simple" xlink:href="https://chinese.aljazeera.net/wp-content/uploads/2023/06/IMG_0222-1687246849-1687362298.jpeg" text:style-name="Internet_20_link" text:visited-style-name="Visited_20_Internet_20_Link">
IMG_0222-1687...</text:a>
", "<text:a xlink:type="simple" xlink:href="https://chinese.aljazeera.net/wp-content/uploads/2023/06/image-1687362337.jpg" text:style-name="Internet_20_link" text:visited-style-name="Visited_20_Internet_20_Link">
image-1687362...</text:a>
", "<text:a xlink:type="simple" xlink:href="https://chinese.aljazeera.net/wp-content/uploads/2023/06/IMG_0142-1687246727-1687362394.jpeg" text:style-name="Internet_20_link" text:visited-style-name="Visited_20_Internet_20_Link">
IMG_0142-1687...</text:a>
", "<text:a xlink:type="simple" xlink:href="https://chinese.aljazeera.net/wp-content/uploads/2023/06/IMG_0364-1687246916-1687362456.jpeg" text:style-name="Internet_20_link" text:visited-style-name="Visited_20_Internet_20_Link">
IMG_0364-1687...</text:a>
"]</text:p>
      <text:p text:style-name="P4">
Topics: ['政治', '新闻', '记者专栏']</text:p>
      <text:p text:style-name="P4">
Keywords: ['政治', '新闻', '记者专栏', '泰国']</text:p>
      <text:p text:style-name="P4">
Type: Article</text:p>
      <!--METADATA-->
      <text:p text:style-name="P4">
<draw:frame draw:style-name="fr1" draw:name="Image227" text:anchor-type="as-char" svg:width="6.9236in" svg:height="4.608995in" draw:z-index="0">
<draw:image xlink:href="../Images/Aljazeera Chinese/2023-06-21T15-54-59/IMG_0171-1687246972-1687362122.jpeg" xlink:type="simple" xlink:show="embed" xlink:actuate="onLoad" draw:mime-type="image/jpeg"/>
</draw:frame>
In the election in May this year, dozens of women were elected to the Thai Parliament(Peninsula TV Station)In the historic elections held last month in Thailand, the Progressive Party won the most seats in the parliament, and it seems to usher in a new generation of young politicians -assuming that conservatives accept the results of the election.</text:p>
      <text:p text:style-name="P4">
The Move Forward of Thailand is still facing many obstacles to form a government for the Thai party with its main alliance partners and populist party parties.</text:p>
      <text:p text:style-name="P4">
However, the election results alone show that the country's political pattern has undergone fundamental changes. Now, voters have requested a thorough reform of the political system led by the army and the monarchy for many years.</text:p>
      <text:p text:style-name="P4">
Chiang Mai Province in the north is a good example.</text:p>
      <text:p text:style-name="P4">
The far -reaching party is traditionally for the Thai party's stronghold. It won 7 seats in 10 seats this year, using deeper reforms as its campaign basis. The result of this round of elections also shows the increase in intergenerational alternative and gender diversity -among the 10 candidates, 7 candidates -including 5 women -in their 30s.</text:p>
      <text:p text:style-name="P4">
Rueengrawee Pichaikul, director of the Institute of Gender and Development, said that a total of 96 women were elected this year, accounting for 19%of the lower seats of the parliament, which was slightly higher than the 2019 election results.</text:p>
      <text:p text:style-name="P4">
She also pointed out that far away from the party is a leading position for 36 women, and the Thai party is elected with 29 women.</text:p>
      <text:p text:style-name="P4">
Layerrawa said, "This is a new generation, a new paradigm change." She also added that the higher the degree of democratization in Thailand, the more women participating in politics. "If there is a more open society, women will have more opportunities. Compared with military rule, this is a very different point. In the Senate appointed by the military, only 6%are women."</text:p>
      <text:p text:style-name="P4">
<draw:frame draw:style-name="fr1" draw:name="Image228" text:anchor-type="as-char" svg:width="6.9236in" svg:height="4.612736in" draw:z-index="0">
<draw:image xlink:href="../Images/Aljazeera Chinese/2023-06-21T15-54-59/33F4237-highres-1687246589-1687362217.jpg" xlink:type="simple" xlink:show="embed" xlink:actuate="onLoad" draw:mime-type="image/jpeg"/>
</draw:frame>
The election results show that the Thai people want to make a thorough change(French media)She also said that women still face some challenges politically, including "sexual violence." She gave an example: a male candidate put the photos of female competitors to a nude model to "damage and discredit her popularity."</text:p>
      <text:p text:style-name="P4">
She added, "Most of them have been bullying on social media, such as Facebook", "the last election is even worse. Some political parties use women as sexual objects, and they only nominate beautiful candidates for candidates. And talk more about her appearance, not her thoughts or the problems she fought. "</text:p>
      <text:p text:style-name="P4">
Ruayegravi said that she was particularly happy to see young people far away from the party regard gender equality as a key topic.</text:p>
      <text:p text:style-name="P4">
She also said, "We believe in the new generation of voters. I think the country will be better until there is a form of regime change."</text:p>
      <text:p text:style-name="P4">
Of course, such results cannot be ruled out.</text:p>
      <text:p text:style-name="P4">
The last election government, the Thai government -was overthrown in the coup in 2014, and then Thailand ushered in the nine -year -old rule.</text:p>
      <text:p text:style-name="P4">
The following are three women who occupy the seats in the Thai Parliament held in the next few weeks.</text:p>
      <text:h text:style-name="P13" text:outline-level="4">
<text:span text:style-name="T4">
Putta Chaianun</text:span>
</text:h>
      <text:p text:style-name="P4">
<draw:frame draw:style-name="fr1" draw:name="Image229" text:anchor-type="as-char" svg:width="6.9236in" svg:height="4.873495in" draw:z-index="0">
<draw:image xlink:href="../Images/Aljazeera Chinese/2023-06-21T15-54-59/IMG_0222-1687246849-1687362298.jpeg" xlink:type="simple" xlink:show="embed" xlink:actuate="onLoad" draw:mime-type="image/jpeg"/>
</draw:frame>
Putita Channu said that she decided to become a politician, to "create a better society" for her children(Peninsula TV Station)Putita Qianshan met a reporter at the Peninsula TV station in a bookstore 12 years ago. At that time, she attended a seminar on democracy during his study at Chiang Mai University.</text:p>
      <text:p text:style-name="P4">
This course has inspired the interest of the 36 -year -old politician and was elected as a parliamentarian as a representative of the party last month. Although she is satisfied with the results of the election and is optimistic about the development direction of Thailand, she has experienced a certain loss to her personally for many years as an activist.</text:p>
      <text:p text:style-name="P4">
She said, "Looking at my friend was sent to the prison and escaped from the country, or disappeared, I was very uncomfortable." What she refers to is a democratic activist Wan Charam Sasaciste(Wandamosit)——The latter was abducted in Cambodia in 2020 and has never appeared again.</text:p>
      <text:p text:style-name="P4">
Putita himself has also violated the law, including the protest on the anniversary of the 2014 coup and was prison. Although she said she was never scared, she felt a certain degree of disillusionment due to the differences and uselessness in the parent movement and a sense of uselessness.</text:p>
      <text:p text:style-name="P4">
She said, "For my mental health, I have to rest. I am desperate for the democratic situation in Thailand." She had moved to Shanghai to learn Chinese before, and stayed there for about two years. The rise ignited her hope.</text:p>
      <text:p text:style-name="P4">
In the predecessor of the party, the Future Moved Party suddenly won the third place in the 2019 election, and was subsequently dissolved. Its leader ThanathornjuangroongRuangkit was banned from participating in politics due to financial improper behavior, but supporters and human rights organizations have been Condemn this for political motivation.</text:p>
      <text:p text:style-name="P4">
Putita said, "In the future, the Party and Tanatong gave me hope again. When I saw Tanatong, I wanted to come back to fight."</text:p>
      <text:p text:style-name="P4">
She moved to Bangkok after the 2019 election, served as an assistant in the future party, and returned to Chiang Mai when the new crown epidemic came.</text:p>
      <text:p text:style-name="P4">
Putita said, "I never want to be a politician," but when she was pregnant with her first child, her choice became "completely clear."</text:p>
      <text:p text:style-name="P4">
"I realize that I need to create a better society for my children."</text:p>
      <text:p text:style-name="P4">
<draw:frame draw:style-name="fr1" draw:name="Image230" text:anchor-type="as-char" svg:width="6.9236in" svg:height="3.894525in" draw:z-index="0">
<draw:image xlink:href="../Images/Aljazeera Chinese/2023-06-21T15-54-59/image-1687362337.jpg" xlink:type="simple" xlink:show="embed" xlink:actuate="onLoad" draw:mime-type="image/jpeg"/>
</draw:frame>
Thailand: The results of the election agency certification election(Peninsula TV Station)Putita said that now she has entered the parliament, she will support the plans of far -reaching party, rewrite the constitution drafted by the military, and solve the problem of income inequality. At a more personal level, she hopes to "help friends who face political motivation -based allegations" and "revive justice in Thailand."</text:p>
      <text:p text:style-name="P4">
Putita pointed out that she also plans to cooperate with other female politicians to set quotas for women in parliament. She also pointed out that the gender concept of Thailand is changing.</text:p>
      <text:p text:style-name="P4">
She said, "In the past, they thought that female politicians were just a flower, but now, it is clear that the Thai people trust us." Although the problem still exists.</text:p>
      <text:p text:style-name="P4">
"A man from another political party even called me a maid, and tried to discredit me, saying that I was just my husband's shadow." She also pointed out. "I think as a woman and a mother, this is a kind of power. Very gentle and sincere. "</text:p>
      <text:p text:style-name="P4">
She will attribute to the party's victory in Chiang Mai, thanks to her more aggressive reform appeal.Putita described herself as an introverted person, and she said she liked art, peace and quiet. "I like to stay at home with my family", "If I am not a politician, I want to have my own art museum."</text:p>
      <text:p text:style-name="P4">
But she has almost no time to pursue her hobby. After graduating from college, she joined a civil society organization dedicated to mining and environmental issues. Since then, she has invested most of the time into human rights and radical activities.</text:p>
      <text:p text:style-name="P4">
Although she had previously stated that there was nothing to be happy in those turbulent years after the coup, she now saw a hint of dawn at the end of the tunnel.</text:p>
      <text:p text:style-name="P4">
She said, "I feel stronger, full of hope and happiness. I can see that some things will change."</text:p>
      <text:p text:style-name="P4">
She believes that even if the establishment faction has found a way to prevent the government from entering the party, some things have been released and cannot be curbed again.</text:p>
      <text:p text:style-name="P4">
"This is Thailand. Everything is possible. Most Thai people are now realized."</text:p>
      <text:h text:style-name="P13" text:outline-level="4">
<text:span text:style-name="T4">
Srisopha Kotkhamlue</text:span>
</text:h>
      <text:p text:style-name="P4">
<draw:frame draw:style-name="fr1" draw:name="Image231" text:anchor-type="as-char" svg:width="6.9236in" svg:height="5.286194in" draw:z-index="0">
<draw:image xlink:href="../Images/Aljazeera Chinese/2023-06-21T15-54-59/IMG_0142-1687246727-1687362394.jpeg" xlink:type="simple" xlink:show="embed" xlink:actuate="onLoad" draw:mime-type="image/jpeg"/>
</draw:frame>
Srushachalu is a daughter of a famous politician. She said that her goal is "better than him"(Peninsula TV Station)The 30 -year -old Srushachalumu was interviewed by a reporter from the Peninsula TV station one day before his master's degree test. The next day, the energetic party approved her exam for parliament members of the Thai party and flew back to Chiang Mai in time to participate in the sex minority group (LGBTQ) parade that night.</text:p>
      <text:p text:style-name="P4">
As a daughter of a well -known politician, Srusha has been paying attention to political undertakings for a long time, and even considers participating in the 2019 election.</text:p>
      <text:p text:style-name="P4">
"I'm really young, so I decided to spend some time to learn from more experienced people." She explained that she had served as secretary of the Chiang Mai Provincial Government and the team manager of the local football team.</text:p>
      <text:p text:style-name="P4">
She said, "I need to work with many men, this is not always easy, but I have learned a lot of leadership skills."</text:p>
      <text:p text:style-name="P4">
Srusha was elected as the representative of the 10th district of Chiang Mai, and this is a rugged mountain area, which is mainly composed of protected forests. Locals often have no proof of property rights. She hopes to change this situation and say that the granting property rights will help locals to become safer and better protect the forest, because the boundaries of the farm will be clearer.</text:p>
      <text:p text:style-name="P4">
She said, "Some people think that women go to the forest alone are dangerous, but I don't mind."</text:p>
      <text:p text:style-name="P4">
Srusha said that she had encountered the situation that people did not treat female politicians seriously as male politicians, or they thought they were not so smart or very weak, but she believed that "most people have changed their changes "Views on women".</text:p>
      <text:p text:style-name="P4">
Like Putita, Srusha also regards her gender as an advantage, saying that voters may find that women are more graceful and "easier to discuss with them" their questions. "We are better at understanding people's feelings."</text:p>
      <text:p text:style-name="P4">
As an outstanding young daughter of a male politician, this identity also brought some challenges to Srusha. But she was still not frightened.</text:p>
      <text:p text:style-name="P4">
She pointed out, "At the beginning, this is very difficult because people have their own views on me, and this is because they think of my father." "When you have not achieved any achievements, they certainly think so. "</text:p>
      <text:p text:style-name="P4">
But she said that as she continued her political career, she was building her own achievements.</text:p>
      <text:p text:style-name="P4">
"The work will prove everything", she said, "I only need to do better than him."</text:p>
      <text:p text:style-name="P4">
Although Srusha won the campaign with a weak advantage, this election was disappointing for the entire party, especially in Chiang Mai, and she believes that this should be a lesson.</text:p>
      <text:p text:style-name="P4">
Srusfa, who has a degree in economics from the University of Kingston in the United Kingdom, said that although she believes that the Thai party is the best party to solve the Thai economic problems, voters think that "this is not enough."</text:p>
      <text:p text:style-name="P4">
She said, "It's not just economy, we need to pay more attention to human rights," including same -sex marriage. Srusfa said she "fully supports this."</text:p>
      <text:p text:style-name="P4">
She said that if the Thai party must fail, she is glad to see the party far away from the party instead of being supported by the military.</text:p>
      <text:p text:style-name="P4">
"This shows that the core of Chiang Mai is democracy."</text:p>
      <text:h text:style-name="P13" text:outline-level="4">
<text:span text:style-name="T4">
Karanic Chantada</text:span>
</text:h>
      <text:p text:style-name="P4">
<draw:frame draw:style-name="fr1" draw:name="Image232" text:anchor-type="as-char" svg:width="6.9236in" svg:height="5.026354in" draw:z-index="0">
<draw:image xlink:href="../Images/Aljazeera Chinese/2023-06-21T15-54-59/IMG_0364-1687246916-1687362456.jpeg" xlink:type="simple" xlink:show="embed" xlink:actuate="onLoad" draw:mime-type="image/jpeg"/>
</draw:frame>
Karanik Chartada hopes to improve social welfare and public medical care(Peninsula TV Station)Before Caranik Chaotada became a candidate for the party, he was interviewed by a reporter from the Peninsula Television in a cafe next to the pharmacy.</text:p>
      <text:p text:style-name="P4">
After graduating from the pharmacy, the 32 -year -old woman had been serving as a stewardess for China Airlines for 3 years in Bangkok, and then moved back to Chiang Mai after being fired during the epidemic. She returned to the pharmacy during the new crown epidemic, and this is also the key factor in her political awakening.</text:p>
      <text:p text:style-name="P4">
"During the new crown pneumonia's epidemic, the shortage of sanitary products such as masks, and the price of all products is rising. Previously, the price of a box of masks was 100 baht (about 2.9 US dollars), but now it has risen to 700-1000 baht (about approximately about He $ 20-28). "</text:p>
      <text:p text:style-name="P4">
When senior government officials were suspected of inventory and raising prices, they were aroused anger across the country, including Karanik, who began to participate in volunteer services far away from the party under the inspiration.</text:p>
      <text:p text:style-name="P4">
She said, "I am one of the staff who help organizations and promotion of public debates and speeches." The process from volunteers to candidates includes interviews and personal papers.</text:p>
      <text:p text:style-name="P4">
She said, "You don't need to be a rich or powerful businessman to become a candidate far away from the party."</text:p>
      <text:p text:style-name="P4">
Unexpectedly, Caranik said that for her, the most important problem is to improve Thai social welfare, especially public health services.</text:p>
      <text:p text:style-name="P4">
She also said, "Everyone, whether the rich and the poor, should be able to obtain appropriate benefits from the government, rather than the need to save money to prepare for medical care."</text:p>
      <text:p text:style-name="P4">
Karinik said that although she has experienced some "sexual harassment" during the campaign, most of them come from older men. They are rude or "bad jokes", but the situation is improving.</text:p>
      <text:p text:style-name="P4">
She believes that youth is more important than gender. "As a young man, I can better adapt to different people and communicate with young people and elders in more formal ways." She also added that it is a challenge to achieve a balance between professionalism and approachable people.</text:p>
      <text:p text:style-name="P4">
She also attributed the results of the election to the will of the new generation.</text:p>
      <text:p text:style-name="P4">
She said, "Young people are not bound by the traditional hierarchical system. They are not afraid of asking questions, asking their rights, or expressing their own opinions."</text:p>
      <text:p text:style-name="P4">
Karinik said that in her free time, she likes to jog and read Thai novels, but when she was asked what book she was currently reading, she smiled and took out a thick live pages. Protocol.</text:p>
      <text:p text:style-name="P4">
She also said that she only planned to serve one or two term and then let the "fresh blood" take over.</text:p>
      <text:p text:style-name="P4">
She pointed out that "I hope that politicians will be the public servants of volunteers or people, not to enter the parliament for personal interests or business relationships." "Farly entering the party is fighting such political and cultural."</text:p>
      <text:p text:style-name="P4">
News Source: <text:a xlink:type="simple" xlink:href="https://chinese.aljazeera.net/opinions/journalist-column/2023/6/21/%e6%96%b0%e4%b8%80%e4%bb%a3%e5%a5%b3%e6%80%a7%e5%b0%86%e6%92%bc%e5%8a%a8%e6%b3%b0%e5%9b%bd%e6%94%bf%e6%b2%bb" text:style-name="Internet_20_link" text:visited-style-name="Visited_20_Internet_20_Link">
https://chinese.aljazeera.net/opinions/journalist-column/2023/6/21/%e6%96%b0%e4%b8%80%e4%bb%a3%e5%a5%b3%e6%80%a7%e5%b0%86%e6%92%bc%e5%8a%a8%e6%b3%b0%e5%9b%bd%e6%94%bf%e6%b2%bb</text:a>
</text:p>
      <!--NEWS-->
      <text:h text:style-name="P10" text:outline-level="1">
<text:span text:style-name="T4">
The European Union will once again call on China to assist China to end the Russian and Ukraine War</text:span>
</text:h>
      <text:p text:style-name="P4">
Author: chinese@voanews.com (金谷)</text:p>
      <text:p text:style-name="P4">
Publisher: 美国之音中文网 (Type: NewsMediaOrganization)</text:p>
      <text:p text:style-name="P4">
Published Time: 2023-06-21T15:57:28+08:00</text:p>
      <text:p text:style-name="P4">
Modified Time: 2023-06-21 07:57:28Z</text:p>
      <text:p text:style-name="P4">
Description: A senior EU official said on Tuesday (June 20) that EU leaders will call on China to assist China to end global challenges such as the Ukrainian war, participate in the response to climate change, and re -balance their economic relations with the EU.</text:p>
      <text:p text:style-name="P4">
Videos: []</text:p>
      <text:p text:style-name="P4">
Images: []</text:p>
      <text:p text:style-name="P4">
Categories: ['欧洲', '中国', '乌克兰局势']</text:p>
      <text:p text:style-name="P4">
Type: None</text:p>
      <!--METADATA-->
      <text:p text:style-name="P4">
Nonenone</text:p>
      <text:p text:style-name="P4">
News Source: <text:a xlink:type="simple" xlink:href="https://www.voachinese.com/a/eu-to-call-on-china-again-to-help-stop-russia-s-war-in-ukraine-20230621/7146255.html" text:style-name="Internet_20_link" text:visited-style-name="Visited_20_Internet_20_Link">
https://www.voachinese.com/a/eu-to-call-on-china-again-to-help-stop-russia-s-war-in-ukraine-20230621/7146255.html</text:a>
</text:p>
      <!--NEWS-->
      <text:h text:style-name="P10" text:outline-level="1">
<text:span text:style-name="T4">
Sweden: Turkish Parliament is time to start the Swedish "contract" process</text:span>
</text:h>
      <text:p text:style-name="P4">
Author: 联合早报 (Person)</text:p>
      <text:p text:style-name="P4">
Publisher: 联合早报 (Organization)</text:p>
      <text:p text:style-name="P4">
Published Time: 2023-06-21T16:01</text:p>
      <text:p text:style-name="P4">
Modified Time: 2023-06-21T16:01</text:p>
      <text:p text:style-name="P4">
Description: Under the obstruction of Turkey, Sweden has not been able to join NATO as expected so far. After fulfilling the requirements of the Turkish "contract" request, the Swedish authorities called on Turkey to start the contract as soon as possible. Reuters reports that Swedish Foreign Minister Tobias Billstrom Star ...</text:p>
      <text:p text:style-name="P4">
Videos: []</text:p>
      <text:p text:style-name="P4">
Audios: []</text:p>
      <text:p text:style-name="P4">
Images: []</text:p>
      <text:p text:style-name="P4">
Type: NewsArticle</text:p>
      <text:p text:style-name="P4">
Breadcrumbs: ['即时', '国际']</text:p>
      <text:p text:style-name="P4">
Keywords: ['瑞典', '土耳其', '北约']</text:p>
      <!--METADATA-->
      <text:p text:style-name="P4">
Under the obstruction of Turkey, Sweden has not been able to join NATO as expected so far. After fulfilling the requirements of the Turkish "contract" request, the Swedish authorities called on Turkey to start the contract as soon as possible.</text:p>
      <text:p text:style-name="P4">
Reuters reports that Swedish Foreign Minister Tobiasbillstrom said on Wednesday (June 21) that Sweden has fulfilled its obligations in the agreement reached with Turkey. It is now a approval procedure for the Turkey Parliament to allow Sweden to allow Sweden to allow Sweden It's time to join NATO.</text:p>
      <text:p text:style-name="P4">
"Our judgment is that we have completed (Turkey )'s expectations for us, and now it is time to launch the approval procedure for the Turkish Parliament."</text:p>
      <text:p text:style-name="P4">
According to Xinhua News Agency, Sweden has implemented more stringent counter -terrorism laws from June 1, listing more activities related to extremist organizations as illegal crimes. The analysis believes that this move is to obtain the support of Turkey to join NATO. On June 4, NATO Secretary -General Stoltenberg stated that Sweden had "fulfilled its responsibility" while visiting Turkey and had taken action to solve Turkey's concerns. Local media reported that all parties hope that Turkey will approve the Swedish "contract" application before the NATO summit in July.</text:p>
      <text:p text:style-name="P4">
In May last year, Sweden and Finland applied to join NATO at the same time. However, because Turkey and Hungary have not yet officially approved, Sweden's "enrollment" process was blocked. Turkey has always been dissatisfied with Sweden's attitude towards the "Kurdish Workers' Party", and the organization has been identified as a terrorist organization by Turkey.</text:p>
      <text:p text:style-name="P4">
News Source: <text:a xlink:type="simple" xlink:href="https://www.zaobao.com.sg/realtime/world/story20230621-1406493" text:style-name="Internet_20_link" text:visited-style-name="Visited_20_Internet_20_Link">
https://www.zaobao.com.sg/realtime/world/story20230621-1406493</text:a>
</text:p>
      <!--NEWS-->
      <text:h text:style-name="P10" text:outline-level="1">
<text:span text:style-name="T4">
The Chairman of the Federal Reserve firm</text:span>
</text:h>
      <text:p text:style-name="P4">
Publisher: 法新社</text:p>
      <text:p text:style-name="P4">
Published Time: 2023-06-21T16:02:09+00:00</text:p>
      <text:p text:style-name="P4">
Modified Time: 2023-06-21T15:35:02+00:00</text:p>
      <text:p text:style-name="P4">
Description: (Agence France -Presse, New York, 21st) With the Federal Federal Council Chairman Jerome Powell, it is determined to reduce the inflation to 2%of the target of the Feds' Association, causing the outside world to worry more about currency tightening measures The three major indexes of Wall Street opened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3" text:anchor-type="as-char" svg:width="6.9236in" svg:height="3.617581in" draw:z-index="0">
<draw:image xlink:href="../Images/rficn/2023-06-21T16-02-09-00-00/000000.png" xlink:type="simple" xlink:show="embed" xlink:actuate="onLoad" draw:mime-type="image/png"/>
</draw:frame>
The Dow Jones Industrial Index fell 63.31 points or 0.19%to 33990.56 points.</text:p>
      <text:p text:style-name="P4">
The S &amp; P 500 Index opened 8.70 points or 0.20%to 4380.01 points.</text:p>
      <text:p text:style-name="P4">
The Nasdaq comprehensive index fell 46.43 points or 0.34%to 13620.87 points.</text:p>
      <text:p text:style-name="P4">
News Source: <text:a xlink:type="simple" xlink:href="https://www.rfi.fr/cn/%E8%B4%A2%E7%BB%8F%E5%BF%AB%E8%AE%AF/20230621-%E8%81%94%E5%87%86%E4%BC%9A%E4%B8%BB%E5%B8%AD%E5%9D%9A%E5%AE%9A%E6%89%93%E5%87%BB%E9%80%9A%E8%86%A8-%E7%BE%8E%E8%82%A1%E5%BC%80%E4%BD%8E" text:style-name="Internet_20_link" text:visited-style-name="Visited_20_Internet_20_Link">
https://www.rfi.fr/cn/%E8%B4%A2%E7%BB%8F%E5%BF%AB%E8%AE%AF/20230621-%E8%81%94%E5%87%86%E4%BC%9A%E4%B8%BB%E5%B8%AD%E5%9D%9A%E5%AE%9A%E6%89%93%E5%87%BB%E9%80%9A%E8%86%A8-%E7%BE%8E%E8%82%A1%E5%BC%80%E4%BD%8E</text:a>
</text:p>
      <!--NEWS-->
      <text:h text:style-name="P10" text:outline-level="1">
<text:span text:style-name="T4">
Order Russia: Kazakhstan decided to suspend the Syrian issue talks</text:span>
</text:h>
      <text:p text:style-name="P4">
Author: 美联社</text:p>
      <text:p text:style-name="P4">
Publisher: Al Jazeera</text:p>
      <text:p text:style-name="P4">
Published Time: 2023-06-21T16:09:06</text:p>
      <text:p text:style-name="P4">
Modified Time: 2023-06-21T16:09:06</text:p>
      <text:p text:style-name="P4">
Description: Kazakhstan officials announced that the country will stop hosting a Syrian conflict that designed to resolve the outbreak 12 years ago, and Russia believes that this decision is surprising.</text:p>
      <text:p text:style-name="P4">
Images: ["<text:a xlink:type="simple" xlink:href="https://chinese.aljazeera.net/wp-content/uploads/2023/06/20fdd6c7ca9c4032b9f6282408420ca8_18-1687363263.jpeg" text:style-name="Internet_20_link" text:visited-style-name="Visited_20_Internet_20_Link">
20fdd6c7ca9c4...</text:a>
"]</text:p>
      <text:p text:style-name="P4">
Topics: ['政治', '新闻']</text:p>
      <text:p text:style-name="P4">
Keywords: ['政治', '新闻', '俄罗斯', '叙利亚', '哈萨克斯坦']</text:p>
      <text:p text:style-name="P4">
Type: Article</text:p>
      <!--METADATA-->
      <text:p text:style-name="P4">
<draw:frame draw:style-name="fr1" draw:name="Image234" text:anchor-type="as-char" svg:width="6.9236in" svg:height="4.608995in" draw:z-index="0">
<draw:image xlink:href="../Images/Aljazeera Chinese/2023-06-21T16-09-06/20fdd6c7ca9c4032b9f6282408420ca8_18-1687363263.jpeg" xlink:type="simple" xlink:show="embed" xlink:actuate="onLoad" draw:mime-type="image/jpeg"/>
</draw:frame>
Syrian peace negotiations have been held in the capital of Kazakhstan's capital Astana for several years(Reuters)Kazakhstan officials announced that the country will stop hosting a Syrian conflict that designed to resolve the outbreak 12 years ago, and Russia believes that this decision is surprising.</text:p>
      <text:p text:style-name="P4">
When the 20th round of talks held in Astana, the capital of Kazakhstan are about to end, the country's move on the 21st may also surprise other participants.</text:p>
      <text:p text:style-name="P4">
Since 2017, Kazakhstan, a former Soviet country, has provided talks on the way of Russia, Turkey, Syria and Iran, and provides a place for talks on Syria's conflict.</text:p>
      <text:p text:style-name="P4">
The Ministry of Foreign Affairs of Kazakhstan said that the Asta talks have completed their mission, "the initial goal -including the establishment of a conflict downgrade zone, the end of the bleeding incident, and the reduction of the number of casualties have been fully implemented."</text:p>
      <text:p text:style-name="P4">
Abeck Smartiarov, a spokesman for the Ministry of Foreign Affairs of Kazakhstan, pointed out that Syria has recently returned to the Arab League and his efforts to restore relations with Turkey, which is exactly the evidence that Astana talks have achieved its purpose.</text:p>
      <text:p text:style-name="P4">
However, the Russian President Syrian Sydinary Special Envoy Alexander Laverv, which led the Russian delegation to participate in the talks, said the decision announced by Kazakhstan was completely unexpected.</text:p>
      <text:p text:style-name="P4">
"The move of the Ministry of Foreign Affairs of Kazakhstan was unexpected," he told reporters after the talks.</text:p>
      <text:p text:style-name="P4">
Raf Lianyev said that the location of future talks has not yet made a decision, but he added that they may hold talks in Moscow, Akara, Tehran, and even Damascus in the second half of this year.</text:p>
      <text:p text:style-name="P4">
A round of talks held this week were carried out after the relationship between Syria and Arab countries continued to improve, although these countries have supported opposition groups fighting in Syria and called on the dismissal of Syrian President Bashar Assad Essence</text:p>
      <text:p text:style-name="P4">
Raf Lianyev praised Syria to return to the alliance during the Arabian Summit held in Saudi City in May this year, and believed that this was an important step towards the end of the conflict.</text:p>
      <text:p text:style-name="P4">
Representatives from the United Nations and neighbors of Syria -Jordan, Lebanon, and Iraqi attended Asanana talks as observers. They expressed their hope that the conflict would end quickly, and hoped that millions of Syrian refugees living in their own country could return their homes.</text:p>
      <text:p text:style-name="P4">
Turkey, Russia, and Iran issued a statement saying that the latest round of talks held in Astana were "constructive" and discussed "the progress of the preparation of planning for the restoration of Turkey and Syria".</text:p>
      <text:p text:style-name="P4">
Since September 2015, Russia launched military operations in Syria and co -organized with the Iranian government to re -control the country's region. During the Syrian war, Turkey has always supported the armed factions against Assad.</text:p>
      <text:p text:style-name="P4">
Although most Russian armed forces have been busy fighting in Ukraine, Russia has always maintained its military foothold in Syria and helped Assad to rebuild relations with Turkey and other countries in the region.</text:p>
      <text:p text:style-name="P4">
Turkey has an army in northwestern Syria to support the opposition militants in the flying land under the control of the opposition.</text:p>
      <text:p text:style-name="P4">
Syrian Assistant Foreign Minister Eman Su Sang said on the 20th that Turkey should formulate a "clear timetable" for the withdrawal of Syria.</text:p>
      <text:p text:style-name="P4">
In May this year, a few days after this war -torn country returned to the Arab League, Turkish and Syrian Foreign Ministers agreed to formulate "roadmap" after a talks in Moscow to improve the tension between the two sides. This is the highest level of contact between the two countries since the Syrian uprising more than 10 years ago. It should be pointed out that the Syrian uprising has gradually expanded into war involving multiple foreign forces.</text:p>
      <text:p text:style-name="P4">
Syrian conflicts have killed nearly 500,000 people. Among the 23 million people before the country's war, half of them are in a state of loses.</text:p>
      <text:p text:style-name="P4">
News Source: <text:a xlink:type="simple" xlink:href="https://chinese.aljazeera.net/news/political/2023/6/22/%e4%bb%a4%e4%bf%84%e7%bd%97%e6%96%af%e6%84%8f%e5%a4%96%e5%93%88%e8%90%a8%e5%85%8b%e6%96%af%e5%9d%a6%e5%86%b3%e5%ae%9a%e5%81%9c%e5%8a%9e%e5%8f%99%e5%88%a9%e4%ba%9a%e9%97%ae%e9%a2%98%e4%bc%9a" text:style-name="Internet_20_link" text:visited-style-name="Visited_20_Internet_20_Link">
https://chinese.aljazeera.net/news/political/2023/6/22/%e4%bb%a4%e4%bf%84%e7%bd%97%e6%96%af%e6%84%8f%e5%a4%96%e5%93%88%e8%90%a8%e5%85%8b%e6%96%af%e5%9d%a6%e5%86%b3%e5%ae%9a%e5%81%9c%e5%8a%9e%e5%8f%99%e5%88%a9%e4%ba%9a%e9%97%ae%e9%a2%98%e4%bc%9a</text:a>
</text:p>
      <!--NEWS-->
      <text:h text:style-name="P10" text:outline-level="1">
<text:span text:style-name="T4">
Column | Network Game: The song "Going on the TA" commemorates Hong Kong's counterfeit Central Movement</text:span>
</text:h>
      <text:p text:style-name="P4">
Author: None</text:p>
      <text:p text:style-name="P4">
Publisher: Radio Free Asia (Organization)</text:p>
      <text:p text:style-name="P4">
Published Time: 2023-06-21T16:10:32-04:00</text:p>
      <text:p text:style-name="P4">
Modified Time: 2023-06-21T16:10:32-04:00</text:p>
      <text:p text:style-name="P4">
Description: None</text:p>
      <text:p text:style-name="P4">
Videos: []</text:p>
      <text:p text:style-name="P4">
Audios: ["<text:a xlink:type="simple" xlink:href="https://www.rfa.org/mandarin/zhuanlan/wangluoboyi/iwar-0621202315371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5" text:anchor-type="as-char" svg:width="6.9236in" svg:height="4.489173in" draw:z-index="0">
<draw:image xlink:href="../Images/rfamandarin/2023-06-21T16-10-32-04-00/000000.png" xlink:type="simple" xlink:show="embed" xlink:actuate="onLoad" draw:mime-type="image/png"/>
</draw:frame>
Changan Xiuming's paintings with the background of the Hong Kong Return to the Movement of Hong Kong <text:a xlink:type="simple" xlink:href="https://www.rfa.org/mandarin/zhuanlan/wangluoboyi/iwar-06212023153716.html/@@images/image" text:style-name="Internet_20_link" text:visited-style-name="Visited_20_Internet_20_Link">
</text:a>
Changan Xiuming provides [Audio-Link: https://www.rfa.org/mandarin/zhuanlan/wangluboboyi/iwar-06212023153716.html/@stream]](https://www.rfa.org/mandarin/zhuanlan/wangluoboyi/iwar-06212023153716.html/@@stream)On June 9 this year, the 4th anniversary of the large -scale demonstration of Hong Kong's anti -Central Movement began to be a large -scale demonstration. Information related to Hong Kong's counterfeiting Movement was banned on the Chinese network. Today's program introduces the song "On behalf of TA" with the background of Hong Kong's background.</text:p>
      <text:p text:style-name="P4">
The Hong Kong counterfeit Central Movement refers to the movement of Hong Kong folk against the "Draft Relief Regulations", which began in 2019. This "Draft Amendment of the Fastener Regulations" will allow Hong Kong to repatriate the suspect to the mainland. It is considered by Hong Kong folks that people may be used to suppress democratic objections, or the repatriot will be judged by unfairness in the mainland. Opposition of folk people.</text:p>
      <text:p text:style-name="P4">
The Cantonese song "On behalf of TA" was created by Chinese literati painters and rock singers from China who came to the United States from China to study in August 2022.</text:p>
      <text:p text:style-name="P4">
Today's show, we invite Changan Xiuming to introduce the song "Go on Donate TA".</text:p>
      <text:p text:style-name="P4">
Please click on the sound link of the "Internet Game" program on this page, listen to the content of the program in this issue, and transfer this program sound link online.</text:p>
      <text:p text:style-name="P4">
According to the Taiwan Central News Agency, during the Hong Kong -Hong Kong counterpart, the number of deaths in Hong Kong or unknown causes rose. The number of Central News Agency quoted the number released by the Hong Kong police that from June to September 2019, the suicide case received by the Hong Kong police reached 256, and the number of deaths died before or when they were sent to the hospital.</text:p>
      <text:p text:style-name="P4">
In a report from the Chinese official Xinhua News Agency, the Hong Kong counterfeit Central Movement is called "repair storm". Xinhua News Agency quoted the figures announced by the Government of the Hong Kong Special Administrative Region, saying that from June 9, 2019 to February 28, 2021, the number of Hong Kong police arrested in the "repair storm" crime.</text:p>
      <text:p text:style-name="P4">
Lyrics</text:p>
      <text:p text:style-name="P4">
(Author: Changan Xiuming)</text:p>
      <text:p text:style-name="P4">
A city is freely gone,</text:p>
      <text:p text:style-name="P4">
A piece of land was eroded by lies and violence.</text:p>
      <text:p text:style-name="P4">
Unyielding citizens have never stopped resisting the tyranny,</text:p>
      <text:p text:style-name="P4">
It's better to die in jail.</text:p>
      <text:p text:style-name="P4">
The righteous people in this city succeed,</text:p>
      <text:p text:style-name="P4">
The people are not afraid of death.</text:p>
      <text:p text:style-name="P4">
Unable to seek compassion for the general election citizen's resistance,</text:p>
      <text:p text:style-name="P4">
We continue to go on the injured person who is dead.</text:p>
      <text:p text:style-name="P4">
Go on behalf of TA to fight on behalf of the TA on behalf of the TAs,</text:p>
      <text:p text:style-name="P4">
Raise the umbrella to support the mission of resisting tyranny.</text:p>
      <text:p text:style-name="P4">
On behalf of TA, we will fight back on behalf of TA.</text:p>
      <text:p text:style-name="P4">
Do not give up for freedom, do not give up,</text:p>
      <text:p text:style-name="P4">
This land will not admit fate,</text:p>
      <text:p text:style-name="P4">
The black police eagle dog cannot escape the fate of being tried,</text:p>
      <text:p text:style-name="P4">
Citizens' resistance is not fate because of slavery.</text:p>
      <text:p text:style-name="P4">
All the blood should let the illegal regime be repaid.</text:p>
      <text:p text:style-name="P4">
Go on behalf of TA to fight on behalf of the TA on behalf of the TAs,</text:p>
      <text:p text:style-name="P4">
Raise the umbrella to support the mission of resisting tyranny.</text:p>
      <text:p text:style-name="P4">
On behalf of TA, we will fight back on behalf of TA.</text:p>
      <text:p text:style-name="P4">
Defend my freedom without cutting mats and not give up,</text:p>
      <text:p text:style-name="P4">
Democratic freedom and totalitarianism are not different,</text:p>
      <text:p text:style-name="P4">
Citizens will not shrink back and make dictators proud,</text:p>
      <text:p text:style-name="P4">
Reflect the shame of the Communist Party with freedom and justice,</text:p>
      <text:p text:style-name="P4">
Demonstrate our will to the world to let the totalitarian ritual in fear.</text:p>
      <text:p text:style-name="P4">
Go on behalf of TA to fight on behalf of TA, and on behalf of the TAs to resist,</text:p>
      <text:p text:style-name="P4">
Raise the umbrella to support the mission of resisting tyranny,</text:p>
      <text:p text:style-name="P4">
End this autocracy together.</text:p>
      <text:p text:style-name="P4">
Our generation is not allowed to continue to continue,</text:p>
      <text:p text:style-name="P4">
Our generation must end the autocracy by ourselves.</text:p>
      <text:p text:style-name="P4">
Dai Lingjie went down to Di Xinnn to fight,</text:p>
      <text:p text:style-name="P4">
Complete Xiaoxin’s wish,</text:p>
      <text:p text:style-name="P4">
For the people in the prison, they worked hard for Zile Yanlin.</text:p>
      <text:p text:style-name="P4">
Live well to fight for them,</text:p>
      <text:p text:style-name="P4">
Slavery is never fate,</text:p>
      <text:p text:style-name="P4">
Restore the Revolution in the Hong Kong Times,</text:p>
      <text:p text:style-name="P4">
Lighting this land is our mission.</text:p>
      <text:p text:style-name="P4">
(over)</text:p>
      <text:p text:style-name="P4">
The "Internet Game" program is 15 minutes. Following the freedom of China network, introducing the content of the Chinese network ban.</text:p>
      <text:p text:style-name="P4">
Moderator Xiaoan's social media:</text:p>
      <text:p text:style-name="P4">
Twitter account: https://twitter.com/xiaoan000</text:p>
      <text:p text:style-name="P4">
Facebook account: https://www.facebook.com/pei.an.58</text:p>
      <text:p text:style-name="P4">
News Source: <text:a xlink:type="simple" xlink:href="https://www.rfa.org/mandarin/zhuanlan/wangluoboyi/iwar-06212023153716.html" text:style-name="Internet_20_link" text:visited-style-name="Visited_20_Internet_20_Link">
https://www.rfa.org/mandarin/zhuanlan/wangluoboyi/iwar-06212023153716.html</text:a>
</text:p>
      <!--NEWS-->
      <text:h text:style-name="P10" text:outline-level="1">
<text:span text:style-name="T4">
Speaker of Jilandan: I have notified the Election Committee to dissolve the State Council tomorrow</text:span>
</text:h>
      <text:p text:style-name="P4">
Author: 联合早报 (Person)</text:p>
      <text:p text:style-name="P4">
Publisher: 联合早报 (Organization)</text:p>
      <text:p text:style-name="P4">
Published Time: 2023-06-21T16:29</text:p>
      <text:p text:style-name="P4">
Modified Time: 2023-06-21T16:35</text:p>
      <text:p text:style-name="P4">
Description: Abdullah, Speaker of the Gram -Dan State Council in Malaysia, said that the Election Commission has received a notice of dissolving Dan State Parliament on Thursday (June 22) to hold state elections within 60 days. "Oriental Daily" reported that Abdullah said that the notice letter had been on Wednesday (14th ...</text:p>
      <text:p text:style-name="P4">
Videos: []</text:p>
      <text:p text:style-name="P4">
Audios: []</text:p>
      <text:p text:style-name="P4">
Images: []</text:p>
      <text:p text:style-name="P4">
Type: NewsArticle</text:p>
      <text:p text:style-name="P4">
Breadcrumbs: ['即时', '国际']</text:p>
      <text:p text:style-name="P4">
Keywords: ['马来西亚', '吉兰丹', '马国六州选举', '州务大臣']</text:p>
      <!--METADATA-->
      <text:p text:style-name="P4">
Abdullah, Speaker of the Gram -Dan State Council in Malaysia, said that the Election Commission has received a notice of dissolving Dan State Parliament on Thursday (June 22) to hold state elections within 60 days.</text:p>
      <text:p text:style-name="P4">
"Oriental Daily" reported that Abdullah said the notice was submitted to the Election Commission last Wednesday (14th).</text:p>
      <text:p text:style-name="P4">
After the Danzhou Minister Ahmadye held the largest State Administrative Conference on Wednesday, he announced that he had won the Royal Faculty of Muha Moha, Dan Dan Dan Sudan, and will dissolve the State Council on Thursday.</text:p>
      <text:p text:style-name="P4">
Six states of the Malaysia are about to be held, and three of them are governed by the National Alliance, including the Islamic Party, including Danzhou, Kedah and Dengjialou. Danzhou is the first state to announce the dissolution of the State Council.</text:p>
      <text:p text:style-name="P4">
In the 2018 election, the Iraqi Party won 37 seats in the total number of 45 state seats in Danzhou. Umno won seven seats, and the indigenous unity party was one.</text:p>
      <text:p text:style-name="P4">
News Source: <text:a xlink:type="simple" xlink:href="https://www.zaobao.com.sg/realtime/world/story20230621-1406506" text:style-name="Internet_20_link" text:visited-style-name="Visited_20_Internet_20_Link">
https://www.zaobao.com.sg/realtime/world/story20230621-1406506</text:a>
</text:p>
      <!--NEWS-->
      <text:h text:style-name="P10" text:outline-level="1">
<text:span text:style-name="T4">
The European Union agreed to the latest round of sanctions on Russia</text:span>
</text:h>
      <text:p text:style-name="P4">
Publisher: 法新社</text:p>
      <text:p text:style-name="P4">
Published Time: 2023-06-21T16:32:07+00:00</text:p>
      <text:p text:style-name="P4">
Modified Time: 2023-06-21T16:20:03+00:00</text:p>
      <text:p text:style-name="P4">
Description: (Agence France -Presse, Brussels, 21st) European Union officials said today that they have agreed to the 11th round of sanctions schemes adopted by Russia's invasion of Ukraine, including combat measures to avoid sanction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7" text:anchor-type="as-char" svg:width="6.9236in" svg:height="3.617581in" draw:z-index="0">
<draw:image xlink:href="../Images/rficn/2023-06-21T16-32-07-00-00/000000.png" xlink:type="simple" xlink:show="embed" xlink:actuate="onLoad" draw:mime-type="image/png"/>
</draw:frame>
Sweden, who is currently serving as the EU Chairman, said that the new sanction plan has been agreed at the meeting of EU member states in the Brouser.</text:p>
      <text:p text:style-name="P4">
News Source: <text:a xlink:type="simple" xlink:href="https://www.rfi.fr/cn/%E5%9B%BD%E9%99%85%E6%8A%A5%E9%81%93/20230621-%E6%AC%A7%E7%9B%9F%E5%90%8C%E6%84%8F%E5%AF%B9%E4%BF%84%E6%9C%80%E6%96%B0%E4%B8%80%E8%BD%AE%E5%88%B6%E8%A3%81" text:style-name="Internet_20_link" text:visited-style-name="Visited_20_Internet_20_Link">
https://www.rfi.fr/cn/%E5%9B%BD%E9%99%85%E6%8A%A5%E9%81%93/20230621-%E6%AC%A7%E7%9B%9F%E5%90%8C%E6%84%8F%E5%AF%B9%E4%BF%84%E6%9C%80%E6%96%B0%E4%B8%80%E8%BD%AE%E5%88%B6%E8%A3%81</text:a>
</text:p>
      <!--NEWS-->
      <text:h text:style-name="P10" text:outline-level="1">
<text:span text:style-name="T4">
The German tabloid intends to replace the editor of many work with AI to lose</text:span>
</text:h>
      <text:p text:style-name="P4">
Author: 联合早报 (Person)</text:p>
      <text:p text:style-name="P4">
Publisher: 联合早报 (Organization)</text:p>
      <text:p text:style-name="P4">
Published Time: 2023-06-21T16:57</text:p>
      <text:p text:style-name="P4">
Modified Time: 2023-06-21T17:13</text:p>
      <text:p text:style-name="P4">
Description: The publisher of the German tabloid "Photo" plans to replace a series of editors with artificial intelligence (AI). The British "Guardian" reported that this was part of the "Photo" reduced the cost plan of 100 million euros (about 147 million yuan). Publisher German Newspaper Group Springer (A ...</text:p>
      <text:p text:style-name="P4">
Videos: []</text:p>
      <text:p text:style-name="P4">
Audios: []</text:p>
      <text:p text:style-name="P4">
Images: []</text:p>
      <text:p text:style-name="P4">
Type: NewsArticle</text:p>
      <text:p text:style-name="P4">
Breadcrumbs: ['即时', '国际']</text:p>
      <text:p text:style-name="P4">
Keywords: ['人工智能', 'ChatGPT', '报纸', '德国']</text:p>
      <!--METADATA-->
      <text:p text:style-name="P4">
The publisher of the German tabloid "Photo" plans to use <text:a xlink:type="simple" xlink:href="https://www.zaobao.com/keywords/ren-gong-zhi-neng" text:style-name="Internet_20_link" text:visited-style-name="Visited_20_Internet_20_Link">
Artificial Intelligence</text:a>
(AI) Replace a series of editors.</text:p>
      <text:p text:style-name="P4">
The British "Guardian" reported that this was part of the "Photo" reduced the cost plan of 100 million euros (about 147 million yuan).</text:p>
      <text:p text:style-name="P4">
Publisher German Newspaper Group AxelSpringer said in an email sent to employees that the "Photo News" will "unfortunately with those, the responsible work can be in the digital world. Executive colleagues, part ways. "</text:p>
      <text:p text:style-name="P4">
The "Frankfurt Report" of "Photo" reported that the email stated that some of the "editors, print producers, text editors, school counterparts, and picture editors will no longer exist."</text:p>
      <text:p text:style-name="P4">
In February of this year, President Spiringle, Diffna, announced that the publisher will become a "pure digital media company". He said that artificial intelligence tools such as ChatGPT can "make the independent journalist better or replace it at any time."</text:p>
      <text:p text:style-name="P4">
He predicts that artificial intelligence will "summarize information" better than human reporters, and say that only the "best original content", such as investigators who investigate news and original comments, can survive.</text:p>
      <text:p text:style-name="P4">
"Photo" is the best -selling newspaper in Europe. The newspaper has not estimated how many jobs may eventually cause the loss of artificial intelligence.</text:p>
      <text:p text:style-name="P4">
The Springer Group is not the first press and publisher to pay attention to artificial intelligence. American news website Buzzfeed announced this year's plan to use artificial intelligence to "enhance" content and online guessing games, and British "Daily Mirror" and "Daily Express" are also exploring artificial intelligence.</text:p>
      <text:p text:style-name="P4">
Artificial intelligence tools such as ChatGPT can generate highly complex text according to the user's simple prompts, including papers, job search letters, poetry and novel works, but its answers are sometimes inaccurate, even <text:a xlink:type="simple" xlink:href="https://www.zaobao.com/realtime/world/story20230605-1401521" text:style-name="Internet_20_link" text:visited-style-name="Visited_20_Internet_20_Link">
fabrication</text:a>
of.</text:p>
      <text:p text:style-name="P4">
News Source: <text:a xlink:type="simple" xlink:href="https://www.zaobao.com.sg/realtime/world/story20230621-1406523" text:style-name="Internet_20_link" text:visited-style-name="Visited_20_Internet_20_Link">
https://www.zaobao.com.sg/realtime/world/story20230621-1406523</text:a>
</text:p>
      <!--NEWS-->
      <text:h text:style-name="P10" text:outline-level="1">
<text:span text:style-name="T4">
White Rose launched a 10 -day "mobilization exercise"</text:span>
</text:h>
      <text:p text:style-name="P4">
Author: 联合早报 (Person)</text:p>
      <text:p text:style-name="P4">
Publisher: 联合早报 (Organization)</text:p>
      <text:p text:style-name="P4">
Published Time: 2023-06-21T17:01</text:p>
      <text:p text:style-name="P4">
Modified Time: 2023-06-21T17:01</text:p>
      <text:p text:style-name="P4">
Description: White Ross launched a 10 -day "mobilization exercise" on Wednesday (June 21). Reuters reports that the Bloss Ministry of Defense said that the purpose of the exercise is to evaluate the preparation of national institutions to mobilize reserve personnel. According to the Berlus law, all Beloel men must ...</text:p>
      <text:p text:style-name="P4">
Videos: []</text:p>
      <text:p text:style-name="P4">
Audios: []</text:p>
      <text:p text:style-name="P4">
Images: []</text:p>
      <text:p text:style-name="P4">
Type: NewsArticle</text:p>
      <text:p text:style-name="P4">
Breadcrumbs: ['即时', '国际']</text:p>
      <text:p text:style-name="P4">
Keywords: ['白罗斯', '俄罗斯', '俄乌战争', '演习', '俄乌冲突']</text:p>
      <!--METADATA-->
      <text:p text:style-name="P4">
White Ross launched a 10 -day "mobilization exercise" on Wednesday (June 21).</text:p>
      <text:p text:style-name="P4">
Reuters reports that the Bloss Ministry of Defense said that the purpose of the exercise is to evaluate the preparation of national institutions to mobilize reserve personnel. According to the White Ros law, all Beloel men must take military service and stay in the reserve after serving the military service.</text:p>
      <text:p text:style-name="P4">
Since the outbreak of Russia and Ukraine's conflict, Beros has strengthened border defense in the southern and Ukraine regions, and is preparing to deploy Russian tactical nuclear weapons in the country. It also allows Russia to use White Ross as one of the launch bases that invade Ukraine.</text:p>
      <text:p text:style-name="P4">
Since then, Beros and Russia have frequently held joint exercises, which has also allowed the Russian forces to train in the base of Beros. In June, White Ross officially received Russian tactical nuclear missiles.</text:p>
      <text:p text:style-name="P4">
The Broas Force did not directly participate in the Russian and Ukraine War, but President Lukashenko said that if White Ross was "full aggression", they would join the conflict.</text:p>
      <text:p text:style-name="P4">
White Ross is located in northern Ukraine, so when Ukraine launch a counterattack in the south and east of the country, it also needs to be vigilant against new attack risks from the north.</text:p>
      <text:p text:style-name="P4">
News Source: <text:a xlink:type="simple" xlink:href="https://www.zaobao.com.sg/realtime/world/story20230621-1406527" text:style-name="Internet_20_link" text:visited-style-name="Visited_20_Internet_20_Link">
https://www.zaobao.com.sg/realtime/world/story20230621-1406527</text:a>
</text:p>
      <!--NEWS-->
      <text:h text:style-name="P10" text:outline-level="1">
<text:span text:style-name="T4">
"Asia Pacific Report" June 21, 2023 Audio</text:span>
</text:h>
      <text:p text:style-name="P4">
Author: None</text:p>
      <text:p text:style-name="P4">
Publisher: Radio Free Asia (Organization)</text:p>
      <text:p text:style-name="P4">
Published Time: 2023-06-21T17:26:22-04:00</text:p>
      <text:p text:style-name="P4">
Modified Time: 2023-06-21T17:26:22-04:00</text:p>
      <text:p text:style-name="P4">
Description: None</text:p>
      <text:p text:style-name="P4">
Videos: []</text:p>
      <text:p text:style-name="P4">
Audios: ["<text:a xlink:type="simple" xlink:href="https://www.rfa.org/mandarin/apr-audio/yp-0621202313521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8" text:anchor-type="as-char" svg:width="6.9236in" svg:height="3.88615in" draw:z-index="0">
<draw:image xlink:href="../Images/rfamandarin/2023-06-21T17-26-22-04-00/000000.png" xlink:type="simple" xlink:show="embed" xlink:actuate="onLoad" draw:mime-type="image/png"/>
</draw:frame>
 <text:a xlink:type="simple" xlink:href="https://www.rfa.org/mandarin/apr-audio/yp-06212023135213.html/@@images/image" text:style-name="Internet_20_link" text:visited-style-name="Visited_20_Internet_20_Link">
</text:a>
Free Asia Radio Drawing <text:a xlink:type="simple" xlink:href="https://www.rfa.org/mandarin/apr-audio/yp-06212023135213.html/@@stream" text:style-name="Internet_20_link" text:visited-style-name="Visited_20_Internet_20_Link">
Audio-Link: https://www.rfa.org/mandarin/Apr- Audio/YP 062120235213.html/@@stream</text:a>
The main content of this show:</text:p>
      <text:p text:style-name="P4">
1 . The number of people in dyeing monkeys in Beijing, Guangzhou, and other places has increased, and suspected cases in Wuhan will be diagnosed.</text:p>
      <text:p text:style-name="P4">
2 . US President Biden called Xi Jinping as a "dictator", and Beijing said it was "political provocation".</text:p>
      <text:p text:style-name="P4">
3 . Bollingin visits China, and the US policy on Taiwan has become the focus</text:p>
      <text:p text:style-name="P4">
4 . Lawyer Yu Wensheng may be charged with the crime of harm to national security</text:p>
      <text:p text:style-name="P4">
5 . The Ministry of Public Security of China has carried out three years of "strict fight" and collected the firearms.</text:p>
      <text:p text:style-name="P4">
News Source: <text:a xlink:type="simple" xlink:href="https://www.rfa.org/mandarin/apr-audio/yp-06212023135213.html" text:style-name="Internet_20_link" text:visited-style-name="Visited_20_Internet_20_Link">
https://www.rfa.org/mandarin/apr-audio/yp-06212023135213.html</text:a>
</text:p>
      <!--NEWS-->
      <text:h text:style-name="P10" text:outline-level="1">
<text:span text:style-name="T4">
Malaysian Police Cost</text:span>
</text:h>
      <text:p text:style-name="P4">
Author: 联合早报 (Person)</text:p>
      <text:p text:style-name="P4">
Publisher: 联合早报 (Organization)</text:p>
      <text:p text:style-name="P4">
Published Time: 2023-06-21T17:27</text:p>
      <text:p text:style-name="P4">
Modified Time: 2023-06-21T17:37</text:p>
      <text:p text:style-name="P4">
Description: The Malaysian Ministry of the Interior announced on Wednesday (June 21) that the former deputy police chief Lazarin will be promoted to the chief of the police officer to replace the current police chief of Police, the general police chief of the retired on Thursday (22nd). The chief of the deputy police officer was the current director of the National Criminal Investigation Department, A Yuhan. internal affairs...</text:p>
      <text:p text:style-name="P4">
Videos: []</text:p>
      <text:p text:style-name="P4">
Audios: []</text:p>
      <text:p text:style-name="P4">
Images: []</text:p>
      <text:p text:style-name="P4">
Type: NewsArticle</text:p>
      <text:p text:style-name="P4">
Breadcrumbs: ['即时', '国际']</text:p>
      <text:p text:style-name="P4">
Keywords: ['马来西亚', '警察']</text:p>
      <!--METADATA-->
      <text:p text:style-name="P4">
The Malaysian Ministry of the Interior announced on Wednesday (June 21) that the former deputy police chief Lazarin will be promoted to the chief of the police officer to replace the current police chief of Police, the general police chief of the retired on Thursday (22nd). The chief of the deputy police officer was the current director of the National Criminal Investigation Department, A Yuhan.</text:p>
      <text:p text:style-name="P4">
The Minister of the Interior issued a statement on Wednesday that Prime Minister Anhua recommended Lazarin as the chief of the police in accordance with the proposal of the police appointment and promotion of the Affairs Commission. The head of state agreed to this appointment. Lazarin's term takes effect from Friday (23) for two years, until June 22, 2025.</text:p>
      <text:p text:style-name="P4">
Akrisani has been serving in the police for more than 37 years. He served as the Chief Sheriff of Dengjialou Prefecture in 2006 and served as the Chief Sheriff of Perak in 2013. He served as the chief of the police on May 4, 2021, and his term was originally expired on October 3 this year.</text:p>
      <text:p text:style-name="P4">
Akrisani told the media on Monday (19th) that he would retire early in July. He said that the distribution of police forces of the six states held in July or August will be handed over to the Deputy Police Chief Lazarin.</text:p>
      <text:p text:style-name="P4">
However, it was suddenly reported on Tuesday that Akrisani would retire on Thursday, and even the retirement ceremony was arranged. When the six states elections are about to be held, the retirement date of the police head responsible for public security work has repeatedly caused discussions.</text:p>
      <text:p text:style-name="P4">
News Source: <text:a xlink:type="simple" xlink:href="https://www.zaobao.com.sg/realtime/world/story20230621-1406537" text:style-name="Internet_20_link" text:visited-style-name="Visited_20_Internet_20_Link">
https://www.zaobao.com.sg/realtime/world/story20230621-1406537</text:a>
</text:p>
      <!--NEWS-->
      <text:h text:style-name="P10" text:outline-level="1">
<text:span text:style-name="T4">
Biden signed an administrative order to extend the national emergency measures for North Korea and maintain sanctions</text:span>
</text:h>
      <text:p text:style-name="P4">
Author: chinese@voanews.com (杨安)</text:p>
      <text:p text:style-name="P4">
Publisher: 美国之音中文网 (Type: NewsMediaOrganization)</text:p>
      <text:p text:style-name="P4">
Published Time: 2023-06-21T17:37:04+08:00</text:p>
      <text:p text:style-name="P4">
Modified Time: 2023-06-21 09:38:03Z</text:p>
      <text:p text:style-name="P4">
Description: U.S. President Joe Bayeng signed an administrative order on Tuesday (June 20), announcing that North Korea still pose an unusual threat to the United States, and thus extended the so -called "national emergency measures" against North Korea, and the authorization continued to implement major economic sanctions on North Korea. Essence</text:p>
      <text:p text:style-name="P4">
Videos: []</text:p>
      <text:p text:style-name="P4">
Images: []</text:p>
      <text:p text:style-name="P4">
Categories: ['朝鲜半岛局势', '亚太', '美国']</text:p>
      <text:p text:style-name="P4">
Type: None</text:p>
      <!--METADATA-->
      <text:p text:style-name="P4">
Nonenone</text:p>
      <text:p text:style-name="P4">
News Source: <text:a xlink:type="simple" xlink:href="https://www.voachinese.com/a/us-maintains-key-sanctions-against-north-korea-20230621/7146292.html" text:style-name="Internet_20_link" text:visited-style-name="Visited_20_Internet_20_Link">
https://www.voachinese.com/a/us-maintains-key-sanctions-against-north-korea-20230621/7146292.html</text:a>
</text:p>
      <!--NEWS-->
      <text:h text:style-name="P10" text:outline-level="1">
<text:span text:style-name="T4">
Anwar high -profile meeting to meet the new president of the Central Bank of Malaysia</text:span>
</text:h>
      <text:p text:style-name="P4">
Author: 联合早报 (Person)</text:p>
      <text:p text:style-name="P4">
Publisher: 联合早报 (Organization)</text:p>
      <text:p text:style-name="P4">
Published Time: 2023-06-21T17:45</text:p>
      <text:p text:style-name="P4">
Modified Time: 2023-06-21T17:45</text:p>
      <text:p text:style-name="P4">
Description: After the National Bank of Malaysia (central bank) announced two weeks ago that Vice President Abdullastan will be the new president, the Prime Minister Anhua met with Abdullah on Wednesday (June 21) in the office of the Prime Minister's office, and said that Abdullastan was capable of improving The financial situation of Malaysia. Anhua uploaded him on Facebook on Wednesday ...</text:p>
      <text:p text:style-name="P4">
Videos: []</text:p>
      <text:p text:style-name="P4">
Audios: []</text:p>
      <text:p text:style-name="P4">
Images: []</text:p>
      <text:p text:style-name="P4">
Type: NewsArticle</text:p>
      <text:p text:style-name="P4">
Breadcrumbs: ['即时', '国际']</text:p>
      <text:p text:style-name="P4">
Keywords: ['安华', '央行', '总裁']</text:p>
      <!--METADATA-->
      <text:p text:style-name="P4">
After the National Bank of Malaysia (central bank) announced two weeks ago that Vice President Abdullastan will be the new president, the Prime Minister Anhua met with Abdullah on Wednesday (June 21) in the office of the Prime Minister's office, and said that Abdullastan was capable of improving The financial situation of Malaysia.</text:p>
      <text:p text:style-name="P4">
When Anhua uploaded a photo of his meeting with Abdullah on Wednesday, he said that the current president of the central bank, No Shanxia, will step down on June 30, and Abdullastan will take over the next day.</text:p>
      <text:p text:style-name="P4">
Anwar said that he was full of confidence in the continued stability of Malaysian monetary policy and believed that the situation of the Lingji would definitely improve. "The new president has the ability to make the state's financial situation better, stronger, and stable!"</text:p>
      <text:p text:style-name="P4">
Anwar also thanked Nuoshanxia for their services and contributions, especially for the most difficult and difficult moments in the epidemic.</text:p>
      <text:p text:style-name="P4">
News Source: <text:a xlink:type="simple" xlink:href="https://www.zaobao.com.sg/realtime/world/story20230621-1406542" text:style-name="Internet_20_link" text:visited-style-name="Visited_20_Internet_20_Link">
https://www.zaobao.com.sg/realtime/world/story20230621-1406542</text:a>
</text:p>
      <!--NEWS-->
      <text:h text:style-name="P10" text:outline-level="1">
<text:span text:style-name="T4">
White House: Biden will not "talk" to Modi on human rights issues</text:span>
</text:h>
      <text:p text:style-name="P4">
Author: 联合早报 (Person)</text:p>
      <text:p text:style-name="P4">
Publisher: 联合早报 (Organization)</text:p>
      <text:p text:style-name="P4">
Published Time: 2023-06-21T17:49</text:p>
      <text:p text:style-name="P4">
Modified Time: 2023-06-21T17:55</text:p>
      <text:p text:style-name="P4">
Description: Indian Prime Minister Modi is conducting a three -day state visit in the United States. The White House stated that although the United States has maintained concerns about Indian human rights, President Biden will not "preach" to Modi on this issue. Reuters reported on Wednesday (June 21) that the National Security Consultant of the White House Sarawan said, worship ...</text:p>
      <text:p text:style-name="P4">
Videos: []</text:p>
      <text:p text:style-name="P4">
Audios: []</text:p>
      <text:p text:style-name="P4">
Images: []</text:p>
      <text:p text:style-name="P4">
Type: NewsArticle</text:p>
      <text:p text:style-name="P4">
Breadcrumbs: ['即时', '国际']</text:p>
      <text:p text:style-name="P4">
Keywords: ['美国', '印度', '莫迪', '白宫']</text:p>
      <!--METADATA-->
      <text:p text:style-name="P4">
Indian Prime Minister Modi is conducting a three -day state visit in the United States. The White House stated that although the United States has maintained concerns about Indian human rights, President Biden will not "preach" to Modi on this issue.</text:p>
      <text:p text:style-name="P4">
Reuters reported on Wednesday (June 21) that the White House national security adviser Sha Liewen said that Biden is expected to propose the United States' concerns about India's democracy, but it will not preach Modi on this issue.</text:p>
      <text:p text:style-name="P4">
Sarawin said that when the United States saw India's news and religion, we (the United States) would show our views. He added: "In the end, India's political and democratic agencies will be determined by India and will not be determined by the United States."</text:p>
      <text:p text:style-name="P4">
This is the fifth visit to the United States since Modi became the Prime Minister of India in 2014, but this is the first time that he has visited the United States with the highest diplomatic visits in diplomacy.</text:p>
      <text:p text:style-name="P4">
However, the U.S. Democrats were worried about the wasting human rights situation in India. Bynden asked him to ask Modi's human rights issues to Modi under pressure.</text:p>
      <text:p text:style-name="P4">
On the other hand, Salvin said: "(Modi) this visit is not about China. Aired. "</text:p>
      <text:p text:style-name="P4">
In response to Modi did not counter Russian crude oil with Western countries, Shalvin did not respond directly, but said that the two countries and India countries "made practical progress in all aspects."</text:p>
      <text:p text:style-name="P4">
He said: "Looking at the overall situation, I think you will see the combination of in -depth strategic discussions and practical progress, and in all aspects of the relationship between the two countries (US India), these reflect and strengthen such a one In fact, this will be one of our decisive partnerships of this era. "</text:p>
      <text:p text:style-name="P4">
News Source: <text:a xlink:type="simple" xlink:href="https://www.zaobao.com.sg/realtime/world/story20230621-1406543" text:style-name="Internet_20_link" text:visited-style-name="Visited_20_Internet_20_Link">
https://www.zaobao.com.sg/realtime/world/story20230621-1406543</text:a>
</text:p>
      <!--NEWS-->
      <text:h text:style-name="P10" text:outline-level="1">
<text:span text:style-name="T4">
Report: Taiwan will be alert to Chinese capital intervention next year's presidential election next year</text:span>
</text:h>
      <text:p text:style-name="P4">
Author: chinese@voanews.com (金谷)</text:p>
      <text:p text:style-name="P4">
Publisher: 美国之音中文网 (Type: NewsMediaOrganization)</text:p>
      <text:p text:style-name="P4">
Published Time: 2023-06-21T18:18:18+08:00</text:p>
      <text:p text:style-name="P4">
Modified Time: 2023-06-21 10:18:18Z</text:p>
      <text:p text:style-name="P4">
Description: Reuters quoted three internal security reports of Taiwan on Wednesday (June 21) that the Taiwanese government believes that the CCP will illegally fund candidates in Taiwan by using communication applications or group tourism to interfere with next year The key election in January.</text:p>
      <text:p text:style-name="P4">
Videos: []</text:p>
      <text:p text:style-name="P4">
Images: []</text:p>
      <text:p text:style-name="P4">
Categories: ['台湾', '中国']</text:p>
      <text:p text:style-name="P4">
Type: None</text:p>
      <!--METADATA-->
      <text:p text:style-name="P4">
Nonenone</text:p>
      <text:p text:style-name="P4">
News Source: <text:a xlink:type="simple" xlink:href="https://www.voachinese.com/a/taiwan-on-alert-for-chinese-funded-election-interference-20230621/7146313.html" text:style-name="Internet_20_link" text:visited-style-name="Visited_20_Internet_20_Link">
https://www.voachinese.com/a/taiwan-on-alert-for-chinese-funded-election-interference-20230621/7146313.html</text:a>
</text:p>
      <!--NEWS-->
      <text:h text:style-name="P10" text:outline-level="1">
<text:span text:style-name="T4">
Tunisian train derailment accident Brew two dead 34 injuries</text:span>
</text:h>
      <text:p text:style-name="P4">
Author: 联合早报 (Person)</text:p>
      <text:p text:style-name="P4">
Publisher: 联合早报 (Organization)</text:p>
      <text:p text:style-name="P4">
Published Time: 2023-06-21T18:20</text:p>
      <text:p text:style-name="P4">
Modified Time: 2023-06-21T19:47</text:p>
      <text:p text:style-name="P4">
Description: A passing accident occurred on Wednesday (June 21) in Eastern African State Tunisia, which caused at least two people to die and injured at least two people. Agence France -Presse reported that the incidental passenger trains were at 7 am on Wednesday, Singapore, between Tunisia and the southern city of Gabes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突尼斯', '火车脱轨', '火车']</text:p>
      <!--METADATA-->
      <text:p text:style-name="P4">
A passing accident occurred on Wednesday (June 21) in Eastern African State Tunisia, which caused at least two people to die and injured at least two people.</text:p>
      <text:p text:style-name="P4">
Agence France -Presse reported that at 7 o'clock in Singapore on Wednesday at Singapore, the accident occurred when driving between Tunisia and the southern city of Gabes, a derailment accident, causing a driver and a passenger to die.</text:p>
      <text:p text:style-name="P4">
SNCFT, a Tunisian state -owned railway company, said the authorities have conducted investigations to understand the cause of the accident.</text:p>
      <text:p text:style-name="P4">
<draw:frame draw:style-name="fr1" draw:name="Image240" text:anchor-type="as-char" svg:width="6.9236in" svg:height="4.615733in" draw:z-index="0">
<draw:image xlink:href="../Images/zaobao world/2023-06-21T18-20/000000.png" xlink:type="simple" xlink:show="embed" xlink:actuate="onLoad" draw:mime-type="image/png"/>
</draw:frame>
Tunisian trains have frequent accidents, collision and derailment. (Agence France -Presse)</text:p>
      <text:p text:style-name="P4">
In recent years, train accidents in Tunisia have caused a large number of casualties. 15 months ago, two trains collided in the south of Tunisia, causing at least 100 people to be injured.</text:p>
      <text:p text:style-name="P4">
In December 2016, in the same area where the train was derailed, a public bus collision occurred, causing five people to die and more than 50 people injured. The accident was attributed to incomplete infrastructure, and SNCFT was fired.</text:p>
      <text:p text:style-name="P4">
News Source: <text:a xlink:type="simple" xlink:href="https://www.zaobao.com.sg/realtime/world/story20230621-1406553" text:style-name="Internet_20_link" text:visited-style-name="Visited_20_Internet_20_Link">
https://www.zaobao.com.sg/realtime/world/story20230621-1406553</text:a>
</text:p>
      <!--NEWS-->
      <text:h text:style-name="P10" text:outline-level="1">
<text:span text:style-name="T4">
Malaysia: Asian Monetary Fund's initiative to initiate a country by Asian countries</text:span>
</text:h>
      <text:p text:style-name="P4">
Author: 联合早报 (Person)</text:p>
      <text:p text:style-name="P4">
Publisher: 联合早报 (Organization)</text:p>
      <text:p text:style-name="P4">
Published Time: 2023-06-21T18:30</text:p>
      <text:p text:style-name="P4">
Modified Time: 2023-06-21T18:30</text:p>
      <text:p text:style-name="P4">
Description: The Malaysian government pointed out that the Asian Monetary Fund (AMF) is still in the proposal stage. Which country formally launched this organization must be determined by 68 Asian countries. Deputy Minister of Finance Ahmad Maslan said in the House of Representatives on Wednesday that Asian currency ...</text:p>
      <text:p text:style-name="P4">
Videos: []</text:p>
      <text:p text:style-name="P4">
Audios: []</text:p>
      <text:p text:style-name="P4">
Images: []</text:p>
      <text:p text:style-name="P4">
Type: NewsArticle</text:p>
      <text:p text:style-name="P4">
Breadcrumbs: ['即时', '国际']</text:p>
      <text:p text:style-name="P4">
Keywords: ['亚洲', '马来西亚', '货币']</text:p>
      <!--METADATA-->
      <text:p text:style-name="P4">
The Malaysian government pointed out that the Asian Monetary Fund (AMF) is still in the proposal stage. Which country formally launched this organization must be determined by 68 Asian countries.</text:p>
      <text:p text:style-name="P4">
The Deputy Minister of Finance Ahmad Maslan said in an inquiry on the House of Representatives on Wednesday that the Asian Monetary Fund organization helps strengthen regional financial stability and is also a platform for helping countries in the financial crisis. "When I went to Incheon, South Korea to attend the Asian Development Bank (ADB) meeting in May, I discussed the difficulties and challenges of the establishment of the Asian Monetary Fund."</text:p>
      <text:p text:style-name="P4">
As for the progress of replacing the US dollar as the main trade currency in various countries, Ahmad Maslan said that when China, Thailand and Indonesia and Malaysia have traded, they have used their local currency to settle.</text:p>
      <text:p text:style-name="P4">
He said that last year, the amount of trade settled with RMB accounted for 16%of the total trade in Malaysia and China. Thai baht settlement accounted for 16.1%of the total amount of Matai trade, and the Indonesian shield settlement accounted for 16.6%of Malaysia and India's total trade. "These are the first steps to reduce dependence on the US dollar and improve regional financial stability."</text:p>
      <text:p text:style-name="P4">
News Source: <text:a xlink:type="simple" xlink:href="https://www.zaobao.com.sg/realtime/world/story20230621-1406558" text:style-name="Internet_20_link" text:visited-style-name="Visited_20_Internet_20_Link">
https://www.zaobao.com.sg/realtime/world/story20230621-1406558</text:a>
</text:p>
      <!--NEWS-->
      <text:h text:style-name="P10" text:outline-level="1">
<text:span text:style-name="T4">
News: The second boss of the Turkish Troupe</text:span>
</text:h>
      <text:p text:style-name="P4">
Author: 联合早报 (Person)</text:p>
      <text:p text:style-name="P4">
Publisher: 联合早报 (Organization)</text:p>
      <text:p text:style-name="P4">
Published Time: 2023-06-21T19:13</text:p>
      <text:p text:style-name="P4">
Modified Time: 2023-06-21T19:13</text:p>
      <text:p text:style-name="P4">
Description: Sources pointed out that Mu Yuding, a member of the National Unity Party of the National Alliance (National Alliance), and the acting chairman of Han Sha Tading for the future direction of the Tuling Party. Their differences include whether they continue to support the racial and religious topics led by the Islamic Party, as well as the highest director of the Turkish Party ...</text:p>
      <text:p text:style-name="P4">
Videos: []</text:p>
      <text:p text:style-name="P4">
Audios: []</text:p>
      <text:p text:style-name="P4">
Images: []</text:p>
      <text:p text:style-name="P4">
Type: NewsArticle</text:p>
      <text:p text:style-name="P4">
Breadcrumbs: ['即时', '国际']</text:p>
      <text:p text:style-name="P4">
Keywords: ['慕尤丁', '国民联盟', '马来西亚']</text:p>
      <!--METADATA-->
      <text:p text:style-name="P4">
Sources pointed out that Mu Yuding, a member of the National Unity Party of the National Alliance (National Alliance), and the acting chairman of Han Sha Tading for the future direction of the Tuling Party. Their differences include whether they continue to support the races and religious topics led by the Islamic Party, as well as the role of Azmin's highest director of the Turkistan party in the party.</text:p>
      <text:p text:style-name="P4">
Han Sha Zi Noudin served as the Minister of the Interior during the Muyudin government and is currently the leader of the Congress opposition. According to the online media "Malaysiangazette", the dispute between Muyudin and Han Sha Zi Nu Ding is likely to lead to the position of Han Sha Zindin's loss of Congress's opposition leader.</text:p>
      <text:p text:style-name="P4">
According to reports, the national alliance led by Muyudin is considering the use of Sarah Shin, a member of the Glass City Aslo District, or Kirilno, a member of the Congress of Dangi, Jilan, to replace Han Sha Zi Noudin's leader of the Capitol.</text:p>
      <text:p text:style-name="P4">
The leader of the anonymous Turban Party revealed that there are differences in the direction and operations of the National League and the Tuandan Party in Muyudin and Han Sha Zaidin. These issues include the discussion when opposing the Prime Minister's Anhua government, and which seats should be given priority in the upcoming state elections.</text:p>
      <text:p text:style-name="P4">
He said: "The leadership and grassroots of the Iraqi Party and the Turkish Dragon Party have close connections. However, some people are uncomfortable with the strategy of 'green tide'. The practice of religious' topics. This is the difference between Muyudin and Han Shajinding. "</text:p>
      <text:p text:style-name="P4">
The news pointed out that most of the leaders of the Tuling Party believe that the party mechanism must be strengthened, because the Turkish party's party strength is not as good as the Iraqi Party, and the party management of the Iraqi Party has also done well. "We can't blame the Iraqi Party. We are just a seven -year -old party. The Iraqi Party has been more than 60 years."</text:p>
      <text:p text:style-name="P4">
Another source of the Turkish Party pointed out that the cracks between Muyadin and Han Sha Zi Nu Ding also originated from Azmin's role in the party.</text:p>
      <text:p text:style-name="P4">
It is reported that Azmin is regarded as the "poster man" of the Earth Group's future party. Some of the high -level meetings he participated in were eliminated Hansha and Noudin. The news pointed out that these decisions were Muyudin's consultant. "Perhaps the new team led by Han Sha again should take over, but the person Muyudin wants is Azmin."</text:p>
      <text:p text:style-name="P4">
News Source: <text:a xlink:type="simple" xlink:href="https://www.zaobao.com.sg/realtime/world/story20230621-1406567" text:style-name="Internet_20_link" text:visited-style-name="Visited_20_Internet_20_Link">
https://www.zaobao.com.sg/realtime/world/story20230621-1406567</text:a>
</text:p>
      <!--NEWS-->
      <text:h text:style-name="P10" text:outline-level="1">
<text:span text:style-name="T4">
In order to curb the clean energy of global warming emerging countries, the amount of clean energy must be greatly increased</text:span>
</text:h>
      <text:p text:style-name="P4">
Publisher: 法新社</text:p>
      <text:p text:style-name="P4">
Published Time: 2023-06-21T2:02:08+00:00</text:p>
      <text:p text:style-name="P4">
Modified Time: 2023-06-21T13:50:01+00:00</text:p>
      <text:p text:style-name="P4">
Description: (Agence France -Presse Paris, 21st) The International Energy Administration (IEA) said today that if global warming is limited to the acceptable range, developed countries and emerging economies (excluding China) investment in clean energy sources for clean energy sources The amount must be increased by 7 times within 10 year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1" text:anchor-type="as-char" svg:width="6.9236in" svg:height="3.617581in" draw:z-index="0">
<draw:image xlink:href="../Images/rficn/2023-06-21T2-02-08-00-00/000000.png" xlink:type="simple" xlink:show="embed" xlink:actuate="onLoad" draw:mime-type="image/png"/>
</draw:frame>
The International Energy Agency stated in the report that in order to achieve the goal of the Paris Climate Agreement, such countries' investment in non -fossil fuel energy must increase from 260 billion US dollars (about NT $ 80 billion) to nearly 2 trillion dollars.</text:p>
      <text:p text:style-name="P4">
FATIH Birol, executive director of the International Energy Administration, told reporters at a briefing at a briefing yesterday: "If you want to achieve international climate goals, the funds for clean energy in emerging and developing are the problem."</text:p>
      <text:p text:style-name="P4">
On the eve of the two -day "Summit for A New Global FinancingPact" in Paris, France, the above report was announced.</text:p>
      <text:p text:style-name="P4">
Accelerating clean energy transformation and helping developing countries in response to and preventing devastating climate impacts will be an important issue of the summit.</text:p>
      <text:p text:style-name="P4">
At present, nearly 800 million people in the world are missing power, and 2.4 billion people cannot obtain clean cooking fuels. These people almost live in poverty and emerging countries.</text:p>
      <text:p text:style-name="P4">
News Source: <text:a xlink:type="simple" xlink:href="https://www.rfi.fr/cn/%E5%9B%BD%E9%99%85%E6%8A%A5%E9%81%93/20230621-%E4%B8%BA%E9%81%8F%E5%88%B6%E5%85%A8%E7%90%83%E6%9A%96%E5%8C%96-%E6%96%B0%E5%85%B4%E5%9B%BD%E5%AE%B6%E5%B9%B2%E5%87%80%E8%83%BD%E6%BA%90%E7%94%A8%E9%87%8F%E9%A1%BB%E5%A4%A7%E5%A2%9E" text:style-name="Internet_20_link" text:visited-style-name="Visited_20_Internet_20_Link">
https://www.rfi.fr/cn/%E5%9B%BD%E9%99%85%E6%8A%A5%E9%81%93/20230621-%E4%B8%BA%E9%81%8F%E5%88%B6%E5%85%A8%E7%90%83%E6%9A%96%E5%8C%96-%E6%96%B0%E5%85%B4%E5%9B%BD%E5%AE%B6%E5%B9%B2%E5%87%80%E8%83%BD%E6%BA%90%E7%94%A8%E9%87%8F%E9%A1%BB%E5%A4%A7%E5%A2%9E</text:a>
</text:p>
      <!--NEWS-->
      <text:h text:style-name="P10" text:outline-level="1">
<text:span text:style-name="T4">
Slightly fluctuating before the market on Wednesday, focusing on the performance of the shipping giant federal express delivery performance</text:span>
</text:h>
      <text:p text:style-name="P4">
Author: 李可爱 (Person)</text:p>
      <text:p text:style-name="P4">
Publisher: 联合早报 (Organization)</text:p>
      <text:p text:style-name="P4">
Published Time: 2023-06-21T20:08</text:p>
      <text:p text:style-name="P4">
Modified Time: 2023-06-21T20:19</text:p>
      <text:p text:style-name="P4">
Description: Wednesday (June 21): The main stock index futures of the Wall Street stock market in the United States fluctuated slightly on Wednesday (June 21). Investors' attention has shifted to the testimony of Powell, chairman of the Federal Reserve. At 7 o'clock, the standard and the Pur 500 index futures are slightly ...</text:p>
      <text:p text:style-name="P4">
Videos: []</text:p>
      <text:p text:style-name="P4">
Audios: []</text:p>
      <text:p text:style-name="P4">
Images: []</text:p>
      <text:p text:style-name="P4">
Type: NewsArticle</text:p>
      <text:p text:style-name="P4">
Breadcrumbs: ['即时', '国际']</text:p>
      <text:p text:style-name="P4">
Keywords: ['美国股市', '美市', '财经即时']</text:p>
      <!--METADATA-->
      <text:h text:style-name="P13" text:outline-level="4">
<text:span text:style-name="T4">
Wednesday (June 21):</text:span>
</text:h>
      <ul>
        <li>
The main stock index futures of the Wall Street stock market fluctuated slightly on Wednesday (June 21). Investors' attention has shifted to Chairman of the Federal Reserve <text:a xlink:type="simple" xlink:href="https://www.zaobao.com/realtime/singapore/story20230621-1406372" text:style-name="Internet_20_link" text:visited-style-name="Visited_20_Internet_20_Link">
Powell</text:a>
In the testimony of Congress. * At 7 o'clock, the standard and the Pur 500 index futures rose slightly by 1.20 points or 0.03 % to 4389.90 points; Hold up, 0.80 points, at 34054.70 points. * The U.S. stock market was soft overnight (Tuesday), and finally closed the market in negative areas. The standard and the Poole 500 index fell 20.88 points overnight, and the closed market reported 4388.71 points. The heavyweight Dow Jones Index fell 245.25 points, and the closed market was 34053.87 points. The Nasdaq 100 Index, which is mainly technology stocks, also retreated by 0.09 % or 13.77 points at 15070.15 points. * The US stock market's overnight transactions are still active. The total transaction volume of the exchange is 11.15 billion shares, but it is less than the average transaction volume of 11.36 billion shares in the past 20 days.</li>
      </ul>
      <text:h text:style-name="P13" text:outline-level="4">
<text:span text:style-name="T4">
Pre -trading focus:</text:span>
</text:h>
      <ul>
        <li>
The stock price of electric vehicle Tesla rose $ 2.93 before the market, at $ 277.38. CEO Musk met with Indian Prime Minister Modi overnight and said Modi was encouraging Tesla to "make large -scale investment in India", and this was also "what we planned to do."</li>
      </ul>
      <text:p text:style-name="P4">
Tesla CEO Musk (left) met with Indian Prime Minister Modi overnight and said he intends to invest in India on a large scale. (Reuters)</text:p>
      <ul>
        <li>
Online retail giant Amazon announced that the company's annual promotional activity Prime Day was held from July 11th to 12th this year. It is estimated that Amazon achieved a total of about $ 12 billion during the PRIME Day last year. Amazon's stock price rose 0.20 US dollars before the market, and US $ 125.98. * Southeast Asian private car application and food delivery service company <text:a xlink:type="simple" xlink:href="https://www.zaobao.com/finance/singapore/story20230621-1406311" text:style-name="Internet_20_link" text:visited-style-name="Visited_20_Internet_20_Link">
GRAB</text:a>
Holdings announced the reduction of 1,000 jobs, equivalent to 11 % of the total number of employees. This is the company's largest layoffs since the coronary epidemic. Grab's stock price has no ups and downs before the market, and it is $ 3.38. * Wednesday, let's take a look at the latest quarterly results of Fedex Corporation. The stock fell 6.63 US dollars tonight, and the paid time reported at $ 225.02. * Active stocks before the market: Tesla, Virgin Galactic, OpenDoor Technologies, Palantir Technologies and Nvidia. At the time of the draft, the stock price of these five active stocks rose.</li>
      </ul>
      <text:p text:style-name="P4">
Federal express delivery daily decreased by 10 % year -on -year, and the average daily freight pounds also decreased by 14 % year -on -year. (Agence France -Presse)</text:p>
      <text:h text:style-name="P13" text:outline-level="4">
<text:span text:style-name="T4">
Fedex Corporation (New York Stock Exchange code: FDX)</text:span>
</text:h>
      <text:p text:style-name="P4">
Although the quarterly profit released by the Giant Federal Express overnight is exceeded the standard, and it is said that the current fiscal year performance is believed to be better than the fiscal year that has just been announced, but investors seem to be unsatisfactory. More than 3 %.</text:p>
      <text:p text:style-name="P4">
According to the fourth quarter of the fourth quarter of the Federal Express as of the fourth quarter of this year, the profit of the fourth quarter after the adjustment was $ 4.94, and the turnover was US $ 21.9 billion. Wall Street analysts previously hoped that the courier giant would obtain $ 4.85 per share from $ 22.5 billion. Although the turnover is slightly not up to the standard, the overall profit looks good.</text:p>
      <text:p text:style-name="P4">
CEO Rajsubramaniam said: "The steady business of this fiscal year shows that the federal express team has made significant progress in promoting global transformation and continuous changes in demand for adaptation. , Effective and data -driven enterprises. "</text:p>
      <text:p text:style-name="P4">
Although it is "constantly changing demand", it is actually the euphemism of decline. Federal express delivery daily decreased by 10 % year -on -year, and the average daily freight pounds also decreased by 14 % year -on -year.</text:p>
      <text:p text:style-name="P4">
For the current new fiscal year, federal express executives believe that the entire market conditions will look better. They expect that earnings per share should be between US $ 16.50 and $ 18.50, which is nearly 15 US dollars per share in fiscal 2023. However, Wall Street analysts generally predict that this number is $ 18.30 per share. This gap is the main factor that caused federal express stock overnight.</text:p>
      <text:p text:style-name="P4">
The performance report of the Federal Express also shows that the market conditions in the economy and various industries are half -or bad. Although Federal Express is expected to continue to grow, it will also acknowledge that "the business situation is still uncertain."</text:p>
      <text:p text:style-name="P4">
At the end of last year, Federal Express launched a reform plan called Drive to cope with economic difficulties by cutting costs and seeking productivity. This plan involves integrating the Express and Group networks under Federal Express to eliminate the overlapping route to reduce part of the cost. Drive's goal is to achieve a profit improvement of about $ 4 billion by the end of fiscal 2025.</text:p>
      <text:p text:style-name="P4">
So far, the Drive plan has achieved some results. The annual operating profit of Federal Express was US $ 6.2 billion, which is higher than US $ 5.4 billion in fiscal 2022. Federal Express attributes $ 1.8 billion of the Drive Plan.</text:p>
      <text:p text:style-name="P4">
Among the 21 analysts of Tipranks, 15 were rated by federal courier stocks, and six of them were rated with "holding". The average target price of the first -year period was $ 263.62.</text:p>
      <text:p text:style-name="P4">
News Source: <text:a xlink:type="simple" xlink:href="https://www.zaobao.com.sg/realtime/world/story20230621-1406579" text:style-name="Internet_20_link" text:visited-style-name="Visited_20_Internet_20_Link">
https://www.zaobao.com.sg/realtime/world/story20230621-1406579</text:a>
</text:p>
      <!--NEWS-->
      <text:h text:style-name="P10" text:outline-level="1">
<text:span text:style-name="T4">
Zelei: The progress of the counterattack is "slower than expected"</text:span>
</text:h>
      <text:p text:style-name="P4">
Author: 联合早报 (Person)</text:p>
      <text:p text:style-name="P4">
Publisher: 联合早报 (Organization)</text:p>
      <text:p text:style-name="P4">
Published Time: 2023-06-21T20:18</text:p>
      <text:p text:style-name="P4">
Modified Time: 2023-06-21T21:10</text:p>
      <text:p text:style-name="P4">
Description: Ukrainian President Zeleiski said the enemy has set up a large number of mines on the territory of Ukraine, resulting in the Ukraine's counterattack progress is "slower than expected." Reuters reported on Wednesday (June 21) that Zediski said in an interview with the BBC (BBC): "The Ultimate Promotion of the Ukraine is in ...</text:p>
      <text:p text:style-name="P4">
Videos: []</text:p>
      <text:p text:style-name="P4">
Audios: []</text:p>
      <text:p text:style-name="P4">
Images: []</text:p>
      <text:p text:style-name="P4">
Type: NewsArticle</text:p>
      <text:p text:style-name="P4">
Breadcrumbs: ['即时', '国际']</text:p>
      <text:p text:style-name="P4">
Keywords: ['俄乌战争', '乌克兰', '俄罗斯', '泽连斯基']</text:p>
      <!--METADATA-->
      <text:p text:style-name="P4">
Ukrainian President Zeleiski said the enemy has set up a large number of mines on the territory of Ukraine, resulting in the Ukraine's counterattack progress is "slower than expected."</text:p>
      <text:p text:style-name="P4">
Reuters reported on Wednesday (June 21) that Zediski said in an interview with the BBC (BBC): "The Ukraine's advancement is not easy, because the Russian army in Ukraine's 200,000 square kilometers of territorial territories Buried landmines. "</text:p>
      <text:p text:style-name="P4">
Zemilianski pointed out: "Some people think this (the Russian and Ukraine War) is a Hollywood movie and expects that there will be results now, but this is not the case."</text:p>
      <text:p text:style-name="P4">
He told Broadcasting Corporation: "No matter what some people want, including trying to pressure us, we will promote it on the battlefield in the best way."</text:p>
      <text:p text:style-name="P4">
On the same day, Russian President Putin said that Moscow saw the "weakening" of Ukraine's counterattack, and Kiev suffered significant losses in the southern attack. He added that although Ukraine retains offensive potential, Kiev has understood that it "has no chance" in the counterattack.</text:p>
      <text:p text:style-name="P4">
According to reports, Ukraine has been in the past two weeks <text:a xlink:type="simple" xlink:href="https://www.zaobao.com/news/world/story20230619-1405985" text:style-name="Internet_20_link" text:visited-style-name="Visited_20_Internet_20_Link">
regained eight villages in the south</text:a>
Essence Although the scale is not large, these progress is the largest in the Ukrainian army since November, because they are continuing to set up Russian -controlled areas that have been settled and mines.</text:p>
      <text:p text:style-name="P4">
The Russian army has used a few months to set up a defense area. The Ukraine has not yet reached the Russian's strongest defensive work. These industries are located behind the 1,000 -kilometer front line of the Russian and Ukraine forces.</text:p>
      <text:p text:style-name="P4">
Senior officials of the Ukrainian Ministry of Defense said on Wednesday that the Kiev forces have achieved "partial success" in the past day and excavated and attacked the southern front.</text:p>
      <text:p text:style-name="P4">
On the same day, the Russian Ministry of Defense issued a statement that Kiev launched a drone attack on the Moscow region, saying that the three drones were shot down by the Russian military defense system with electronic warfare, and no one was casualties.</text:p>
      <text:p text:style-name="P4">
A Russian official said that these drones were aimed at a military base near the Russian capital.</text:p>
      <text:p text:style-name="P4">
News Source: <text:a xlink:type="simple" xlink:href="https://www.zaobao.com.sg/realtime/world/story20230621-1406581" text:style-name="Internet_20_link" text:visited-style-name="Visited_20_Internet_20_Link">
https://www.zaobao.com.sg/realtime/world/story20230621-1406581</text:a>
</text:p>
      <!--NEWS-->
      <text:h text:style-name="P10" text:outline-level="1">
<text:span text:style-name="T4">
Ukraine calls on Western countries to provide more than $ 6 billion to rebuild their homes</text:span>
</text:h>
      <text:p text:style-name="P4">
Author: 联合早报 (Person)</text:p>
      <text:p text:style-name="P4">
Publisher: 联合早报 (Organization)</text:p>
      <text:p text:style-name="P4">
Published Time: 2023-06-21T20:56</text:p>
      <text:p text:style-name="P4">
Modified Time: 2023-06-21T20:59</text:p>
      <text:p text:style-name="P4">
Description: Ukraine on Wednesday (June 21) called on Western countries to provide more than $ 6 billion in assistance to Ukraine to assist Ukraines for reconstruction in the next 12 months. This is the largest reconstruction project in Europe since World War II. Comprehensive Reuters and Agence France -Presse reported that US Secretary of State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俄乌战争', '美国', '乌克兰', '俄罗斯', '援助']</text:p>
      <!--METADATA-->
      <text:p text:style-name="P4">
Ukraine on Wednesday (June 21) called on Western countries to provide more than $ 6 billion in assistance to Ukraine to assist Ukraines for reconstruction in the next 12 months. This is the largest reconstruction project in Europe since World War II.</text:p>
      <text:p text:style-name="P4">
Comprehensive Reuters and Agence France -Presse reported that U.S. Secretary of State Broskented on Ukraine Reconstruction Conference held by London announced that the United States will provide Ukraine with new economic assistance of $ 1.3 billion (about 1.7 billion yuan) and assist Ukraine to rebuild their homes.</text:p>
      <text:p text:style-name="P4">
Brinken said that US $ 657 million of new assistance will be used to upgrade infrastructure such as railways, ports, and transit points in Ukraine to help U -Powers expand with European trade. In addition, US $ 520 million will be used to build an Ukraine energy network; the remaining $ 100 million aid will be used to support Ukraine upgrade customs services, including transition to digital technology to improve trade transparency.</text:p>
      <text:p text:style-name="P4">
<draw:frame draw:style-name="fr1" draw:name="Image244" text:anchor-type="as-char" svg:width="6.9236in" svg:height="4.615733in" draw:z-index="0">
<draw:image xlink:href="../Images/zaobao world/2023-06-21T20-56/000000.png" xlink:type="simple" xlink:show="embed" xlink:actuate="onLoad" draw:mime-type="image/png"/>
</draw:frame>
U.S. Secretary of State Brills announced at the meeting that the United States will provide Ukraine with $ 1.3 billion in new economic assistance. (Agence France -Presse)</text:p>
      <text:p text:style-name="P4">
Blinden said at the reconstruction meeting held in London: "When Russia continues to destroy (Ukraine), we will help Ukraine to rebuild life, rebuild the country, and rebuild the future."</text:p>
      <text:p text:style-name="P4">
He emphasized: "Russia will eventually bear the cost of rebuilding Ukraine."</text:p>
      <text:p text:style-name="P4">
British Prime Minister Sonak <text:a xlink:type="simple" xlink:href="https://www.zaobao.com/news/world/story20230618-1405606" text:style-name="Internet_20_link" text:visited-style-name="Visited_20_Internet_20_Link">
Call for enterprises and the government to provide more reconstruction</text:a>
And announced the "Risk Insurance Framework of the London Conference" to pave the way to reduce investment risks in Wu. However, the analysis believes that it is unclear to how much this insurance framework can alleviate the concerns of the company's investment in Ukraine.</text:p>
      <text:p text:style-name="P4">
Sunak said that Britain will continue to support Ukraine's defense and counterattack operations with allies to stand with Ukraine.</text:p>
      <text:p text:style-name="P4">
It is reported that more than 60 leaders and representatives of more than 60 countries attended the two -day reconstruction meeting.</text:p>
      <text:p text:style-name="P4">
News Source: <text:a xlink:type="simple" xlink:href="https://www.zaobao.com.sg/realtime/world/story20230621-1406590" text:style-name="Internet_20_link" text:visited-style-name="Visited_20_Internet_20_Link">
https://www.zaobao.com.sg/realtime/world/story20230621-1406590</text:a>
</text:p>
      <!--NEWS-->
      <text:h text:style-name="P10" text:outline-level="1">
<text:span text:style-name="T4">
In business talks, the weak economic recovery forces foreign companies to accelerate the escape</text:span>
</text:h>
      <text:p text:style-name="P4">
Author: chinese@voanews.com (松仁)</text:p>
      <text:p text:style-name="P4">
Publisher: 美国之音中文网 (Type: NewsMediaOrganization)</text:p>
      <text:p text:style-name="P4">
Published Time: 2023-06-21T21:28:53+08:00</text:p>
      <text:p text:style-name="P4">
Modified Time: 2023-06-21 20:21:15Z</text:p>
      <text:p text:style-name="P4">
Description: A survey report published by the European Union Chamber of Commerce on Wednesday (June 21) stated that due to the weak recovery of China's economic epidemic, and the impact of the implementation of the anti -espionage law, foreign companies have lost confidence in China, the world's second largest economy in China. So it is evacuating investment and Asia headquarters.</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foreign-companies-are-shifting-investment-out-of-china-as-confidence-wanes-20230621/7146430.html" text:style-name="Internet_20_link" text:visited-style-name="Visited_20_Internet_20_Link">
https://www.voachinese.com/a/foreign-companies-are-shifting-investment-out-of-china-as-confidence-wanes-20230621/7146430.html</text:a>
</text:p>
      <!--NEWS-->
      <text:h text:style-name="P10" text:outline-level="1">
<text:span text:style-name="T4">
Fed Chairman: It is necessary to further raise interest rates to inhibit inflation</text:span>
</text:h>
      <text:p text:style-name="P4">
Author: 联合早报 (Person)</text:p>
      <text:p text:style-name="P4">
Publisher: 联合早报 (Organization)</text:p>
      <text:p text:style-name="P4">
Published Time: 2023-06-21T21:45</text:p>
      <text:p text:style-name="P4">
Modified Time: 2023-06-21T21:45</text:p>
      <text:p text:style-name="P4">
Description: Powell, chairman of the Federal Reserve, said to the Congress on Wednesday (June 21) that the United States may need to further raise interest rates to suppress high inflation. Last week, the Federal Reserve ’s Federal Public Marketing Committee, which was responsible for formulating interest rates, voted at the Monetary Policy Conference in June ...</text:p>
      <text:p text:style-name="P4">
Videos: []</text:p>
      <text:p text:style-name="P4">
Audios: []</text:p>
      <text:p text:style-name="P4">
Images: []</text:p>
      <text:p text:style-name="P4">
Type: NewsArticle</text:p>
      <text:p text:style-name="P4">
Breadcrumbs: ['即时', '国际']</text:p>
      <text:p text:style-name="P4">
Keywords: ['美国联邦储备局', '鲍威尔', '通胀']</text:p>
      <!--METADATA-->
      <text:p text:style-name="P4">
Powell, chairman of the Federal Reserve, said to the Congress on Wednesday (June 21) that the United States may need to further raise interest rates to suppress high inflation.</text:p>
      <text:p text:style-name="P4">
Last week, the Federal Reserve ’s Federal Public Marketing Committee, which was responsible for the formulation of interest rates, voted to maintain interest rates in the June monetary policy conference. This is the first time that the Federal Reserve has remained unchanged since a year of interest rate hikes for more than a year.</text:p>
      <text:p text:style-name="P4">
However, according to the pre -issued testimony, Powell will tell the House of Financial Services on Wednesday: "Almost all the participants of the Federal Open Market Committee meeting predict that by the end of this year, further interest rate hikes will be appropriate."</text:p>
      <text:p text:style-name="P4">
Since March 2022, the Fed has raised the benchmark loan interest rate by 5 percentage points from nearly zero to 5.0%to 5.25%.</text:p>
      <text:p text:style-name="P4">
However, Powell said that despite these radical measures, inflation is still "far higher than the 2%long -term target set by the Federal Reserve.</text:p>
      <text:p text:style-name="P4">
Investors generally expect the Federal Reserve to restore interest rates at the July meeting, but financial market indicators show that people are not sure whether the Fed will raise interest rates further after July.</text:p>
      <text:p text:style-name="P4">
The financial service committee's hearing setting on Wednesday, Eastern Time at 10 am (Singapore 10pm on Wednesday at 10 pm).</text:p>
      <text:p text:style-name="P4">
News Source: <text:a xlink:type="simple" xlink:href="https://www.zaobao.com.sg/realtime/world/story20230621-1406606" text:style-name="Internet_20_link" text:visited-style-name="Visited_20_Internet_20_Link">
https://www.zaobao.com.sg/realtime/world/story20230621-1406606</text:a>
</text:p>
      <!--NEWS-->
      <text:h text:style-name="P10" text:outline-level="1">
<text:span text:style-name="T4">
The Hong Kong Government's information blockade has not stopped, and the results of the sensitive topic of the public research suspension of Hong Kong people's research suspension</text:span>
</text:h>
      <text:p text:style-name="P4">
Author: chinese@voanews.com (木风)</text:p>
      <text:p text:style-name="P4">
Publisher: 美国之音中文网 (Type: NewsMediaOrganization)</text:p>
      <text:p text:style-name="P4">
Published Time: 2023-06-21T22:43:35+08:00</text:p>
      <text:p text:style-name="P4">
Modified Time: 2023-06-21 14:43:48Z</text:p>
      <text:p text:style-name="P4">
Description: A well -known public opinion investigation agency in Hong Kong decided to reduce the scope of polls and no longer announced the results of sensitive issues such as Tiananmen's suppression. This action will undoubtedly add more difficulties to understand the changes in public opinion in Hong Kong.</text:p>
      <text:p text:style-name="P4">
Videos: []</text:p>
      <text:p text:style-name="P4">
Images: []</text:p>
      <text:p text:style-name="P4">
Categories: '港澳'</text:p>
      <text:p text:style-name="P4">
Type: None</text:p>
      <!--METADATA-->
      <text:p text:style-name="P4">
Nonenone</text:p>
      <text:p text:style-name="P4">
News Source: <text:a xlink:type="simple" xlink:href="https://www.voachinese.com/a/hong-kong-pollster-plans-to-limit-questions-on-sensitive-topics-including-tiananmen-crackdown-20230621/7146389.html" text:style-name="Internet_20_link" text:visited-style-name="Visited_20_Internet_20_Link">
https://www.voachinese.com/a/hong-kong-pollster-plans-to-limit-questions-on-sensitive-topics-including-tiananmen-crackdown-20230621/7146389.html</text:a>
</text:p>
      <!--NEWS-->
      <text:h text:style-name="P10" text:outline-level="1">
<text:span text:style-name="T4">
A suspect was arrested after being stabbed in the London Hospital in Britain</text:span>
</text:h>
      <text:p text:style-name="P4">
Author: 联合早报 (Person)</text:p>
      <text:p text:style-name="P4">
Publisher: 联合早报 (Organization)</text:p>
      <text:p text:style-name="P4">
Published Time: 2023-06-21T22:50</text:p>
      <text:p text:style-name="P4">
Modified Time: 2023-06-21T22:50</text:p>
      <text:p text:style-name="P4">
Description: A suspect stabbed two in a hospital in London, England on Wednesday (June 21), and was arrested by the police. The GUARDIAN of the General Reuters and Britain reported that the London Metropolitan Police issued a statement saying that one of the wounded was dying, the police ...</text:p>
      <text:p text:style-name="P4">
Videos: []</text:p>
      <text:p text:style-name="P4">
Audios: []</text:p>
      <text:p text:style-name="P4">
Images: []</text:p>
      <text:p text:style-name="P4">
Type: NewsArticle</text:p>
      <text:p text:style-name="P4">
Breadcrumbs: ['即时', '国际']</text:p>
      <text:p text:style-name="P4">
Keywords: ['英国', '伦敦', '伤人']</text:p>
      <!--METADATA-->
      <text:p text:style-name="P4">
A suspect stabbed two in a hospital in London, England on Wednesday (June 21), and was arrested by the police.</text:p>
      <text:p text:style-name="P4">
The General Reuters and the British "The Guardian" reported that the London Metropolitan Police issued a statement saying that one of the wounded was dying and the police had arrested the murderer outside the Midelsex Hospital.</text:p>
      <text:p text:style-name="P4">
The statement added that the police are working hard to determine the situation. At present, the attack is not considered to be related to terrorist activities.</text:p>
      <text:p text:style-name="P4">
Witnesses said that the armed personnel rushed into the hospital at about 2 pm on Wednesday (9 pm Singapore).</text:p>
      <text:p text:style-name="P4">
News Source: <text:a xlink:type="simple" xlink:href="https://www.zaobao.com.sg/realtime/world/story20230621-1406624" text:style-name="Internet_20_link" text:visited-style-name="Visited_20_Internet_20_Link">
https://www.zaobao.com.sg/realtime/world/story20230621-1406624</text:a>
</text:p>
      <!--NEWS-->
      <text:h text:style-name="P10" text:outline-level="1">
<text:span text:style-name="T4">
US agencies sue Amazon to deceive consumers to register paid membership services</text:span>
</text:h>
      <text:p text:style-name="P4">
Author: 联合早报 (Person)</text:p>
      <text:p text:style-name="P4">
Publisher: 联合早报 (Organization)</text:p>
      <text:p text:style-name="P4">
Published Time: 2023-06-21T23:22</text:p>
      <text:p text:style-name="P4">
Modified Time: 2023-06-21T23:22</text:p>
      <text:p text:style-name="P4">
Description: The Federal Trade Commission (FTC) sued Amazon (Amazon), accusing the e -commerce giant of deceiving consumers to register its Prime membership service and deliberately made the cancellation of registration. This consumer protection agency on Wednesday (June 21) ...</text:p>
      <text:p text:style-name="P4">
Videos: []</text:p>
      <text:p text:style-name="P4">
Audios: []</text:p>
      <text:p text:style-name="P4">
Images: []</text:p>
      <text:p text:style-name="P4">
Type: NewsArticle</text:p>
      <text:p text:style-name="P4">
Breadcrumbs: ['即时', '国际']</text:p>
      <text:p text:style-name="P4">
Keywords: ['亚马逊', '消费者', '美国', '起诉']</text:p>
      <!--METADATA-->
      <text:p text:style-name="P4">
The Federal Trade Commission (FTC) sued Amazon (Amazon), accusing the e -commerce giant of deceiving consumers to register its Prime membership service and deliberately made the cancellation of registration.</text:p>
      <text:p text:style-name="P4">
The consumer protection agency filed a lawsuit on Wednesday (June 21) in the Federal Court of Washington, claiming that Amazon's website seduced users to register Prime. PRIME members pay $ 139 (about S $ 187) each year to obtain privileges such as fast free delivery, video stream and listening to 100 million songs.</text:p>
      <text:p text:style-name="P4">
FTC said that the Prime cancellation process is also difficult to find, and it takes multiple steps.</text:p>
      <text:p text:style-name="P4">
FTC said that Amazon's strategy violates the consumer protection law of online shoppers in 2010 and aims to protect online shoppers.</text:p>
      <text:p text:style-name="P4">
According to data from the market research company consumer intelligence research partners, as of March, about 167 million Amazon shoppers have Prime membership, which has not changed compared with the same period last year.</text:p>
      <text:p text:style-name="P4">
News Source: <text:a xlink:type="simple" xlink:href="https://www.zaobao.com.sg/realtime/world/story20230621-1406631" text:style-name="Internet_20_link" text:visited-style-name="Visited_20_Internet_20_Link">
https://www.zaobao.com.sg/realtime/world/story20230621-1406631</text:a>
</text:p>
      <!--NEWS-->
      <text:h text:style-name="P10" text:outline-level="1">
<text:span text:style-name="T4">
Why does the US company "Micron" on the blacklist of China expanded to invest in China?</text:span>
</text:h>
      <text:p text:style-name="P4">
Author: chinese@voanews.com (陈筠)</text:p>
      <text:p text:style-name="P4">
Publisher: 美国之音中文网 (Type: NewsMediaOrganization)</text:p>
      <text:p text:style-name="P4">
Published Time: 2023-06-21T23:33:29+08:00</text:p>
      <text:p text:style-name="P4">
Modified Time: 2023-06-21 15:33:29Z</text:p>
      <text:p text:style-name="P4">
Description: Despite the blacklist of the Chinese regulatory agency, Micron Technology, the leading chip of the United States, has invested in more than 4.3 billion yuan (about 600 million US dollars) to expand the factory in China. At the same time, it also spent $ 2.7 billion to set up a semiconductor packaging plant in India. Analysts said that Micron's focus on the Chinese market after the economic recovery is expected to change the policy of foreign capital in the future. Therefore, adding investment at this time is actually a good face for the Chinese government. However, if China is expected to revoke the ban on Micron, it is "don't know much about the Chinese government."</text:p>
      <text:p text:style-name="P4">
Videos: []</text:p>
      <text:p text:style-name="P4">
Images: []</text:p>
      <text:p text:style-name="P4">
Categories: ['经济·金融·贸易', '美国', '中国', '科技']</text:p>
      <text:p text:style-name="P4">
Type: None</text:p>
      <!--METADATA-->
      <text:p text:style-name="P4">
Nonenone</text:p>
      <text:p text:style-name="P4">
News Source: <text:a xlink:type="simple" xlink:href="https://www.voachinese.com/a/micron-continues-to-expand-investment-in-china-under-supervision-20230621/7146590.html" text:style-name="Internet_20_link" text:visited-style-name="Visited_20_Internet_20_Link">
https://www.voachinese.com/a/micron-continues-to-expand-investment-in-china-under-supervision-20230621/7146590.html</text:a>
</text:p>
      <!--NEWS-->
      <text:h text:style-name="P10" text:outline-level="1">
<text:span text:style-name="T4">
India promises to take measures to reduce the death caused by the heat</text:span>
</text:h>
      <text:p text:style-name="P4">
Author: chinese@voanews.com (帕斯里恰)</text:p>
      <text:p text:style-name="P4">
Publisher: 美国之音中文网 (Type: NewsMediaOrganization)</text:p>
      <text:p text:style-name="P4">
Published Time: 2023-06-21T23:37:59+08:00</text:p>
      <text:p text:style-name="P4">
Modified Time: 2023-06-21 15:37:59Z</text:p>
      <text:p text:style-name="P4">
Description: The cool summer has continued to attack two states in India recently, causing dozens of people to die. The Indian government stated that it would take measures to prevent the injuries caused by heat stroke and alleviate the impact of extreme high temperature.</text:p>
      <text:p text:style-name="P4">
Videos: []</text:p>
      <text:p text:style-name="P4">
Images: []</text:p>
      <text:p text:style-name="P4">
Categories: ['亚太', '生态环境']</text:p>
      <text:p text:style-name="P4">
Type: None</text:p>
      <!--METADATA-->
      <text:p text:style-name="P4">
Nonenone</text:p>
      <text:p text:style-name="P4">
News Source: <text:a xlink:type="simple" xlink:href="https://www.voachinese.com/a/india-promises-steps-to-tackle-heat-related-deaths-20230621/7146403.html" text:style-name="Internet_20_link" text:visited-style-name="Visited_20_Internet_20_Link">
https://www.voachinese.com/a/india-promises-steps-to-tackle-heat-related-deaths-20230621/7146403.html</text:a>
</text:p>
      <!--NEWS-->
      <text:h text:style-name="P10" text:outline-level="1">
<text:span text:style-name="T4">
Tunisian train derailment accident causes 2 deaths and 34 injuries</text:span>
</text:h>
      <text:p text:style-name="P4">
Publisher: 法新社</text:p>
      <text:p text:style-name="P4">
Published Time: 2023-06-21T4:02:08+00:00</text:p>
      <text:p text:style-name="P4">
Modified Time: 2023-06-21T13:50:02+00:00</text:p>
      <text:p text:style-name="P4">
Description: (Agence France -Presse, Tunisia, 21st) State -owned Tunisian Railway Corporation (SNCFT) said that a passenger train was derailed in eastern Tunisia this morning, causing two people to die and 34 injuri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5" text:anchor-type="as-char" svg:width="6.9236in" svg:height="3.617581in" draw:z-index="0">
<draw:image xlink:href="../Images/rficn/2023-06-21T4-02-08-00-00/000000.png" xlink:type="simple" xlink:show="embed" xlink:actuate="onLoad" draw:mime-type="image/png"/>
</draw:frame>
This accident occurred shortly after midnight, a train traveling between the capital Tunisia and the southern city of Gabes, derailed near Msake, about 150 kilometers from Tunisia.</text:p>
      <text:p text:style-name="P4">
Tunisian Railway Corporation said that train driving and a passenger died, and another 34 passengers were injured.</text:p>
      <text:p text:style-name="P4">
"At present, an investigation has been launched to clarify the cause of the accident and the ownership of responsibilities."</text:p>
      <text:p text:style-name="P4">
15 months ago, two train collisions occurred in the south of Tunisia, causing about 100 people.</text:p>
      <text:p text:style-name="P4">
In December 2016, in the same area, a train collided with a bus, taking 5 people's lives and more than 50 people injured. The CEO of the Tunisian Railway Company was revolutionized at the time.</text:p>
      <text:p text:style-name="P4">
In June 2015, a train collided with a truck in Elfahes, about 60 kilometers south of Tunisia, causing 18 people to die, becoming one of the most serious railway accidents in Tunisia recently. The cause of this accident was caused by the fault of a flat cross -crossing signal.</text:p>
      <text:p text:style-name="P4">
News Source: <text:a xlink:type="simple" xlink:href="https://www.rfi.fr/cn/%E5%9B%BD%E9%99%85%E6%8A%A5%E9%81%93/20230621-%E7%AA%81%E5%B0%BC%E8%A5%BF%E4%BA%9A%E5%88%97%E8%BD%A6%E8%84%B1%E8%BD%A8%E4%BA%8B%E6%95%85-%E9%80%A0%E6%88%902%E6%AD%BB34%E4%BC%A4" text:style-name="Internet_20_link" text:visited-style-name="Visited_20_Internet_20_Link">
https://www.rfi.fr/cn/%E5%9B%BD%E9%99%85%E6%8A%A5%E9%81%93/20230621-%E7%AA%81%E5%B0%BC%E8%A5%BF%E4%BA%9A%E5%88%97%E8%BD%A6%E8%84%B1%E8%BD%A8%E4%BA%8B%E6%95%85-%E9%80%A0%E6%88%902%E6%AD%BB34%E4%BC%A4</text:a>
</text:p>
      <!--NEWS-->
      <text:h text:style-name="P10" text:outline-level="1">
<text:span text:style-name="T4">
Ukraine can start the EU negotiation 7 reform conditions have reached 2 items</text:span>
</text:h>
      <text:p text:style-name="P4">
Publisher: 法新社</text:p>
      <text:p text:style-name="P4">
Published Time: 2023-06-21T6:02:08+00:00</text:p>
      <text:p text:style-name="P4">
Modified Time: 2023-06-21T13:35:02+00:00</text:p>
      <text:p text:style-name="P4">
Description: (Agence France -Presse, Brussels, 21st) The European Union Executive Committee said today that the European Union has reached two of the 7 reform standards for the official negotiations of Ukrain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6" text:anchor-type="as-char" svg:width="6.9236in" svg:height="3.617581in" draw:z-index="0">
<draw:image xlink:href="../Images/rficn/2023-06-21T6-02-08-00-00/000000.png" xlink:type="simple" xlink:show="embed" xlink:actuate="onLoad" draw:mime-type="image/png"/>
</draw:frame>
The European Union awarded the status of the EU candidate for the Ukrainian EU last June. At that time, after Ukraine was fully invaded by Russia, the EU took great symbolic action. When the European Executive Committee held a meeting with all 27 member states in the EU, the latest news was released.</text:p>
      <text:p text:style-name="P4">
The European Union's 7 conditions for Ukraine, including strengthening the common corruption and judicial reforms. EU diplomats said that the two requirements that Kiev has reached today is about cutting off politics' influence on the media and judicial reform.</text:p>
      <text:p text:style-name="P4">
EU diplomats also said that in the remaining five conditions, Ukraine was also considered "progressive."</text:p>
      <text:p text:style-name="P4">
The European Executive Committee is scheduled to release a relatively complete assessment of the progress of Ukraine's reform in October this year, and put forward an opinion on whether it is officially negotiated with Kiev.</text:p>
      <text:p text:style-name="P4">
Ukraine has continued to promote negotiations within this year, and emphasizes that it has continued to make great progress in reform while fighting the Russian army.</text:p>
      <text:p text:style-name="P4">
News Source: <text:a xlink:type="simple" xlink:href="https://www.rfi.fr/cn/%E5%9B%BD%E9%99%85%E6%8A%A5%E9%81%93/20230621-%E4%B9%8C%E5%85%8B%E5%85%B0%E5%8F%AF%E5%90%AF%E5%8A%A8%E5%85%A5%E6%AC%A7%E7%9B%9F%E8%B0%88%E5%88%A47%E6%94%B9%E9%9D%A9%E6%9D%A1%E4%BB%B6-%E5%B7%B2%E8%BE%BE%E6%88%902%E9%A1%B9" text:style-name="Internet_20_link" text:visited-style-name="Visited_20_Internet_20_Link">
https://www.rfi.fr/cn/%E5%9B%BD%E9%99%85%E6%8A%A5%E9%81%93/20230621-%E4%B9%8C%E5%85%8B%E5%85%B0%E5%8F%AF%E5%90%AF%E5%8A%A8%E5%85%A5%E6%AC%A7%E7%9B%9F%E8%B0%88%E5%88%A47%E6%94%B9%E9%9D%A9%E6%9D%A1%E4%BB%B6-%E5%B7%B2%E8%BE%BE%E6%88%902%E9%A1%B9</text:a>
</text:p>
      <!--NEWS-->
      <text:h text:style-name="P10" text:outline-level="1">
<text:span text:style-name="T4">
American bomber landing Sweden for the exercise</text:span>
</text:h>
      <text:p text:style-name="P4">
Publisher: 法新社</text:p>
      <text:p text:style-name="P4">
Published Time: 2023-06-21T9:32:08+00:00</text:p>
      <text:p text:style-name="P4">
Modified Time: 2023-06-21T14:05:02+00:00</text:p>
      <text:p text:style-name="P4">
Description: (AFP, Stockholm, 21st) The Swedish military said today that the US bomber landed for the first time in modern times to conduct training exercises with Sweden invited by the North Atlantic Convention (NAT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7" text:anchor-type="as-char" svg:width="6.9236in" svg:height="3.617581in" draw:z-index="0">
<draw:image xlink:href="../Images/rficn/2023-06-21T9-32-08-00-00/000000.png" xlink:type="simple" xlink:show="embed" xlink:actuate="onLoad" draw:mime-type="image/png"/>
</draw:frame>
Sweden, which has ended for more than two centuries of military alliances, applied to join NATO last year, and announced earlier this month that before becoming a member of NATO, it was ready to open the territory to the NATO army and military reserve.</text:p>
      <text:p text:style-name="P4">
The Swedish military said the two American B-1B Guns (Lancer) bomber landed on the 19th Lulea-Kallax Airport in northern Sweden.</text:p>
      <text:p text:style-name="P4">
Swedish Air Force spokesman Louise Levin told AFP: "We will jointly exercise with this" Bomber Taskforce ", and both the Air Force and the Army will participate." for how long.</text:p>
      <text:p text:style-name="P4">
In a statement, the military stated: "This is the first time that American bombers have landed in Sweden for the first time in modern times. It is important to have a strong partner at the moment when it is full of uncertainty and at the same time waiting to join NATO."</text:p>
      <text:p text:style-name="P4">
Sweden was invited by the NATO in June last year, but it was necessary to get the consent of all 31 member states to join, and it is still blocked by Turkey and Hungary.</text:p>
      <text:p text:style-name="P4">
Only formal member states can be guaranteed by Article 5 of NATO (Article 5). According to this clause, when a member of the NATO is attacked, it is equivalent to attacking all member states.</text:p>
      <text:p text:style-name="P4">
Swedish Prime Minister ULFKRISTESSSON announced that before joining NATO, he took the lead in opening the Nordic troops and arms to settle in, and said that they would be the power of prestige to prevent Russia from any actions across the Balticsea.</text:p>
      <text:p text:style-name="P4">
Kriston pointed out: "This decision conveys a clear signal to Russia and will strengthen the defense capabilities of Sweden."</text:p>
      <text:p text:style-name="P4">
News Source: <text:a xlink:type="simple" xlink:href="https://www.rfi.fr/cn/%E5%9B%BD%E9%99%85%E6%8A%A5%E9%81%93/20230621-%E7%BE%8E%E5%9B%BD%E8%BD%B0%E7%82%B8%E6%9C%BA%E4%B8%BA%E6%BC%94%E4%B9%A0%E9%99%8D%E8%90%BD%E7%91%9E%E5%85%B8" text:style-name="Internet_20_link" text:visited-style-name="Visited_20_Internet_20_Link">
https://www.rfi.fr/cn/%E5%9B%BD%E9%99%85%E6%8A%A5%E9%81%93/20230621-%E7%BE%8E%E5%9B%BD%E8%BD%B0%E7%82%B8%E6%9C%BA%E4%B8%BA%E6%BC%94%E4%B9%A0%E9%99%8D%E8%90%BD%E7%91%9E%E5%85%B8</text:a>
</text:p>
      <!--NEWS-->
      <text:h text:style-name="P10" text:outline-level="1">
<text:span text:style-name="T4">
Shandong aircraft carrier travels south of the Taiwan Strait, and many machine ships invade the sea and airspace around Taiwan</text:span>
</text:h>
      <text:p text:style-name="P4">
Author: chinese@voanews.com (松仁)</text:p>
      <text:p text:style-name="P4">
Publisher: 美国之音中文网 (Type: NewsMediaOrganization)</text:p>
      <text:p text:style-name="P4">
Published Time: 2023-06-22T00:27:19+08:00</text:p>
      <text:p text:style-name="P4">
Modified Time: 2023-06-21 20:26:34Z</text:p>
      <text:p text:style-name="P4">
Description: The Taiwan Ministry of National Defense stated that on the occasion of the tension situation of the Taiwan Strait, a battle group led by the Chinese Navy's Shandong carrier on Wednesday (June 21) followed the Taiwan Strait from north to Southern Airlines. The Taiwan military uses appropriate military equipment to implement "dense monitoring" and "appropriate place" to the PLA aircraft carrier formations.</text:p>
      <text:p text:style-name="P4">
Videos: []</text:p>
      <text:p text:style-name="P4">
Images: []</text:p>
      <text:p text:style-name="P4">
Categories: ['台湾', '中国', '台海两岸关系']</text:p>
      <text:p text:style-name="P4">
Type: None</text:p>
      <!--METADATA-->
      <text:p text:style-name="P4">
Nonenone</text:p>
      <text:p text:style-name="P4">
News Source: <text:a xlink:type="simple" xlink:href="https://www.voachinese.com/a/aiwan-reports-chinese-aircraft-carrier-sailed-through-strait-20230621/7146835.html" text:style-name="Internet_20_link" text:visited-style-name="Visited_20_Internet_20_Link">
https://www.voachinese.com/a/aiwan-reports-chinese-aircraft-carrier-sailed-through-strait-20230621/7146835.html</text:a>
</text:p>
      <!--NEWS-->
      <text:h text:style-name="P10" text:outline-level="1">
<text:span text:style-name="T4">
American Commercial TV Channel: Chinese Business Spy goals are not only stealing US -enterprise technology, but also wanting the life of American companies</text:span>
</text:h>
      <text:p text:style-name="P4">
Author: chinese@voanews.com (木风)</text:p>
      <text:p text:style-name="P4">
Publisher: 美国之音中文网 (Type: NewsMediaOrganization)</text:p>
      <text:p text:style-name="P4">
Published Time: 2023-06-22T00:55:45+08:00</text:p>
      <text:p text:style-name="P4">
Modified Time: 2023-06-21 16:55:45Z</text:p>
      <text:p text:style-name="P4">
Description: Large -scale spy activities aimed at the goal of stealing American companies' technology and business secrets are no longer secret, but a documentary recently launched by CNBC, a US commercial television channel, revealed that China's purpose is to reduce the gap between Chinese companies and American companies. Instead, it is to eliminate American companies and fully replace them.</text:p>
      <text:p text:style-name="P4">
Videos: []</text:p>
      <text:p text:style-name="P4">
Images: []</text:p>
      <text:p text:style-name="P4">
Categories: ['美中关系', '美国', '中国']</text:p>
      <text:p text:style-name="P4">
Type: None</text:p>
      <!--METADATA-->
      <text:p text:style-name="P4">
Nonenone</text:p>
      <text:p text:style-name="P4">
News Source: <text:a xlink:type="simple" xlink:href="https://www.voachinese.com/a/inside-china-s-spy-war-on-american-corporations-20230621/7146502.html" text:style-name="Internet_20_link" text:visited-style-name="Visited_20_Internet_20_Link">
https://www.voachinese.com/a/inside-china-s-spy-war-on-american-corporations-20230621/7146502.html</text:a>
</text:p>
      <!--NEWS-->
      <text:h text:style-name="P10" text:outline-level="1">
<text:span text:style-name="T4">
World media watch China: Biden said Xi Jinping is a dictator</text:span>
</text:h>
      <text:p text:style-name="P4">
Author: chinese@voanews.com (金哲)</text:p>
      <text:p text:style-name="P4">
Publisher: 美国之音中文网 (Type: NewsMediaOrganization)</text:p>
      <text:p text:style-name="P4">
Published Time: 2023-06-22T01:17:16+08:00</text:p>
      <text:p text:style-name="P4">
Modified Time: 2023-06-21 21:25:46Z</text:p>
      <text:p text:style-name="P4">
Description: US President Biden publicly stated that he was a "dictator" when he participated in a fundraising event in California, California, USA on Tuesday. Biden has become a hot topic of the world media, which has also led to a strong protest on a spokesman for the Chinese Ministry of Foreign Affairs on Wednesday. However, observers noticed that a spokesman issued by the website of the Ministry of Foreign Affairs of China did not record the words "dictator" or related protests.</text:p>
      <text:p text:style-name="P4">
Videos: []</text:p>
      <text:p text:style-name="P4">
Images: []</text:p>
      <text:p text:style-name="P4">
Categories: ['美中关系', '美国', '中国', '世界媒体看中国']</text:p>
      <text:p text:style-name="P4">
Type: None</text:p>
      <!--METADATA-->
      <text:p text:style-name="P4">
Nonenone</text:p>
      <text:p text:style-name="P4">
News Source: <text:a xlink:type="simple" xlink:href="https://www.voachinese.com/a/world-media-on-china---xi-a-dictator-or-not-20230621/7146924.html" text:style-name="Internet_20_link" text:visited-style-name="Visited_20_Internet_20_Link">
https://www.voachinese.com/a/world-media-on-china---xi-a-dictator-or-not-20230621/7146924.html</text:a>
</text:p>
      <!--NEWS-->
      <text:h text:style-name="P10" text:outline-level="1">
<text:span text:style-name="T4">
Biden said Xi Jinping made Beijing a big fire, and the US -China relations that had just stabilized again was nervous again</text:span>
</text:h>
      <text:p text:style-name="P4">
Author: chinese@voanews.com (木风)</text:p>
      <text:p text:style-name="P4">
Publisher: 美国之音中文网 (Type: NewsMediaOrganization)</text:p>
      <text:p text:style-name="P4">
Published Time: 2023-06-22T01:44:55+08:00</text:p>
      <text:p text:style-name="P4">
Modified Time: 2023-06-21 17:44:55Z</text:p>
      <text:p text:style-name="P4">
Description: Chinese officials responded on Wednesday (June 21) on the US President Biden, which responded to the Chinese President Xi Jinping as a "dictator" that this approach was "extremely ridiculous and irresponsible." The relationship between the two countries has just stabilized and it has trouble again.</text:p>
      <text:p text:style-name="P4">
Videos: []</text:p>
      <text:p text:style-name="P4">
Images: []</text:p>
      <text:p text:style-name="P4">
Categories: ['美国', '中国', '美中关系']</text:p>
      <text:p text:style-name="P4">
Type: None</text:p>
      <!--METADATA-->
      <text:p text:style-name="P4">
Nonenone</text:p>
      <text:p text:style-name="P4">
News Source: <text:a xlink:type="simple" xlink:href="https://www.voachinese.com/a/china-says-biden-comments-likening-leader-xi-to-a-dictator-are-extremely-absurd-and-irresponsible-20230621/7146832.html" text:style-name="Internet_20_link" text:visited-style-name="Visited_20_Internet_20_Link">
https://www.voachinese.com/a/china-says-biden-comments-likening-leader-xi-to-a-dictator-are-extremely-absurd-and-irresponsible-20230621/7146832.html</text:a>
</text:p>
      <!--NEWS-->
      <text:h text:style-name="P10" text:outline-level="1">
<text:span text:style-name="T4">
In China European Enterprise: The business confidence in China has fallen to the lowest in history</text:span>
</text:h>
      <text:p text:style-name="P4">
Author: chinese@voanews.com (黄丽玲)</text:p>
      <text:p text:style-name="P4">
Publisher: 美国之音中文网 (Type: NewsMediaOrganization)</text:p>
      <text:p text:style-name="P4">
Published Time: 2023-06-22T01:52:29+08:00</text:p>
      <text:p text:style-name="P4">
Modified Time: 2023-06-21 20:23:05Z</text:p>
      <text:p text:style-name="P4">
Description: The EU Chamber of Commerce in China released this year's business confidence survey report on Wednesday (June 21). The results show that European companies are full of uncertainty in China's business environment and economic prospects, business confidence in business confidence It has fallen to the lowest in history, and even as much as 37%of the European companies or even intend to move its Asian headquarters out of China in the future.</text:p>
      <text:p text:style-name="P4">
Videos: []</text:p>
      <text:p text:style-name="P4">
Images: []</text:p>
      <text:p text:style-name="P4">
Categories: ['中国', '经济·金融·贸易', '欧洲']</text:p>
      <text:p text:style-name="P4">
Type: None</text:p>
      <!--METADATA-->
      <text:p text:style-name="P4">
Nonenone</text:p>
      <text:p text:style-name="P4">
News Source: <text:a xlink:type="simple" xlink:href="https://www.voachinese.com/a/eu-chamber-of-commerce-s-business-survey-20230621/7146808.html" text:style-name="Internet_20_link" text:visited-style-name="Visited_20_Internet_20_Link">
https://www.voachinese.com/a/eu-chamber-of-commerce-s-business-survey-20230621/7146808.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